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fo:background-color="transparent">
        <style:background-image/>
      </style:table-properties>
    </style:style>
    <style:style style:name="Table1.A" style:family="table-column">
      <style:table-column-properties style:column-width="6.6931in" style:rel-column-width="65535*"/>
    </style:style>
    <style:style style:name="Table1.1" style:family="table-row">
      <style:table-row-properties fo:background-color="transparent">
        <style:background-image/>
      </style:table-row-properties>
    </style:style>
    <style:style style:name="Table1.A1" style:family="table-cell">
      <style:table-cell-properties style:border-line-width="0.0069in 0.0069in 0.0069in" fo:padding="0.0201in" fo:border="1.5pt double #333333" style:writing-mode="page"/>
    </style:style>
    <style:style style:name="Table4" style:family="table">
      <style:table-properties style:width="6.6931in" table:align="margins"/>
    </style:style>
    <style:style style:name="Table4.A" style:family="table-column">
      <style:table-column-properties style:column-width="6.625in" style:rel-column-width="64868*"/>
    </style:style>
    <style:style style:name="Table4.B" style:family="table-column">
      <style:table-column-properties style:column-width="0.0681in" style:rel-column-width="667*"/>
    </style:style>
    <style:style style:name="Table4.A1" style:family="table-cell">
      <style:table-cell-properties style:writing-mode="page"/>
    </style:style>
    <style:style style:name="Table5" style:family="table">
      <style:table-properties style:width="6.625in" fo:margin-left="0in" table:align="left"/>
    </style:style>
    <style:style style:name="Table5.A" style:family="table-column">
      <style:table-column-properties style:column-width="6.625in"/>
    </style:style>
    <style:style style:name="Table5.A1" style:family="table-cell">
      <style:table-cell-properties fo:padding="0.0201in" fo:border="0.05pt solid #333333" style:writing-mode="page"/>
    </style:style>
    <style:style style:name="Table5" style:family="table">
      <style:table-properties style:width="6.625in" fo:margin-left="0in" table:align="left"/>
    </style:style>
    <style:style style:name="Table5.A" style:family="table-column">
      <style:table-column-properties style:column-width="6.625in"/>
    </style:style>
    <style:style style:name="Table5.A1" style:family="table-cell">
      <style:table-cell-properties fo:padding="0.0201in" fo:border="0.05pt solid #333333" style:writing-mode="page"/>
    </style:style>
    <style:style style:name="Table2" style:family="table">
      <style:table-properties style:width="6.6931in" table:align="margins"/>
    </style:style>
    <style:style style:name="Table2.A" style:family="table-column">
      <style:table-column-properties style:column-width="6.625in" style:rel-column-width="64868*"/>
    </style:style>
    <style:style style:name="Table2.B" style:family="table-column">
      <style:table-column-properties style:column-width="0.0681in" style:rel-column-width="667*"/>
    </style:style>
    <style:style style:name="Table2.A1" style:family="table-cell">
      <style:table-cell-properties style:writing-mode="page"/>
    </style:style>
    <style:style style:name="Table2.2" style:family="table-row">
      <style:table-row-properties style:min-row-height="0.2486in"/>
    </style:style>
    <style:style style:name="Table3" style:family="table">
      <style:table-properties style:width="6.625in" fo:margin-left="0in" table:align="left"/>
    </style:style>
    <style:style style:name="Table3.A" style:family="table-column">
      <style:table-column-properties style:column-width="6.625in"/>
    </style:style>
    <style:style style:name="Table3.A1" style:family="table-cell">
      <style:table-cell-properties fo:padding="0.0201in" fo:border="0.05pt solid #333333" style:writing-mode="page"/>
    </style:style>
    <style:style style:name="Table3" style:family="table">
      <style:table-properties style:width="6.625in" fo:margin-left="0in" table:align="left"/>
    </style:style>
    <style:style style:name="Table3.A" style:family="table-column">
      <style:table-column-properties style:column-width="6.625in"/>
    </style:style>
    <style:style style:name="Table3.A1" style:family="table-cell">
      <style:table-cell-properties fo:padding="0.0201in" fo:border="0.05pt solid #333333" style:writing-mode="page"/>
    </style:style>
    <style:style style:name="Table6" style:family="table">
      <style:table-properties style:width="6.6931in" table:align="margins"/>
    </style:style>
    <style:style style:name="Table6.A" style:family="table-column">
      <style:table-column-properties style:column-width="6.625in" style:rel-column-width="64868*"/>
    </style:style>
    <style:style style:name="Table6.B" style:family="table-column">
      <style:table-column-properties style:column-width="0.0681in" style:rel-column-width="667*"/>
    </style:style>
    <style:style style:name="Table6.A1" style:family="table-cell">
      <style:table-cell-properties style:writing-mode="page"/>
    </style:style>
    <style:style style:name="Table7" style:family="table">
      <style:table-properties style:width="6.625in" fo:margin-left="0in" table:align="left"/>
    </style:style>
    <style:style style:name="Table7.A" style:family="table-column">
      <style:table-column-properties style:column-width="6.625in"/>
    </style:style>
    <style:style style:name="Table7.A1" style:family="table-cell">
      <style:table-cell-properties fo:padding="0.0201in" fo:border="0.05pt solid #333333" style:writing-mode="page"/>
    </style:style>
    <style:style style:name="Table7" style:family="table">
      <style:table-properties style:width="6.625in" fo:margin-left="0in" table:align="left"/>
    </style:style>
    <style:style style:name="Table7.A" style:family="table-column">
      <style:table-column-properties style:column-width="6.625in"/>
    </style:style>
    <style:style style:name="Table7.A1" style:family="table-cell">
      <style:table-cell-properties fo:padding="0.0201in" fo:border="0.05pt solid #333333" style:writing-mode="page"/>
    </style:style>
    <style:style style:name="Table8" style:family="table">
      <style:table-properties style:width="6.6931in" table:align="margins"/>
    </style:style>
    <style:style style:name="Table8.A" style:family="table-column">
      <style:table-column-properties style:column-width="6.625in" style:rel-column-width="64868*"/>
    </style:style>
    <style:style style:name="Table8.B" style:family="table-column">
      <style:table-column-properties style:column-width="0.0681in" style:rel-column-width="667*"/>
    </style:style>
    <style:style style:name="Table8.A1" style:family="table-cell">
      <style:table-cell-properties style:writing-mode="page"/>
    </style:style>
    <style:style style:name="Table9" style:family="table">
      <style:table-properties style:width="6.625in" fo:margin-left="0in" table:align="left"/>
    </style:style>
    <style:style style:name="Table9.A" style:family="table-column">
      <style:table-column-properties style:column-width="6.625in"/>
    </style:style>
    <style:style style:name="Table9.A1" style:family="table-cell">
      <style:table-cell-properties fo:padding="0.0201in" fo:border="0.05pt solid #333333" style:writing-mode="page"/>
    </style:style>
    <style:style style:name="Table9" style:family="table">
      <style:table-properties style:width="6.625in" fo:margin-left="0in" table:align="left"/>
    </style:style>
    <style:style style:name="Table9.A" style:family="table-column">
      <style:table-column-properties style:column-width="6.625in"/>
    </style:style>
    <style:style style:name="Table9.A1" style:family="table-cell">
      <style:table-cell-properties fo:padding="0.0201in" fo:border="0.05pt solid #333333" style:writing-mode="page"/>
    </style:style>
    <style:style style:name="Table10" style:family="table">
      <style:table-properties style:width="6.6931in" table:align="margins"/>
    </style:style>
    <style:style style:name="Table10.A" style:family="table-column">
      <style:table-column-properties style:column-width="6.625in" style:rel-column-width="64868*"/>
    </style:style>
    <style:style style:name="Table10.B" style:family="table-column">
      <style:table-column-properties style:column-width="0.0681in" style:rel-column-width="667*"/>
    </style:style>
    <style:style style:name="Table10.A1" style:family="table-cell">
      <style:table-cell-properties style:writing-mode="page"/>
    </style:style>
    <style:style style:name="Table11" style:family="table">
      <style:table-properties style:width="6.625in" fo:margin-left="0in" table:align="left"/>
    </style:style>
    <style:style style:name="Table11.A" style:family="table-column">
      <style:table-column-properties style:column-width="6.625in"/>
    </style:style>
    <style:style style:name="Table11.A1" style:family="table-cell">
      <style:table-cell-properties fo:padding="0.0201in" fo:border="0.05pt solid #333333" style:writing-mode="page"/>
    </style:style>
    <style:style style:name="Table11" style:family="table">
      <style:table-properties style:width="6.625in" fo:margin-left="0in" table:align="left"/>
    </style:style>
    <style:style style:name="Table11.A" style:family="table-column">
      <style:table-column-properties style:column-width="6.625in"/>
    </style:style>
    <style:style style:name="Table11.A1" style:family="table-cell">
      <style:table-cell-properties fo:padding="0.0201in" fo:border="0.05pt solid #333333" style:writing-mode="page"/>
    </style:style>
    <style:style style:name="Table12" style:family="table">
      <style:table-properties style:width="6.6931in" table:align="margins"/>
    </style:style>
    <style:style style:name="Table12.A" style:family="table-column">
      <style:table-column-properties style:column-width="6.625in" style:rel-column-width="64868*"/>
    </style:style>
    <style:style style:name="Table12.B" style:family="table-column">
      <style:table-column-properties style:column-width="0.0681in" style:rel-column-width="667*"/>
    </style:style>
    <style:style style:name="Table12.A1" style:family="table-cell">
      <style:table-cell-properties style:writing-mode="page"/>
    </style:style>
    <style:style style:name="Table13" style:family="table">
      <style:table-properties style:width="6.625in" fo:margin-left="0in" table:align="left"/>
    </style:style>
    <style:style style:name="Table13.A" style:family="table-column">
      <style:table-column-properties style:column-width="6.625in"/>
    </style:style>
    <style:style style:name="Table13.A1" style:family="table-cell">
      <style:table-cell-properties fo:padding="0.0201in" fo:border="0.05pt solid #333333" style:writing-mode="page"/>
    </style:style>
    <style:style style:name="Table13" style:family="table">
      <style:table-properties style:width="6.625in" fo:margin-left="0in" table:align="left"/>
    </style:style>
    <style:style style:name="Table13.A" style:family="table-column">
      <style:table-column-properties style:column-width="6.625in"/>
    </style:style>
    <style:style style:name="Table13.A1" style:family="table-cell">
      <style:table-cell-properties fo:padding="0.0201in" fo:border="0.05pt solid #333333" style:writing-mode="page"/>
    </style:style>
    <style:style style:name="Table14" style:family="table">
      <style:table-properties style:width="6.6931in" table:align="margins"/>
    </style:style>
    <style:style style:name="Table14.A" style:family="table-column">
      <style:table-column-properties style:column-width="6.625in" style:rel-column-width="64868*"/>
    </style:style>
    <style:style style:name="Table14.B" style:family="table-column">
      <style:table-column-properties style:column-width="0.0681in" style:rel-column-width="667*"/>
    </style:style>
    <style:style style:name="Table14.A1" style:family="table-cell">
      <style:table-cell-properties style:writing-mode="page"/>
    </style:style>
    <style:style style:name="Table15" style:family="table">
      <style:table-properties style:width="6.625in" fo:margin-left="0in" table:align="left"/>
    </style:style>
    <style:style style:name="Table15.A" style:family="table-column">
      <style:table-column-properties style:column-width="6.625in"/>
    </style:style>
    <style:style style:name="Table15.A1" style:family="table-cell">
      <style:table-cell-properties fo:padding="0.0201in" fo:border="0.05pt solid #333333" style:writing-mode="page"/>
    </style:style>
    <style:style style:name="Table15" style:family="table">
      <style:table-properties style:width="6.625in" fo:margin-left="0in" table:align="left"/>
    </style:style>
    <style:style style:name="Table15.A" style:family="table-column">
      <style:table-column-properties style:column-width="6.625in"/>
    </style:style>
    <style:style style:name="Table15.A1" style:family="table-cell">
      <style:table-cell-properties fo:padding="0.0201in" fo:border="0.05pt solid #333333" style:writing-mode="page"/>
    </style:style>
    <style:style style:name="Table16" style:family="table">
      <style:table-properties style:width="6.6931in" table:align="margins"/>
    </style:style>
    <style:style style:name="Table16.A" style:family="table-column">
      <style:table-column-properties style:column-width="6.625in" style:rel-column-width="64868*"/>
    </style:style>
    <style:style style:name="Table16.B" style:family="table-column">
      <style:table-column-properties style:column-width="0.0681in" style:rel-column-width="667*"/>
    </style:style>
    <style:style style:name="Table16.A1" style:family="table-cell">
      <style:table-cell-properties style:writing-mode="page"/>
    </style:style>
    <style:style style:name="Table17" style:family="table">
      <style:table-properties style:width="6.625in" fo:margin-left="0in" table:align="left"/>
    </style:style>
    <style:style style:name="Table17.A" style:family="table-column">
      <style:table-column-properties style:column-width="6.625in"/>
    </style:style>
    <style:style style:name="Table17.A1" style:family="table-cell">
      <style:table-cell-properties fo:padding="0.0201in" fo:border="0.05pt solid #333333" style:writing-mode="page"/>
    </style:style>
    <style:style style:name="Table17" style:family="table">
      <style:table-properties style:width="6.625in" fo:margin-left="0in" table:align="left"/>
    </style:style>
    <style:style style:name="Table17.A" style:family="table-column">
      <style:table-column-properties style:column-width="6.625in"/>
    </style:style>
    <style:style style:name="Table17.A1" style:family="table-cell">
      <style:table-cell-properties fo:padding="0.0201in" fo:border="0.05pt solid #333333" style:writing-mode="page"/>
    </style:style>
    <style:style style:name="Table18" style:family="table">
      <style:table-properties style:width="6.6931in" table:align="margins"/>
    </style:style>
    <style:style style:name="Table18.A" style:family="table-column">
      <style:table-column-properties style:column-width="6.625in" style:rel-column-width="64868*"/>
    </style:style>
    <style:style style:name="Table18.B" style:family="table-column">
      <style:table-column-properties style:column-width="0.0681in" style:rel-column-width="667*"/>
    </style:style>
    <style:style style:name="Table18.A1" style:family="table-cell">
      <style:table-cell-properties style:writing-mode="page"/>
    </style:style>
    <style:style style:name="Table19" style:family="table">
      <style:table-properties style:width="6.625in" fo:margin-left="0in" table:align="left"/>
    </style:style>
    <style:style style:name="Table19.A" style:family="table-column">
      <style:table-column-properties style:column-width="6.625in"/>
    </style:style>
    <style:style style:name="Table19.A1" style:family="table-cell">
      <style:table-cell-properties fo:padding="0.0201in" fo:border="0.05pt solid #333333" style:writing-mode="page"/>
    </style:style>
    <style:style style:name="Table19" style:family="table">
      <style:table-properties style:width="6.625in" fo:margin-left="0in" table:align="left"/>
    </style:style>
    <style:style style:name="Table19.A" style:family="table-column">
      <style:table-column-properties style:column-width="6.625in"/>
    </style:style>
    <style:style style:name="Table19.A1" style:family="table-cell">
      <style:table-cell-properties fo:padding="0.0201in" fo:border="0.05pt solid #333333" style:writing-mode="page"/>
    </style:style>
    <style:style style:name="Table20" style:family="table">
      <style:table-properties style:width="6.6931in" table:align="margins"/>
    </style:style>
    <style:style style:name="Table20.A" style:family="table-column">
      <style:table-column-properties style:column-width="6.625in" style:rel-column-width="64868*"/>
    </style:style>
    <style:style style:name="Table20.B" style:family="table-column">
      <style:table-column-properties style:column-width="0.0681in" style:rel-column-width="667*"/>
    </style:style>
    <style:style style:name="Table20.A1" style:family="table-cell">
      <style:table-cell-properties style:writing-mode="page"/>
    </style:style>
    <style:style style:name="Table21" style:family="table">
      <style:table-properties style:width="6.625in" fo:margin-left="0in" table:align="left"/>
    </style:style>
    <style:style style:name="Table21.A" style:family="table-column">
      <style:table-column-properties style:column-width="6.625in"/>
    </style:style>
    <style:style style:name="Table21.A1" style:family="table-cell">
      <style:table-cell-properties fo:padding="0.0201in" fo:border="0.05pt solid #333333" style:writing-mode="page"/>
    </style:style>
    <style:style style:name="Table21" style:family="table">
      <style:table-properties style:width="6.625in" fo:margin-left="0in" table:align="left"/>
    </style:style>
    <style:style style:name="Table21.A" style:family="table-column">
      <style:table-column-properties style:column-width="6.625in"/>
    </style:style>
    <style:style style:name="Table21.A1" style:family="table-cell">
      <style:table-cell-properties fo:padding="0.0201in" fo:border="0.05pt solid #333333" style:writing-mode="page"/>
    </style:style>
    <style:style style:name="Table22" style:family="table">
      <style:table-properties style:width="6.6931in" table:align="margins"/>
    </style:style>
    <style:style style:name="Table22.A" style:family="table-column">
      <style:table-column-properties style:column-width="6.625in" style:rel-column-width="64868*"/>
    </style:style>
    <style:style style:name="Table22.B" style:family="table-column">
      <style:table-column-properties style:column-width="0.0681in" style:rel-column-width="667*"/>
    </style:style>
    <style:style style:name="Table22.A1" style:family="table-cell">
      <style:table-cell-properties style:writing-mode="page"/>
    </style:style>
    <style:style style:name="Table23" style:family="table">
      <style:table-properties style:width="6.625in" fo:margin-left="0in" table:align="left"/>
    </style:style>
    <style:style style:name="Table23.A" style:family="table-column">
      <style:table-column-properties style:column-width="6.625in"/>
    </style:style>
    <style:style style:name="Table23.A1" style:family="table-cell">
      <style:table-cell-properties fo:padding="0.0201in" fo:border="0.05pt solid #333333" style:writing-mode="page"/>
    </style:style>
    <style:style style:name="Table23" style:family="table">
      <style:table-properties style:width="6.625in" fo:margin-left="0in" table:align="left"/>
    </style:style>
    <style:style style:name="Table23.A" style:family="table-column">
      <style:table-column-properties style:column-width="6.625in"/>
    </style:style>
    <style:style style:name="Table23.A1" style:family="table-cell">
      <style:table-cell-properties fo:padding="0.0201in" fo:border="0.05pt solid #333333" style:writing-mode="page"/>
    </style:style>
    <style:style style:name="Table24" style:family="table">
      <style:table-properties style:width="6.6931in" table:align="margins"/>
    </style:style>
    <style:style style:name="Table24.A" style:family="table-column">
      <style:table-column-properties style:column-width="6.625in" style:rel-column-width="64868*"/>
    </style:style>
    <style:style style:name="Table24.B" style:family="table-column">
      <style:table-column-properties style:column-width="0.0681in" style:rel-column-width="667*"/>
    </style:style>
    <style:style style:name="Table24.A1" style:family="table-cell">
      <style:table-cell-properties style:writing-mode="page"/>
    </style:style>
    <style:style style:name="Table25" style:family="table">
      <style:table-properties style:width="6.625in" fo:margin-left="0in" table:align="left"/>
    </style:style>
    <style:style style:name="Table25.A" style:family="table-column">
      <style:table-column-properties style:column-width="6.625in"/>
    </style:style>
    <style:style style:name="Table25.A1" style:family="table-cell">
      <style:table-cell-properties fo:padding="0.0201in" fo:border="0.05pt solid #333333" style:writing-mode="page"/>
    </style:style>
    <style:style style:name="Table25" style:family="table">
      <style:table-properties style:width="6.625in" fo:margin-left="0in" table:align="left"/>
    </style:style>
    <style:style style:name="Table25.A" style:family="table-column">
      <style:table-column-properties style:column-width="6.625in"/>
    </style:style>
    <style:style style:name="Table25.A1" style:family="table-cell">
      <style:table-cell-properties fo:padding="0.0201in" fo:border="0.05pt solid #333333" style:writing-mode="page"/>
    </style:style>
    <style:style style:name="Table26" style:family="table">
      <style:table-properties style:width="6.6931in" table:align="margins"/>
    </style:style>
    <style:style style:name="Table26.A" style:family="table-column">
      <style:table-column-properties style:column-width="6.625in" style:rel-column-width="64868*"/>
    </style:style>
    <style:style style:name="Table26.B" style:family="table-column">
      <style:table-column-properties style:column-width="0.0681in" style:rel-column-width="667*"/>
    </style:style>
    <style:style style:name="Table26.A1" style:family="table-cell">
      <style:table-cell-properties style:writing-mode="page"/>
    </style:style>
    <style:style style:name="Table27" style:family="table">
      <style:table-properties style:width="6.625in" fo:margin-left="0in" table:align="left"/>
    </style:style>
    <style:style style:name="Table27.A" style:family="table-column">
      <style:table-column-properties style:column-width="6.625in"/>
    </style:style>
    <style:style style:name="Table27.A1" style:family="table-cell">
      <style:table-cell-properties fo:padding="0.0201in" fo:border="0.05pt solid #333333" style:writing-mode="page"/>
    </style:style>
    <style:style style:name="Table27" style:family="table">
      <style:table-properties style:width="6.625in" fo:margin-left="0in" table:align="left"/>
    </style:style>
    <style:style style:name="Table27.A" style:family="table-column">
      <style:table-column-properties style:column-width="6.625in"/>
    </style:style>
    <style:style style:name="Table27.A1" style:family="table-cell">
      <style:table-cell-properties fo:padding="0.0201in" fo:border="0.05pt solid #333333" style:writing-mode="page"/>
    </style:style>
    <style:style style:name="Table28" style:family="table">
      <style:table-properties style:width="6.6931in" table:align="margins"/>
    </style:style>
    <style:style style:name="Table28.A" style:family="table-column">
      <style:table-column-properties style:column-width="6.625in" style:rel-column-width="64868*"/>
    </style:style>
    <style:style style:name="Table28.B" style:family="table-column">
      <style:table-column-properties style:column-width="0.0681in" style:rel-column-width="667*"/>
    </style:style>
    <style:style style:name="Table28.A1" style:family="table-cell">
      <style:table-cell-properties style:writing-mode="page"/>
    </style:style>
    <style:style style:name="Table29" style:family="table">
      <style:table-properties style:width="6.625in" fo:margin-left="0in" table:align="left"/>
    </style:style>
    <style:style style:name="Table29.A" style:family="table-column">
      <style:table-column-properties style:column-width="6.625in"/>
    </style:style>
    <style:style style:name="Table29.A1" style:family="table-cell">
      <style:table-cell-properties fo:padding="0.0201in" fo:border="0.05pt solid #333333" style:writing-mode="page"/>
    </style:style>
    <style:style style:name="Table29" style:family="table">
      <style:table-properties style:width="6.625in" fo:margin-left="0in" table:align="left"/>
    </style:style>
    <style:style style:name="Table29.A" style:family="table-column">
      <style:table-column-properties style:column-width="6.625in"/>
    </style:style>
    <style:style style:name="Table29.A1" style:family="table-cell">
      <style:table-cell-properties fo:padding="0.0201in" fo:border="0.05pt solid #333333" style:writing-mode="page"/>
    </style:style>
    <style:style style:name="Table30" style:family="table">
      <style:table-properties style:width="6.6931in" table:align="margins"/>
    </style:style>
    <style:style style:name="Table30.A" style:family="table-column">
      <style:table-column-properties style:column-width="6.625in" style:rel-column-width="64868*"/>
    </style:style>
    <style:style style:name="Table30.B" style:family="table-column">
      <style:table-column-properties style:column-width="0.0681in" style:rel-column-width="667*"/>
    </style:style>
    <style:style style:name="Table30.A1" style:family="table-cell">
      <style:table-cell-properties style:writing-mode="page"/>
    </style:style>
    <style:style style:name="Table31" style:family="table">
      <style:table-properties style:width="6.625in" fo:margin-left="0in" table:align="left"/>
    </style:style>
    <style:style style:name="Table31.A" style:family="table-column">
      <style:table-column-properties style:column-width="6.625in"/>
    </style:style>
    <style:style style:name="Table31.A1" style:family="table-cell">
      <style:table-cell-properties fo:padding="0.0201in" fo:border="0.05pt solid #333333" style:writing-mode="page"/>
    </style:style>
    <style:style style:name="Table31" style:family="table">
      <style:table-properties style:width="6.625in" fo:margin-left="0in" table:align="left"/>
    </style:style>
    <style:style style:name="Table31.A" style:family="table-column">
      <style:table-column-properties style:column-width="6.625in"/>
    </style:style>
    <style:style style:name="Table31.A1" style:family="table-cell">
      <style:table-cell-properties fo:padding="0.0201in" fo:border="0.05pt solid #333333" style:writing-mode="page"/>
    </style:style>
    <style:style style:name="Table32" style:family="table">
      <style:table-properties style:width="6.6931in" table:align="margins"/>
    </style:style>
    <style:style style:name="Table32.A" style:family="table-column">
      <style:table-column-properties style:column-width="6.625in" style:rel-column-width="64868*"/>
    </style:style>
    <style:style style:name="Table32.B" style:family="table-column">
      <style:table-column-properties style:column-width="0.0681in" style:rel-column-width="667*"/>
    </style:style>
    <style:style style:name="Table32.A1" style:family="table-cell">
      <style:table-cell-properties style:writing-mode="page"/>
    </style:style>
    <style:style style:name="Table33" style:family="table">
      <style:table-properties style:width="6.625in" fo:margin-left="0in" table:align="left"/>
    </style:style>
    <style:style style:name="Table33.A" style:family="table-column">
      <style:table-column-properties style:column-width="6.625in"/>
    </style:style>
    <style:style style:name="Table33.A1" style:family="table-cell">
      <style:table-cell-properties fo:padding="0.0201in" fo:border="0.05pt solid #333333" style:writing-mode="page"/>
    </style:style>
    <style:style style:name="Table33" style:family="table">
      <style:table-properties style:width="6.625in" fo:margin-left="0in" table:align="left"/>
    </style:style>
    <style:style style:name="Table33.A" style:family="table-column">
      <style:table-column-properties style:column-width="6.625in"/>
    </style:style>
    <style:style style:name="Table33.A1" style:family="table-cell">
      <style:table-cell-properties fo:padding="0.0201in" fo:border="0.05pt solid #333333" style:writing-mode="page"/>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fo:break-before="page"/>
    </style:style>
    <style:style style:name="P4" style:family="paragraph" style:parent-style-name="Standard">
      <style:paragraph-properties fo:text-align="justify" style:justify-single-word="false"/>
      <style:text-properties officeooo:paragraph-rsid="001f17a7"/>
    </style:style>
    <style:style style:name="P5" style:family="paragraph" style:parent-style-name="Standard">
      <style:paragraph-properties fo:text-align="justify" style:justify-single-word="false"/>
      <style:text-properties officeooo:paragraph-rsid="002115c4"/>
    </style:style>
    <style:style style:name="P6" style:family="paragraph" style:parent-style-name="Table_20_Contents">
      <style:paragraph-properties fo:text-align="justify" style:justify-single-word="false"/>
      <style:text-properties officeooo:paragraph-rsid="002115c4"/>
    </style:style>
    <style:style style:name="P7" style:family="paragraph" style:parent-style-name="Standard">
      <style:paragraph-properties fo:text-align="justify" style:justify-single-word="false"/>
      <style:text-properties officeooo:paragraph-rsid="002c816c"/>
    </style:style>
    <style:style style:name="P8" style:family="paragraph" style:parent-style-name="Table_20_Contents">
      <style:paragraph-properties fo:text-align="justify" style:justify-single-word="false"/>
      <style:text-properties officeooo:paragraph-rsid="002c816c"/>
    </style:style>
    <style:style style:name="P9" style:family="paragraph" style:parent-style-name="Standard">
      <style:paragraph-properties fo:text-align="justify" style:justify-single-word="false"/>
      <style:text-properties officeooo:paragraph-rsid="002f8593"/>
    </style:style>
    <style:style style:name="P10" style:family="paragraph" style:parent-style-name="Table_20_Contents">
      <style:paragraph-properties fo:text-align="justify" style:justify-single-word="false"/>
      <style:text-properties officeooo:paragraph-rsid="002f8593"/>
    </style:style>
    <style:style style:name="P11" style:family="paragraph" style:parent-style-name="Standard">
      <style:paragraph-properties fo:text-align="justify" style:justify-single-word="false"/>
      <style:text-properties officeooo:paragraph-rsid="0030aaa7"/>
    </style:style>
    <style:style style:name="P12" style:family="paragraph" style:parent-style-name="Standard">
      <style:paragraph-properties fo:text-align="justify" style:justify-single-word="false"/>
      <style:text-properties officeooo:paragraph-rsid="003193b0"/>
    </style:style>
    <style:style style:name="P13" style:family="paragraph" style:parent-style-name="Standard">
      <style:paragraph-properties fo:text-align="justify" style:justify-single-word="false"/>
      <style:text-properties officeooo:paragraph-rsid="00328272"/>
    </style:style>
    <style:style style:name="P14" style:family="paragraph" style:parent-style-name="Table_20_Contents">
      <style:paragraph-properties fo:text-align="justify" style:justify-single-word="false"/>
      <style:text-properties officeooo:paragraph-rsid="00328272"/>
    </style:style>
    <style:style style:name="P15" style:family="paragraph" style:parent-style-name="Standard">
      <style:paragraph-properties fo:text-align="justify" style:justify-single-word="false"/>
      <style:text-properties officeooo:paragraph-rsid="00351be3"/>
    </style:style>
    <style:style style:name="P16" style:family="paragraph" style:parent-style-name="Table_20_Contents">
      <style:paragraph-properties fo:text-align="justify" style:justify-single-word="false"/>
      <style:text-properties officeooo:paragraph-rsid="00351be3"/>
    </style:style>
    <style:style style:name="P17" style:family="paragraph" style:parent-style-name="Standard">
      <style:paragraph-properties fo:text-align="justify" style:justify-single-word="false"/>
      <style:text-properties officeooo:paragraph-rsid="0037fe70"/>
    </style:style>
    <style:style style:name="P18" style:family="paragraph" style:parent-style-name="Table_20_Contents">
      <style:paragraph-properties fo:text-align="justify" style:justify-single-word="false"/>
      <style:text-properties officeooo:paragraph-rsid="0037fe70"/>
    </style:style>
    <style:style style:name="P19" style:family="paragraph" style:parent-style-name="Standard">
      <style:paragraph-properties fo:text-align="justify" style:justify-single-word="false"/>
      <style:text-properties officeooo:paragraph-rsid="003af2ab"/>
    </style:style>
    <style:style style:name="P20" style:family="paragraph" style:parent-style-name="Table_20_Contents">
      <style:paragraph-properties fo:text-align="justify" style:justify-single-word="false"/>
      <style:text-properties officeooo:paragraph-rsid="003af2ab"/>
    </style:style>
    <style:style style:name="P21" style:family="paragraph" style:parent-style-name="Standard">
      <style:paragraph-properties fo:text-align="justify" style:justify-single-word="false"/>
      <style:text-properties officeooo:paragraph-rsid="003c5a90"/>
    </style:style>
    <style:style style:name="P22" style:family="paragraph" style:parent-style-name="Table_20_Contents">
      <style:paragraph-properties fo:text-align="justify" style:justify-single-word="false"/>
      <style:text-properties officeooo:paragraph-rsid="003c5a90"/>
    </style:style>
    <style:style style:name="P23" style:family="paragraph" style:parent-style-name="Standard">
      <style:paragraph-properties fo:text-align="justify" style:justify-single-word="false"/>
      <style:text-properties officeooo:paragraph-rsid="003f19c6"/>
    </style:style>
    <style:style style:name="P24" style:family="paragraph" style:parent-style-name="Table_20_Contents">
      <style:paragraph-properties fo:text-align="justify" style:justify-single-word="false"/>
      <style:text-properties officeooo:paragraph-rsid="003f19c6"/>
    </style:style>
    <style:style style:name="P25" style:family="paragraph" style:parent-style-name="Standard">
      <style:paragraph-properties fo:text-align="justify" style:justify-single-word="false"/>
      <style:text-properties officeooo:paragraph-rsid="003f3c7c"/>
    </style:style>
    <style:style style:name="P26" style:family="paragraph" style:parent-style-name="Table_20_Contents">
      <style:paragraph-properties fo:text-align="justify" style:justify-single-word="false"/>
      <style:text-properties officeooo:paragraph-rsid="003f3c7c"/>
    </style:style>
    <style:style style:name="P27" style:family="paragraph" style:parent-style-name="Table_20_Contents">
      <style:paragraph-properties fo:text-align="justify" style:justify-single-word="false"/>
      <style:text-properties officeooo:paragraph-rsid="0027ca77"/>
    </style:style>
    <style:style style:name="P28" style:family="paragraph" style:parent-style-name="Table_20_Contents">
      <style:paragraph-properties fo:text-align="justify" style:justify-single-word="false"/>
      <style:text-properties officeooo:paragraph-rsid="003d1307"/>
    </style:style>
    <style:style style:name="P29" style:family="paragraph" style:parent-style-name="Standard">
      <style:paragraph-properties fo:text-align="justify" style:justify-single-word="false"/>
      <style:text-properties officeooo:paragraph-rsid="00560428"/>
    </style:style>
    <style:style style:name="P30" style:family="paragraph" style:parent-style-name="Standard">
      <style:paragraph-properties fo:text-align="justify" style:justify-single-word="false"/>
      <style:text-properties officeooo:paragraph-rsid="00598edb"/>
    </style:style>
    <style:style style:name="P31" style:family="paragraph" style:parent-style-name="Standard">
      <style:paragraph-properties fo:text-align="justify" style:justify-single-word="false"/>
      <style:text-properties officeooo:paragraph-rsid="005da643"/>
    </style:style>
    <style:style style:name="P32" style:family="paragraph" style:parent-style-name="Standard">
      <style:paragraph-properties fo:text-align="justify" style:justify-single-word="false"/>
      <style:text-properties officeooo:paragraph-rsid="005fd593"/>
    </style:style>
    <style:style style:name="P33" style:family="paragraph" style:parent-style-name="Standard">
      <style:paragraph-properties fo:text-align="justify" style:justify-single-word="false"/>
      <style:text-properties officeooo:paragraph-rsid="00656b55"/>
    </style:style>
    <style:style style:name="P34" style:family="paragraph" style:parent-style-name="Standard">
      <style:paragraph-properties fo:text-align="justify" style:justify-single-word="false"/>
      <style:text-properties officeooo:paragraph-rsid="0071a306"/>
    </style:style>
    <style:style style:name="P35" style:family="paragraph" style:parent-style-name="Standard">
      <style:paragraph-properties fo:text-align="justify" style:justify-single-word="false"/>
      <style:text-properties officeooo:paragraph-rsid="00777e20"/>
    </style:style>
    <style:style style:name="P36" style:family="paragraph" style:parent-style-name="Standard">
      <style:paragraph-properties fo:text-align="justify" style:justify-single-word="false"/>
      <style:text-properties officeooo:paragraph-rsid="00811ab3"/>
    </style:style>
    <style:style style:name="P37" style:family="paragraph" style:parent-style-name="Standard">
      <style:paragraph-properties fo:text-align="justify" style:justify-single-word="false"/>
      <style:text-properties officeooo:paragraph-rsid="0081d293"/>
    </style:style>
    <style:style style:name="P38" style:family="paragraph" style:parent-style-name="Standard">
      <style:paragraph-properties fo:text-align="justify" style:justify-single-word="false"/>
      <style:text-properties officeooo:paragraph-rsid="009eb294"/>
    </style:style>
    <style:style style:name="P39" style:family="paragraph" style:parent-style-name="Standard">
      <style:paragraph-properties fo:text-align="justify" style:justify-single-word="false"/>
      <style:text-properties officeooo:paragraph-rsid="00a18bd9"/>
    </style:style>
    <style:style style:name="P40" style:family="paragraph" style:parent-style-name="Standard">
      <style:paragraph-properties fo:text-align="justify" style:justify-single-word="false"/>
      <style:text-properties officeooo:paragraph-rsid="00a63d4b"/>
    </style:style>
    <style:style style:name="P41" style:family="paragraph" style:parent-style-name="Standard">
      <style:paragraph-properties fo:text-align="justify" style:justify-single-word="false"/>
      <style:text-properties officeooo:paragraph-rsid="00abd9e5"/>
    </style:style>
    <style:style style:name="P42" style:family="paragraph" style:parent-style-name="Standard">
      <style:paragraph-properties fo:text-align="justify" style:justify-single-word="false"/>
      <style:text-properties officeooo:paragraph-rsid="00b01ae7"/>
    </style:style>
    <style:style style:name="P43" style:family="paragraph" style:parent-style-name="Standard">
      <style:paragraph-properties fo:text-align="justify" style:justify-single-word="false"/>
      <style:text-properties officeooo:paragraph-rsid="00b921fb"/>
    </style:style>
    <style:style style:name="P44" style:family="paragraph" style:parent-style-name="Standard">
      <style:paragraph-properties fo:text-align="justify" style:justify-single-word="false"/>
      <style:text-properties officeooo:paragraph-rsid="00c0318d"/>
    </style:style>
    <style:style style:name="P45" style:family="paragraph" style:parent-style-name="Standard">
      <style:paragraph-properties fo:text-align="justify" style:justify-single-word="false"/>
      <style:text-properties officeooo:paragraph-rsid="00c1c1df"/>
    </style:style>
    <style:style style:name="P46" style:family="paragraph" style:parent-style-name="Standard">
      <style:paragraph-properties fo:text-align="justify" style:justify-single-word="false"/>
      <style:text-properties officeooo:paragraph-rsid="00c4cdad"/>
    </style:style>
    <style:style style:name="P47" style:family="paragraph" style:parent-style-name="Standard">
      <style:paragraph-properties fo:text-align="justify" style:justify-single-word="false"/>
      <style:text-properties officeooo:paragraph-rsid="00c9bc1b"/>
    </style:style>
    <style:style style:name="P48" style:family="paragraph" style:parent-style-name="Text_20_body">
      <style:paragraph-properties fo:text-align="justify" style:justify-single-word="false"/>
      <style:text-properties officeooo:paragraph-rsid="00c8d6df"/>
    </style:style>
    <style:style style:name="P49" style:family="paragraph" style:parent-style-name="Standard">
      <style:paragraph-properties fo:text-align="justify" style:justify-single-word="false"/>
      <style:text-properties officeooo:paragraph-rsid="00cd1e72"/>
    </style:style>
    <style:style style:name="P50" style:family="paragraph" style:parent-style-name="Standard">
      <style:paragraph-properties fo:text-align="justify" style:justify-single-word="false"/>
      <style:text-properties officeooo:paragraph-rsid="00ce3687"/>
    </style:style>
    <style:style style:name="P51" style:family="paragraph" style:parent-style-name="Standard">
      <style:paragraph-properties fo:text-align="justify" style:justify-single-word="false"/>
      <style:text-properties officeooo:paragraph-rsid="00d1c0fe"/>
    </style:style>
    <style:style style:name="P52" style:family="paragraph" style:parent-style-name="Standard">
      <style:paragraph-properties fo:text-align="justify" style:justify-single-word="false"/>
      <style:text-properties officeooo:paragraph-rsid="00d564f3"/>
    </style:style>
    <style:style style:name="P53" style:family="paragraph" style:parent-style-name="Standard">
      <style:paragraph-properties fo:text-align="justify" style:justify-single-word="false" fo:break-before="page"/>
      <style:text-properties officeooo:paragraph-rsid="00d68a71"/>
    </style:style>
    <style:style style:name="P54" style:family="paragraph" style:parent-style-name="Standard">
      <style:paragraph-properties fo:text-align="justify" style:justify-single-word="false"/>
      <style:text-properties officeooo:paragraph-rsid="00d7e35d"/>
    </style:style>
    <style:style style:name="P55" style:family="paragraph" style:parent-style-name="Standard">
      <style:paragraph-properties fo:text-align="justify" style:justify-single-word="false" fo:break-before="page"/>
      <style:text-properties officeooo:paragraph-rsid="00d9abfb"/>
    </style:style>
    <style:style style:name="P56" style:family="paragraph" style:parent-style-name="Standard">
      <style:paragraph-properties fo:text-align="justify" style:justify-single-word="false"/>
      <style:text-properties officeooo:paragraph-rsid="00dbe226"/>
    </style:style>
    <style:style style:name="P57" style:family="paragraph" style:parent-style-name="Standard">
      <style:paragraph-properties fo:text-align="justify" style:justify-single-word="false"/>
      <style:text-properties officeooo:paragraph-rsid="00ddb6f0"/>
    </style:style>
    <style:style style:name="P58" style:family="paragraph" style:parent-style-name="Standard">
      <style:paragraph-properties fo:text-align="justify" style:justify-single-word="false"/>
      <style:text-properties officeooo:paragraph-rsid="00e019fa"/>
    </style:style>
    <style:style style:name="P59" style:family="paragraph" style:parent-style-name="Standard">
      <style:paragraph-properties fo:text-align="justify" style:justify-single-word="false"/>
      <style:text-properties officeooo:paragraph-rsid="00e123a5"/>
    </style:style>
    <style:style style:name="P60" style:family="paragraph" style:parent-style-name="Standard">
      <style:paragraph-properties fo:text-align="justify" style:justify-single-word="false"/>
      <style:text-properties officeooo:paragraph-rsid="00e25dfd"/>
    </style:style>
    <style:style style:name="P61" style:family="paragraph" style:parent-style-name="Standard">
      <style:paragraph-properties fo:text-align="justify" style:justify-single-word="false" fo:break-before="page"/>
      <style:text-properties officeooo:paragraph-rsid="00e4a579"/>
    </style:style>
    <style:style style:name="P62" style:family="paragraph" style:parent-style-name="Standard">
      <style:paragraph-properties fo:text-align="justify" style:justify-single-word="false"/>
      <style:text-properties officeooo:paragraph-rsid="00e4a579"/>
    </style:style>
    <style:style style:name="P63" style:family="paragraph" style:parent-style-name="Standard">
      <style:paragraph-properties fo:text-align="justify" style:justify-single-word="false"/>
      <style:text-properties officeooo:paragraph-rsid="00fdfb9c"/>
    </style:style>
    <style:style style:name="P64" style:family="paragraph" style:parent-style-name="Standard">
      <style:paragraph-properties fo:text-align="justify" style:justify-single-word="false"/>
      <style:text-properties officeooo:paragraph-rsid="01053f45"/>
    </style:style>
    <style:style style:name="P65" style:family="paragraph" style:parent-style-name="Standard">
      <style:paragraph-properties fo:text-align="justify" style:justify-single-word="false"/>
      <style:text-properties officeooo:paragraph-rsid="0108c2c3"/>
    </style:style>
    <style:style style:name="P66" style:family="paragraph" style:parent-style-name="Standard">
      <style:paragraph-properties fo:text-align="justify" style:justify-single-word="false"/>
      <style:text-properties officeooo:paragraph-rsid="0108d66a"/>
    </style:style>
    <style:style style:name="P67" style:family="paragraph" style:parent-style-name="Standard">
      <style:paragraph-properties fo:text-align="justify" style:justify-single-word="false"/>
      <style:text-properties officeooo:paragraph-rsid="010f9145"/>
    </style:style>
    <style:style style:name="P68" style:family="paragraph" style:parent-style-name="Standard">
      <style:paragraph-properties fo:text-align="justify" style:justify-single-word="false"/>
      <style:text-properties officeooo:paragraph-rsid="011111b3"/>
    </style:style>
    <style:style style:name="P69" style:family="paragraph" style:parent-style-name="Text_20_body">
      <style:paragraph-properties fo:text-align="justify" style:justify-single-word="false"/>
    </style:style>
    <style:style style:name="P70" style:family="paragraph" style:parent-style-name="Standard">
      <style:paragraph-properties fo:text-align="justify" style:justify-single-word="false"/>
      <style:text-properties officeooo:paragraph-rsid="012f952f"/>
    </style:style>
    <style:style style:name="P71" style:family="paragraph" style:parent-style-name="Text_20_body">
      <style:paragraph-properties fo:text-align="justify" style:justify-single-word="false"/>
      <style:text-properties officeooo:paragraph-rsid="012f952f"/>
    </style:style>
    <style:style style:name="P72" style:family="paragraph" style:parent-style-name="Standard">
      <style:paragraph-properties fo:text-align="center" style:justify-single-word="false"/>
      <style:text-properties style:font-name="FreeSans" fo:font-size="80pt" officeooo:rsid="003fb0e4" officeooo:paragraph-rsid="003fb0e4" style:font-size-asian="80pt" style:font-size-complex="80pt"/>
    </style:style>
    <style:style style:name="P73" style:family="paragraph" style:parent-style-name="Standard">
      <style:paragraph-properties fo:text-align="center" style:justify-single-word="false"/>
      <style:text-properties style:font-name="FreeSans" fo:font-size="20pt" officeooo:rsid="003fb0e4" officeooo:paragraph-rsid="003fb0e4" style:font-size-asian="17.5pt" style:font-size-complex="20pt"/>
    </style:style>
    <style:style style:name="P74" style:family="paragraph" style:parent-style-name="Standard">
      <style:paragraph-properties fo:text-align="end" style:justify-single-word="false"/>
      <style:text-properties style:font-name="FreeSans" fo:font-size="20pt" officeooo:rsid="003fb0e4" officeooo:paragraph-rsid="003fb0e4" style:font-size-asian="17.5pt" style:font-size-complex="20pt"/>
    </style:style>
    <style:style style:name="P75" style:family="paragraph" style:parent-style-name="Standard">
      <style:paragraph-properties fo:text-align="center" style:justify-single-word="false"/>
      <style:text-properties style:font-name="FreeSans" fo:font-size="44pt" officeooo:rsid="003fb0e4" officeooo:paragraph-rsid="003fb0e4" style:font-size-asian="38.5pt" style:font-size-complex="44pt"/>
    </style:style>
    <style:style style:name="P76" style:family="paragraph" style:parent-style-name="Standard">
      <style:paragraph-properties fo:text-align="justify" style:justify-single-word="false"/>
      <style:text-properties style:font-name="FreeSans" fo:font-size="24pt" officeooo:rsid="003fb0e4" officeooo:paragraph-rsid="003fb0e4" style:font-size-asian="24pt" style:font-size-complex="24pt"/>
    </style:style>
    <style:style style:name="P77" style:family="paragraph" style:parent-style-name="Standard">
      <style:paragraph-properties fo:text-align="justify" style:justify-single-word="false"/>
      <style:text-properties style:font-name="FreeSans" fo:font-size="14pt" officeooo:rsid="003fb0e4" officeooo:paragraph-rsid="003fb0e4" style:font-size-asian="14pt" style:font-size-complex="14pt"/>
    </style:style>
    <style:style style:name="P78" style:family="paragraph" style:parent-style-name="Standard">
      <style:paragraph-properties fo:text-align="justify" style:justify-single-word="false"/>
      <style:text-properties style:font-name="FreeSans" fo:font-size="18pt" officeooo:rsid="012e6f29" officeooo:paragraph-rsid="012e6f29" style:font-size-asian="18pt" style:font-size-complex="18pt"/>
    </style:style>
    <style:style style:name="P79" style:family="paragraph" style:parent-style-name="Text_20_body">
      <style:text-properties officeooo:paragraph-rsid="0027ca77"/>
    </style:style>
    <style:style style:name="P80" style:family="paragraph" style:parent-style-name="Text_20_body">
      <style:text-properties officeooo:paragraph-rsid="002c816c"/>
    </style:style>
    <style:style style:name="P81" style:family="paragraph" style:parent-style-name="Text_20_body">
      <style:text-properties officeooo:paragraph-rsid="002f8593"/>
    </style:style>
    <style:style style:name="P82" style:family="paragraph" style:parent-style-name="Text_20_body">
      <style:text-properties officeooo:paragraph-rsid="00328272"/>
    </style:style>
    <style:style style:name="P83" style:family="paragraph" style:parent-style-name="Text_20_body">
      <style:text-properties officeooo:paragraph-rsid="00351be3"/>
    </style:style>
    <style:style style:name="P84" style:family="paragraph" style:parent-style-name="Text_20_body">
      <style:text-properties officeooo:paragraph-rsid="003c5a90"/>
    </style:style>
    <style:style style:name="P85" style:family="paragraph" style:parent-style-name="Text_20_body">
      <style:text-properties officeooo:paragraph-rsid="003d1307"/>
    </style:style>
    <style:style style:name="P86" style:family="paragraph" style:parent-style-name="Text_20_body">
      <style:text-properties officeooo:paragraph-rsid="003f3c7c"/>
    </style:style>
    <style:style style:name="P87" style:family="paragraph" style:parent-style-name="Standard">
      <style:paragraph-properties fo:text-align="justify" style:justify-single-word="false"/>
      <style:text-properties officeooo:rsid="004a6d9b" officeooo:paragraph-rsid="004a6d9b"/>
    </style:style>
    <style:style style:name="P88" style:family="paragraph" style:parent-style-name="Standard">
      <style:paragraph-properties fo:text-align="justify" style:justify-single-word="false"/>
      <style:text-properties officeooo:rsid="004b0391" officeooo:paragraph-rsid="004b0391"/>
    </style:style>
    <style:style style:name="P89" style:family="paragraph" style:parent-style-name="Standard">
      <style:paragraph-properties fo:text-align="justify" style:justify-single-word="false"/>
      <style:text-properties officeooo:rsid="004b1f87" officeooo:paragraph-rsid="004b1f87"/>
    </style:style>
    <style:style style:name="P90" style:family="paragraph" style:parent-style-name="Standard">
      <style:paragraph-properties fo:text-align="justify" style:justify-single-word="false"/>
      <style:text-properties officeooo:rsid="00515f55" officeooo:paragraph-rsid="00515f55"/>
    </style:style>
    <style:style style:name="P91" style:family="paragraph" style:parent-style-name="Standard">
      <style:paragraph-properties fo:text-align="justify" style:justify-single-word="false"/>
      <style:text-properties officeooo:rsid="00560428" officeooo:paragraph-rsid="00560428"/>
    </style:style>
    <style:style style:name="P92" style:family="paragraph" style:parent-style-name="Standard">
      <style:paragraph-properties fo:text-align="justify" style:justify-single-word="false"/>
      <style:text-properties officeooo:rsid="005824ab" officeooo:paragraph-rsid="005824ab"/>
    </style:style>
    <style:style style:name="P93" style:family="paragraph" style:parent-style-name="Standard">
      <style:paragraph-properties fo:text-align="justify" style:justify-single-word="false"/>
      <style:text-properties officeooo:rsid="005fd593" officeooo:paragraph-rsid="005fd593"/>
    </style:style>
    <style:style style:name="P94" style:family="paragraph" style:parent-style-name="Standard">
      <style:paragraph-properties fo:text-align="justify" style:justify-single-word="false"/>
      <style:text-properties officeooo:rsid="0063b91b" officeooo:paragraph-rsid="0063b91b"/>
    </style:style>
    <style:style style:name="P95" style:family="paragraph" style:parent-style-name="Standard">
      <style:paragraph-properties fo:text-align="justify" style:justify-single-word="false"/>
      <style:text-properties officeooo:rsid="0063b91b" officeooo:paragraph-rsid="00e019fa"/>
    </style:style>
    <style:style style:name="P96" style:family="paragraph" style:parent-style-name="Standard">
      <style:paragraph-properties fo:text-align="justify" style:justify-single-word="false"/>
      <style:text-properties officeooo:rsid="0069272f" officeooo:paragraph-rsid="0069272f"/>
    </style:style>
    <style:style style:name="P97" style:family="paragraph" style:parent-style-name="Standard">
      <style:paragraph-properties fo:text-align="justify" style:justify-single-word="false"/>
      <style:text-properties fo:font-weight="normal" officeooo:paragraph-rsid="006e0c50" style:font-weight-asian="normal" style:font-weight-complex="normal"/>
    </style:style>
    <style:style style:name="P98" style:family="paragraph" style:parent-style-name="Standard">
      <style:paragraph-properties fo:text-align="justify" style:justify-single-word="false"/>
      <style:text-properties fo:font-weight="normal" officeooo:paragraph-rsid="0071a306" style:font-weight-asian="normal" style:font-weight-complex="normal"/>
    </style:style>
    <style:style style:name="P99" style:family="paragraph" style:parent-style-name="Standard">
      <style:paragraph-properties fo:text-align="justify" style:justify-single-word="false"/>
      <style:text-properties fo:font-weight="normal" officeooo:paragraph-rsid="0081d293" style:font-weight-asian="normal" style:font-weight-complex="normal"/>
    </style:style>
    <style:style style:name="P100" style:family="paragraph" style:parent-style-name="Standard">
      <style:paragraph-properties fo:text-align="justify" style:justify-single-word="false"/>
      <style:text-properties fo:font-weight="normal" officeooo:paragraph-rsid="008c010f" style:font-weight-asian="normal" style:font-weight-complex="normal"/>
    </style:style>
    <style:style style:name="P101" style:family="paragraph" style:parent-style-name="Standard">
      <style:paragraph-properties fo:text-align="justify" style:justify-single-word="false"/>
      <style:text-properties fo:font-weight="normal" officeooo:paragraph-rsid="00836115" style:font-weight-asian="normal" style:font-weight-complex="normal"/>
    </style:style>
    <style:style style:name="P102" style:family="paragraph" style:parent-style-name="Standard">
      <style:paragraph-properties fo:text-align="justify" style:justify-single-word="false"/>
      <style:text-properties fo:font-weight="normal" officeooo:paragraph-rsid="009eb294" style:font-weight-asian="normal" style:font-weight-complex="normal"/>
    </style:style>
    <style:style style:name="P103" style:family="paragraph" style:parent-style-name="Standard">
      <style:paragraph-properties fo:text-align="justify" style:justify-single-word="false"/>
      <style:text-properties fo:font-weight="normal" officeooo:paragraph-rsid="00a18bd9" style:font-weight-asian="normal" style:font-weight-complex="normal"/>
    </style:style>
    <style:style style:name="P104" style:family="paragraph" style:parent-style-name="Standard">
      <style:paragraph-properties fo:text-align="justify" style:justify-single-word="false"/>
      <style:text-properties fo:font-weight="normal" officeooo:paragraph-rsid="00a63d4b" style:font-weight-asian="normal" style:font-weight-complex="normal"/>
    </style:style>
    <style:style style:name="P105" style:family="paragraph" style:parent-style-name="Standard">
      <style:paragraph-properties fo:text-align="justify" style:justify-single-word="false"/>
      <style:text-properties fo:font-weight="normal" officeooo:paragraph-rsid="00abd9e5" style:font-weight-asian="normal" style:font-weight-complex="normal"/>
    </style:style>
    <style:style style:name="P106" style:family="paragraph" style:parent-style-name="Standard">
      <style:paragraph-properties fo:text-align="justify" style:justify-single-word="false"/>
      <style:text-properties fo:font-weight="normal" officeooo:paragraph-rsid="00b01ae7" style:font-weight-asian="normal" style:font-weight-complex="normal"/>
    </style:style>
    <style:style style:name="P107" style:family="paragraph" style:parent-style-name="Standard">
      <style:paragraph-properties fo:text-align="justify" style:justify-single-word="false"/>
      <style:text-properties fo:font-weight="normal" officeooo:paragraph-rsid="00b921fb" style:font-weight-asian="normal" style:font-weight-complex="normal"/>
    </style:style>
    <style:style style:name="P108" style:family="paragraph" style:parent-style-name="Standard">
      <style:paragraph-properties fo:text-align="justify" style:justify-single-word="false"/>
      <style:text-properties fo:font-weight="normal" officeooo:paragraph-rsid="00c0318d" style:font-weight-asian="normal" style:font-weight-complex="normal"/>
    </style:style>
    <style:style style:name="P109" style:family="paragraph" style:parent-style-name="Standard">
      <style:paragraph-properties fo:text-align="justify" style:justify-single-word="false"/>
      <style:text-properties fo:font-weight="normal" officeooo:paragraph-rsid="00c451f2" style:font-weight-asian="normal" style:font-weight-complex="normal"/>
    </style:style>
    <style:style style:name="P110" style:family="paragraph" style:parent-style-name="Standard">
      <style:paragraph-properties fo:text-align="justify" style:justify-single-word="false"/>
      <style:text-properties fo:font-weight="normal" officeooo:paragraph-rsid="00c4cdad" style:font-weight-asian="normal" style:font-weight-complex="normal"/>
    </style:style>
    <style:style style:name="P111" style:family="paragraph" style:parent-style-name="Standard">
      <style:paragraph-properties fo:text-align="justify" style:justify-single-word="false"/>
      <style:text-properties fo:font-weight="normal" officeooo:paragraph-rsid="00cd1e72" style:font-weight-asian="normal" style:font-weight-complex="normal"/>
    </style:style>
    <style:style style:name="P112" style:family="paragraph" style:parent-style-name="Standard">
      <style:paragraph-properties fo:text-align="justify" style:justify-single-word="false"/>
      <style:text-properties fo:font-weight="normal" officeooo:paragraph-rsid="00ce3687" style:font-weight-asian="normal" style:font-weight-complex="normal"/>
    </style:style>
    <style:style style:name="P113" style:family="paragraph" style:parent-style-name="Standard">
      <style:paragraph-properties fo:text-align="justify" style:justify-single-word="false"/>
      <style:text-properties fo:font-weight="normal" officeooo:paragraph-rsid="00d1c0fe" style:font-weight-asian="normal" style:font-weight-complex="normal"/>
    </style:style>
    <style:style style:name="P114" style:family="paragraph" style:parent-style-name="Standard">
      <style:paragraph-properties fo:text-align="justify" style:justify-single-word="false"/>
      <style:text-properties fo:font-weight="normal" officeooo:paragraph-rsid="00d564f3" style:font-weight-asian="normal" style:font-weight-complex="normal"/>
    </style:style>
    <style:style style:name="P115" style:family="paragraph" style:parent-style-name="Standard">
      <style:paragraph-properties fo:text-align="justify" style:justify-single-word="false"/>
      <style:text-properties fo:font-weight="normal" officeooo:paragraph-rsid="00d7e35d" style:font-weight-asian="normal" style:font-weight-complex="normal"/>
    </style:style>
    <style:style style:name="P116" style:family="paragraph" style:parent-style-name="Standard">
      <style:paragraph-properties fo:text-align="justify" style:justify-single-word="false"/>
      <style:text-properties fo:font-weight="normal" officeooo:paragraph-rsid="00dbe226" style:font-weight-asian="normal" style:font-weight-complex="normal"/>
    </style:style>
    <style:style style:name="P117" style:family="paragraph" style:parent-style-name="Standard">
      <style:paragraph-properties fo:text-align="justify" style:justify-single-word="false"/>
      <style:text-properties fo:font-weight="normal" officeooo:paragraph-rsid="00dd276c" style:font-weight-asian="normal" style:font-weight-complex="normal"/>
    </style:style>
    <style:style style:name="P118" style:family="paragraph" style:parent-style-name="Standard">
      <style:paragraph-properties fo:text-align="justify" style:justify-single-word="false"/>
      <style:text-properties fo:font-weight="normal" officeooo:paragraph-rsid="00ddb6f0" style:font-weight-asian="normal" style:font-weight-complex="normal"/>
    </style:style>
    <style:style style:name="P119" style:family="paragraph" style:parent-style-name="Standard">
      <style:paragraph-properties fo:text-align="justify" style:justify-single-word="false"/>
      <style:text-properties fo:font-weight="normal" officeooo:paragraph-rsid="00e123a5" style:font-weight-asian="normal" style:font-weight-complex="normal"/>
    </style:style>
    <style:style style:name="P120" style:family="paragraph" style:parent-style-name="Standard">
      <style:paragraph-properties fo:text-align="justify" style:justify-single-word="false"/>
      <style:text-properties fo:font-weight="normal" officeooo:paragraph-rsid="00e25dfd" style:font-weight-asian="normal" style:font-weight-complex="normal"/>
    </style:style>
    <style:style style:name="P121" style:family="paragraph" style:parent-style-name="Standard">
      <style:paragraph-properties fo:text-align="justify" style:justify-single-word="false"/>
      <style:text-properties fo:font-weight="normal" officeooo:paragraph-rsid="00e4a579" style:font-weight-asian="normal" style:font-weight-complex="normal"/>
    </style:style>
    <style:style style:name="P122" style:family="paragraph" style:parent-style-name="Standard">
      <style:paragraph-properties fo:text-align="justify" style:justify-single-word="false"/>
      <style:text-properties fo:font-weight="normal" officeooo:paragraph-rsid="00f5393d" style:font-weight-asian="normal" style:font-weight-complex="normal"/>
    </style:style>
    <style:style style:name="P123" style:family="paragraph" style:parent-style-name="Standard">
      <style:paragraph-properties fo:text-align="justify" style:justify-single-word="false"/>
      <style:text-properties fo:font-weight="normal" officeooo:rsid="009eb294" officeooo:paragraph-rsid="009eb294" style:font-weight-asian="normal" style:font-weight-complex="normal"/>
    </style:style>
    <style:style style:name="P124" style:family="paragraph" style:parent-style-name="Standard">
      <style:paragraph-properties fo:text-align="justify" style:justify-single-word="false"/>
      <style:text-properties fo:font-weight="normal" officeooo:rsid="00b921fb" officeooo:paragraph-rsid="00b921fb" style:font-weight-asian="normal" style:font-weight-complex="normal"/>
    </style:style>
    <style:style style:name="P125" style:family="paragraph" style:parent-style-name="Standard">
      <style:paragraph-properties fo:text-align="justify" style:justify-single-word="false"/>
      <style:text-properties officeooo:rsid="00777e20" officeooo:paragraph-rsid="00777e20"/>
    </style:style>
    <style:style style:name="P126" style:family="paragraph" style:parent-style-name="Standard">
      <style:paragraph-properties fo:text-align="justify" style:justify-single-word="false"/>
      <style:text-properties fo:font-weight="bold" officeooo:paragraph-rsid="0081d293" style:font-weight-asian="bold" style:font-weight-complex="bold"/>
    </style:style>
    <style:style style:name="P127" style:family="paragraph" style:parent-style-name="Standard">
      <style:paragraph-properties fo:text-align="justify" style:justify-single-word="false"/>
      <style:text-properties fo:font-weight="bold" officeooo:paragraph-rsid="009eb294" style:font-weight-asian="bold" style:font-weight-complex="bold"/>
    </style:style>
    <style:style style:name="P128" style:family="paragraph" style:parent-style-name="Standard">
      <style:paragraph-properties fo:text-align="justify" style:justify-single-word="false"/>
      <style:text-properties fo:font-weight="bold" officeooo:paragraph-rsid="00a18bd9" style:font-weight-asian="bold" style:font-weight-complex="bold"/>
    </style:style>
    <style:style style:name="P129" style:family="paragraph" style:parent-style-name="Standard">
      <style:paragraph-properties fo:text-align="justify" style:justify-single-word="false"/>
      <style:text-properties fo:font-weight="bold" officeooo:paragraph-rsid="00a63d4b" style:font-weight-asian="bold" style:font-weight-complex="bold"/>
    </style:style>
    <style:style style:name="P130" style:family="paragraph" style:parent-style-name="Standard">
      <style:paragraph-properties fo:text-align="justify" style:justify-single-word="false"/>
      <style:text-properties fo:font-weight="bold" officeooo:paragraph-rsid="00abd9e5" style:font-weight-asian="bold" style:font-weight-complex="bold"/>
    </style:style>
    <style:style style:name="P131" style:family="paragraph" style:parent-style-name="Standard">
      <style:paragraph-properties fo:text-align="justify" style:justify-single-word="false"/>
      <style:text-properties fo:font-weight="bold" officeooo:paragraph-rsid="00b01ae7" style:font-weight-asian="bold" style:font-weight-complex="bold"/>
    </style:style>
    <style:style style:name="P132" style:family="paragraph" style:parent-style-name="Standard">
      <style:paragraph-properties fo:text-align="justify" style:justify-single-word="false"/>
      <style:text-properties fo:font-weight="bold" style:font-weight-asian="bold" style:font-weight-complex="bold"/>
    </style:style>
    <style:style style:name="P133" style:family="paragraph" style:parent-style-name="Standard">
      <style:paragraph-properties fo:text-align="justify" style:justify-single-word="false"/>
      <style:text-properties fo:font-weight="bold" officeooo:paragraph-rsid="00b921fb" style:font-weight-asian="bold" style:font-weight-complex="bold"/>
    </style:style>
    <style:style style:name="P134" style:family="paragraph" style:parent-style-name="Standard">
      <style:paragraph-properties fo:text-align="justify" style:justify-single-word="false"/>
      <style:text-properties fo:font-weight="bold" officeooo:paragraph-rsid="00c0318d" style:font-weight-asian="bold" style:font-weight-complex="bold"/>
    </style:style>
    <style:style style:name="P135" style:family="paragraph" style:parent-style-name="Standard">
      <style:paragraph-properties fo:text-align="justify" style:justify-single-word="false"/>
      <style:text-properties fo:font-weight="bold" officeooo:paragraph-rsid="00c451f2" style:font-weight-asian="bold" style:font-weight-complex="bold"/>
    </style:style>
    <style:style style:name="P136" style:family="paragraph" style:parent-style-name="Standard">
      <style:paragraph-properties fo:text-align="justify" style:justify-single-word="false"/>
      <style:text-properties fo:font-weight="bold" officeooo:paragraph-rsid="00c4cdad" style:font-weight-asian="bold" style:font-weight-complex="bold"/>
    </style:style>
    <style:style style:name="P137" style:family="paragraph" style:parent-style-name="Standard">
      <style:paragraph-properties fo:text-align="justify" style:justify-single-word="false"/>
      <style:text-properties fo:font-weight="bold" officeooo:paragraph-rsid="00c9bc1b" style:font-weight-asian="bold" style:font-weight-complex="bold"/>
    </style:style>
    <style:style style:name="P138" style:family="paragraph" style:parent-style-name="Standard">
      <style:paragraph-properties fo:text-align="justify" style:justify-single-word="false"/>
      <style:text-properties fo:font-weight="bold" officeooo:paragraph-rsid="00cd1e72" style:font-weight-asian="bold" style:font-weight-complex="bold"/>
    </style:style>
    <style:style style:name="P139" style:family="paragraph" style:parent-style-name="Standard">
      <style:paragraph-properties fo:text-align="justify" style:justify-single-word="false"/>
      <style:text-properties fo:font-weight="bold" officeooo:paragraph-rsid="00ce3687" style:font-weight-asian="bold" style:font-weight-complex="bold"/>
    </style:style>
    <style:style style:name="P140" style:family="paragraph" style:parent-style-name="Standard">
      <style:paragraph-properties fo:text-align="justify" style:justify-single-word="false"/>
      <style:text-properties fo:font-weight="bold" officeooo:paragraph-rsid="00d1c0fe" style:font-weight-asian="bold" style:font-weight-complex="bold"/>
    </style:style>
    <style:style style:name="P141" style:family="paragraph" style:parent-style-name="Standard">
      <style:paragraph-properties fo:text-align="justify" style:justify-single-word="false"/>
      <style:text-properties fo:font-weight="bold" officeooo:paragraph-rsid="00d564f3" style:font-weight-asian="bold" style:font-weight-complex="bold"/>
    </style:style>
    <style:style style:name="P142" style:family="paragraph" style:parent-style-name="Standard">
      <style:paragraph-properties fo:text-align="justify" style:justify-single-word="false"/>
      <style:text-properties fo:font-weight="bold" officeooo:paragraph-rsid="00d7e35d" style:font-weight-asian="bold" style:font-weight-complex="bold"/>
    </style:style>
    <style:style style:name="P143" style:family="paragraph" style:parent-style-name="Standard">
      <style:paragraph-properties fo:text-align="justify" style:justify-single-word="false"/>
      <style:text-properties fo:font-weight="bold" officeooo:paragraph-rsid="00dbe226" style:font-weight-asian="bold" style:font-weight-complex="bold"/>
    </style:style>
    <style:style style:name="P144" style:family="paragraph" style:parent-style-name="Standard">
      <style:paragraph-properties fo:text-align="justify" style:justify-single-word="false"/>
      <style:text-properties fo:font-weight="bold" officeooo:paragraph-rsid="00dd276c" style:font-weight-asian="bold" style:font-weight-complex="bold"/>
    </style:style>
    <style:style style:name="P145" style:family="paragraph" style:parent-style-name="Standard">
      <style:paragraph-properties fo:text-align="justify" style:justify-single-word="false"/>
      <style:text-properties fo:font-weight="bold" officeooo:paragraph-rsid="00ddb6f0" style:font-weight-asian="bold" style:font-weight-complex="bold"/>
    </style:style>
    <style:style style:name="P146" style:family="paragraph" style:parent-style-name="Standard">
      <style:paragraph-properties fo:text-align="justify" style:justify-single-word="false"/>
      <style:text-properties fo:font-weight="bold" officeooo:paragraph-rsid="00e123a5" style:font-weight-asian="bold" style:font-weight-complex="bold"/>
    </style:style>
    <style:style style:name="P147" style:family="paragraph" style:parent-style-name="Standard">
      <style:paragraph-properties fo:text-align="justify" style:justify-single-word="false"/>
      <style:text-properties fo:font-weight="bold" officeooo:paragraph-rsid="00e25dfd" style:font-weight-asian="bold" style:font-weight-complex="bold"/>
    </style:style>
    <style:style style:name="P148" style:family="paragraph" style:parent-style-name="Standard">
      <style:paragraph-properties fo:text-align="justify" style:justify-single-word="false"/>
      <style:text-properties fo:font-weight="bold" officeooo:paragraph-rsid="00e4a579" style:font-weight-asian="bold" style:font-weight-complex="bold"/>
    </style:style>
    <style:style style:name="P149" style:family="paragraph" style:parent-style-name="Standard">
      <style:paragraph-properties fo:text-align="justify" style:justify-single-word="false"/>
      <style:text-properties fo:font-weight="bold" officeooo:rsid="009eb294" officeooo:paragraph-rsid="009eb294" style:font-weight-asian="bold" style:font-weight-complex="bold"/>
    </style:style>
    <style:style style:name="P150" style:family="paragraph" style:parent-style-name="Standard">
      <style:paragraph-properties fo:text-align="justify" style:justify-single-word="false"/>
      <style:text-properties fo:font-weight="bold" officeooo:rsid="00c46940" officeooo:paragraph-rsid="00c451f2" style:font-weight-asian="bold" style:font-weight-complex="bold"/>
    </style:style>
    <style:style style:name="P151" style:family="paragraph" style:parent-style-name="Standard">
      <style:paragraph-properties fo:text-align="justify" style:justify-single-word="false"/>
      <style:text-properties fo:font-weight="bold" officeooo:rsid="00ce3687" officeooo:paragraph-rsid="00ce3687" style:font-weight-asian="bold" style:font-weight-complex="bold"/>
    </style:style>
    <style:style style:name="P152" style:family="paragraph" style:parent-style-name="Standard">
      <style:paragraph-properties fo:text-align="justify" style:justify-single-word="false"/>
      <style:text-properties fo:font-weight="bold" officeooo:rsid="00d1c0fe" officeooo:paragraph-rsid="00d1c0fe" style:font-weight-asian="bold" style:font-weight-complex="bold"/>
    </style:style>
    <style:style style:name="P153" style:family="paragraph" style:parent-style-name="Standard">
      <style:paragraph-properties fo:text-align="justify" style:justify-single-word="false"/>
      <style:text-properties fo:font-weight="bold" officeooo:rsid="00e25dfd" officeooo:paragraph-rsid="00e25dfd" style:font-weight-asian="bold" style:font-weight-complex="bold"/>
    </style:style>
    <style:style style:name="P154" style:family="paragraph" style:parent-style-name="Standard">
      <style:paragraph-properties fo:text-align="justify" style:justify-single-word="false"/>
      <style:text-properties fo:font-weight="bold" officeooo:rsid="00e4a579" officeooo:paragraph-rsid="00e4a579" style:font-weight-asian="bold" style:font-weight-complex="bold"/>
    </style:style>
    <style:style style:name="P155" style:family="paragraph" style:parent-style-name="Text_20_body">
      <style:text-properties officeooo:paragraph-rsid="00c8d6df"/>
    </style:style>
    <style:style style:name="P156" style:family="paragraph" style:parent-style-name="Preformatted_20_Text">
      <style:text-properties fo:font-size="9pt" style:font-size-asian="9pt" style:font-size-complex="9pt"/>
    </style:style>
    <style:style style:name="P157" style:family="paragraph" style:parent-style-name="Standard">
      <style:paragraph-properties fo:text-align="justify" style:justify-single-word="false"/>
      <style:text-properties officeooo:rsid="00c4869c" officeooo:paragraph-rsid="00c4869c"/>
    </style:style>
    <style:style style:name="P158" style:family="paragraph" style:parent-style-name="Text_20_body">
      <style:text-properties officeooo:paragraph-rsid="009d2872"/>
    </style:style>
    <style:style style:name="P159" style:family="paragraph" style:parent-style-name="Preformatted_20_Text">
      <style:text-properties officeooo:rsid="00f7e69a"/>
    </style:style>
    <style:style style:name="P160" style:family="paragraph" style:parent-style-name="Standard">
      <style:paragraph-properties fo:text-align="justify" style:justify-single-word="false"/>
      <style:text-properties officeooo:rsid="00f7e69a" officeooo:paragraph-rsid="00f7e69a"/>
    </style:style>
    <style:style style:name="P161" style:family="paragraph" style:parent-style-name="Standard">
      <style:paragraph-properties fo:text-align="justify" style:justify-single-word="false"/>
      <style:text-properties officeooo:rsid="00f9b218" officeooo:paragraph-rsid="00f9b218"/>
    </style:style>
    <style:style style:name="P162" style:family="paragraph" style:parent-style-name="Standard">
      <style:paragraph-properties fo:text-align="justify" style:justify-single-word="false"/>
      <style:text-properties officeooo:rsid="011111b3" officeooo:paragraph-rsid="011111b3"/>
    </style:style>
    <style:style style:name="P163" style:family="paragraph" style:parent-style-name="Contents_20_1">
      <style:paragraph-properties>
        <style:tab-stops>
          <style:tab-stop style:position="6.6929in" style:type="right" style:leader-style="dotted" style:leader-text="."/>
        </style:tab-stops>
      </style:paragraph-properties>
    </style:style>
    <style:style style:name="P164" style:family="paragraph" style:parent-style-name="Contents_20_2">
      <style:paragraph-properties>
        <style:tab-stops>
          <style:tab-stop style:position="6.4965in" style:type="right" style:leader-style="dotted" style:leader-text="."/>
        </style:tab-stops>
      </style:paragraph-properties>
    </style:style>
    <style:style style:name="P165" style:family="paragraph" style:parent-style-name="Contents_20_3">
      <style:paragraph-properties>
        <style:tab-stops>
          <style:tab-stop style:position="6.2992in" style:type="right" style:leader-style="dotted" style:leader-text="."/>
        </style:tab-stops>
      </style:paragraph-properties>
    </style:style>
    <style:style style:name="P166" style:family="paragraph" style:parent-style-name="Contents_20_Heading">
      <style:paragraph-properties fo:break-before="page"/>
    </style:style>
    <style:style style:name="P167" style:family="paragraph" style:parent-style-name="Standard">
      <style:paragraph-properties fo:text-align="justify" style:justify-single-word="false"/>
      <style:text-properties fo:font-weight="bold" officeooo:paragraph-rsid="012f952f" style:font-weight-asian="bold" style:font-weight-complex="bold"/>
    </style:style>
    <style:style style:name="P168" style:family="paragraph" style:parent-style-name="Heading_20_1" style:list-style-name=""/>
    <style:style style:name="P169" style:family="paragraph" style:parent-style-name="Heading_20_1">
      <style:paragraph-properties fo:break-before="page"/>
    </style:style>
    <style:style style:name="P170" style:family="paragraph" style:parent-style-name="Heading_20_2">
      <style:paragraph-properties fo:break-before="page"/>
    </style:style>
    <style:style style:name="P171" style:family="paragraph" style:parent-style-name="Heading_20_2" style:list-style-name=""/>
    <style:style style:name="P172" style:family="paragraph" style:parent-style-name="Heading_20_2">
      <style:paragraph-properties fo:break-before="page"/>
      <style:text-properties officeooo:paragraph-rsid="00e019fa"/>
    </style:style>
    <style:style style:name="P173" style:family="paragraph" style:parent-style-name="Heading_20_2">
      <style:paragraph-properties fo:break-before="page"/>
      <style:text-properties officeooo:paragraph-rsid="00c8d6df"/>
    </style:style>
    <style:style style:name="P174" style:family="paragraph" style:parent-style-name="Heading_20_3">
      <style:paragraph-properties fo:break-before="page"/>
    </style:style>
    <style:style style:name="P175" style:family="paragraph" style:parent-style-name="Heading_20_3" style:list-style-name=""/>
    <style:style style:name="P176" style:family="paragraph" style:parent-style-name="Heading_20_3">
      <style:paragraph-properties fo:break-before="page"/>
      <style:text-properties fo:font-weight="bold" style:font-weight-asian="bold" style:font-weight-complex="bold"/>
    </style:style>
    <style:style style:name="P177" style:family="paragraph" style:parent-style-name="Heading_20_3">
      <style:paragraph-properties fo:break-before="page"/>
      <style:text-properties officeooo:paragraph-rsid="007e9c86"/>
    </style:style>
    <style:style style:name="P178" style:family="paragraph" style:parent-style-name="Heading_20_3">
      <style:paragraph-properties fo:break-before="page"/>
      <style:text-properties officeooo:paragraph-rsid="012f952f"/>
    </style:style>
    <style:style style:name="T1" style:family="text">
      <style:text-properties fo:font-weight="bold" style:font-weight-asian="bold" style:font-weight-complex="bold"/>
    </style:style>
    <style:style style:name="T2" style:family="text">
      <style:text-properties fo:font-weight="bold" officeooo:rsid="0041e43e" style:font-weight-asian="bold" style:font-weight-complex="bold"/>
    </style:style>
    <style:style style:name="T3" style:family="text">
      <style:text-properties fo:font-weight="bold" officeooo:rsid="00463ceb" style:font-weight-asian="bold" style:font-weight-complex="bold"/>
    </style:style>
    <style:style style:name="T4" style:family="text">
      <style:text-properties fo:font-weight="bold" officeooo:rsid="00468bb5" style:font-weight-asian="bold" style:font-weight-complex="bold"/>
    </style:style>
    <style:style style:name="T5" style:family="text">
      <style:text-properties fo:font-weight="bold" officeooo:rsid="0054d373" style:font-weight-asian="bold" style:font-weight-complex="bold"/>
    </style:style>
    <style:style style:name="T6" style:family="text">
      <style:text-properties fo:font-weight="bold" officeooo:rsid="00560428" style:font-weight-asian="bold" style:font-weight-complex="bold"/>
    </style:style>
    <style:style style:name="T7" style:family="text">
      <style:text-properties fo:font-weight="bold" officeooo:rsid="005a6144" style:font-weight-asian="bold" style:font-weight-complex="bold"/>
    </style:style>
    <style:style style:name="T8" style:family="text">
      <style:text-properties fo:font-weight="bold" officeooo:rsid="005f8096" style:font-weight-asian="bold" style:font-weight-complex="bold"/>
    </style:style>
    <style:style style:name="T9" style:family="text">
      <style:text-properties fo:font-weight="bold" officeooo:rsid="005fd593" style:font-weight-asian="bold" style:font-weight-complex="bold"/>
    </style:style>
    <style:style style:name="T10" style:family="text">
      <style:text-properties fo:font-weight="bold" officeooo:rsid="0074fc17" style:font-weight-asian="bold" style:font-weight-complex="bold"/>
    </style:style>
    <style:style style:name="T11" style:family="text">
      <style:text-properties fo:font-weight="bold" officeooo:rsid="0075dc69" style:font-weight-asian="bold" style:font-weight-complex="bold"/>
    </style:style>
    <style:style style:name="T12" style:family="text">
      <style:text-properties fo:font-weight="bold" officeooo:rsid="00777e20" style:font-weight-asian="bold" style:font-weight-complex="bold"/>
    </style:style>
    <style:style style:name="T13" style:family="text">
      <style:text-properties fo:font-weight="bold" officeooo:rsid="007d6053" style:font-weight-asian="bold" style:font-weight-complex="bold"/>
    </style:style>
    <style:style style:name="T14" style:family="text">
      <style:text-properties fo:font-weight="bold" officeooo:rsid="0081d293" style:font-weight-asian="bold" style:font-weight-complex="bold"/>
    </style:style>
    <style:style style:name="T15" style:family="text">
      <style:text-properties fo:font-weight="bold" officeooo:rsid="008a03a2" style:font-weight-asian="bold" style:font-weight-complex="bold"/>
    </style:style>
    <style:style style:name="T16" style:family="text">
      <style:text-properties fo:font-weight="bold" officeooo:rsid="0088367e" style:font-weight-asian="bold" style:font-weight-complex="bold"/>
    </style:style>
    <style:style style:name="T17" style:family="text">
      <style:text-properties fo:font-weight="bold" officeooo:rsid="00901949" style:font-weight-asian="bold" style:font-weight-complex="bold"/>
    </style:style>
    <style:style style:name="T18" style:family="text">
      <style:text-properties fo:font-weight="bold" officeooo:rsid="009eb294" style:font-weight-asian="bold" style:font-weight-complex="bold"/>
    </style:style>
    <style:style style:name="T19" style:family="text">
      <style:text-properties fo:font-weight="bold" officeooo:rsid="00a009f9" style:font-weight-asian="bold" style:font-weight-complex="bold"/>
    </style:style>
    <style:style style:name="T20" style:family="text">
      <style:text-properties fo:font-weight="bold" officeooo:rsid="00a37162" style:font-weight-asian="bold" style:font-weight-complex="bold"/>
    </style:style>
    <style:style style:name="T21" style:family="text">
      <style:text-properties fo:font-weight="bold" officeooo:rsid="00a621a5" style:font-weight-asian="bold" style:font-weight-complex="bold"/>
    </style:style>
    <style:style style:name="T22" style:family="text">
      <style:text-properties fo:font-weight="bold" officeooo:rsid="00a63d4b" style:font-weight-asian="bold" style:font-weight-complex="bold"/>
    </style:style>
    <style:style style:name="T23" style:family="text">
      <style:text-properties fo:font-weight="bold" officeooo:rsid="00a79e1c" style:font-weight-asian="bold" style:font-weight-complex="bold"/>
    </style:style>
    <style:style style:name="T24" style:family="text">
      <style:text-properties fo:font-weight="bold" officeooo:rsid="00abd9e5" style:font-weight-asian="bold" style:font-weight-complex="bold"/>
    </style:style>
    <style:style style:name="T25" style:family="text">
      <style:text-properties fo:font-weight="bold" officeooo:rsid="00b01ae7" style:font-weight-asian="bold" style:font-weight-complex="bold"/>
    </style:style>
    <style:style style:name="T26" style:family="text">
      <style:text-properties fo:font-weight="bold" officeooo:rsid="00b2033d" style:font-weight-asian="bold" style:font-weight-complex="bold"/>
    </style:style>
    <style:style style:name="T27" style:family="text">
      <style:text-properties fo:font-weight="bold" officeooo:rsid="00b91f52" style:font-weight-asian="bold" style:font-weight-complex="bold"/>
    </style:style>
    <style:style style:name="T28" style:family="text">
      <style:text-properties fo:font-weight="bold" officeooo:rsid="00b921fb" style:font-weight-asian="bold" style:font-weight-complex="bold"/>
    </style:style>
    <style:style style:name="T29" style:family="text">
      <style:text-properties fo:font-weight="bold" officeooo:rsid="00bab805" style:font-weight-asian="bold" style:font-weight-complex="bold"/>
    </style:style>
    <style:style style:name="T30" style:family="text">
      <style:text-properties fo:font-weight="bold" officeooo:rsid="00c0318d" style:font-weight-asian="bold" style:font-weight-complex="bold"/>
    </style:style>
    <style:style style:name="T31" style:family="text">
      <style:text-properties fo:font-weight="bold" officeooo:rsid="00c09bf2" style:font-weight-asian="bold" style:font-weight-complex="bold"/>
    </style:style>
    <style:style style:name="T32" style:family="text">
      <style:text-properties fo:font-weight="bold" officeooo:rsid="00c12be1" style:font-weight-asian="bold" style:font-weight-complex="bold"/>
    </style:style>
    <style:style style:name="T33" style:family="text">
      <style:text-properties fo:font-weight="bold" officeooo:rsid="00c38fc5" style:font-weight-asian="bold" style:font-weight-complex="bold"/>
    </style:style>
    <style:style style:name="T34" style:family="text">
      <style:text-properties fo:font-weight="bold" officeooo:rsid="00c451f2" style:font-weight-asian="bold" style:font-weight-complex="bold"/>
    </style:style>
    <style:style style:name="T35" style:family="text">
      <style:text-properties fo:font-weight="bold" officeooo:rsid="00c46940" style:font-weight-asian="bold" style:font-weight-complex="bold"/>
    </style:style>
    <style:style style:name="T36" style:family="text">
      <style:text-properties fo:font-weight="bold" officeooo:rsid="00c4cdad" style:font-weight-asian="bold" style:font-weight-complex="bold"/>
    </style:style>
    <style:style style:name="T37" style:family="text">
      <style:text-properties fo:font-weight="bold" officeooo:rsid="00c6bbb7" style:font-weight-asian="bold" style:font-weight-complex="bold"/>
    </style:style>
    <style:style style:name="T38" style:family="text">
      <style:text-properties fo:font-weight="bold" officeooo:rsid="00c9bc1b" style:font-weight-asian="bold" style:font-weight-complex="bold"/>
    </style:style>
    <style:style style:name="T39" style:family="text">
      <style:text-properties fo:font-weight="bold" officeooo:rsid="00ca0b9e" style:font-weight-asian="bold" style:font-weight-complex="bold"/>
    </style:style>
    <style:style style:name="T40" style:family="text">
      <style:text-properties fo:font-weight="bold" officeooo:rsid="003f3c7c" style:font-weight-asian="bold" style:font-weight-complex="bold"/>
    </style:style>
    <style:style style:name="T41" style:family="text">
      <style:text-properties fo:font-weight="bold" officeooo:rsid="00cd1e72" style:font-weight-asian="bold" style:font-weight-complex="bold"/>
    </style:style>
    <style:style style:name="T42" style:family="text">
      <style:text-properties fo:font-weight="bold" officeooo:rsid="00ce3687" style:font-weight-asian="bold" style:font-weight-complex="bold"/>
    </style:style>
    <style:style style:name="T43" style:family="text">
      <style:text-properties fo:font-weight="bold" officeooo:rsid="00d1c0fe" style:font-weight-asian="bold" style:font-weight-complex="bold"/>
    </style:style>
    <style:style style:name="T44" style:family="text">
      <style:text-properties fo:font-weight="bold" officeooo:rsid="00d203f0" style:font-weight-asian="bold" style:font-weight-complex="bold"/>
    </style:style>
    <style:style style:name="T45" style:family="text">
      <style:text-properties fo:font-weight="bold" officeooo:rsid="00d68a71" style:font-weight-asian="bold" style:font-weight-complex="bold"/>
    </style:style>
    <style:style style:name="T46" style:family="text">
      <style:text-properties fo:font-weight="bold" officeooo:rsid="00d9abfb" style:font-weight-asian="bold" style:font-weight-complex="bold"/>
    </style:style>
    <style:style style:name="T47" style:family="text">
      <style:text-properties fo:font-weight="bold" officeooo:rsid="00dbe226" style:font-weight-asian="bold" style:font-weight-complex="bold"/>
    </style:style>
    <style:style style:name="T48" style:family="text">
      <style:text-properties fo:font-weight="bold" officeooo:rsid="00dd276c" style:font-weight-asian="bold" style:font-weight-complex="bold"/>
    </style:style>
    <style:style style:name="T49" style:family="text">
      <style:text-properties fo:font-weight="bold" officeooo:rsid="00ddb6f0" style:font-weight-asian="bold" style:font-weight-complex="bold"/>
    </style:style>
    <style:style style:name="T50" style:family="text">
      <style:text-properties fo:font-weight="bold" officeooo:rsid="00e1ead1" style:font-weight-asian="bold" style:font-weight-complex="bold"/>
    </style:style>
    <style:style style:name="T51" style:family="text">
      <style:text-properties fo:font-weight="bold" officeooo:rsid="00e25dfd" style:font-weight-asian="bold" style:font-weight-complex="bold"/>
    </style:style>
    <style:style style:name="T52" style:family="text">
      <style:text-properties fo:font-weight="bold" officeooo:rsid="00e43041" style:font-weight-asian="bold" style:font-weight-complex="bold"/>
    </style:style>
    <style:style style:name="T53" style:family="text">
      <style:text-properties fo:font-weight="bold" officeooo:rsid="00e4a579" style:font-weight-asian="bold" style:font-weight-complex="bold"/>
    </style:style>
    <style:style style:name="T54" style:family="text">
      <style:text-properties fo:font-weight="bold" officeooo:rsid="00e66ba0" style:font-weight-asian="bold" style:font-weight-complex="bold"/>
    </style:style>
    <style:style style:name="T55" style:family="text">
      <style:text-properties fo:font-weight="bold" officeooo:rsid="00f5a2a8" style:font-weight-asian="bold" style:font-weight-complex="bold"/>
    </style:style>
    <style:style style:name="T56" style:family="text">
      <style:text-properties fo:font-weight="bold" officeooo:rsid="011111b3" style:font-weight-asian="bold" style:font-weight-complex="bold"/>
    </style:style>
    <style:style style:name="T57" style:family="text">
      <style:text-properties fo:font-weight="bold" officeooo:rsid="0113439d" style:font-weight-asian="bold" style:font-weight-complex="bold"/>
    </style:style>
    <style:style style:name="T58" style:family="text">
      <style:text-properties fo:font-weight="bold" officeooo:rsid="012051d6" style:font-weight-asian="bold" style:font-weight-complex="bold"/>
    </style:style>
    <style:style style:name="T59" style:family="text">
      <style:text-properties fo:font-weight="bold" officeooo:rsid="01221dde" style:font-weight-asian="bold" style:font-weight-complex="bold"/>
    </style:style>
    <style:style style:name="T60" style:family="text">
      <style:text-properties fo:font-weight="bold" officeooo:rsid="0126cecb" style:font-weight-asian="bold" style:font-weight-complex="bold"/>
    </style:style>
    <style:style style:name="T61" style:family="text">
      <style:text-properties fo:font-weight="bold" officeooo:rsid="012f952f" style:font-weight-asian="bold" style:font-weight-complex="bold"/>
    </style:style>
    <style:style style:name="T62" style:family="text">
      <style:text-properties officeooo:rsid="001e9c17"/>
    </style:style>
    <style:style style:name="T63" style:family="text">
      <style:text-properties officeooo:rsid="001f05f1"/>
    </style:style>
    <style:style style:name="T64" style:family="text">
      <style:text-properties officeooo:rsid="001f81c4"/>
    </style:style>
    <style:style style:name="T65" style:family="text">
      <style:text-properties officeooo:rsid="00233848"/>
    </style:style>
    <style:style style:name="T66" style:family="text">
      <style:text-properties officeooo:rsid="0023ed3c"/>
    </style:style>
    <style:style style:name="T67" style:family="text">
      <style:text-properties officeooo:rsid="00268c22"/>
    </style:style>
    <style:style style:name="T68" style:family="text">
      <style:text-properties officeooo:rsid="0027ca77"/>
    </style:style>
    <style:style style:name="T69" style:family="text">
      <style:text-properties officeooo:rsid="0028f483"/>
    </style:style>
    <style:style style:name="T70" style:family="text">
      <style:text-properties officeooo:rsid="002ad33b"/>
    </style:style>
    <style:style style:name="T71" style:family="text">
      <style:text-properties officeooo:rsid="002e12b7"/>
    </style:style>
    <style:style style:name="T72" style:family="text">
      <style:text-properties officeooo:rsid="002f2e0a"/>
    </style:style>
    <style:style style:name="T73" style:family="text">
      <style:text-properties officeooo:rsid="002f8593"/>
    </style:style>
    <style:style style:name="T74" style:family="text">
      <style:text-properties officeooo:rsid="0030aaa7"/>
    </style:style>
    <style:style style:name="T75" style:family="text">
      <style:text-properties officeooo:rsid="003193b0"/>
    </style:style>
    <style:style style:name="T76" style:family="text">
      <style:text-properties officeooo:rsid="00328272"/>
    </style:style>
    <style:style style:name="T77" style:family="text">
      <style:text-properties officeooo:rsid="00351be3"/>
    </style:style>
    <style:style style:name="T78" style:family="text">
      <style:text-properties officeooo:rsid="00392281"/>
    </style:style>
    <style:style style:name="T79" style:family="text">
      <style:text-properties officeooo:rsid="003c5a90"/>
    </style:style>
    <style:style style:name="T80" style:family="text">
      <style:text-properties officeooo:rsid="003d1307"/>
    </style:style>
    <style:style style:name="T81" style:family="text">
      <style:text-properties officeooo:rsid="003e885e"/>
    </style:style>
    <style:style style:name="T82" style:family="text">
      <style:text-properties officeooo:rsid="003f3c7c"/>
    </style:style>
    <style:style style:name="T83" style:family="text">
      <style:text-properties officeooo:rsid="00463ceb"/>
    </style:style>
    <style:style style:name="T84" style:family="text">
      <style:text-properties officeooo:rsid="0054d373"/>
    </style:style>
    <style:style style:name="T85" style:family="text">
      <style:text-properties officeooo:rsid="00560428"/>
    </style:style>
    <style:style style:name="T86" style:family="text">
      <style:text-properties officeooo:rsid="00598edb"/>
    </style:style>
    <style:style style:name="T87" style:family="text">
      <style:text-properties officeooo:rsid="005a6144"/>
    </style:style>
    <style:style style:name="T88" style:family="text">
      <style:text-properties officeooo:rsid="005da643"/>
    </style:style>
    <style:style style:name="T89" style:family="text">
      <style:text-properties officeooo:rsid="005f8096"/>
    </style:style>
    <style:style style:name="T90" style:family="text">
      <style:text-properties officeooo:rsid="005fd593"/>
    </style:style>
    <style:style style:name="T91" style:family="text">
      <style:text-properties officeooo:rsid="0060e5bd"/>
    </style:style>
    <style:style style:name="T92" style:family="text">
      <style:text-properties officeooo:rsid="00639a42"/>
    </style:style>
    <style:style style:name="T93" style:family="text">
      <style:text-properties officeooo:rsid="00656b55"/>
    </style:style>
    <style:style style:name="T94" style:family="text">
      <style:text-properties officeooo:rsid="006e0c50"/>
    </style:style>
    <style:style style:name="T95" style:family="text">
      <style:text-properties fo:font-weight="normal" style:font-weight-asian="normal" style:font-weight-complex="normal"/>
    </style:style>
    <style:style style:name="T96" style:family="text">
      <style:text-properties fo:font-weight="normal" officeooo:rsid="009eb294" style:font-weight-asian="normal" style:font-weight-complex="normal"/>
    </style:style>
    <style:style style:name="T97" style:family="text">
      <style:text-properties fo:font-weight="normal" officeooo:rsid="00b2033d" style:font-weight-asian="normal" style:font-weight-complex="normal"/>
    </style:style>
    <style:style style:name="T98" style:family="text">
      <style:text-properties officeooo:rsid="0071a306"/>
    </style:style>
    <style:style style:name="T99" style:family="text">
      <style:text-properties officeooo:rsid="0075dc69"/>
    </style:style>
    <style:style style:name="T100" style:family="text">
      <style:text-properties officeooo:rsid="00777e20"/>
    </style:style>
    <style:style style:name="T101" style:family="text">
      <style:text-properties officeooo:rsid="007a074e"/>
    </style:style>
    <style:style style:name="T102" style:family="text">
      <style:text-properties officeooo:rsid="007ac7f0"/>
    </style:style>
    <style:style style:name="T103" style:family="text">
      <style:text-properties officeooo:rsid="007e9c86"/>
    </style:style>
    <style:style style:name="T104" style:family="text">
      <style:text-properties officeooo:rsid="0081d293"/>
    </style:style>
    <style:style style:name="T105" style:family="text">
      <style:text-properties officeooo:rsid="008c010f"/>
    </style:style>
    <style:style style:name="T106" style:family="text">
      <style:text-properties officeooo:rsid="00901949"/>
    </style:style>
    <style:style style:name="T107" style:family="text">
      <style:text-properties officeooo:rsid="00a009f9"/>
    </style:style>
    <style:style style:name="T108" style:family="text">
      <style:text-properties officeooo:rsid="00b2033d"/>
    </style:style>
    <style:style style:name="T109" style:family="text">
      <style:text-properties officeooo:rsid="00c4869c"/>
    </style:style>
    <style:style style:name="T110" style:family="text">
      <style:text-properties officeooo:rsid="00c4cdad"/>
    </style:style>
    <style:style style:name="T111" style:family="text">
      <style:text-properties officeooo:rsid="00c65ef4"/>
    </style:style>
    <style:style style:name="T112" style:family="text">
      <style:text-properties officeooo:rsid="00c8d6df"/>
    </style:style>
    <style:style style:name="T113" style:family="text">
      <style:text-properties officeooo:rsid="00d9abfb"/>
    </style:style>
    <style:style style:name="T114" style:family="text">
      <style:text-properties officeooo:rsid="00ddb6f0"/>
    </style:style>
    <style:style style:name="T115" style:family="text">
      <style:text-properties officeooo:rsid="00e019fa"/>
    </style:style>
    <style:style style:name="T116" style:family="text">
      <style:text-properties officeooo:rsid="00efa144"/>
    </style:style>
    <style:style style:name="T117" style:family="text">
      <style:text-properties officeooo:rsid="00eff02e"/>
    </style:style>
    <style:style style:name="T118" style:family="text">
      <style:text-properties officeooo:rsid="00f5393d"/>
    </style:style>
    <style:style style:name="T119" style:family="text">
      <style:text-properties officeooo:rsid="00f5a2a8"/>
    </style:style>
    <style:style style:name="T120" style:family="text">
      <style:text-properties officeooo:rsid="00f7e69a"/>
    </style:style>
    <style:style style:name="T121" style:family="text">
      <style:text-properties style:font-name="Liberation Serif"/>
    </style:style>
    <style:style style:name="T122" style:family="text">
      <style:text-properties officeooo:rsid="00fdfb9c"/>
    </style:style>
    <style:style style:name="T123" style:family="text">
      <style:text-properties officeooo:rsid="0103d307"/>
    </style:style>
    <style:style style:name="T124" style:family="text">
      <style:text-properties officeooo:rsid="0108c2c3"/>
    </style:style>
    <style:style style:name="T125" style:family="text">
      <style:text-properties officeooo:rsid="0108d66a"/>
    </style:style>
    <style:style style:name="T126" style:family="text">
      <style:text-properties officeooo:rsid="010adc05"/>
    </style:style>
    <style:style style:name="T127" style:family="text">
      <style:text-properties officeooo:rsid="011111b3"/>
    </style:style>
    <style:style style:name="T128" style:family="text">
      <style:text-properties officeooo:rsid="0111f05e"/>
    </style:style>
    <style:style style:name="T129" style:family="text">
      <style:text-properties officeooo:rsid="01179e08"/>
    </style:style>
    <style:style style:name="T130" style:family="text">
      <style:text-properties officeooo:rsid="01198876"/>
    </style:style>
    <style:style style:name="T131" style:family="text">
      <style:text-properties officeooo:rsid="012051d6"/>
    </style:style>
    <style:style style:name="T132" style:family="text">
      <style:text-properties officeooo:rsid="01221952"/>
    </style:style>
    <style:style style:name="T133" style:family="text">
      <style:text-properties officeooo:rsid="01221dde"/>
    </style:style>
    <style:style style:name="T134" style:family="text">
      <style:text-properties officeooo:rsid="01250264"/>
    </style:style>
    <style:style style:name="T135" style:family="text">
      <style:text-properties officeooo:rsid="0126cecb"/>
    </style:style>
    <style:style style:name="T136" style:family="text">
      <style:text-properties officeooo:rsid="012b8896"/>
    </style:style>
    <style:style style:name="T137" style:family="text">
      <style:text-properties style:text-position="super 58%"/>
    </style:style>
    <style:style style:name="T138" style:family="text">
      <style:text-properties officeooo:rsid="012f952f"/>
    </style:style>
    <style:style style:name="T139" style:family="text">
      <style:text-properties officeooo:rsid="0131f9f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Linux Kernel</text:p>
      <text:p text:style-name="P72"/>
      <text:p text:style-name="P74"/>
      <text:p text:style-name="P73"/>
      <text:p text:style-name="P73"/>
      <text:p text:style-name="P75">by ChatGPT</text:p>
      <text:p text:style-name="P75"/>
      <text:p text:style-name="P75"/>
      <text:p text:style-name="P78">v.0.1.0. <text:s/><text:span text:style-name="T139">Draft </text:span><text:s/><text:span text:style-name="T139">12</text:span><text:span text:style-name="T137">th</text:span> May 2023 </text:p>
      <text:p text:style-name="P76"/>
      <text:p text:style-name="P76"/>
      <text:p text:style-name="P76"/>
      <text:p text:style-name="P76"/>
      <text:p text:style-name="P77">Linux Kernel details in an easy (as much as possible) to follow document.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6">Table of Contents</text:p>
          </text:index-title>
          <text:p text:style-name="P163"><text:a xlink:type="simple" xlink:href="#__RefHeading___Toc171793_3177406469" text:style-name="Index_20_Link" text:visited-style-name="Index_20_Link">The Editor's Notes<text:tab/>11</text:a></text:p>
          <text:p text:style-name="P163"><text:a xlink:type="simple" xlink:href="#__RefHeading___Toc171795_3177406469" text:style-name="Index_20_Link" text:visited-style-name="Index_20_Link">0. Preface<text:tab/>12</text:a></text:p>
          <text:p text:style-name="P163"><text:a xlink:type="simple" xlink:href="#__RefHeading___Toc171797_3177406469" text:style-name="Index_20_Link" text:visited-style-name="Index_20_Link">1. Introduction<text:tab/>13</text:a></text:p>
          <text:p text:style-name="P164"><text:a xlink:type="simple" xlink:href="#__RefHeading___Toc171799_3177406469" text:style-name="Index_20_Link" text:visited-style-name="Index_20_Link">1.1. What is Linux<text:tab/>13</text:a></text:p>
          <text:p text:style-name="P164"><text:a xlink:type="simple" xlink:href="#__RefHeading___Toc171801_3177406469" text:style-name="Index_20_Link" text:visited-style-name="Index_20_Link">1.2. What is Kernel<text:tab/>14</text:a></text:p>
          <text:p text:style-name="P164"><text:a xlink:type="simple" xlink:href="#__RefHeading___Toc171803_3177406469" text:style-name="Index_20_Link" text:visited-style-name="Index_20_Link">1.3. History of Linux Kernel<text:tab/>15</text:a></text:p>
          <text:p text:style-name="P164"><text:a xlink:type="simple" xlink:href="#__RefHeading___Toc171805_3177406469" text:style-name="Index_20_Link" text:visited-style-name="Index_20_Link">1.4. Linux Kernel Architecture<text:tab/>16</text:a></text:p>
          <text:p text:style-name="P164"><text:a xlink:type="simple" xlink:href="#__RefHeading___Toc171807_3177406469" text:style-name="Index_20_Link" text:visited-style-name="Index_20_Link">1.5. Linux Kernel vs Other Kernels<text:tab/>17</text:a></text:p>
          <text:p text:style-name="P164"><text:a xlink:type="simple" xlink:href="#__RefHeading___Toc171809_3177406469" text:style-name="Index_20_Link" text:visited-style-name="Index_20_Link">1.6. Open Source Development<text:tab/>18</text:a></text:p>
          <text:p text:style-name="P164"><text:a xlink:type="simple" xlink:href="#__RefHeading___Toc171811_3177406469" text:style-name="Index_20_Link" text:visited-style-name="Index_20_Link">1.7. Linux Community<text:tab/>19</text:a></text:p>
          <text:p text:style-name="P164"><text:a xlink:type="simple" xlink:href="#__RefHeading___Toc171813_3177406469" text:style-name="Index_20_Link" text:visited-style-name="Index_20_Link">1.8. Linux Kernel Coding Guidelines<text:tab/>20</text:a></text:p>
          <text:p text:style-name="P164"><text:a xlink:type="simple" xlink:href="#__RefHeading___Toc171815_3177406469" text:style-name="Index_20_Link" text:visited-style-name="Index_20_Link">1.9. Linux Kernel Development Process<text:tab/>21</text:a></text:p>
          <text:p text:style-name="P164"><text:a xlink:type="simple" xlink:href="#__RefHeading___Toc171817_3177406469" text:style-name="Index_20_Link" text:visited-style-name="Index_20_Link">1.10. Linux Kernel Configuration Options<text:tab/>22</text:a></text:p>
          <text:p text:style-name="P164"><text:a xlink:type="simple" xlink:href="#__RefHeading___Toc171819_3177406469" text:style-name="Index_20_Link" text:visited-style-name="Index_20_Link">1.11. Contributing To The Linux Kernel Community<text:tab/>23</text:a></text:p>
          <text:p text:style-name="P164"><text:a xlink:type="simple" xlink:href="#__RefHeading___Toc171821_3177406469" text:style-name="Index_20_Link" text:visited-style-name="Index_20_Link">1.12. Linux Kernel Components<text:tab/>24</text:a></text:p>
          <text:p text:style-name="P163"><text:a xlink:type="simple" xlink:href="#__RefHeading___Toc171823_3177406469" text:style-name="Index_20_Link" text:visited-style-name="Index_20_Link">2. Process Management<text:tab/>26</text:a></text:p>
          <text:p text:style-name="P164"><text:a xlink:type="simple" xlink:href="#__RefHeading___Toc171825_3177406469" text:style-name="Index_20_Link" text:visited-style-name="Index_20_Link">2.1. Process Creation<text:tab/>27</text:a></text:p>
          <text:p text:style-name="P165"><text:a xlink:type="simple" xlink:href="#__RefHeading___Toc9873_2602629756" text:style-name="Index_20_Link" text:visited-style-name="Index_20_Link">2.1.1. Process Identification<text:tab/>28</text:a></text:p>
          <text:p text:style-name="P165"><text:a xlink:type="simple" xlink:href="#__RefHeading___Toc9875_2602629756" text:style-name="Index_20_Link" text:visited-style-name="Index_20_Link">2.1.2. Memory Allocation<text:tab/>29</text:a></text:p>
          <text:p text:style-name="P165"><text:a xlink:type="simple" xlink:href="#__RefHeading___Toc9877_2602629756" text:style-name="Index_20_Link" text:visited-style-name="Index_20_Link">2.1.3. File Descriptor Initialization<text:tab/>30</text:a></text:p>
          <text:p text:style-name="P165"><text:a xlink:type="simple" xlink:href="#__RefHeading___Toc9879_2602629756" text:style-name="Index_20_Link" text:visited-style-name="Index_20_Link">2.1.4. Resource Initialization<text:tab/>31</text:a></text:p>
          <text:p text:style-name="P165"><text:a xlink:type="simple" xlink:href="#__RefHeading___Toc9881_2602629756" text:style-name="Index_20_Link" text:visited-style-name="Index_20_Link">2.1.5. Process Creation<text:tab/>32</text:a></text:p>
          <text:p text:style-name="P165"><text:a xlink:type="simple" xlink:href="#__RefHeading___Toc9883_2602629756" text:style-name="Index_20_Link" text:visited-style-name="Index_20_Link">2.1.6. Process Scheduling<text:tab/>33</text:a></text:p>
          <text:p text:style-name="P165"><text:a xlink:type="simple" xlink:href="#__RefHeading___Toc9885_2602629756" text:style-name="Index_20_Link" text:visited-style-name="Index_20_Link">2.1.7. Process Execution<text:tab/>34</text:a></text:p>
          <text:p text:style-name="P165"><text:a xlink:type="simple" xlink:href="#__RefHeading___Toc9887_2602629756" text:style-name="Index_20_Link" text:visited-style-name="Index_20_Link">2.1.8. Process Control Block<text:tab/>35</text:a></text:p>
          <text:p text:style-name="P164"><text:a xlink:type="simple" xlink:href="#__RefHeading___Toc171827_3177406469" text:style-name="Index_20_Link" text:visited-style-name="Index_20_Link">2.2. Process Scheduling<text:tab/>36</text:a></text:p>
          <text:p text:style-name="P165"><text:a xlink:type="simple" xlink:href="#__RefHeading___Toc9889_2602629756" text:style-name="Index_20_Link" text:visited-style-name="Index_20_Link">2.2.1. Process States<text:tab/>37</text:a></text:p>
          <text:p text:style-name="P165"><text:a xlink:type="simple" xlink:href="#__RefHeading___Toc9891_2602629756" text:style-name="Index_20_Link" text:visited-style-name="Index_20_Link">2.2.2. Process Priorities<text:tab/>38</text:a></text:p>
          <text:p text:style-name="P165"><text:a xlink:type="simple" xlink:href="#__RefHeading___Toc9893_2602629756" text:style-name="Index_20_Link" text:visited-style-name="Index_20_Link">2.2.3. Scheduling Policy<text:tab/>39</text:a></text:p>
          <text:p text:style-name="P165"><text:a xlink:type="simple" xlink:href="#__RefHeading___Toc9895_2602629756" text:style-name="Index_20_Link" text:visited-style-name="Index_20_Link">2.2.4. Time Slicing<text:tab/>40</text:a></text:p>
          <text:p text:style-name="P165"><text:a xlink:type="simple" xlink:href="#__RefHeading___Toc9897_2602629756" text:style-name="Index_20_Link" text:visited-style-name="Index_20_Link">2.2.5. Process Affinity<text:tab/>41</text:a></text:p>
          <text:p text:style-name="P165"><text:a xlink:type="simple" xlink:href="#__RefHeading___Toc9899_2602629756" text:style-name="Index_20_Link" text:visited-style-name="Index_20_Link">2.2.6. Interrupts<text:tab/>42</text:a></text:p>
          <text:p text:style-name="P164"><text:a xlink:type="simple" xlink:href="#__RefHeading___Toc171829_3177406469" text:style-name="Index_20_Link" text:visited-style-name="Index_20_Link">2.3. Process Termination<text:tab/>43</text:a></text:p>
          <text:p text:style-name="P165"><text:a xlink:type="simple" xlink:href="#__RefHeading___Toc19582_3246040053" text:style-name="Index_20_Link" text:visited-style-name="Index_20_Link">2.3.1. Process Termination Signal<text:tab/>44</text:a></text:p>
          <text:p text:style-name="P165"><text:a xlink:type="simple" xlink:href="#__RefHeading___Toc19584_3246040053" text:style-name="Index_20_Link" text:visited-style-name="Index_20_Link">2.3.2. Signal Handling<text:tab/>45</text:a></text:p>
          <text:p text:style-name="P165"><text:a xlink:type="simple" xlink:href="#__RefHeading___Toc19586_3246040053" text:style-name="Index_20_Link" text:visited-style-name="Index_20_Link">2.3.3. Resource Cleanup<text:tab/>46</text:a></text:p>
          <text:p text:style-name="P165"><text:a xlink:type="simple" xlink:href="#__RefHeading___Toc19588_3246040053" text:style-name="Index_20_Link" text:visited-style-name="Index_20_Link">2.3.4. Child Processes<text:tab/>47</text:a></text:p>
          <text:p text:style-name="P165"><text:a xlink:type="simple" xlink:href="#__RefHeading___Toc19590_3246040053" text:style-name="Index_20_Link" text:visited-style-name="Index_20_Link">2.3.5. Process Exit<text:tab/>48</text:a></text:p>
          <text:p text:style-name="P165"><text:a xlink:type="simple" xlink:href="#__RefHeading___Toc19592_3246040053" text:style-name="Index_20_Link" text:visited-style-name="Index_20_Link">2.3.6. Zombie Processes<text:tab/>49</text:a></text:p>
          <text:p text:style-name="P164"><text:a xlink:type="simple" xlink:href="#__RefHeading___Toc171831_3177406469" text:style-name="Index_20_Link" text:visited-style-name="Index_20_Link">2.4. Process Synchronization<text:tab/>50</text:a></text:p>
          <text:p text:style-name="P165"><text:a xlink:type="simple" xlink:href="#__RefHeading___Toc9901_2602629756" text:style-name="Index_20_Link" text:visited-style-name="Index_20_Link">2.4.1. Semaphores<text:tab/>51</text:a></text:p>
          <text:p text:style-name="P165"><text:a xlink:type="simple" xlink:href="#__RefHeading___Toc9903_2602629756" text:style-name="Index_20_Link" text:visited-style-name="Index_20_Link">2.4.2. Mutexes<text:tab/>52</text:a></text:p>
          <text:p text:style-name="P165"><text:a xlink:type="simple" xlink:href="#__RefHeading___Toc9905_2602629756" text:style-name="Index_20_Link" text:visited-style-name="Index_20_Link">2.4.3. Spinlocks<text:tab/>53</text:a></text:p>
          <text:p text:style-name="P165"><text:a xlink:type="simple" xlink:href="#__RefHeading___Toc9907_2602629756" text:style-name="Index_20_Link" text:visited-style-name="Index_20_Link">2.4.4. Condition Variables<text:tab/>54</text:a></text:p>
          <text:p text:style-name="P165"><text:a xlink:type="simple" xlink:href="#__RefHeading___Toc9909_2602629756" text:style-name="Index_20_Link" text:visited-style-name="Index_20_Link">2.4.5. Futexes<text:tab/>55</text:a></text:p>
          <text:p text:style-name="P164"><text:a xlink:type="simple" xlink:href="#__RefHeading___Toc171833_3177406469" text:style-name="Index_20_Link" text:visited-style-name="Index_20_Link">2.5. Process Signals<text:tab/>56</text:a></text:p>
          <text:p text:style-name="P165"><text:a xlink:type="simple" xlink:href="#__RefHeading___Toc9911_2602629756" text:style-name="Index_20_Link" text:visited-style-name="Index_20_Link">2.5.1. Most Common Process Signals<text:tab/>57</text:a></text:p>
          <text:p text:style-name="P165"><text:a xlink:type="simple" xlink:href="#__RefHeading___Toc9913_2602629756" text:style-name="Index_20_Link" text:visited-style-name="Index_20_Link">2.5.2. Full List of Process Signals<text:tab/>58</text:a></text:p>
          <text:p text:style-name="P164"><text:soft-page-break/><text:a xlink:type="simple" xlink:href="#__RefHeading___Toc171835_3177406469" text:style-name="Index_20_Link" text:visited-style-name="Index_20_Link">2.6. Process Context<text:tab/>60</text:a></text:p>
          <text:p text:style-name="P165"><text:a xlink:type="simple" xlink:href="#__RefHeading___Toc9915_2602629756" text:style-name="Index_20_Link" text:visited-style-name="Index_20_Link">2.6.1. User Space Context<text:tab/>61</text:a></text:p>
          <text:p text:style-name="P165"><text:a xlink:type="simple" xlink:href="#__RefHeading___Toc9917_2602629756" text:style-name="Index_20_Link" text:visited-style-name="Index_20_Link">2.6.2. Kernel Space Context<text:tab/>62</text:a></text:p>
          <text:p text:style-name="P164"><text:a xlink:type="simple" xlink:href="#__RefHeading___Toc171837_3177406469" text:style-name="Index_20_Link" text:visited-style-name="Index_20_Link">2.7. Example Code<text:tab/>63</text:a></text:p>
          <text:p text:style-name="P164"><text:a xlink:type="simple" xlink:href="#__RefHeading___Toc171839_3177406469" text:style-name="Index_20_Link" text:visited-style-name="Index_20_Link">2.8. APIs<text:tab/>65</text:a></text:p>
          <text:p text:style-name="P163"><text:a xlink:type="simple" xlink:href="#__RefHeading___Toc171841_3177406469" text:style-name="Index_20_Link" text:visited-style-name="Index_20_Link">3. Memory Management<text:tab/>67</text:a></text:p>
          <text:p text:style-name="P164"><text:a xlink:type="simple" xlink:href="#__RefHeading___Toc171843_3177406469" text:style-name="Index_20_Link" text:visited-style-name="Index_20_Link">3.1. Virtual Memory<text:tab/>68</text:a></text:p>
          <text:p text:style-name="P165"><text:a xlink:type="simple" xlink:href="#__RefHeading___Toc19599_3246040053" text:style-name="Index_20_Link" text:visited-style-name="Index_20_Link">3.1.1. Address Space Isolation<text:tab/>69</text:a></text:p>
          <text:p text:style-name="P165"><text:a xlink:type="simple" xlink:href="#__RefHeading___Toc19601_3246040053" text:style-name="Index_20_Link" text:visited-style-name="Index_20_Link">3.1.2. Memory Protection<text:tab/>70</text:a></text:p>
          <text:p text:style-name="P165"><text:a xlink:type="simple" xlink:href="#__RefHeading___Toc19603_3246040053" text:style-name="Index_20_Link" text:visited-style-name="Index_20_Link">3.1.3. Memory Sharing<text:tab/>71</text:a></text:p>
          <text:p text:style-name="P165"><text:a xlink:type="simple" xlink:href="#__RefHeading___Toc19605_3246040053" text:style-name="Index_20_Link" text:visited-style-name="Index_20_Link">3.1.4. Large Address Spaces<text:tab/>72</text:a></text:p>
          <text:p text:style-name="P164"><text:a xlink:type="simple" xlink:href="#__RefHeading___Toc171845_3177406469" text:style-name="Index_20_Link" text:visited-style-name="Index_20_Link">3.2. Paging:<text:tab/>73</text:a></text:p>
          <text:p text:style-name="P165"><text:a xlink:type="simple" xlink:href="#__RefHeading___Toc9919_2602629756" text:style-name="Index_20_Link" text:visited-style-name="Index_20_Link">3.2.1. Page Size<text:tab/>74</text:a></text:p>
          <text:p text:style-name="P165"><text:a xlink:type="simple" xlink:href="#__RefHeading___Toc9921_2602629756" text:style-name="Index_20_Link" text:visited-style-name="Index_20_Link">3.2.2. Page Tables<text:tab/>75</text:a></text:p>
          <text:p text:style-name="P165"><text:a xlink:type="simple" xlink:href="#__RefHeading___Toc9923_2602629756" text:style-name="Index_20_Link" text:visited-style-name="Index_20_Link">3.2.3. Demand Paging<text:tab/>76</text:a></text:p>
          <text:p text:style-name="P165"><text:a xlink:type="simple" xlink:href="#__RefHeading___Toc9925_2602629756" text:style-name="Index_20_Link" text:visited-style-name="Index_20_Link">3.2.4. Page Replacement<text:tab/>77</text:a></text:p>
          <text:p text:style-name="P165"><text:a xlink:type="simple" xlink:href="#__RefHeading___Toc9927_2602629756" text:style-name="Index_20_Link" text:visited-style-name="Index_20_Link">3.2.5. Page Swapping<text:tab/>78</text:a></text:p>
          <text:p text:style-name="P165"><text:a xlink:type="simple" xlink:href="#__RefHeading___Toc9929_2602629756" text:style-name="Index_20_Link" text:visited-style-name="Index_20_Link">3.2.6. Memory Protection<text:tab/>79</text:a></text:p>
          <text:p text:style-name="P165"><text:a xlink:type="simple" xlink:href="#__RefHeading___Toc9931_2602629756" text:style-name="Index_20_Link" text:visited-style-name="Index_20_Link">3.2.7. Huge Pages<text:tab/>80</text:a></text:p>
          <text:p text:style-name="P164"><text:a xlink:type="simple" xlink:href="#__RefHeading___Toc171847_3177406469" text:style-name="Index_20_Link" text:visited-style-name="Index_20_Link">3.3. Swapping<text:tab/>81</text:a></text:p>
          <text:p text:style-name="P165"><text:a xlink:type="simple" xlink:href="#__RefHeading___Toc9933_2602629756" text:style-name="Index_20_Link" text:visited-style-name="Index_20_Link">3.3.1. Swap Space<text:tab/>82</text:a></text:p>
          <text:p text:style-name="P165"><text:a xlink:type="simple" xlink:href="#__RefHeading___Toc9935_2602629756" text:style-name="Index_20_Link" text:visited-style-name="Index_20_Link">3.3.2. Swapping Policy<text:tab/>83</text:a></text:p>
          <text:p text:style-name="P165"><text:a xlink:type="simple" xlink:href="#__RefHeading___Toc9937_2602629756" text:style-name="Index_20_Link" text:visited-style-name="Index_20_Link">3.3.3. Swapping Algorithm<text:tab/>84</text:a></text:p>
          <text:p text:style-name="P165"><text:a xlink:type="simple" xlink:href="#__RefHeading___Toc9939_2602629756" text:style-name="Index_20_Link" text:visited-style-name="Index_20_Link">3.3.4. Swapping Frequency<text:tab/>85</text:a></text:p>
          <text:p text:style-name="P165"><text:a xlink:type="simple" xlink:href="#__RefHeading___Toc9941_2602629756" text:style-name="Index_20_Link" text:visited-style-name="Index_20_Link">3.3.5. Swapping Performance<text:tab/>86</text:a></text:p>
          <text:p text:style-name="P165"><text:a xlink:type="simple" xlink:href="#__RefHeading___Toc9943_2602629756" text:style-name="Index_20_Link" text:visited-style-name="Index_20_Link">3.3.6. Swappiness<text:tab/>87</text:a></text:p>
          <text:p text:style-name="P164"><text:a xlink:type="simple" xlink:href="#__RefHeading___Toc171849_3177406469" text:style-name="Index_20_Link" text:visited-style-name="Index_20_Link">3.4. Memory Allocation<text:tab/>88</text:a></text:p>
          <text:p text:style-name="P165"><text:a xlink:type="simple" xlink:href="#__RefHeading___Toc9945_2602629756" text:style-name="Index_20_Link" text:visited-style-name="Index_20_Link">3.4.1. Kernel Memory Zones<text:tab/>89</text:a></text:p>
          <text:p text:style-name="P165"><text:a xlink:type="simple" xlink:href="#__RefHeading___Toc9947_2602629756" text:style-name="Index_20_Link" text:visited-style-name="Index_20_Link">3.4.2. Buddy System Allocator<text:tab/>90</text:a></text:p>
          <text:p text:style-name="P165"><text:a xlink:type="simple" xlink:href="#__RefHeading___Toc9949_2602629756" text:style-name="Index_20_Link" text:visited-style-name="Index_20_Link">3.4.3. Slab Allocator<text:tab/>91</text:a></text:p>
          <text:p text:style-name="P165"><text:a xlink:type="simple" xlink:href="#__RefHeading___Toc9951_2602629756" text:style-name="Index_20_Link" text:visited-style-name="Index_20_Link">3.4.4. Zoned Allocator<text:tab/>92</text:a></text:p>
          <text:p text:style-name="P165"><text:a xlink:type="simple" xlink:href="#__RefHeading___Toc9953_2602629756" text:style-name="Index_20_Link" text:visited-style-name="Index_20_Link">3.4.5. User-Space Memory Allocation<text:tab/>93</text:a></text:p>
          <text:p text:style-name="P164"><text:a xlink:type="simple" xlink:href="#__RefHeading___Toc171853_3177406469" text:style-name="Index_20_Link" text:visited-style-name="Index_20_Link">3.5. Memory Fragmentation:<text:tab/>94</text:a></text:p>
          <text:p text:style-name="P165"><text:a xlink:type="simple" xlink:href="#__RefHeading___Toc19627_3246040053" text:style-name="Index_20_Link" text:visited-style-name="Index_20_Link">3.5.1. External Fragmentation<text:tab/>95</text:a></text:p>
          <text:p text:style-name="P165"><text:a xlink:type="simple" xlink:href="#__RefHeading___Toc19629_3246040053" text:style-name="Index_20_Link" text:visited-style-name="Index_20_Link">3.5.2. Internal Fragmentation<text:tab/>96</text:a></text:p>
          <text:p text:style-name="P164"><text:a xlink:type="simple" xlink:href="#__RefHeading___Toc171855_3177406469" text:style-name="Index_20_Link" text:visited-style-name="Index_20_Link">3.6. Example Code<text:tab/>97</text:a></text:p>
          <text:p text:style-name="P164"><text:a xlink:type="simple" xlink:href="#__RefHeading___Toc171857_3177406469" text:style-name="Index_20_Link" text:visited-style-name="Index_20_Link">3.7. APIs<text:tab/>98</text:a></text:p>
          <text:p text:style-name="P163"><text:a xlink:type="simple" xlink:href="#__RefHeading___Toc171859_3177406469" text:style-name="Index_20_Link" text:visited-style-name="Index_20_Link">4. Device Drivers<text:tab/>99</text:a></text:p>
          <text:p text:style-name="P164"><text:a xlink:type="simple" xlink:href="#__RefHeading___Toc171861_3177406469" text:style-name="Index_20_Link" text:visited-style-name="Index_20_Link">4.1. Device Detection<text:tab/>100</text:a></text:p>
          <text:p text:style-name="P165"><text:a xlink:type="simple" xlink:href="#__RefHeading___Toc20307_1213047185" text:style-name="Index_20_Link" text:visited-style-name="Index_20_Link">4.1.1. Initialization<text:tab/>101</text:a></text:p>
          <text:p text:style-name="P165"><text:a xlink:type="simple" xlink:href="#__RefHeading___Toc20309_1213047185" text:style-name="Index_20_Link" text:visited-style-name="Index_20_Link">4.1.2. Scanning<text:tab/>102</text:a></text:p>
          <text:p text:style-name="P165"><text:a xlink:type="simple" xlink:href="#__RefHeading___Toc20311_1213047185" text:style-name="Index_20_Link" text:visited-style-name="Index_20_Link">4.1.3. Driver Binding<text:tab/>103</text:a></text:p>
          <text:p text:style-name="P164"><text:a xlink:type="simple" xlink:href="#__RefHeading___Toc171861_31774064691" text:style-name="Index_20_Link" text:visited-style-name="Index_20_Link">4.2. Device Initialization<text:tab/>104</text:a></text:p>
          <text:p text:style-name="P165"><text:a xlink:type="simple" xlink:href="#__RefHeading___Toc20313_1213047185" text:style-name="Index_20_Link" text:visited-style-name="Index_20_Link">4.2.1. Memory Allocation<text:tab/>105</text:a></text:p>
          <text:p text:style-name="P165"><text:a xlink:type="simple" xlink:href="#__RefHeading___Toc20315_1213047185" text:style-name="Index_20_Link" text:visited-style-name="Index_20_Link">4.2.2. Resource Allocation<text:tab/>106</text:a></text:p>
          <text:p text:style-name="P165"><text:a xlink:type="simple" xlink:href="#__RefHeading___Toc20317_1213047185" text:style-name="Index_20_Link" text:visited-style-name="Index_20_Link">4.2.3. Configuration<text:tab/>107</text:a></text:p>
          <text:p text:style-name="P165"><text:a xlink:type="simple" xlink:href="#__RefHeading___Toc20319_1213047185" text:style-name="Index_20_Link" text:visited-style-name="Index_20_Link">4.2.4. Device Registration<text:tab/>108</text:a></text:p>
          <text:p text:style-name="P165"><text:a xlink:type="simple" xlink:href="#__RefHeading___Toc20321_1213047185" text:style-name="Index_20_Link" text:visited-style-name="Index_20_Link">4.2.5. Device Enabling<text:tab/>109</text:a></text:p>
          <text:p text:style-name="P164"><text:a xlink:type="simple" xlink:href="#__RefHeading___Toc9955_2602629756" text:style-name="Index_20_Link" text:visited-style-name="Index_20_Link">4.3. Device Driver Modules<text:tab/>110</text:a></text:p>
          <text:p text:style-name="P165"><text:a xlink:type="simple" xlink:href="#__RefHeading___Toc11432_849009595" text:style-name="Index_20_Link" text:visited-style-name="Index_20_Link">4.3.1. Character Device Drivers<text:tab/>111</text:a></text:p>
          <text:p text:style-name="P165"><text:soft-page-break/><text:a xlink:type="simple" xlink:href="#__RefHeading___Toc11434_849009595" text:style-name="Index_20_Link" text:visited-style-name="Index_20_Link">4.3.2. Block Device Drivers<text:tab/>112</text:a></text:p>
          <text:p text:style-name="P165"><text:a xlink:type="simple" xlink:href="#__RefHeading___Toc11436_849009595" text:style-name="Index_20_Link" text:visited-style-name="Index_20_Link">4.3.3. Network Device Drivers<text:tab/>113</text:a></text:p>
          <text:p text:style-name="P165"><text:a xlink:type="simple" xlink:href="#__RefHeading___Toc11438_849009595" text:style-name="Index_20_Link" text:visited-style-name="Index_20_Link">4.3.4. USB Device Drivers<text:tab/>114</text:a></text:p>
          <text:p text:style-name="P164"><text:a xlink:type="simple" xlink:href="#__RefHeading___Toc171863_3177406469" text:style-name="Index_20_Link" text:visited-style-name="Index_20_Link">4.4. Driver Interfaces<text:tab/>115</text:a></text:p>
          <text:p text:style-name="P165"><text:a xlink:type="simple" xlink:href="#__RefHeading___Toc11440_849009595" text:style-name="Index_20_Link" text:visited-style-name="Index_20_Link">4.4.1. sysfs Interface<text:tab/>116</text:a></text:p>
          <text:p text:style-name="P165"><text:a xlink:type="simple" xlink:href="#__RefHeading___Toc11442_849009595" text:style-name="Index_20_Link" text:visited-style-name="Index_20_Link">4.4.2. procfs Interface<text:tab/>117</text:a></text:p>
          <text:p text:style-name="P165"><text:a xlink:type="simple" xlink:href="#__RefHeading___Toc11444_849009595" text:style-name="Index_20_Link" text:visited-style-name="Index_20_Link">4.4.3. ioctl Interface<text:tab/>118</text:a></text:p>
          <text:p text:style-name="P165"><text:a xlink:type="simple" xlink:href="#__RefHeading___Toc11446_849009595" text:style-name="Index_20_Link" text:visited-style-name="Index_20_Link">4.4.4. mmap Interface<text:tab/>119</text:a></text:p>
          <text:p text:style-name="P165"><text:a xlink:type="simple" xlink:href="#__RefHeading___Toc11448_849009595" text:style-name="Index_20_Link" text:visited-style-name="Index_20_Link">4.4.5. netlink Interface<text:tab/>120</text:a></text:p>
          <text:p text:style-name="P164"><text:a xlink:type="simple" xlink:href="#__RefHeading___Toc171865_3177406469" text:style-name="Index_20_Link" text:visited-style-name="Index_20_Link">4.5. Interrupt Handling<text:tab/>121</text:a></text:p>
          <text:p text:style-name="P164"><text:a xlink:type="simple" xlink:href="#__RefHeading___Toc171867_3177406469" text:style-name="Index_20_Link" text:visited-style-name="Index_20_Link">4.6. Memory Management<text:tab/>122</text:a></text:p>
          <text:p text:style-name="P164"><text:a xlink:type="simple" xlink:href="#__RefHeading___Toc171869_3177406469" text:style-name="Index_20_Link" text:visited-style-name="Index_20_Link">4.7. Power Management<text:tab/>123</text:a></text:p>
          <text:p text:style-name="P165"><text:a xlink:type="simple" xlink:href="#__RefHeading___Toc11574_849009595" text:style-name="Index_20_Link" text:visited-style-name="Index_20_Link">4.7.1. Device Initialization and Configuration<text:tab/>124</text:a></text:p>
          <text:p text:style-name="P165"><text:a xlink:type="simple" xlink:href="#__RefHeading___Toc11576_849009595" text:style-name="Index_20_Link" text:visited-style-name="Index_20_Link">4.7.2. Power State Transitions<text:tab/>125</text:a></text:p>
          <text:p text:style-name="P165"><text:a xlink:type="simple" xlink:href="#__RefHeading___Toc11578_849009595" text:style-name="Index_20_Link" text:visited-style-name="Index_20_Link">4.7.3. Power Management Events<text:tab/>126</text:a></text:p>
          <text:p text:style-name="P164"><text:a xlink:type="simple" xlink:href="#__RefHeading___Toc171871_3177406469" text:style-name="Index_20_Link" text:visited-style-name="Index_20_Link">4.8. Hotplug Support<text:tab/>127</text:a></text:p>
          <text:p text:style-name="P164"><text:a xlink:type="simple" xlink:href="#__RefHeading___Toc171873_3177406469" text:style-name="Index_20_Link" text:visited-style-name="Index_20_Link">4.9. Example Code<text:tab/>128</text:a></text:p>
          <text:p text:style-name="P164"><text:a xlink:type="simple" xlink:href="#__RefHeading___Toc171875_3177406469" text:style-name="Index_20_Link" text:visited-style-name="Index_20_Link">4.10. APIs<text:tab/>130</text:a></text:p>
          <text:p text:style-name="P163"><text:a xlink:type="simple" xlink:href="#__RefHeading___Toc171877_3177406469" text:style-name="Index_20_Link" text:visited-style-name="Index_20_Link">5. File System Management<text:tab/>131</text:a></text:p>
          <text:p text:style-name="P164"><text:a xlink:type="simple" xlink:href="#__RefHeading___Toc171879_3177406469" text:style-name="Index_20_Link" text:visited-style-name="Index_20_Link">5.1. File System Types<text:tab/>132</text:a></text:p>
          <text:p text:style-name="P165"><text:a xlink:type="simple" xlink:href="#__RefHeading___Toc11580_849009595" text:style-name="Index_20_Link" text:visited-style-name="Index_20_Link">5.1.1. Ext4<text:tab/>133</text:a></text:p>
          <text:p text:style-name="P165"><text:a xlink:type="simple" xlink:href="#__RefHeading___Toc11582_849009595" text:style-name="Index_20_Link" text:visited-style-name="Index_20_Link">5.1.2. Btrfs<text:tab/>134</text:a></text:p>
          <text:p text:style-name="P165"><text:a xlink:type="simple" xlink:href="#__RefHeading___Toc11584_849009595" text:style-name="Index_20_Link" text:visited-style-name="Index_20_Link">5.1.3. XFS<text:tab/>135</text:a></text:p>
          <text:p text:style-name="P165"><text:a xlink:type="simple" xlink:href="#__RefHeading___Toc11586_849009595" text:style-name="Index_20_Link" text:visited-style-name="Index_20_Link">5.1.4. F2FS<text:tab/>136</text:a></text:p>
          <text:p text:style-name="P165"><text:a xlink:type="simple" xlink:href="#__RefHeading___Toc11588_849009595" text:style-name="Index_20_Link" text:visited-style-name="Index_20_Link">5.1.5. NFS<text:tab/>137</text:a></text:p>
          <text:p text:style-name="P165"><text:a xlink:type="simple" xlink:href="#__RefHeading___Toc11590_849009595" text:style-name="Index_20_Link" text:visited-style-name="Index_20_Link">5.1.6. NTFS<text:tab/>138</text:a></text:p>
          <text:p text:style-name="P165"><text:a xlink:type="simple" xlink:href="#__RefHeading___Toc11592_849009595" text:style-name="Index_20_Link" text:visited-style-name="Index_20_Link">5.1.7. FAT<text:tab/>139</text:a></text:p>
          <text:p text:style-name="P164"><text:a xlink:type="simple" xlink:href="#__RefHeading___Toc171881_3177406469" text:style-name="Index_20_Link" text:visited-style-name="Index_20_Link">5.2. Virtual File System<text:tab/>140</text:a></text:p>
          <text:p text:style-name="P165"><text:a xlink:type="simple" xlink:href="#__RefHeading___Toc13031_2291134712" text:style-name="Index_20_Link" text:visited-style-name="Index_20_Link">5.2.1. Superblock Data Structure<text:tab/>141</text:a></text:p>
          <text:p text:style-name="P165"><text:a xlink:type="simple" xlink:href="#__RefHeading___Toc11594_849009595" text:style-name="Index_20_Link" text:visited-style-name="Index_20_Link">5.2.2. Inode Data Structure<text:tab/>142</text:a></text:p>
          <text:p text:style-name="P165"><text:a xlink:type="simple" xlink:href="#__RefHeading___Toc11596_849009595" text:style-name="Index_20_Link" text:visited-style-name="Index_20_Link">5.2.3. File Data Structure<text:tab/>143</text:a></text:p>
          <text:p text:style-name="P164"><text:a xlink:type="simple" xlink:href="#__RefHeading___Toc171883_3177406469" text:style-name="Index_20_Link" text:visited-style-name="Index_20_Link">5.3. File System Hierarchy<text:tab/>144</text:a></text:p>
          <text:p text:style-name="P165"><text:a xlink:type="simple" xlink:href="#__RefHeading___Toc20456_1213047185" text:style-name="Index_20_Link" text:visited-style-name="Index_20_Link">5.3.1. /bin directory<text:tab/>146</text:a></text:p>
          <text:p text:style-name="P165"><text:a xlink:type="simple" xlink:href="#__RefHeading___Toc20458_1213047185" text:style-name="Index_20_Link" text:visited-style-name="Index_20_Link">5.3.3. /dev directory<text:tab/>148</text:a></text:p>
          <text:p text:style-name="P165"><text:a xlink:type="simple" xlink:href="#__RefHeading___Toc20460_1213047185" text:style-name="Index_20_Link" text:visited-style-name="Index_20_Link">5.3.4. /etc directory<text:tab/>149</text:a></text:p>
          <text:p text:style-name="P165"><text:a xlink:type="simple" xlink:href="#__RefHeading___Toc20462_1213047185" text:style-name="Index_20_Link" text:visited-style-name="Index_20_Link">5.3.5. /home directory<text:tab/>150</text:a></text:p>
          <text:p text:style-name="P165"><text:a xlink:type="simple" xlink:href="#__RefHeading___Toc20464_1213047185" text:style-name="Index_20_Link" text:visited-style-name="Index_20_Link">5.3.6. /lib directory<text:tab/>151</text:a></text:p>
          <text:p text:style-name="P165"><text:a xlink:type="simple" xlink:href="#__RefHeading___Toc20466_1213047185" text:style-name="Index_20_Link" text:visited-style-name="Index_20_Link">5.3.7. /media directory<text:tab/>152</text:a></text:p>
          <text:p text:style-name="P165"><text:a xlink:type="simple" xlink:href="#__RefHeading___Toc20468_1213047185" text:style-name="Index_20_Link" text:visited-style-name="Index_20_Link">5.3.8. /mnt directory<text:tab/>153</text:a></text:p>
          <text:p text:style-name="P165"><text:a xlink:type="simple" xlink:href="#__RefHeading___Toc20470_1213047185" text:style-name="Index_20_Link" text:visited-style-name="Index_20_Link">5.3.9. /opt directory<text:tab/>154</text:a></text:p>
          <text:p text:style-name="P165"><text:a xlink:type="simple" xlink:href="#__RefHeading___Toc20472_1213047185" text:style-name="Index_20_Link" text:visited-style-name="Index_20_Link">5.3.10. /proc directory<text:tab/>155</text:a></text:p>
          <text:p text:style-name="P165"><text:a xlink:type="simple" xlink:href="#__RefHeading___Toc20474_1213047185" text:style-name="Index_20_Link" text:visited-style-name="Index_20_Link">5.3.11. /root directory<text:tab/>156</text:a></text:p>
          <text:p text:style-name="P165"><text:a xlink:type="simple" xlink:href="#__RefHeading___Toc20476_1213047185" text:style-name="Index_20_Link" text:visited-style-name="Index_20_Link">5.3.12. /run directory<text:tab/>157</text:a></text:p>
          <text:p text:style-name="P165"><text:a xlink:type="simple" xlink:href="#__RefHeading___Toc20478_1213047185" text:style-name="Index_20_Link" text:visited-style-name="Index_20_Link">5.3.13. /sbin directory<text:tab/>158</text:a></text:p>
          <text:p text:style-name="P165"><text:a xlink:type="simple" xlink:href="#__RefHeading___Toc20480_1213047185" text:style-name="Index_20_Link" text:visited-style-name="Index_20_Link">5.3.14. /srv directory<text:tab/>159</text:a></text:p>
          <text:p text:style-name="P165"><text:a xlink:type="simple" xlink:href="#__RefHeading___Toc20482_1213047185" text:style-name="Index_20_Link" text:visited-style-name="Index_20_Link">5.3.15. /sys directory<text:tab/>160</text:a></text:p>
          <text:p text:style-name="P165"><text:a xlink:type="simple" xlink:href="#__RefHeading___Toc20484_1213047185" text:style-name="Index_20_Link" text:visited-style-name="Index_20_Link">5.3.16. /tmp directory<text:tab/>161</text:a></text:p>
          <text:p text:style-name="P165"><text:a xlink:type="simple" xlink:href="#__RefHeading___Toc20486_1213047185" text:style-name="Index_20_Link" text:visited-style-name="Index_20_Link">5.3.17. /usr directory<text:tab/>162</text:a></text:p>
          <text:p text:style-name="P165"><text:a xlink:type="simple" xlink:href="#__RefHeading___Toc20488_1213047185" text:style-name="Index_20_Link" text:visited-style-name="Index_20_Link">5.3.18. /var directory<text:tab/>163</text:a></text:p>
          <text:p text:style-name="P164"><text:a xlink:type="simple" xlink:href="#__RefHeading___Toc171885_3177406469" text:style-name="Index_20_Link" text:visited-style-name="Index_20_Link">5.4. File System Operations<text:tab/>164</text:a></text:p>
          <text:p text:style-name="P165"><text:soft-page-break/><text:a xlink:type="simple" xlink:href="#__RefHeading___Toc20490_1213047185" text:style-name="Index_20_Link" text:visited-style-name="Index_20_Link">5.4.1. mount() System Call<text:tab/>166</text:a></text:p>
          <text:p text:style-name="P165"><text:a xlink:type="simple" xlink:href="#__RefHeading___Toc20492_1213047185" text:style-name="Index_20_Link" text:visited-style-name="Index_20_Link">5.4.2. open() System Call<text:tab/>167</text:a></text:p>
          <text:p text:style-name="P165"><text:a xlink:type="simple" xlink:href="#__RefHeading___Toc20494_1213047185" text:style-name="Index_20_Link" text:visited-style-name="Index_20_Link">5.4.3. read() System Call<text:tab/>168</text:a></text:p>
          <text:p text:style-name="P165"><text:a xlink:type="simple" xlink:href="#__RefHeading___Toc20496_1213047185" text:style-name="Index_20_Link" text:visited-style-name="Index_20_Link">5.4.4. write() System Call<text:tab/>169</text:a></text:p>
          <text:p text:style-name="P165"><text:a xlink:type="simple" xlink:href="#__RefHeading___Toc20498_1213047185" text:style-name="Index_20_Link" text:visited-style-name="Index_20_Link">5.4.5. unlink() System Call<text:tab/>170</text:a></text:p>
          <text:p text:style-name="P165"><text:a xlink:type="simple" xlink:href="#__RefHeading___Toc20500_1213047185" text:style-name="Index_20_Link" text:visited-style-name="Index_20_Link">5.4.6. rename() System Call<text:tab/>171</text:a></text:p>
          <text:p text:style-name="P165"><text:a xlink:type="simple" xlink:href="#__RefHeading___Toc20502_1213047185" text:style-name="Index_20_Link" text:visited-style-name="Index_20_Link">5.4.7. chmod() System Call<text:tab/>172</text:a></text:p>
          <text:p text:style-name="P165"><text:a xlink:type="simple" xlink:href="#__RefHeading___Toc20504_1213047185" text:style-name="Index_20_Link" text:visited-style-name="Index_20_Link">5.4.8. opendir() System Call<text:tab/>173</text:a></text:p>
          <text:p text:style-name="P165"><text:a xlink:type="simple" xlink:href="#__RefHeading___Toc20506_1213047185" text:style-name="Index_20_Link" text:visited-style-name="Index_20_Link">5.4.9. readdir() System Call<text:tab/>174</text:a></text:p>
          <text:p text:style-name="P165"><text:a xlink:type="simple" xlink:href="#__RefHeading___Toc20508_1213047185" text:style-name="Index_20_Link" text:visited-style-name="Index_20_Link">5.4.10. closedir() System Call<text:tab/>175</text:a></text:p>
          <text:p text:style-name="P165"><text:a xlink:type="simple" xlink:href="#__RefHeading___Toc20510_1213047185" text:style-name="Index_20_Link" text:visited-style-name="Index_20_Link">5.4.11. mkdir() System Call<text:tab/>176</text:a></text:p>
          <text:p text:style-name="P165"><text:a xlink:type="simple" xlink:href="#__RefHeading___Toc20512_1213047185" text:style-name="Index_20_Link" text:visited-style-name="Index_20_Link">5.4.12. rmdir() System Call<text:tab/>177</text:a></text:p>
          <text:p text:style-name="P164"><text:a xlink:type="simple" xlink:href="#__RefHeading___Toc171887_3177406469" text:style-name="Index_20_Link" text:visited-style-name="Index_20_Link">5.5. File System Caching<text:tab/>179</text:a></text:p>
          <text:p text:style-name="P165"><text:a xlink:type="simple" xlink:href="#__RefHeading___Toc20514_1213047185" text:style-name="Index_20_Link" text:visited-style-name="Index_20_Link">5.5.1. Page Cache<text:tab/>180</text:a></text:p>
          <text:p text:style-name="P165"><text:a xlink:type="simple" xlink:href="#__RefHeading___Toc20516_1213047185" text:style-name="Index_20_Link" text:visited-style-name="Index_20_Link">5.5.2. Inode Cache<text:tab/>181</text:a></text:p>
          <text:p text:style-name="P165"><text:a xlink:type="simple" xlink:href="#__RefHeading___Toc20518_1213047185" text:style-name="Index_20_Link" text:visited-style-name="Index_20_Link">5.5.3. Read-Ahead<text:tab/>182</text:a></text:p>
          <text:p text:style-name="P165"><text:a xlink:type="simple" xlink:href="#__RefHeading___Toc20520_1213047185" text:style-name="Index_20_Link" text:visited-style-name="Index_20_Link">5.5.4. Write-Behind<text:tab/>183</text:a></text:p>
          <text:p text:style-name="P165"><text:a xlink:type="simple" xlink:href="#__RefHeading___Toc20522_1213047185" text:style-name="Index_20_Link" text:visited-style-name="Index_20_Link">5.5.5. Direct I/O<text:tab/>184</text:a></text:p>
          <text:p text:style-name="P164"><text:a xlink:type="simple" xlink:href="#__RefHeading___Toc171889_3177406469" text:style-name="Index_20_Link" text:visited-style-name="Index_20_Link">5.6. File System Security<text:tab/>185</text:a></text:p>
          <text:p text:style-name="P165"><text:a xlink:type="simple" xlink:href="#__RefHeading___Toc11598_849009595" text:style-name="Index_20_Link" text:visited-style-name="Index_20_Link">5.6.1. File Permissions<text:tab/>186</text:a></text:p>
          <text:p text:style-name="P165"><text:a xlink:type="simple" xlink:href="#__RefHeading___Toc11600_849009595" text:style-name="Index_20_Link" text:visited-style-name="Index_20_Link">5.6.2. Access Control Lists (ACLs)<text:tab/>187</text:a></text:p>
          <text:p text:style-name="P165"><text:a xlink:type="simple" xlink:href="#__RefHeading___Toc11602_849009595" text:style-name="Index_20_Link" text:visited-style-name="Index_20_Link">5.6.3. File System Encryption<text:tab/>188</text:a></text:p>
          <text:p text:style-name="P165"><text:a xlink:type="simple" xlink:href="#__RefHeading___Toc11604_849009595" text:style-name="Index_20_Link" text:visited-style-name="Index_20_Link">5.6.4. File System Integrity Checking<text:tab/>189</text:a></text:p>
          <text:p text:style-name="P165"><text:a xlink:type="simple" xlink:href="#__RefHeading___Toc11606_849009595" text:style-name="Index_20_Link" text:visited-style-name="Index_20_Link">5.6.5. Mandatory Access Control (MAC)<text:tab/>190</text:a></text:p>
          <text:p text:style-name="P165"><text:a xlink:type="simple" xlink:href="#__RefHeading___Toc11608_849009595" text:style-name="Index_20_Link" text:visited-style-name="Index_20_Link">5.6.6. Network File System (NFS) Security<text:tab/>191</text:a></text:p>
          <text:p text:style-name="P165"><text:a xlink:type="simple" xlink:href="#__RefHeading___Toc11610_849009595" text:style-name="Index_20_Link" text:visited-style-name="Index_20_Link">5.6.7. File Sysytem Quotas<text:tab/>192</text:a></text:p>
          <text:p text:style-name="P165"><text:a xlink:type="simple" xlink:href="#__RefHeading___Toc11612_849009595" text:style-name="Index_20_Link" text:visited-style-name="Index_20_Link">5.6.8. Immutable Files<text:tab/>193</text:a></text:p>
          <text:p text:style-name="P164"><text:a xlink:type="simple" xlink:href="#__RefHeading___Toc171893_3177406469" text:style-name="Index_20_Link" text:visited-style-name="Index_20_Link">5.7. Example Code<text:tab/>194</text:a></text:p>
          <text:p text:style-name="P164"><text:a xlink:type="simple" xlink:href="#__RefHeading___Toc171895_3177406469" text:style-name="Index_20_Link" text:visited-style-name="Index_20_Link">5.8. APIs<text:tab/>197</text:a></text:p>
          <text:p text:style-name="P163"><text:a xlink:type="simple" xlink:href="#__RefHeading___Toc171897_3177406469" text:style-name="Index_20_Link" text:visited-style-name="Index_20_Link">6. Networking<text:tab/>198</text:a></text:p>
          <text:p text:style-name="P164"><text:a xlink:type="simple" xlink:href="#__RefHeading___Toc13033_2291134712" text:style-name="Index_20_Link" text:visited-style-name="Index_20_Link">6.1. Network Interfaces<text:tab/>199</text:a></text:p>
          <text:p text:style-name="P165"><text:a xlink:type="simple" xlink:href="#__RefHeading___Toc13175_2291134712" text:style-name="Index_20_Link" text:visited-style-name="Index_20_Link">6.1.1. ifconfig<text:tab/>200</text:a></text:p>
          <text:p text:style-name="P165"><text:a xlink:type="simple" xlink:href="#__RefHeading___Toc13177_2291134712" text:style-name="Index_20_Link" text:visited-style-name="Index_20_Link">6.1.2. ip<text:tab/>201</text:a></text:p>
          <text:p text:style-name="P165"><text:a xlink:type="simple" xlink:href="#__RefHeading___Toc13179_2291134712" text:style-name="Index_20_Link" text:visited-style-name="Index_20_Link">6.1.3. ethtool<text:tab/>202</text:a></text:p>
          <text:p text:style-name="P165"><text:a xlink:type="simple" xlink:href="#__RefHeading___Toc13181_2291134712" text:style-name="Index_20_Link" text:visited-style-name="Index_20_Link">6.1.4. NetworkManager<text:tab/>203</text:a></text:p>
          <text:p text:style-name="P165"><text:a xlink:type="simple" xlink:href="#__RefHeading___Toc13183_2291134712" text:style-name="Index_20_Link" text:visited-style-name="Index_20_Link">6.1.5. systemd-networkd<text:tab/>204</text:a></text:p>
          <text:p text:style-name="P164"><text:a xlink:type="simple" xlink:href="#__RefHeading___Toc171901_3177406469" text:style-name="Index_20_Link" text:visited-style-name="Index_20_Link">6.2. Network Protocols and Services<text:tab/>205</text:a></text:p>
          <text:p text:style-name="P165"><text:a xlink:type="simple" xlink:href="#__RefHeading___Toc13185_2291134712" text:style-name="Index_20_Link" text:visited-style-name="Index_20_Link">6.2.1. Transmission Control Protocol (TCP)<text:tab/>206</text:a></text:p>
          <text:p text:style-name="P165"><text:a xlink:type="simple" xlink:href="#__RefHeading___Toc13187_2291134712" text:style-name="Index_20_Link" text:visited-style-name="Index_20_Link">6.2.2. User Datagram Protocol (UDP)<text:tab/>207</text:a></text:p>
          <text:p text:style-name="P165"><text:a xlink:type="simple" xlink:href="#__RefHeading___Toc13189_2291134712" text:style-name="Index_20_Link" text:visited-style-name="Index_20_Link">6.2.3. Internet Protocol (IP)<text:tab/>208</text:a></text:p>
          <text:p text:style-name="P165"><text:a xlink:type="simple" xlink:href="#__RefHeading___Toc13191_2291134712" text:style-name="Index_20_Link" text:visited-style-name="Index_20_Link">6.2.4. Address Resolution Protocol (ARP)<text:tab/>209</text:a></text:p>
          <text:p text:style-name="P165"><text:a xlink:type="simple" xlink:href="#__RefHeading___Toc13193_2291134712" text:style-name="Index_20_Link" text:visited-style-name="Index_20_Link">6.2.5. Internet Control Message Protocol (ICMP)<text:tab/>210</text:a></text:p>
          <text:p text:style-name="P165"><text:a xlink:type="simple" xlink:href="#__RefHeading___Toc13195_2291134712" text:style-name="Index_20_Link" text:visited-style-name="Index_20_Link">6.2.6. Dynamic Host Configuration Protocol (DHCP)<text:tab/>211</text:a></text:p>
          <text:p text:style-name="P165"><text:a xlink:type="simple" xlink:href="#__RefHeading___Toc13197_2291134712" text:style-name="Index_20_Link" text:visited-style-name="Index_20_Link">6.2.7. Domain Name System (DNS)<text:tab/>212</text:a></text:p>
          <text:p text:style-name="P165"><text:a xlink:type="simple" xlink:href="#__RefHeading___Toc13199_2291134712" text:style-name="Index_20_Link" text:visited-style-name="Index_20_Link">6.2.8. File Transfer Protocol (FTP)<text:tab/>213</text:a></text:p>
          <text:p text:style-name="P165"><text:a xlink:type="simple" xlink:href="#__RefHeading___Toc13201_2291134712" text:style-name="Index_20_Link" text:visited-style-name="Index_20_Link">6.2.9. Secure Shell (SSH)<text:tab/>214</text:a></text:p>
          <text:p text:style-name="P164"><text:a xlink:type="simple" xlink:href="#__RefHeading___Toc171905_3177406469" text:style-name="Index_20_Link" text:visited-style-name="Index_20_Link">6.3. Network Routing<text:tab/>215</text:a></text:p>
          <text:p text:style-name="P165"><text:a xlink:type="simple" xlink:href="#__RefHeading___Toc13203_2291134712" text:style-name="Index_20_Link" text:visited-style-name="Index_20_Link">6.3.1. Static Routing<text:tab/>216</text:a></text:p>
          <text:p text:style-name="P165"><text:a xlink:type="simple" xlink:href="#__RefHeading___Toc13205_2291134712" text:style-name="Index_20_Link" text:visited-style-name="Index_20_Link">6.3.2. Dynamic Routing<text:tab/>217</text:a></text:p>
          <text:p text:style-name="P165"><text:a xlink:type="simple" xlink:href="#__RefHeading___Toc13207_2291134712" text:style-name="Index_20_Link" text:visited-style-name="Index_20_Link">6.3.3. Policy-Based Routing<text:tab/>218</text:a></text:p>
          <text:p text:style-name="P164"><text:soft-page-break/><text:a xlink:type="simple" xlink:href="#__RefHeading___Toc171907_3177406469" text:style-name="Index_20_Link" text:visited-style-name="Index_20_Link">6.4. Network Security<text:tab/>219</text:a></text:p>
          <text:p text:style-name="P165"><text:a xlink:type="simple" xlink:href="#__RefHeading___Toc13227_2291134712" text:style-name="Index_20_Link" text:visited-style-name="Index_20_Link">6.4.1. Firewall:<text:tab/>220</text:a></text:p>
          <text:p text:style-name="P165"><text:a xlink:type="simple" xlink:href="#__RefHeading___Toc13229_2291134712" text:style-name="Index_20_Link" text:visited-style-name="Index_20_Link">6.4.2. Virtual Private Network (VPN)<text:tab/>221</text:a></text:p>
          <text:p text:style-name="P165"><text:a xlink:type="simple" xlink:href="#__RefHeading___Toc13231_2291134712" text:style-name="Index_20_Link" text:visited-style-name="Index_20_Link">6.4.3. Secure Sockets Layer (SSL)/Transport Layer Security (TLS)<text:tab/>222</text:a></text:p>
          <text:p text:style-name="P165"><text:a xlink:type="simple" xlink:href="#__RefHeading___Toc13233_2291134712" text:style-name="Index_20_Link" text:visited-style-name="Index_20_Link">6.4.4. Secure Shell (SSH)<text:tab/>223</text:a></text:p>
          <text:p text:style-name="P165"><text:a xlink:type="simple" xlink:href="#__RefHeading___Toc13235_2291134712" text:style-name="Index_20_Link" text:visited-style-name="Index_20_Link">6.4.5. Ipsec<text:tab/>224</text:a></text:p>
          <text:p text:style-name="P165"><text:a xlink:type="simple" xlink:href="#__RefHeading___Toc13237_2291134712" text:style-name="Index_20_Link" text:visited-style-name="Index_20_Link">6.4.6. Packet Filtering<text:tab/>225</text:a></text:p>
          <text:p text:style-name="P165"><text:a xlink:type="simple" xlink:href="#__RefHeading___Toc13239_2291134712" text:style-name="Index_20_Link" text:visited-style-name="Index_20_Link">6.4.7. Network Address Translation (NAT)<text:tab/>226</text:a></text:p>
          <text:p text:style-name="P165"><text:a xlink:type="simple" xlink:href="#__RefHeading___Toc13241_2291134712" text:style-name="Index_20_Link" text:visited-style-name="Index_20_Link">6.4.8. Denial of Service (DoS) Prevention<text:tab/>227</text:a></text:p>
          <text:p text:style-name="P164"><text:a xlink:type="simple" xlink:href="#__RefHeading___Toc171909_3177406469" text:style-name="Index_20_Link" text:visited-style-name="Index_20_Link">6.5. Network Performance Tuning<text:tab/>228</text:a></text:p>
          <text:p text:style-name="P165"><text:a xlink:type="simple" xlink:href="#__RefHeading___Toc13243_2291134712" text:style-name="Index_20_Link" text:visited-style-name="Index_20_Link">6.5.1. Network Interface Card (NIC) Tuning<text:tab/>229</text:a></text:p>
          <text:p text:style-name="P165"><text:a xlink:type="simple" xlink:href="#__RefHeading___Toc13245_2291134712" text:style-name="Index_20_Link" text:visited-style-name="Index_20_Link">6.5.2. TCP/IP Stack Tuning<text:tab/>230</text:a></text:p>
          <text:p text:style-name="P165"><text:a xlink:type="simple" xlink:href="#__RefHeading___Toc13247_2291134712" text:style-name="Index_20_Link" text:visited-style-name="Index_20_Link">6.5.3. Packet Processing<text:tab/>231</text:a></text:p>
          <text:p text:style-name="P165"><text:a xlink:type="simple" xlink:href="#__RefHeading___Toc13249_2291134712" text:style-name="Index_20_Link" text:visited-style-name="Index_20_Link">6.5.4. Kernel Network Buffers<text:tab/>232</text:a></text:p>
          <text:p text:style-name="P165"><text:a xlink:type="simple" xlink:href="#__RefHeading___Toc13251_2291134712" text:style-name="Index_20_Link" text:visited-style-name="Index_20_Link">6.5.5. Network Security Settings<text:tab/>233</text:a></text:p>
          <text:p text:style-name="P165"><text:a xlink:type="simple" xlink:href="#__RefHeading___Toc13253_2291134712" text:style-name="Index_20_Link" text:visited-style-name="Index_20_Link">6.5.6. Network Application Settings<text:tab/>234</text:a></text:p>
          <text:p text:style-name="P164"><text:a xlink:type="simple" xlink:href="#__RefHeading___Toc171911_3177406469" text:style-name="Index_20_Link" text:visited-style-name="Index_20_Link">6.6. Network Monitoring<text:tab/>235</text:a></text:p>
          <text:p text:style-name="P165"><text:a xlink:type="simple" xlink:href="#__RefHeading___Toc13255_2291134712" text:style-name="Index_20_Link" text:visited-style-name="Index_20_Link">6.6.1. netstat<text:tab/>236</text:a></text:p>
          <text:p text:style-name="P165"><text:a xlink:type="simple" xlink:href="#__RefHeading___Toc13257_2291134712" text:style-name="Index_20_Link" text:visited-style-name="Index_20_Link">6.6.2. tcpdump<text:tab/>237</text:a></text:p>
          <text:p text:style-name="P165"><text:a xlink:type="simple" xlink:href="#__RefHeading___Toc13259_2291134712" text:style-name="Index_20_Link" text:visited-style-name="Index_20_Link">6.6.3. Wireshark<text:tab/>238</text:a></text:p>
          <text:p text:style-name="P165"><text:a xlink:type="simple" xlink:href="#__RefHeading___Toc13261_2291134712" text:style-name="Index_20_Link" text:visited-style-name="Index_20_Link">6.6.4. Sysstat<text:tab/>239</text:a></text:p>
          <text:p text:style-name="P165"><text:a xlink:type="simple" xlink:href="#__RefHeading___Toc13263_2291134712" text:style-name="Index_20_Link" text:visited-style-name="Index_20_Link">6.6.5. iptraf<text:tab/>240</text:a></text:p>
          <text:p text:style-name="P165"><text:a xlink:type="simple" xlink:href="#__RefHeading___Toc13265_2291134712" text:style-name="Index_20_Link" text:visited-style-name="Index_20_Link">6.6.6. iftop<text:tab/>241</text:a></text:p>
          <text:p text:style-name="P164"><text:a xlink:type="simple" xlink:href="#__RefHeading___Toc171913_3177406469" text:style-name="Index_20_Link" text:visited-style-name="Index_20_Link">6.7. Example Code<text:tab/>242</text:a></text:p>
          <text:p text:style-name="P164"><text:a xlink:type="simple" xlink:href="#__RefHeading___Toc171915_3177406469" text:style-name="Index_20_Link" text:visited-style-name="Index_20_Link">6.8. APIs<text:tab/>244</text:a></text:p>
          <text:p text:style-name="P163"><text:a xlink:type="simple" xlink:href="#__RefHeading___Toc171917_3177406469" text:style-name="Index_20_Link" text:visited-style-name="Index_20_Link">7. Security<text:tab/>245</text:a></text:p>
          <text:p text:style-name="P164"><text:a xlink:type="simple" xlink:href="#__RefHeading___Toc171919_3177406469" text:style-name="Index_20_Link" text:visited-style-name="Index_20_Link">7.1. Access Control<text:tab/>246</text:a></text:p>
          <text:p text:style-name="P165"><text:a xlink:type="simple" xlink:href="#__RefHeading___Toc15032_3666775855" text:style-name="Index_20_Link" text:visited-style-name="Index_20_Link">7.1.1. Discretionary Access Control (DAC)<text:tab/>247</text:a></text:p>
          <text:p text:style-name="P165"><text:a xlink:type="simple" xlink:href="#__RefHeading___Toc15034_3666775855" text:style-name="Index_20_Link" text:visited-style-name="Index_20_Link">7.1.2. Mandatory Access Control (MAC)<text:tab/>248</text:a></text:p>
          <text:p text:style-name="P165"><text:a xlink:type="simple" xlink:href="#__RefHeading___Toc15036_3666775855" text:style-name="Index_20_Link" text:visited-style-name="Index_20_Link">7.1.3. Role-Based Access Control (RBAC)<text:tab/>249</text:a></text:p>
          <text:p text:style-name="P165"><text:a xlink:type="simple" xlink:href="#__RefHeading___Toc15038_3666775855" text:style-name="Index_20_Link" text:visited-style-name="Index_20_Link">7.1.4. AppArmor<text:tab/>250</text:a></text:p>
          <text:p text:style-name="P165"><text:a xlink:type="simple" xlink:href="#__RefHeading___Toc15040_3666775855" text:style-name="Index_20_Link" text:visited-style-name="Index_20_Link">7.1.5. Seccomp<text:tab/>251</text:a></text:p>
          <text:p text:style-name="P164"><text:a xlink:type="simple" xlink:href="#__RefHeading___Toc171921_3177406469" text:style-name="Index_20_Link" text:visited-style-name="Index_20_Link">7.2. Authentication<text:tab/>252</text:a></text:p>
          <text:p text:style-name="P165"><text:a xlink:type="simple" xlink:href="#__RefHeading___Toc15042_3666775855" text:style-name="Index_20_Link" text:visited-style-name="Index_20_Link">7.2.1. Password-Based Authentication<text:tab/>253</text:a></text:p>
          <text:p text:style-name="P165"><text:a xlink:type="simple" xlink:href="#__RefHeading___Toc15044_3666775855" text:style-name="Index_20_Link" text:visited-style-name="Index_20_Link">7.2.2. Public Key Authentication<text:tab/>254</text:a></text:p>
          <text:p text:style-name="P165"><text:a xlink:type="simple" xlink:href="#__RefHeading___Toc15046_3666775855" text:style-name="Index_20_Link" text:visited-style-name="Index_20_Link">7.2.3. Kerberos<text:tab/>255</text:a></text:p>
          <text:p text:style-name="P165"><text:a xlink:type="simple" xlink:href="#__RefHeading___Toc15048_3666775855" text:style-name="Index_20_Link" text:visited-style-name="Index_20_Link">7.2.4. Pluggable Authentication Modules (PAM)<text:tab/>256</text:a></text:p>
          <text:p text:style-name="P165"><text:a xlink:type="simple" xlink:href="#__RefHeading___Toc15050_3666775855" text:style-name="Index_20_Link" text:visited-style-name="Index_20_Link">7.2.5. Secure Shell (SSH)<text:tab/>257</text:a></text:p>
          <text:p text:style-name="P164"><text:a xlink:type="simple" xlink:href="#__RefHeading___Toc171923_3177406469" text:style-name="Index_20_Link" text:visited-style-name="Index_20_Link">7.3. Cryptography<text:tab/>258</text:a></text:p>
          <text:p text:style-name="P165"><text:a xlink:type="simple" xlink:href="#__RefHeading___Toc15052_3666775855" text:style-name="Index_20_Link" text:visited-style-name="Index_20_Link">7.3.1. Cryptographic APIs<text:tab/>259</text:a></text:p>
          <text:p text:style-name="P165"><text:a xlink:type="simple" xlink:href="#__RefHeading___Toc15054_3666775855" text:style-name="Index_20_Link" text:visited-style-name="Index_20_Link">7.3.2. Cryptographic Modules<text:tab/>260</text:a></text:p>
          <text:p text:style-name="P165"><text:a xlink:type="simple" xlink:href="#__RefHeading___Toc15056_3666775855" text:style-name="Index_20_Link" text:visited-style-name="Index_20_Link">7.3.3. dm-crypt<text:tab/>261</text:a></text:p>
          <text:p text:style-name="P165"><text:a xlink:type="simple" xlink:href="#__RefHeading___Toc15058_3666775855" text:style-name="Index_20_Link" text:visited-style-name="Index_20_Link">7.3.4. Ipsec<text:tab/>262</text:a></text:p>
          <text:p text:style-name="P165"><text:a xlink:type="simple" xlink:href="#__RefHeading___Toc15060_3666775855" text:style-name="Index_20_Link" text:visited-style-name="Index_20_Link">7.3.5. Random Number Generators<text:tab/>263</text:a></text:p>
          <text:p text:style-name="P164"><text:a xlink:type="simple" xlink:href="#__RefHeading___Toc171925_3177406469" text:style-name="Index_20_Link" text:visited-style-name="Index_20_Link">7.4. Firewall<text:tab/>264</text:a></text:p>
          <text:p text:style-name="P165"><text:a xlink:type="simple" xlink:href="#__RefHeading___Toc15062_3666775855" text:style-name="Index_20_Link" text:visited-style-name="Index_20_Link">7.4.1. Netfilter:<text:tab/>265</text:a></text:p>
          <text:p text:style-name="P165"><text:a xlink:type="simple" xlink:href="#__RefHeading___Toc15064_3666775855" text:style-name="Index_20_Link" text:visited-style-name="Index_20_Link">7.4.2. nftables:<text:tab/>266</text:a></text:p>
          <text:p text:style-name="P165"><text:a xlink:type="simple" xlink:href="#__RefHeading___Toc15066_3666775855" text:style-name="Index_20_Link" text:visited-style-name="Index_20_Link">7.4.3. SELinux:<text:tab/>267</text:a></text:p>
          <text:p text:style-name="P165"><text:a xlink:type="simple" xlink:href="#__RefHeading___Toc15068_3666775855" text:style-name="Index_20_Link" text:visited-style-name="Index_20_Link">7.4.4. AppArmor<text:tab/>268</text:a></text:p>
          <text:p text:style-name="P165"><text:a xlink:type="simple" xlink:href="#__RefHeading___Toc15070_3666775855" text:style-name="Index_20_Link" text:visited-style-name="Index_20_Link">7.4.5. Iptables<text:tab/>269</text:a></text:p>
          <text:p text:style-name="P164"><text:soft-page-break/><text:a xlink:type="simple" xlink:href="#__RefHeading___Toc171927_3177406469" text:style-name="Index_20_Link" text:visited-style-name="Index_20_Link">7.5. Intrusion Detection And Prevention<text:tab/>270</text:a></text:p>
          <text:p text:style-name="P165"><text:a xlink:type="simple" xlink:href="#__RefHeading___Toc15072_3666775855" text:style-name="Index_20_Link" text:visited-style-name="Index_20_Link">7.5.1. Audit<text:tab/>271</text:a></text:p>
          <text:p text:style-name="P165"><text:a xlink:type="simple" xlink:href="#__RefHeading___Toc15074_3666775855" text:style-name="Index_20_Link" text:visited-style-name="Index_20_Link">7.5.2. Security Modules<text:tab/>272</text:a></text:p>
          <text:p text:style-name="P165"><text:a xlink:type="simple" xlink:href="#__RefHeading___Toc15076_3666775855" text:style-name="Index_20_Link" text:visited-style-name="Index_20_Link">7.5.3. Intrusion Detection Systems<text:tab/>273</text:a></text:p>
          <text:p text:style-name="P165"><text:a xlink:type="simple" xlink:href="#__RefHeading___Toc15078_3666775855" text:style-name="Index_20_Link" text:visited-style-name="Index_20_Link">7.5.4. System Call Monitoring<text:tab/>274</text:a></text:p>
          <text:p text:style-name="P165"><text:a xlink:type="simple" xlink:href="#__RefHeading___Toc15080_3666775855" text:style-name="Index_20_Link" text:visited-style-name="Index_20_Link">7.5.5. Address Space Layout Randomization (ASLR)<text:tab/>275</text:a></text:p>
          <text:p text:style-name="P165"><text:a xlink:type="simple" xlink:href="#__RefHeading___Toc15082_3666775855" text:style-name="Index_20_Link" text:visited-style-name="Index_20_Link">7.5.6. System Integrity Checks<text:tab/>276</text:a></text:p>
          <text:p text:style-name="P164"><text:a xlink:type="simple" xlink:href="#__RefHeading___Toc171929_3177406469" text:style-name="Index_20_Link" text:visited-style-name="Index_20_Link">7.6. Kernel Hardening<text:tab/>277</text:a></text:p>
          <text:p text:style-name="P164"><text:a xlink:type="simple" xlink:href="#__RefHeading___Toc171931_3177406469" text:style-name="Index_20_Link" text:visited-style-name="Index_20_Link">7.7. Secure Boot<text:tab/>279</text:a></text:p>
          <text:p text:style-name="P165"><text:a xlink:type="simple" xlink:href="#__RefHeading___Toc20547_1213047185" text:style-name="Index_20_Link" text:visited-style-name="Index_20_Link">7.7.1. UEFI Secure Boot<text:tab/>280</text:a></text:p>
          <text:p text:style-name="P165"><text:a xlink:type="simple" xlink:href="#__RefHeading___Toc15084_3666775855" text:style-name="Index_20_Link" text:visited-style-name="Index_20_Link">7.7.2. Bootloader Signing<text:tab/>281</text:a></text:p>
          <text:p text:style-name="P165"><text:a xlink:type="simple" xlink:href="#__RefHeading___Toc15086_3666775855" text:style-name="Index_20_Link" text:visited-style-name="Index_20_Link">7.7.3. Kernel Module Signing<text:tab/>282</text:a></text:p>
          <text:p text:style-name="P165"><text:a xlink:type="simple" xlink:href="#__RefHeading___Toc15088_3666775855" text:style-name="Index_20_Link" text:visited-style-name="Index_20_Link">7.7.4. Key Management<text:tab/>283</text:a></text:p>
          <text:p text:style-name="P165"><text:a xlink:type="simple" xlink:href="#__RefHeading___Toc15090_3666775855" text:style-name="Index_20_Link" text:visited-style-name="Index_20_Link">7.7.5. Secure Boot Policies<text:tab/>284</text:a></text:p>
          <text:p text:style-name="P164"><text:a xlink:type="simple" xlink:href="#__RefHeading___Toc171933_3177406469" text:style-name="Index_20_Link" text:visited-style-name="Index_20_Link">7.8. Example Code<text:tab/>285</text:a></text:p>
          <text:p text:style-name="P164"><text:a xlink:type="simple" xlink:href="#__RefHeading___Toc171935_3177406469" text:style-name="Index_20_Link" text:visited-style-name="Index_20_Link">7.9. APIs<text:tab/>287</text:a></text:p>
          <text:p text:style-name="P163"><text:a xlink:type="simple" xlink:href="#__RefHeading___Toc171937_3177406469" text:style-name="Index_20_Link" text:visited-style-name="Index_20_Link">8. Interprocess Communication<text:tab/>288</text:a></text:p>
          <text:p text:style-name="P164"><text:a xlink:type="simple" xlink:href="#__RefHeading___Toc171939_3177406469" text:style-name="Index_20_Link" text:visited-style-name="Index_20_Link">8.1. Pipes<text:tab/>289</text:a></text:p>
          <text:p text:style-name="P165"><text:a xlink:type="simple" xlink:href="#__RefHeading___Toc20549_1213047185" text:style-name="Index_20_Link" text:visited-style-name="Index_20_Link">8.1.1. pipe() System Call<text:tab/>290</text:a></text:p>
          <text:p text:style-name="P164"><text:a xlink:type="simple" xlink:href="#__RefHeading___Toc171941_3177406469" text:style-name="Index_20_Link" text:visited-style-name="Index_20_Link">8.2. Named pipes (FIFOs)<text:tab/>292</text:a></text:p>
          <text:p text:style-name="P165"><text:a xlink:type="simple" xlink:href="#__RefHeading___Toc20551_1213047185" text:style-name="Index_20_Link" text:visited-style-name="Index_20_Link">8.2.1. mkfifo() System Call<text:tab/>294</text:a></text:p>
          <text:p text:style-name="P164"><text:a xlink:type="simple" xlink:href="#__RefHeading___Toc171943_3177406469" text:style-name="Index_20_Link" text:visited-style-name="Index_20_Link">8.3. Message Queues<text:tab/>295</text:a></text:p>
          <text:p text:style-name="P165"><text:a xlink:type="simple" xlink:href="#__RefHeading___Toc23818_971950180" text:style-name="Index_20_Link" text:visited-style-name="Index_20_Link">8.3.1. msgget() System Call<text:tab/>296</text:a></text:p>
          <text:p text:style-name="P165"><text:a xlink:type="simple" xlink:href="#__RefHeading___Toc23820_971950180" text:style-name="Index_20_Link" text:visited-style-name="Index_20_Link">8.3.2. msgsnd() System Call<text:tab/>298</text:a></text:p>
          <text:p text:style-name="P165"><text:a xlink:type="simple" xlink:href="#__RefHeading___Toc23822_971950180" text:style-name="Index_20_Link" text:visited-style-name="Index_20_Link">8.3.3. msgrcv() System Call<text:tab/>299</text:a></text:p>
          <text:p text:style-name="P165"><text:a xlink:type="simple" xlink:href="#__RefHeading___Toc23824_971950180" text:style-name="Index_20_Link" text:visited-style-name="Index_20_Link">8.3.4. msgctl() System Call<text:tab/>300</text:a></text:p>
          <text:p text:style-name="P164"><text:a xlink:type="simple" xlink:href="#__RefHeading___Toc171945_3177406469" text:style-name="Index_20_Link" text:visited-style-name="Index_20_Link">8.4. Shared Memory<text:tab/>301</text:a></text:p>
          <text:p text:style-name="P165"><text:a xlink:type="simple" xlink:href="#__RefHeading___Toc23826_971950180" text:style-name="Index_20_Link" text:visited-style-name="Index_20_Link">8.4.1. shmget() System Call<text:tab/>302</text:a></text:p>
          <text:p text:style-name="P165"><text:a xlink:type="simple" xlink:href="#__RefHeading___Toc23828_971950180" text:style-name="Index_20_Link" text:visited-style-name="Index_20_Link">8.4.2. shmat() System Call<text:tab/>303</text:a></text:p>
          <text:p text:style-name="P165"><text:a xlink:type="simple" xlink:href="#__RefHeading___Toc23830_971950180" text:style-name="Index_20_Link" text:visited-style-name="Index_20_Link">8.4.3. shmdt() System Call<text:tab/>304</text:a></text:p>
          <text:p text:style-name="P165"><text:a xlink:type="simple" xlink:href="#__RefHeading___Toc23832_971950180" text:style-name="Index_20_Link" text:visited-style-name="Index_20_Link">8.4.4. shmctl() System Call<text:tab/>305</text:a></text:p>
          <text:p text:style-name="P164"><text:a xlink:type="simple" xlink:href="#__RefHeading___Toc171947_3177406469" text:style-name="Index_20_Link" text:visited-style-name="Index_20_Link">8.5. Semaphores<text:tab/>306</text:a></text:p>
          <text:p text:style-name="P165"><text:a xlink:type="simple" xlink:href="#__RefHeading___Toc23834_971950180" text:style-name="Index_20_Link" text:visited-style-name="Index_20_Link">8.5.1. semget() System Call<text:tab/>307</text:a></text:p>
          <text:p text:style-name="P165"><text:a xlink:type="simple" xlink:href="#__RefHeading___Toc23836_971950180" text:style-name="Index_20_Link" text:visited-style-name="Index_20_Link">8.5.2. semctl() System Call<text:tab/>308</text:a></text:p>
          <text:p text:style-name="P165"><text:a xlink:type="simple" xlink:href="#__RefHeading___Toc23838_971950180" text:style-name="Index_20_Link" text:visited-style-name="Index_20_Link">8.5.3. semop() System Call<text:tab/>309</text:a></text:p>
          <text:p text:style-name="P165"><text:a xlink:type="simple" xlink:href="#__RefHeading___Toc23840_971950180" text:style-name="Index_20_Link" text:visited-style-name="Index_20_Link">8.5.3. semtimedop() System Call<text:tab/>310</text:a></text:p>
          <text:p text:style-name="P164"><text:a xlink:type="simple" xlink:href="#__RefHeading___Toc171949_3177406469" text:style-name="Index_20_Link" text:visited-style-name="Index_20_Link">8.6. Sockets<text:tab/>312</text:a></text:p>
          <text:p text:style-name="P164"><text:a xlink:type="simple" xlink:href="#__RefHeading___Toc171951_3177406469" text:style-name="Index_20_Link" text:visited-style-name="Index_20_Link">8.7. Example Code<text:tab/>319</text:a></text:p>
          <text:p text:style-name="P164"><text:a xlink:type="simple" xlink:href="#__RefHeading___Toc171953_3177406469" text:style-name="Index_20_Link" text:visited-style-name="Index_20_Link">8.8. APIs<text:tab/>321</text:a></text:p>
          <text:p text:style-name="P163"><text:a xlink:type="simple" xlink:href="#__RefHeading___Toc171955_3177406469" text:style-name="Index_20_Link" text:visited-style-name="Index_20_Link">9. System Calls<text:tab/>322</text:a></text:p>
          <text:p text:style-name="P164"><text:a xlink:type="simple" xlink:href="#__RefHeading___Toc24149_1172398647" text:style-name="Index_20_Link" text:visited-style-name="Index_20_Link">9.1. System Call Interface<text:tab/>323</text:a></text:p>
          <text:p text:style-name="P165"><text:a xlink:type="simple" xlink:href="#__RefHeading___Toc24365_2290364219" text:style-name="Index_20_Link" text:visited-style-name="Index_20_Link">9.1.1. System Call Numbers<text:tab/>324</text:a></text:p>
          <text:p text:style-name="P165"><text:a xlink:type="simple" xlink:href="#__RefHeading___Toc24367_2290364219" text:style-name="Index_20_Link" text:visited-style-name="Index_20_Link">9.1.2. Arguments and Return Values<text:tab/>325</text:a></text:p>
          <text:p text:style-name="P165"><text:a xlink:type="simple" xlink:href="#__RefHeading___Toc24369_2290364219" text:style-name="Index_20_Link" text:visited-style-name="Index_20_Link">9.1.3. Error Handling<text:tab/>326</text:a></text:p>
          <text:p text:style-name="P165"><text:a xlink:type="simple" xlink:href="#__RefHeading___Toc24371_2290364219" text:style-name="Index_20_Link" text:visited-style-name="Index_20_Link">9.1.4. System Call Table<text:tab/>328</text:a></text:p>
          <text:p text:style-name="P164"><text:a xlink:type="simple" xlink:href="#__RefHeading___Toc24151_1172398647" text:style-name="Index_20_Link" text:visited-style-name="Index_20_Link">9.2. System Call Overhead<text:tab/>329</text:a></text:p>
          <text:p text:style-name="P165"><text:a xlink:type="simple" xlink:href="#__RefHeading___Toc24373_2290364219" text:style-name="Index_20_Link" text:visited-style-name="Index_20_Link">9.2.1. Context Switching<text:tab/>330</text:a></text:p>
          <text:p text:style-name="P165"><text:a xlink:type="simple" xlink:href="#__RefHeading___Toc24375_2290364219" text:style-name="Index_20_Link" text:visited-style-name="Index_20_Link">9.2.2. System Call Setup and Execution<text:tab/>331</text:a></text:p>
          <text:p text:style-name="P165"><text:a xlink:type="simple" xlink:href="#__RefHeading___Toc24377_2290364219" text:style-name="Index_20_Link" text:visited-style-name="Index_20_Link">9.2.3. System Call Teardown<text:tab/>332</text:a></text:p>
          <text:p text:style-name="P164"><text:a xlink:type="simple" xlink:href="#__RefHeading___Toc24153_1172398647" text:style-name="Index_20_Link" text:visited-style-name="Index_20_Link">9.3. System Call Implementation<text:tab/>333</text:a></text:p>
          <text:p text:style-name="P165"><text:soft-page-break/><text:a xlink:type="simple" xlink:href="#__RefHeading___Toc24379_2290364219" text:style-name="Index_20_Link" text:visited-style-name="Index_20_Link">9.3.1. Defining the System Call<text:tab/>334</text:a></text:p>
          <text:p text:style-name="P165"><text:a xlink:type="simple" xlink:href="#__RefHeading___Toc24381_2290364219" text:style-name="Index_20_Link" text:visited-style-name="Index_20_Link">9.3.2. Adding the System Call to the Kernel<text:tab/>335</text:a></text:p>
          <text:p text:style-name="P165"><text:a xlink:type="simple" xlink:href="#__RefHeading___Toc24383_2290364219" text:style-name="Index_20_Link" text:visited-style-name="Index_20_Link">9.3.3. Implementing the System Call<text:tab/>336</text:a></text:p>
          <text:p text:style-name="P165"><text:a xlink:type="simple" xlink:href="#__RefHeading___Toc24385_2290364219" text:style-name="Index_20_Link" text:visited-style-name="Index_20_Link">9.3.4. Verifying User Input<text:tab/>337</text:a></text:p>
          <text:p text:style-name="P165"><text:a xlink:type="simple" xlink:href="#__RefHeading___Toc24387_2290364219" text:style-name="Index_20_Link" text:visited-style-name="Index_20_Link">9.3.5. Copying Data Between User and Kernel Space<text:tab/>338</text:a></text:p>
          <text:p text:style-name="P165"><text:a xlink:type="simple" xlink:href="#__RefHeading___Toc24389_2290364219" text:style-name="Index_20_Link" text:visited-style-name="Index_20_Link">9.3.6. Handling Errors<text:tab/>339</text:a></text:p>
          <text:p text:style-name="P165"><text:a xlink:type="simple" xlink:href="#__RefHeading___Toc24391_2290364219" text:style-name="Index_20_Link" text:visited-style-name="Index_20_Link">9.3.7. Returning the Result<text:tab/>340</text:a></text:p>
          <text:p text:style-name="P164"><text:a xlink:type="simple" xlink:href="#__RefHeading___Toc24155_1172398647" text:style-name="Index_20_Link" text:visited-style-name="Index_20_Link">9.4. System Call Security<text:tab/>341</text:a></text:p>
          <text:p text:style-name="P165"><text:a xlink:type="simple" xlink:href="#__RefHeading___Toc24393_2290364219" text:style-name="Index_20_Link" text:visited-style-name="Index_20_Link">9.4.1. Permissions<text:tab/>342</text:a></text:p>
          <text:p text:style-name="P165"><text:a xlink:type="simple" xlink:href="#__RefHeading___Toc24395_2290364219" text:style-name="Index_20_Link" text:visited-style-name="Index_20_Link">9.4.2. Sandboxing<text:tab/>343</text:a></text:p>
          <text:p text:style-name="P165"><text:a xlink:type="simple" xlink:href="#__RefHeading___Toc24397_2290364219" text:style-name="Index_20_Link" text:visited-style-name="Index_20_Link">9.4.3. Whitelisting and Blacklisting<text:tab/>344</text:a></text:p>
          <text:p text:style-name="P165"><text:a xlink:type="simple" xlink:href="#__RefHeading___Toc24399_2290364219" text:style-name="Index_20_Link" text:visited-style-name="Index_20_Link">9.4.4. System Call Auditing<text:tab/>345</text:a></text:p>
          <text:p text:style-name="P165"><text:a xlink:type="simple" xlink:href="#__RefHeading___Toc24401_2290364219" text:style-name="Index_20_Link" text:visited-style-name="Index_20_Link">9.4.5. System Call Filtering<text:tab/>346</text:a></text:p>
          <text:p text:style-name="P165"><text:a xlink:type="simple" xlink:href="#__RefHeading___Toc24403_2290364219" text:style-name="Index_20_Link" text:visited-style-name="Index_20_Link">9.4.6. Address Space Randomization<text:tab/>347</text:a></text:p>
          <text:p text:style-name="P164"><text:a xlink:type="simple" xlink:href="#__RefHeading___Toc171971_3177406469" text:style-name="Index_20_Link" text:visited-style-name="Index_20_Link">9.5. Example Code<text:tab/>348</text:a></text:p>
          <text:p text:style-name="P164"><text:a xlink:type="simple" xlink:href="#__RefHeading___Toc171973_3177406469" text:style-name="Index_20_Link" text:visited-style-name="Index_20_Link">9.6. APIs<text:tab/>350</text:a></text:p>
          <text:p text:style-name="P163"><text:a xlink:type="simple" xlink:href="#__RefHeading___Toc171975_3177406469" text:style-name="Index_20_Link" text:visited-style-name="Index_20_Link">10. Interrupt Handling<text:tab/>351</text:a></text:p>
          <text:p text:style-name="P164"><text:a xlink:type="simple" xlink:href="#__RefHeading___Toc24405_2290364219" text:style-name="Index_20_Link" text:visited-style-name="Index_20_Link">10.1. Interrupt handling mechanisms<text:tab/>352</text:a></text:p>
          <text:p text:style-name="P165"><text:a xlink:type="simple" xlink:href="#__RefHeading___Toc24407_2290364219" text:style-name="Index_20_Link" text:visited-style-name="Index_20_Link">10.1.1. Interrupt Service Routines (ISRs)<text:tab/>353</text:a></text:p>
          <text:p text:style-name="P165"><text:a xlink:type="simple" xlink:href="#__RefHeading___Toc24409_2290364219" text:style-name="Index_20_Link" text:visited-style-name="Index_20_Link">10.1.2. SoftIRQs<text:tab/>354</text:a></text:p>
          <text:p text:style-name="P165"><text:a xlink:type="simple" xlink:href="#__RefHeading___Toc24411_2290364219" text:style-name="Index_20_Link" text:visited-style-name="Index_20_Link">10.1.3. Tasklets<text:tab/>355</text:a></text:p>
          <text:p text:style-name="P165"><text:a xlink:type="simple" xlink:href="#__RefHeading___Toc24413_2290364219" text:style-name="Index_20_Link" text:visited-style-name="Index_20_Link">10.1.4. Top Halves<text:tab/>356</text:a></text:p>
          <text:p text:style-name="P165"><text:a xlink:type="simple" xlink:href="#__RefHeading___Toc24415_2290364219" text:style-name="Index_20_Link" text:visited-style-name="Index_20_Link">10.1.5. Bottom Halves<text:tab/>357</text:a></text:p>
          <text:p text:style-name="P165"><text:a xlink:type="simple" xlink:href="#__RefHeading___Toc24417_2290364219" text:style-name="Index_20_Link" text:visited-style-name="Index_20_Link">10.1.6. Deferred Work<text:tab/>358</text:a></text:p>
          <text:p text:style-name="P165"><text:a xlink:type="simple" xlink:href="#__RefHeading___Toc24419_2290364219" text:style-name="Index_20_Link" text:visited-style-name="Index_20_Link">10.1.7. Workqueues<text:tab/>359</text:a></text:p>
          <text:p text:style-name="P164"><text:a xlink:type="simple" xlink:href="#__RefHeading___Toc24421_2290364219" text:style-name="Index_20_Link" text:visited-style-name="Index_20_Link">10.2. Interrupt Handling Data Structures<text:tab/>360</text:a></text:p>
          <text:p text:style-name="P165"><text:a xlink:type="simple" xlink:href="#__RefHeading___Toc24423_2290364219" text:style-name="Index_20_Link" text:visited-style-name="Index_20_Link">10.2.1. Interrupt Descriptor Tables (IDTs)<text:tab/>361</text:a></text:p>
          <text:p text:style-name="P165"><text:a xlink:type="simple" xlink:href="#__RefHeading___Toc24425_2290364219" text:style-name="Index_20_Link" text:visited-style-name="Index_20_Link">10.2.2. Interrupt Control Blocks (ICBs)<text:tab/>362</text:a></text:p>
          <text:p text:style-name="P165"><text:a xlink:type="simple" xlink:href="#__RefHeading___Toc24427_2290364219" text:style-name="Index_20_Link" text:visited-style-name="Index_20_Link">10.2.3. Interrupt Request Lines (IRQLs)<text:tab/>363</text:a></text:p>
          <text:p text:style-name="P165"><text:a xlink:type="simple" xlink:href="#__RefHeading___Toc24429_2290364219" text:style-name="Index_20_Link" text:visited-style-name="Index_20_Link">10.2.4. Interrupt Vector Table (IVT)<text:tab/>364</text:a></text:p>
          <text:p text:style-name="P164"><text:a xlink:type="simple" xlink:href="#__RefHeading___Toc24431_2290364219" text:style-name="Index_20_Link" text:visited-style-name="Index_20_Link">10.3. Interrupt Handling Configuration And Management<text:tab/>365</text:a></text:p>
          <text:p text:style-name="P165"><text:a xlink:type="simple" xlink:href="#__RefHeading___Toc24433_2290364219" text:style-name="Index_20_Link" text:visited-style-name="Index_20_Link">10.3.1. Device drivers<text:tab/>366</text:a></text:p>
          <text:p text:style-name="P165"><text:a xlink:type="simple" xlink:href="#__RefHeading___Toc24435_2290364219" text:style-name="Index_20_Link" text:visited-style-name="Index_20_Link">10.3.2. Interrupt Registration<text:tab/>367</text:a></text:p>
          <text:p text:style-name="P165"><text:a xlink:type="simple" xlink:href="#__RefHeading___Toc24437_2290364219" text:style-name="Index_20_Link" text:visited-style-name="Index_20_Link">10.3.3. Interrupt Affinity<text:tab/>368</text:a></text:p>
          <text:p text:style-name="P165"><text:a xlink:type="simple" xlink:href="#__RefHeading___Toc24439_2290364219" text:style-name="Index_20_Link" text:visited-style-name="Index_20_Link">10.3.4. Interrupt Balancing<text:tab/>369</text:a></text:p>
          <text:p text:style-name="P165"><text:a xlink:type="simple" xlink:href="#__RefHeading___Toc24441_2290364219" text:style-name="Index_20_Link" text:visited-style-name="Index_20_Link">10.3.5. Interrupt Sharing<text:tab/>370</text:a></text:p>
          <text:p text:style-name="P165"><text:a xlink:type="simple" xlink:href="#__RefHeading___Toc24443_2290364219" text:style-name="Index_20_Link" text:visited-style-name="Index_20_Link">10.3.6. Interrupt Serialization<text:tab/>371</text:a></text:p>
          <text:p text:style-name="P164"><text:a xlink:type="simple" xlink:href="#__RefHeading___Toc24445_2290364219" text:style-name="Index_20_Link" text:visited-style-name="Index_20_Link">10.4. Interrupt Handling Challenges<text:tab/>372</text:a></text:p>
          <text:p text:style-name="P165"><text:a xlink:type="simple" xlink:href="#__RefHeading___Toc24447_2290364219" text:style-name="Index_20_Link" text:visited-style-name="Index_20_Link">10.4.1. Interrupt Latency<text:tab/>373</text:a></text:p>
          <text:p text:style-name="P165"><text:a xlink:type="simple" xlink:href="#__RefHeading___Toc24449_2290364219" text:style-name="Index_20_Link" text:visited-style-name="Index_20_Link">10.4.2. Interrupt Priority Inversion<text:tab/>374</text:a></text:p>
          <text:p text:style-name="P165"><text:a xlink:type="simple" xlink:href="#__RefHeading___Toc24451_2290364219" text:style-name="Index_20_Link" text:visited-style-name="Index_20_Link">10.4.3. Shared Interrupts<text:tab/>375</text:a></text:p>
          <text:p text:style-name="P165"><text:a xlink:type="simple" xlink:href="#__RefHeading___Toc24453_2290364219" text:style-name="Index_20_Link" text:visited-style-name="Index_20_Link">10.4.4. Interrupt Coalescing<text:tab/>376</text:a></text:p>
          <text:p text:style-name="P164"><text:a xlink:type="simple" xlink:href="#__RefHeading___Toc171995_3177406469" text:style-name="Index_20_Link" text:visited-style-name="Index_20_Link">10.5. Example Code<text:tab/>377</text:a></text:p>
          <text:p text:style-name="P164"><text:a xlink:type="simple" xlink:href="#__RefHeading___Toc171997_3177406469" text:style-name="Index_20_Link" text:visited-style-name="Index_20_Link">10.6. APIs<text:tab/>379</text:a></text:p>
          <text:p text:style-name="P163"><text:a xlink:type="simple" xlink:href="#__RefHeading___Toc171999_3177406469" text:style-name="Index_20_Link" text:visited-style-name="Index_20_Link">11.Linux Kernel Virtualization<text:tab/>380</text:a></text:p>
          <text:p text:style-name="P164"><text:a xlink:type="simple" xlink:href="#__RefHeading___Toc172001_3177406469" text:style-name="Index_20_Link" text:visited-style-name="Index_20_Link">11.1. Kernel-based Virtual Machine (KVM)<text:tab/>381</text:a></text:p>
          <text:p text:style-name="P165"><text:a xlink:type="simple" xlink:href="#__RefHeading___Toc16661_1703616754" text:style-name="Index_20_Link" text:visited-style-name="Index_20_Link">11.1.1. KVM Architecture<text:tab/>382</text:a></text:p>
          <text:p text:style-name="P165"><text:a xlink:type="simple" xlink:href="#__RefHeading___Toc16663_1703616754" text:style-name="Index_20_Link" text:visited-style-name="Index_20_Link">11.1.2. KVM Hardware Virtualization Support<text:tab/>383</text:a></text:p>
          <text:p text:style-name="P165"><text:a xlink:type="simple" xlink:href="#__RefHeading___Toc16665_1703616754" text:style-name="Index_20_Link" text:visited-style-name="Index_20_Link">11.1.3. KVM Virtual Machine Management<text:tab/>384</text:a></text:p>
          <text:p text:style-name="P165"><text:a xlink:type="simple" xlink:href="#__RefHeading___Toc16667_1703616754" text:style-name="Index_20_Link" text:visited-style-name="Index_20_Link">11.1.4. KVM Guest Operating System Support:<text:tab/>385</text:a></text:p>
          <text:p text:style-name="P165"><text:soft-page-break/><text:a xlink:type="simple" xlink:href="#__RefHeading___Toc16669_1703616754" text:style-name="Index_20_Link" text:visited-style-name="Index_20_Link">11.1.5. KVM Networking:<text:tab/>386</text:a></text:p>
          <text:p text:style-name="P165"><text:a xlink:type="simple" xlink:href="#__RefHeading___Toc16671_1703616754" text:style-name="Index_20_Link" text:visited-style-name="Index_20_Link">11.1.6. KVM Storage:<text:tab/>387</text:a></text:p>
          <text:p text:style-name="P165"><text:a xlink:type="simple" xlink:href="#__RefHeading___Toc16673_1703616754" text:style-name="Index_20_Link" text:visited-style-name="Index_20_Link">11.1.7. KVM Performance:<text:tab/>388</text:a></text:p>
          <text:p text:style-name="P164"><text:a xlink:type="simple" xlink:href="#__RefHeading___Toc172003_3177406469" text:style-name="Index_20_Link" text:visited-style-name="Index_20_Link">11.2. Xen<text:tab/>389</text:a></text:p>
          <text:p text:style-name="P164"><text:a xlink:type="simple" xlink:href="#__RefHeading___Toc172005_3177406469" text:style-name="Index_20_Link" text:visited-style-name="Index_20_Link">11.3. Container-Based Virtualization<text:tab/>390</text:a></text:p>
          <text:p text:style-name="P164"><text:a xlink:type="simple" xlink:href="#__RefHeading___Toc172007_3177406469" text:style-name="Index_20_Link" text:visited-style-name="Index_20_Link">11.4. User-Mode Linux (UML)<text:tab/>391</text:a></text:p>
          <text:p text:style-name="P164"><text:a xlink:type="simple" xlink:href="#__RefHeading___Toc172009_3177406469" text:style-name="Index_20_Link" text:visited-style-name="Index_20_Link">11.5. Example Code<text:tab/>392</text:a></text:p>
          <text:p text:style-name="P164"><text:a xlink:type="simple" xlink:href="#__RefHeading___Toc172011_3177406469" text:style-name="Index_20_Link" text:visited-style-name="Index_20_Link">11.6. APIs<text:tab/>394</text:a></text:p>
          <text:p text:style-name="P163"><text:a xlink:type="simple" xlink:href="#__RefHeading___Toc172013_3177406469" text:style-name="Index_20_Link" text:visited-style-name="Index_20_Link">12. Power Management<text:tab/>395</text:a></text:p>
          <text:p text:style-name="P164"><text:a xlink:type="simple" xlink:href="#__RefHeading___Toc172015_3177406469" text:style-name="Index_20_Link" text:visited-style-name="Index_20_Link">12.1. ACPI<text:tab/>396</text:a></text:p>
          <text:p text:style-name="P165"><text:a xlink:type="simple" xlink:href="#__RefHeading___Toc16675_1703616754" text:style-name="Index_20_Link" text:visited-style-name="Index_20_Link">12.1.1. ACPI Tables<text:tab/>397</text:a></text:p>
          <text:p text:style-name="P165"><text:a xlink:type="simple" xlink:href="#__RefHeading___Toc16677_1703616754" text:style-name="Index_20_Link" text:visited-style-name="Index_20_Link">12.1.2. ACPI Subsystem<text:tab/>398</text:a></text:p>
          <text:p text:style-name="P165"><text:a xlink:type="simple" xlink:href="#__RefHeading___Toc16679_1703616754" text:style-name="Index_20_Link" text:visited-style-name="Index_20_Link">12.1.3. Power Management<text:tab/>399</text:a></text:p>
          <text:p text:style-name="P165"><text:a xlink:type="simple" xlink:href="#__RefHeading___Toc16681_1703616754" text:style-name="Index_20_Link" text:visited-style-name="Index_20_Link">12.1.4. Device Configuration<text:tab/>400</text:a></text:p>
          <text:p text:style-name="P165"><text:a xlink:type="simple" xlink:href="#__RefHeading___Toc16683_1703616754" text:style-name="Index_20_Link" text:visited-style-name="Index_20_Link">12.1.5. Thermal Management<text:tab/>401</text:a></text:p>
          <text:p text:style-name="P164"><text:a xlink:type="simple" xlink:href="#__RefHeading___Toc172017_3177406469" text:style-name="Index_20_Link" text:visited-style-name="Index_20_Link">12.2. CPU Frequency Scaling<text:tab/>402</text:a></text:p>
          <text:p text:style-name="P165"><text:a xlink:type="simple" xlink:href="#__RefHeading___Toc16685_1703616754" text:style-name="Index_20_Link" text:visited-style-name="Index_20_Link">12.2.1. Performance Governor<text:tab/>403</text:a></text:p>
          <text:p text:style-name="P165"><text:a xlink:type="simple" xlink:href="#__RefHeading___Toc16687_1703616754" text:style-name="Index_20_Link" text:visited-style-name="Index_20_Link">12.2.2. Powersave Governor<text:tab/>404</text:a></text:p>
          <text:p text:style-name="P165"><text:a xlink:type="simple" xlink:href="#__RefHeading___Toc16689_1703616754" text:style-name="Index_20_Link" text:visited-style-name="Index_20_Link">12.2.3. Ondemand Governor:<text:tab/>405</text:a></text:p>
          <text:p text:style-name="P165"><text:a xlink:type="simple" xlink:href="#__RefHeading___Toc16691_1703616754" text:style-name="Index_20_Link" text:visited-style-name="Index_20_Link">12.2.4. Conservative Governor:<text:tab/>406</text:a></text:p>
          <text:p text:style-name="P164"><text:a xlink:type="simple" xlink:href="#__RefHeading___Toc172019_3177406469" text:style-name="Index_20_Link" text:visited-style-name="Index_20_Link">12.3. Dynamic Tick<text:tab/>407</text:a></text:p>
          <text:p text:style-name="P165"><text:a xlink:type="simple" xlink:href="#__RefHeading___Toc16693_1703616754" text:style-name="Index_20_Link" text:visited-style-name="Index_20_Link">12.3.1. Timer Frequency<text:tab/>408</text:a></text:p>
          <text:p text:style-name="P165"><text:a xlink:type="simple" xlink:href="#__RefHeading___Toc16695_1703616754" text:style-name="Index_20_Link" text:visited-style-name="Index_20_Link">12.3.2. Tickless Idle<text:tab/>409</text:a></text:p>
          <text:p text:style-name="P165"><text:a xlink:type="simple" xlink:href="#__RefHeading___Toc16697_1703616754" text:style-name="Index_20_Link" text:visited-style-name="Index_20_Link">12.3.3. Idle States<text:tab/>410</text:a></text:p>
          <text:p text:style-name="P165"><text:a xlink:type="simple" xlink:href="#__RefHeading___Toc16699_1703616754" text:style-name="Index_20_Link" text:visited-style-name="Index_20_Link">12.3.4. CPU Load Balancing<text:tab/>411</text:a></text:p>
          <text:p text:style-name="P165"><text:a xlink:type="simple" xlink:href="#__RefHeading___Toc16701_1703616754" text:style-name="Index_20_Link" text:visited-style-name="Index_20_Link">12.3.5. Interrupt Handling<text:tab/>412</text:a></text:p>
          <text:p text:style-name="P164"><text:a xlink:type="simple" xlink:href="#__RefHeading___Toc172021_3177406469" text:style-name="Index_20_Link" text:visited-style-name="Index_20_Link">12.4. Power Management For Peripherals<text:tab/>413</text:a></text:p>
          <text:p text:style-name="P165"><text:a xlink:type="simple" xlink:href="#__RefHeading___Toc16703_1703616754" text:style-name="Index_20_Link" text:visited-style-name="Index_20_Link">12.4.1. Power Domains<text:tab/>414</text:a></text:p>
          <text:p text:style-name="P165"><text:a xlink:type="simple" xlink:href="#__RefHeading___Toc16705_1703616754" text:style-name="Index_20_Link" text:visited-style-name="Index_20_Link">12.4.2. Power Management States<text:tab/>415</text:a></text:p>
          <text:p text:style-name="P165"><text:a xlink:type="simple" xlink:href="#__RefHeading___Toc16707_1703616754" text:style-name="Index_20_Link" text:visited-style-name="Index_20_Link">12.4.3. Device Drivers<text:tab/>416</text:a></text:p>
          <text:p text:style-name="P165"><text:a xlink:type="simple" xlink:href="#__RefHeading___Toc16709_1703616754" text:style-name="Index_20_Link" text:visited-style-name="Index_20_Link">12.4.4. Power Management Policies<text:tab/>417</text:a></text:p>
          <text:p text:style-name="P164"><text:a xlink:type="simple" xlink:href="#__RefHeading___Toc172023_3177406469" text:style-name="Index_20_Link" text:visited-style-name="Index_20_Link">12.5. Suspend And Hibernate<text:tab/>418</text:a></text:p>
          <text:p text:style-name="P165"><text:a xlink:type="simple" xlink:href="#__RefHeading___Toc16711_1703616754" text:style-name="Index_20_Link" text:visited-style-name="Index_20_Link">12.5.1. Suspend<text:tab/>419</text:a></text:p>
          <text:p text:style-name="P165"><text:a xlink:type="simple" xlink:href="#__RefHeading___Toc16713_1703616754" text:style-name="Index_20_Link" text:visited-style-name="Index_20_Link">12.5.2. Hibernation<text:tab/>420</text:a></text:p>
          <text:p text:style-name="P164"><text:a xlink:type="simple" xlink:href="#__RefHeading___Toc172025_3177406469" text:style-name="Index_20_Link" text:visited-style-name="Index_20_Link">12.6. CPU Hot-plugging<text:tab/>421</text:a></text:p>
          <text:p text:style-name="P164"><text:a xlink:type="simple" xlink:href="#__RefHeading___Toc172027_3177406469" text:style-name="Index_20_Link" text:visited-style-name="Index_20_Link">12.7. Example Code<text:tab/>423</text:a></text:p>
          <text:p text:style-name="P164"><text:a xlink:type="simple" xlink:href="#__RefHeading___Toc172029_3177406469" text:style-name="Index_20_Link" text:visited-style-name="Index_20_Link">12.8. APIs<text:tab/>425</text:a></text:p>
          <text:p text:style-name="P163"><text:a xlink:type="simple" xlink:href="#__RefHeading___Toc172031_3177406469" text:style-name="Index_20_Link" text:visited-style-name="Index_20_Link">13. Kernel Modules<text:tab/>426</text:a></text:p>
          <text:p text:style-name="P164"><text:a xlink:type="simple" xlink:href="#__RefHeading___Toc172033_3177406469" text:style-name="Index_20_Link" text:visited-style-name="Index_20_Link">13.1. Key Features<text:tab/>427</text:a></text:p>
          <text:p text:style-name="P164"><text:a xlink:type="simple" xlink:href="#__RefHeading___Toc172035_3177406469" text:style-name="Index_20_Link" text:visited-style-name="Index_20_Link">13.2. Advantages Over Built-in Kernel Features<text:tab/>428</text:a></text:p>
          <text:p text:style-name="P164"><text:a xlink:type="simple" xlink:href="#__RefHeading___Toc172037_3177406469" text:style-name="Index_20_Link" text:visited-style-name="Index_20_Link">13.3. Use Cases<text:tab/>429</text:a></text:p>
          <text:p text:style-name="P164"><text:a xlink:type="simple" xlink:href="#__RefHeading___Toc172039_3177406469" text:style-name="Index_20_Link" text:visited-style-name="Index_20_Link">13.4. Technical Details<text:tab/>430</text:a></text:p>
          <text:p text:style-name="P164"><text:a xlink:type="simple" xlink:href="#__RefHeading___Toc15092_3666775855" text:style-name="Index_20_Link" text:visited-style-name="Index_20_Link">13.5. Example Code<text:tab/>431</text:a></text:p>
          <text:p text:style-name="P164"><text:a xlink:type="simple" xlink:href="#__RefHeading___Toc19506_3246040053" text:style-name="Index_20_Link" text:visited-style-name="Index_20_Link">13.6. APIs<text:tab/>432</text:a></text:p>
          <text:p text:style-name="P163"><text:a xlink:type="simple" xlink:href="#__RefHeading___Toc172041_3177406469" text:style-name="Index_20_Link" text:visited-style-name="Index_20_Link">14. Performance Monitoring<text:tab/>433</text:a></text:p>
          <text:p text:style-name="P164"><text:a xlink:type="simple" xlink:href="#__RefHeading___Toc19508_3246040053" text:style-name="Index_20_Link" text:visited-style-name="Index_20_Link">14.1. Performance Counters<text:tab/>434</text:a></text:p>
          <text:p text:style-name="P165"><text:a xlink:type="simple" xlink:href="#__RefHeading___Toc19510_3246040053" text:style-name="Index_20_Link" text:visited-style-name="Index_20_Link">14.1.1. Access to Hardware Performance Counters<text:tab/>435</text:a></text:p>
          <text:p text:style-name="P165"><text:a xlink:type="simple" xlink:href="#__RefHeading___Toc19512_3246040053" text:style-name="Index_20_Link" text:visited-style-name="Index_20_Link">14.1.2. Multiplexing of Performance Counters<text:tab/>436</text:a></text:p>
          <text:p text:style-name="P165"><text:a xlink:type="simple" xlink:href="#__RefHeading___Toc19514_3246040053" text:style-name="Index_20_Link" text:visited-style-name="Index_20_Link">14.1.3. Sample-Based Profiling<text:tab/>437</text:a></text:p>
          <text:p text:style-name="P165"><text:a xlink:type="simple" xlink:href="#__RefHeading___Toc19516_3246040053" text:style-name="Index_20_Link" text:visited-style-name="Index_20_Link">14.1.4. User Space Access<text:tab/>438</text:a></text:p>
          <text:p text:style-name="P164"><text:soft-page-break/><text:a xlink:type="simple" xlink:href="#__RefHeading___Toc172045_3177406469" text:style-name="Index_20_Link" text:visited-style-name="Index_20_Link">14.2. Tracepoints<text:tab/>439</text:a></text:p>
          <text:p text:style-name="P165"><text:a xlink:type="simple" xlink:href="#__RefHeading___Toc19518_3246040053" text:style-name="Index_20_Link" text:visited-style-name="Index_20_Link">14.2.1. Tracepoint<text:tab/>440</text:a></text:p>
          <text:p text:style-name="P165"><text:a xlink:type="simple" xlink:href="#__RefHeading___Toc19520_3246040053" text:style-name="Index_20_Link" text:visited-style-name="Index_20_Link">14.2.2. Trace Event<text:tab/>441</text:a></text:p>
          <text:p text:style-name="P165"><text:a xlink:type="simple" xlink:href="#__RefHeading___Toc19522_3246040053" text:style-name="Index_20_Link" text:visited-style-name="Index_20_Link">14.2.3. Trace Buffer<text:tab/>442</text:a></text:p>
          <text:p text:style-name="P165"><text:a xlink:type="simple" xlink:href="#__RefHeading___Toc19524_3246040053" text:style-name="Index_20_Link" text:visited-style-name="Index_20_Link">14.2.4. Trace Session<text:tab/>443</text:a></text:p>
          <text:p text:style-name="P165"><text:a xlink:type="simple" xlink:href="#__RefHeading___Toc19526_3246040053" text:style-name="Index_20_Link" text:visited-style-name="Index_20_Link">14.2.5. Tracepoint Provider<text:tab/>444</text:a></text:p>
          <text:p text:style-name="P165"><text:a xlink:type="simple" xlink:href="#__RefHeading___Toc19528_3246040053" text:style-name="Index_20_Link" text:visited-style-name="Index_20_Link">14.2.6. Tracepoint Consumer<text:tab/>445</text:a></text:p>
          <text:p text:style-name="P165"><text:a xlink:type="simple" xlink:href="#__RefHeading___Toc19530_3246040053" text:style-name="Index_20_Link" text:visited-style-name="Index_20_Link">14.2.7. Trace Data<text:tab/>446</text:a></text:p>
          <text:p text:style-name="P165"><text:a xlink:type="simple" xlink:href="#__RefHeading___Toc19532_3246040053" text:style-name="Index_20_Link" text:visited-style-name="Index_20_Link">14.2.8. Trace Analysis<text:tab/>447</text:a></text:p>
          <text:p text:style-name="P164"><text:a xlink:type="simple" xlink:href="#__RefHeading___Toc172047_3177406469" text:style-name="Index_20_Link" text:visited-style-name="Index_20_Link">14.3. Kernel Profiling<text:tab/>448</text:a></text:p>
          <text:p text:style-name="P165"><text:a xlink:type="simple" xlink:href="#__RefHeading___Toc19534_3246040053" text:style-name="Index_20_Link" text:visited-style-name="Index_20_Link">14.3.1. Systemtap<text:tab/>449</text:a></text:p>
          <text:p text:style-name="P165"><text:a xlink:type="simple" xlink:href="#__RefHeading___Toc19536_3246040053" text:style-name="Index_20_Link" text:visited-style-name="Index_20_Link">14.3.2. Perf<text:tab/>450</text:a></text:p>
          <text:p text:style-name="P165"><text:a xlink:type="simple" xlink:href="#__RefHeading___Toc19538_3246040053" text:style-name="Index_20_Link" text:visited-style-name="Index_20_Link">14.3.3. Ftrace<text:tab/>451</text:a></text:p>
          <text:p text:style-name="P165"><text:a xlink:type="simple" xlink:href="#__RefHeading___Toc19540_3246040053" text:style-name="Index_20_Link" text:visited-style-name="Index_20_Link">14.3.4. Oprofile<text:tab/>452</text:a></text:p>
          <text:p text:style-name="P165"><text:a xlink:type="simple" xlink:href="#__RefHeading___Toc19542_3246040053" text:style-name="Index_20_Link" text:visited-style-name="Index_20_Link">14.3.5. Kprobes<text:tab/>453</text:a></text:p>
          <text:p text:style-name="P165"><text:a xlink:type="simple" xlink:href="#__RefHeading___Toc19544_3246040053" text:style-name="Index_20_Link" text:visited-style-name="Index_20_Link">14.3.6. KernelShark<text:tab/>454</text:a></text:p>
          <text:p text:style-name="P165"><text:a xlink:type="simple" xlink:href="#__RefHeading___Toc19546_3246040053" text:style-name="Index_20_Link" text:visited-style-name="Index_20_Link">14.3.7. Valgrind<text:tab/>455</text:a></text:p>
          <text:p text:style-name="P164"><text:a xlink:type="simple" xlink:href="#__RefHeading___Toc172049_3177406469" text:style-name="Index_20_Link" text:visited-style-name="Index_20_Link">14.4. Dynamic Tracing<text:tab/>456</text:a></text:p>
          <text:p text:style-name="P165"><text:a xlink:type="simple" xlink:href="#__RefHeading___Toc19548_3246040053" text:style-name="Index_20_Link" text:visited-style-name="Index_20_Link">14.4.1. Instrumentation Points<text:tab/>457</text:a></text:p>
          <text:p text:style-name="P165"><text:a xlink:type="simple" xlink:href="#__RefHeading___Toc19550_3246040053" text:style-name="Index_20_Link" text:visited-style-name="Index_20_Link">14.4.2. Probe Definition<text:tab/>458</text:a></text:p>
          <text:p text:style-name="P165"><text:a xlink:type="simple" xlink:href="#__RefHeading___Toc19552_3246040053" text:style-name="Index_20_Link" text:visited-style-name="Index_20_Link">14.4.3. Probe Insertion<text:tab/>459</text:a></text:p>
          <text:p text:style-name="P165"><text:a xlink:type="simple" xlink:href="#__RefHeading___Toc19554_3246040053" text:style-name="Index_20_Link" text:visited-style-name="Index_20_Link">14.4.4. Data Collection<text:tab/>460</text:a></text:p>
          <text:p text:style-name="P165"><text:a xlink:type="simple" xlink:href="#__RefHeading___Toc19556_3246040053" text:style-name="Index_20_Link" text:visited-style-name="Index_20_Link">14.4.5. Trace Buffer<text:tab/>461</text:a></text:p>
          <text:p text:style-name="P164"><text:a xlink:type="simple" xlink:href="#__RefHeading___Toc172051_3177406469" text:style-name="Index_20_Link" text:visited-style-name="Index_20_Link">14.5. Kernel Debugging<text:tab/>463</text:a></text:p>
          <text:p text:style-name="P165"><text:a xlink:type="simple" xlink:href="#__RefHeading___Toc19558_3246040053" text:style-name="Index_20_Link" text:visited-style-name="Index_20_Link">14.5.1. printk<text:tab/>464</text:a></text:p>
          <text:p text:style-name="P165"><text:a xlink:type="simple" xlink:href="#__RefHeading___Toc19560_3246040053" text:style-name="Index_20_Link" text:visited-style-name="Index_20_Link">14.5.3. SystemTap<text:tab/>466</text:a></text:p>
          <text:p text:style-name="P165"><text:a xlink:type="simple" xlink:href="#__RefHeading___Toc19562_3246040053" text:style-name="Index_20_Link" text:visited-style-name="Index_20_Link">14.5.4. ftrace<text:tab/>467</text:a></text:p>
          <text:p text:style-name="P165"><text:a xlink:type="simple" xlink:href="#__RefHeading___Toc19564_3246040053" text:style-name="Index_20_Link" text:visited-style-name="Index_20_Link">14.5.5. kprobes<text:tab/>468</text:a></text:p>
          <text:p text:style-name="P164"><text:a xlink:type="simple" xlink:href="#__RefHeading___Toc172053_3177406469" text:style-name="Index_20_Link" text:visited-style-name="Index_20_Link">14.6. Example Code<text:tab/>469</text:a></text:p>
          <text:p text:style-name="P164"><text:a xlink:type="simple" xlink:href="#__RefHeading___Toc172055_3177406469" text:style-name="Index_20_Link" text:visited-style-name="Index_20_Link">14.7. APIs<text:tab/>471</text:a></text:p>
          <text:p text:style-name="P163"><text:a xlink:type="simple" xlink:href="#__RefHeading___Toc172057_3177406469" text:style-name="Index_20_Link" text:visited-style-name="Index_20_Link">15. Future Directions And Emerging Trends<text:tab/>472</text:a></text:p>
          <text:p text:style-name="P164"><text:a xlink:type="simple" xlink:href="#__RefHeading___Toc172059_3177406469" text:style-name="Index_20_Link" text:visited-style-name="Index_20_Link">15.1. Emerging Technologies And Trends<text:tab/>473</text:a></text:p>
          <text:p text:style-name="P164"><text:a xlink:type="simple" xlink:href="#__RefHeading___Toc172061_3177406469" text:style-name="Index_20_Link" text:visited-style-name="Index_20_Link">15.2. Future Directions Of Kernel Development<text:tab/>474</text:a></text:p>
          <text:p text:style-name="P164"><text:a xlink:type="simple" xlink:href="#__RefHeading___Toc172063_3177406469" text:style-name="Index_20_Link" text:visited-style-name="Index_20_Link">15.3. Impact Of New Developments On Linux Kernel<text:tab/>475</text:a></text:p>
          <text:p text:style-name="P163"><text:a xlink:type="simple" xlink:href="#__RefHeading___Toc172065_3177406469" text:style-name="Index_20_Link" text:visited-style-name="Index_20_Link">16. Conclusion<text:tab/>476</text:a></text:p>
        </text:index-body>
      </text:table-of-content>
      <text:h text:style-name="P168" text:outline-level="1"/>
      <text:h text:style-name="P169" text:outline-level="1"><text:bookmark-start text:name="__RefHeading___Toc171793_3177406469"/><text:span text:style-name="T129">The </text:span>Editor's Notes<text:bookmark-end text:name="__RefHeading___Toc171793_3177406469"/></text:h>
      <text:p text:style-name="P2"/>
      <text:p text:style-name="P2">All of this book contains is compiled from the information gathered through ChatGPT. </text:p>
      <text:p text:style-name="P2"/>
      <text:p text:style-name="P2">This all started when I needed an easy-to-follow document about Linux Kernel. I requested ChatGPT to write a book on it for me, which she refused. As a result, I decided to collect the necessary information one by one by asking questions to her, which took around three weeks to complete.</text:p>
      <text:p text:style-name="P2"/>
      <text:p text:style-name="P2">ChatGPT wrote the whole of the book, including the Preface and Conclusion sections. I was only there to ask the right questions.</text:p>
      <text:p text:style-name="P2"/>
      <text:p text:style-name="P2">I tried to be as comprehensive as possible, but I am unsure if I was successful at it. There are repetitions in certain parts of the book which I am unfortunately unable to resolve at the moment. </text:p>
      <text:p text:style-name="P2"/>
      <text:p text:style-name="P2">I don't have any thoughts regarding the copyrights for this book. What I know is that I am not the copyright owner and that I don't mind what people do with this book. If people read it and find it useful, that would make me happy.</text:p>
      <text:p text:style-name="P2"/>
      <text:p text:style-name="P2">On a last note, I'd like to be anonymous. If you'd like, you can refer to me as "The Editor".</text:p>
      <text:p text:style-name="P2"/>
      <text:p text:style-name="P2">For any corrections or ideas, you can reach me <text:span text:style-name="T129">through</text:span> enatsek@yahoo.com</text:p>
      <text:p text:style-name="P2"/>
      <text:p text:style-name="P2"/>
      <text:p text:style-name="P2"/>
      <text:p text:style-name="P2"/>
      <text:h text:style-name="P169" text:outline-level="1"><text:bookmark-start text:name="__RefHeading___Toc171795_3177406469"/>0. Preface<text:bookmark-end text:name="__RefHeading___Toc171795_3177406469"/></text:h>
      <text:p text:style-name="P2"/>
      <text:p text:style-name="P2">This book aims to provide an in-depth understanding of the Linux kernel, which is the core of the Linux operating system. The Linux kernel is one of the most widely used open-source software projects in the world, and it has been powering a significant portion of the internet, from servers to mobile devices, for over two decades.</text:p>
      <text:p text:style-name="P2"/>
      <text:p text:style-name="P2">This book is not intended to be a beginner's guide to Linux, nor is it meant to be a comprehensive guide to operating system development. Instead, it is targeted towards readers who are familiar with basic operating system concepts and have some experience with programming. The book assumes some familiarity with <text:s/>system-level programming concepts.</text:p>
      <text:p text:style-name="P2"/>
      <text:p text:style-name="P2">In this book, we aim to explore the architecture of the Linux kernel, and the mechanisms it employs to provide a secure, stable, and efficient operating system environment. We will cover a wide range of topics, including process management, memory management, file systems, device drivers, system calls, and kernel debugging and performance monitoring.</text:p>
      <text:p text:style-name="P2"/>
      <text:p text:style-name="P2">As with any software project, the Linux kernel is continuously evolving, and new features and improvements are being added all the time. We will attempt to provide a comprehensive overview of the Linux kernel, but it is important to note that some of the information in this book may become outdated as the kernel evolves. Nevertheless, we believe that the concepts and principles covered in this book will remain relevant, and we hope that readers will gain a deeper understanding and appreciation of the Linux kernel and the open-source community that supports it.</text:p>
      <text:p text:style-name="P2"/>
      <text:p text:style-name="P2">We would like to thank the Linux community for its tremendous contributions to the development of the Linux kernel and the open-source movement. We would also like to express our gratitude to the countless individuals and organizations that have made this book possible, including the authors, editors, reviewers, and publishers who have worked tirelessly to bring this project to fruition.</text:p>
      <text:p text:style-name="P2"/>
      <text:p text:style-name="P2">We hope that this book will serve as a valuable resource for those who are interested in learning more about the Linux kernel and the open-source software development community. We welcome feedback from our readers and hope that this book will inspire further exploration and innovation in the field of operating system development.</text:p>
      <text:p text:style-name="P2"/>
      <text:p text:style-name="P2"/>
      <text:h text:style-name="P169" text:outline-level="1"><text:bookmark-start text:name="__RefHeading___Toc171797_3177406469"/>1. Introduction<text:bookmark-end text:name="__RefHeading___Toc171797_3177406469"/></text:h>
      <text:p text:style-name="P2"/>
      <text:h text:style-name="Heading_20_2" text:outline-level="2"><text:bookmark-start text:name="__RefHeading___Toc171799_3177406469"/>1.1. What is Linux<text:bookmark-end text:name="__RefHeading___Toc171799_3177406469"/></text:h>
      <text:p text:style-name="P2"/>
      <text:p text:style-name="P2">Linux is a free and open-source operating system based on the Unix operating system. It was created by Linus Torvalds in 1991 and is now maintained by the Linux community. Linux is known for its reliability, security, and flexibility, and is widely used in servers, supercomputers, mobile devices, and embedded systems.</text:p>
      <text:p text:style-name="P2"/>
      <text:p text:style-name="P2">One of the key features of Linux is its modularity. The operating system is composed of several components that can be replaced or extended by users and developers. These components include the kernel, shell, utilities, libraries, and applications. This modularity allows users to customize the operating system to meet their specific needs and requirements.</text:p>
      <text:p text:style-name="P2"/>
      <text:p text:style-name="P2">The Linux kernel is the core of the operating system. It provides the basic services for managing the computer's hardware, such as memory management, process management, input/output management, and file system management. The kernel is responsible for allocating system resources, scheduling processes, and managing input/output operations.</text:p>
      <text:p text:style-name="P2"/>
      <text:p text:style-name="P2">Linux also includes a command-line interface called the shell. The shell allows users to interact with the operating system by typing commands. There are several shells available for Linux, including Bash, Zsh, and Fish. The shell provides a powerful and flexible way to automate tasks and manage the operating system.</text:p>
      <text:p text:style-name="P2"/>
      <text:p text:style-name="P2">Linux also includes a wide range of utilities, libraries, and applications. These tools provide a wide range of functionality, including text processing, networking, multimedia, and development tools. The Linux ecosystem includes a vast number of open-source applications, which can be downloaded and installed easily.</text:p>
      <text:p text:style-name="P2"/>
      <text:p text:style-name="P2">Linux is known for its security features. The operating system provides a wide range of security tools, including firewalls, encryption tools, and access control mechanisms. Linux is also known for its reliability, as it is designed to run for long periods without interruption.</text:p>
      <text:p text:style-name="P2"/>
      <text:p text:style-name="P2">Overall, Linux is a powerful and flexible operating system that can be customized to meet a wide range of needs. Its modularity, reliability, and security features have made it a popular choice for servers, supercomputers, and embedded systems. Its open-source nature has also made it a vibrant community, with thousands of developers contributing to its development and maintenance.</text:p>
      <text:p text:style-name="P2"/>
      <text:p text:style-name="P2"/>
      <text:p text:style-name="P2"/>
      <text:p text:style-name="P2"/>
      <text:h text:style-name="P170" text:outline-level="2"><text:bookmark-start text:name="__RefHeading___Toc171801_3177406469"/>1.2. What is Kernel<text:bookmark-end text:name="__RefHeading___Toc171801_3177406469"/></text:h>
      <text:p text:style-name="P2"/>
      <text:p text:style-name="P2">An operating system (OS) kernel is a central component of an operating system that manages system resources and provides a layer of abstraction between software and hardware. It is responsible for managing system memory, processing tasks and scheduling, handling input and output operations, managing system interrupts, and providing a user interface.</text:p>
      <text:p text:style-name="P2"/>
      <text:p text:style-name="P2">The kernel serves as the bridge between the computer's hardware and the software applications that run on it. It provides a standardized interface for applications to access system resources, such as the CPU, memory, and storage devices.</text:p>
      <text:p text:style-name="P2"/>
      <text:p text:style-name="P2">The design of a kernel can vary widely depending on the specific operating system and the hardware it runs on. Some kernels are monolithic, meaning that all of the kernel functions are contained within a single executable file. Others are microkernels, which delegate some functions to other processes to reduce the size and complexity of the kernel.</text:p>
      <text:p text:style-name="P2"/>
      <text:p text:style-name="P2">Overall, the kernel plays a critical role in ensuring the stable and secure operation of an operating system, and is a key component in determining the performance and functionality of a computing system.</text:p>
      <text:p text:style-name="P2"/>
      <text:p text:style-name="P2"/>
      <text:h text:style-name="P170" text:outline-level="2"><text:bookmark-start text:name="__RefHeading___Toc171803_3177406469"/>1.3. History of Linux Kernel<text:bookmark-end text:name="__RefHeading___Toc171803_3177406469"/></text:h>
      <text:p text:style-name="P2"/>
      <text:p text:style-name="P2">The Linux kernel is a free and open-source monolithic Unix-like operating system kernel created by Linus Torvalds in 1991. Its development was inspired by the Unix operating system, which was developed at Bell Labs in the 1970s. </text:p>
      <text:p text:style-name="P2"/>
      <text:p text:style-name="P2">The development of the Linux kernel started in 1991 when Linus Torvalds, a computer science student at the University of Helsinki, created a new operating system kernel as a hobby project. He originally developed it for his own personal use, but later decided to share it with the world. He released the first version of the Linux kernel, version 0.01, in September 1991.</text:p>
      <text:p text:style-name="P2"/>
      <text:p text:style-name="P2">Initially, the Linux kernel was developed as a terminal emulator and file manager for the Minix operating system. However, Torvalds soon realized that he could create a completely new operating system kernel that was more powerful and flexible than Minix.</text:p>
      <text:p text:style-name="P2"/>
      <text:p text:style-name="P2">Over the next few years, Torvalds continued to work on the Linux kernel, adding new features and improving its performance. In 1992, he released version 0.12 of the kernel, which was the first version to support the x86 architecture. This version of the kernel was also the first to include support for virtual memory, which allowed Linux to run on more powerful hardware.</text:p>
      <text:p text:style-name="P2"/>
      <text:p text:style-name="P2">As Linux grew in popularity, more and more developers began to contribute to the development of the kernel. In 1993, Torvalds released version 0.99 of the kernel, which included support for networking and file systems. This version of the kernel was also the first to include support for the System V init process, which made it easier to manage system processes.</text:p>
      <text:p text:style-name="P2"/>
      <text:p text:style-name="P2">In the mid-1990s, several companies, including IBM and Red Hat, began to offer commercial support for Linux. This helped to increase the popularity of Linux and attract more developers to work on the kernel.</text:p>
      <text:p text:style-name="P2"/>
      <text:p text:style-name="P2">In 1996, Torvalds released version 2.0 of the kernel, which was a major milestone in the development of Linux. This version of the kernel included support for symmetric multiprocessing, which allowed Linux to take advantage of multiple processors. It also included support for new file systems and improved networking capabilities.</text:p>
      <text:p text:style-name="P2"/>
      <text:p text:style-name="P2">Since then, the Linux kernel has continued to evolve and improve, with new features and enhancements being added with each new release. Today, the Linux kernel is used by millions of people around the world, and it powers a wide variety of devices, from smartphones and tablets to servers and supercomputers.</text:p>
      <text:p text:style-name="P2"/>
      <text:p text:style-name="P2"/>
      <text:p text:style-name="P2"/>
      <text:p text:style-name="P2"/>
      <text:h text:style-name="P170" text:outline-level="2"><text:bookmark-start text:name="__RefHeading___Toc171805_3177406469"/>1.4. Linux Kernel Architecture<text:bookmark-end text:name="__RefHeading___Toc171805_3177406469"/></text:h>
      <text:p text:style-name="P2"/>
      <text:p text:style-name="P2">Linux kernel architecture can be described as a layered structure with each layer providing a specific functionality. </text:p>
      <text:p text:style-name="P2"/>
      <text:p text:style-name="P2">At the core of the architecture lies the hardware, which is managed by the kernel's low-level code. This layer is responsible for interacting with hardware components such as the CPU, memory, I/O devices, and interrupt controllers.</text:p>
      <text:p text:style-name="P2"/>
      <text:p text:style-name="P2">Above the hardware layer is the kernel's core, which includes the process and memory management subsystems. These subsystems handle tasks such as scheduling processes for execution, allocating and deallocating memory, and managing virtual memory. The core also includes the kernel's security model, which provides access control and isolation between processes.</text:p>
      <text:p text:style-name="P2"/>
      <text:p text:style-name="P2">On top of the core lies the kernel's system call interface, which is the main entry point for user-level applications to interact with the kernel. System calls are used to request services such as file operations, process management, and network communication.</text:p>
      <text:p text:style-name="P2"/>
      <text:p text:style-name="P2">Beyond the system call interface is a set of kernel services that provide higher-level functionality, such as file systems, networking, and device drivers. These services are typically implemented as kernel modules, which can be loaded and unloaded dynamically to add or remove functionality from the kernel.</text:p>
      <text:p text:style-name="P2"/>
      <text:p text:style-name="P2">Finally, on top of the kernel services layer is the user-space environment, which includes user-level applications and libraries that run on top of the kernel. These applications interact with the kernel through the system call interface and kernel services, providing a wide range of functionality to users.</text:p>
      <text:p text:style-name="P2"/>
      <text:p text:style-name="P2">Overall, the Linux kernel architecture is designed to provide a modular and extensible platform for building a wide range of software systems, from embedded devices to high-performance servers.</text:p>
      <text:p text:style-name="P2"/>
      <text:p text:style-name="P2"/>
      <text:p text:style-name="P2"/>
      <text:h text:style-name="P170" text:outline-level="2"><text:bookmark-start text:name="__RefHeading___Toc171807_3177406469"/>1.5. Linux Kernel vs Other Kernels<text:bookmark-end text:name="__RefHeading___Toc171807_3177406469"/></text:h>
      <text:p text:style-name="P2"/>
      <text:p text:style-name="P2"/>
      <text:p text:style-name="P2">Linux is just one of the many operating systems kernels that exist today, and it is difficult to compare it with all other kernels. However, we can make a few comparisons between Linux and some other popular kernels:</text:p>
      <text:p text:style-name="P2"/>
      <text:p text:style-name="P2"><text:span text:style-name="T1">1. Windows NT Kernel:</text:span> The Windows NT kernel is the core of the Windows operating system family. Compared to Linux, the Windows NT kernel is more closed and proprietary, and its source code is not publicly available. Also, the Windows NT kernel is designed primarily for desktop and server environments, while Linux is widely used in a variety of environments, including embedded systems, servers, supercomputers, and more.</text:p>
      <text:p text:style-name="P2"/>
      <text:p text:style-name="P2"><text:span text:style-name="T1">2. macOS Kernel:</text:span> The macOS kernel, also known as XNU (X is Not Unix), is a hybrid kernel that combines the Mach microkernel and a monolithic BSD kernel. Like the Windows NT kernel, the macOS kernel is also closed and proprietary. While macOS and Linux share some similarities, such as being based on Unix-like systems, they have different design philosophies and user interfaces.</text:p>
      <text:p text:style-name="P2"/>
      <text:p text:style-name="P2"><text:span text:style-name="T1">3. FreeBSD Kernel: </text:span>The FreeBSD kernel is a Unix-like operating system kernel based on the BSD operating system. Compared to Linux, FreeBSD has a more traditional Unix-like design and is known for its stability and security. FreeBSD also has a different license than Linux, which allows for more flexibility in how it can be used and distributed.</text:p>
      <text:p text:style-name="P2"/>
      <text:p text:style-name="P2"><text:span text:style-name="T1">4. Android Kernel:</text:span> The Android kernel is a variant of the Linux kernel that is customized for use on mobile devices. While it is based on the Linux kernel, the Android kernel has several modifications to support features such as power management, memory management, and hardware drivers that are specific to mobile devices.</text:p>
      <text:p text:style-name="P2"/>
      <text:p text:style-name="P2"><text:span text:style-name="T3">5. </text:span><text:span text:style-name="T1">Microkernel:</text:span> In contrast to monolithic kernel, microkernel architecture aims to keep the kernel as small as possible and run most of the services in user space. This approach makes the system more secure and reliable, as errors in user-space applications don't affect the kernel. However, this approach can lead to a slight decrease in performance due to the need for frequent user-kernel mode switches.</text:p>
      <text:p text:style-name="P2"/>
      <text:p text:style-name="P2"><text:span text:style-name="T3">6. </text:span><text:span text:style-name="T1">Hybrid kernel:</text:span> A hybrid kernel combines elements of both monolithic and microkernel approaches. The kernel provides a minimal set of services in kernel space for better performance, but other services run in user space for better reliability.</text:p>
      <text:p text:style-name="P2"/>
      <text:p text:style-name="P2">The primary difference between Linux kernel and other kernels is their design philosophy. Linux is designed to be modular and customizable, allowing users to build their own distributions tailored to their specific needs. On the other hand, Windows and macOS kernels are designed to work with their respective operating systems, making them less customizable.</text:p>
      <text:p text:style-name="P2"/>
      <text:p text:style-name="P2">In general, each kernel has its own strengths and weaknesses, and the choice of kernel depends on the specific needs of the operating system and its intended use.</text:p>
      <text:p text:style-name="P2"/>
      <text:p text:style-name="P2"/>
      <text:h text:style-name="P170" text:outline-level="2"><text:bookmark-start text:name="__RefHeading___Toc171809_3177406469"/>1.6. Open Source Development<text:bookmark-end text:name="__RefHeading___Toc171809_3177406469"/></text:h>
      <text:p text:style-name="P2"/>
      <text:p text:style-name="P2">Open Source Development refers to the process of creating, maintaining and distributing software that is made available to the public under an open source license. Open source software is characterized by the availability of its source code, which can be modified, shared, and distributed by anyone. This enables developers to collaboratively work on software projects, contributing code and improving the overall quality of the software.</text:p>
      <text:p text:style-name="P2"/>
      <text:p text:style-name="P2">Linux, the most popular open source operating system, owes much of its success to the open source development model. Linux was created by Linus Torvalds in 1991 and released under the GNU General Public License, which allowed anyone to use, modify, and distribute the code. This led to the creation of a large community of developers, who contributed to the development of Linux by adding features, fixing bugs, and optimizing performance.</text:p>
      <text:p text:style-name="P2"/>
      <text:p text:style-name="P2">Open source development has several advantages over proprietary software development. One of the primary advantages is the ability to leverage the collective knowledge and expertise of the developer community. This leads to faster development cycles, higher quality software, and lower costs. Open source software is also more secure, as bugs and vulnerabilities are identified and fixed by a larger community of developers.</text:p>
      <text:p text:style-name="P2"/>
      <text:p text:style-name="P2">In addition to the benefits of open source development for software creators and users, it also has a positive impact on society as a whole. Open source software promotes innovation and entrepreneurship, as it enables small and medium-sized businesses to compete with larger companies on a level playing field. It also promotes transparency and accountability, as the source code is available for anyone to review and audit.</text:p>
      <text:p text:style-name="P2"/>
      <text:p text:style-name="P2">Overall, the success of Linux and other open source projects has demonstrated the power of the open source development model. It has created a new paradigm for software development that has disrupted traditional software development models and has democratized access to software. As such, it is likely that open source development will continue to play an increasingly important role in shaping the future of technology.</text:p>
      <text:p text:style-name="P2"/>
      <text:p text:style-name="P2"/>
      <text:h text:style-name="P170" text:outline-level="2"><text:bookmark-start text:name="__RefHeading___Toc171811_3177406469"/>1.7. Linux Community<text:bookmark-end text:name="__RefHeading___Toc171811_3177406469"/></text:h>
      <text:p text:style-name="P2"/>
      <text:p text:style-name="P2">The Linux community is a diverse group of individuals and organizations who contribute to the development and promotion of the Linux operating system. It includes developers, users, companies, and organizations from all over the world who share a common interest in open source software and the Linux operating system.</text:p>
      <text:p text:style-name="P2"/>
      <text:p text:style-name="P2">The Linux community is known for its collaborative and decentralized approach to software development, which allows anyone with the necessary skills and expertise to contribute to the development of the operating system. This approach has resulted in a robust and stable operating system that is widely used in various industries, including enterprise, education, research, and government.</text:p>
      <text:p text:style-name="P2"/>
      <text:p text:style-name="P2">One of the key strengths of the Linux community is its commitment to open source software and its associated values, such as transparency, collaboration, and meritocracy. This has led to the development of a thriving ecosystem of open source software and tools that complement the Linux operating system.</text:p>
      <text:p text:style-name="P2"/>
      <text:p text:style-name="P2">The Linux community is also known for its strong culture of sharing and knowledge exchange. Online forums, mailing lists, and IRC channels are widely used by the community to discuss technical issues, share ideas, and collaborate on projects. Many Linux user groups also organize regular meetups and conferences, which provide opportunities for members of the community to network, learn from each other, and contribute to the development of the operating system.</text:p>
      <text:p text:style-name="P2"/>
      <text:p text:style-name="P2">In addition to its technical contributions, the Linux community is also known for its advocacy and promotion of open source software and the Linux operating system. Many members of the community are actively involved in promoting the use of open source software in education, government, and other sectors, and are committed to spreading the message of the benefits of open source software.</text:p>
      <text:p text:style-name="P2"/>
      <text:p text:style-name="P2">Overall, the Linux community is a vibrant and dynamic community of individuals and organizations who share a common vision of open source software and the Linux operating system. Its collaborative and decentralized approach to software development, combined with its strong culture of sharing and knowledge exchange, has helped to create one of the most successful and widely used operating systems in the world.</text:p>
      <text:p text:style-name="P2"/>
      <text:p text:style-name="P2"/>
      <text:p text:style-name="P2"/>
      <text:h text:style-name="P170" text:outline-level="2"><text:bookmark-start text:name="__RefHeading___Toc171813_3177406469"/>1.8. Linux Kernel Coding Guidelines<text:bookmark-end text:name="__RefHeading___Toc171813_3177406469"/></text:h>
      <text:p text:style-name="P2"/>
      <text:p text:style-name="P2">The Linux kernel community has established a set of coding guidelines to ensure that kernel code is written in a consistent and maintainable manner. These guidelines cover a wide range of topics, including formatting, naming conventions, commenting, and error handling. Here are some key points from the Linux Kernel Coding Guidelines:</text:p>
      <text:p text:style-name="P2"/>
      <text:p text:style-name="P2"><text:span text:style-name="T1">1. Formatting:</text:span> Code should be formatted in a consistent and readable manner, using standard indentation and spacing conventions.</text:p>
      <text:p text:style-name="P2"/>
      <text:p text:style-name="P2"><text:span text:style-name="T1">2. Naming Conventions: </text:span>Variables, functions, and macros should be named in a clear and descriptive manner, using lowercase letters and underscores to separate words.</text:p>
      <text:p text:style-name="P2"/>
      <text:p text:style-name="P2"><text:span text:style-name="T1">3. Commenting: </text:span>Code should be well-commented, with clear and concise explanations of what each section of code does. Comments should be written in English and avoid unnecessary verbosity.</text:p>
      <text:p text:style-name="P2"/>
      <text:p text:style-name="P2"><text:span text:style-name="T1">4. Error Handling: </text:span>code should include appropriate error handling mechanisms, including error codes and error messages where necessary.</text:p>
      <text:p text:style-name="P2"/>
      <text:p text:style-name="P2"><text:span text:style-name="T1">5. Function Size:</text:span> Functions should be kept small and focused, with a clear and specific purpose.</text:p>
      <text:p text:style-name="P2"/>
      <text:p text:style-name="P2"><text:span text:style-name="T1">6. Coding Style: </text:span><text:span text:style-name="T3">T</text:span>he <text:span text:style-name="T83">L</text:span>inux kernel has its own coding style, which should be followed when writing kernel code. This includes guidelines for indentation, spacing, and the use of brackets.</text:p>
      <text:p text:style-name="P2"/>
      <text:p text:style-name="P2"><text:span text:style-name="T1">7. Security: </text:span>Code should be written with security in mind, following best practices for secure coding and avoiding known vulnerabilities.</text:p>
      <text:p text:style-name="P2"/>
      <text:p text:style-name="P2"><text:span text:style-name="T1">8. Documentation: </text:span>Code should be well-documented, with clear and concise explanations of how it works and what it does.</text:p>
      <text:p text:style-name="P2"/>
      <text:p text:style-name="P2">These guidelines are designed to ensure that kernel code is written in a way that is consistent, readable, and maintainable. By following these guidelines, developers can help to ensure that the Linux kernel remains a robust and reliable system for years to come.</text:p>
      <text:p text:style-name="P2"/>
      <text:p text:style-name="P2"/>
      <text:p text:style-name="P2"/>
      <text:h text:style-name="P170" text:outline-level="2"><text:bookmark-start text:name="__RefHeading___Toc171815_3177406469"/>1.9. Linux Kernel Development Process<text:bookmark-end text:name="__RefHeading___Toc171815_3177406469"/></text:h>
      <text:p text:style-name="P2"/>
      <text:p text:style-name="P2">The Linux kernel development process is managed by Linus Torvalds, the creator of Linux, and a large community of developers who contribute to the kernel. Here are the main steps in the Linux kernel development process:</text:p>
      <text:p text:style-name="P2"/>
      <text:p text:style-name="P2"><text:span text:style-name="T1">1. Code Contributions: </text:span>anyone can contribute code to the linux kernel by submitting a patch or pull request to the relevant mailing list. Before submitting code, it should be thoroughly tested and reviewed to ensure that it meets the kernel's coding guidelines.</text:p>
      <text:p text:style-name="P2"/>
      <text:p text:style-name="P2"><text:span text:style-name="T1">2. Review Process: </text:span>once code has been submitted, it is reviewed by the relevant maintainers and other members of the community. The review process may involve suggestions for improvement, bug fixes, or additional testing.</text:p>
      <text:p text:style-name="P2"/>
      <text:p text:style-name="P2"><text:span text:style-name="T1">3. Integration:</text:span> Once code has been reviewed and approved, it is integrated into the mainline kernel codebase. This integration process is managed by Linus Torvalds, who makes the final decision on whether or not to accept the code.</text:p>
      <text:p text:style-name="P2"/>
      <text:p text:style-name="P2"><text:span text:style-name="T1">4. Testing: </text:span>Before a new kernel release is made, it undergoes extensive testing to ensure that it is stable and bug-free. This testing may involve automated tests, manual testing, and community feedback.</text:p>
      <text:p text:style-name="P2"/>
      <text:p text:style-name="P2"><text:span text:style-name="T1">5. Release:</text:span> Once the testing process is complete, a new kernel release is made available to the public. This release may include new features, bug fixes, and performance improvements.</text:p>
      <text:p text:style-name="P2"/>
      <text:p text:style-name="P2"><text:span text:style-name="T1">6. Maintenance:</text:span> The Linux kernel is continually updated and maintained to ensure that it remains a reliable and secure system. This maintenance may involve bug fixes, security patches, and new feature development.</text:p>
      <text:p text:style-name="P2"/>
      <text:p text:style-name="P2">The Linux kernel development process is known for its open and collaborative nature, with a large and diverse community of developers contributing to the kernel's ongoing development. This process helps to ensure that the Linux kernel remains a robust and flexible system that can meet the needs of a wide range of users.</text:p>
      <text:p text:style-name="P2"/>
      <text:h text:style-name="P170" text:outline-level="2"><text:bookmark-start text:name="__RefHeading___Toc171817_3177406469"/>1.10. Linux Kernel Configuration Options<text:bookmark-end text:name="__RefHeading___Toc171817_3177406469"/></text:h>
      <text:p text:style-name="P2"/>
      <text:p text:style-name="P2">The Linux kernel provides a wide range of configuration options that allow users and developers to customize the kernel to meet their specific needs. Here are some of the main configuration options available in the Linux kernel:</text:p>
      <text:p text:style-name="P2"/>
      <text:p text:style-name="P2"><text:span text:style-name="T1">1. General Configuration Options:</text:span> these options control general aspects of the kernel, such as its version number, build process, and architecture support.</text:p>
      <text:p text:style-name="P2"/>
      <text:p text:style-name="P2"><text:span text:style-name="T1">2. Processor Type And Features:</text:span> these options enable support for specific processor architectures, instruction sets, and hardware features such as multi-core processors, virtualization, and power management.</text:p>
      <text:p text:style-name="P2"/>
      <text:p text:style-name="P2"><text:span text:style-name="T1">3. Networking Support:</text:span> these options enable support for different network protocols and devices, such as ethernet, wi-fi, and bluetooth.</text:p>
      <text:p text:style-name="P2"/>
      <text:p text:style-name="P2"><text:span text:style-name="T1">4. Device Drivers:</text:span> these options enable support for different hardware devices, such as storage devices, input devices, and graphics cards.</text:p>
      <text:p text:style-name="P2"/>
      <text:p text:style-name="P2"><text:span text:style-name="T1">5. File Systems:</text:span> these options enable support for different file systems, such as ext4, ntfs, and fat.</text:p>
      <text:p text:style-name="P2"/>
      <text:p text:style-name="P2"><text:span text:style-name="T1">6. Security Options:</text:span> these options enable support for different security features, such as access control, authentication, and encryption.</text:p>
      <text:p text:style-name="P2"/>
      <text:p text:style-name="P2"><text:span text:style-name="T1">7. Debugging Options:</text:span> These options enable support for debugging tools and techniques, such as kernel debugging and tracing.</text:p>
      <text:p text:style-name="P2"/>
      <text:p text:style-name="P2">Users and developers can customize the Linux kernel configuration by editing the configuration file and enabling or disabling the relevant options. The configuration process can be complex and time-consuming, but it allows users to create a customized kernel that meets their specific needs.</text:p>
      <text:p text:style-name="P2"/>
      <text:h text:style-name="P170" text:outline-level="2"><text:bookmark-start text:name="__RefHeading___Toc171819_3177406469"/>1.11. Contributing To The Linux Kernel Community<text:bookmark-end text:name="__RefHeading___Toc171819_3177406469"/></text:h>
      <text:p text:style-name="P2"/>
      <text:p text:style-name="P2">Contributing to the Linux kernel community can be a rewarding experience for developers who are interested in learning more about the inner workings of the kernel and making a positive impact on the open-source community. Here are some steps to get started with contributing to the Linux kernel community:</text:p>
      <text:p text:style-name="P2"/>
      <text:p text:style-name="P2"><text:span text:style-name="T1">1. Get </text:span><text:span text:style-name="T2">F</text:span><text:span text:style-name="T1">amiliar with the Kernel:</text:span> Before contributing to the Linux kernel community, it's important to become familiar with the kernel's architecture, coding conventions, and community processes. Reading the kernel's documentation and participating in online discussions can help you get started.</text:p>
      <text:p text:style-name="P2"/>
      <text:p text:style-name="P2"><text:span text:style-name="T1">2. Identify </text:span><text:span text:style-name="T2">A</text:span><text:span text:style-name="T1">reas of </text:span><text:span text:style-name="T2">I</text:span><text:span text:style-name="T1">nterest:</text:span> The Linux kernel is a large and complex system, with many different areas of development. Identifying a specific area of interest, such as device drivers or file systems, can help you focus your contributions and develop expertise in that area.</text:p>
      <text:p text:style-name="P2"/>
      <text:p text:style-name="P2"><text:span text:style-name="T1">3. Join the Community: </text:span>The Linux kernel community is a large and active community of developers, who communicate primarily through mailing lists and online forums. Joining these forums and participating in discussions can help you connect with other developers and learn about new opportunities to contribute.</text:p>
      <text:p text:style-name="P2"/>
      <text:p text:style-name="P2"><text:span text:style-name="T1">4. Start Small:</text:span> Contributing to the Linux kernel can be a daunting process, but it's important to start small and work your way up. Starting with small contributions, such as bug fixes or documentation updates, can help you build confidence and develop your skills.</text:p>
      <text:p text:style-name="P2"/>
      <text:p text:style-name="P2"><text:span text:style-name="T1">5. Follow the Process:</text:span> The Linux kernel development process is well-documented and has clear guidelines for submitting code contributions. Following these guidelines, such as using the proper coding conventions and submitting your code to the appropriate mailing list, can help ensure that your contributions are accepted and integrated into the kernel.</text:p>
      <text:p text:style-name="P2"/>
      <text:p text:style-name="P2"><text:span text:style-name="T1">6. Continuously Learn and Improve:</text:span> Contributing to the Linux kernel community is a continuous learning process. Continuously seeking feedback from other developers, learning new programming techniques, and keeping up with the latest developments in the kernel can help you become a better developer and make more valuable contributions to the community.</text:p>
      <text:p text:style-name="P2"/>
      <text:p text:style-name="P2">Contributing to the Linux kernel community can be a challenging but rewarding experience for developers who are passionate about open-source software and interested in learning more about the inner workings of the kernel.</text:p>
      <text:p text:style-name="P2"/>
      <text:h text:style-name="P170" text:outline-level="2"><text:bookmark-start text:name="__RefHeading___Toc171821_3177406469"/>1.12. Linux Kernel Components<text:bookmark-end text:name="__RefHeading___Toc171821_3177406469"/></text:h>
      <text:p text:style-name="P2"/>
      <text:p text:style-name="P2">The Linux kernel is the core component of the Linux operating system. It is responsible for managing hardware resources, providing system services, and allowing software to interact with the hardware. The Linux kernel consists of several components, including:</text:p>
      <text:p text:style-name="P2"/>
      <text:p text:style-name="P2"><text:span text:style-name="T1">1. Process </text:span><text:span text:style-name="T4">M</text:span><text:span text:style-name="T1">anagement:</text:span> The Linux kernel manages processes, which are running instances of programs. The kernel creates and destroys processes, schedules them for execution, and provides them with system resources.</text:p>
      <text:p text:style-name="P2"/>
      <text:p text:style-name="P2"><text:span text:style-name="T1">2. Memory Management: </text:span>The kernel manages the allocation of memory to processes, ensuring that each process has the necessary memory to execute. It also provides virtual memory, allowing processes to access more memory than is physically available.</text:p>
      <text:p text:style-name="P2"/>
      <text:p text:style-name="P2"><text:span text:style-name="T1">3. Device Drivers:</text:span> The kernel provides device drivers, which are software modules that allow the operating system to interact with hardware devices such as hard disks, network adapters, and printers.</text:p>
      <text:p text:style-name="P2"/>
      <text:p text:style-name="P2"><text:span text:style-name="T1">4. File System Management: </text:span>The kernel manages the file system, which is the way that data is stored on disk. It provides a hierarchical directory structure and supports different file systems such as ext4, Btrfs, and XFS.</text:p>
      <text:p text:style-name="P2"/>
      <text:p text:style-name="P2"><text:span text:style-name="T1">5. Networking:</text:span> The kernel provides networking services, allowing processes to communicate with each other over a network. It also provides support for various networking protocols such as TCP/IP, UDP, and ICMP.</text:p>
      <text:p text:style-name="P2"/>
      <text:p text:style-name="P2"><text:span text:style-name="T1">6. Security: </text:span>The kernel provides security features such as user authentication, access control, and encryption. It also implements mandatory access control through mechanisms such as SELinux and AppArmor.</text:p>
      <text:p text:style-name="P2"/>
      <text:p text:style-name="P2"><text:span text:style-name="T1">7. Interprocess Communication: </text:span>The kernel provides mechanisms for processes to communicate with each other, such as shared memory and semaphores.</text:p>
      <text:p text:style-name="P2"/>
      <text:p text:style-name="P2"><text:span text:style-name="T1">8. System Calls: </text:span>The kernel provides system calls, which are functions that can be called by user-space applications to access kernel services.</text:p>
      <text:p text:style-name="P2"/>
      <text:p text:style-name="P2"><text:span text:style-name="T1">9. Interrupt Handling: </text:span>The kernel handles interrupts, which are signals sent by hardware devices to the CPU to request attention. The kernel must respond quickly to interrupts to ensure that the system remains responsive.</text:p>
      <text:p text:style-name="P2"/>
      <text:p text:style-name="P2"><text:span text:style-name="T1">10. Virtualization: </text:span>This subsystem provides support for virtualization technologies such as containers, virtual machines, and hypervisors.</text:p>
      <text:p text:style-name="P2"/>
      <text:p text:style-name="P2"><text:span text:style-name="T1">11. Power Management:</text:span> This subsystem provides support for power management features such as suspend, hibernate, and CPU frequency scaling.</text:p>
      <text:p text:style-name="P2"/>
      <text:p text:style-name="P2"><text:span text:style-name="T1">12. Kernel Modules:</text:span> Linux kernel modules are pieces of code that can be dynamically loaded into the kernel at runtime. They are designed to be added or removed from the kernel as needed, allowing the kernel to be modular and flexible.</text:p>
      <text:p text:style-name="P2"><text:soft-page-break/></text:p>
      <text:p text:style-name="P2"><text:span text:style-name="T1">13. Performance Monitoring:</text:span> provides mechanisms for monitoring system performance and profiling system activities.</text:p>
      <text:p text:style-name="P2"/>
      <text:p text:style-name="P2">These components work together to provide the functionality of the Linux operating system. The Linux kernel is a complex and sophisticated piece of software, but it is essential for running Linux-based systems.</text:p>
      <text:p text:style-name="P2"/>
      <text:h text:style-name="P169" text:outline-level="1"><text:bookmark-start text:name="__RefHeading___Toc171823_3177406469"/>2. <text:span text:style-name="T62">P</text:span>rocess <text:span text:style-name="T62">M</text:span>anagement<text:bookmark-end text:name="__RefHeading___Toc171823_3177406469"/></text:h>
      <text:p text:style-name="P2"/>
      <text:p text:style-name="P2">Process management is a crucial component of the Linux kernel, responsible for creating and managing the execution of user-space processes. The Linux kernel provides several data structures, system calls, and scheduling algorithms to manage processes efficiently. </text:p>
      <text:p text:style-name="P2"/>
      <text:p text:style-name="P2"><text:span text:style-name="T1">1. Process Creation:</text:span> In Linux, a process is an instance of a running program. When a program is executed, the kernel creates a new process for it.</text:p>
      <text:p text:style-name="P2"/>
      <text:p text:style-name="P2"><text:span text:style-name="T1">2. Process Scheduling:</text:span> Process scheduling in the Linux kernel is the process of determining which process should be executed next on the CPU. The Linux kernel provides a variety of scheduling algorithms that can be used to manage the execution of processes. </text:p>
      <text:p text:style-name="P2"/>
      <text:p text:style-name="P2"><text:span text:style-name="T1">3. Process Termination:</text:span> In Linux, terminating a process means stopping it from executing and removing it from the list of running processes.</text:p>
      <text:p text:style-name="P2"/>
      <text:p text:style-name="P2"><text:span text:style-name="T1">4. Process Synchronization:</text:span> Process synchronization in Linux refers to the coordination of multiple processes or threads to ensure that they access shared resources in a safe and efficient manner. Process synchronization is important because concurrent access to shared resources can result in conflicts, such as race conditions or deadlocks, which can cause unpredictable behavior and system crashes.</text:p>
      <text:p text:style-name="P2"/>
      <text:p text:style-name="P2"><text:span text:style-name="T1">5. Process Signals:</text:span> In Linux, signals are a mechanism used by the kernel to send notifications or interrupts to processes or threads. Signals are used for various purposes such as process termination, error notifications, and user-defined events. When a signal is sent to a process, the kernel interrupts the process and transfers control to a signal handler function that is associated with the process.</text:p>
      <text:p text:style-name="P2"/>
      <text:p text:style-name="P2"><text:span text:style-name="T1">6. Process Context:</text:span> In Linux, process context refers to the state of a process while it is executing in the kernel mode. When a process executes a system call or an interrupt, it transitions from user mode to kernel mode, and the kernel starts executing in the process context.</text:p>
      <text:p text:style-name="P2"/>
      <text:h text:style-name="P171" text:outline-level="2"/>
      <text:h text:style-name="P170" text:outline-level="2"><text:bookmark-start text:name="__RefHeading___Toc171825_3177406469"/>2.1. Process <text:span text:style-name="T62">C</text:span>reation<text:bookmark-end text:name="__RefHeading___Toc171825_3177406469"/></text:h>
      <text:p text:style-name="P2"/>
      <text:p text:style-name="P2">Process creation is the process of creating a new process in the Linux kernel. When a new process is created, the Linux kernel performs several tasks to ensure that the process is properly initialized and can execute in a secure and isolated environment. Here is an overview of the steps involved in process creation in the Linux kernel:</text:p>
      <text:p text:style-name="P2"/>
      <text:p text:style-name="P2"><text:span text:style-name="T1">1. Process Identification: </text:span>The first step in process creation is to assign a unique process ID (PID) to the new process. The PID is used to identify the process and to manage its resources.</text:p>
      <text:p text:style-name="P2"/>
      <text:p text:style-name="P2"><text:span text:style-name="T1">2. Memory Allocation: </text:span>The Linux kernel allocates memory for the new process, including the process image, stack, and heap. The memory allocation is performed using the kernel's memory management subsystem.</text:p>
      <text:p text:style-name="P2"/>
      <text:p text:style-name="P2"><text:span text:style-name="T1">3. File Descriptor Initialization: </text:span>The Linux kernel initializes a set of file descriptors for the new process. File descriptors are used to represent open files, pipes, sockets, and other input/output (I/O) devices.</text:p>
      <text:p text:style-name="P2"/>
      <text:p text:style-name="P2"><text:span text:style-name="T1">4. Resource Initialization:</text:span> The Linux kernel initializes other resources for the new process, including signal handlers, thread-specific data, and file locks.</text:p>
      <text:p text:style-name="P2"/>
      <text:p text:style-name="P2"><text:span text:style-name="T1">5. Process Creation:</text:span> The Linux kernel creates a new process by duplicating the process image of the parent process. This includes the program code, data, and stack. The new process is given a new process ID, and its state is set to "ready to run."</text:p>
      <text:p text:style-name="P2"/>
      <text:p text:style-name="P2"><text:span text:style-name="T1">6. Process Scheduling:</text:span> The Linux kernel schedules the new process to run on a processor. The process scheduler determines which process to run next based on a priority system that takes into account factors such as CPU utilization, memory usage, and I/O activity.</text:p>
      <text:p text:style-name="P2"/>
      <text:p text:style-name="P2"><text:span text:style-name="T1">7. Process Execution:</text:span> The new process begins executing its program code. It can execute system calls to interact with the kernel and perform I/O operations. The process can also spawn child processes to perform parallel tasks.</text:p>
      <text:p text:style-name="P2"/>
      <text:p text:style-name="P29"><text:span text:style-name="T6">8. Process Control Block (PCB):</text:span><text:span text:style-name="T85"> P</text:span>rocess control block (PCB) is a data structure used by the kernel to store information about a running process. Each process in the system has a unique PCB associated with it, which contains information about the process's state, execution context, and other relevant information.</text:p>
      <text:p text:style-name="P2"/>
      <text:p text:style-name="P2">In summary, process creation in the Linux kernel involves several steps, including process identification, memory allocation, file descriptor initialization, resource initialization, process creation, process scheduling, and process execution. These steps ensure that the new process is properly initialized and can execute in a secure and isolated environment.</text:p>
      <text:p text:style-name="P2"/>
      <text:p text:style-name="P2"/>
      <text:p text:style-name="P89"/>
      <text:h text:style-name="P174" text:outline-level="3"><text:bookmark-start text:name="__RefHeading___Toc9873_2602629756"/>2.1.1. Process Identification<text:bookmark-end text:name="__RefHeading___Toc9873_2602629756"/></text:h>
      <text:p text:style-name="P89"/>
      <text:p text:style-name="P89">In the Linux kernel, when a new process is created, it is assigned a unique process identifier (PID) by the kernel. The PID is a unique integer value that identifies the process and is used by the kernel to manage and track processes throughout their lifetime.</text:p>
      <text:p text:style-name="P89"/>
      <text:p text:style-name="P89">When a new process is created, the kernel assigns it the next available PID. PIDs are assigned sequentially, starting from 2 and continuing until the maximum PID value is reached. The maximum PID value can vary depending on the system configuration and kernel version, but it is typically in the range of 32,000 to 65,000.</text:p>
      <text:p text:style-name="P89"/>
      <text:p text:style-name="P89">The new process is created using the fork() system call, which creates a copy of the current process. The new process, called the child process, inherits many of the attributes of the parent process, including its memory, file descriptors, environment variables, and signal handlers. However, the child process has its own unique PID, and its own copy of the process control block (PCB) that contains information about the process state, memory allocation, and other process-related data.</text:p>
      <text:p text:style-name="P89"/>
      <text:p text:style-name="P89">The child process can modify its own PID using the setpid() system call, but this is not a common practice. It is generally not advisable to modify the PID of a process, as this can lead to conflicts with other processes and cause unexpected behavior.</text:p>
      <text:p text:style-name="P89"/>
      <text:p text:style-name="P89">In addition to the PID, each process is associated with several other identification attributes, including the user and group ID of the process owner, the parent process ID (PPID) of the process that created it, and the session ID (SID) and process group ID (PGID) that the process belongs to. These attributes are used by the kernel to manage process hierarchy and resource allocation.</text:p>
      <text:p text:style-name="P89"/>
      <text:p text:style-name="P89">Overall, the use of PIDs and other process identification attributes is critical for managing and tracking processes in the Linux kernel, and is essential for ensuring the proper operation and resource allocation of the system.</text:p>
      <text:p text:style-name="P89"/>
      <text:p text:style-name="P89"/>
      <text:p text:style-name="P89"/>
      <text:h text:style-name="P174" text:outline-level="3"><text:bookmark-start text:name="__RefHeading___Toc9875_2602629756"/>2.1.2. Memory Allocation<text:bookmark-end text:name="__RefHeading___Toc9875_2602629756"/></text:h>
      <text:p text:style-name="P89"/>
      <text:p text:style-name="P89">In the Linux kernel, when a new process is created using the fork() system call, the kernel allocates a new process control block (PCB) for the child process and copies the memory contents of the parent process into the child process's address space. The child process then executes independently of the parent process, with its own copy of the memory and other resources.</text:p>
      <text:p text:style-name="P89"/>
      <text:p text:style-name="P89">The memory allocation for the child process is managed by the kernel's virtual memory subsystem. When a process requests memory, the kernel allocates the memory from the system's physical memory or swap space, and maps it into the process's address space. The memory is protected by access control permissions, which prevent unauthorized access or modification by other processes.</text:p>
      <text:p text:style-name="P89"/>
      <text:p text:style-name="P89">The Linux kernel uses a demand paging mechanism to manage memory allocation, which means that memory pages are only allocated as needed by the process. When a process accesses a memory page that is not currently mapped to its address space, a page fault occurs and the kernel allocates a new page and maps it into the process's address space. If physical memory is scarce, the kernel may also use swap space to store inactive pages and free up physical memory for other processes.</text:p>
      <text:p text:style-name="P89"/>
      <text:p text:style-name="P89">In addition to managing memory allocation for the child process, the kernel also provides several system calls and utilities for managing memory allocation and usage. For example, the malloc() and free() library functions can be used by user-space applications to allocate and free memory dynamically, while the ps command can be used to display information about memory usage by active processes.</text:p>
      <text:p text:style-name="P89"/>
      <text:p text:style-name="P89">Overall, memory allocation is a critical aspect of process management in the Linux kernel, and is essential for ensuring the efficient and secure operation of the system.</text:p>
      <text:p text:style-name="P89"/>
      <text:p text:style-name="P89"/>
      <text:p text:style-name="P89"/>
      <text:h text:style-name="P174" text:outline-level="3"><text:bookmark-start text:name="__RefHeading___Toc9877_2602629756"/>2.1.3. File Descriptor Initialization<text:bookmark-end text:name="__RefHeading___Toc9877_2602629756"/></text:h>
      <text:p text:style-name="P89"/>
      <text:p text:style-name="P89">In the Linux kernel, when a new process is created using the fork() system call, the child process inherits a copy of all the file descriptors of the parent process. File descriptors are integer values that represent open files, sockets, pipes, and other input/output (I/O) resources. Each process maintains a table of file descriptors that maps the file descriptor integer value to the corresponding file or resource.</text:p>
      <text:p text:style-name="P89"/>
      <text:p text:style-name="P89">The child process starts with an exact copy of the parent's file descriptor table. However, the child process can modify the file descriptor table independently of the parent process, allowing it to open new files, close existing files, and redirect I/O streams.</text:p>
      <text:p text:style-name="P89"/>
      <text:p text:style-name="P89">By default, file descriptors are inherited with the close-on-exec flag set, which means that they are closed automatically when a new program is executed using the exec() system call. This helps prevent resource leaks and reduces the risk of security vulnerabilities caused by programs accidentally inheriting file descriptors from other programs.</text:p>
      <text:p text:style-name="P89"/>
      <text:p text:style-name="P89">In addition to the fork() system call, the Linux kernel provides several other system calls and utilities for managing file descriptors and I/O operations. For example, the open() system call can be used to open a file and obtain a file descriptor, while the close() system call can be used to close an existing file descriptor. The dup() and dup2() system calls can be used to duplicate an existing file descriptor, allowing multiple processes to access the same file or resource.</text:p>
      <text:p text:style-name="P89"/>
      <text:p text:style-name="P89">Overall, the management of file descriptors and I/O resources is an essential part of process management in the Linux kernel, and is critical for ensuring the proper operation and security of the system.</text:p>
      <text:h text:style-name="P174" text:outline-level="3"><text:bookmark-start text:name="__RefHeading___Toc9879_2602629756"/>2.1.4. Resource Initialization<text:bookmark-end text:name="__RefHeading___Toc9879_2602629756"/></text:h>
      <text:p text:style-name="P89"/>
      <text:p text:style-name="P89">In the Linux kernel, when a new process is created using the fork() system call, the child process inherits many of the system resources of the parent process, including the memory allocation, file descriptors, signal handlers, and other system resources. However, the child process can modify these resources independently of the parent process, allowing it to allocate new resources and manage them according to its own needs.</text:p>
      <text:p text:style-name="P89"/>
      <text:p text:style-name="P89">Resource initialization for a new process in the Linux kernel involves several steps, including:</text:p>
      <text:p text:style-name="P89"/>
      <text:p text:style-name="P89"><text:span text:style-name="T1">1. Memory Allocation:</text:span> The kernel allocates a new process control block (PCB) for the child process and copies the memory contents of the parent process into the child process's address space. The child process can then allocate additional memory as needed using the malloc() and free() library functions or other memory allocation utilities.</text:p>
      <text:p text:style-name="P89"/>
      <text:p text:style-name="P89"><text:span text:style-name="T1">2. File Descriptor Initialization:</text:span> The child process inherits a copy of all the file descriptors of the parent process. However, the child process can modify the file descriptor table independently of the parent process, allowing it to open new files, close existing files, and redirect I/O streams.</text:p>
      <text:p text:style-name="P89"/>
      <text:p text:style-name="P89"><text:span text:style-name="T1">3. Signal Handler Initialization:</text:span> The child process inherits the signal handlers of the parent process, but it can modify them independently to handle signals according to its own requirements.</text:p>
      <text:p text:style-name="P89"/>
      <text:p text:style-name="P89"><text:span text:style-name="T1">4. User And Group ID Initialization:</text:span> The child process inherits the user and group ID of the parent process, but it can modify them independently to change its permissions and access to system resources.</text:p>
      <text:p text:style-name="P89"/>
      <text:p text:style-name="P89">5. Process Scheduling And Resource Allocation: The child process is assigned a unique process identifier (PID) and is added to the process scheduling queue. The kernel manages the allocation of CPU time, memory, and other system resources to ensure that each process has access to the resources it needs to operate effectively.</text:p>
      <text:p text:style-name="P89"/>
      <text:p text:style-name="P89">Overall, the initialization of resources for a new process in the Linux kernel is a critical aspect of process management, and is essential for ensuring the proper operation and security of the system.</text:p>
      <text:p text:style-name="P89"/>
      <text:p text:style-name="P89"/>
      <text:h text:style-name="P174" text:outline-level="3"><text:bookmark-start text:name="__RefHeading___Toc9881_2602629756"/>2.1.5. Process Creation<text:bookmark-end text:name="__RefHeading___Toc9881_2602629756"/></text:h>
      <text:p text:style-name="P89"/>
      <text:p text:style-name="P89">In the Linux kernel, process creation is performed using the fork() system call. When a process calls fork(), the kernel creates a new process by duplicating the existing process, known as the parent process. The new process, known as the child process, is an exact copy of the parent process, with its own unique process identifier (PID).</text:p>
      <text:p text:style-name="P89"/>
      <text:p text:style-name="P89">The process creation process in the Linux kernel involves the following steps:</text:p>
      <text:p text:style-name="P89"/>
      <text:p text:style-name="P89">1. The parent process calls fork() to create a new child process.</text:p>
      <text:p text:style-name="P89"/>
      <text:p text:style-name="P89">2. The kernel creates a new process control block (PCB) for the child process and initializes it with a copy of the parent process's PCB.</text:p>
      <text:p text:style-name="P89"/>
      <text:p text:style-name="P89">3. The kernel copies the memory contents of the parent process into the child process's address space, including the code, data, and stack segments.</text:p>
      <text:p text:style-name="P89"/>
      <text:p text:style-name="P89">4. The kernel sets the instruction pointer (IP) of the child process to the same location as the parent process, so that it starts executing from the same point.</text:p>
      <text:p text:style-name="P89"/>
      <text:p text:style-name="P89">5. The kernel assigns a unique process identifier (PID) to the child process and adds it to the process scheduling queue.</text:p>
      <text:p text:style-name="P89"/>
      <text:p text:style-name="P89">6. The child process and parent process resume execution independently of each other, with their own copies of the memory and other resources.</text:p>
      <text:p text:style-name="P89"/>
      <text:p text:style-name="P89">The child process can modify its own memory and other resources independently of the parent process. However, changes made by the child process do not affect the memory or resources of the parent process.</text:p>
      <text:p text:style-name="P89"/>
      <text:p text:style-name="P89">The fork() system call returns different values to the child and parent processes. In the parent process, fork() returns the PID of the child process, while in the child process, fork() returns 0. This allows the parent and child processes to distinguish between each other and perform different actions based on the return value.</text:p>
      <text:p text:style-name="P89"/>
      <text:p text:style-name="P89">Overall, process creation is a fundamental aspect of process management in the Linux kernel, and is essential for creating new tasks, running programs, and managing system resources.</text:p>
      <text:p text:style-name="P89"/>
      <text:p text:style-name="P89"/>
      <text:h text:style-name="P174" text:outline-level="3"><text:bookmark-start text:name="__RefHeading___Toc9883_2602629756"/>2.1.6. Process Scheduling<text:bookmark-end text:name="__RefHeading___Toc9883_2602629756"/></text:h>
      <text:p text:style-name="P89"/>
      <text:p text:style-name="P89">When a new process is created in the Linux kernel, it is added to the process scheduling queue, where it waits to be assigned CPU time by the scheduler. The process scheduling queue is a data structure that contains a list of all the processes that are waiting to be executed on the CPU.</text:p>
      <text:p text:style-name="P89"/>
      <text:p text:style-name="P89">The scheduler in the Linux kernel uses various scheduling policies and algorithms to determine which process should be executed next from the scheduling queue. When a new process is added to the scheduling queue, the scheduler evaluates its priority and other scheduling criteria, and assigns it a timeslice or CPU time quota. The process is then added to the scheduling queue and waits for its turn to be executed on the CPU.</text:p>
      <text:p text:style-name="P89"/>
      <text:p text:style-name="P89">Overall, the scheduling of new processes in the Linux kernel is a complex process that involves various policies and algorithms to ensure that each process gets a fair share of the CPU time, and to optimize system performance and responsiveness.</text:p>
      <text:p text:style-name="P89"/>
      <text:p text:style-name="P89"/>
      <text:p text:style-name="P89"/>
      <text:h text:style-name="P174" text:outline-level="3"><text:bookmark-start text:name="__RefHeading___Toc9885_2602629756"/>2.1.7. Process Execution<text:bookmark-end text:name="__RefHeading___Toc9885_2602629756"/></text:h>
      <text:p text:style-name="P89"/>
      <text:p text:style-name="P89">When a new process is created in the Linux kernel, it is initially in the "created" or "new" state, and is not yet ready to be executed on the CPU. Before a new process can be executed, it must go through several initialization steps, including memory allocation, file descriptor initialization, and resource initialization.</text:p>
      <text:p text:style-name="P89"/>
      <text:p text:style-name="P89">Once these initialization steps are completed, the new process is added to the process scheduling queue, where it waits to be assigned CPU time by the scheduler. When the scheduler selects the new process for execution, the kernel performs a context switch, which involves saving the current state of the CPU and memory for the previous process and restoring the state for the new process.</text:p>
      <text:p text:style-name="P89"/>
      <text:p text:style-name="P89">The process of executing a new process in the Linux kernel involves several steps, including:</text:p>
      <text:p text:style-name="P89"/>
      <text:p text:style-name="P89"><text:span text:style-name="T1">1. Process State Transition:</text:span> When the scheduler selects the new process for execution, its state changes from "ready" to "running", and it is given a timeslice or CPU time quota to execute on the CPU.</text:p>
      <text:p text:style-name="P89"/>
      <text:p text:style-name="P89"><text:span text:style-name="T1">2. Context Switch:</text:span> The kernel performs a context switch, which involves saving the current state of the CPU and memory for the previous process and restoring the state for the new process. This includes saving the process's CPU registers, program counter, and stack pointer, as well as restoring its virtual memory mappings.</text:p>
      <text:p text:style-name="P89"/>
      <text:p text:style-name="P89"><text:span text:style-name="T1">3. Instruction Execution:</text:span> The new process begins executing instructions on the CPU, which may involve performing computation, accessing memory or I/O devices, or communicating with other processes.</text:p>
      <text:p text:style-name="P89"/>
      <text:p text:style-name="P89"><text:span text:style-name="T1">4. Interrupt Handling:</text:span> While the new process is executing, it may receive interrupts from hardware devices or other processes. The kernel handles these interrupts by interrupting the current process, saving its state, and executing the appropriate interrupt handler.</text:p>
      <text:p text:style-name="P89"/>
      <text:p text:style-name="P89"><text:span text:style-name="T1">5. Preemption:</text:span> If the new process's timeslice or CPU time quota expires, or if a higher-priority process becomes ready to execute, the kernel may preempt the new process and switch to another process.</text:p>
      <text:p text:style-name="P89"/>
      <text:p text:style-name="P89"><text:span text:style-name="T1">6. Process Termination:</text:span> When the new process finishes executing, it is removed from the scheduling queue and its resources are deallocated.</text:p>
      <text:p text:style-name="P89"/>
      <text:p text:style-name="P89">Overall, the process of executing a new process in the Linux kernel involves several complex steps, including initialization, scheduling, context switching, instruction execution, interrupt handling, and preemption. These steps are designed to ensure that each process gets a fair share of the CPU time, and to optimize system performance and responsiveness.</text:p>
      <text:p text:style-name="P89"/>
      <text:p text:style-name="P91"/>
      <text:h text:style-name="P174" text:outline-level="3"><text:bookmark-start text:name="__RefHeading___Toc9887_2602629756"/>2.1.8. Process Control Block<text:bookmark-end text:name="__RefHeading___Toc9887_2602629756"/></text:h>
      <text:p text:style-name="P91"/>
      <text:p text:style-name="P91">The process control block (PCB) is a data structure used by the Linux kernel to manage the execution of a process. It contains information about the current state of the process and all the resources used by it. The PCB is created when a process is created and is destroyed when the process is terminated. Here is a detailed breakdown of the information typically stored in a Linux PCB:</text:p>
      <text:p text:style-name="P91"/>
      <text:p text:style-name="P91"><text:span text:style-name="T1">1. Process ID (PID):</text:span> A unique identifier assigned to each process. The PID is used to identify the process throughout its lifetime.</text:p>
      <text:p text:style-name="P91"/>
      <text:p text:style-name="P91"><text:span text:style-name="T1">2. Process State:</text:span> The current state of the process, which can be one of several values, including:</text:p>
      <text:p text:style-name="P91"/>
      <text:p text:style-name="P91">- Running: The process is currently executing on the CPU.</text:p>
      <text:p text:style-name="P91">- Waiting: The process is waiting for a resource, such as I/O or a semaphore.</text:p>
      <text:p text:style-name="P91">- Blocked: The process is blocked, waiting for an event to occur before it can continue executing.</text:p>
      <text:p text:style-name="P91">- Zombie: The process has terminated but has not yet been cleaned up.</text:p>
      <text:p text:style-name="P91"/>
      <text:p text:style-name="P91"><text:span text:style-name="T1">3. Program Counter and CPU Registers:</text:span> The program counter is a pointer to the current instruction being executed by the process, and the CPU registers contain the values of the CPU registers used by the process.</text:p>
      <text:p text:style-name="P91"/>
      <text:p text:style-name="P91"><text:span text:style-name="T1">4. Memory Management Information:</text:span> The memory management unit (MMU) of the CPU uses a page table to map virtual memory addresses used by the process to physical memory addresses. The PCB contains information about the page table, including the base address and the size of the page table.</text:p>
      <text:p text:style-name="P91"/>
      <text:p text:style-name="P91"><text:span text:style-name="T1">5. File Descriptors:</text:span> File descriptors are integer values used by the process to access files and other resources. The PCB contains a table of file descriptors used by the process, which includes information such as the type of the file, the current file position, and any flags associated with the file.</text:p>
      <text:p text:style-name="P91"/>
      <text:p text:style-name="P91"><text:span text:style-name="T1">6. Scheduling Information:</text:span> The PCB contains scheduling information, including the priority of the process, its scheduling class, and the current scheduling parameters used by the kernel to determine when to schedule the process for execution.</text:p>
      <text:p text:style-name="P91"/>
      <text:p text:style-name="P91"><text:span text:style-name="T1">7. Signal Handling Information:</text:span> Signals are used by the kernel to notify a process of an event or a change in the system state. The PCB contains a table of signals registered for the process, including how the process should handle each signal.</text:p>
      <text:p text:style-name="P91"/>
      <text:p text:style-name="P91"><text:span text:style-name="T1">8. Accounting Information:</text:span> The PCB may also contain accounting information used to monitor the resource usage of the process, such as the amount of CPU time used, the amount of memory allocated, and the number of I/O operations performed.</text:p>
      <text:p text:style-name="P91"/>
      <text:p text:style-name="P91">In summary, the PCB is a critical data structure used by the Linux kernel to manage the execution of processes. It contains a wide range of information about the current state and resources used by the process and is used by the kernel to manage the scheduling, memory management, and I/O operations of the process.</text:p>
      <text:p text:style-name="P91"/>
      <text:h text:style-name="Heading_20_2" text:outline-level="2"><text:bookmark-start text:name="__RefHeading___Toc171827_3177406469"/><text:soft-page-break/>2.2. Process <text:span text:style-name="T62">S</text:span>cheduling<text:bookmark-end text:name="__RefHeading___Toc171827_3177406469"/></text:h>
      <text:p text:style-name="P2"/>
      <text:p text:style-name="P2">Process scheduling is a critical component of the Linux kernel that determines which process should be executed next on a CPU. The Linux kernel uses a scheduling algorithm to determine the order in which processes are executed. Here is an overview of the process scheduling in the Linux kernel:</text:p>
      <text:p text:style-name="P2"/>
      <text:p text:style-name="P2"><text:span text:style-name="T1">1. Process States: </text:span>A process in the Linux kernel can be in one of several states, including "running", "waiting", "sleeping", and "stopped". These states represent the current status of the process and determine how it is scheduled for execution.</text:p>
      <text:p text:style-name="P2"/>
      <text:p text:style-name="P2"><text:span text:style-name="T1">2. Process Priorities:</text:span> Each process in the Linux kernel is assigned a priority value that determines its importance relative to other processes. Higher priority processes are scheduled to run before lower priority processes.</text:p>
      <text:p text:style-name="P2"/>
      <text:p text:style-name="P2"><text:span text:style-name="T1">3. Scheduling Policy:</text:span> The Linux kernel supports several scheduling policies, including the Completely Fair Scheduler (CFS) and the Real-Time Scheduler (RTS). Each policy has its own scheduling algorithm that determines how processes are scheduled.</text:p>
      <text:p text:style-name="P2"/>
      <text:p text:style-name="P2"><text:span text:style-name="T1">4. Time Slicing:</text:span> The Linux kernel uses a technique called time slicing to share the CPU among multiple processes. Each process is allocated a certain amount of CPU time, called a time slice, during which it can execute. Once the time slice is up, the process is preempted and another process is scheduled to run.</text:p>
      <text:p text:style-name="P2"/>
      <text:p text:style-name="P2"><text:span text:style-name="T1">5. Process Affinity:</text:span> The Linux kernel supports process affinity, which allows a process to be bound to a specific CPU or set of CPUs. This can improve performance by reducing cache misses and context switches.</text:p>
      <text:p text:style-name="P2"/>
      <text:p text:style-name="P2"><text:span text:style-name="T1">6. Interrupts: </text:span>Interrupts are a key component of the Linux kernel's scheduling algorithm. Interrupts are used to signal the kernel that a hardware device needs attention. The kernel can use interrupts to preempt a running process and schedule a higher-priority process to run.</text:p>
      <text:p text:style-name="P2"/>
      <text:p text:style-name="P2">In summary, process scheduling in the Linux kernel is a complex process that involves several components, including process states, priorities, scheduling policies, time slicing, process affinity, and interrupts. The Linux kernel uses a scheduling algorithm to determine the order in which processes are executed, ensuring that the CPU is used efficiently and that high-priority tasks are executed in a timely manner.</text:p>
      <text:p text:style-name="P2"/>
      <text:p text:style-name="P2"/>
      <text:p text:style-name="P2"/>
      <text:p text:style-name="P2"/>
      <text:h text:style-name="P174" text:outline-level="3"><text:bookmark-start text:name="__RefHeading___Toc9889_2602629756"/>2.2.1. Process States<text:bookmark-end text:name="__RefHeading___Toc9889_2602629756"/></text:h>
      <text:p text:style-name="P2"/>
      <text:p text:style-name="P2">In the Linux kernel, a process can be in one of several states, each of which reflects the process's current state of execution and its position in the process lifecycle. The most common process states in the Linux kernel are:</text:p>
      <text:p text:style-name="P2"/>
      <text:p text:style-name="P2"><text:span text:style-name="T1">1. Created or New:</text:span> When a process is first created, it is in the "created" or "new" state. At this stage, the process has been allocated system resources such as memory and file descriptors, but has not yet started execution.</text:p>
      <text:p text:style-name="P2"/>
      <text:p text:style-name="P2"><text:span text:style-name="T1">2. Ready:</text:span> Once a process is created and initialized, it moves into the "ready" state, where it is waiting to be scheduled for execution on the CPU. In this state, the process is placed in a queue with other ready processes and is eligible to be selected by the scheduler for execution.</text:p>
      <text:p text:style-name="P2"/>
      <text:p text:style-name="P2"><text:span text:style-name="T1">3. Running:</text:span> When the scheduler selects a process for execution, it moves into the "running" state, where it is actively executing instructions on the CPU.</text:p>
      <text:p text:style-name="P2"/>
      <text:p text:style-name="P2"><text:span text:style-name="T1">4. Interruptible:</text:span> While a process is running, it may be interrupted by an external event such as an I/O request or a signal from another process. In this case, the process is moved into an "interruptible" state, where it is waiting for the external event to be handled.</text:p>
      <text:p text:style-name="P2"/>
      <text:p text:style-name="P2"><text:span text:style-name="T1">5. Uninterruptible:</text:span> In some cases, a process may need to perform a long-running operation such as disk I/O, which cannot be interrupted by external events. In this case, the process is moved into an "uninterruptible" state, where it is waiting for the long-running operation to complete.</text:p>
      <text:p text:style-name="P2"/>
      <text:p text:style-name="P2"><text:span text:style-name="T1">6. Stopped:</text:span> A process may be stopped by a user or by the kernel, for example by receiving a SIGSTOP or SIGTSTP signal. In this state, the process is not scheduled for execution and is effectively suspended.</text:p>
      <text:p text:style-name="P2"/>
      <text:p text:style-name="P2"><text:span text:style-name="T1">7. Zombie:</text:span> When a process completes execution, it moves into a "zombie" state, where it is waiting for its parent process to retrieve its exit status. In this state, the process is not scheduled for execution and its resources are not released until its parent process retrieves the exit status.</text:p>
      <text:p text:style-name="P2"/>
      <text:p text:style-name="P2">Overall, the process states in the Linux kernel reflect the various stages of a process's lifecycle, from creation and initialization to execution and termination. These states are managed by the scheduler and other kernel components to ensure that processes are executed fairly and efficiently, and that system resources are used effectively.</text:p>
      <text:p text:style-name="P2"/>
      <text:h text:style-name="P174" text:outline-level="3"><text:bookmark-start text:name="__RefHeading___Toc9891_2602629756"/>2.2.2. Process Priorities<text:bookmark-end text:name="__RefHeading___Toc9891_2602629756"/></text:h>
      <text:p text:style-name="P2"/>
      <text:p text:style-name="P2">In the Linux kernel, processes are assigned a priority value that reflects their relative importance and urgency. The priority value is used by the scheduler to determine which process to execute next when multiple processes are ready to run.</text:p>
      <text:p text:style-name="P2"/>
      <text:p text:style-name="P2">Process priorities in the Linux kernel are represented by a numerical value between 0 and 139. The lower the priority value, the higher the priority of the process. The highest priority is assigned to the special real-time processes, which have priority values in the range of -20 to 99.</text:p>
      <text:p text:style-name="P2"/>
      <text:p text:style-name="P2">The Linux kernel implements a priority-based scheduling algorithm, where processes with higher priority are executed before those with lower priority. In addition to priority, the scheduler takes into account other factors such as process age, the number of times a process has been scheduled, and the amount of CPU time it has consumed.</text:p>
      <text:p text:style-name="P2"/>
      <text:p text:style-name="P2">In the Linux kernel, processes can have both static and dynamic priorities. Static priorities are set when the process is created and can be modified by the system administrator or by the process itself using system calls such as setpriority(). Dynamic priorities, on the other hand, are adjusted by the scheduler based on the process's behavior and resource usage.</text:p>
      <text:p text:style-name="P2"/>
      <text:p text:style-name="P2">There are several different scheduling policies available in the Linux kernel, each of which provides a different tradeoff between responsiveness, fairness, and efficiency. The most common scheduling policies are the Completely Fair Scheduler (CFS), the Real-Time Scheduler (RT), and the Round Robin Scheduler.</text:p>
      <text:p text:style-name="P2"/>
      <text:p text:style-name="P2">Overall, the priority system in the Linux kernel helps to ensure that the most important and urgent processes are executed in a timely manner, while less important processes are executed only when sufficient system resources are available.</text:p>
      <text:p text:style-name="P2"/>
      <text:p text:style-name="P2"/>
      <text:h text:style-name="P174" text:outline-level="3"><text:bookmark-start text:name="__RefHeading___Toc9893_2602629756"/>2.2.3. Scheduling Policy<text:bookmark-end text:name="__RefHeading___Toc9893_2602629756"/></text:h>
      <text:p text:style-name="P2"/>
      <text:p text:style-name="P2">In the Linux kernel, process scheduling policies determine how the scheduler selects the next process to run. The Linux kernel provides several different scheduling policies, each with its own set of trade-offs between performance, responsiveness, and fairness. Here are some of the most commonly used scheduling policies in the Linux kernel:</text:p>
      <text:p text:style-name="P2"/>
      <text:p text:style-name="P2"><text:span text:style-name="T1">1. Completely Fair Scheduler (CFS):</text:span> CFS is the default scheduling policy in the Linux kernel and is designed to provide fair CPU time allocation across all processes. CFS uses a red-black tree data structure to keep track of the scheduling priority of each process, and it adjusts the priority of each process dynamically based on its recent CPU usage. CFS also supports process groups, which are used to group together related processes.</text:p>
      <text:p text:style-name="P2"/>
      <text:p text:style-name="P2"><text:span text:style-name="T1">2. Real-Time Scheduler (RT):</text:span> RT is a scheduling policy designed for real-time applications that require strict guarantees about CPU time allocation. RT provides a priority-based scheduling algorithm, where higher-priority processes are always executed before lower-priority processes. RT also supports hard and soft real-time scheduling, where hard real-time guarantees that a process will be executed by a certain deadline, while soft real-time guarantees that a process will be executed within a certain time frame.</text:p>
      <text:p text:style-name="P2"/>
      <text:p text:style-name="P2"><text:span text:style-name="T1">3. Round Robin Scheduler:</text:span> The Round Robin scheduler is a time-sharing scheduling policy that provides equal CPU time to all processes in the system. Round Robin assigns a fixed time slice, or quantum, to each process, and it alternates between running processes in a circular fashion. This ensures that each process gets a fair share of CPU time, although it can result in lower performance for real-time applications.</text:p>
      <text:p text:style-name="P2"/>
      <text:p text:style-name="P2"><text:span text:style-name="T1">4. Deadline Scheduler:</text:span> The Deadline scheduler is a real-time scheduling policy that provides guarantees about the completion time of each process. Deadline scheduling uses two parameters, a deadline and a budget, to determine when a process should be scheduled. The deadline is the time by which the process must complete, while the budget is the maximum amount of CPU time the process can consume. The Deadline scheduler tries to meet the deadline for each process by scheduling it before its deadline expires.</text:p>
      <text:p text:style-name="P2"/>
      <text:p text:style-name="P2"><text:span text:style-name="T1">5. Batch Scheduler:</text:span> The Batch scheduler is a scheduling policy designed for batch processing workloads, such as data processing or scientific simulations. The Batch scheduler prioritizes CPU time for processes that are running in the background, and it tries to minimize the impact of these processes on interactive applications. Batch scheduling provides a good balance between performance and fairness, but it may not be suitable for real-time applications.</text:p>
      <text:p text:style-name="P2"/>
      <text:p text:style-name="P2">Overall, the Linux kernel provides a variety of scheduling policies to suit different types of workloads and requirements. The scheduler uses these policies to balance the needs of different processes and ensure that system resources are used efficiently.</text:p>
      <text:p text:style-name="P2"/>
      <text:p text:style-name="P2"/>
      <text:h text:style-name="P174" text:outline-level="3"><text:bookmark-start text:name="__RefHeading___Toc9895_2602629756"/>2.2.4. Time Slicing<text:bookmark-end text:name="__RefHeading___Toc9895_2602629756"/></text:h>
      <text:p text:style-name="P2"/>
      <text:p text:style-name="P2">In the Linux kernel, time slicing is a technique used by the scheduler to allocate CPU time fairly among all running processes. Time slicing works by dividing the available CPU time into small slices, or quanta, and assigning one slice to each running process in turn.</text:p>
      <text:p text:style-name="P2"/>
      <text:p text:style-name="P2">Each process is given a fixed amount of time to execute, typically measured in milliseconds. Once a process has consumed its allocated time slice, the scheduler interrupts it and assigns the CPU to another process. The interrupted process is then added to the end of the ready queue and waits for its turn to run again.</text:p>
      <text:p text:style-name="P2"/>
      <text:p text:style-name="P2">The length of the time slice, or quantum, can be configured in the Linux kernel and is typically set to a few milliseconds. The length of the quantum affects the responsiveness and performance of the system. A longer quantum can improve the performance of long-running processes but may result in poorer responsiveness for interactive applications. A shorter quantum can improve the responsiveness of the system but may lead to higher overhead due to context switching.</text:p>
      <text:p text:style-name="P2"/>
      <text:p text:style-name="P2">The time slicing technique is used by the Round Robin scheduling policy, which is a common scheduling policy used in the Linux kernel. In Round Robin scheduling, each process is assigned a quantum, and the scheduler cycles through the ready queue, giving each process an opportunity to execute for its quantum before moving on to the next process.</text:p>
      <text:p text:style-name="P2"/>
      <text:p text:style-name="P2">Overall, time slicing is a useful technique used by the Linux kernel scheduler to ensure that all running processes receive a fair share of the CPU time, thereby ensuring that the system is responsive and efficient.</text:p>
      <text:p text:style-name="P2"/>
      <text:p text:style-name="P2"/>
      <text:h text:style-name="P174" text:outline-level="3"><text:bookmark-start text:name="__RefHeading___Toc9897_2602629756"/>2.2.5. Process Affinity<text:bookmark-end text:name="__RefHeading___Toc9897_2602629756"/></text:h>
      <text:p text:style-name="P2"/>
      <text:p text:style-name="P2">In the Linux kernel, process affinity refers to the ability to bind a process to a specific CPU or set of CPUs. By setting a process's affinity, the system administrator can control which CPUs a process is allowed to execute on, which can help optimize system performance and resource utilization.</text:p>
      <text:p text:style-name="P2"/>
      <text:p text:style-name="P2">There are two types of process affinity in the Linux kernel: soft affinity and hard affinity. Soft affinity is a suggestion to the scheduler that a process should run on a specific CPU or set of CPUs, but the scheduler is free to ignore this suggestion if it determines that another CPU would be a better choice. Hard affinity, on the other hand, is a requirement that a process must run on a specific CPU or set of CPUs, and the scheduler will not allow the process to execute on any other CPU.</text:p>
      <text:p text:style-name="P2"/>
      <text:p text:style-name="P2">The Linux kernel provides several system calls that can be used to set a process's affinity. The most commonly used system call is sched_setaffinity(), which allows a process to be bound to a specific CPU or set of CPUs. The system call takes two arguments: the process ID of the target process, and a CPU mask that specifies the CPUs that the process should be allowed to run on.</text:p>
      <text:p text:style-name="P2"/>
      <text:p text:style-name="P2">Process affinity can be useful in a variety of scenarios. For example, in a system with multiple CPUs or cores, setting a process's affinity to a specific CPU or core can improve performance by reducing the overhead of cache thrashing and context switching. Similarly, in a virtualized environment, setting a process's affinity can help avoid resource contention and ensure that each virtual machine is allocated a fair share of the available resources.</text:p>
      <text:p text:style-name="P2"/>
      <text:p text:style-name="P2">Overall, process affinity is a powerful feature of the Linux kernel that can be used to optimize system performance and resource utilization in a variety of scenarios. However, it should be used with caution, as setting a process's affinity incorrectly can have unintended consequences, such as reducing system responsiveness or causing resource contention.</text:p>
      <text:p text:style-name="P2"/>
      <text:p text:style-name="P2"/>
      <text:h text:style-name="P174" text:outline-level="3"><text:bookmark-start text:name="__RefHeading___Toc9899_2602629756"/>2.2.6. Interrupts<text:bookmark-end text:name="__RefHeading___Toc9899_2602629756"/></text:h>
      <text:p text:style-name="P2"/>
      <text:p text:style-name="P2">In the Linux kernel, interrupts play an important role in the process scheduling mechanism. Interrupts are signals sent by hardware devices, such as network cards or disk drives, to the CPU to notify it of an event that requires attention. When an interrupt occurs, the CPU stops executing the current process and switches to a special interrupt handler routine that handles the interrupt event.</text:p>
      <text:p text:style-name="P2"/>
      <text:p text:style-name="P2">Interrupts can affect the process scheduler in several ways. First, interrupts can cause a process to be preempted, or temporarily stopped, so that the interrupt handler can be executed. When the interrupt handler completes, the scheduler resumes the interrupted process, allowing it to continue execution from where it left off.</text:p>
      <text:p text:style-name="P2"/>
      <text:p text:style-name="P2">Second, interrupts can affect the scheduling of processes by introducing additional latency. When an interrupt occurs, the CPU must stop executing the current process and switch to the interrupt handler, which introduces a delay. This delay can cause the system to become less responsive, particularly if the interrupt rate is high.</text:p>
      <text:p text:style-name="P2"/>
      <text:p text:style-name="P2">To mitigate the impact of interrupts on the process scheduler, the Linux kernel provides several mechanisms. One common mechanism is to use interrupt coalescing, which groups multiple interrupts together into a single interrupt event, reducing the overall interrupt rate and thus reducing the impact on the scheduler.</text:p>
      <text:p text:style-name="P2"/>
      <text:p text:style-name="P2">Another mechanism is to use real-time scheduling policies, which give higher priority to time-critical processes, such as those handling interrupts. Real-time processes are given guaranteed CPU time, even if other processes are running, which can help ensure that interrupts are handled promptly and with minimal delay.</text:p>
      <text:p text:style-name="P2"/>
      <text:p text:style-name="P2">Overall, interrupts play an important role in the Linux kernel's process scheduling mechanism, and understanding their impact on system performance is essential for building responsive and efficient systems. By carefully managing interrupt rates and using appropriate scheduling policies, system administrators can help ensure that their systems remain responsive and efficient even in the face of high interrupt loads.</text:p>
      <text:p text:style-name="P2"/>
      <text:h text:style-name="P170" text:outline-level="2"><text:bookmark-start text:name="__RefHeading___Toc171829_3177406469"/>2.3. Process <text:span text:style-name="T63">T</text:span>ermination<text:bookmark-end text:name="__RefHeading___Toc171829_3177406469"/></text:h>
      <text:p text:style-name="P2"/>
      <text:p text:style-name="P2">Process termination is the process of ending a process in the Linux kernel. When a process terminates, the Linux kernel performs several tasks to clean up resources associated with the process. Here is an overview of the steps involved in process termination in the Linux kernel:</text:p>
      <text:p text:style-name="P2"/>
      <text:p text:style-name="P2"><text:span text:style-name="T1">1. Process Termination Signal:</text:span> The Linux kernel sends a termination signal, called SIGTERM, to the process. The process receives the signal and begins the termination process.</text:p>
      <text:p text:style-name="P2"/>
      <text:p text:style-name="P2"><text:span text:style-name="T1">2. Signal Handling: </text:span>The process can define a signal handler to handle the SIGTERM signal. The signal handler can perform cleanup tasks or other actions before the process terminates.</text:p>
      <text:p text:style-name="P2"/>
      <text:p text:style-name="P2"><text:span text:style-name="T1">3. Resource Cleanup: </text:span>The Linux kernel cleans up resources associated with the process, including memory, file descriptors, and other resources. The kernel releases any memory or resources allocated to the process and closes any open files or network connections.</text:p>
      <text:p text:style-name="P2"/>
      <text:p text:style-name="P2"><text:span text:style-name="T1">4. Child Processes:</text:span> If the terminated process has any child processes, the Linux kernel sends a termination signal to each child process. The child processes then perform their own termination process.</text:p>
      <text:p text:style-name="P2"/>
      <text:p text:style-name="P2"><text:span text:style-name="T1">5. Process Exit:</text:span> The process exits, releasing its process ID and any other resources associated with the process.</text:p>
      <text:p text:style-name="P2"/>
      <text:p text:style-name="P2"><text:span text:style-name="T1">6. Zombie Processes:</text:span> If the terminated process has any child processes that have not yet exited, the Linux kernel creates a zombie process to keep track of the child process until it completes its own termination process.</text:p>
      <text:p text:style-name="P2"/>
      <text:p text:style-name="P2">In summary, process termination in the Linux kernel involves several steps, including sending a termination signal to the process, handling the signal, cleaning up resources associated with the process, terminating any child processes, and releasing resources associated with the process. These steps ensure that the process is properly terminated and that any resources associated with the process are released back to the system.</text:p>
      <text:p text:style-name="P2"/>
      <text:h text:style-name="P174" text:outline-level="3"><text:bookmark-start text:name="__RefHeading___Toc19582_3246040053"/><text:span text:style-name="T47">2.3.</text:span><text:span text:style-name="T1">1. Process Termination Signal</text:span><text:bookmark-end text:name="__RefHeading___Toc19582_3246040053"/></text:h>
      <text:p text:style-name="P56"/>
      <text:p text:style-name="P116">In Linux, a process termination signal is a software interrupt that is sent to a running process to instruct it to terminate. This can happen for a variety of reasons, including when the process has finished its job and needs to exit, or when the system is low on resources and needs to free up memory.</text:p>
      <text:p text:style-name="P116"/>
      <text:p text:style-name="P116">The most commonly used process termination signal is SIGTERM, which is sent to a process to request that it terminate gracefully. When a process receives a SIGTERM signal, it is given some time to clean up its resources and save any important data before it is terminated.</text:p>
      <text:p text:style-name="P116"/>
      <text:p text:style-name="P116">Another commonly used process termination signal is SIGKILL, which is a more forceful termination signal that immediately terminates the process without giving it a chance to clean up or save any data. SIGKILL is usually used as a last resort when a process is stuck and cannot be terminated by other means.</text:p>
      <text:p text:style-name="P116"/>
      <text:p text:style-name="P116">There are many other process termination signals available in Linux, each with its own specific purpose and behavior. For example, SIGINT is used to interrupt a running process, while SIGSTOP and SIGCONT are used to pause and resume a running process.</text:p>
      <text:p text:style-name="P116"/>
      <text:p text:style-name="P116">In general, process termination signals are a critical part of the Linux operating system as they allow the system to efficiently manage system resources and ensure that processes are terminated gracefully and safely.</text:p>
      <text:p text:style-name="P56"/>
      <text:h text:style-name="P174" text:outline-level="3"><text:bookmark-start text:name="__RefHeading___Toc19584_3246040053"/><text:span text:style-name="T47">2.3.</text:span><text:span text:style-name="T1">2. Signal Handling</text:span><text:bookmark-end text:name="__RefHeading___Toc19584_3246040053"/></text:h>
      <text:p text:style-name="P143"/>
      <text:p text:style-name="P116">In Linux, a process can handle process termination signals in several ways. When a process receives a signal, the kernel interrupts its execution and calls a signal handler function that is registered for that signal. The signal handler function can perform any necessary cleanup operations before the process is terminated.</text:p>
      <text:p text:style-name="P116"/>
      <text:p text:style-name="P116">By default, most processes will terminate when they receive a termination signal, but they can also choose to ignore the signal or to catch it and handle it in some other way. The behavior of a process when it receives a signal is determined by its signal disposition, which can be set using the sigaction() system call.</text:p>
      <text:p text:style-name="P116"/>
      <text:p text:style-name="P116">There are several possible signal dispositions that a process can have:</text:p>
      <text:p text:style-name="P116"/>
      <text:p text:style-name="P116"><text:span text:style-name="T1">1. Default:</text:span> The process will terminate when it receives the signal, with no opportunity to perform any cleanup operations.</text:p>
      <text:p text:style-name="P116"/>
      <text:p text:style-name="P116"><text:span text:style-name="T1">2. Ignore:</text:span> The signal is ignored completely and has no effect on the process.</text:p>
      <text:p text:style-name="P116"/>
      <text:p text:style-name="P116"><text:span text:style-name="T1">3. Catch:</text:span> The process handles the signal by calling a user-defined signal handler function that is registered for that signal.</text:p>
      <text:p text:style-name="P116"/>
      <text:p text:style-name="P116"><text:span text:style-name="T1">4. Mask:</text:span> The signal is temporarily blocked and will not be delivered to the process until it is unblocked.</text:p>
      <text:p text:style-name="P116"/>
      <text:p text:style-name="P116">The <text:span text:style-name="T1">sigaction()</text:span> system call is used to set the signal disposition for a given signal. It takes a <text:span text:style-name="T1">struct sigaction</text:span> argument that specifies the signal handler function to be called when the signal is received, as well as various other options such as whether the signal should be automatically restarted if it interrupts a system call.</text:p>
      <text:p text:style-name="P116"/>
      <text:p text:style-name="P116">When a process receives a signal, the kernel interrupts its execution and calls the signal handler function that is registered for that signal. The signal handler function can perform any necessary cleanup operations before the process is terminated or take some other action depending on the signal disposition that was set for the signal.</text:p>
      <text:p text:style-name="P116"/>
      <text:p text:style-name="P116">Overall, the ability to handle process termination signals is an important feature of the Linux operating system, as it allows processes to gracefully terminate and helps to ensure the stability and reliability of the system as a whole.</text:p>
      <text:p text:style-name="P116"/>
      <text:h text:style-name="P174" text:outline-level="3"><text:bookmark-start text:name="__RefHeading___Toc19586_3246040053"/><text:span text:style-name="T47">2.3.</text:span><text:span text:style-name="T1">3. Resource Cleanup</text:span><text:bookmark-end text:name="__RefHeading___Toc19586_3246040053"/></text:h>
      <text:p text:style-name="P143"/>
      <text:p text:style-name="P116">When a process terminates, it is essential to release the resources it was using to prevent resource leaks and ensure that the system remains stable. Resource cleanup includes freeing up memory, closing open files and sockets, releasing locks, and removing temporary files and directories.</text:p>
      <text:p text:style-name="P116"/>
      <text:p text:style-name="P116">In Linux, the kernel takes care of most of the resource cleanup tasks when a process terminates. However, there are cases where the application developer needs to handle the cleanup explicitly, such as when the process was using shared resources that need to be cleaned up after all related processes have terminated.</text:p>
      <text:p text:style-name="P116"/>
      <text:p text:style-name="P116">To handle resource cleanup in a process, developers can use signal handlers. When a process receives a termination signal, such as SIGTERM or SIGKILL, it can register a signal handler function to perform the cleanup before exiting. The signal handler function should free up any allocated memory, close open files and sockets, release locks, and remove any temporary files or directories.</text:p>
      <text:p text:style-name="P116"/>
      <text:p text:style-name="P116">If a process terminates abnormally, such as by a kernel panic or hardware failure, the kernel will attempt to clean up any resources that were used by the process. However, there may be cases where some resources are not released properly, resulting in resource leaks and potentially destabilizing the system. It is essential to monitor system logs and performance metrics regularly to detect and troubleshoot any resource leaks that may occur.</text:p>
      <text:p text:style-name="P143"/>
      <text:h text:style-name="P174" text:outline-level="3"><text:bookmark-start text:name="__RefHeading___Toc19588_3246040053"/><text:span text:style-name="T47">2.3.</text:span><text:span text:style-name="T1">4. Child Processes</text:span><text:bookmark-end text:name="__RefHeading___Toc19588_3246040053"/></text:h>
      <text:p text:style-name="P143"/>
      <text:p text:style-name="P116">When a process terminates in Linux, any child processes it has spawned are also terminated. The kernel takes care of this process by sending the appropriate signals to the child processes to initiate their termination.</text:p>
      <text:p text:style-name="P116"/>
      <text:p text:style-name="P116">By default, when a parent process terminates, the child processes are sent the SIGTERM signal. This gives the child processes a chance to clean up and terminate gracefully before being forcibly terminated. If a child process does not respond to the SIGTERM signal, the kernel will send the SIGKILL signal to terminate it forcibly.</text:p>
      <text:p text:style-name="P116"/>
      <text:p text:style-name="P116">However, there are cases where a parent process may want to control how its child processes are terminated. For example, if the parent process spawns multiple child processes to perform different tasks, it may want to terminate some child processes while allowing others to continue running. In such cases, the parent process can send specific signals to individual child processes to initiate their termination.</text:p>
      <text:p text:style-name="P116"/>
      <text:p text:style-name="P116">To terminate a child process in Linux, the parent process can use the kill system call to send a signal to the child process. The kill system call takes two arguments: the process ID of the target process and the signal to send. The process ID can be obtained using the getpid system call.</text:p>
      <text:p text:style-name="P116"/>
      <text:p text:style-name="P116">It is important to note that terminating child processes abruptly can result in resource leaks and potentially destabilize the system. It is recommended to allow child processes to terminate gracefully by sending the SIGTERM signal first and only resort to the SIGKILL signal as a last resort.</text:p>
      <text:p text:style-name="P56"/>
      <text:h text:style-name="P174" text:outline-level="3"><text:bookmark-start text:name="__RefHeading___Toc19590_3246040053"/><text:span text:style-name="T47">2.3.</text:span><text:span text:style-name="T1">5. Process Exit</text:span><text:bookmark-end text:name="__RefHeading___Toc19590_3246040053"/></text:h>
      <text:p text:style-name="P143"/>
      <text:p text:style-name="P116">In Linux, when a process exits, its resources are freed and its exit status is returned to the parent process. The exit status is a value between 0 and 255 that is returned by the process to indicate whether it terminated successfully or with an error.</text:p>
      <text:p text:style-name="P116"/>
      <text:p text:style-name="P116">The exit() system call is used to terminate a process. When a process calls exit(), it triggers a sequence of events that includes the following steps:</text:p>
      <text:p text:style-name="P116"/>
      <text:p text:style-name="P116"><text:span text:style-name="T1">1. Closing of All Open File Descriptors:</text:span> When a process exits, all of its open file descriptors are closed. This includes standard input, output, and error, as well as any other file descriptors that the process might have opened.</text:p>
      <text:p text:style-name="P116"/>
      <text:p text:style-name="P116"><text:span text:style-name="T1">2. Flushing of All Buffers:</text:span> Any data that has been buffered by the process is flushed to disk.</text:p>
      <text:p text:style-name="P116"/>
      <text:p text:style-name="P116"><text:span text:style-name="T1">3. Freeing of All Allocated Resources:</text:span> Any resources that the process has allocated during its lifetime, such as memory and file locks, are freed.</text:p>
      <text:p text:style-name="P116"/>
      <text:p text:style-name="P116"><text:span text:style-name="T1">4. Sending of Exit Status to Parent Process:</text:span> The exit status is sent to the parent process, which can then use the wait() system call to retrieve it.</text:p>
      <text:p text:style-name="P116"/>
      <text:p text:style-name="P116">If a process terminates abnormally, such as through a segmentation fault or a signal, the kernel will also clean up its resources and return an appropriate exit status to the parent process. However, the exit status in this case will not be the value that the process passed to exit(), but rather a value that indicates the reason for the abnormal termination.</text:p>
      <text:p text:style-name="P116"/>
      <text:p text:style-name="P116">Overall, process termination and exit are important aspects of process management in Linux, and proper handling of these events is necessary for efficient and reliable system operation.</text:p>
      <text:p text:style-name="P56"/>
      <text:h text:style-name="P174" text:outline-level="3"><text:bookmark-start text:name="__RefHeading___Toc19592_3246040053"/><text:span text:style-name="T47">2.3.</text:span><text:span text:style-name="T1">6. Zombie Processes</text:span><text:bookmark-end text:name="__RefHeading___Toc19592_3246040053"/></text:h>
      <text:p text:style-name="P143"/>
      <text:p text:style-name="P116">In Linux, a zombie process refers to a process that has completed execution but still has an entry in the process table. When a process finishes executing, its exit status needs to be retrieved by its parent process. Until the parent process retrieves this exit status, the child process is considered a zombie process.</text:p>
      <text:p text:style-name="P116"/>
      <text:p text:style-name="P116">Zombie processes don't occupy any system resources such as CPU or memory but can cause issues if too many of them accumulate as they still consume an entry in the process table. This can lead to a shortage of available process table entries, which can prevent new processes from starting.</text:p>
      <text:p text:style-name="P116"/>
      <text:p text:style-name="P116">To prevent zombie processes from accumulating, the parent process needs to perform a wait system call to retrieve the child process's exit status. The wait system call can be blocking or non-blocking. In the blocking mode, the parent process waits until a child process exits, while in the non-blocking mode, the parent process checks for the child process's exit status periodically. When the parent process retrieves the child process's exit status, the zombie process is removed from the process table. </text:p>
      <text:p text:style-name="P116"/>
      <text:p text:style-name="P116">It's important for the parent process to perform this cleanup operation to avoid the accumulation of zombie processes. In some cases, if the parent process terminates before performing this cleanup operation, the orphaned child process is inherited by the init process, which performs the necessary cleanup operation.</text:p>
      <text:p text:style-name="P143"/>
      <text:h text:style-name="P170" text:outline-level="2"><text:bookmark-start text:name="__RefHeading___Toc171831_3177406469"/>2.4. Process <text:span text:style-name="T63">S</text:span>ynchronization<text:bookmark-end text:name="__RefHeading___Toc171831_3177406469"/></text:h>
      <text:p text:style-name="P2"/>
      <text:p text:style-name="P2">Process synchronization is a crucial aspect of operating system design, including in the Linux kernel. It refers to the coordination of multiple processes to ensure that they behave correctly when accessing shared resources, such as memory, files, or network connections. The Linux kernel provides several mechanisms for process synchronization, including:</text:p>
      <text:p text:style-name="P2"/>
      <text:p text:style-name="P2"><text:span text:style-name="T1">1. Semaphores:</text:span> A semaphore is a synchronization object that is used to protect shared resources from simultaneous access by multiple processes. In the Linux kernel, semaphores are implemented using the semaphore.h header file and can be used to protect shared data structures or to implement critical sections of code.</text:p>
      <text:p text:style-name="P2"/>
      <text:p text:style-name="P2"><text:span text:style-name="T1">2. Mutexes:</text:span> A mutex, short for mutual exclusion, is a synchronization object that allows only one process to access a shared resource at a time. In the Linux kernel, mutexes are implemented using the mutex.h header file and can be used to protect shared data structures or to implement critical sections of code.</text:p>
      <text:p text:style-name="P2"/>
      <text:p text:style-name="P2"><text:span text:style-name="T1">3. Spinlocks:</text:span> A spinlock is a synchronization object that allows a process to "spin" while waiting for access to a shared resource. In the Linux kernel, spinlocks are implemented using the spinlock.h header file and are used to protect shared data structures that are accessed frequently.</text:p>
      <text:p text:style-name="P2"/>
      <text:p text:style-name="P2"><text:span text:style-name="T1">4. Condition Variables:</text:span> A condition variable is a synchronization object that is used to signal when a shared resource becomes available. In the Linux kernel, condition variables are implemented using the condvar.h header file and are used to synchronize the behavior of multiple processes that are waiting for a shared resource.</text:p>
      <text:p text:style-name="P2"/>
      <text:p text:style-name="P2"><text:span text:style-name="T1">5. Futexes:</text:span> A futex, short for fast user-space mutex, is a synchronization object that is optimized for use in user-space programs. In the Linux kernel, futexes are implemented using the futex.h header file and are used to implement high-performance synchronization between user-space threads.</text:p>
      <text:p text:style-name="P2"/>
      <text:p text:style-name="P2">These synchronization mechanisms allow multiple processes to coordinate their behavior when accessing shared resources in the Linux kernel. By ensuring that processes access shared resources in a coordinated manner, the Linux kernel can prevent data corruption, race conditions, and other synchronization-related issues.</text:p>
      <text:p text:style-name="P2"/>
      <text:p text:style-name="P87"/>
      <text:h text:style-name="P174" text:outline-level="3"><text:bookmark-start text:name="__RefHeading___Toc9901_2602629756"/>2.4.1. Semaphores<text:bookmark-end text:name="__RefHeading___Toc9901_2602629756"/></text:h>
      <text:p text:style-name="P87"/>
      <text:p text:style-name="P87">In the Linux operating system, semaphores are used for process synchronization and communication. A semaphore is a variable that is used to control access to a shared resource in a multi-process or multi-threaded environment.</text:p>
      <text:p text:style-name="P87"/>
      <text:p text:style-name="P87">The Linux kernel provides several types of semaphores, including binary semaphores, counting semaphores, and read-write semaphores. </text:p>
      <text:p text:style-name="P87"/>
      <text:p text:style-name="P87"><text:span text:style-name="T5">1. </text:span><text:span text:style-name="T1">Binary </text:span><text:span text:style-name="T5">S</text:span><text:span text:style-name="T1">emaphores:</text:span> <text:span text:style-name="T84">They </text:span>can have two values, 0 and 1, and are used for mutual exclusion between processes or threads. When a process or thread acquires a binary semaphore, its value is set to 0, indicating that the shared resource is currently in use. When the process or thread releases the semaphore, its value is set back to 1, indicating that the resource is available again.</text:p>
      <text:p text:style-name="P87"/>
      <text:p text:style-name="P87"><text:span text:style-name="T5">2. </text:span><text:span text:style-name="T1">Counting </text:span><text:span text:style-name="T5">S</text:span><text:span text:style-name="T1">emaphores:</text:span> <text:span text:style-name="T84">They</text:span> can have any non-negative integer value and are used to limit the number of processes or threads that can access a shared resource at the same time. When a process or thread acquires a counting semaphore, its value is decremented. If the value is already 0, the process or thread is blocked until the semaphore is released by another process or thread. When the process or thread releases the semaphore, its value is incremented.</text:p>
      <text:p text:style-name="P87"/>
      <text:p text:style-name="P87"><text:span text:style-name="T5">3. </text:span><text:span text:style-name="T1">Read-write </text:span><text:span text:style-name="T5">S</text:span><text:span text:style-name="T1">emaphores:</text:span> <text:span text:style-name="T84">They</text:span> are used to control access to a shared resource that can be read by multiple processes or threads simultaneously, but can only be written by one process or thread at a time. Read-write semaphores can have three values: 0 (exclusively locked for writing), 1 (shared lock for reading), and -1 (exclusively locked for reading). </text:p>
      <text:p text:style-name="P87"/>
      <text:p text:style-name="P87">The Linux kernel provides system calls like semget, semop, and semctl for creating, manipulating, and deleting semaphores. Semaphores can also be used in conjunction with other interprocess communication mechanisms, such as pipes and shared memory, to synchronize and communicate between processes or threads.</text:p>
      <text:p text:style-name="P87"/>
      <text:p text:style-name="P87"/>
      <text:h text:style-name="P174" text:outline-level="3"><text:bookmark-start text:name="__RefHeading___Toc9903_2602629756"/>2.4.2. Mutexes<text:bookmark-end text:name="__RefHeading___Toc9903_2602629756"/></text:h>
      <text:p text:style-name="P87"/>
      <text:p text:style-name="P87">In the Linux kernel, a mutex is a type of synchronization mechanism that is used to protect shared resources from concurrent access by multiple processes. A mutex is similar to a binary semaphore in that it can be in either a locked or unlocked state. However, unlike a semaphore, a mutex can only be locked by a single process at a time.</text:p>
      <text:p text:style-name="P87"/>
      <text:p text:style-name="P87">Mutexes are typically used to protect critical sections of code that should only be executed by one process at a time. When a process wants to enter a critical section protected by a mutex, it must first acquire the mutex. If the mutex is already locked by another process, the requesting process is blocked until the mutex becomes available.</text:p>
      <text:p text:style-name="P87"/>
      <text:p text:style-name="P87">The Linux kernel provides several different types of mutexes, including fast mutexes, adaptive mutexes, and sleeping mutexes. Fast mutexes are designed for use in situations where the critical section is expected to be very short and the lock is expected to be held for only a short time. Adaptive mutexes are designed for use in situations where the critical section is expected to be longer, and the lock may be held for a longer period of time. Sleeping mutexes are designed for use in situations where the process may need to wait for some time for the lock to become available.</text:p>
      <text:p text:style-name="P87"/>
      <text:p text:style-name="P87">Like semaphores, mutexes are implemented using a combination of atomic operations and wait queues. When a process attempts to acquire a mutex that is already held by another process, it is placed on a wait queue until the mutex becomes available.</text:p>
      <text:p text:style-name="P87"/>
      <text:p text:style-name="P87">Mutexes are an important tool for managing concurrent access to shared resources in the Linux kernel, and are used extensively throughout the kernel to ensure safe and efficient operation of the system.</text:p>
      <text:p text:style-name="P87"/>
      <text:p text:style-name="P87"/>
      <text:p text:style-name="P88"/>
      <text:h text:style-name="P174" text:outline-level="3"><text:bookmark-start text:name="__RefHeading___Toc9905_2602629756"/>2.4.3. Spinlocks<text:bookmark-end text:name="__RefHeading___Toc9905_2602629756"/></text:h>
      <text:p text:style-name="P88"/>
      <text:p text:style-name="P88">In the Linux kernel, a spinlock is a type of synchronization mechanism that is used to protect shared resources from concurrent access by multiple processes. Spinlocks are similar to mutexes in that they prevent multiple processes from accessing a shared resource at the same time, but they differ in how they handle contention.</text:p>
      <text:p text:style-name="P88"/>
      <text:p text:style-name="P88">When a process attempts to acquire a spinlock that is already held by another process, it enters a tight loop (spins) repeatedly checking the lock until it becomes available. Because a spinlock is typically held for only a short period of time, spinning in a tight loop is more efficient than blocking the process and rescheduling it to run later.</text:p>
      <text:p text:style-name="P88"/>
      <text:p text:style-name="P88">However, if the lock is held for a long period of time, spinning in a tight loop can waste a significant amount of CPU time and may even cause the system to become unresponsive. For this reason, spinlocks are typically used only in situations where the critical section is expected to be very short.</text:p>
      <text:p text:style-name="P88"/>
      <text:p text:style-name="P88">The Linux kernel provides several different types of spinlocks, including raw spinlocks, ticket spinlocks, and reader-writer spinlocks. Raw spinlocks are the most basic type of spinlock and provide a simple mechanism for protecting critical sections of code. Ticket spinlocks and reader-writer spinlocks are more complex and provide additional functionality for managing access to shared resources.</text:p>
      <text:p text:style-name="P88"/>
      <text:p text:style-name="P88">Like mutexes, spinlocks are implemented using atomic operations. When a process attempts to acquire a spinlock that is already held by another process, it repeatedly checks the lock until it becomes available.</text:p>
      <text:p text:style-name="P88"/>
      <text:p text:style-name="P88">Spinlocks are an important tool for managing concurrent access to shared resources in the Linux kernel, and are used extensively throughout the kernel to ensure safe and efficient operation of the system in situations where the critical section is expected to be very short.</text:p>
      <text:p text:style-name="P88"/>
      <text:p text:style-name="P88"/>
      <text:p text:style-name="P88"/>
      <text:h text:style-name="P174" text:outline-level="3"><text:bookmark-start text:name="__RefHeading___Toc9907_2602629756"/>2.4.4. Condition Variables<text:bookmark-end text:name="__RefHeading___Toc9907_2602629756"/></text:h>
      <text:p text:style-name="P88"/>
      <text:p text:style-name="P88">In the Linux kernel, a condition variable is a type of synchronization mechanism that is used to enable threads to wait for a specific condition to become true. A condition variable is typically used in conjunction with a mutex, which provides the necessary synchronization and protection of shared data.</text:p>
      <text:p text:style-name="P88"/>
      <text:p text:style-name="P88">When a thread needs to wait for a condition to become true, it first acquires the associated mutex to protect access to shared data. It then checks the condition and, if it is false, waits on the condition variable. Waiting on a condition variable causes the thread to release the mutex and block until another thread signals the condition variable to wake it up.</text:p>
      <text:p text:style-name="P88"/>
      <text:p text:style-name="P88">The Linux kernel provides several different types of condition variables, including regular condition variables, read-write condition variables, and completion variables. Regular condition variables are the most basic type and are used for general-purpose synchronization. Read-write condition variables are used to enable multiple readers and writers to access a shared resource. Completion variables are used to synchronize completion of asynchronous operations.</text:p>
      <text:p text:style-name="P88"/>
      <text:p text:style-name="P88">Condition variables are implemented using wait queues, which are data structures used to manage waiting threads. When a thread waits on a condition variable, it is placed on a wait queue associated with that variable. When another thread signals the condition variable, one or more threads waiting on the associated wait queue are woken up and allowed to acquire the associated mutex.</text:p>
      <text:p text:style-name="P88"/>
      <text:p text:style-name="P88">Condition variables are an important tool for managing synchronization between threads in the Linux kernel, and are used extensively throughout the kernel to ensure safe and efficient operation of the system.</text:p>
      <text:p text:style-name="P88"/>
      <text:p text:style-name="P88"/>
      <text:h text:style-name="P174" text:outline-level="3"><text:bookmark-start text:name="__RefHeading___Toc9909_2602629756"/>2.4.5. Futexes<text:bookmark-end text:name="__RefHeading___Toc9909_2602629756"/></text:h>
      <text:p text:style-name="P88"/>
      <text:p text:style-name="P88">In the Linux kernel, a futex (short for "fast userspace mutex") is a type of synchronization mechanism that is used to enable efficient user-space synchronization. Futexes are similar to mutexes and condition variables, but are optimized for use in user-space rather than kernel-space.</text:p>
      <text:p text:style-name="P88"/>
      <text:p text:style-name="P88">When a process wants to use a futex to synchronize access to a shared resource, it first creates a futex object and initializes it to a specific value. The value of the futex is used to represent the current state of the shared resource. For example, a futex value of zero might represent an unlocked resource, while a non-zero value might represent a locked resource.</text:p>
      <text:p text:style-name="P88"/>
      <text:p text:style-name="P88">To acquire the futex, a process performs an atomic compare-and-swap operation on the futex value. If the futex value is currently zero, the operation succeeds and the process acquires the futex. If the futex value is non-zero, the operation fails and the process is blocked.</text:p>
      <text:p text:style-name="P88"/>
      <text:p text:style-name="P88">When a process is blocked on a futex, it is added to a wait queue associated with the futex object. When another process releases the futex by setting its value to zero, one or more processes waiting on the futex are woken up and allowed to retry the compare-and-swap operation.</text:p>
      <text:p text:style-name="P88"/>
      <text:p text:style-name="P88">Futexes provide a lightweight and efficient mechanism for user-space synchronization that avoids the overhead of system calls and kernel context switches. They are used extensively in multi-threaded applications to synchronize access to shared resources, such as shared data structures or system resources like file descriptors.</text:p>
      <text:p text:style-name="P88"/>
      <text:p text:style-name="P88">In addition to the basic futex mechanism, the Linux kernel also provides several advanced features such as robust futexes, which allow a process to recover from unexpected failures, and priority-inheritance futexes, which help to prevent priority inversion and improve system performance.</text:p>
      <text:h text:style-name="P170" text:outline-level="2"><text:bookmark-start text:name="__RefHeading___Toc171833_3177406469"/>2.5. Process <text:span text:style-name="T63">S</text:span>ignals<text:bookmark-end text:name="__RefHeading___Toc171833_3177406469"/></text:h>
      <text:p text:style-name="P2"/>
      <text:p text:style-name="P2">In the Linux kernel, signals are a mechanism for a process to receive notifications from the kernel or from another process. Signals can be sent to a process using the kill() system call or by raising an exception in the process. When a process receives a signal, it can either ignore the signal, handle the signal by executing a user-defined signal handler, or let the default signal handler handle the signal. </text:p>
      <text:p text:style-name="P2"/>
      <text:h text:style-name="P175" text:outline-level="3"/>
      <text:h text:style-name="P174" text:outline-level="3"><text:bookmark-start text:name="__RefHeading___Toc9911_2602629756"/>2.5.1. Most Common Process Signals<text:bookmark-end text:name="__RefHeading___Toc9911_2602629756"/></text:h>
      <text:p text:style-name="P92"/>
      <text:p text:style-name="P2">Here are some of the most commonly used signals in Linux:</text:p>
      <text:p text:style-name="P2"/>
      <text:p text:style-name="P2"><text:span text:style-name="T1">1. SIGINT: </text:span>This signal is sent to a process when a user interrupts the process by pressing Ctrl+C in the terminal. By default, the process terminates when it receives this signal.</text:p>
      <text:p text:style-name="P2"/>
      <text:p text:style-name="P2"><text:span text:style-name="T1">2. SIGTERM: </text:span>This signal is sent to a process when the system is shutting down, or when a user terminates the process using the kill command. By default, the process terminates when it receives this signal.</text:p>
      <text:p text:style-name="P2"/>
      <text:p text:style-name="P2"><text:span text:style-name="T1">3. SIGKILL:</text:span> This signal cannot be ignored or caught by a signal handler. When a process receives this signal, it is immediately terminated by the kernel.</text:p>
      <text:p text:style-name="P2"/>
      <text:p text:style-name="P2"><text:span text:style-name="T1">4. SIGUSR1 and SIGUSR2:</text:span> These signals are used for user-defined purposes. They can be used to trigger custom behavior in a process, such as reloading a configuration file or updating a database.</text:p>
      <text:p text:style-name="P2"/>
      <text:p text:style-name="P2"><text:span text:style-name="T1">5. SIGHUP:</text:span> This signal is sent to a process when its controlling terminal is closed. By default, the process terminates when it receives this signal.</text:p>
      <text:p text:style-name="P2"/>
      <text:p text:style-name="P2"><text:span text:style-name="T1">6. SIGPIPE:</text:span> This signal is sent to a process when it attempts to write to a pipe that has no readers. By default, the process terminates when it receives this signal.</text:p>
      <text:p text:style-name="P2"/>
      <text:p text:style-name="P2">When a process receives a signal, it can take several actions based on the signal. For example, it can terminate the process, ignore the signal, or perform some custom action in a signal handler. Signal handlers are functions that are executed when a process receives a signal. A signal handler can be set up using the signal() or sigaction() system calls. The signal handler function can perform some custom action or simply return, allowing the default signal handler to handle the signal.</text:p>
      <text:p text:style-name="P2"/>
      <text:h text:style-name="P175" text:outline-level="3"/>
      <text:h text:style-name="P174" text:outline-level="3"><text:bookmark-start text:name="__RefHeading___Toc9913_2602629756"/>2.5.2. Full List of Process Signals<text:bookmark-end text:name="__RefHeading___Toc9913_2602629756"/></text:h>
      <text:p text:style-name="P92">Here is a full list of signals that can be sent to a Linux process:</text:p>
      <text:p text:style-name="P92"/>
      <text:p text:style-name="P92"><text:span text:style-name="T1">1. SIGHUP: </text:span>Hang up detected on controlling terminal or death of controlling process.</text:p>
      <text:p text:style-name="P92"/>
      <text:p text:style-name="P92"><text:span text:style-name="T1">2. SIGINT:</text:span> Interrupt from keyboard, typically the result of pressing Ctrl-C.</text:p>
      <text:p text:style-name="P92"/>
      <text:p text:style-name="P92"><text:span text:style-name="T1">3. SIGQUIT:</text:span> Quit from keyboard, typically the result of pressing Ctrl-\.</text:p>
      <text:p text:style-name="P92"/>
      <text:p text:style-name="P92"><text:span text:style-name="T1">4. SIGILL:</text:span> Illegal instruction.</text:p>
      <text:p text:style-name="P92"/>
      <text:p text:style-name="P92"><text:span text:style-name="T1">5. SIGTRAP:</text:span> Trace/breakpoint trap.</text:p>
      <text:p text:style-name="P92"/>
      <text:p text:style-name="P92"><text:span text:style-name="T1">6. SIGABRT:</text:span> Aborted.</text:p>
      <text:p text:style-name="P92"/>
      <text:p text:style-name="P92"><text:span text:style-name="T1">7. SIGBUS:</text:span> Bus error.</text:p>
      <text:p text:style-name="P92"/>
      <text:p text:style-name="P92"><text:span text:style-name="T1">8. SIGFPE:</text:span> Floating point exception.</text:p>
      <text:p text:style-name="P92"/>
      <text:p text:style-name="P92"><text:span text:style-name="T1">9. SIGKILL:</text:span> Kill signal, which cannot be caught or ignored.</text:p>
      <text:p text:style-name="P92"/>
      <text:p text:style-name="P92"><text:span text:style-name="T1">10. SIGUSR1:</text:span> User-defined signal 1.</text:p>
      <text:p text:style-name="P92"/>
      <text:p text:style-name="P92"><text:span text:style-name="T1">11. SIGSEGV:</text:span> Segmentation fault.</text:p>
      <text:p text:style-name="P92"/>
      <text:p text:style-name="P92"><text:span text:style-name="T1">12. SIGUSR2:</text:span> User-defined signal 2.</text:p>
      <text:p text:style-name="P92"/>
      <text:p text:style-name="P92"><text:span text:style-name="T1">13. SIGPIPE:</text:span> Broken pipe.</text:p>
      <text:p text:style-name="P92"/>
      <text:p text:style-name="P92"><text:span text:style-name="T1">14. SIGALRM:</text:span> Alarm clock.</text:p>
      <text:p text:style-name="P92"/>
      <text:p text:style-name="P92"><text:span text:style-name="T1">15. SIGTERM:</text:span> Termination signal, which can be caught and handled.</text:p>
      <text:p text:style-name="P92"/>
      <text:p text:style-name="P92"><text:span text:style-name="T1">16. SIGSTKFLT:</text:span> Stack fault.</text:p>
      <text:p text:style-name="P92"/>
      <text:p text:style-name="P92"><text:span text:style-name="T1">17. SIGCHLD:</text:span> Child process status has changed.</text:p>
      <text:p text:style-name="P92"/>
      <text:p text:style-name="P92"><text:span text:style-name="T1">18. SIGCONT:</text:span> Continue if stopped.</text:p>
      <text:p text:style-name="P92"/>
      <text:p text:style-name="P92"><text:span text:style-name="T1">19. SIGSTOP:</text:span> Stop executing the process, cannot be caught or ignored.</text:p>
      <text:p text:style-name="P92"/>
      <text:p text:style-name="P92"><text:span text:style-name="T1">20. SIGTSTP:</text:span> Stop executing the process, can be caught and ignored.</text:p>
      <text:p text:style-name="P92"/>
      <text:p text:style-name="P92"><text:span text:style-name="T1">21. SIGTTIN:</text:span> Background process trying to read from the terminal.</text:p>
      <text:p text:style-name="P92"/>
      <text:p text:style-name="P92"><text:span text:style-name="T1">22. SIGTTOU:</text:span> Background process trying to write to the terminal.</text:p>
      <text:p text:style-name="P92"/>
      <text:p text:style-name="P92"><text:span text:style-name="T1">23. SIGURG:</text:span> Urgent data is available at a socket.</text:p>
      <text:p text:style-name="P92"/>
      <text:p text:style-name="P92"><text:soft-page-break/><text:span text:style-name="T1">24. SIGXCPU:</text:span> CPU time limit exceeded.</text:p>
      <text:p text:style-name="P92"/>
      <text:p text:style-name="P92"><text:span text:style-name="T1">25. SIGXFSZ:</text:span> File size limit exceeded.</text:p>
      <text:p text:style-name="P92"/>
      <text:p text:style-name="P92"><text:span text:style-name="T1">26. SIGVTALRM:</text:span> Virtual timer expired.</text:p>
      <text:p text:style-name="P92"/>
      <text:p text:style-name="P92"><text:span text:style-name="T1">27. SIGPROF:</text:span> Profiling timer expired.</text:p>
      <text:p text:style-name="P92"/>
      <text:p text:style-name="P92"><text:span text:style-name="T1">28. SIGWINCH:</text:span> Window size change.</text:p>
      <text:p text:style-name="P92"/>
      <text:p text:style-name="P92"><text:span text:style-name="T1">29. SIGIO:</text:span> I/O is possible on a file descriptor.</text:p>
      <text:p text:style-name="P92"/>
      <text:p text:style-name="P92"><text:span text:style-name="T1">30. SIGPWR:</text:span> Power failure.</text:p>
      <text:p text:style-name="P92"/>
      <text:p text:style-name="P92"><text:span text:style-name="T1">31. SIGSYS:</text:span> Bad system call.</text:p>
      <text:p text:style-name="P92"/>
      <text:p text:style-name="P92">The signal numbers are defined in the &lt;signal.h&gt; header file and can be used with the kill() function to send signals to a process. Processes can also use the signal() function to register signal handlers to handle signals sent to them.</text:p>
      <text:p text:style-name="P92"/>
      <text:h text:style-name="P170" text:outline-level="2"><text:bookmark-start text:name="__RefHeading___Toc171835_3177406469"/>2.6. Process <text:span text:style-name="T63">C</text:span>ontext<text:bookmark-end text:name="__RefHeading___Toc171835_3177406469"/></text:h>
      <text:p text:style-name="P2"/>
      <text:p text:style-name="P2">In the Linux kernel, a process context refers to the environment in which a process executes. The process context includes the process's stack, register values, and memory mappings. It also includes information about the process's state, such as whether it is currently running, waiting for I/O, or blocked on a system call.</text:p>
      <text:p text:style-name="P2"/>
      <text:p text:style-name="P2">The Linux kernel distinguishes between two types of process context: user space and kernel space.</text:p>
      <text:p text:style-name="P2"/>
      <text:p text:style-name="P2"><text:span text:style-name="T1">1. User space context:</text:span> When a process executes in user space, it is running in its own address space, which is isolated from other processes and the kernel. The process has access only to its own memory and cannot access memory belonging to other processes or the kernel. In user space, a process executes application code, interacts with the user through the terminal or other input/output devices, and performs system calls to request services from the kernel.</text:p>
      <text:p text:style-name="P2"/>
      <text:p text:style-name="P2"><text:span text:style-name="T1">2. Kernel space context: </text:span>When a process executes in kernel space, it is running in the context of the kernel. The kernel space context is used to perform privileged operations such as device I/O, memory allocation, and process scheduling. When a process makes a system call, it transitions from user space to kernel space, and the kernel takes over the execution of the process.</text:p>
      <text:p text:style-name="P2"/>
      <text:p text:style-name="P2">The Linux kernel provides a set of system calls that allow processes to interact with the kernel and request services. When a process makes a system call, it transitions from user space to kernel space, and the kernel performs the requested operation. When the operation is complete, the kernel returns control to the process and the process resumes executing in user space.</text:p>
      <text:p text:style-name="P2"/>
      <text:p text:style-name="P2">The context in which a process executes is an important concept in the Linux kernel, as it determines the resources that the process can access and the operations that it can perform. Understanding the process context is essential for kernel developers and system administrators, as it allows them to optimize system performance, diagnose errors, and ensure the security and stability of the system.</text:p>
      <text:p text:style-name="P2"/>
      <text:p text:style-name="P2"/>
      <text:p text:style-name="P90"/>
      <text:h text:style-name="P174" text:outline-level="3"><text:bookmark-start text:name="__RefHeading___Toc9915_2602629756"/>2.6.1. User Space Context<text:bookmark-end text:name="__RefHeading___Toc9915_2602629756"/></text:h>
      <text:p text:style-name="P90"/>
      <text:p text:style-name="P90">In Linux, a user space process is a program that is running in user mode, outside of the kernel. When a process is running in user mode, it has access to a limited set of system resources, such as memory, CPU, file descriptors, and sockets. These resources are managed by the kernel, which acts as an intermediary between the process and the underlying hardware.</text:p>
      <text:p text:style-name="P90"/>
      <text:p text:style-name="P90">The user space context refers to the set of data structures and resources that are associated with a process when it is running in user mode. This includes the program code, data, and stack, as well as any memory-mapped files, shared libraries, or other resources that the process has allocated. The user space context also includes the process's environment variables, command line arguments, and standard input/output streams.</text:p>
      <text:p text:style-name="P90"/>
      <text:p text:style-name="P90">When a process is started, the kernel allocates a portion of memory for its user space context, which includes the program code, data, and stack. The process can then use system calls, such as mmap(), to allocate additional memory or to map files into its address space. The process can also create and manipulate file descriptors and sockets to interact with the outside world.</text:p>
      <text:p text:style-name="P90"/>
      <text:p text:style-name="P90">When the process is executing in user mode, the kernel is responsible for managing its access to system resources. For example, the kernel ensures that the process cannot read or write to memory that it does not own, and that it cannot execute privileged instructions. If the process attempts to perform an operation that is not allowed, the kernel will generate a segmentation fault or other error, which will cause the process to terminate.</text:p>
      <text:p text:style-name="P90"/>
      <text:p text:style-name="P90">The user space context is saved by the kernel when a process is interrupted by a signal or system call. When the interrupt or system call is complete, the kernel restores the saved user space context and allows the process to continue executing from where it left off.</text:p>
      <text:p text:style-name="P90"/>
      <text:p text:style-name="P90">Overall, the user space context is an important concept in Linux because it allows processes to access system resources in a safe and controlled manner. It also allows multiple processes to run concurrently on a single CPU, by enabling the kernel to perform context switching, where the kernel saves the state of a running process and restores the state of a different process in order to allow multiple processes to execute on the same CPU.</text:p>
      <text:p text:style-name="P90"/>
      <text:p text:style-name="P90"/>
      <text:p text:style-name="P90"/>
      <text:h text:style-name="P174" text:outline-level="3"><text:bookmark-start text:name="__RefHeading___Toc9917_2602629756"/>2.6.2. Kernel Space Context<text:bookmark-end text:name="__RefHeading___Toc9917_2602629756"/></text:h>
      <text:p text:style-name="P90"/>
      <text:p text:style-name="P90">In Linux, the kernel space context refers to the set of data structures and resources that are associated with the Linux kernel when it is executing in privileged mode. When the kernel is running in kernel mode, it has access to all of the system's hardware and resources, including memory, I/O devices, and CPU instructions that are not available to user space programs.</text:p>
      <text:p text:style-name="P90"/>
      <text:p text:style-name="P90">The kernel space context is responsible for managing system resources and providing services to user space processes. It includes data structures such as process control blocks, file descriptors, device drivers, and network protocols. It also includes the kernel code, which is responsible for implementing system calls, interrupt handling, and other low-level operations.</text:p>
      <text:p text:style-name="P90"/>
      <text:p text:style-name="P90">When the kernel is started, it is loaded into a reserved area of memory that is not accessible to user space programs. This area of memory is protected by hardware mechanisms, such as memory segmentation or paging, which prevent user space programs from accessing it. The kernel uses its own data structures and algorithms to manage memory allocation, process scheduling, and other system tasks.</text:p>
      <text:p text:style-name="P90"/>
      <text:p text:style-name="P90">When a user space program needs to interact with the kernel, it does so by issuing a system call, such as read() or write(). The system call causes the kernel to switch from user mode to kernel mode, and the user space context is saved by the kernel. The kernel then performs the requested operation and returns control to the user space program, restoring the saved user space context.</text:p>
      <text:p text:style-name="P90"/>
      <text:p text:style-name="P90">The kernel space context is also responsible for handling interrupts, which are hardware signals that are generated by devices such as network cards or keyboards. When an interrupt occurs, the kernel suspends the current process and saves its context, then switches to the interrupt handler and services the interrupt. When the interrupt is complete, the kernel restores the saved process context and resumes execution of the interrupted process.</text:p>
      <text:p text:style-name="P90"/>
      <text:p text:style-name="P90">Overall, the kernel space context is an essential component of the Linux operating system, providing a privileged execution environment that manages system resources and provides services to user space programs. By separating the kernel space context from the user space context, Linux provides a secure and stable platform for running complex software systems.</text:p>
      <text:h text:style-name="P170" text:outline-level="2"><text:bookmark-start text:name="__RefHeading___Toc171837_3177406469"/>2.7. Example Code<text:bookmark-end text:name="__RefHeading___Toc171837_3177406469"/></text:h>
      <text:p text:style-name="P2"/>
      <table:table table:name="Table1" table:style-name="Table1">
        <table:table-column table:style-name="Table1.A"/>
        <table:table-row table:style-name="Table1.1">
          <table:table-cell table:style-name="Table1.A1" office:value-type="string">
            <text:p text:style-name="Preformatted_20_Text">#include &lt;linux/init.h&gt;</text:p>
            <text:p text:style-name="Preformatted_20_Text">#include &lt;linux/module.h&gt;</text:p>
            <text:p text:style-name="Preformatted_20_Text">#include &lt;linux/kernel.h&gt;</text:p>
            <text:p text:style-name="Preformatted_20_Text">#include &lt;linux/sched.h&gt;</text:p>
            <text:p text:style-name="Preformatted_20_Text">#include &lt;linux/proc_fs.h&gt;</text:p>
            <text:p text:style-name="Preformatted_20_Text">#include &lt;linux/uaccess.h&gt;</text:p>
            <text:p text:style-name="Preformatted_20_Text"/>
            <text:p text:style-name="Preformatted_20_Text">MODULE_LICENSE("GPL");</text:p>
            <text:p text:style-name="Preformatted_20_Text"/>
            <text:p text:style-name="Preformatted_20_Text">#define BUFFER_SIZE 128</text:p>
            <text:p text:style-name="Preformatted_20_Text">#define PROC_NAME "processes"</text:p>
            <text:p text:style-name="Preformatted_20_Text"/>
            <text:p text:style-name="Preformatted_20_Text">static struct proc_dir_entry *proc_entry;</text:p>
            <text:p text:style-name="Preformatted_20_Text">static char proc_buffer[BUFFER_SIZE];</text:p>
            <text:p text:style-name="Preformatted_20_Text"/>
            <text:p text:style-name="Preformatted_20_Text">static ssize_t proc_read(struct file *file, char __user *usr_buffer, size_t count, loff_t *pos)</text:p>
            <text:p text:style-name="Preformatted_20_Text">{</text:p>
            <text:p text:style-name="Preformatted_20_Text"><text:s text:c="4"/>int len = 0;</text:p>
            <text:p text:style-name="Preformatted_20_Text"><text:s text:c="4"/>struct task_struct *task;</text:p>
            <text:p text:style-name="Preformatted_20_Text"/>
            <text:p text:style-name="Preformatted_20_Text"><text:s text:c="4"/>if (*pos &gt; 0 || count &lt; BUFFER_SIZE)</text:p>
            <text:p text:style-name="Preformatted_20_Text"><text:s text:c="8"/>return 0;</text:p>
            <text:p text:style-name="Preformatted_20_Text"/>
            <text:p text:style-name="Preformatted_20_Text"><text:s text:c="4"/>len += sprintf(proc_buffer, "PID\tNAME\n");</text:p>
            <text:p text:style-name="Preformatted_20_Text"/>
            <text:p text:style-name="Preformatted_20_Text"><text:s text:c="4"/>for_each_process(task)</text:p>
            <text:p text:style-name="Preformatted_20_Text"><text:s text:c="8"/>len += sprintf(proc_buffer + len, "%d\t%s\n", task-&gt;pid, task-&gt;comm);</text:p>
            <text:p text:style-name="Preformatted_20_Text"/>
            <text:p text:style-name="Preformatted_20_Text"><text:s text:c="4"/>if (copy_to_user(usr_buffer, proc_buffer, len))</text:p>
            <text:p text:style-name="Preformatted_20_Text"><text:s text:c="8"/>return -EFAULT;</text:p>
            <text:p text:style-name="Preformatted_20_Text"/>
            <text:p text:style-name="Preformatted_20_Text"><text:s text:c="4"/>*pos = len;</text:p>
            <text:p text:style-name="Preformatted_20_Text"/>
            <text:p text:style-name="Preformatted_20_Text"><text:s text:c="4"/>return len;</text:p>
            <text:p text:style-name="Preformatted_20_Text">}</text:p>
            <text:p text:style-name="Preformatted_20_Text"/>
            <text:p text:style-name="Preformatted_20_Text">static const struct file_operations proc_fops = {</text:p>
            <text:p text:style-name="Preformatted_20_Text"><text:s text:c="4"/>.owner = THIS_MODULE,</text:p>
            <text:p text:style-name="Preformatted_20_Text"><text:s text:c="4"/>.read = proc_read,</text:p>
            <text:p text:style-name="Preformatted_20_Text">};</text:p>
            <text:p text:style-name="Preformatted_20_Text"/>
            <text:p text:style-name="Preformatted_20_Text">static int __init proc_init(void)</text:p>
            <text:p text:style-name="Preformatted_20_Text">{</text:p>
            <text:p text:style-name="Preformatted_20_Text"><text:s text:c="4"/>proc_entry = proc_create(PROC_NAME, 0, NULL, &amp;proc_fops);</text:p>
            <text:p text:style-name="Preformatted_20_Text"/>
            <text:p text:style-name="Preformatted_20_Text"><text:s text:c="4"/>if (!proc_entry)</text:p>
            <text:p text:style-name="Preformatted_20_Text"><text:s text:c="8"/>return -ENOMEM;</text:p>
            <text:p text:style-name="Preformatted_20_Text"/>
            <text:p text:style-name="Preformatted_20_Text"><text:s text:c="4"/>return 0;</text:p>
            <text:p text:style-name="Preformatted_20_Text">}</text:p>
            <text:p text:style-name="Preformatted_20_Text"/>
            <text:p text:style-name="Preformatted_20_Text">static void __exit proc_exit(void)</text:p>
            <text:p text:style-name="Preformatted_20_Text">{</text:p>
            <text:p text:style-name="Preformatted_20_Text"><text:s text:c="4"/>proc_remove(proc_entry);</text:p>
            <text:p text:style-name="Preformatted_20_Text">}</text:p>
            <text:p text:style-name="Preformatted_20_Text"><text:soft-page-break/></text:p>
            <text:p text:style-name="Preformatted_20_Text">module_init(proc_init);</text:p>
            <text:p text:style-name="Preformatted_20_Text">module_exit(proc_exit);</text:p>
          </table:table-cell>
        </table:table-row>
      </table:table>
      <text:p text:style-name="P4"/>
      <text:p text:style-name="P2">This code creates a /proc/processes file that lists all the running processes in the system along with their PIDs and names. The proc_read function is called when the file is read and it populates the proc_buffer with the process information. The for_each_process macro is used to iterate through all the processes in the system. The copy_to_user function is used to copy the proc_buffer to the user buffer.</text:p>
      <text:p text:style-name="P2"/>
      <text:h text:style-name="P170" text:outline-level="2"><text:bookmark-start text:name="__RefHeading___Toc171839_3177406469"/>2.8. APIs<text:bookmark-end text:name="__RefHeading___Toc171839_3177406469"/></text:h>
      <text:p text:style-name="P2"/>
      <text:p text:style-name="P2">Here is a non-exhaustive list of process management APIs provided by the Linux kernel:</text:p>
      <text:p text:style-name="P2"/>
      <text:p text:style-name="P2"><text:span text:style-name="T1">1. fork():</text:span> Creates a new process by duplicating the calling process.</text:p>
      <text:p text:style-name="P2"/>
      <text:p text:style-name="P2"><text:span text:style-name="T1">2. exec():</text:span> Replaces the current process image with a new process image.</text:p>
      <text:p text:style-name="P2"/>
      <text:p text:style-name="P2"><text:span text:style-name="T1">3. wait():</text:span> Waits for the child process to terminate and returns the termination status.</text:p>
      <text:p text:style-name="P2"/>
      <text:p text:style-name="P2"><text:span text:style-name="T1">4. waitpid():</text:span> Waits for a specific child process to terminate and returns its termination status.</text:p>
      <text:p text:style-name="P2"/>
      <text:p text:style-name="P2"><text:span text:style-name="T1">5. kill():</text:span> Sends a signal to a process or a group of processes.</text:p>
      <text:p text:style-name="P2"/>
      <text:p text:style-name="P2"><text:span text:style-name="T1">6. signal():</text:span> Sets a signal handler for a specific signal.</text:p>
      <text:p text:style-name="P2"/>
      <text:p text:style-name="P2"><text:span text:style-name="T1">7. sigaction():</text:span> Sets a signal handler for a specific signal with more advanced options.</text:p>
      <text:p text:style-name="P2"/>
      <text:p text:style-name="P2"><text:span text:style-name="T1">8. exit():</text:span> Terminates the calling process.</text:p>
      <text:p text:style-name="P2"/>
      <text:p text:style-name="P2"><text:span text:style-name="T1">9. getpid():</text:span> Returns the process ID of the calling process.</text:p>
      <text:p text:style-name="P2"/>
      <text:p text:style-name="P2"><text:span text:style-name="T1">10. getppid():</text:span> Returns the process ID of the parent of the calling process.</text:p>
      <text:p text:style-name="P2"/>
      <text:p text:style-name="P2"><text:span text:style-name="T1">11. setuid():</text:span> Sets the real user ID of the calling process.</text:p>
      <text:p text:style-name="P2"/>
      <text:p text:style-name="P2"><text:span text:style-name="T1">12. setgid(): </text:span>Sets the real group ID of the calling process.</text:p>
      <text:p text:style-name="P2"/>
      <text:p text:style-name="P2"><text:span text:style-name="T1">13. getuid():</text:span> Returns the real user ID of the calling process.</text:p>
      <text:p text:style-name="P2"/>
      <text:p text:style-name="P2"><text:span text:style-name="T1">14. getgid():</text:span> Returns the real group ID of the calling process.</text:p>
      <text:p text:style-name="P2"/>
      <text:p text:style-name="P2"><text:span text:style-name="T1">15. setpgid():</text:span> Sets the process group ID of a process.</text:p>
      <text:p text:style-name="P2"/>
      <text:p text:style-name="P2"><text:span text:style-name="T1">16. getpgid():</text:span> Returns the process group ID of a process.</text:p>
      <text:p text:style-name="P2"/>
      <text:p text:style-name="P2"><text:span text:style-name="T1">17. setsid():</text:span> Creates a new session and sets the process group ID of the calling process to the session ID.</text:p>
      <text:p text:style-name="P2"/>
      <text:p text:style-name="P2"><text:span text:style-name="T1">18. getpriority():</text:span> Gets the scheduling priority of a process.</text:p>
      <text:p text:style-name="P2"/>
      <text:p text:style-name="P2"><text:span text:style-name="T1">19. setpriority():</text:span> Sets the scheduling priority of a process.</text:p>
      <text:p text:style-name="P2"/>
      <text:p text:style-name="P2"><text:span text:style-name="T1">20. nice(): </text:span>Increases or decreases the scheduling priority of a process.</text:p>
      <text:p text:style-name="P2"/>
      <text:p text:style-name="P2"><text:span text:style-name="T1">21. sched_yield():</text:span> Causes the calling process to voluntarily yield the CPU.</text:p>
      <text:p text:style-name="P2"/>
      <text:p text:style-name="P2"><text:span text:style-name="T1">22. sched_setscheduler():</text:span> Sets the scheduling policy and priority of a process.</text:p>
      <text:p text:style-name="P2"/>
      <text:p text:style-name="P2"><text:soft-page-break/><text:span text:style-name="T1">23. sched_getscheduler():</text:span> Gets the scheduling policy of a process.</text:p>
      <text:p text:style-name="P2"/>
      <text:p text:style-name="P2"><text:span text:style-name="T1">24. sched_getparam():</text:span> Gets the scheduling parameters (priority, etc.) of a process.</text:p>
      <text:p text:style-name="P2"/>
      <text:p text:style-name="P2"><text:span text:style-name="T1">25. sched_setparam():</text:span> Sets the scheduling parameters (priority, etc.) of a process.</text:p>
      <text:p text:style-name="P2"/>
      <text:p text:style-name="P2"><text:span text:style-name="T1">26. getrusage():</text:span> Gets resource usage statistics for the calling process or its children.</text:p>
      <text:p text:style-name="P2"/>
      <text:p text:style-name="P2"><text:span text:style-name="T1">27. setrlimit():</text:span> Sets resource limits for the calling process.</text:p>
      <text:p text:style-name="P2"/>
      <text:p text:style-name="P2"><text:span text:style-name="T1">28. getrlimit():</text:span> Gets the current resource limits for the calling process.</text:p>
      <text:p text:style-name="P2"/>
      <text:p text:style-name="P2"><text:span text:style-name="T1">29. prctl():</text:span> Controls various process attributes, such as the process name and the ability to dump core.</text:p>
      <text:p text:style-name="P2"/>
      <text:p text:style-name="P2"><text:span text:style-name="T1">30. setns():</text:span> Attaches a process to a namespace.</text:p>
      <text:p text:style-name="P2"/>
      <text:p text:style-name="P2"><text:span text:style-name="T1">31. unshare():</text:span> Creates a new namespace for the calling process.</text:p>
      <text:p text:style-name="P2"/>
      <text:p text:style-name="P2"><text:span text:style-name="T1">32. clone():</text:span> Creates a new process with specified sharing of resources between the parent and child processes.</text:p>
      <text:p text:style-name="P2"/>
      <text:p text:style-name="P2"><text:span text:style-name="T1">33. execve():</text:span> Replaces the current process image with a new process image, providing an array of arguments and environment variables.</text:p>
      <text:p text:style-name="P2"/>
      <text:p text:style-name="P2"><text:span text:style-name="T1">34. sched_getaffinity():</text:span> Gets the CPU affinity mask for a process.</text:p>
      <text:p text:style-name="P2"/>
      <text:p text:style-name="P2"><text:span text:style-name="T1">35. sched_setaffinity():</text:span> Sets the CPU affinity mask for a process.</text:p>
      <text:p text:style-name="P2"/>
      <text:p text:style-name="P2">This is not an exhaustive list, and there are many other process management APIs provided by the Linux kernel.</text:p>
      <text:p text:style-name="P2"/>
      <text:h text:style-name="P169" text:outline-level="1"><text:bookmark-start text:name="__RefHeading___Toc171841_3177406469"/>3. <text:span text:style-name="T63">M</text:span>emory <text:span text:style-name="T63">M</text:span>anagement<text:bookmark-end text:name="__RefHeading___Toc171841_3177406469"/></text:h>
      <text:p text:style-name="P2"/>
      <text:p text:style-name="P2">In the Linux operating system, memory management is an essential part of the kernel. It includes managing both the physical and virtual memory of the system.</text:p>
      <text:p text:style-name="P2"/>
      <text:p text:style-name="P2"><text:span text:style-name="T1">1. Virtual Memory:</text:span> In Linux, virtual memory is a mechanism that allows processes to access more memory than is physically available on the system. Virtual memory provides a way to manage the memory resources of the system efficiently and securely. The Linux kernel uses virtual memory to allocate and manage memory for each process running on the system.</text:p>
      <text:p text:style-name="P2"/>
      <text:p text:style-name="P2"><text:span text:style-name="T1">2. Paging:</text:span> Memory paging is a technique used by the Linux kernel to manage memory resources efficiently. Paging allows the kernel to allocate memory on demand, and also enables the system to use virtual memory to access more memory than is physically available.</text:p>
      <text:p text:style-name="P2"/>
      <text:p text:style-name="P2"><text:span text:style-name="T1">3. Swapping: </text:span>In Linux, memory swapping is a technique used by the kernel to free up physical memory when it becomes scarce. When the system runs out of physical memory, the kernel moves some of the less frequently used pages from physical memory to swap space on the hard disk. This frees up physical memory to be used by other processes.</text:p>
      <text:p text:style-name="P2"/>
      <text:p text:style-name="P2"><text:span text:style-name="T1">4. Memory Allocation: </text:span><text:span text:style-name="T102">I</text:span>n Linux, memory allocation is the process of assigning memory to processes and kernel subsystems. The Linux kernel provides several mechanisms for allocating memory, such as the buddy allocator, the slab allocator, and the page allocator.</text:p>
      <text:p text:style-name="P2"/>
      <text:p text:style-name="P2"><text:span text:style-name="T1">5. Memory Fragmentation:</text:span> Memory fragmentation is a phenomenon that occurs when the available memory on a system becomes fragmented into small, non-contiguous blocks. This can happen when processes allocate and free memory in a way that creates small gaps between used memory blocks. Over time, these gaps can accumulate, leaving the system with fragmented memory that cannot be used to satisfy larger memory requests.</text:p>
      <text:h text:style-name="P170" text:outline-level="2"><text:bookmark-start text:name="__RefHeading___Toc171843_3177406469"/>3.1. Virtual <text:span text:style-name="T64">M</text:span>emory<text:bookmark-end text:name="__RefHeading___Toc171843_3177406469"/></text:h>
      <text:p text:style-name="P2"/>
      <text:p text:style-name="P2">Virtual memory is a feature of the Linux operating system that provides each process with a virtualized view of memory. It allows each process to have its own address space, which is isolated from other processes' address spaces. This provides several benefits, including:</text:p>
      <text:p text:style-name="P2"/>
      <text:p text:style-name="P2"><text:span text:style-name="T1">1. Address Space Isolation:</text:span> Each process has its own virtual address space, which is isolated from other processes. This means that one process cannot access the memory of another process without explicit permission.</text:p>
      <text:p text:style-name="P2"/>
      <text:p text:style-name="P2"><text:span text:style-name="T1">2. Memory Protection:</text:span> Virtual memory allows Linux to protect memory by marking certain pages as read-only or non-executable. This prevents buffer overflow attacks and other security vulnerabilities.</text:p>
      <text:p text:style-name="P2"/>
      <text:p text:style-name="P2"><text:span text:style-name="T1">3. Memory Sharing:</text:span> Virtual memory also allows processes to share memory. This is accomplished through mechanisms such as shared memory and memory-mapped files.</text:p>
      <text:p text:style-name="P2"/>
      <text:p text:style-name="P2"><text:span text:style-name="T1">4. Large Address Spaces:</text:span> Virtual memory allows each process to have a large address space, even if the physical memory is limited. This is accomplished through paging, which allows the operating system to move data between physical memory and disk as needed.</text:p>
      <text:p text:style-name="P2"/>
      <text:p text:style-name="P2">Overall, virtual memory is a critical feature of modern operating systems like Linux, allowing them to efficiently manage memory and provide a secure and stable environment for running applications.</text:p>
      <text:p text:style-name="P2"/>
      <text:h text:style-name="P174" text:outline-level="3"><text:bookmark-start text:name="__RefHeading___Toc19599_3246040053"/><text:span text:style-name="T48">3.1.</text:span><text:span text:style-name="T1">1. Address Space Isolation</text:span><text:bookmark-end text:name="__RefHeading___Toc19599_3246040053"/></text:h>
      <text:p text:style-name="P144"/>
      <text:p text:style-name="P117">Address space isolation is a key concept in virtual memory management in Linux. Address space isolation refers to the fact that each process in a Linux system has its own virtual address space that is completely isolated from the virtual address space of other processes.</text:p>
      <text:p text:style-name="P117"/>
      <text:p text:style-name="P117">This means that each process has access only to its own virtual address space and cannot directly access the virtual address space of other processes. This is achieved through the use of page tables, which map virtual addresses to physical addresses. Each process has its own set of page tables that are used to map its virtual addresses to physical addresses.</text:p>
      <text:p text:style-name="P117"/>
      <text:p text:style-name="P117">Address space isolation provides several benefits. First, it allows each process to have its own private memory space, which improves security and prevents processes from interfering with each other. Second, it allows the kernel to manage memory more efficiently, as it can use a single physical page of memory to map multiple processes' virtual pages. Finally, it enables processes to use virtual memory addresses that are larger than the amount of physical memory available on the system, as the kernel can swap virtual pages to disk as needed.</text:p>
      <text:p text:style-name="P117"/>
      <text:p text:style-name="P117">Overall, address space isolation is a fundamental concept in virtual memory management in Linux and plays a key role in providing a secure and efficient environment for running multiple processes on a single system.</text:p>
      <text:p text:style-name="P144"/>
      <text:h text:style-name="P174" text:outline-level="3"><text:bookmark-start text:name="__RefHeading___Toc19601_3246040053"/><text:span text:style-name="T48">3.1.</text:span><text:span text:style-name="T1">2. Memory Protection</text:span><text:bookmark-end text:name="__RefHeading___Toc19601_3246040053"/></text:h>
      <text:p text:style-name="P117"/>
      <text:p text:style-name="P117">Memory protection is a fundamental feature of virtual memory in Linux and other operating systems. It ensures that each process has its own isolated address space and cannot access memory locations belonging to other processes or the kernel itself, which could result in crashes or security vulnerabilities.</text:p>
      <text:p text:style-name="P117"/>
      <text:p text:style-name="P117">To achieve memory protection, Linux uses a technique called page-level protection, where the virtual memory space of a process is divided into fixed-size pages, typically 4KB or 2MB in size. Each page is assigned a protection attribute that determines the level of access that the process has to the page. These protection attributes include read, write, execute, and no-access permissions.</text:p>
      <text:p text:style-name="P117"/>
      <text:p text:style-name="P117">When a process tries to access a page of memory, the protection attribute of the page is checked. If the process does not have the required permissions, a segmentation fault or memory access violation is raised, and the process is terminated.</text:p>
      <text:p text:style-name="P117"/>
      <text:p text:style-name="P117">In addition to protecting process memory from other processes, Linux also uses memory protection to protect the kernel's memory space from user-space processes. Kernel memory is mapped into each process's virtual memory space, but with strict protection attributes that prevent user-space processes from accessing kernel memory directly. System calls and other kernel services are used to provide controlled access to kernel memory from user space.</text:p>
      <text:p text:style-name="P117"/>
      <text:p text:style-name="P117">Overall, memory protection is essential for ensuring the stability and security of a Linux system by preventing processes from interfering with each other or accessing memory they are not authorized to access.</text:p>
      <text:p text:style-name="P144"/>
      <text:h text:style-name="P174" text:outline-level="3"><text:bookmark-start text:name="__RefHeading___Toc19603_3246040053"/><text:span text:style-name="T48">3.1.</text:span><text:span text:style-name="T1">3. Memory Sharing</text:span><text:bookmark-end text:name="__RefHeading___Toc19603_3246040053"/></text:h>
      <text:p text:style-name="P144"/>
      <text:p text:style-name="P117">In Linux, virtual memory allows different processes to share memory in various ways. These mechanisms for memory sharing include:</text:p>
      <text:p text:style-name="P117"/>
      <text:p text:style-name="P117"><text:span text:style-name="T1">1. Shared Memory:</text:span> Two or more processes can share a memory segment by mapping the same physical page frame into their virtual address spaces. This is a fast and efficient way to communicate between processes, as they can read and write to the same memory without copying data between them.</text:p>
      <text:p text:style-name="P117"/>
      <text:p text:style-name="P117"><text:span text:style-name="T1">2. Memory-Mapped Files:</text:span> A file can be mapped into a process's virtual address space as if it were part of its own memory. Multiple processes can map the same file, allowing them to share data in a similar way to shared memory.</text:p>
      <text:p text:style-name="P117"/>
      <text:p text:style-name="P117"><text:span text:style-name="T1">3. Copy-on-Write:</text:span> When a process wants to modify a page that is shared with other processes, the operating system creates a private copy of the page for the process to modify. This allows multiple processes to share memory without worrying about accidentally modifying data that is being used by another process.</text:p>
      <text:p text:style-name="P117"/>
      <text:p text:style-name="P117"><text:span text:style-name="T1">4. Anonymous Memory Sharing:</text:span> Anonymous memory is memory that is not backed by a file or any other permanent storage. Multiple processes can share anonymous memory by mapping the same physical page frames into their virtual address spaces.</text:p>
      <text:p text:style-name="P117"/>
      <text:p text:style-name="P117">Overall, memory sharing is an important feature of virtual memory in Linux, as it allows processes to efficiently communicate and share data without copying large amounts of memory.</text:p>
      <text:p text:style-name="P144"/>
      <text:h text:style-name="P174" text:outline-level="3"><text:bookmark-start text:name="__RefHeading___Toc19605_3246040053"/><text:span text:style-name="T48">3.1.</text:span><text:span text:style-name="T1">4. Large Address Spaces</text:span><text:bookmark-end text:name="__RefHeading___Toc19605_3246040053"/></text:h>
      <text:p text:style-name="P144"/>
      <text:p text:style-name="P117">In the context of virtual memory, large address spaces refer to the amount of memory that can be addressed by a process. In a 32-bit operating system, the maximum address space is limited to 4GB, whereas in a 64-bit operating system, the maximum address space is 2^64 bytes (16 exabytes).</text:p>
      <text:p text:style-name="P117"/>
      <text:p text:style-name="P117">The availability of large address spaces in Linux has opened up new possibilities for software development, such as the ability to handle large data sets and to address more memory than was previously possible. For example, scientific applications that require large amounts of memory can now be run on Linux systems with large address spaces.</text:p>
      <text:p text:style-name="P117"/>
      <text:p text:style-name="P117">However, the use of large address spaces can also present some challenges. For example, applications that were not designed to handle large address spaces may experience issues such as increased memory usage and longer access times. Additionally, large address spaces can require more physical memory, which can impact system performance if there is insufficient memory available.</text:p>
      <text:p text:style-name="P117"/>
      <text:p text:style-name="P117">To address these challenges, Linux provides various mechanisms for managing memory, such as virtual memory management, memory allocation and deallocation, memory mapping, and memory protection. These mechanisms help ensure that large address spaces can be used effectively without impacting system performance or stability.</text:p>
      <text:p text:style-name="P144"/>
      <text:h text:style-name="P170" text:outline-level="2"><text:bookmark-start text:name="__RefHeading___Toc171845_3177406469"/>3.2. Paging: <text:bookmark-end text:name="__RefHeading___Toc171845_3177406469"/></text:h>
      <text:p text:style-name="P2"/>
      <text:p text:style-name="P2">In Linux, memory paging is a key component of the virtual memory system that allows processes to access memory efficiently while also ensuring that physical memory is used effectively. Here are some details about how memory paging works in the Linux kernel:</text:p>
      <text:p text:style-name="P2"/>
      <text:p text:style-name="P2"><text:span text:style-name="T1">1. Page Size:</text:span> In Linux, memory is divided into fixed-size pages, typically 4KB in size. Each page is a contiguous block of memory that is managed by the kernel's memory management unit.</text:p>
      <text:p text:style-name="P2"/>
      <text:p text:style-name="P2"><text:span text:style-name="T1">2. Page Tables:</text:span> The Linux kernel uses page tables to map virtual memory pages to physical memory pages. Each page table entry contains information about a single page of memory, including the physical address of the page and various flags that control access to the page.</text:p>
      <text:p text:style-name="P2"/>
      <text:p text:style-name="P2"><text:span text:style-name="T1">3. Demand Paging:</text:span> Linux uses a demand paging scheme, which means that pages are only loaded into physical memory when they are actually needed. When a process tries to access a page that is not currently in physical memory, the kernel generates a page fault and loads the page into memory.</text:p>
      <text:p text:style-name="P2"/>
      <text:p text:style-name="P2"><text:span text:style-name="T1">4. Page Replacement:</text:span> When physical memory is full, the kernel must decide which pages to evict from memory to make room for new pages. Linux uses a variety of page replacement algorithms, such as the least recently used (LRU) algorithm, to choose which pages to evict.</text:p>
      <text:p text:style-name="P2"/>
      <text:p text:style-name="P2"><text:span text:style-name="T1">5. </text:span><text:span text:style-name="T7">Page </text:span><text:span text:style-name="T1">Swapping:</text:span> If the kernel needs to evict a page from memory and there is no space available in physical memory or other caches, it may write the contents of the page to a special area of the hard disk called swap space. The page can later be loaded back into physical memory when it is needed.</text:p>
      <text:p text:style-name="P2"/>
      <text:p text:style-name="P2"><text:span text:style-name="T1">6. Memory protection:</text:span> The Linux kernel uses page tables to enforce memory protection. Each page table entry contains flags that control access to the corresponding physical memory page. For example, a page table entry might specify that a page is read-only, or that it can only be accessed by a specific process.</text:p>
      <text:p text:style-name="P2"/>
      <text:p text:style-name="P2"><text:span text:style-name="T1">7. Huge Pages:</text:span> In addition to normal 4KB pages, Linux also supports huge pages that are much larger in size (typically 2MB or 1GB). Huge pages can be used to reduce overhead in certain types of applications, such as database systems.</text:p>
      <text:p text:style-name="P2"/>
      <text:p text:style-name="P2">Overall, memory paging is a crucial component of the Linux kernel's virtual memory system, enabling efficient use of physical memory and providing robust memory protection for processes.</text:p>
      <text:p text:style-name="P2"/>
      <text:h text:style-name="P174" text:outline-level="3"><text:bookmark-start text:name="__RefHeading___Toc9919_2602629756"/><text:span text:style-name="T86">3.2.</text:span>1. Page Size<text:bookmark-end text:name="__RefHeading___Toc9919_2602629756"/></text:h>
      <text:p text:style-name="P2"/>
      <text:p text:style-name="P2">The page size in the Linux kernel refers to the fixed-size units into which virtual memory is divided. The most common page size in Linux is 4KB (4096 bytes), which means that the virtual address space of each process is divided into pages of 4KB in size. However, it is possible to configure the kernel to use a different page size, such as 2MB or 1GB, depending on the system's requirements.</text:p>
      <text:p text:style-name="P2"/>
      <text:p text:style-name="P2">The page size is determined by the hardware architecture of the system. For example, x86 processors commonly use a 4KB page size, while some ARM processors can support page sizes of 4KB, 16KB, or 64KB. The page size is also limited by the size of the Translation Lookaside Buffer (TLB) in the CPU's Memory Management Unit (MMU), which is used to cache frequently used page table entries.</text:p>
      <text:p text:style-name="P2"/>
      <text:p text:style-name="P2">The choice of page size can have an impact on the performance and efficiency of the system. A larger page size can reduce the overhead of the page table and TLB lookups, but can also lead to more wasted memory due to internal fragmentation. A smaller page size can reduce internal fragmentation, but can also increase the overhead of page table and TLB lookups.</text:p>
      <text:p text:style-name="P2"/>
      <text:p text:style-name="P2">In general, the default page size of 4KB is a good balance between performance and memory efficiency for most systems. However, in some cases, it may be beneficial to use a different page size to optimize performance for specific workloads or applications.</text:p>
      <text:p text:style-name="P2"/>
      <text:p text:style-name="P30"/>
      <text:h text:style-name="P174" text:outline-level="3"><text:bookmark-start text:name="__RefHeading___Toc9921_2602629756"/><text:span text:style-name="T86">3.2.</text:span>2. Page Tables<text:bookmark-end text:name="__RefHeading___Toc9921_2602629756"/></text:h>
      <text:p text:style-name="P2"/>
      <text:p text:style-name="P2">In the Linux kernel, page tables are a hierarchical data structure used to manage the mapping between virtual addresses used by a process and physical addresses in the system's RAM.</text:p>
      <text:p text:style-name="P2"/>
      <text:p text:style-name="P2">Each process in Linux has its own page table, which is used to map the virtual address space of the process to physical pages in the system's RAM. The page table is divided into multiple levels, with each level containing a set of page table entries (PTEs). The number of levels in the page table and the number of PTEs at each level depend on the size of the virtual address space and the page size used by the system.</text:p>
      <text:p text:style-name="P2"/>
      <text:p text:style-name="P2">When a process accesses a virtual address, the CPU's Memory Management Unit (MMU) uses the page table to translate the virtual address to a physical address in the system's RAM. The MMU does this by performing a series of lookups in the page table, starting with the most significant bits of the virtual address and continuing down through the levels of the page table until it finds the appropriate PTE. The PTE contains the physical address corresponding to the virtual address, as well as information about the access permissions and status of the page.</text:p>
      <text:p text:style-name="P2"/>
      <text:p text:style-name="P2">The Linux kernel uses demand paging to allocate physical pages to virtual pages as they are accessed by a process. When a process accesses a virtual page that is not currently mapped to a physical page, the MMU generates a page fault, which triggers the kernel to allocate a physical page and update the appropriate PTE in the page table to map the virtual page to the physical page. This allows the kernel to efficiently manage the allocation of physical pages and prevent memory fragmentation.</text:p>
      <text:p text:style-name="P2"/>
      <text:p text:style-name="P2">In addition to managing the mapping between virtual and physical pages, the page table also provides memory protection by controlling the access permissions of each page. The kernel uses the access permissions specified in the PTE to prevent a process from accessing memory that it does not have permission to access.</text:p>
      <text:p text:style-name="P2"/>
      <text:p text:style-name="P2">Overall, page tables are an essential component of the Linux kernel's virtual memory system, providing the necessary mapping and protection mechanisms to manage the allocation of physical pages to virtual pages used by processes.</text:p>
      <text:p text:style-name="P2"/>
      <text:p text:style-name="P30"/>
      <text:h text:style-name="P174" text:outline-level="3"><text:bookmark-start text:name="__RefHeading___Toc9923_2602629756"/><text:span text:style-name="T86">3.2.</text:span>3. Demand Paging<text:bookmark-end text:name="__RefHeading___Toc9923_2602629756"/></text:h>
      <text:p text:style-name="P2"/>
      <text:p text:style-name="P2">Demand paging is a memory management technique used by the Linux kernel to efficiently allocate physical memory pages to virtual memory pages when they are accessed by a process. The basic idea behind demand paging is to delay the allocation of physical pages until they are actually needed by a process, rather than pre-allocating all physical pages upfront.</text:p>
      <text:p text:style-name="P2"/>
      <text:p text:style-name="P2">When a process requests a virtual page that is not currently mapped to a physical page, the CPU generates a page fault, which triggers the Linux kernel to allocate a physical page and map it to the virtual page. This approach allows the kernel to avoid wasting memory by only allocating physical pages to virtual pages that are actually being used.</text:p>
      <text:p text:style-name="P2"/>
      <text:p text:style-name="P2">Demand paging has several advantages over pre-allocating all physical pages upfront. First, it reduces the amount of physical memory required to run a process, as only the pages that are actually being used need to be allocated. Second, it reduces the startup time of a process, as the kernel does not need to pre-allocate all physical pages before starting the process. Finally, it allows the kernel to more efficiently use physical memory by swapping out pages that are not currently being used to disk, freeing up memory for pages that are needed.</text:p>
      <text:p text:style-name="P2"/>
      <text:p text:style-name="P2">However, demand paging also has some potential drawbacks. For example, it can lead to increased disk I/O and slower performance if a process repeatedly accesses pages that are not currently mapped to physical pages, causing the kernel to repeatedly allocate and free physical pages. It can also lead to increased fragmentation of physical memory if the kernel needs to allocate non-contiguous physical pages to satisfy demand from a process.</text:p>
      <text:p text:style-name="P2"/>
      <text:p text:style-name="P2">Overall, demand paging is a critical component of the Linux kernel's memory management system, allowing it to efficiently manage the allocation of physical memory to virtual memory pages while minimizing memory usage and maximizing performance.</text:p>
      <text:p text:style-name="P2"/>
      <text:p text:style-name="P30"/>
      <text:h text:style-name="P174" text:outline-level="3"><text:bookmark-start text:name="__RefHeading___Toc9925_2602629756"/><text:span text:style-name="T86">3.2.</text:span>4. Page Replacement<text:bookmark-end text:name="__RefHeading___Toc9925_2602629756"/></text:h>
      <text:p text:style-name="P2"/>
      <text:p text:style-name="P2">Page replacement is a critical component of the Linux kernel's virtual memory system. When the kernel needs to allocate a physical page to a virtual page and there are no free physical pages available, it must choose a page to remove from physical memory in order to make room for the new page. This process is known as page replacement.</text:p>
      <text:p text:style-name="P2"/>
      <text:p text:style-name="P2">The Linux kernel uses a variety of algorithms to choose which page to replace. Some of the most common page replacement algorithms used by the kernel include:</text:p>
      <text:p text:style-name="P2"/>
      <text:p text:style-name="P2"><text:span text:style-name="T1">1. First-In, First-Out (FIFO):</text:span> The kernel replaces the oldest page in physical memory.</text:p>
      <text:p text:style-name="P2"/>
      <text:p text:style-name="P2"><text:span text:style-name="T1">2. Least Recently Used (LRU):</text:span> The kernel replaces the page that has not been accessed for the longest period of time.</text:p>
      <text:p text:style-name="P2"/>
      <text:p text:style-name="P2"><text:span text:style-name="T1">3. Clock </text:span><text:span text:style-name="T7">A</text:span><text:span text:style-name="T1">lgorithm:</text:span> This is a variation of the FIFO algorithm that keeps track of a "hand" that moves around a circular buffer of physical pages. When a page needs to be replaced, the hand is moved forward until it reaches a page that has not been recently accessed, which is then replaced.</text:p>
      <text:p text:style-name="P2"/>
      <text:p text:style-name="P2"><text:span text:style-name="T1">4. Random:</text:span> The kernel chooses a random page to replace.</text:p>
      <text:p text:style-name="P2"/>
      <text:p text:style-name="P2">The choice of page replacement algorithm can have a significant impact on the performance of a system. For example, the LRU algorithm tends to perform well in systems with a high degree of locality, where recently accessed pages are likely to be accessed again in the near future. The FIFO algorithm tends to perform well in systems with long-running processes, where older pages are more likely to be unused.</text:p>
      <text:p text:style-name="P2"/>
      <text:p text:style-name="P2">In addition to the choice of algorithm, the Linux kernel also uses various heuristics and optimizations to improve page replacement performance. For example, the kernel may use per-process page replacement policies to prioritize certain processes or memory regions over others. The kernel may also use a variety of data structures to track page usage and prevent excessive page thrashing.</text:p>
      <text:p text:style-name="P2"/>
      <text:p text:style-name="P2">Overall, page replacement is a critical component of the Linux kernel's virtual memory system, allowing it to efficiently manage physical memory usage and prevent out-of-memory errors. The choice of page replacement algorithm and other heuristics can have a significant impact on system performance, and the kernel must carefully balance competing priorities to achieve optimal performance.</text:p>
      <text:p text:style-name="P2"/>
      <text:p text:style-name="P30"/>
      <text:h text:style-name="P174" text:outline-level="3"><text:bookmark-start text:name="__RefHeading___Toc9927_2602629756"/><text:span text:style-name="T86">3.2.</text:span>5. <text:span text:style-name="T87">Page </text:span>Swapping<text:bookmark-end text:name="__RefHeading___Toc9927_2602629756"/></text:h>
      <text:p text:style-name="P2"/>
      <text:p text:style-name="P2">Page swapping is the process by which the Linux kernel moves inactive pages of memory from physical memory to a special area on disk known as swap space. This allows the kernel to free up physical memory for use by other processes, while still retaining the inactive pages on disk so they can be quickly accessed if needed in the future.</text:p>
      <text:p text:style-name="P2"/>
      <text:p text:style-name="P2">The Linux kernel uses a variety of heuristics to determine when to swap out pages to disk. For example, if a process has not accessed a page for a certain period of time, the kernel may decide to swap out that page to disk. Similarly, if the kernel is running low on physical memory, it may decide to swap out inactive pages to make more room.</text:p>
      <text:p text:style-name="P2"/>
      <text:p text:style-name="P2">When a page is swapped out to disk, the kernel updates the page table for the affected process to indicate that the page is no longer in physical memory, but is instead in swap space on disk. When the process next attempts to access the swapped-out page, the kernel generates a page fault, which triggers the kernel to read the page back into physical memory from disk.</text:p>
      <text:p text:style-name="P2"/>
      <text:p text:style-name="P2">Swapping pages to disk can have a significant impact on system performance, as disk I/O is typically much slower than accessing physical memory. For this reason, the kernel tries to minimize the amount of swapping that occurs, and uses a variety of optimizations and heuristics to improve performance. For example, the kernel may try to swap out entire memory regions rather than individual pages, or may use a special "swappiness" parameter to control the degree to which inactive pages are swapped out.</text:p>
      <text:p text:style-name="P2"/>
      <text:p text:style-name="P2">Overall, page swapping is a critical component of the Linux kernel's virtual memory system, allowing it to efficiently manage physical memory usage and prevent out-of-memory errors. However, excessive swapping can lead to performance degradation, and the kernel must carefully balance the use of physical memory and swap space to achieve optimal performance.</text:p>
      <text:p text:style-name="P2"/>
      <text:h text:style-name="P174" text:outline-level="3"><text:bookmark-start text:name="__RefHeading___Toc9929_2602629756"/><text:span text:style-name="T86">3.2.</text:span>6. Memory <text:span text:style-name="T87">P</text:span>rotection<text:bookmark-end text:name="__RefHeading___Toc9929_2602629756"/></text:h>
      <text:p text:style-name="P2"/>
      <text:p text:style-name="P2">Memory protection is a key aspect of the Linux kernel's virtual memory system, which helps prevent unauthorized access to memory regions and protect the integrity of the system.</text:p>
      <text:p text:style-name="P2"/>
      <text:p text:style-name="P2">In the Linux kernel, memory protection by paging is implemented using a combination of hardware mechanisms and software controls. One of the key hardware mechanisms used is the Memory Management Unit (MMU), which is responsible for translating virtual memory addresses used by a process into physical memory addresses used by the hardware.</text:p>
      <text:p text:style-name="P2"/>
      <text:p text:style-name="P2">The MMU is configured to enforce memory protection by dividing the virtual address space into fixed-size pages, typically 4 KB in size. Each page is associated with a set of access permissions that determine whether the page can be read, written to, or executed by a given process. The permissions are controlled by the kernel and can be changed dynamically at runtime, depending on the needs of the system and the processes running on it.</text:p>
      <text:p text:style-name="P2"/>
      <text:p text:style-name="P2">When a process attempts to access a page of memory, the MMU checks the access permissions associated with that page and generates a page fault if the requested access is not allowed. The kernel then handles the page fault, either by granting the requested access if it is allowed, or by terminating the process if the access is not allowed.</text:p>
      <text:p text:style-name="P2"/>
      <text:p text:style-name="P2">The Linux kernel also uses a variety of other software controls to enforce memory protection, such as address space layout randomization (ASLR), which helps prevent buffer overflow attacks by randomly arranging the layout of memory regions at runtime. The kernel also uses various security modules, such as SELinux and AppArmor, to provide additional access controls and prevent unauthorized access to sensitive system resources.</text:p>
      <text:p text:style-name="P2"/>
      <text:p text:style-name="P2">Overall, memory protection by paging is a critical component of the Linux kernel's virtual memory system, helping to ensure the security and integrity of the system by preventing unauthorized access to memory regions and enforcing access controls on a per-process basis. The kernel uses a combination of hardware mechanisms and software controls to achieve this goal, and must carefully balance the competing demands of performance, security, and flexibility to provide optimal protection for the system.</text:p>
      <text:h text:style-name="P174" text:outline-level="3"><text:bookmark-start text:name="__RefHeading___Toc9931_2602629756"/><text:span text:style-name="T86">3.2.</text:span>7. Huge Pages<text:bookmark-end text:name="__RefHeading___Toc9931_2602629756"/></text:h>
      <text:p text:style-name="P30"/>
      <text:p text:style-name="P30">Linux kernel huge pages refer to a mechanism that allows the kernel to allocate and manage large, contiguous regions of memory in the virtual memory system. Instead of using the standard page size of 4 KB, huge pages use a larger page size, typically 2 MB or 1 GB.</text:p>
      <text:p text:style-name="P30"/>
      <text:p text:style-name="P30">The main benefit of using huge pages is improved performance, particularly in applications that require large amounts of memory, such as databases and scientific computing applications. By reducing the number of page table entries required to manage a given amount of memory, huge pages can improve the efficiency of the virtual memory system, reducing the overhead associated with page table lookups and TLB misses.</text:p>
      <text:p text:style-name="P30"/>
      <text:p text:style-name="P30">To use huge pages, the Linux kernel provides a separate page allocator for huge pages, which is used in conjunction with the standard page allocator. Applications can request huge pages using the mmap() system call, which allows them to specify the size and location of the requested memory region.</text:p>
      <text:p text:style-name="P30"/>
      <text:p text:style-name="P30">The Linux kernel also provides support for transparent huge pages (THP), which allows the kernel to automatically use huge pages for certain memory regions without requiring changes to the application code. With THP enabled, the kernel can identify and merge adjacent 4 KB pages into 2 MB or 1 GB huge pages, reducing the number of page table entries required and improving performance.</text:p>
      <text:p text:style-name="P30"/>
      <text:p text:style-name="P30">However, there are some drawbacks to using huge pages. One is that they can consume more memory than standard pages, since each huge page is larger than a standard page. This can lead to increased memory fragmentation and reduced overall system performance. Additionally, some applications may not be compatible with huge pages, or may require specific tuning to take advantage of them.</text:p>
      <text:p text:style-name="P30"/>
      <text:p text:style-name="P30">Overall, Linux kernel huge pages provide a useful mechanism for improving the performance of memory-intensive applications, but they must be used carefully and with an understanding of their potential trade-offs. The Linux kernel provides a range of tools and options for configuring and managing huge pages, allowing administrators to optimize their use based on the specific needs of the system and the applications running on it.</text:p>
      <text:h text:style-name="P170" text:outline-level="2"><text:bookmark-start text:name="__RefHeading___Toc171847_3177406469"/>3.3. Swapping<text:bookmark-end text:name="__RefHeading___Toc171847_3177406469"/></text:h>
      <text:p text:style-name="P2"/>
      <text:p text:style-name="P2">In Linux, memory swapping is a technique used by the kernel to free up physical memory when the demand for memory exceeds the available physical memory. Swapping allows the kernel to move entire processes or parts of processes from physical memory to a special area of the hard disk called swap space. Here are some details about how memory swapping works in the Linux kernel:</text:p>
      <text:p text:style-name="P2"/>
      <text:p text:style-name="P2"><text:span text:style-name="T1">1. Swap Space:</text:span> In Linux, swap space is a reserved area of the hard disk that is used for storing the contents of memory pages that are not currently in use. Swap space can be a dedicated partition on a hard drive or a swap file.</text:p>
      <text:p text:style-name="P2"/>
      <text:p text:style-name="P2"><text:span text:style-name="T1">2. Swapping Policy:</text:span> The Linux kernel uses a swapping policy that takes into account several factors when deciding which pages to swap out to swap space. These factors include the age of the page (how long it has been since the page was last accessed), the frequency of use of the page, and the priority of the process that owns the page.</text:p>
      <text:p text:style-name="P2"/>
      <text:p text:style-name="P2"><text:span text:style-name="T1">3. Swapping Algorithm:</text:span> The Linux kernel uses a variety of algorithms to determine which pages should be swapped out to swap space. These algorithms include the least-recently-used (LRU) algorithm, which swaps out the least recently used pages first, and the clock algorithm, which keeps track of the age of each page and swaps out the oldest pages first.</text:p>
      <text:p text:style-name="P2"/>
      <text:p text:style-name="P2"><text:span text:style-name="T1">4. Swapping Frequency:</text:span> The Linux kernel only swaps out pages when there is a need for more physical memory. The frequency of swapping is determined by the amount of physical memory available and the amount of memory demand from the running processes.</text:p>
      <text:p text:style-name="P2"/>
      <text:p text:style-name="P2"><text:span text:style-name="T1">5. Swapping Performance:</text:span> Swapping can have a significant impact on system performance, especially when there is a lot of swapping activity. The time it takes to read from and write to swap space is much slower than the time it takes to access physical memory. Therefore, excessive swapping can lead to slower system performance.</text:p>
      <text:p text:style-name="P2"/>
      <text:p text:style-name="P2"><text:span text:style-name="T1">6. Swappiness:</text:span> The Linux kernel provides a parameter called "swappiness" that controls the balance between using physical memory and swap space. The swappiness value can be adjusted to increase or decrease the likelihood of swapping, depending on the specific needs of the system.</text:p>
      <text:p text:style-name="P2"/>
      <text:p text:style-name="P2">Overall, swapping is a crucial component of the Linux kernel's memory management system, allowing the kernel to use physical memory more efficiently and effectively. However, excessive swapping can lead to performance issues, so it is important to monitor swap usage carefully and adjust the swappiness value as needed to optimize system performance.</text:p>
      <text:p text:style-name="P2"/>
      <text:h text:style-name="P174" text:outline-level="3"><text:bookmark-start text:name="__RefHeading___Toc9933_2602629756"/><text:span text:style-name="T88">3.3.</text:span>1. Swap Space<text:bookmark-end text:name="__RefHeading___Toc9933_2602629756"/></text:h>
      <text:p text:style-name="P2"/>
      <text:p text:style-name="P2">Linux swap space is a mechanism that allows the kernel to use disk space as an extension of physical memory, providing additional memory resources for running processes. When the system runs out of physical memory, the kernel can move some of the least frequently accessed memory pages from physical memory to the swap space on disk, freeing up physical memory for other processes.</text:p>
      <text:p text:style-name="P2"/>
      <text:p text:style-name="P2">The swap space is typically implemented as a dedicated partition or file on the hard disk, and is managed by the kernel's swap subsystem. The size of the swap space can be configured during installation or modified later as needed, depending on the available disk space and the memory requirements of the system.</text:p>
      <text:p text:style-name="P2"/>
      <text:p text:style-name="P2">In Linux, the swap space is managed by the kernel's swapper process, which periodically scans the memory for pages that are not being actively used and moves them to the swap space. When a process needs to access a page that has been moved to the swap space, the kernel retrieves it from the disk and places it back into physical memory.</text:p>
      <text:p text:style-name="P2"/>
      <text:p text:style-name="P2">While swap space provides additional memory resources for the system, it can also have a negative impact on performance. Accessing the swap space on disk is much slower than accessing physical memory, which can result in increased response times and reduced system performance. Additionally, excessive swapping can lead to increased disk I/O activity and can wear out the disk faster, reducing its lifespan.</text:p>
      <text:p text:style-name="P2"/>
      <text:p text:style-name="P2">To optimize the use of swap space, it is important to carefully monitor the memory usage of the system and tune the swap settings as needed. This can involve adjusting the size of the swap space, modifying the swappiness setting to control how aggressively the kernel moves pages to and from the swap space, and optimizing the disk I/O subsystem to minimize the impact of swapping on system performance.</text:p>
      <text:p text:style-name="P2"/>
      <text:p text:style-name="P2">Overall, swap space is a useful mechanism for extending the memory resources of a Linux system, but it must be used carefully and with an understanding of its potential performance implications. By monitoring memory usage and tuning the swap settings as needed, administrators can optimize the use of swap space and ensure optimal system performance.</text:p>
      <text:p text:style-name="P2"/>
      <text:h text:style-name="P174" text:outline-level="3"><text:bookmark-start text:name="__RefHeading___Toc9935_2602629756"/><text:span text:style-name="T88">3.3.</text:span>2. Swapping Policy<text:bookmark-end text:name="__RefHeading___Toc9935_2602629756"/></text:h>
      <text:p text:style-name="P2"/>
      <text:p text:style-name="P2">Linux kernel swapping policy refers to the set of rules and algorithms used by the kernel to determine which pages should be swapped out to the disk when the system runs out of physical memory. The swapping policy is an important part of the virtual memory system, as it determines which pages are evicted from physical memory and how often, which can have a significant impact on system performance.</text:p>
      <text:p text:style-name="P2"/>
      <text:p text:style-name="P2">The Linux kernel uses a page replacement algorithm known as the Least Recently Used (LRU) algorithm to determine which pages should be swapped out to the disk. The LRU algorithm works by maintaining a list of all the pages in physical memory, with the most recently used pages at the front of the list and the least recently used pages at the back. When the system runs out of physical memory and needs to swap out a page, the kernel selects the page at the back of the list (i.e. the least recently used page) to be swapped out.</text:p>
      <text:p text:style-name="P2"/>
      <text:p text:style-name="P2">In addition to the LRU algorithm, the Linux kernel also includes a number of other page replacement policies that can be used to optimize the swapping behavior for different types of workloads. For example, the kernel includes an adaptive replacement cache (ARC) policy, which is designed to work well with large memory workloads and can dynamically adjust the balance between LRU and most recently used (MRU) pages.</text:p>
      <text:p text:style-name="P2"/>
      <text:p text:style-name="P2">The Linux kernel also includes a number of tunable parameters that can be used to adjust the swapping policy to better match the needs of the system. These parameters include the swappiness setting, which controls how aggressively the kernel swaps out pages to the disk, as well as the dirty_ratio and dirty_background_ratio settings, which control how much dirty data (i.e. data that has been modified but not yet written to disk) is allowed to accumulate in physical memory before it is written to disk.</text:p>
      <text:p text:style-name="P2"/>
      <text:p text:style-name="P2">Overall, the Linux kernel's swapping policy is designed to balance the need for efficient use of physical memory with the need to minimize the impact of swapping on system performance. By carefully tuning the swapping parameters and selecting the appropriate page replacement policy, administrators can optimize the performance of the virtual memory system and ensure that the system is able to handle the memory requirements of the applications running on it.</text:p>
      <text:p text:style-name="P2"/>
      <text:h text:style-name="P174" text:outline-level="3"><text:bookmark-start text:name="__RefHeading___Toc9937_2602629756"/><text:span text:style-name="T88">3.3.</text:span>3. Swapping Algorithm<text:bookmark-end text:name="__RefHeading___Toc9937_2602629756"/></text:h>
      <text:p text:style-name="P2"/>
      <text:p text:style-name="P2">The Linux kernel uses the Least Recently Used (LRU) algorithm as the default swapping algorithm to manage the virtual memory system. The LRU algorithm works by maintaining a list of all the pages in physical memory, with the most recently used pages at the front of the list and the least recently used pages at the back. When the system runs out of physical memory and needs to swap out a page, the kernel selects the page at the back of the list (i.e. the least recently used page) to be swapped out.</text:p>
      <text:p text:style-name="P2"/>
      <text:p text:style-name="P2">The LRU algorithm is designed to minimize the number of page faults (i.e. situations where a process needs to access a page that has been swapped out to disk) by keeping the most frequently used pages in physical memory and swapping out the least frequently used pages. However, the LRU algorithm can be suboptimal in some cases, particularly in workloads with a mix of random and sequential access patterns.</text:p>
      <text:p text:style-name="P2"/>
      <text:p text:style-name="P2">To address this, the Linux kernel includes a number of alternative page replacement algorithms that can be used to optimize the swapping behavior for different types of workloads. For example, the kernel includes an adaptive replacement cache (ARC) policy, which is designed to work well with large memory workloads and can dynamically adjust the balance between LRU and most recently used (MRU) pages.</text:p>
      <text:p text:style-name="P2"/>
      <text:p text:style-name="P2">In addition to the page replacement algorithm itself, the Linux kernel includes a number of other mechanisms to optimize the swapping behavior and minimize the impact on system performance. For example, the kernel uses a technique called page clustering to group together contiguous pages that are likely to be accessed together, which can reduce the overhead of swapping in and out multiple individual pages. The kernel also includes a number of tunable parameters that can be used to adjust the swapping behavior, such as the swappiness setting, which controls how aggressively the kernel swaps out pages to the disk.</text:p>
      <text:p text:style-name="P2"/>
      <text:p text:style-name="P2">Overall, the Linux kernel's swapping algorithm is designed to balance the need for efficient use of physical memory with the need to minimize the impact of swapping on system performance. By carefully tuning the swapping parameters and selecting the appropriate page replacement policy, administrators can optimize the performance of the virtual memory system and ensure that the system is able to handle the memory requirements of the applications running on it.</text:p>
      <text:p text:style-name="P2"/>
      <text:p text:style-name="P31"/>
      <text:h text:style-name="P174" text:outline-level="3"><text:bookmark-start text:name="__RefHeading___Toc9939_2602629756"/><text:span text:style-name="T88">3.3.</text:span>4. Swapping Frequency<text:bookmark-end text:name="__RefHeading___Toc9939_2602629756"/></text:h>
      <text:p text:style-name="P2"/>
      <text:p text:style-name="P2">The frequency at which the Linux kernel swaps pages in and out of physical memory depends on a number of factors, including the amount of physical memory available, the memory demands of running applications, and the system's swappiness setting.</text:p>
      <text:p text:style-name="P2"/>
      <text:p text:style-name="P2">The swappiness setting is a kernel parameter that controls how aggressively the kernel swaps out pages to the disk. The swappiness setting ranges from 0 to 100, with higher values indicating a more aggressive swapping behavior. When the swappiness is set to 0, the kernel will only swap pages out of memory when it runs out of free pages. When the swappiness is set to 100, the kernel will try to swap out as many pages as possible to maximize the amount of free memory available.</text:p>
      <text:p text:style-name="P2"/>
      <text:p text:style-name="P2">In general, the Linux kernel tries to minimize the frequency of swapping as much as possible, since swapping can have a significant impact on system performance. When the kernel does need to swap out pages, it will typically try to select pages that are not actively being used by running applications, or that have been least recently used. This helps to ensure that the most frequently accessed pages remain in physical memory and minimize the number of page faults (i.e. situations where a process needs to access a page that has been swapped out to disk).</text:p>
      <text:p text:style-name="P2"/>
      <text:p text:style-name="P2">However, there are situations where swapping is unavoidable, such as when the system runs out of physical memory or when a process has a large memory footprint. In these cases, the Linux kernel will begin to swap pages out to disk in order to free up physical memory for other processes. The kernel will continue to swap pages in and out of memory as needed to balance the demands of running applications with the available physical memory.</text:p>
      <text:p text:style-name="P2"/>
      <text:p text:style-name="P31"/>
      <text:h text:style-name="P174" text:outline-level="3"><text:bookmark-start text:name="__RefHeading___Toc9941_2602629756"/><text:span text:style-name="T88">3.3.</text:span>5. Swapping Performance<text:bookmark-end text:name="__RefHeading___Toc9941_2602629756"/></text:h>
      <text:p text:style-name="P2"/>
      <text:p text:style-name="P2">The performance impact of swapping in the Linux kernel depends on a number of factors, including the size of the swap space, the speed of the disk or disks used for swap, the swappiness setting, and the workload running on the system.</text:p>
      <text:p text:style-name="P2"/>
      <text:p text:style-name="P2">In general, swapping can have a significant impact on system performance, since it involves moving data between physical memory and disk, which is much slower than accessing data in memory. When the kernel needs to swap out a page to disk, it must first write the contents of the page to the swap space, which can take a non-negligible amount of time. Similarly, when the kernel needs to swap a page back into memory, it must read the contents of the page from disk into physical memory, which can also take a significant amount of time.</text:p>
      <text:p text:style-name="P2"/>
      <text:p text:style-name="P2">The performance impact of swapping can be mitigated by optimizing the swap space configuration and the swappiness setting. For example, using a fast disk or SSD for swap can help to reduce the time it takes to swap pages in and out of memory. Similarly, setting the swappiness to a lower value can help to reduce the frequency of swapping and minimize the impact on system performance.</text:p>
      <text:p text:style-name="P2"/>
      <text:p text:style-name="P2">It's worth noting that in some cases, swapping can actually improve system performance by freeing up physical memory for use by other processes. For example, if a process is not actively using a large amount of memory, swapping out some of its pages to disk can allow other processes to use that memory instead, potentially improving overall system performance.</text:p>
      <text:p text:style-name="P2"/>
      <text:p text:style-name="P2">In summary, while swapping can have a significant impact on system performance, it is a necessary component of the Linux kernel's memory management system. By carefully configuring the swap space and swappiness setting, and by monitoring system performance to identify any performance bottlenecks, administrators can optimize the performance of the swapping subsystem and ensure that the system is able to handle the memory requirements of running applications.</text:p>
      <text:p text:style-name="P2"/>
      <text:p text:style-name="P31"/>
      <text:h text:style-name="P174" text:outline-level="3"><text:bookmark-start text:name="__RefHeading___Toc9943_2602629756"/><text:span text:style-name="T88">3.3.</text:span>6. Swappiness<text:bookmark-end text:name="__RefHeading___Toc9943_2602629756"/></text:h>
      <text:p text:style-name="P31"/>
      <text:p text:style-name="P31">Swappiness is a Linux kernel parameter that controls the balance between using physical memory and swap space. It determines how aggressively the kernel should swap out pages from physical memory to the swap space on disk.</text:p>
      <text:p text:style-name="P31"/>
      <text:p text:style-name="P31">The swappiness value is a number between 0 and 100, where 0 means that the kernel will try to avoid swapping as much as possible, and 100 means that the kernel will aggressively swap out pages from memory to the disk. By default, most Linux distributions set the swappiness value to 60.</text:p>
      <text:p text:style-name="P31"/>
      <text:p text:style-name="P31">When the swappiness is set to a higher value, the kernel will be more likely to use the swap space to free up physical memory, even when there is still plenty of free memory available. This can help to ensure that the system always has enough free memory to handle the memory demands of running applications.</text:p>
      <text:p text:style-name="P31"/>
      <text:p text:style-name="P31">On the other hand, setting the swappiness to a lower value can help to reduce the amount of swapping the kernel does, which can improve overall system performance. This is because swapping involves moving data between physical memory and the disk, which is much slower than accessing data in memory.</text:p>
      <text:p text:style-name="P31"/>
      <text:p text:style-name="P31">The optimal swappiness value depends on the specific workload and system configuration. In general, it's a good idea to start with the default value and monitor system performance to see if adjusting the swappiness value would be beneficial. If the system is experiencing performance issues due to excessive swapping, decreasing the swappiness value may help. Conversely, if the system is experiencing memory pressure and running out of physical memory, increasing the swappiness value may be necessary to ensure that the system has enough free memory to handle the workload.</text:p>
      <text:h text:style-name="P170" text:outline-level="2"><text:bookmark-start text:name="__RefHeading___Toc171849_3177406469"/>3.4. Memory <text:span text:style-name="T90">A</text:span>llocation<text:bookmark-end text:name="__RefHeading___Toc171849_3177406469"/></text:h>
      <text:p text:style-name="P2"/>
      <text:p text:style-name="P2">In the Linux kernel, memory allocation is a critical component of the virtual memory system that allows processes to access memory efficiently. Here are some details about how memory allocation works in the Linux kernel:</text:p>
      <text:p text:style-name="P2"/>
      <text:p text:style-name="P2"><text:span text:style-name="T1">1. Kernel Memory Zones:</text:span> The Linux kernel divides memory into several different zones, each of which is used for a different type of memory allocation. For example, the kernel may have separate zones for the page cache, kernel data structures, and user-space allocations.</text:p>
      <text:p text:style-name="P2"/>
      <text:p text:style-name="P2"><text:span text:style-name="T1">2. Buddy System Allocator: </text:span>The Linux kernel uses a buddy system allocator to manage the allocation of physical memory pages. The buddy system allocator works by dividing memory into fixed-size blocks and grouping together blocks of the same size into "buddies". When a request for memory is made, the allocator searches for a buddy of the appropriate size to fulfill the request. If a buddy is not available, the allocator looks for larger buddies to split into smaller blocks.</text:p>
      <text:p text:style-name="P2"/>
      <text:p text:style-name="P2"><text:span text:style-name="T1">3. Slab Allocator:</text:span> The slab allocator is a specialized memory allocator in the Linux kernel that is used for allocating small objects, such as data structures and kernel objects. The slab allocator works by creating pre-allocated pools of memory that can be quickly allocated and deallocated as needed. This reduces the overhead associated with dynamic memory allocation and improves performance.</text:p>
      <text:p text:style-name="P2"/>
      <text:p text:style-name="P32"><text:span text:style-name="T9">4. Zoned Allocator:</text:span><text:span text:style-name="T90"> </text:span>The Zoned Allocator is a memory allocation algorithm used in the Linux kernel to manage memory pages for different types of kernel objects based on their access patterns.</text:p>
      <text:p text:style-name="P2"/>
      <text:p text:style-name="P2"><text:span text:style-name="T9">5</text:span><text:span text:style-name="T1">. User-Space Memory Allocation:</text:span> In addition to kernel memory allocation, the Linux kernel also provides mechanisms for user-space processes to allocate and deallocate memory. These mechanisms include the malloc and free functions provided by the C library, as well as system calls such as mmap and munmap.</text:p>
      <text:p text:style-name="P2"/>
      <text:p text:style-name="P2">Overall, the Linux kernel provides a range of memory allocation mechanisms to efficiently manage the available memory on the system, whether it's for kernel or user space. The kernel's memory allocation mechanisms are optimized for performance and provide a balance between memory usage and memory management overhead.</text:p>
      <text:p text:style-name="P2"/>
      <text:h text:style-name="P174" text:outline-level="3"><text:bookmark-start text:name="__RefHeading___Toc9945_2602629756"/><text:span text:style-name="T89">3.4.</text:span>1. Kernel Memory Zones<text:bookmark-end text:name="__RefHeading___Toc9945_2602629756"/></text:h>
      <text:p text:style-name="P2"/>
      <text:p text:style-name="P2">In the Linux kernel memory management subsystem, memory zones are used to group physical memory into different categories based on their usage characteristics. Each zone represents a range of physical memory pages that have similar properties, such as their access patterns and the types of allocations they are used for.</text:p>
      <text:p text:style-name="P2"/>
      <text:p text:style-name="P2">There are typically four memory zones in a Linux system:</text:p>
      <text:p text:style-name="P2"/>
      <text:p text:style-name="P2"><text:span text:style-name="T1">1. DMA (Direct Memory Access) </text:span><text:span text:style-name="T8">Z</text:span><text:span text:style-name="T1">one:</text:span> This zone contains memory pages that can be accessed by devices using DMA. These pages must be physically contiguous, so they are allocated early in the system boot process and are typically located in the lower region of physical memory.</text:p>
      <text:p text:style-name="P2"/>
      <text:p text:style-name="P2"><text:span text:style-name="T1">2. Normal </text:span><text:span text:style-name="T8">Z</text:span><text:span text:style-name="T1">one:</text:span> This is the most common memory zone and contains memory pages that are used for regular user-space and kernel allocations. This zone is divided into multiple sub-zones, such as the CMA (Contiguous Memory Allocator) zone and the high memory zone.</text:p>
      <text:p text:style-name="P2"/>
      <text:p text:style-name="P2"><text:span text:style-name="T1">3. High </text:span><text:span text:style-name="T8">M</text:span><text:span text:style-name="T1">emory </text:span><text:span text:style-name="T8">Z</text:span><text:span text:style-name="T1">one:</text:span> This zone contains memory pages that are not directly accessible by the kernel and must be accessed using special kernel functions. These pages are typically used for file system caching and other types of memory that can be swapped out to disk.</text:p>
      <text:p text:style-name="P2"/>
      <text:p text:style-name="P2"><text:span text:style-name="T1">4. Movable </text:span><text:span text:style-name="T8">Z</text:span><text:span text:style-name="T1">one:</text:span> This zone contains memory pages that can be moved to a different physical address by the kernel, allowing for more efficient memory management and defragmentation.</text:p>
      <text:p text:style-name="P2"/>
      <text:p text:style-name="P2">Each memory zone has its own set of characteristics and usage patterns, and the kernel uses this information to optimize its memory management operations. For example, the kernel may prioritize allocating memory from the DMA zone for device drivers, since these pages need to be physically contiguous. Similarly, the kernel may use the high memory zone for file system caching, since these pages can be swapped out to disk without affecting system stability.</text:p>
      <text:p text:style-name="P2"/>
      <text:p text:style-name="P2">Overall, memory zones are an important component of the Linux kernel memory management subsystem, allowing the kernel to efficiently manage physical memory and provide optimal performance for a wide range of workloads.</text:p>
      <text:p text:style-name="P2"/>
      <text:h text:style-name="P174" text:outline-level="3"><text:bookmark-start text:name="__RefHeading___Toc9947_2602629756"/><text:span text:style-name="T90">3.4.</text:span>2. Buddy System Allocator<text:bookmark-end text:name="__RefHeading___Toc9947_2602629756"/></text:h>
      <text:p text:style-name="P2"/>
      <text:p text:style-name="P2">The Buddy System Allocator is a memory allocation algorithm used in the Linux kernel to manage memory pages. It works by dividing physical memory into contiguous blocks of increasing size, called "buddies", and maintains a free list of these blocks.</text:p>
      <text:p text:style-name="P2"/>
      <text:p text:style-name="P2">When an allocation request is made, the allocator searches the free list for a block that is at least as large as the requested size. If a block of exactly the requested size is not available, the allocator will search for the nearest larger block and split it in two halves, marking each half as a separate "buddy". One of the buddies is allocated to satisfy the request, and the other is added to the free list.</text:p>
      <text:p text:style-name="P2"/>
      <text:p text:style-name="P2">When a block is freed, the allocator checks whether its buddy is also free. If so, the two buddies are merged back into a larger block and added to the free list. This process continues recursively until no further merges are possible.</text:p>
      <text:p text:style-name="P2"/>
      <text:p text:style-name="P2">The Buddy System Allocator is efficient for allocating and deallocating contiguous blocks of memory of various sizes, and it avoids fragmentation of physical memory. However, it has some drawbacks, such as internal fragmentation, where allocated blocks may be larger than the requested size, wasting some memory.</text:p>
      <text:p text:style-name="P2"/>
      <text:p text:style-name="P2">In Linux, the Buddy System Allocator is used for managing memory pages in the kernel's main memory pool. It is used to allocate and deallocate pages of various sizes, depending on the system's memory requirements. The kernel can also dynamically adjust the size of the memory pool and the page sizes used by the Buddy System Allocator, depending on the system's workload and available memory.</text:p>
      <text:p text:style-name="P2"/>
      <text:h text:style-name="P174" text:outline-level="3"><text:bookmark-start text:name="__RefHeading___Toc9949_2602629756"/><text:span text:style-name="T90">3.4.</text:span>3. Slab Allocator<text:bookmark-end text:name="__RefHeading___Toc9949_2602629756"/></text:h>
      <text:p text:style-name="P2"/>
      <text:p text:style-name="P2">The Slab Allocator is a memory allocation algorithm used in the Linux kernel to manage memory for kernel objects. It is designed to be more efficient than the general-purpose Buddy System Allocator for allocating and deallocating small fixed-size memory objects, which are common in kernel programming.</text:p>
      <text:p text:style-name="P2"/>
      <text:p text:style-name="P2">The Slab Allocator works by pre-allocating a set of contiguous memory pages for a particular type of kernel object, such as a file structure or a network socket. These pages are divided into smaller fixed-size chunks, called "slabs", that can be easily allocated and freed as needed. Each slab is further divided into individual objects, with each object consisting of a header and a payload.</text:p>
      <text:p text:style-name="P2"/>
      <text:p text:style-name="P2">When an allocation request is made, the Slab Allocator searches for a free object within the appropriate slab and returns a pointer to its payload. If no free objects are available, the allocator will allocate a new slab and add it to the cache of pre-allocated slabs.</text:p>
      <text:p text:style-name="P2"/>
      <text:p text:style-name="P2">When an object is freed, the Slab Allocator returns it to the appropriate slab and marks it as free. If an entire slab becomes free, it is returned to the cache for future use.</text:p>
      <text:p text:style-name="P2"/>
      <text:p text:style-name="P2">The Slab Allocator is efficient for managing small fixed-size objects, as it minimizes internal fragmentation and reduces the overhead of memory allocation and deallocation. It is widely used in the Linux kernel for managing a wide variety of kernel objects, such as file structures, network sockets, and device drivers.</text:p>
      <text:p text:style-name="P2"/>
      <text:p text:style-name="P2">In addition to the Slab Allocator, Linux also provides other memory allocation algorithms, such as the Buddy System Allocator and the Zoned Allocator, which are used for managing memory at different levels of granularity and for different types of kernel objects.</text:p>
      <text:p text:style-name="P2"/>
      <text:p text:style-name="P2"/>
      <text:h text:style-name="P174" text:outline-level="3"><text:bookmark-start text:name="__RefHeading___Toc9951_2602629756"/>3.4.4. Zoned Allocator<text:bookmark-end text:name="__RefHeading___Toc9951_2602629756"/></text:h>
      <text:p text:style-name="P93"/>
      <text:p text:style-name="P93">The Zoned Allocator is a memory allocation algorithm used in the Linux kernel to manage memory for devices that require different types of memory with varying characteristics. These devices typically have different access times and wear rates, and require memory with different performance and reliability characteristics.</text:p>
      <text:p text:style-name="P93"/>
      <text:p text:style-name="P93">The Zoned Allocator works by dividing physical memory into multiple zones, each with its own set of memory characteristics. For example, a Solid State Drive (SSD) may have multiple zones with different write endurance, where some zones have a lower write endurance than others.</text:p>
      <text:p text:style-name="P93"/>
      <text:p text:style-name="P93">When an allocation request is made, the Zoned Allocator searches for a free block of memory within the appropriate zone that matches the requested size and characteristics. If no free blocks are available, the allocator may look for blocks in other zones with similar characteristics or trigger garbage collection to free up memory.</text:p>
      <text:p text:style-name="P93"/>
      <text:p text:style-name="P93">When a block of memory is freed, the Zoned Allocator returns it to the appropriate zone and marks it as free. The allocator may also perform garbage collection to consolidate free blocks and reclaim unused space.</text:p>
      <text:p text:style-name="P93"/>
      <text:p text:style-name="P93">The Zoned Allocator is efficient for managing memory for devices with varying memory characteristics, such as SSDs and Non-Volatile Memory (NVM) devices. It helps to optimize the use of memory by allocating memory blocks with the appropriate characteristics, and reduces wear and tear on devices by allocating memory blocks with similar write endurance.</text:p>
      <text:p text:style-name="P93"/>
      <text:p text:style-name="P93">In Linux, the Zoned Allocator is used for managing memory for devices such as SSDs and NVM devices, and is part of the kernel's memory management subsystem.</text:p>
      <text:p text:style-name="P2"/>
      <text:h text:style-name="P174" text:outline-level="3"><text:bookmark-start text:name="__RefHeading___Toc9953_2602629756"/><text:span text:style-name="T90">3.4.5</text:span>. User-Space Memory Allocation<text:bookmark-end text:name="__RefHeading___Toc9953_2602629756"/></text:h>
      <text:p text:style-name="P2"/>
      <text:p text:style-name="P2">User-space memory allocation is the process of allocating memory for user-level programs running on a Linux system. Unlike kernel memory allocation, which is managed by the Linux kernel, user-space memory allocation is managed by the application itself.</text:p>
      <text:p text:style-name="P2"/>
      <text:p text:style-name="P2">In user-space memory allocation, memory is typically allocated using system calls such as malloc() and free(). These system calls allocate and free memory dynamically at runtime, allowing the application to adjust its memory usage based on the current needs of the program.</text:p>
      <text:p text:style-name="P2"/>
      <text:p text:style-name="P2">The malloc() system call allocates a block of memory of a specified size, while the free() system call deallocates a block of memory that was previously allocated with malloc(). These system calls are typically implemented using memory management techniques such as the Buddy System Allocator or the Slab Allocator, which are also used in the Linux kernel.</text:p>
      <text:p text:style-name="P2"/>
      <text:p text:style-name="P2">In addition to malloc() and free(), Linux provides other memory allocation functions such as calloc() and realloc(), which are used for allocating and reallocating memory blocks of varying sizes.</text:p>
      <text:p text:style-name="P2"/>
      <text:p text:style-name="P2">User-space memory allocation is important for application performance, as it allows programs to allocate only the amount of memory they need at any given time, rather than requiring a fixed amount of memory for the entire execution of the program. However, it is also important for applications to manage memory efficiently and avoid memory leaks, where memory is allocated but not properly deallocated, leading to wasted memory resources and potentially causing performance issues.</text:p>
      <text:h text:style-name="P170" text:outline-level="2"><text:bookmark-start text:name="__RefHeading___Toc171853_3177406469"/>3.<text:span text:style-name="T91">5</text:span>. Memory <text:span text:style-name="T91">F</text:span>ragmentation: <text:bookmark-end text:name="__RefHeading___Toc171853_3177406469"/></text:h>
      <text:p text:style-name="P2"/>
      <text:p text:style-name="P2">In computer memory management, fragmentation is a phenomenon that arises when a system is unable to allocate enough continuous memory to satisfy a requested memory allocation because there are many small free blocks of memory scattered throughout the address space. There are two main types of memory fragmentation: external fragmentation and internal fragmentation.</text:p>
      <text:p text:style-name="P2"/>
      <text:p text:style-name="P57"><text:span text:style-name="T1">1. Ex</text:span><text:span text:style-name="T49">ter</text:span><text:span text:style-name="T1">nal </text:span><text:span text:style-name="T49">F</text:span><text:span text:style-name="T1">ragmentation:</text:span> Ex<text:span text:style-name="T114">ter</text:span>nal fragmentation occurs when there is enough total free memory to satisfy a memory allocation request, but the memory is not contiguous. This is typically caused by a series of allocations and deallocations of varying sizes, leaving small holes of free memory scattered throughout the address space. If the size of the requested memory allocation is larger than the largest contiguous free block, the allocation will fail, even though there is enough free memory to satisfy the request.</text:p>
      <text:p text:style-name="P2"/>
      <text:p text:style-name="P57"><text:span text:style-name="T49">2. </text:span><text:span text:style-name="T1">Internal </text:span><text:span text:style-name="T49">F</text:span><text:span text:style-name="T1">ragmentation:</text:span> Internal fragmentation occurs when a memory allocation is made that is larger than the amount of memory actually needed to hold the data being stored. The extra memory is wasted, and cannot be used for other allocations. This can occur when a system uses fixed-size memory allocation units, such as a fixed-size block allocator, and the requested allocation is not an exact multiple of the block size.</text:p>
      <text:p text:style-name="P2"/>
      <text:p text:style-name="P2">Memory fragmentation can have a number of negative impacts on system performance, including increased memory usage due to wasted memory, reduced system responsiveness due to increased allocation and deallocation times, and increased likelihood of memory exhaustion due to inefficient use of available memory.</text:p>
      <text:p text:style-name="P2"/>
      <text:p text:style-name="P2">Some strategies for reducing memory fragmentation include using dynamic memory allocation schemes that can allocate and deallocate variable-sized blocks of memory, using memory compaction techniques to reduce external fragmentation by rearranging the free memory blocks to create larger contiguous free blocks, and using memory pooling techniques to pre-allocate a pool of memory that can be used for fixed-size memory allocations without incurring the overhead of dynamic memory allocation and deallocation.</text:p>
      <text:p text:style-name="P2"/>
      <text:h text:style-name="P174" text:outline-level="3"><text:bookmark-start text:name="__RefHeading___Toc19627_3246040053"/><text:span text:style-name="T49">3.5.</text:span><text:span text:style-name="T1">1. Ex</text:span><text:span text:style-name="T49">ter</text:span><text:span text:style-name="T1">nal </text:span><text:span text:style-name="T49">F</text:span><text:span text:style-name="T1">ragmentation</text:span><text:bookmark-end text:name="__RefHeading___Toc19627_3246040053"/></text:h>
      <text:p text:style-name="P145"/>
      <text:p text:style-name="P118">External memory fragmentation is a type of memory fragmentation that occurs when memory is allocated and released by an application, but the memory manager is unable to re-use the free memory due to fragmentation caused by external factors outside of the application's control. This can happen when memory is allocated and released in a non-uniform pattern, leading to gaps in memory that are too small to be useful for subsequent allocations.</text:p>
      <text:p text:style-name="P118"/>
      <text:p text:style-name="P118">Some common causes of external memory fragmentation include:</text:p>
      <text:p text:style-name="P118"/>
      <text:p text:style-name="P118"><text:span text:style-name="T1">1. Memory Allocation Patterns:</text:span> When applications allocate and free memory in a non-uniform pattern, it can lead to fragmentation of the available memory. For example, if an application repeatedly allocates and frees memory in a specific size, it can lead to fragmentation of the memory pool.</text:p>
      <text:p text:style-name="P118"/>
      <text:p text:style-name="P118"><text:span text:style-name="T1">2. Concurrent Allocation and Deallocation:</text:span> If multiple threads or processes are allocating and deallocating memory concurrently, it can lead to external fragmentation. This is because the memory manager may not be able to re-use the memory freed by one thread/process due to fragmentation caused by another.</text:p>
      <text:p text:style-name="P118"/>
      <text:p text:style-name="P118"><text:span text:style-name="T1">3. System Calls:</text:span> System calls that allocate memory can also contribute to external fragmentation. For example, if an application uses mmap() to allocate memory for a file, it can lead to fragmentation of the memory pool.</text:p>
      <text:p text:style-name="P118"/>
      <text:p text:style-name="P118"><text:span text:style-name="T1">4. Dynamic Libraries:</text:span> Dynamic libraries can also contribute to external fragmentation. When a dynamic library is loaded, it can allocate memory that is not contiguous with the memory allocated by the application, leading to external fragmentation.</text:p>
      <text:p text:style-name="P118"/>
      <text:p text:style-name="P118">External memory fragmentation can lead to a number of problems, such as reduced system performance, increased memory usage, and in severe cases, memory exhaustion. To mitigate external memory fragmentation, some strategies can be adopted, such as using memory pools, pre-allocating memory, and minimizing memory fragmentation caused by system calls and dynamic libraries.</text:p>
      <text:p text:style-name="P57"/>
      <text:h text:style-name="P174" text:outline-level="3"><text:bookmark-start text:name="__RefHeading___Toc19629_3246040053"/><text:span text:style-name="T49">3.5.2. </text:span><text:span text:style-name="T1">Internal </text:span><text:span text:style-name="T49">F</text:span><text:span text:style-name="T1">ragmentation</text:span><text:bookmark-end text:name="__RefHeading___Toc19629_3246040053"/></text:h>
      <text:p text:style-name="P145"/>
      <text:p text:style-name="P118">Internal memory fragmentation occurs when a process requests for a specific amount of memory, but the memory manager provides a larger memory block that the process can use. As a result, the process ends up using only a part of the allocated memory block, leaving the remaining portion unused, resulting in internal fragmentation.</text:p>
      <text:p text:style-name="P118"/>
      <text:p text:style-name="P118">In Linux, internal memory fragmentation can occur due to the following reasons:</text:p>
      <text:p text:style-name="P118"/>
      <text:p text:style-name="P118"><text:span text:style-name="T1">1. Memory Allocation Algorithms:</text:span> The memory allocation algorithms used by the kernel can contribute to internal fragmentation. For example, the buddy memory allocation algorithm can cause internal fragmentation if the kernel allocates memory blocks that are too large for the process's needs.</text:p>
      <text:p text:style-name="P118"/>
      <text:p text:style-name="P118"><text:span text:style-name="T1">2. Memory Alignment:</text:span> Memory alignment is the process of adjusting memory addresses to align with certain boundaries. This can result in memory blocks that are larger than the requested memory, causing internal fragmentation.</text:p>
      <text:p text:style-name="P118"/>
      <text:p text:style-name="P118"><text:span text:style-name="T1">3. Overhead:</text:span> The kernel may add overhead to each memory block to keep track of its allocation and usage. This overhead can cause the memory block to be larger than the requested size, resulting in internal fragmentation.</text:p>
      <text:p text:style-name="P118"/>
      <text:p text:style-name="P118"><text:span text:style-name="T1">4. Memory Fragmentation Over Time:</text:span> As processes allocate and deallocate memory over time, the memory becomes fragmented, making it difficult for the kernel to allocate contiguous memory blocks of the requested size. This can lead to internal fragmentation.</text:p>
      <text:p text:style-name="P118"/>
      <text:p text:style-name="P118">Internal fragmentation can be minimized by using memory allocation algorithms that allocate memory blocks that are closest to the requested size, reducing the amount of unused memory. Additionally, memory alignment and overhead can be reduced to minimize internal fragmentation. Finally, periodic defragmentation of memory can help reduce internal fragmentation by consolidating free memory blocks and reducing fragmentation over time.</text:p>
      <text:p text:style-name="P145"/>
      <text:h text:style-name="P170" text:outline-level="2"><text:bookmark-start text:name="__RefHeading___Toc171855_3177406469"/>3.<text:span text:style-name="T101">6</text:span>. Example Code<text:bookmark-end text:name="__RefHeading___Toc171855_3177406469"/></text:h>
      <text:p text:style-name="Text_20_body"/>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row>
                <table:table-cell table:style-name="Table5.A1" office:value-type="string">
                  <text:p text:style-name="Preformatted_20_Text">#include &lt;linux/init.h&gt;</text:p>
                  <text:p text:style-name="Preformatted_20_Text">#include &lt;linux/module.h&gt;</text:p>
                  <text:p text:style-name="Preformatted_20_Text">#include &lt;linux/kernel.h&gt;</text:p>
                  <text:p text:style-name="Preformatted_20_Text">#include &lt;linux/slab.h&gt;</text:p>
                  <text:p text:style-name="Preformatted_20_Text"/>
                  <text:p text:style-name="Preformatted_20_Text">MODULE_LICENSE("GPL");</text:p>
                  <text:p text:style-name="Preformatted_20_Text"/>
                  <text:p text:style-name="Preformatted_20_Text">#define BUFFER_SIZE 128</text:p>
                  <text:p text:style-name="Preformatted_20_Text"/>
                  <text:p text:style-name="Preformatted_20_Text">static char *buffer;</text:p>
                  <text:p text:style-name="Preformatted_20_Text"/>
                  <text:p text:style-name="Preformatted_20_Text">static int __init mem_init(void)</text:p>
                  <text:p text:style-name="Preformatted_20_Text">{</text:p>
                  <text:p text:style-name="Preformatted_20_Text"><text:s text:c="4"/>buffer = kmalloc(BUFFER_SIZE, GFP_KERNEL);</text:p>
                  <text:p text:style-name="Preformatted_20_Text"/>
                  <text:p text:style-name="Preformatted_20_Text"><text:s text:c="4"/>if (!buffer)</text:p>
                  <text:p text:style-name="Preformatted_20_Text"><text:s text:c="8"/>return -ENOMEM;</text:p>
                  <text:p text:style-name="Preformatted_20_Text"/>
                  <text:p text:style-name="Preformatted_20_Text"><text:s text:c="4"/>strncpy(buffer, "Hello, world!", BUFFER_SIZE);</text:p>
                  <text:p text:style-name="Preformatted_20_Text"/>
                  <text:p text:style-name="Preformatted_20_Text"><text:s text:c="4"/>printk(KERN_INFO "Buffer contents: %s\n", buffer);</text:p>
                  <text:p text:style-name="Preformatted_20_Text"/>
                  <text:p text:style-name="Preformatted_20_Text"><text:s text:c="4"/>return 0;</text:p>
                  <text:p text:style-name="Preformatted_20_Text">}</text:p>
                  <text:p text:style-name="Preformatted_20_Text"/>
                  <text:p text:style-name="Preformatted_20_Text">static void __exit mem_exit(void)</text:p>
                  <text:p text:style-name="Preformatted_20_Text">{</text:p>
                  <text:p text:style-name="Preformatted_20_Text"><text:s text:c="4"/>kfree(buffer);</text:p>
                  <text:p text:style-name="Preformatted_20_Text">}</text:p>
                  <text:p text:style-name="Preformatted_20_Text"/>
                  <text:p text:style-name="Preformatted_20_Text">module_init(mem_init);</text:p>
                  <text:p text:style-name="Preformatted_20_Text">module_exit(mem_exit);</text:p>
                  <text:p text:style-name="Preformatted_20_Text"/>
                </table:table-cell>
              </table:table-row>
            </table:table>
            <text:p text:style-name="P6"/>
          </table:table-cell>
          <table:table-cell table:style-name="Table4.A1" office:value-type="string">
            <text:p text:style-name="P6"/>
          </table:table-cell>
        </table:table-row>
        <table:table-row>
          <table:table-cell table:style-name="Table4.A1" office:value-type="string">
            <text:p text:style-name="P6"/>
          </table:table-cell>
          <table:table-cell table:style-name="Table4.A1" office:value-type="string">
            <text:p text:style-name="P6"/>
          </table:table-cell>
        </table:table-row>
      </table:table>
      <text:p text:style-name="P5"/>
      <text:p text:style-name="P2">This code uses the kmalloc function to allocate memory for a buffer of size BUFFER_SIZE. The GFP_KERNEL flag specifies that the memory should be allocated from the kernel's normal pool of memory. The strncpy function is used to copy the string "Hello, world!" to the buffer. The kfree function is used to free the memory allocated for the buffer when the module is unloaded.</text:p>
      <text:p text:style-name="P2"/>
      <text:h text:style-name="P170" text:outline-level="2"><text:bookmark-start text:name="__RefHeading___Toc171857_3177406469"/>3.<text:span text:style-name="T101">7</text:span>. APIs<text:bookmark-end text:name="__RefHeading___Toc171857_3177406469"/></text:h>
      <text:p text:style-name="P2"/>
      <text:p text:style-name="P2">Here is a non-exhaustive list of some of the memory management APIs available in the Linux kernel:</text:p>
      <text:p text:style-name="P2"/>
      <text:p text:style-name="P2"><text:span text:style-name="T1">1. kmalloc():</text:span> Allocates memory from the kernel's memory pool</text:p>
      <text:p text:style-name="P2"/>
      <text:p text:style-name="P2"><text:span text:style-name="T1">2. kfree():</text:span> Frees memory allocated using kmalloc()</text:p>
      <text:p text:style-name="P2"/>
      <text:p text:style-name="P2"><text:span text:style-name="T1">3. vmalloc():</text:span> Allocates virtual memory</text:p>
      <text:p text:style-name="P2"/>
      <text:p text:style-name="P2"><text:span text:style-name="T1">4. vfree():</text:span> Frees memory allocated using vmalloc()</text:p>
      <text:p text:style-name="P2"/>
      <text:p text:style-name="P2"><text:span text:style-name="T1">5. get_free_pages():</text:span> Allocates a contiguous block of physical memory</text:p>
      <text:p text:style-name="P2"/>
      <text:p text:style-name="P2"><text:span text:style-name="T1">6. free_pages():</text:span> Frees a block of physical memory previously allocated using get_free_pages()</text:p>
      <text:p text:style-name="P2"/>
      <text:p text:style-name="P2"><text:span text:style-name="T1">7. remap_pfn_range():</text:span> Maps a range of physical memory to a virtual address space</text:p>
      <text:p text:style-name="P2"/>
      <text:p text:style-name="P2"><text:span text:style-name="T1">8. ioremap():</text:span> Maps a physical address range to a virtual address space for direct access by a device driver</text:p>
      <text:p text:style-name="P2"/>
      <text:p text:style-name="P2"><text:span text:style-name="T1">9. iounmap():</text:span> Unmaps a previously mapped range of physical memory</text:p>
      <text:p text:style-name="P2"/>
      <text:p text:style-name="P2"><text:span text:style-name="T1">10. dma_alloc_coherent():</text:span> Allocates contiguous memory that can be used for direct memory access (DMA) operations by a device driver</text:p>
      <text:p text:style-name="P2"/>
      <text:p text:style-name="P2"><text:span text:style-name="T1">11. dma_free_coherent():</text:span> Frees memory allocated using dma_alloc_coherent()</text:p>
      <text:p text:style-name="P2"/>
      <text:p text:style-name="P2"><text:span text:style-name="T1">12. vm_insert_page():</text:span> Inserts a page into a virtual address space</text:p>
      <text:p text:style-name="P2"/>
      <text:p text:style-name="P2"><text:span text:style-name="T1">13. vm_fault():</text:span> Handles page faults that occur when accessing memory that is not currently mapped into a virtual address space</text:p>
      <text:p text:style-name="P2"/>
      <text:p text:style-name="P2">These APIs provide a wide range of functionality for managing memory in the Linux kernel. Depending on the specific needs of a driver or other kernel module, different APIs may be more appropriate or efficient to use.</text:p>
      <text:p text:style-name="P2"/>
      <text:h text:style-name="P169" text:outline-level="1"><text:bookmark-start text:name="__RefHeading___Toc171859_3177406469"/>4. <text:span text:style-name="T65">D</text:span>evice <text:span text:style-name="T65">D</text:span>rivers<text:bookmark-end text:name="__RefHeading___Toc171859_3177406469"/></text:h>
      <text:p text:style-name="P2"/>
      <text:p text:style-name="P2">Device drivers are a crucial component of the Linux kernel, responsible for managing communication between the kernel and hardware devices. The Linux kernel provides a modular device driver architecture that allows the kernel to support a wide range of hardware devices. </text:p>
      <text:p text:style-name="P2"/>
      <text:p text:style-name="P2"><text:span text:style-name="T1">1. Device Detection:</text:span> In Linux, device detection and initialization is the process by which the kernel detects and configures the hardware devices on the system. This process is critical for the proper functioning of the system and ensures that all devices are correctly configured and available to the user.</text:p>
      <text:p text:style-name="P2"/>
      <text:p text:style-name="P2"><text:span text:style-name="T1">2. Device Initialization:</text:span> <text:s/></text:p>
      <text:p text:style-name="P2"/>
      <text:p text:style-name="P2"><text:span text:style-name="T1">3. Device Driver Modules:</text:span> In Linux, a device driver module is a type of software module that can be dynamically loaded and unloaded into the kernel at runtime. A device driver module is used to provide support for a particular hardware device, such as a network interface card, a sound card, or a USB device.</text:p>
      <text:p text:style-name="P2"/>
      <text:p text:style-name="P2"><text:span text:style-name="T1">4. Driver Interfaces:</text:span> In Linux, a device driver interface is the set of functions and data structures that a device driver uses to communicate with the kernel and the hardware device it controls. The device driver interface provides a standardized way for device drivers to interact with the kernel, making it easier to write and maintain device drivers.</text:p>
      <text:p text:style-name="P2"/>
      <text:p text:style-name="P2"><text:span text:style-name="T1">5. Interrupt Handling:</text:span> In Linux, interrupt handling is a critical part of device driver programming. When a device generates an interrupt, the interrupt handler in the device driver is called to handle the interrupt and initiate any required processing.</text:p>
      <text:p text:style-name="P2"/>
      <text:p text:style-name="P2"><text:span text:style-name="T1">6. Memory Management:</text:span> In Linux, device driver memory management refers to the allocation, management, and deallocation of memory resources by device drivers. Device drivers may need to allocate and free memory in order to communicate with the hardware they control.</text:p>
      <text:p text:style-name="P2"/>
      <text:p text:style-name="P2"><text:span text:style-name="T1">7. Power Management:</text:span> In Linux, power management is an important aspect of device driver development. Device drivers must be designed to work with the system's power management features, such as sleep modes, hibernation, and power throttling, to ensure that the system operates efficiently and conserves power.</text:p>
      <text:p text:style-name="P2"/>
      <text:p text:style-name="P2"><text:span text:style-name="T1">8. Hotplug Support:</text:span> In Linux, device driver hotplug support allows devices to be added or removed from a system while it is running, without the need for a system reboot. This can be useful for adding or removing hardware devices from a running system, or for diagnosing and troubleshooting hardware problems.</text:p>
      <text:p text:style-name="P2"/>
      <text:p text:style-name="P2"/>
      <text:h text:style-name="P170" text:outline-level="2"><text:bookmark-start text:name="__RefHeading___Toc171861_3177406469"/>4.1. Device <text:span text:style-name="T65">D</text:span>etection<text:bookmark-end text:name="__RefHeading___Toc171861_3177406469"/></text:h>
      <text:p text:style-name="P2"/>
      <text:p text:style-name="P2">Linux kernel device detection is the process by which the kernel detects and initializes devices connected to the system. This process is critical for the system to be able to use the devices for various tasks, such as input and output operations, network communication, and storage.</text:p>
      <text:p text:style-name="P2"/>
      <text:p text:style-name="P2">The Linux kernel uses a modular approach to device drivers, where each driver is implemented as a loadable module that can be loaded or unloaded dynamically. When a new device is connected to the system, the kernel first needs to detect the device and identify the appropriate driver to use.</text:p>
      <text:p text:style-name="P2"/>
      <text:p text:style-name="P2"><text:span text:style-name="T1">1. Initialization:</text:span> The kernel initializes the device detection subsystem and sets up any necessary data structures.</text:p>
      <text:p text:style-name="P2"/>
      <text:p text:style-name="P2"><text:span text:style-name="T1">2. Scanning:</text:span> The kernel scans the system's buses to detect any devices that are connected. It checks each bus for a list of known devices and attempts to identify any new devices that are connected.</text:p>
      <text:p text:style-name="P2"/>
      <text:p text:style-name="P2"><text:span text:style-name="T1">3. Driver Binding:</text:span> Once the kernel has detected a new device, it attempts to bind an appropriate driver to the device. This involves matching the device's hardware ID to a driver's list of supported devices. If a match is found, the kernel loads the driver and associates it with the device.</text:p>
      <text:p text:style-name="P2"/>
      <text:p text:style-name="P2">Overall, device detection is a critical part of the Linux kernel's operation, and enables the system to interact with the wide range of hardware devices that are used in modern computing systems.</text:p>
      <text:p text:style-name="P2"/>
      <text:h text:style-name="P174" text:outline-level="3"><text:bookmark-start text:name="__RefHeading___Toc20307_1213047185"/><text:span text:style-name="T50">4.1.</text:span><text:span text:style-name="T1">1. Initialization</text:span><text:bookmark-end text:name="__RefHeading___Toc20307_1213047185"/></text:h>
      <text:p text:style-name="P59"/>
      <text:p text:style-name="P119">The Linux kernel device detection subsystem initialization involves the following steps:</text:p>
      <text:p text:style-name="P119"/>
      <text:p text:style-name="P119"><text:span text:style-name="T1">1. Probe For Root Device:</text:span> The kernel starts by probing for the root device, which is typically a block device that contains the file system that the kernel should boot from.</text:p>
      <text:p text:style-name="P119"/>
      <text:p text:style-name="P119"><text:span text:style-name="T1">2. Initialize Interrupt Subsystem:</text:span> The kernel initializes the interrupt subsystem, which enables the kernel to receive and handle interrupts from devices.</text:p>
      <text:p text:style-name="P119"/>
      <text:p text:style-name="P119"><text:span text:style-name="T1">3. Initialize DMA:</text:span> The kernel initializes the Direct Memory Access (DMA) subsystem, which enables devices to transfer data directly to and from memory without involving the CPU.</text:p>
      <text:p text:style-name="P119"/>
      <text:p text:style-name="P119"><text:span text:style-name="T1">4. Initialize I/O Bus Subsystem:</text:span> The kernel initializes the I/O bus subsystem, which is responsible for detecting and initializing devices attached to the system's buses.</text:p>
      <text:p text:style-name="P119"/>
      <text:p text:style-name="P119"><text:span text:style-name="T1">5. Initialize Hotplug Subsystem:</text:span> The kernel initializes the hotplug subsystem, which enables devices to be added and removed from the system dynamically.</text:p>
      <text:p text:style-name="P119"/>
      <text:p text:style-name="P119">Overall, the device detection subsystem initialization process is responsible for detecting and initializing all of the devices attached to the system.</text:p>
      <text:p text:style-name="P59"/>
      <text:h text:style-name="P174" text:outline-level="3"><text:bookmark-start text:name="__RefHeading___Toc20309_1213047185"/><text:span text:style-name="T50">4.1.</text:span><text:span text:style-name="T1">2. Scanning</text:span><text:bookmark-end text:name="__RefHeading___Toc20309_1213047185"/></text:h>
      <text:p text:style-name="P146"/>
      <text:p text:style-name="P119">In Linux, device scanning refers to the process of detecting and initializing hardware devices attached to a system. This process is typically performed by the kernel during system boot, but can also be initiated manually using tools such as udevadm or hwinfo.</text:p>
      <text:p text:style-name="P119"/>
      <text:p text:style-name="P119">The device scanning process involves several steps, including:</text:p>
      <text:p text:style-name="P119"/>
      <text:p text:style-name="P119">1. Identifying the hardware buses and protocols used by the devices, such as PCI, USB, or SCSI.</text:p>
      <text:p text:style-name="P119"/>
      <text:p text:style-name="P119">2. Enumerating the devices connected to these buses and gathering information about their capabilities and configuration.</text:p>
      <text:p text:style-name="P119"/>
      <text:p text:style-name="P119">3. Assigning unique identifiers to each device, such as major and minor numbers for block and character devices, or network interface names for network devices.</text:p>
      <text:p text:style-name="P119"/>
      <text:p text:style-name="P119">The device scanning process is critical for the proper functioning of the system, as it allows the kernel and applications to interact with hardware devices and use them for various tasks. It is also a complex and dynamic process that requires ongoing maintenance and updates to keep up with changes in hardware and system configuration.</text:p>
      <text:p text:style-name="P119"/>
      <text:h text:style-name="P174" text:outline-level="3"><text:bookmark-start text:name="__RefHeading___Toc20311_1213047185"/><text:span text:style-name="T50">4.1.</text:span><text:span text:style-name="T1">3. Driver Binding</text:span><text:bookmark-end text:name="__RefHeading___Toc20311_1213047185"/></text:h>
      <text:p text:style-name="P59"/>
      <text:p text:style-name="P119">In Linux, device drivers are responsible for communication between the hardware device and the kernel. When a device driver is loaded, it needs to be bound to the specific hardware device it is intended to drive. This process is known as driver binding, and it involves several steps:</text:p>
      <text:p text:style-name="P119"/>
      <text:p text:style-name="P119">1. The kernel scans the system for available devices and creates a device object for each device it finds. This is done by the device detection subsystem we discussed earlier.</text:p>
      <text:p text:style-name="P119"/>
      <text:p text:style-name="P119">2. When a new device object is created, the kernel checks its device identifier (ID) to determine which driver should be bound to it. This is done by comparing the device ID with a list of driver IDs that the kernel maintains.</text:p>
      <text:p text:style-name="P119"/>
      <text:p text:style-name="P119">3. If a matching driver is found, the kernel loads the driver module into memory and calls its probe() function. The probe() function checks the device to ensure that it is compatible with the driver and initializes the driver's data structures.</text:p>
      <text:p text:style-name="P119"/>
      <text:p text:style-name="P119">4. Once the driver has been initialized, the kernel creates a device file in the /dev directory that represents the device. Applications can interact with the device by reading from or writing to the device file.</text:p>
      <text:p text:style-name="P119"/>
      <text:p text:style-name="P119">5. If the device is removed or otherwise becomes unavailable, the kernel calls the driver's remove() function to unload the driver and free any associated resources.</text:p>
      <text:p text:style-name="P119"/>
      <text:p text:style-name="P119">Driver binding is a critical part of the Linux device model, as it ensures that the correct driver is loaded for each device and that the driver is properly initialized and ready to communicate with the hardware.</text:p>
      <text:p text:style-name="P59"/>
      <text:h text:style-name="P172" text:outline-level="2"><text:bookmark-start text:name="__RefHeading___Toc171861_31774064691"/>4.2. Device <text:span text:style-name="T65">I</text:span>nitialization<text:bookmark-end text:name="__RefHeading___Toc171861_31774064691"/></text:h>
      <text:p text:style-name="P58"/>
      <text:p text:style-name="P58">In Linux, device initialization refers to the process of setting up and configuring a hardware device so that it can be used by the operating system and applications. The initialization process typically involves the following steps:</text:p>
      <text:p text:style-name="P58"/>
      <text:p text:style-name="P58"><text:span text:style-name="T51">1</text:span><text:span text:style-name="T1">. Memory Allocation:</text:span> The kernel allocates memory for the device's data structures and initializes them.</text:p>
      <text:p text:style-name="P58"/>
      <text:p text:style-name="P58"><text:span text:style-name="T51">2</text:span><text:span text:style-name="T1">. Resource Allocation:</text:span> The kernel assigns system resources such as I/O ports, IRQs, and DMA channels to the device.</text:p>
      <text:p text:style-name="P58"/>
      <text:p text:style-name="P58"><text:span text:style-name="T51">3</text:span><text:span text:style-name="T1">. Configuration:</text:span> The kernel configures the device by setting various parameters such as the device's I/O address, interrupt level, and DMA channel.</text:p>
      <text:p text:style-name="P58"/>
      <text:p text:style-name="P58"><text:span text:style-name="T51">4</text:span><text:span text:style-name="T1">. Device Registration:</text:span> Once the device is initialized, the kernel registers it with the system so that it can be accessed by applications.</text:p>
      <text:p text:style-name="P58"/>
      <text:p text:style-name="P60"><text:span text:style-name="T1">5. </text:span><text:span text:style-name="T51">Device </text:span><text:span text:style-name="T1">Enabl</text:span><text:span text:style-name="T51">ing</text:span><text:span text:style-name="T1">:</text:span> Finally, the kernel enables the device so that it can be used by the system.</text:p>
      <text:p text:style-name="P60"/>
      <text:p text:style-name="P58">The above steps may vary depending on the type of device and its complexity. Some devices may require additional configuration and initialization steps. Once a device is initialized, it can be accessed by applications using system calls or device drivers.</text:p>
      <text:p text:style-name="P95"/>
      <text:h text:style-name="P174" text:outline-level="3"><text:bookmark-start text:name="__RefHeading___Toc20313_1213047185"/><text:span text:style-name="T52">4.2.</text:span><text:span text:style-name="T51">1</text:span><text:span text:style-name="T1">. Memory Allocation</text:span><text:bookmark-end text:name="__RefHeading___Toc20313_1213047185"/></text:h>
      <text:p text:style-name="P147"/>
      <text:p text:style-name="P120">In Linux, device initialization involves allocating memory for the device's data structures and setting up the necessary data structures for the device driver. This process is typically performed during device detection and driver binding.</text:p>
      <text:p text:style-name="P120"/>
      <text:p text:style-name="P120">When a device is detected, the kernel's device detection subsystem assigns the device a unique identifier, called a "major number," and the device driver associated with the device is loaded. The driver's initialization routine is then called, which typically performs the following steps to allocate memory for the device:</text:p>
      <text:p text:style-name="P120"/>
      <text:p text:style-name="P120">1. Allocate memory for the device's data structures, such as a device-specific data structure, a buffer for incoming data, and any necessary synchronization objects.</text:p>
      <text:p text:style-name="P120"/>
      <text:p text:style-name="P120">2. Initialize the device's data structures, including any configuration data that may have been provided by the user or the system.</text:p>
      <text:p text:style-name="P120"/>
      <text:h text:style-name="P174" text:outline-level="3"><text:bookmark-start text:name="__RefHeading___Toc20315_1213047185"/><text:span text:style-name="T52">4.2.</text:span><text:span text:style-name="T51">2</text:span><text:span text:style-name="T1">. Resource Allocation</text:span><text:bookmark-end text:name="__RefHeading___Toc20315_1213047185"/></text:h>
      <text:p text:style-name="P147"/>
      <text:p text:style-name="P120">In Linux, device initialization involves allocating and configuring system resources required for the device to function properly. These resources can include memory, I/O ports, interrupts, DMA channels, and other hardware-specific resources.</text:p>
      <text:p text:style-name="P120"/>
      <text:p text:style-name="P120">Resource allocation for device initialization can be done in various ways:</text:p>
      <text:p text:style-name="P120"/>
      <text:p text:style-name="P120"><text:span text:style-name="T1">1. Static </text:span><text:span text:style-name="T52">A</text:span><text:span text:style-name="T1">llocation:</text:span> In this method, the resources are allocated at compile time. The resources are reserved for the device, and the device driver uses them during device initialization.</text:p>
      <text:p text:style-name="P120"/>
      <text:p text:style-name="P120"><text:span text:style-name="T1">2. Dynamic </text:span><text:span text:style-name="T52">A</text:span><text:span text:style-name="T1">llocation:</text:span> In this method, the resources are allocated at runtime. The device driver requests the resources from the system during device initialization, and the system provides them if available.</text:p>
      <text:p text:style-name="P120"/>
      <text:p text:style-name="P120"><text:span text:style-name="T1">3. Plug and Play (PnP) </text:span><text:span text:style-name="T52">A</text:span><text:span text:style-name="T1">llocation:</text:span> PnP is a feature that allows the system to automatically detect and configure devices when they are connected or disconnected from the system. When a PnP device is detected, the system allocates the required resources dynamically.</text:p>
      <text:p text:style-name="P120"/>
      <text:p text:style-name="P120">During device initialization, the device driver requests the required resources from the system. The system checks for available resources and allocates them to the device if possible. The device driver then configures the resources and initializes the device for use by the system and applications.</text:p>
      <text:p text:style-name="P120"/>
      <text:p text:style-name="P120">If the system is unable to allocate the required resources, the device initialization process fails, and the device cannot be used. In such cases, the device driver may report an error message or attempt to use alternative resources if available.</text:p>
      <text:h text:style-name="P174" text:outline-level="3"><text:bookmark-start text:name="__RefHeading___Toc20317_1213047185"/><text:span text:style-name="T52">4.2.</text:span><text:span text:style-name="T51">3</text:span><text:span text:style-name="T1">. Configuration</text:span><text:bookmark-end text:name="__RefHeading___Toc20317_1213047185"/></text:h>
      <text:p text:style-name="P147"/>
      <text:p text:style-name="P120">Linux device initialization involves configuring the device after it has been detected and allocated resources. The configuration step can involve several sub-steps, depending on the device type and its purpose. </text:p>
      <text:p text:style-name="P120"/>
      <text:p text:style-name="P120">Here are some common steps in the device configuration process:</text:p>
      <text:p text:style-name="P120"/>
      <text:p text:style-name="P120"><text:span text:style-name="T1">1. Interrupt Configuration:</text:span> If the device uses interrupts to communicate with the CPU, the interrupt handler needs to be registered and configured with the system. </text:p>
      <text:p text:style-name="P120"/>
      <text:p text:style-name="P120"><text:span text:style-name="T1">2. Memory Mapping:</text:span> If the device has memory-mapped I/O (MMIO) regions, these regions need to be mapped to the kernel's address space. This allows the kernel to read and write to the device's registers as if they were regular memory locations.</text:p>
      <text:p text:style-name="P120"/>
      <text:p text:style-name="P120"><text:span text:style-name="T1">3. I/O Port Mapping:</text:span> If the device uses I/O ports to communicate with the CPU, the device driver needs to request the I/O ports and map them to the kernel's address space.</text:p>
      <text:p text:style-name="P120"/>
      <text:p text:style-name="P120"><text:span text:style-name="T1">4. DMA Configuration:</text:span> If the device supports Direct Memory Access (DMA), the device driver needs to configure DMA transfers between the device and memory.</text:p>
      <text:p text:style-name="P120"/>
      <text:p text:style-name="P120"><text:span text:style-name="T1">5. Initialization Sequence:</text:span> Many devices require a specific sequence of commands to be sent to them in order to initialize them properly. The device driver needs to send these commands in the correct order to the device.</text:p>
      <text:p text:style-name="P120"/>
      <text:p text:style-name="P120"><text:span text:style-name="T1">6. Device-</text:span><text:span text:style-name="T52">S</text:span><text:span text:style-name="T1">pecific Configuration:</text:span> Some devices require additional configuration steps, such as setting the baud rate for a serial port or configuring the sampling rate for an audio device.</text:p>
      <text:p text:style-name="P120"/>
      <text:h text:style-name="P174" text:outline-level="3"><text:bookmark-start text:name="__RefHeading___Toc20319_1213047185"/><text:span text:style-name="T52">4.2.</text:span><text:span text:style-name="T51">4</text:span><text:span text:style-name="T1">. Device Registration</text:span><text:bookmark-end text:name="__RefHeading___Toc20319_1213047185"/></text:h>
      <text:p text:style-name="P147"/>
      <text:p text:style-name="P120">Device registration is the process of adding the device to the kernel's list of available devices, so that the device driver can communicate with the device and handle its operations. The device registration process typically involves the following steps:</text:p>
      <text:p text:style-name="P120"/>
      <text:p text:style-name="P120"><text:span text:style-name="T1">1. Create a Device Structure:</text:span> The device driver typically creates a device structure that describes the device and its capabilities. This structure contains various fields that are used to identify the device and specify its properties.</text:p>
      <text:p text:style-name="P120"/>
      <text:p text:style-name="P120"><text:span text:style-name="T1">2. Initialize the Device Structure:</text:span> The device driver initializes the device structure with appropriate values, such as the device name, device class, major and minor numbers, and other device-specific parameters.</text:p>
      <text:p text:style-name="P120"/>
      <text:p text:style-name="P120"><text:span text:style-name="T1">3. Register the Device:</text:span> Once the device structure has been initialized, the device driver calls a kernel function (such as register_chrdev or platform_device_register) to register the device with the kernel. This function allocates system resources for the device, such as a major and minor number, and adds the device to the kernel's list of available devices.</text:p>
      <text:p text:style-name="P120"/>
      <text:p text:style-name="P120"><text:span text:style-name="T1">4. Allocate Device-Specific Resources:</text:span> After the device has been registered, the device driver typically allocates any device-specific resources that are required, such as memory buffers, DMA channels, IRQs, or I/O ports.</text:p>
      <text:p text:style-name="P120"/>
      <text:p text:style-name="P120"><text:span text:style-name="T1">5. Set up the Device:</text:span> Finally, the device driver sets up the device by initializing its hardware and configuring any necessary device settings. This may involve sending configuration commands to the device, initializing registers, or loading firmware.</text:p>
      <text:p text:style-name="P120"/>
      <text:h text:style-name="P174" text:outline-level="3"><text:bookmark-start text:name="__RefHeading___Toc20321_1213047185"/><text:span text:style-name="T52">4.2.</text:span><text:span text:style-name="T1">5. </text:span><text:span text:style-name="T51">Device </text:span><text:span text:style-name="T1">Enabl</text:span><text:span text:style-name="T51">ing</text:span><text:bookmark-end text:name="__RefHeading___Toc20321_1213047185"/></text:h>
      <text:p text:style-name="P153"/>
      <text:p text:style-name="P120">After device registration, the device driver needs to enable the device so that it is ready to be used by the system. This involves initializing the device, setting up any necessary hardware or software configurations, and starting any necessary device operations. </text:p>
      <text:p text:style-name="P120"/>
      <text:p text:style-name="P120">The device driver typically performs the following steps to enable the device:</text:p>
      <text:p text:style-name="P120"/>
      <text:p text:style-name="P120">1. Configure the device hardware or software as necessary to set up its initial state. This may involve setting various control registers, configuring interrupt handlers, or setting up DMA channels.</text:p>
      <text:p text:style-name="P120"/>
      <text:p text:style-name="P120">2. Start any necessary device operations, such as reading data from a sensor or writing data to a storage device.</text:p>
      <text:p text:style-name="P120"/>
      <text:p text:style-name="P120">3. Return success or failure to the kernel, indicating whether the device was successfully enabled.</text:p>
      <text:p text:style-name="P120"/>
      <text:p text:style-name="P120">Once a device is enabled, it is available for use by the system and can be accessed by user-space applications or other kernel modules that need to interact with it.</text:p>
      <text:p text:style-name="P147"/>
      <text:h text:style-name="P170" text:outline-level="2"><text:bookmark-start text:name="__RefHeading___Toc9955_2602629756"/>4.3. Device <text:span text:style-name="T65">D</text:span>river <text:span text:style-name="T65">M</text:span>odules<text:bookmark-end text:name="__RefHeading___Toc9955_2602629756"/></text:h>
      <text:p text:style-name="P2"/>
      <text:p text:style-name="P2">In Linux, device drivers can be implemented as kernel modules, which are pieces of code that can be loaded and unloaded dynamically into the kernel at runtime. This modular approach allows the system to support a wide range of hardware devices without having to include all possible device drivers in the kernel image.</text:p>
      <text:p text:style-name="P2"/>
      <text:p text:style-name="P2">When a module is loaded into the kernel, it is linked to the kernel's symbol table, and its code is executed in kernel space. The module can register itself with the kernel, providing information about the devices it supports and the functions it provides to the kernel. When a supported device is detected, the kernel loads the appropriate module and uses it to communicate with the device.</text:p>
      <text:p text:style-name="P2"/>
      <text:p text:style-name="P2">To create a kernel module, a developer needs to write the device driver code and then compile it into a module object file. This object file can be loaded into the kernel using the insmod command or automatically when the system boots using the modprobe command.</text:p>
      <text:p text:style-name="P2"/>
      <text:p text:style-name="P2">The Linux kernel provides several APIs for device driver development, including:</text:p>
      <text:p text:style-name="P2"/>
      <text:p text:style-name="P2"><text:span text:style-name="T1">1. Character Device Drivers:</text:span> These drivers handle devices that are accessed as streams of bytes, such as serial ports, network interfaces, and sound cards.</text:p>
      <text:p text:style-name="P2"/>
      <text:p text:style-name="P2"><text:span text:style-name="T1">2. Block Device Drivers:</text:span> These drivers handle devices that store data in blocks, such as hard disk drives and flash memory devices.</text:p>
      <text:p text:style-name="P2"/>
      <text:p text:style-name="P2"><text:span text:style-name="T1">3. Network Device Drivers:</text:span> These drivers handle devices that communicate over a network, such as Ethernet and Wi-Fi adapters.</text:p>
      <text:p text:style-name="P2"/>
      <text:p text:style-name="P2"><text:span text:style-name="T1">4. USB Device Drivers:</text:span> These drivers handle devices that are connected to the system via USB, such as keyboards, mice, and storage devices.</text:p>
      <text:p text:style-name="P2"/>
      <text:p text:style-name="P2">Overall, the modular approach to device driver development in Linux allows for flexibility and extensibility in supporting a wide range of hardware devices. Developers can create device drivers as kernel modules and load them dynamically at runtime, and the kernel provides a set of APIs for device driver development.</text:p>
      <text:p text:style-name="P2"/>
      <text:h text:style-name="P174" text:outline-level="3"><text:bookmark-start text:name="__RefHeading___Toc11432_849009595"/>4.3.1. Character Device Drivers<text:bookmark-end text:name="__RefHeading___Toc11432_849009595"/></text:h>
      <text:p text:style-name="P94"/>
      <text:p text:style-name="P94">Character device drivers are a type of device driver in the Linux kernel that provides access to devices that transfer data in a stream of characters, such as keyboards, mice, and serial ports. </text:p>
      <text:p text:style-name="P94"/>
      <text:p text:style-name="P94">Here are some key features of character device drivers in Linux:</text:p>
      <text:p text:style-name="P94"/>
      <text:p text:style-name="P94"><text:span text:style-name="T1">1. Device Files:</text:span> Character devices are accessed through special device files located in the /dev directory. Each device file is associated with a major number that identifies the device driver and a minor number that identifies a specific device.</text:p>
      <text:p text:style-name="P94"/>
      <text:p text:style-name="P94"><text:span text:style-name="T1">2. File Operations:</text:span> Character device drivers provide a set of file operations that user-space programs can use to communicate with the device. These file operations include read, write, open, close, and ioctl. User-space programs can read from and write to the device as if it were a regular file.</text:p>
      <text:p text:style-name="P94"/>
      <text:p text:style-name="P94"><text:span text:style-name="T1">3. Kernel Buffer:</text:span> Character devices use a kernel buffer to hold data that is transferred between the device and user-space programs. When a user-space program reads from the device, the data is transferred from the kernel buffer to the program. When a user-space program writes to the device, the data is transferred from the program to the kernel buffer.</text:p>
      <text:p text:style-name="P94"/>
      <text:p text:style-name="P94"><text:span text:style-name="T1">4. Interrupt Handling:</text:span> Some character devices generate interrupts to indicate that data is ready to be transferred. The device driver must handle these interrupts and transfer the data to the kernel buffer.</text:p>
      <text:p text:style-name="P94"/>
      <text:p text:style-name="P94"><text:span text:style-name="T1">5. Asynchronous I/O:</text:span> Character devices can support asynchronous I/O, which allows user-space programs to perform I/O operations without blocking. Asynchronous I/O is useful for applications that need to perform I/O operations concurrently.</text:p>
      <text:p text:style-name="P94"/>
      <text:p text:style-name="P94">Overall, character device drivers are a key component of the Linux kernel and provide a flexible and efficient way to access a wide range of character-based devices.</text:p>
      <text:p text:style-name="P94"/>
      <text:h text:style-name="P174" text:outline-level="3"><text:bookmark-start text:name="__RefHeading___Toc11434_849009595"/>4.3.2. Block Device Drivers<text:bookmark-end text:name="__RefHeading___Toc11434_849009595"/></text:h>
      <text:p text:style-name="P94"/>
      <text:p text:style-name="P94">Block device drivers are a type of device driver in the Linux kernel that provides access to devices that transfer data in blocks or sectors, such as hard disks, SSDs, and USB storage devices.</text:p>
      <text:p text:style-name="P94"/>
      <text:p text:style-name="P94">Here are some key features of block device drivers in Linux:</text:p>
      <text:p text:style-name="P94"/>
      <text:p text:style-name="P94"><text:span text:style-name="T1">1. Device Files:</text:span> Block devices are accessed through special device files located in the /dev directory. Each device file is associated with a major number that identifies the device driver and a minor number that identifies a specific device.</text:p>
      <text:p text:style-name="P94"/>
      <text:p text:style-name="P94"><text:span text:style-name="T1">2. File Operations:</text:span> Block device drivers provide a set of file operations that user-space programs can use to communicate with the device. These file operations include read, write, open, close, and ioctl. User-space programs can read from and write to the device as if it were a regular file.</text:p>
      <text:p text:style-name="P94"/>
      <text:p text:style-name="P94"><text:span text:style-name="T1">3. Buffer Cache:</text:span> Block devices use a buffer cache to hold data that is transferred between the device and user-space programs. When a user-space program reads from the device, the data is transferred from the buffer cache to the program. When a user-space program writes to the device, the data is transferred from the program to the buffer cache.</text:p>
      <text:p text:style-name="P94"/>
      <text:p text:style-name="P94"><text:span text:style-name="T1">4. I/O Scheduling:</text:span> Block devices support I/O scheduling, which is the process of ordering I/O requests to optimize performance. The Linux kernel provides several I/O schedulers, such as the Completely Fair Queuing (CFQ) scheduler and the Deadline scheduler.</text:p>
      <text:p text:style-name="P94"/>
      <text:p text:style-name="P94"><text:span text:style-name="T1">5. Direct I/O:</text:span> Block devices can support direct I/O, which bypasses the buffer cache and transfers data directly between the device and user-space programs. Direct I/O is useful for applications that need to perform I/O operations with low latency and high throughput.</text:p>
      <text:p text:style-name="P94"/>
      <text:p text:style-name="P94">Overall, block device drivers are a critical component of the Linux kernel and provide a flexible and efficient way to access a wide range of block-based devices.</text:p>
      <text:p text:style-name="P94"/>
      <text:h text:style-name="P174" text:outline-level="3"><text:bookmark-start text:name="__RefHeading___Toc11436_849009595"/>4.3.3. Network Device Drivers<text:bookmark-end text:name="__RefHeading___Toc11436_849009595"/></text:h>
      <text:p text:style-name="P94"/>
      <text:p text:style-name="P94">Network device drivers are a type of device driver in the Linux kernel that provides access to network devices, such as Ethernet adapters, Wi-Fi adapters, and Bluetooth adapters. </text:p>
      <text:p text:style-name="P94"/>
      <text:p text:style-name="P94">Here are some key features of network device drivers in Linux:</text:p>
      <text:p text:style-name="P94"/>
      <text:p text:style-name="P94"><text:span text:style-name="T1">1. Device Files:</text:span> Network devices are accessed through special device files located in the /sys/class/net directory. Each device file is associated with a network interface and provides access to the device's properties and statistics.</text:p>
      <text:p text:style-name="P94"/>
      <text:p text:style-name="P94"><text:span text:style-name="T1">2. Packet Handling:</text:span> Network device drivers are responsible for handling network packets that are received or sent by the device. This involves parsing the packet headers, forwarding packets to the appropriate network protocol stack, and generating responses to incoming packets.</text:p>
      <text:p text:style-name="P94"/>
      <text:p text:style-name="P94"><text:span text:style-name="T1">3. Interrupt Handling:</text:span> Network devices generate interrupts to indicate that new packets have been received or that transmission of a packet has completed. The device driver must handle these interrupts and update the network interface's receive and transmit queues accordingly.</text:p>
      <text:p text:style-name="P94"/>
      <text:p text:style-name="P94"><text:span text:style-name="T1">4. Network Protocol Support:</text:span> Network device drivers support a wide range of network protocols, such as TCP/IP, UDP, and ICMP. The device driver must interface with the network protocol stack to handle packets that are received or sent by the device.</text:p>
      <text:p text:style-name="P94"/>
      <text:p text:style-name="P94"><text:span text:style-name="T1">5. Advanced Features:</text:span> Network device drivers can support advanced features, such as offloading network processing to hardware, VLAN tagging, and Quality of Service (QoS) prioritization.</text:p>
      <text:p text:style-name="P94"/>
      <text:p text:style-name="P94">Overall, network device drivers are a critical component of the Linux kernel and provide a flexible and efficient way to access a wide range of network devices. Linux has excellent support for networking and provides a high-performance networking subsystem that is widely used in enterprise and cloud environments.</text:p>
      <text:p text:style-name="P94"/>
      <text:h text:style-name="P174" text:outline-level="3"><text:bookmark-start text:name="__RefHeading___Toc11438_849009595"/>4.3.4. USB Device Drivers<text:bookmark-end text:name="__RefHeading___Toc11438_849009595"/></text:h>
      <text:p text:style-name="P94"/>
      <text:p text:style-name="P94">USB device drivers are a type of device driver in the Linux kernel that provides access to USB devices, such as USB storage devices, printers, cameras, and input devices like keyboards and mice.</text:p>
      <text:p text:style-name="P94"/>
      <text:p text:style-name="P94">Here are some key features of USB device drivers in Linux:</text:p>
      <text:p text:style-name="P94"/>
      <text:p text:style-name="P94"><text:span text:style-name="T1">1. Device Files:</text:span> USB devices are accessed through special device files located in the /dev directory. Each device file is associated with a USB interface and provides access to the device's properties and I/O operations.</text:p>
      <text:p text:style-name="P94"/>
      <text:p text:style-name="P94"><text:span text:style-name="T1">2. USB Subsystem:</text:span> The USB subsystem in Linux provides a generic framework for managing USB devices, including enumeration, device discovery, and configuration. The USB subsystem automatically detects new USB devices that are connected to the system and loads the appropriate device driver.</text:p>
      <text:p text:style-name="P94"/>
      <text:p text:style-name="P94"><text:span text:style-name="T1">3. USB Host Controller Drivers:</text:span> USB host controller drivers are responsible for managing the physical USB hardware, including USB hubs, ports, and controllers. Linux supports a wide range of USB host controller hardware, including EHCI, OHCI, and xHCI.</text:p>
      <text:p text:style-name="P94"/>
      <text:p text:style-name="P94"><text:span text:style-name="T1">4. USB Device Drivers:</text:span> USB device drivers are responsible for managing the I/O operations of USB devices, including bulk, interrupt, and isochronous transfers. The device driver must handle USB-specific protocols, such as control transfers, and must interface with the appropriate USB classes and protocols, such as Mass Storage Class (MSC) and Human Interface Device (HID).</text:p>
      <text:p text:style-name="P94"/>
      <text:p text:style-name="P94"><text:span text:style-name="T1">5. Power Management:</text:span> USB devices can consume significant power, especially when they are actively transferring data. Linux provides a sophisticated power management framework that allows USB devices to enter low-power modes when they are not in use, reducing power consumption and extending battery life.</text:p>
      <text:p text:style-name="P94"/>
      <text:p text:style-name="P94">Overall, USB device drivers are a critical component of the Linux kernel and provide a flexible and efficient way to access a wide range of USB devices. Linux has excellent support for USB and provides a high-performance USB subsystem that is widely used in embedded systems, desktops, and servers.</text:p>
      <text:h text:style-name="P170" text:outline-level="2"><text:bookmark-start text:name="__RefHeading___Toc171863_3177406469"/>4.4. Driver <text:span text:style-name="T66">I</text:span>nterfaces<text:bookmark-end text:name="__RefHeading___Toc171863_3177406469"/></text:h>
      <text:p text:style-name="P2"/>
      <text:p text:style-name="P2">Linux kernel device drivers use several interfaces to communicate with the kernel and the hardware devices they support. Some of the most commonly used interfaces include:</text:p>
      <text:p text:style-name="P2"/>
      <text:p text:style-name="P2"><text:span text:style-name="T1">1. sysfs Interface:</text:span> This interface allows device drivers to expose information about their devices and configuration settings to user space. It provides a hierarchical file system that users can browse and manipulate using standard file system commands. Device drivers can use the sysfs interface to report status, update configuration settings, and handle events.</text:p>
      <text:p text:style-name="P2"/>
      <text:p text:style-name="P2"><text:span text:style-name="T1">2. procfs Interface:</text:span> This interface allows device drivers to expose system and device information to user space. It provides a file system that is mounted on /proc and allows users to view and modify system and device settings using standard file system commands. Device drivers can use the procfs interface to report status, update configuration settings, and handle events.</text:p>
      <text:p text:style-name="P2"/>
      <text:p text:style-name="P2"><text:span text:style-name="T1">3. ioctl Interface:</text:span> This interface allows device drivers to implement custom operations that can be called by user space applications. Device drivers define ioctl commands that can be used to control and query device behavior. User space applications can use the ioctl interface to communicate with the device driver and access device-specific functionality.</text:p>
      <text:p text:style-name="P2"/>
      <text:p text:style-name="P2"><text:span text:style-name="T1">4. mmap Interface:</text:span> This interface allows device drivers to expose device memory to user space applications. It provides a way for user space applications to map device memory into their address space and directly access it using pointers. Device drivers can use the mmap interface to implement efficient data transfer between the device and user space.</text:p>
      <text:p text:style-name="P2"/>
      <text:p text:style-name="P2"><text:span text:style-name="T1">5. netlink Interface:</text:span> This interface allows device drivers to communicate with user space applications using the netlink protocol. Device drivers can send and receive messages over a netlink socket, which allows them to notify user space applications of events, receive configuration settings, and exchange data.</text:p>
      <text:p text:style-name="P2"/>
      <text:p text:style-name="P2">Overall, these interfaces provide device drivers with a range of options for communicating with user space applications and the kernel, and allow for flexible and extensible device driver development.</text:p>
      <text:p text:style-name="P2"/>
      <text:h text:style-name="P174" text:outline-level="3"><text:bookmark-start text:name="__RefHeading___Toc11440_849009595"/><text:span text:style-name="T93">4.4.</text:span>1. <text:span text:style-name="T93">s</text:span>ysfs Interface<text:bookmark-end text:name="__RefHeading___Toc11440_849009595"/></text:h>
      <text:p text:style-name="P2"/>
      <text:p text:style-name="P2">Sysfs is a virtual filesystem in Linux that provides a hierarchical representation of kernel objects, such as devices, drivers, and bus types. Sysfs is mounted at /sys and is used by the Linux kernel to export information about kernel objects to user-space programs.</text:p>
      <text:p text:style-name="P2"/>
      <text:p text:style-name="P2">The sysfs interface provides a standardized way for user-space programs to interact with kernel objects and retrieve information about them. Here are some key features of the sysfs interface:</text:p>
      <text:p text:style-name="P2"/>
      <text:p text:style-name="P2"><text:span text:style-name="T1">1. File System Hierarchy:</text:span> The sysfs interface is organized as a hierarchical directory tree, with each directory representing a kernel object. For example, the /sys/devices directory contains directories for each device in the system, and the /sys/class directory contains directories for each device class, such as USB devices or network devices.</text:p>
      <text:p text:style-name="P2"/>
      <text:p text:style-name="P2"><text:span text:style-name="T1">2. Read/Write Operations:</text:span> User-space programs can read information about kernel objects by reading the files in the corresponding sysfs directory. Some files are also writable, allowing user-space programs to modify kernel object parameters. For example, the brightness file in the /sys/class/backlight directory can be written to adjust the screen brightness on some laptops.</text:p>
      <text:p text:style-name="P2"/>
      <text:p text:style-name="P2"><text:span text:style-name="T1">3. Attribute-Based Interface:</text:span> Each sysfs file represents an attribute of a kernel object, such as its name, status, or configuration. The attribute-based interface allows user-space programs to retrieve and modify specific attributes of kernel objects, rather than accessing them as a monolithic block of data.</text:p>
      <text:p text:style-name="P2"/>
      <text:p text:style-name="P2"><text:span text:style-name="T1">4. Event Notifications:</text:span> The sysfs interface provides a mechanism for kernel objects to generate notifications when their state changes. User-space programs can monitor sysfs files for changes using the poll() system call or by reading the corresponding netlink socket.</text:p>
      <text:p text:style-name="P2"/>
      <text:p text:style-name="P2"><text:span text:style-name="T1">5. Debugging Support:</text:span> The sysfs interface provides a rich set of debugging and profiling information for kernel objects, such as CPU usage, memory allocation, and performance statistics. This information can be used to optimize system performance and diagnose system problems.</text:p>
      <text:p text:style-name="P2"/>
      <text:p text:style-name="P2">Overall, the sysfs interface is a powerful and flexible way for user-space programs to interact with the Linux kernel and retrieve information about kernel objects. The sysfs interface is widely used in Linux-based systems and is an important component of Linux device driver development.</text:p>
      <text:p text:style-name="P2"/>
      <text:h text:style-name="P174" text:outline-level="3"><text:bookmark-start text:name="__RefHeading___Toc11442_849009595"/><text:span text:style-name="T93">4.4.</text:span>2. procfs Interface<text:bookmark-end text:name="__RefHeading___Toc11442_849009595"/></text:h>
      <text:p text:style-name="P2"/>
      <text:p text:style-name="P2">Procfs (process file system) is a virtual filesystem in Linux that provides a view into the current state of the system, processes, and hardware. Procfs is mounted at /proc and provides a way for user-space programs to access real-time information about the system, such as memory usage, CPU usage, and system statistics.</text:p>
      <text:p text:style-name="P2"/>
      <text:p text:style-name="P2">Here are some key features of the procfs interface:</text:p>
      <text:p text:style-name="P2"/>
      <text:p text:style-name="P2"><text:span text:style-name="T1">1. File System Hierarchy:</text:span> The procfs interface is organized as a hierarchical directory tree, with each directory representing a process or system object. For example, the /proc/PID directory represents a process with a specific process ID, and the /proc/sys directory contains system configuration parameters.</text:p>
      <text:p text:style-name="P2"/>
      <text:p text:style-name="P2"><text:span text:style-name="T1">2. Read-Only Operations:</text:span> User-space programs can read information about the system and processes by reading the files in the corresponding procfs directory. The files in the procfs interface are read-only, and changes to the system state must be made using other interfaces, such as sysctl or ioctl.</text:p>
      <text:p text:style-name="P2"/>
      <text:p text:style-name="P2"><text:span text:style-name="T1">3. Pseudo-File Interface:</text:span> Each file in the procfs interface represents a process or system object, such as the process status or CPU usage. However, these files are not backed by real data on disk, but instead, generate data on the fly when read. This allows the procfs interface to provide real-time information about the system and processes.</text:p>
      <text:p text:style-name="P2"/>
      <text:p text:style-name="P2"><text:span text:style-name="T1">4. Dynamic Interface:</text:span> The procfs interface is a dynamic interface, which means that the files and directories in the interface change depending on the state of the system. For example, the /proc/PID directory for a process is created when the process is started and deleted when the process exits.</text:p>
      <text:p text:style-name="P2"/>
      <text:p text:style-name="P2"><text:span text:style-name="T1">5. Debugging Support:</text:span> The procfs interface provides a rich set of debugging and profiling information for the system and processes, such as memory usage, CPU usage, and system statistics. This information can be used to optimize system performance and diagnose system problems.</text:p>
      <text:p text:style-name="P2"/>
      <text:p text:style-name="P2">Overall, the procfs interface is a powerful and flexible way for user-space programs to access real-time information about the system and processes. The procfs interface is widely used in Linux-based systems and is an important tool for system administrators and developers.</text:p>
      <text:p text:style-name="P2"/>
      <text:h text:style-name="P174" text:outline-level="3"><text:bookmark-start text:name="__RefHeading___Toc11444_849009595"/><text:span text:style-name="T93">4.4.</text:span>3. ioctl Interface<text:bookmark-end text:name="__RefHeading___Toc11444_849009595"/></text:h>
      <text:p text:style-name="P2"/>
      <text:p text:style-name="P2">The ioctl (input/output control) interface is a system call in Linux that provides a way for user-space programs to communicate with device drivers and other kernel subsystems. The ioctl interface is used to exchange commands and data between user-space programs and kernel-space drivers.</text:p>
      <text:p text:style-name="P2"/>
      <text:p text:style-name="P2">Here are some key features of the ioctl interface:</text:p>
      <text:p text:style-name="P2"/>
      <text:p text:style-name="P2"><text:span text:style-name="T1">1. Command-Based Interface:</text:span> The ioctl interface provides a command-based interface for user-space programs to communicate with device drivers and kernel subsystems. The ioctl interface uses a three-part command structure, consisting of a device number, a command number, and an argument.</text:p>
      <text:p text:style-name="P2"/>
      <text:p text:style-name="P2"><text:span text:style-name="T1">2. Device Number:</text:span> The device number is a unique identifier for the device driver or kernel subsystem that the ioctl command is intended for. Device numbers are typically assigned by the system during device driver initialization.</text:p>
      <text:p text:style-name="P2"/>
      <text:p text:style-name="P2"><text:span text:style-name="T1">3. Command Number:</text:span> The command number is an integer value that represents the specific command that the user-space program wants to send to the device driver or kernel subsystem. Command numbers are defined by the device driver or kernel subsystem and are documented in the driver or subsystem's documentation.</text:p>
      <text:p text:style-name="P2"/>
      <text:p text:style-name="P2"><text:span text:style-name="T1">4. Argument:</text:span> The argument is a pointer to a user-space buffer that contains data to be passed to the device driver or kernel subsystem, or that will receive data from the device driver or kernel subsystem.</text:p>
      <text:p text:style-name="P2"/>
      <text:p text:style-name="P2"><text:span text:style-name="T1">5. Flexible Interface:</text:span> The ioctl interface is a flexible interface that can be used to perform a wide variety of operations, such as configuring device settings, querying device status, or initiating data transfers.</text:p>
      <text:p text:style-name="P2"/>
      <text:p text:style-name="P2"><text:span text:style-name="T1">6. Security Implications:</text:span> The ioctl interface can be used to execute privileged operations, such as changing device settings or accessing system resources. Because of this, the ioctl interface can be a security risk if not used carefully, and drivers should carefully validate user input and restrict access to privileged operations.</text:p>
      <text:p text:style-name="P2"/>
      <text:p text:style-name="P2">Overall, the ioctl interface is a powerful and flexible way for user-space programs to communicate with device drivers and kernel subsystems in Linux. The ioctl interface is widely used in Linux-based systems and is an important tool for device driver developers and system administrators.</text:p>
      <text:p text:style-name="P2"/>
      <text:h text:style-name="P174" text:outline-level="3"><text:bookmark-start text:name="__RefHeading___Toc11446_849009595"/><text:span text:style-name="T93">4.4.</text:span>4. mmap Interface<text:bookmark-end text:name="__RefHeading___Toc11446_849009595"/></text:h>
      <text:p text:style-name="P2"/>
      <text:p text:style-name="P2">The mmap (memory map) interface is a system call in Linux that provides a way for user-space programs to map files or devices into memory. The mmap interface allows user-space programs to access files or devices as if they were part of the program's memory space, which can provide significant performance benefits.</text:p>
      <text:p text:style-name="P2"/>
      <text:p text:style-name="P2">Here are some key features of the mmap interface:</text:p>
      <text:p text:style-name="P2"/>
      <text:p text:style-name="P2"><text:span text:style-name="T1">1. File or Device Mapping:</text:span> The mmap interface can be used to map a file or device into memory. When a file is mapped into memory, the program can access the file's contents as if they were part of the program's memory space. Similarly, when a device is mapped into memory, the program can access the device's registers or memory as if they were part of the program's memory space.</text:p>
      <text:p text:style-name="P2"/>
      <text:p text:style-name="P2"><text:span text:style-name="T1">2. Granularity Control:</text:span> The mmap interface provides granular control over the size and location of the mapped memory region. Programs can specify the size of the region to map, as well as the starting address of the region. This allows programs to optimize memory usage and performance.</text:p>
      <text:p text:style-name="P2"/>
      <text:p text:style-name="P2"><text:span text:style-name="T1">3. Shared Memory Support:</text:span> The mmap interface also supports shared memory, which allows multiple programs to map the same file or device into memory. This can be used to enable inter-process communication or to share data between multiple programs.</text:p>
      <text:p text:style-name="P2"/>
      <text:p text:style-name="P2"><text:span text:style-name="T1">4. Memory Protection:</text:span> The mmap interface provides memory protection features that allow programs to control access to the mapped memory region. Programs can specify read-only, write-only, or read-write access to the memory region, as well as specify whether the memory region should be executable.</text:p>
      <text:p text:style-name="P2"/>
      <text:p text:style-name="P2"><text:span text:style-name="T1">5. Security Implications:</text:span> The mmap interface can be a security risk if not used carefully, particularly when mapping files or devices that are accessible to other users or processes. Programs should carefully validate user input and restrict access to sensitive files or devices.</text:p>
      <text:p text:style-name="P2"/>
      <text:p text:style-name="P2">Overall, the mmap interface is a powerful and flexible way for user-space programs to map files or devices into memory in Linux. The mmap interface is widely used in Linux-based systems and is an important tool for optimizing performance and enabling inter-process communication.</text:p>
      <text:p text:style-name="P2"/>
      <text:h text:style-name="P174" text:outline-level="3"><text:bookmark-start text:name="__RefHeading___Toc11448_849009595"/><text:span text:style-name="T93">4.4.</text:span>5. netlink Interface<text:bookmark-end text:name="__RefHeading___Toc11448_849009595"/></text:h>
      <text:p text:style-name="P33"/>
      <text:p text:style-name="P33">The netlink interface is a socket-based interface in Linux that provides a mechanism for communication between the kernel and user-space applications. The netlink interface is primarily used for communication between networking subsystems and user-space applications, and it is widely used in Linux for tasks such as network configuration, monitoring, and debugging.</text:p>
      <text:p text:style-name="P33"/>
      <text:p text:style-name="P33">Here are some key features of the netlink interface:</text:p>
      <text:p text:style-name="P33"/>
      <text:p text:style-name="P33"><text:span text:style-name="T1">1. Socket-Based Interface:</text:span> The netlink interface is implemented as a set of sockets that can be used by user-space applications to communicate with the kernel. Applications can create netlink sockets, send messages to the kernel, and receive messages from the kernel.</text:p>
      <text:p text:style-name="P33"/>
      <text:p text:style-name="P33"><text:span text:style-name="T1">2. Structured Messages:</text:span> The netlink interface uses structured messages to communicate between the kernel and user-space applications. Messages consist of a header and a payload, which can include data such as network interface information, routing tables, or network statistics.</text:p>
      <text:p text:style-name="P33"/>
      <text:p text:style-name="P33"><text:span text:style-name="T1">3. Flexible Interface:</text:span> The netlink interface is a flexible interface that can be used for a wide range of tasks, including network configuration, monitoring, and debugging. The netlink interface provides access to a wide range of networking subsystems, including routing tables, network interfaces, network statistics, and more.</text:p>
      <text:p text:style-name="P33"/>
      <text:p text:style-name="P33"><text:span text:style-name="T1">4. Security Implications:</text:span> The netlink interface can be a security risk if not used carefully. User-space applications should carefully validate input and restrict access to sensitive information to prevent unauthorized access.</text:p>
      <text:p text:style-name="P33"/>
      <text:p text:style-name="P33">5. Performance considerations: The netlink interface can be a high-performance interface for communication between the kernel and user-space applications. However, performance can be impacted by factors such as message size, frequency of communication, and the number of sockets in use.</text:p>
      <text:p text:style-name="P33"/>
      <text:p text:style-name="P33">Overall, the netlink interface is a powerful and flexible way for user-space applications to communicate with the kernel in Linux. The netlink interface is widely used in Linux-based networking systems and is an important tool for network administrators and developers.</text:p>
      <text:h text:style-name="P170" text:outline-level="2"><text:bookmark-start text:name="__RefHeading___Toc171865_3177406469"/>4.5. Interrupt <text:span text:style-name="T66">H</text:span>andling<text:bookmark-end text:name="__RefHeading___Toc171865_3177406469"/></text:h>
      <text:p text:style-name="P2"/>
      <text:p text:style-name="P2">Interrupt handlers are an essential part of Linux kernel device drivers. Interrupts are signals sent by hardware devices to the CPU, indicating that an event has occurred, such as the completion of a data transfer or the receipt of a network packet. The CPU interrupts its current task and jumps to the interrupt handler, which is a function that handles the interrupt and performs the necessary actions, such as acknowledging the interrupt, reading data from the device, or updating data structures.</text:p>
      <text:p text:style-name="P2"/>
      <text:p text:style-name="P2">In Linux, device drivers use interrupt handlers to handle hardware interrupts. When a device driver initializes a device, it registers an interrupt handler function with the kernel's interrupt handling system. When an interrupt occurs, the interrupt handling system invokes the device's interrupt handler function. The interrupt handler typically performs the following actions:</text:p>
      <text:p text:style-name="P2"/>
      <text:p text:style-name="P2"><text:span text:style-name="T1">1. Acknowledge the Interrupt:</text:span> This involves sending a signal back to the device to acknowledge that the interrupt has been received and processed.</text:p>
      <text:p text:style-name="P2"/>
      <text:p text:style-name="P2"><text:span text:style-name="T1">2. Disable the Interrupt:</text:span> This prevents the device from sending additional interrupts while the interrupt handler is executing.</text:p>
      <text:p text:style-name="P2"/>
      <text:p text:style-name="P2"><text:span text:style-name="T1">3. Read Data From the Device:</text:span> This involves reading data from the device, such as received network packets or completed data transfers.</text:p>
      <text:p text:style-name="P2"/>
      <text:p text:style-name="P2"><text:span text:style-name="T1">4. Update Data Structures:</text:span> The interrupt handler may update data structures, such as network buffers or device status registers, based on the data received from the device.</text:p>
      <text:p text:style-name="P2"/>
      <text:p text:style-name="P2"><text:span text:style-name="T1">5. Enable the Interrupt:</text:span> Once the interrupt handler has completed its work, it enables the interrupt again so that the device can send additional interrupts in the future.</text:p>
      <text:p text:style-name="P2"/>
      <text:p text:style-name="P2">Interrupt handlers must be executed quickly and efficiently to minimize the impact on system performance. In addition, device drivers must ensure that interrupt handlers are properly synchronized to prevent race conditions and other synchronization issues.</text:p>
      <text:p text:style-name="P2"/>
      <text:p text:style-name="P2">Overall, interrupt handlers are a critical component of Linux kernel device drivers, allowing hardware devices to communicate with the CPU and enabling efficient data transfer and processing.</text:p>
      <text:p text:style-name="P2"/>
      <text:h text:style-name="P170" text:outline-level="2"><text:bookmark-start text:name="__RefHeading___Toc171867_3177406469"/>4.6. Memory <text:span text:style-name="T66">M</text:span>anagement<text:bookmark-end text:name="__RefHeading___Toc171867_3177406469"/></text:h>
      <text:p text:style-name="P2"/>
      <text:p text:style-name="P2">In the Linux kernel, device drivers can access and manage memory through a number of different mechanisms. Here are some of the key concepts and techniques involved in memory management for device drivers:</text:p>
      <text:p text:style-name="P2"/>
      <text:p text:style-name="P2"><text:span text:style-name="T1">1. Virtual Memory:</text:span> In Linux, device drivers typically operate in a virtual memory space, which isolates them from other parts of the system. This allows drivers to access memory using virtual addresses, which are translated into physical addresses by the memory management hardware.</text:p>
      <text:p text:style-name="P2"/>
      <text:p text:style-name="P2"><text:span text:style-name="T1">2. Kernel Memory Allocation:</text:span> Device drivers can allocate memory from the kernel's memory pool using functions such as kmalloc and kzalloc. These functions ensure that the memory is physically contiguous and can be accessed efficiently by the device.</text:p>
      <text:p text:style-name="P2"/>
      <text:p text:style-name="P2"><text:span text:style-name="T1">3. DMA Memory Allocation:</text:span> For devices that need to perform direct memory access (DMA), device drivers can allocate memory that is suitable for DMA transfers using functions such as dma_alloc_coherent. This memory is guaranteed to be physically contiguous and can be accessed by the device directly, without going through the CPU.</text:p>
      <text:p text:style-name="P2"/>
      <text:p text:style-name="P2"><text:span text:style-name="T1">4. Memory Mapping:</text:span> Device drivers can map physical memory into their virtual address space using functions such as ioremap and ioremap_nocache. This allows the driver to access device registers and other memory-mapped I/O resources directly.</text:p>
      <text:p text:style-name="P2"/>
      <text:p text:style-name="P2"><text:span text:style-name="T1">5. Page Tables:</text:span> The Linux kernel uses page tables to manage virtual-to-physical address translations. Device drivers can manipulate page tables using functions such as remap_pfn_range and vm_insert_page to map physical memory into their virtual address space.</text:p>
      <text:p text:style-name="P2"/>
      <text:p text:style-name="P2"><text:span text:style-name="T1">6. Memory Synchronization:</text:span> Device drivers must ensure that memory accesses are synchronized between the device and the CPU. This can be achieved using techniques such as cache flushing and memory barriers.</text:p>
      <text:p text:style-name="P2"/>
      <text:p text:style-name="P2">Overall, memory management is a critical aspect of device driver development in the Linux kernel, and understanding these concepts is essential for building reliable and performant drivers.</text:p>
      <text:p text:style-name="P2"/>
      <text:h text:style-name="P170" text:outline-level="2"><text:bookmark-start text:name="__RefHeading___Toc171869_3177406469"/>4.7. Power <text:span text:style-name="T67">M</text:span>anagement<text:bookmark-end text:name="__RefHeading___Toc171869_3177406469"/></text:h>
      <text:p text:style-name="P96"/>
      <text:p text:style-name="P2">Power management is an important aspect of device drivers in the Linux kernel. It allows devices to conserve power by selectively turning off or reducing the power consumption of various subsystems when they are not needed.</text:p>
      <text:p text:style-name="P2"/>
      <text:p text:style-name="P2">Linux provides several power management mechanisms for device drivers to use, including ACPI (Advanced Configuration and Power Interface), which is a standard for configuring power management in modern computers. Device drivers can use ACPI to perform a range of power management functions, including:</text:p>
      <text:p text:style-name="P2"/>
      <text:p text:style-name="P2"><text:span text:style-name="T1">1. Device Initialization and Configuration: </text:span>Device drivers can use ACPI to initialize and configure devices when they are first powered on, ensuring that they are in the correct state for power management.</text:p>
      <text:p text:style-name="P2"/>
      <text:p text:style-name="P2"><text:span text:style-name="T1">2. Power State Transitions: </text:span>Device drivers can use ACPI to transition devices between different power states, such as standby, suspend, and off. This allows devices to conserve power when they are not needed, and to quickly return to an operational state when they are.</text:p>
      <text:p text:style-name="P2"/>
      <text:p text:style-name="P2"><text:span text:style-name="T1">3. Power Management Events: </text:span>ACPI provides a range of events that can be used to trigger power management actions, such as when a device is idle or when the battery is running low. Device drivers can respond to these events by adjusting the power consumption of the device.</text:p>
      <text:p text:style-name="P2"/>
      <text:p text:style-name="P2">In addition to ACPI, Linux also provides other power management mechanisms for device drivers, including the cpufreq subsystem, which allows devices to adjust their CPU frequency dynamically to conserve power, and the cpuidle subsystem, which allows devices to enter low-power idle states when they are not being used.</text:p>
      <text:p text:style-name="P2"/>
      <text:p text:style-name="P2">Overall, power management is an important aspect of device drivers in the Linux kernel, allowing devices to conserve power and extend their battery life. Device drivers can use ACPI and other power management mechanisms to manage power consumption effectively and ensure that devices operate efficiently.</text:p>
      <text:p text:style-name="P2"/>
      <text:h text:style-name="P174" text:outline-level="3"><text:bookmark-start text:name="__RefHeading___Toc11574_849009595"/>4.7.1. Device Initialization and Configuration<text:bookmark-end text:name="__RefHeading___Toc11574_849009595"/></text:h>
      <text:p text:style-name="P2"/>
      <text:p text:style-name="P2">Power management in the Linux kernel involves a number of different components, including device initialization and configuration. When a device is first initialized, the kernel needs to determine what kind of device it is, how it should be configured, and what power management features it supports.</text:p>
      <text:p text:style-name="P2"/>
      <text:p text:style-name="P2">The Linux kernel provides a number of mechanisms for device initialization and configuration, including device tree (DT) and platform data. Device tree is a data structure that describes the hardware and how it is connected, while platform data is a way for device drivers to provide configuration data to the kernel.</text:p>
      <text:p text:style-name="P2"/>
      <text:p text:style-name="P2">When a device driver is loaded, it typically registers itself with the kernel and provides a number of functions that the kernel can use to communicate with the device. These functions include initialization and configuration functions, which are responsible for setting up the device and configuring its power management features.</text:p>
      <text:p text:style-name="P2"/>
      <text:p text:style-name="P2">During device initialization, the kernel will typically probe the device to determine what kind of device it is and what features it supports. This may involve sending commands to the device, reading its configuration registers, or other operations that are specific to the device. Once the device has been identified and its capabilities have been determined, the kernel can then configure it for operation.</text:p>
      <text:p text:style-name="P2"/>
      <text:p text:style-name="P2">Power management features that are typically supported by Linux device drivers include the ability to put the device into various low-power states when it is not in use, and to wake the device up when it is needed. The kernel provides a number of different power management policies that can be used to manage device power consumption, including ACPI, CPUfreq, and cpufreq.</text:p>
      <text:p text:style-name="P2"/>
      <text:p text:style-name="P2">Overall, device initialization and configuration is a critical part of power management in the Linux kernel. By properly configuring devices and taking advantage of power management features, the kernel can significantly reduce system power consumption and improve battery life on mobile devices.</text:p>
      <text:h text:style-name="P174" text:outline-level="3"><text:bookmark-start text:name="__RefHeading___Toc11576_849009595"/>4.7.2. Power State Transitions<text:bookmark-end text:name="__RefHeading___Toc11576_849009595"/></text:h>
      <text:p text:style-name="P2"/>
      <text:p text:style-name="P2">In the context of power management in the Linux kernel, power state transitions refer to the process of changing a device's power consumption level by transitioning it from one power state to another. Power state transitions are a critical part of power management, as they allow devices to reduce their power consumption when they are not in use, which can help to extend battery life and reduce energy usage.</text:p>
      <text:p text:style-name="P2"/>
      <text:p text:style-name="P2">In general, there are several different power states that a device can be in, ranging from high-power states when the device is active and consuming a lot of power, to low-power states when the device is idle and consuming very little power. The specific power states that a device supports will depend on its hardware capabilities and the device driver that controls it.</text:p>
      <text:p text:style-name="P2"/>
      <text:p text:style-name="P2">Power state transitions are typically managed by the device driver, which is responsible for putting the device into low-power states when it is idle and waking it up when it is needed. The driver may also implement policies for transitioning the device between different power states based on various factors such as the system workload, user input, or application demands.</text:p>
      <text:p text:style-name="P2"/>
      <text:p text:style-name="P2">The Linux kernel provides several mechanisms to support power state transitions, including the Advanced Configuration and Power Interface (ACPI), CPU frequency scaling (CPUfreq), and the cpufreq governor subsystems.</text:p>
      <text:p text:style-name="P2"/>
      <text:p text:style-name="P2">ACPI provides a standardized interface for power management that allows the kernel to communicate with the system firmware and devices to enable power state transitions. CPUfreq and cpufreq are used to control the frequency and voltage of the processor, which can help to reduce power consumption when the processor is not in use.</text:p>
      <text:p text:style-name="P2"/>
      <text:p text:style-name="P2">In summary, power state transitions are a critical part of power management in the Linux kernel, and they are implemented by device drivers that manage the device's power states. The Linux kernel provides several mechanisms to support power state transitions, including ACPI, CPUfreq, and the cpufreq governor subsystems. These mechanisms help to ensure that devices operate in the most power-efficient manner possible, which can help to extend battery life and reduce energy usage.</text:p>
      <text:p text:style-name="P2"/>
      <text:h text:style-name="P174" text:outline-level="3"><text:bookmark-start text:name="__RefHeading___Toc11578_849009595"/>4.7.3. Power Management Events<text:bookmark-end text:name="__RefHeading___Toc11578_849009595"/></text:h>
      <text:p text:style-name="P2"/>
      <text:p text:style-name="P2">In the context of power management in the Linux kernel, events refer to any triggers or signals that can be used to initiate power management actions or state transitions. These events can be generated by a wide range of sources, including user activity, system workload, device activity, and changes in system state.</text:p>
      <text:p text:style-name="P2"/>
      <text:p text:style-name="P2">Some common power management events in the Linux kernel include:</text:p>
      <text:p text:style-name="P2"/>
      <text:p text:style-name="P2"><text:span text:style-name="T1">1. User Activity:</text:span> Events such as keystrokes or mouse movements can be used to signal that the system should remain in an active state and prevent power-saving measures from kicking in.</text:p>
      <text:p text:style-name="P2"/>
      <text:p text:style-name="P2"><text:span text:style-name="T1">2. System Workload:</text:span> The CPU utilization and system load can be monitored to determine when power-saving measures can be used without affecting system performance.</text:p>
      <text:p text:style-name="P2"/>
      <text:p text:style-name="P2"><text:span text:style-name="T1">3. Device activity:</text:span> Events such as network activity or disk access can be used to determine when a device is in use and should remain active.</text:p>
      <text:p text:style-name="P2"/>
      <text:p text:style-name="P2"><text:span text:style-name="T1">4. System state changes:</text:span> Events such as changes in system temperature or battery level can be used to trigger power-saving measures or state transitions.</text:p>
      <text:p text:style-name="P2"/>
      <text:p text:style-name="P2">Overall, power management events play a crucial role in power management in the Linux kernel. By monitoring and responding to events, the kernel can adjust device and system power states to optimize performance and power consumption, resulting in longer battery life and reduced energy usage.</text:p>
      <text:h text:style-name="P170" text:outline-level="2"><text:bookmark-start text:name="__RefHeading___Toc171871_3177406469"/>4.8. Hotplug <text:span text:style-name="T68">S</text:span>upport<text:bookmark-end text:name="__RefHeading___Toc171871_3177406469"/></text:h>
      <text:p text:style-name="P2"/>
      <text:p text:style-name="P2"/>
      <text:p text:style-name="P2">Hotplug support in Linux kernel device drivers is a feature that allows devices to be added or removed from a system while the system is running, without requiring a system reboot. This feature is essential in today's dynamic computing environments, where devices are frequently added or removed from a system.</text:p>
      <text:p text:style-name="P2"/>
      <text:p text:style-name="P2">In the Linux kernel, hotplug support is provided by the kernel's hotplug subsystem. This subsystem manages the loading and unloading of device drivers when devices are added or removed from a system. The hotplug subsystem also provides a standardized interface for device drivers to interact with the system when devices are added or removed.</text:p>
      <text:p text:style-name="P2"/>
      <text:p text:style-name="P2">To support hotplug in a device driver, the driver must register itself with the hotplug subsystem. The driver must also provide callbacks that the hotplug subsystem can use to notify the driver when devices are added or removed from the system. These callbacks include the probe function, which is called when a device is added to the system, and the remove function, which is called when a device is removed from the system.</text:p>
      <text:p text:style-name="P2"/>
      <text:p text:style-name="P2">When a device is added to the system, the hotplug subsystem checks if there is a device driver that can handle the new device. If a suitable driver is found, the subsystem loads the driver and calls its probe function. The probe function initializes the device and sets it up for use by the system.</text:p>
      <text:p text:style-name="P2"/>
      <text:p text:style-name="P2">When a device is removed from the system, the hotplug subsystem calls the driver's remove function. The remove function shuts down the device and frees any resources that were allocated during the probe function.</text:p>
      <text:p text:style-name="P2"/>
      <text:p text:style-name="P2">In summary, hotplug support is an essential feature of Linux kernel device drivers. It allows devices to be added or removed from a system while the system is running, without requiring a system reboot. To support hotplug in a device driver, the driver must register itself with the hotplug subsystem and provide callbacks that the subsystem can use to notify the driver when devices are added or removed from the system.</text:p>
      <text:p text:style-name="P2"/>
      <text:h text:style-name="P170" text:outline-level="2"><text:bookmark-start text:name="__RefHeading___Toc171873_3177406469"/>4.9. Example Code<text:bookmark-end text:name="__RefHeading___Toc171873_3177406469"/></text:h>
      <text:p text:style-name="P79"/>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row>
                <table:table-cell table:style-name="Table3.A1" office:value-type="string">
                  <text:p text:style-name="Preformatted_20_Text">#include &lt;linux/module.h&gt;</text:p>
                  <text:p text:style-name="Preformatted_20_Text">#include &lt;linux/init.h&gt;</text:p>
                  <text:p text:style-name="Preformatted_20_Text">#include &lt;linux/device.h&gt;</text:p>
                  <text:p text:style-name="Preformatted_20_Text">#include &lt;linux/fs.h&gt;</text:p>
                  <text:p text:style-name="Preformatted_20_Text">#include &lt;asm/uaccess.h&gt;</text:p>
                  <text:p text:style-name="Preformatted_20_Text"/>
                  <text:p text:style-name="Preformatted_20_Text">MODULE_LICENSE("GPL");</text:p>
                  <text:p text:style-name="Preformatted_20_Text"/>
                  <text:p text:style-name="Preformatted_20_Text">#define DEVICE_NAME "mydevice"</text:p>
                  <text:p text:style-name="Preformatted_20_Text">#define CLASS_NAME "myclass"</text:p>
                  <text:p text:style-name="Preformatted_20_Text"/>
                  <text:p text:style-name="Preformatted_20_Text">static int major_number;</text:p>
                  <text:p text:style-name="Preformatted_20_Text">static struct class *myclass;</text:p>
                  <text:p text:style-name="Preformatted_20_Text">static struct device *mydevice;</text:p>
                  <text:p text:style-name="Preformatted_20_Text"/>
                  <text:p text:style-name="Preformatted_20_Text">static int device_open(struct inode *inode, struct file *file)</text:p>
                  <text:p text:style-name="Preformatted_20_Text">{</text:p>
                  <text:p text:style-name="Preformatted_20_Text"><text:s text:c="4"/>printk(KERN_INFO "Device opened\n");</text:p>
                  <text:p text:style-name="Preformatted_20_Text"><text:s text:c="4"/>return 0;</text:p>
                  <text:p text:style-name="Preformatted_20_Text">}</text:p>
                  <text:p text:style-name="Preformatted_20_Text"/>
                  <text:p text:style-name="Preformatted_20_Text">static int device_release(struct inode *inode, struct file *file)</text:p>
                  <text:p text:style-name="Preformatted_20_Text">{</text:p>
                  <text:p text:style-name="Preformatted_20_Text"><text:s text:c="4"/>printk(KERN_INFO "Device closed\n");</text:p>
                  <text:p text:style-name="Preformatted_20_Text"><text:s text:c="4"/>return 0;</text:p>
                  <text:p text:style-name="Preformatted_20_Text">}</text:p>
                  <text:p text:style-name="Preformatted_20_Text"/>
                  <text:p text:style-name="Preformatted_20_Text">static ssize_t device_read(struct file *file, char __user *buffer, size_t length, loff_t *offset)</text:p>
                  <text:p text:style-name="Preformatted_20_Text">{</text:p>
                  <text:p text:style-name="Preformatted_20_Text"><text:s text:c="4"/>printk(KERN_INFO "Device read\n");</text:p>
                  <text:p text:style-name="Preformatted_20_Text"><text:s text:c="4"/>return 0;</text:p>
                  <text:p text:style-name="Preformatted_20_Text">}</text:p>
                  <text:p text:style-name="Preformatted_20_Text"/>
                  <text:p text:style-name="Preformatted_20_Text">static ssize_t device_write(struct file *file, const char __user *buffer, size_t length, loff_t *offset)</text:p>
                  <text:p text:style-name="Preformatted_20_Text">{</text:p>
                  <text:p text:style-name="Preformatted_20_Text"><text:s text:c="4"/>printk(KERN_INFO "Device write\n");</text:p>
                  <text:p text:style-name="Preformatted_20_Text"><text:s text:c="4"/>return length;</text:p>
                  <text:p text:style-name="Preformatted_20_Text">}</text:p>
                  <text:p text:style-name="Preformatted_20_Text"/>
                  <text:p text:style-name="Preformatted_20_Text">static struct file_operations fops = {</text:p>
                  <text:p text:style-name="Preformatted_20_Text"><text:s text:c="4"/>.open = device_open,</text:p>
                  <text:p text:style-name="Preformatted_20_Text"><text:s text:c="4"/>.release = device_release,</text:p>
                  <text:p text:style-name="Preformatted_20_Text"><text:s text:c="4"/>.read = device_read,</text:p>
                  <text:p text:style-name="Preformatted_20_Text"><text:s text:c="4"/>.write = device_write,</text:p>
                  <text:p text:style-name="Preformatted_20_Text">};</text:p>
                  <text:p text:style-name="Preformatted_20_Text"/>
                  <text:p text:style-name="Preformatted_20_Text">static int __init mydevice_init(void)</text:p>
                  <text:p text:style-name="Preformatted_20_Text">{</text:p>
                  <text:p text:style-name="Preformatted_20_Text"><text:s text:c="4"/>major_number = register_chrdev(0, DEVICE_NAME, &amp;fops);</text:p>
                  <text:p text:style-name="Preformatted_20_Text"/>
                  <text:p text:style-name="Preformatted_20_Text"><text:s text:c="4"/>if (major_number &lt; 0) {</text:p>
                  <text:p text:style-name="Preformatted_20_Text"><text:s text:c="8"/>printk(KERN_ALERT "Failed to register device: %d\n", major_number);</text:p>
                  <text:p text:style-name="Preformatted_20_Text"><text:s text:c="8"/>return major_number;</text:p>
                  <text:p text:style-name="Preformatted_20_Text"><text:s text:c="4"/>}</text:p>
                  <text:p text:style-name="Preformatted_20_Text"><text:soft-page-break/></text:p>
                  <text:p text:style-name="Preformatted_20_Text"><text:s text:c="4"/>myclass = class_create(THIS_MODULE, CLASS_NAME);</text:p>
                  <text:p text:style-name="Preformatted_20_Text"/>
                  <text:p text:style-name="Preformatted_20_Text"><text:s text:c="4"/>if (IS_ERR(myclass)) {</text:p>
                  <text:p text:style-name="Preformatted_20_Text"><text:s text:c="8"/>unregister_chrdev(major_number, DEVICE_NAME);</text:p>
                  <text:p text:style-name="Preformatted_20_Text"><text:s text:c="8"/>printk(KERN_ALERT "Failed to create device class\n");</text:p>
                  <text:p text:style-name="Preformatted_20_Text"><text:s text:c="8"/>return PTR_ERR(myclass);</text:p>
                  <text:p text:style-name="Preformatted_20_Text"><text:s text:c="4"/>}</text:p>
                  <text:p text:style-name="Preformatted_20_Text"/>
                  <text:p text:style-name="Preformatted_20_Text"><text:s text:c="4"/>mydevice = device_create(myclass, NULL, MKDEV(major_number, 0), NULL, DEVICE_NAME);</text:p>
                  <text:p text:style-name="Preformatted_20_Text"/>
                  <text:p text:style-name="Preformatted_20_Text"><text:s text:c="4"/>if (IS_ERR(mydevice)) {</text:p>
                  <text:p text:style-name="Preformatted_20_Text"><text:s text:c="8"/>class_destroy(myclass);</text:p>
                  <text:p text:style-name="Preformatted_20_Text"><text:s text:c="8"/>unregister_chrdev(major_number, DEVICE_NAME);</text:p>
                  <text:p text:style-name="Preformatted_20_Text"><text:s text:c="8"/>printk(KERN_ALERT "Failed to create device\n");</text:p>
                  <text:p text:style-name="Preformatted_20_Text"><text:s text:c="8"/>return PTR_ERR(mydevice);</text:p>
                  <text:p text:style-name="Preformatted_20_Text"><text:s text:c="4"/>}</text:p>
                  <text:p text:style-name="Preformatted_20_Text"/>
                  <text:p text:style-name="Preformatted_20_Text"><text:s text:c="4"/>printk(KERN_INFO "Device registered successfully\n");</text:p>
                  <text:p text:style-name="Preformatted_20_Text"/>
                  <text:p text:style-name="Preformatted_20_Text"><text:s text:c="4"/>return 0;</text:p>
                  <text:p text:style-name="Preformatted_20_Text">}</text:p>
                  <text:p text:style-name="Preformatted_20_Text"/>
                  <text:p text:style-name="Preformatted_20_Text">static void __exit mydevice_exit(void)</text:p>
                  <text:p text:style-name="Preformatted_20_Text">{</text:p>
                  <text:p text:style-name="Preformatted_20_Text"><text:s text:c="4"/>device_destroy(myclass, MKDEV(major_number, 0));</text:p>
                  <text:p text:style-name="Preformatted_20_Text"><text:s text:c="4"/>class_unregister(myclass);</text:p>
                  <text:p text:style-name="Preformatted_20_Text"><text:s text:c="4"/>class_destroy(myclass);</text:p>
                  <text:p text:style-name="Preformatted_20_Text"><text:s text:c="4"/>unregister_chrdev(major_number, DEVICE_NAME);</text:p>
                  <text:p text:style-name="Preformatted_20_Text"/>
                  <text:p text:style-name="Preformatted_20_Text"><text:s text:c="4"/>printk(KERN_INFO "Device unregistered successfully\n");</text:p>
                  <text:p text:style-name="Preformatted_20_Text">}</text:p>
                  <text:p text:style-name="Preformatted_20_Text"/>
                  <text:p text:style-name="Preformatted_20_Text">module_init(mydevice_init);</text:p>
                  <text:p text:style-name="Preformatted_20_Text">module_exit(mydevice_exit);</text:p>
                  <text:p text:style-name="Preformatted_20_Text"/>
                </table:table-cell>
              </table:table-row>
            </table:table>
            <text:p text:style-name="P27"/>
          </table:table-cell>
          <table:table-cell table:style-name="Table2.A1" office:value-type="string">
            <text:p text:style-name="P27"/>
          </table:table-cell>
        </table:table-row>
        <table:table-row table:style-name="Table2.2">
          <table:table-cell table:style-name="Table2.A1" office:value-type="string">
            <text:p text:style-name="P27"/>
          </table:table-cell>
          <table:table-cell table:style-name="Table2.A1" office:value-type="string">
            <text:p text:style-name="P27"/>
          </table:table-cell>
        </table:table-row>
      </table:table>
      <text:p text:style-name="P2">This code registers a character device named "mydevice" and creates a device file for it in the /dev directory. The device_open, device_release, device_read, and device_write functions implement the open, close, read, and write operations for the device. The register_chrdev function is used to register the device, the class_create function creates a class for the device, and the device_create function creates the device file. The device_destroy, class_unregister, class_destroy, and unregister_chrdev functions are used to unregister the device and delete the device file and the class when the module is unloaded.</text:p>
      <text:p text:style-name="P2"/>
      <text:h text:style-name="P170" text:outline-level="2"><text:bookmark-start text:name="__RefHeading___Toc171875_3177406469"/>4.1<text:span text:style-name="T115">0</text:span>. APIs<text:bookmark-end text:name="__RefHeading___Toc171875_3177406469"/></text:h>
      <text:p text:style-name="P2"/>
      <text:p text:style-name="P2">Here is a non-exhaustive list of some of the device driver APIs available in the Linux kernel:</text:p>
      <text:p text:style-name="P2"/>
      <text:p text:style-name="P2"><text:span text:style-name="T1">1. register_chrdev():</text:span> Registers a character device driver with the kernel</text:p>
      <text:p text:style-name="P2"/>
      <text:p text:style-name="P2"><text:span text:style-name="T1">2. unregister_chrdev():</text:span> Unregisters a character device driver from the kernel</text:p>
      <text:p text:style-name="P2"/>
      <text:p text:style-name="P2"><text:span text:style-name="T1">3. alloc_chrdev_region():</text:span> Allocates a range of character device numbers</text:p>
      <text:p text:style-name="P2"/>
      <text:p text:style-name="P2"><text:span text:style-name="T1">4. cdev_init():</text:span> Initializes a character device structure</text:p>
      <text:p text:style-name="P2"/>
      <text:p text:style-name="P2"><text:span text:style-name="T1">5. cdev_add():</text:span> Adds a character device to the system</text:p>
      <text:p text:style-name="P2"/>
      <text:p text:style-name="P2"><text:span text:style-name="T1">6. cdev_del():</text:span> Removes a character device from the system</text:p>
      <text:p text:style-name="P2"/>
      <text:p text:style-name="P2"><text:span text:style-name="T1">7. device_create():</text:span> Creates a device file in the sysfs filesystem</text:p>
      <text:p text:style-name="P2"/>
      <text:p text:style-name="P2"><text:span text:style-name="T1">8. device_destroy():</text:span> Destroys a device file in the sysfs filesystem</text:p>
      <text:p text:style-name="P2"/>
      <text:p text:style-name="P2"><text:span text:style-name="T1">9. request_irq():</text:span> Requests an interrupt line from the system</text:p>
      <text:p text:style-name="P2"/>
      <text:p text:style-name="P2"><text:span text:style-name="T1">10. free_irq():</text:span> Frees an interrupt line previously requested using request_irq()</text:p>
      <text:p text:style-name="P2"/>
      <text:p text:style-name="P2"><text:span text:style-name="T1">11. ioread8():</text:span> Reads an 8-bit value from an I/O port</text:p>
      <text:p text:style-name="P2"/>
      <text:p text:style-name="P2"><text:span text:style-name="T1">12. iowrite8():</text:span> Writes an 8-bit value to an I/O port</text:p>
      <text:p text:style-name="P2"/>
      <text:p text:style-name="P2"><text:span text:style-name="T1">13. iowrite32():</text:span> Writes a 32-bit value to an I/O port</text:p>
      <text:p text:style-name="P2"/>
      <text:p text:style-name="P2"><text:span text:style-name="T1">14. ioread32():</text:span> Reads a 32-bit value from an I/O port</text:p>
      <text:p text:style-name="P2"/>
      <text:p text:style-name="P2"><text:span text:style-name="T1">15. pci_register_driver():</text:span> Registers a PCI device driver with the kernel</text:p>
      <text:p text:style-name="P2"/>
      <text:p text:style-name="P2"><text:span text:style-name="T1">16. pci_unregister_driver(): </text:span>Unregisters a PCI device driver from the kernel</text:p>
      <text:p text:style-name="P2"/>
      <text:p text:style-name="P2"><text:span text:style-name="T1">17. pci_enable_device():</text:span> Enables a PCI device for use by a driver</text:p>
      <text:p text:style-name="P2"/>
      <text:p text:style-name="P2"><text:span text:style-name="T1">18. pci_disable_device():</text:span> Disables a PCI device previously enabled using pci_enable_device()</text:p>
      <text:p text:style-name="P2"/>
      <text:p text:style-name="P2"><text:span text:style-name="T1">19. pci_request_regions():</text:span> Requests I/O and memory regions used by a PCI device</text:p>
      <text:p text:style-name="P2"/>
      <text:p text:style-name="P2"><text:span text:style-name="T1">20. pci_release_regions():</text:span> Releases I/O and memory regions previously requested using pci_request_regions()</text:p>
      <text:p text:style-name="P2"/>
      <text:p text:style-name="P2">These APIs provide a wide range of functionality for developing device drivers in the Linux kernel. Depending on the specific needs of a driver, different APIs may be more appropriate or efficient to use.</text:p>
      <text:p text:style-name="P2"/>
      <text:h text:style-name="P169" text:outline-level="1"><text:bookmark-start text:name="__RefHeading___Toc171877_3177406469"/>5. <text:span text:style-name="T69">F</text:span>ile <text:span text:style-name="T69">S</text:span>ystem <text:span text:style-name="T69">M</text:span>anagement<text:bookmark-end text:name="__RefHeading___Toc171877_3177406469"/></text:h>
      <text:p text:style-name="P2"/>
      <text:p text:style-name="P2">The Linux kernel file system is responsible for managing files and directories on a Linux system. The Linux file system is hierarchical, with the root directory as the top-level directory. </text:p>
      <text:p text:style-name="P2"/>
      <text:p text:style-name="P2"><text:span text:style-name="T1">1. File System Types:</text:span><text:span text:style-name="T95"> In Linux, there are several types of file systems that can be used to organize and store data on a disk or other storage device. </text:span></text:p>
      <text:p text:style-name="P2"/>
      <text:p text:style-name="P2"><text:span text:style-name="T1">2. Virtual File System:</text:span> In Linux, the Virtual File System (VFS) is a layer that provides a uniform interface to access different types of file systems, such as ext4, XFS, and NTFS, among others. The VFS is responsible for abstracting the differences between various file systems and presenting a unified file system interface to user-space applications.</text:p>
      <text:p text:style-name="P2"/>
      <text:p text:style-name="P2"><text:span text:style-name="T1">3. File </text:span><text:span text:style-name="T13">S</text:span><text:span text:style-name="T1">ystem </text:span><text:span text:style-name="T13">H</text:span><text:span text:style-name="T1">ierarchy:</text:span> In Linux, the File System Hierarchy (FSH) is a standard directory structure that organizes the file system into a hierarchy of directories and subdirectories. The FSH provides a consistent way for system administrators and users to access and manage files and directories across different Linux distributions and systems.</text:p>
      <text:p text:style-name="P2"/>
      <text:p text:style-name="P2"><text:span text:style-name="T1">4. File System Operations:</text:span> In Linux, file system operations refer to the actions that can be performed on files and directories, such as creating, modifying, deleting, and accessing files.</text:p>
      <text:p text:style-name="P2"/>
      <text:p text:style-name="P2"><text:span text:style-name="T1">5. File System Caching:</text:span> In Linux, file system caching is used to speed up access to frequently used files and directories by storing them in memory. The file system cache is a portion of the system's memory that is used to cache file system data, such as directory structures, file metadata, and file contents.</text:p>
      <text:p text:style-name="P2"/>
      <text:p text:style-name="P2"><text:span text:style-name="T1">6. File System Security:</text:span> In Linux, file system security is an important aspect of system security that helps protect the system and its data from unauthorized access and modification. </text:p>
      <text:h text:style-name="P170" text:outline-level="2"><text:bookmark-start text:name="__RefHeading___Toc171879_3177406469"/>5.1. File <text:span text:style-name="T69">S</text:span>ystem <text:span text:style-name="T69">T</text:span>ypes<text:bookmark-end text:name="__RefHeading___Toc171879_3177406469"/></text:h>
      <text:p text:style-name="P2"/>
      <text:p text:style-name="P2">The Linux kernel supports several different types of file systems, each designed to meet different needs and requirements. Some of the most common file system types in Linux include:</text:p>
      <text:p text:style-name="P2"/>
      <text:p text:style-name="P2"><text:span text:style-name="T1">1. Ext4:</text:span> This is the default file system type for most Linux distributions. It is a journaling file system, which means that it keeps a log of changes to the file system to help recover data in case of system crashes or power failures. Ext4 also supports large file sizes and partitions, up to 1 exabyte in size.</text:p>
      <text:p text:style-name="P2"/>
      <text:p text:style-name="P2"><text:span text:style-name="T1">2. Btrfs:</text:span> Btrfs is a copy-on-write file system that supports snapshots, subvolumes, and RAID configurations. It provides features such as data checksumming, compression, and multiple device support. Btrfs also has built-in support for SSDs, which can improve performance on these types of storage devices.</text:p>
      <text:p text:style-name="P2"/>
      <text:p text:style-name="P2"><text:span text:style-name="T1">3. XFS:</text:span> XFS is a high-performance file system that is particularly well-suited for large-scale storage environments. It supports large file sizes and partitions, up to 8 exabytes in size, and provides features such as data journaling, online defragmentation, and multiple device support.</text:p>
      <text:p text:style-name="P2"/>
      <text:p text:style-name="P2"><text:span text:style-name="T1">4. F2FS:</text:span> F2FS is a flash-friendly file system that is optimized for use with solid-state drives (SSDs). It provides features such as wear-leveling and TRIM support, which can help to extend the lifespan of SSDs. F2FS also supports file encryption and compression.</text:p>
      <text:p text:style-name="P2"/>
      <text:p text:style-name="P2"><text:span text:style-name="T1">5. NFS: </text:span>NFS (Network File System) is a file system protocol that allows remote file systems to be mounted over a network. It provides features such as file locking, caching, and access control. NFS is commonly used for sharing files between Linux and UNIX systems.</text:p>
      <text:p text:style-name="P2"/>
      <text:p text:style-name="P2"><text:span text:style-name="T1">6. NTFS:</text:span> NTFS is a file system type used by Microsoft Windows. The Linux kernel includes support for reading and writing to NTFS file systems, which allows Linux systems to access files on Windows partitions.</text:p>
      <text:p text:style-name="P2"/>
      <text:p text:style-name="P2"><text:span text:style-name="T1">7. FAT:</text:span> FAT (File Allocation Table) is a file system type commonly used on removable storage devices such as USB drives and memory cards. The Linux kernel includes support for reading and writing to FAT file systems.</text:p>
      <text:p text:style-name="P2"/>
      <text:p text:style-name="P2">These are just a few of the file system types supported by the Linux kernel. There are many others, including ReiserFS, JFS, and UFS, each with its own set of features and characteristics. The choice of file system type will depend on the specific needs and requirements of the system being used.</text:p>
      <text:p text:style-name="P2"/>
      <text:h text:style-name="P174" text:outline-level="3"><text:bookmark-start text:name="__RefHeading___Toc11580_849009595"/>5.1.1. Ext4<text:bookmark-end text:name="__RefHeading___Toc11580_849009595"/></text:h>
      <text:p text:style-name="P2"/>
      <text:p text:style-name="P2">Ext4 (Fourth Extended Filesystem) is a widely used file system in Linux operating systems. It is an improvement over the previous versions of the Ext file systems (Ext2 and Ext3) and provides several advanced features and better performance.</text:p>
      <text:p text:style-name="P2"/>
      <text:p text:style-name="P2">Some key features of the Ext4 file system are:</text:p>
      <text:p text:style-name="P2"/>
      <text:p text:style-name="P2"><text:span text:style-name="T1">1. Large File Support:</text:span> Ext4 supports files up to 16 terabytes in size.</text:p>
      <text:p text:style-name="P2"/>
      <text:p text:style-name="P2"><text:span text:style-name="T1">2. Fast File System Checking:</text:span> Ext4 has faster file system checking, which reduces the time taken to perform a file system check after an unclean shutdown.</text:p>
      <text:p text:style-name="P2"/>
      <text:p text:style-name="P2"><text:span text:style-name="T1">3. Delayed Allocation:</text:span> Ext4 uses delayed allocation, which means that it does not allocate space to a file until it is actually written to disk. This reduces fragmentation and improves performance.</text:p>
      <text:p text:style-name="P2"/>
      <text:p text:style-name="P2"><text:span text:style-name="T1">4. Multiblock Allocation:</text:span> Ext4 uses multiblock allocation, which means that it can allocate multiple blocks at once, reducing fragmentation and improving performance.</text:p>
      <text:p text:style-name="P2"/>
      <text:p text:style-name="P2"><text:span text:style-name="T1">5. Journal Checksumming:</text:span> Ext4 uses journal checksumming, which ensures that the journal is not corrupted, and any errors can be detected and corrected.</text:p>
      <text:p text:style-name="P2"/>
      <text:p text:style-name="P2">Overall, Ext4 is a reliable and robust file system that is widely used in Linux operating systems. It offers several advanced features and better performance than the earlier versions of the Ext file systems.</text:p>
      <text:p text:style-name="P2"/>
      <text:h text:style-name="P174" text:outline-level="3"><text:bookmark-start text:name="__RefHeading___Toc11582_849009595"/>5.1.2. Btrfs<text:bookmark-end text:name="__RefHeading___Toc11582_849009595"/></text:h>
      <text:p text:style-name="P2"/>
      <text:p text:style-name="P2">Btrfs (B-tree file system or "Better" file system) is a modern file system for Linux operating systems that was designed to address some of the limitations of existing file systems like Ext4. It was developed by Oracle Corporation and is licensed under the GPL.</text:p>
      <text:p text:style-name="P2"/>
      <text:p text:style-name="P2">Some key features of the Btrfs file system are:</text:p>
      <text:p text:style-name="P2"/>
      <text:p text:style-name="P2"><text:span text:style-name="T1">1. Copy-On-Write:</text:span> Btrfs uses copy-on-write, which means that data is not overwritten when modified, but instead, a new copy of the data is created and modified. This helps to avoid data corruption and provides better data consistency.</text:p>
      <text:p text:style-name="P2"/>
      <text:p text:style-name="P2"><text:span text:style-name="T1">2. Snapshots and Subvolumes:</text:span> Btrfs supports creating snapshots and subvolumes, which are separate logical volumes within a single physical volume. This makes it easier to manage data and allows for better data protection.</text:p>
      <text:p text:style-name="P2"/>
      <text:p text:style-name="P2"><text:span text:style-name="T1">3. RAID Support:</text:span> Btrfs supports various RAID levels like RAID0, RAID1, RAID5, RAID6, and RAID10, which provides better data redundancy and fault tolerance.</text:p>
      <text:p text:style-name="P2"/>
      <text:p text:style-name="P2"><text:span text:style-name="T1">4. Online Resizing:</text:span> Btrfs supports online resizing, which allows you to resize the file system while it is still mounted and in use.</text:p>
      <text:p text:style-name="P2"/>
      <text:p text:style-name="P2"><text:span text:style-name="T1">5. Checksumming:</text:span> Btrfs uses checksums to ensure data integrity and detect data corruption.</text:p>
      <text:p text:style-name="P2"/>
      <text:p text:style-name="P2">6. Compression: Btrfs supports transparent compression, which allows you to compress data on-the-fly, saving storage space.</text:p>
      <text:p text:style-name="P2"/>
      <text:p text:style-name="P2">Overall, Btrfs is a modern and robust file system that provides many advanced features and improved performance compared to older file systems like Ext4. However, it is still considered experimental in some distributions and may not be as stable as other file systems.</text:p>
      <text:p text:style-name="P2"/>
      <text:h text:style-name="P174" text:outline-level="3"><text:bookmark-start text:name="__RefHeading___Toc11584_849009595"/>5.1.3. XFS<text:bookmark-end text:name="__RefHeading___Toc11584_849009595"/></text:h>
      <text:p text:style-name="P2"/>
      <text:p text:style-name="P2">XFS (Extended File System) is a high-performance file system for Linux operating systems. It was initially developed by Silicon Graphics (SGI) and is now maintained by Red Hat.</text:p>
      <text:p text:style-name="P2"/>
      <text:p text:style-name="P2">Some key features of the XFS file system are:</text:p>
      <text:p text:style-name="P2"/>
      <text:p text:style-name="P2"><text:span text:style-name="T1">1. Scalability: </text:span>XFS is designed to handle large file systems and supports file systems up to 8 exabytes in size.</text:p>
      <text:p text:style-name="P2"/>
      <text:p text:style-name="P2"><text:span text:style-name="T1">2. Journaling:</text:span> XFS uses journaling to ensure data consistency and faster file system recovery in the event of an unclean shutdown.</text:p>
      <text:p text:style-name="P2"/>
      <text:p text:style-name="P2"><text:span text:style-name="T1">3. Filesystem Metadata:</text:span> XFS stores file system metadata, such as inodes and directories, in a balanced B+tree structure, which provides fast access to files and directories.</text:p>
      <text:p text:style-name="P2"/>
      <text:p text:style-name="P2"><text:span text:style-name="T1">4. Online Resizing: </text:span>XFS supports online resizing, which allows you to resize the file system while it is still mounted and in use.</text:p>
      <text:p text:style-name="P2"/>
      <text:p text:style-name="P2"><text:span text:style-name="T1">5. Delayed Allocation:</text:span> XFS uses delayed allocation, which means that it does not allocate space to a file until it is actually written to disk. This reduces fragmentation and improves performance.</text:p>
      <text:p text:style-name="P2"/>
      <text:p text:style-name="P2"><text:span text:style-name="T1">6. CRCs:</text:span> XFS uses cyclic redundancy checks (CRCs) to ensure data integrity and detect data corruption.</text:p>
      <text:p text:style-name="P2"/>
      <text:p text:style-name="P2">Overall, XFS is a high-performance file system that is designed to handle large file systems and provide fast access to files and directories. It provides several advanced features that make it suitable for enterprise-level applications where performance and reliability are critical.</text:p>
      <text:p text:style-name="P2"/>
      <text:h text:style-name="P174" text:outline-level="3"><text:bookmark-start text:name="__RefHeading___Toc11586_849009595"/>5.1.4. F2FS<text:bookmark-end text:name="__RefHeading___Toc11586_849009595"/></text:h>
      <text:p text:style-name="P2"/>
      <text:p text:style-name="P2">F2FS (Flash-Friendly File System) is a file system designed for use with NAND-based flash memory devices, such as solid-state drives (SSDs), USB flash drives, and SD cards. It was developed by Samsung and is included in the Linux kernel since version 3.8.</text:p>
      <text:p text:style-name="P2"/>
      <text:p text:style-name="P2">Some key features of the F2FS file system are:</text:p>
      <text:p text:style-name="P2"/>
      <text:p text:style-name="P2"><text:span text:style-name="T1">1. Log-Structured File System:</text:span> F2FS is a log-structured file system, which means that it writes data sequentially to the disk, reducing write amplification and extending the life of flash memory.</text:p>
      <text:p text:style-name="P2"/>
      <text:p text:style-name="P2"><text:span text:style-name="T1">2. Flash-Friendly Design:</text:span> F2FS is designed to optimize performance and reduce wear on flash memory devices. It includes features like a dynamic wear-leveling algorithm, TRIM support, and support for discard and cache flushing commands.</text:p>
      <text:p text:style-name="P2"/>
      <text:p text:style-name="P2"><text:span text:style-name="T1">3. Inline Data:</text:span> F2FS includes a feature called Inline Data, which stores small files within the inode structure, reducing the number of disk reads required to access the file.</text:p>
      <text:p text:style-name="P2"/>
      <text:p text:style-name="P2"><text:span text:style-name="T1">4. Checkpoints:</text:span> F2FS uses checkpoints to keep track of the file system state, which allows for faster file system recovery after an unclean shutdown.</text:p>
      <text:p text:style-name="P2"/>
      <text:p text:style-name="P2"><text:span text:style-name="T1">5. Multi-Head Logging:</text:span> F2FS uses multi-head logging to improve write performance by allowing multiple threads to write to different parts of the file system at the same time.</text:p>
      <text:p text:style-name="P2"/>
      <text:p text:style-name="P2">Overall, F2FS is a file system optimized for use with NAND-based flash memory devices, providing fast performance and reducing wear on the device. It is particularly well-suited for use in mobile devices and embedded systems where flash memory is commonly used.</text:p>
      <text:p text:style-name="P2"/>
      <text:h text:style-name="P174" text:outline-level="3"><text:bookmark-start text:name="__RefHeading___Toc11588_849009595"/>5.1.5. NFS<text:bookmark-end text:name="__RefHeading___Toc11588_849009595"/></text:h>
      <text:p text:style-name="P2"/>
      <text:p text:style-name="P2">NFS (Network File System) is a distributed file system protocol that allows remote clients to access files and directories over a network. It was originally developed by Sun Microsystems in the 1980s and is now maintained by the Internet Engineering Task Force (IETF).</text:p>
      <text:p text:style-name="P2"/>
      <text:p text:style-name="P2">Some key features of NFS are:</text:p>
      <text:p text:style-name="P2"/>
      <text:p text:style-name="P2"><text:span text:style-name="T1">1. Cross-Platform Support:</text:span> NFS is a cross-platform protocol that allows clients to access files and directories on a remote server, regardless of the operating system used by the server or client.</text:p>
      <text:p text:style-name="P2"/>
      <text:p text:style-name="P2"><text:span text:style-name="T1">2. Mounting:</text:span> NFS uses the mount command to make remote file systems available to local clients. This allows users to access remote files and directories as if they were stored locally.</text:p>
      <text:p text:style-name="P2"/>
      <text:p text:style-name="P2"><text:span text:style-name="T1">3. Security:</text:span> NFS supports various authentication mechanisms, such as Kerberos, to ensure that only authorized clients can access files and directories on the server.</text:p>
      <text:p text:style-name="P2"/>
      <text:p text:style-name="P2"><text:span text:style-name="T1">4. Performance:</text:span> NFS is designed to provide high performance over a network, with features like client-side caching and read-ahead buffering.</text:p>
      <text:p text:style-name="P2"/>
      <text:p text:style-name="P2"><text:span text:style-name="T1">5. Fault Tolerance:</text:span> NFS includes features like automatic failover and redundancy, which ensures that files and directories remain accessible even in the event of a server failure.</text:p>
      <text:p text:style-name="P2"/>
      <text:p text:style-name="P2">Overall, NFS is a widely used protocol for sharing files and directories over a network. It provides cross-platform support, high performance, and fault tolerance, making it ideal for use in enterprise-level applications and environments.</text:p>
      <text:p text:style-name="P2"/>
      <text:h text:style-name="P174" text:outline-level="3"><text:bookmark-start text:name="__RefHeading___Toc11590_849009595"/>5.1.6. NTFS<text:bookmark-end text:name="__RefHeading___Toc11590_849009595"/></text:h>
      <text:p text:style-name="P2"/>
      <text:p text:style-name="P2">NTFS (New Technology File System) is a file system developed by Microsoft for the Windows operating system. NTFS is the default file system used in modern versions of Windows, including Windows 10, 8, and 7.</text:p>
      <text:p text:style-name="P2"/>
      <text:p text:style-name="P2">Although NTFS is primarily used in the Windows operating system, it is also supported in Linux through third-party drivers and utilities.</text:p>
      <text:p text:style-name="P2"/>
      <text:p text:style-name="P2">Some key features of NTFS are:</text:p>
      <text:p text:style-name="P2"/>
      <text:p text:style-name="P2"><text:span text:style-name="T1">1. File Compression:</text:span> NTFS supports file compression, which allows users to save disk space by compressing files and directories.</text:p>
      <text:p text:style-name="P2"/>
      <text:p text:style-name="P2"><text:span text:style-name="T1">2. File Encryption:</text:span> NTFS supports file encryption, which allows users to encrypt sensitive files and directories to protect them from unauthorized access.</text:p>
      <text:p text:style-name="P2"/>
      <text:p text:style-name="P2"><text:span text:style-name="T1">3. Large File Sizes:</text:span> NTFS supports large file sizes, with a maximum file size of 16 exabytes.</text:p>
      <text:p text:style-name="P2"/>
      <text:p text:style-name="P2"><text:span text:style-name="T1">4. Journaling:</text:span> NTFS uses journaling to ensure data consistency and faster file system recovery in the event of an unclean shutdown.</text:p>
      <text:p text:style-name="P2"/>
      <text:p text:style-name="P2"><text:span text:style-name="T1">5. Security:</text:span> NTFS includes advanced security features, such as file and folder permissions, access control lists (ACLs), and auditing.</text:p>
      <text:p text:style-name="P2"/>
      <text:p text:style-name="P2">Overall, NTFS is a feature-rich file system that provides advanced features like file compression, encryption, and security. Although it is primarily used in the Windows operating system, it can also be used in Linux through third-party drivers and utilities.</text:p>
      <text:h text:style-name="P174" text:outline-level="3"><text:bookmark-start text:name="__RefHeading___Toc11592_849009595"/>5.1.7. FAT<text:bookmark-end text:name="__RefHeading___Toc11592_849009595"/></text:h>
      <text:p text:style-name="P2"/>
      <text:p text:style-name="P2">FAT (File Allocation Table) is a file system developed by Microsoft for use with MS-DOS and early versions of Windows. FAT file system is still used in some devices, such as USB flash drives, SD cards, and digital cameras, due to its simplicity and compatibility with various operating systems.</text:p>
      <text:p text:style-name="P2"/>
      <text:p text:style-name="P2">Some key features of the FAT file system are:</text:p>
      <text:p text:style-name="P2"/>
      <text:p text:style-name="P2"><text:span text:style-name="T1">1. Simple Design:</text:span> FAT is a simple file system with a straightforward design, making it easy to implement on different hardware and software platforms.</text:p>
      <text:p text:style-name="P2"/>
      <text:p text:style-name="P2"><text:span text:style-name="T1">2. Compatibility:</text:span> FAT is widely supported by various operating systems, including Windows, Linux, and macOS.</text:p>
      <text:p text:style-name="P2"/>
      <text:p text:style-name="P2"><text:span text:style-name="T1">3. File Size:</text:span> The maximum file size supported by FAT varies depending on the version of the file system. For example, FAT32 supports a maximum file size of 4 GB.</text:p>
      <text:p text:style-name="P2"/>
      <text:p text:style-name="P2"><text:span text:style-name="T1">4. File Allocation Table:</text:span> The file allocation table is a data structure used by the FAT file system to keep track of the location of files and directories on the disk.</text:p>
      <text:p text:style-name="P2"/>
      <text:p text:style-name="P2"><text:span text:style-name="T1">5. Fragmentation:</text:span> FAT can suffer from file fragmentation, which occurs when large files are saved to the disk and are not stored in contiguous blocks.</text:p>
      <text:p text:style-name="P2"/>
      <text:p text:style-name="P2">Overall, the FAT file system is a simple and widely supported file system that is suitable for use with small storage devices such as USB flash drives and SD cards. It lacks some of the advanced features found in more modern file systems, such as journaling and file compression, but its simplicity and compatibility make it a popular choice for certain applications.</text:p>
      <text:h text:style-name="P170" text:outline-level="2"><text:bookmark-start text:name="__RefHeading___Toc171881_3177406469"/>5.2. Virtual <text:span text:style-name="T70">F</text:span>ile <text:span text:style-name="T70">S</text:span>ystem<text:bookmark-end text:name="__RefHeading___Toc171881_3177406469"/></text:h>
      <text:p text:style-name="P2"/>
      <text:p text:style-name="P2">The Linux kernel includes a virtual file system (VFS) layer that provides a uniform interface for accessing different types of file systems. The VFS is an abstraction layer that hides the differences between file systems and provides a single interface that applications can use to access files, directories, and other objects on a file system.</text:p>
      <text:p text:style-name="P2"/>
      <text:p text:style-name="P2">The VFS layer provides a set of common file system operations, such as opening, closing, reading, and writing files. File systems that implement the VFS interface can be mounted into the file system hierarchy, and applications can access files on these file systems using the same interface they would use for accessing files on the local file system.</text:p>
      <text:p text:style-name="P2"/>
      <text:p text:style-name="P2">The VFS layer includes a set of data structures and functions that define the interface between the kernel and file systems. The key data structures include:</text:p>
      <text:p text:style-name="P2"/>
      <text:p text:style-name="P2"><text:span text:style-name="T1">1. Superblock:</text:span> This structure defines the properties of a file system, such as its type, size, and location on disk.</text:p>
      <text:p text:style-name="P2"/>
      <text:p text:style-name="P2"><text:span text:style-name="T1">2. Inode:</text:span> This structure represents a file or directory on a file system. It contains information such as the file's permissions, size, and location on disk.</text:p>
      <text:p text:style-name="P2"/>
      <text:p text:style-name="P2"><text:span text:style-name="T1">3. File:</text:span> This structure represents an open file in the kernel. It contains a pointer to the inode for the file, as well as information about the current position in the file and any file descriptors that reference the file.</text:p>
      <text:p text:style-name="P2"/>
      <text:p text:style-name="P2">The VFS layer also includes a set of functions that implement the file system operations defined by the interface. These functions include operations such as opening and closing files, reading and writing data, and navigating directories.</text:p>
      <text:p text:style-name="P2"/>
      <text:p text:style-name="P2">The VFS layer provides several benefits for Linux system administrators and developers. It allows different types of file systems to be mounted into the file system hierarchy, making it easy to access data stored on different devices and network resources. It also provides a uniform interface for accessing files, which simplifies application development and makes it easier to port applications between different platforms.</text:p>
      <text:p text:style-name="P2"/>
      <text:h text:style-name="P176" text:outline-level="3"><text:bookmark-start text:name="__RefHeading___Toc13031_2291134712"/>5.2.<text:span text:style-name="T94">1. S</text:span>uperblock <text:span text:style-name="T103">Data Structure</text:span><text:bookmark-end text:name="__RefHeading___Toc13031_2291134712"/></text:h>
      <text:p text:style-name="P97"/>
      <text:p text:style-name="P97">The superblock is a key data structure used by file systems to manage the layout and metadata of the file system. In Linux, the VFS layer defines a standard superblock structure that is used by most file systems.</text:p>
      <text:p text:style-name="P97"/>
      <text:p text:style-name="P97">The superblock structure contains information such as:</text:p>
      <text:p text:style-name="P97"/>
      <text:p text:style-name="P97"><text:span text:style-name="T1">1. File System Type:</text:span> A string indicating the type of file system, such as ext4, NTFS, or Btrfs.</text:p>
      <text:p text:style-name="P97"/>
      <text:p text:style-name="P97"><text:span text:style-name="T1">2. Block Size:</text:span> The size of the data blocks used by the file system, which can affect performance and storage efficiency.</text:p>
      <text:p text:style-name="P97"/>
      <text:p text:style-name="P97"><text:span text:style-name="T1">3. File System Size:</text:span> The total size of the file system, including the number of blocks and the amount of available space.</text:p>
      <text:p text:style-name="P97"/>
      <text:p text:style-name="P97"><text:span text:style-name="T1">4. Inode Count:</text:span> The number of inodes used by the file system, which determines the maximum number of files and directories that can be stored.</text:p>
      <text:p text:style-name="P97"/>
      <text:p text:style-name="P97"><text:span text:style-name="T1">5. Mount Options:</text:span> A list of options that were used when the file system was mounted, such as read-only or noexec.</text:p>
      <text:p text:style-name="P97"/>
      <text:p text:style-name="P97"><text:span text:style-name="T1">6. Timestamps: </text:span>The creation, last access, and last modification times of the file system.</text:p>
      <text:p text:style-name="P97"/>
      <text:p text:style-name="P97">The VFS superblock structure is used by file systems that support the Linux kernel, and its definition is included in the Linux kernel source code. The superblock provides a standard interface for file systems to communicate with the kernel and enables the kernel to manage file systems in a consistent way.</text:p>
      <text:p text:style-name="P97"/>
      <text:h text:style-name="P177" text:outline-level="3"><text:bookmark-start text:name="__RefHeading___Toc11594_849009595"/><text:span text:style-name="T94">5.2.</text:span>2. Inode <text:span text:style-name="T103">Data Structure</text:span><text:bookmark-end text:name="__RefHeading___Toc11594_849009595"/></text:h>
      <text:p text:style-name="P97"/>
      <text:p text:style-name="P97">In Linux, the Virtual File System (VFS) provides a unified interface for file systems and manages the operations that can be performed on files and directories. The VFS layer sits between the file system driver and the user application, providing a common set of system calls for accessing and manipulating files.</text:p>
      <text:p text:style-name="P97"/>
      <text:p text:style-name="P97">The inode (short for "index node") is a data structure used by file systems to represent files and directories. In Linux, the VFS layer defines a standard inode structure that is used by most file systems.</text:p>
      <text:p text:style-name="P97"/>
      <text:p text:style-name="P97">The inode structure contains information such as:</text:p>
      <text:p text:style-name="P97"/>
      <text:p text:style-name="P97"><text:span text:style-name="T1">1. File Type:</text:span> A code indicating whether the inode represents a regular file, directory, symbolic link, or other file type.</text:p>
      <text:p text:style-name="P97"/>
      <text:p text:style-name="P97"><text:span text:style-name="T1">2. File Permissions:</text:span> The file permission bits that control read, write, and execute access for the file owner, group, and others.</text:p>
      <text:p text:style-name="P97"/>
      <text:p text:style-name="P97"><text:span text:style-name="T1">3. Owner and Group:</text:span> The numeric user ID and group ID of the file owner and group.</text:p>
      <text:p text:style-name="P97"/>
      <text:p text:style-name="P97"><text:span text:style-name="T1">4. Timestamps:</text:span> The creation, last access, and last modification times of the file.</text:p>
      <text:p text:style-name="P97"/>
      <text:p text:style-name="P97"><text:span text:style-name="T1">5. File Size:</text:span> The size of the file in bytes.</text:p>
      <text:p text:style-name="P97"/>
      <text:p text:style-name="P97"><text:span text:style-name="T1">6. Block Pointers:</text:span> Pointers to the data blocks that contain the file's contents.</text:p>
      <text:p text:style-name="P97"/>
      <text:p text:style-name="P97"><text:span text:style-name="T1">7. Hard Link Count:</text:span> The number of hard links to the file, which determines when the file can be deleted.</text:p>
      <text:p text:style-name="P97"/>
      <text:p text:style-name="P97">The VFS inode structure is used by file systems that support the Linux kernel, and its definition is included in the Linux kernel source code. The inode provides a standard interface for file systems to represent files and directories and enables the kernel to manage file systems in a consistent way.</text:p>
      <text:p text:style-name="P97"/>
      <text:h text:style-name="P174" text:outline-level="3"><text:bookmark-start text:name="__RefHeading___Toc11596_849009595"/><text:span text:style-name="T94">5.2.</text:span>3. File <text:span text:style-name="T103">Data Structure</text:span><text:bookmark-end text:name="__RefHeading___Toc11596_849009595"/></text:h>
      <text:p text:style-name="P97"/>
      <text:p text:style-name="P97">In Linux, the Virtual File System (VFS) provides a unified interface for file systems and manages the operations that can be performed on files and directories. The VFS layer sits between the file system driver and the user application, providing a common set of system calls for accessing and manipulating files.</text:p>
      <text:p text:style-name="P97"/>
      <text:p text:style-name="P97">The file data structure is used by the VFS layer to represent an open file instance. When a file is opened by an application, the VFS creates a file data structure to keep track of the state of the file, such as the file offset and the file descriptor.</text:p>
      <text:p text:style-name="P97"/>
      <text:p text:style-name="P97">The file data structure contains information such as:</text:p>
      <text:p text:style-name="P97"/>
      <text:p text:style-name="P97"><text:span text:style-name="T1">1. Inode: </text:span>A pointer to the inode structure that represents the file on the file system.</text:p>
      <text:p text:style-name="P97"/>
      <text:p text:style-name="P97"><text:span text:style-name="T1">2. File Offset:</text:span> The current byte offset of the file pointer within the file.</text:p>
      <text:p text:style-name="P97"/>
      <text:p text:style-name="P97"><text:span text:style-name="T1">3. File Descriptor:</text:span> A unique integer value that identifies the file within the process's file descriptor table.</text:p>
      <text:p text:style-name="P97"/>
      <text:p text:style-name="P97"><text:span text:style-name="T1">4. Access Mode:</text:span> The access mode of the file, such as read-only or write-only.</text:p>
      <text:p text:style-name="P97"/>
      <text:p text:style-name="P97"><text:span text:style-name="T1">5. File Status Flags:</text:span> Flags that indicate the status of the file, such as whether the file is blocking or non-blocking.</text:p>
      <text:p text:style-name="P97"/>
      <text:p text:style-name="P97"><text:span text:style-name="T1">6. File Operations:</text:span> A pointer to a set of file operation functions that define the behavior of the file, such as read(), write(), and close().</text:p>
      <text:p text:style-name="P97"/>
      <text:p text:style-name="P97">The file data structure is used by the VFS layer to manage file I/O operations and maintain the state of open files within a process. Each process has its own file descriptor table that contains file data structures for all open files. The file data structure provides a standard interface for file systems to communicate with the VFS layer and enables the kernel to manage files in a consistent way.</text:p>
      <text:h text:style-name="P170" text:outline-level="2"><text:bookmark-start text:name="__RefHeading___Toc171883_3177406469"/>5.3. File <text:span text:style-name="T111">S</text:span>ystem <text:span text:style-name="T111">H</text:span>ierarchy<text:bookmark-end text:name="__RefHeading___Toc171883_3177406469"/></text:h>
      <text:p text:style-name="P2"/>
      <text:p text:style-name="P2">The Linux kernel uses a hierarchical file system structure, with all files and directories organized in a tree-like structure. This structure is known as the Filesystem Hierarchy Standard (FHS) and defines the layout of files and directories in a Linux system. The FHS ensures consistency in the organization of files and directories across different Linux distributions, making it easier to manage and administer Linux systems.</text:p>
      <text:p text:style-name="P2"/>
      <text:p text:style-name="P2">The root directory ("/") is the top-level directory in the file system hierarchy and contains all other directories and files in the system. Below the root directory are several subdirectories that contain system files and user data:</text:p>
      <text:p text:style-name="P2"/>
      <text:p text:style-name="P2"><text:span text:style-name="T1">1. /bin:</text:span> Contains essential system binaries and commands, such as ls, cp, and mv.</text:p>
      <text:p text:style-name="P2"/>
      <text:p text:style-name="P2"><text:span text:style-name="T1">2. /boot:</text:span> Contains the files required to boot the system, including the kernel, boot loader, and initial ramdisk.</text:p>
      <text:p text:style-name="P2"/>
      <text:p text:style-name="P2"><text:span text:style-name="T1">3. /dev:</text:span> Contains device files, which allow programs to interact with hardware devices.</text:p>
      <text:p text:style-name="P2"/>
      <text:p text:style-name="P2"><text:span text:style-name="T1">4. /etc:</text:span> Contains system configuration files, such as network settings, user accounts, and system-wide settings.</text:p>
      <text:p text:style-name="P2"/>
      <text:p text:style-name="P2"><text:span text:style-name="T1">5. /home:</text:span> Contains the home directories for system users.</text:p>
      <text:p text:style-name="P2"/>
      <text:p text:style-name="P2"><text:span text:style-name="T1">6. /lib:</text:span> Contains shared libraries required by system programs and libraries.</text:p>
      <text:p text:style-name="P2"/>
      <text:p text:style-name="P2"><text:span text:style-name="T1">7. /media:</text:span> Contains mount points for removable media, such as USB drives and CDs.</text:p>
      <text:p text:style-name="P2"/>
      <text:p text:style-name="P2"><text:span text:style-name="T1">8. /mnt:</text:span> A mount point for temporary file systems.</text:p>
      <text:p text:style-name="P2"/>
      <text:p text:style-name="P2"><text:span text:style-name="T1">9. /opt:</text:span> Contains optional software packages installed on the system.</text:p>
      <text:p text:style-name="P2"/>
      <text:p text:style-name="P2"><text:span text:style-name="T1">10. /proc:</text:span> A virtual file system that provides information about running processes and system resources.</text:p>
      <text:p text:style-name="P2"/>
      <text:p text:style-name="P2"><text:span text:style-name="T1">11. /root:</text:span> The home directory for the root user.</text:p>
      <text:p text:style-name="P2"/>
      <text:p text:style-name="P2"><text:span text:style-name="T1">12. /run:</text:span> Contains temporary files created by system services.</text:p>
      <text:p text:style-name="P2"/>
      <text:p text:style-name="P2"><text:span text:style-name="T1">13. /sbin:</text:span> Contains essential system binaries and commands used for system administration, such as fdisk and mkfs.</text:p>
      <text:p text:style-name="P2"/>
      <text:p text:style-name="P2"><text:span text:style-name="T1">14. /srv:</text:span> Contains data for services provided by the system, such as web server data.</text:p>
      <text:p text:style-name="P2"/>
      <text:p text:style-name="P2"><text:span text:style-name="T1">15. /sys:</text:span> A virtual file system that provides information about system hardware and configuration.</text:p>
      <text:p text:style-name="P2"/>
      <text:p text:style-name="P2"><text:span text:style-name="T1">16. /tmp:</text:span> Contains temporary files created by applications.</text:p>
      <text:p text:style-name="P2"/>
      <text:p text:style-name="P2"><text:span text:style-name="T1">17. /usr:</text:span> Contains user-level programs and libraries, such as compilers and development tools.</text:p>
      <text:p text:style-name="P2"><text:soft-page-break/></text:p>
      <text:p text:style-name="P2"><text:span text:style-name="T1">18. /var:</text:span> Contains variable data files, such as log files, mail spools, and cached data.</text:p>
      <text:p text:style-name="P2"/>
      <text:p text:style-name="P2">This hierarchy provides a clear and organized way to organize system files and user data, making it easier to manage and locate files on a Linux system.</text:p>
      <text:p text:style-name="P2"/>
      <text:h text:style-name="P174" text:outline-level="3"><text:bookmark-start text:name="__RefHeading___Toc20456_1213047185"/><text:span text:style-name="T53">5.3.</text:span><text:span text:style-name="T1">1. /bin </text:span><text:span text:style-name="T53">directory</text:span><text:bookmark-end text:name="__RefHeading___Toc20456_1213047185"/></text:h>
      <text:p text:style-name="P148"/>
      <text:p text:style-name="P121">In Linux, the <text:span text:style-name="T1">/bin</text:span> directory is a standard subdirectory of the root directory (/) that contains executable binary files (i.e., compiled programs) that are essential to the operating system's functionality. These binary files are available to all users of the system and are usually installed during the operating system installation.</text:p>
      <text:p text:style-name="P121"/>
      <text:p text:style-name="P121">Some of the important binary files stored in the /bin directory include:</text:p>
      <text:p text:style-name="P121"/>
      <text:p text:style-name="P121"><text:span text:style-name="T1">- bash:</text:span> the default shell used by Linux</text:p>
      <text:p text:style-name="P121"/>
      <text:p text:style-name="P121"><text:span text:style-name="T1">- cat:</text:span> used to concatenate and display files</text:p>
      <text:p text:style-name="P121"/>
      <text:p text:style-name="P121"><text:span text:style-name="T1">- cp:</text:span> used to copy files and directories</text:p>
      <text:p text:style-name="P121"/>
      <text:p text:style-name="P121"><text:span text:style-name="T1">- ls:</text:span> used to list the contents of a directory</text:p>
      <text:p text:style-name="P121"/>
      <text:p text:style-name="P121"><text:span text:style-name="T1">- mkdir:</text:span> used to create a new directory</text:p>
      <text:p text:style-name="P121"/>
      <text:p text:style-name="P121"><text:span text:style-name="T1">- rm:</text:span> used to remove files and directories</text:p>
      <text:p text:style-name="P121"/>
      <text:p text:style-name="P121"><text:span text:style-name="T1">- sh:</text:span> a shell similar to bash, but with fewer features</text:p>
      <text:p text:style-name="P121"/>
      <text:p text:style-name="P121"><text:span text:style-name="T1">- touch:</text:span> used to create an empty file or update the timestamp of an existing file</text:p>
      <text:p text:style-name="P121"/>
      <text:p text:style-name="P62"><text:span text:style-name="T95">The </text:span><text:span text:style-name="T1">/bin</text:span><text:span text:style-name="T95"> directory is one of several standard directories in the Filesystem Hierarchy Standard (FHS) that define the organization of files and directories in a Linux-based operating system. </text:span></text:p>
      <text:p text:style-name="P154"/>
      <text:p text:style-name="P61"><text:span text:style-name="T53">5.3.</text:span><text:span text:style-name="T1">2. /boot </text:span><text:span text:style-name="T53">directory</text:span></text:p>
      <text:p text:style-name="P148"/>
      <text:p text:style-name="P121">The <text:span text:style-name="T1">/boot</text:span> directory in Linux contains the files needed for the boot process. These files include the kernel image, initial RAM disk (initrd), boot loader configuration files, and sometimes additional boot-related files such as splash screens or boot logos.</text:p>
      <text:p text:style-name="P121"/>
      <text:p text:style-name="P121">Here is a brief explanation of the contents of the <text:span text:style-name="T1">/boot</text:span> directory:</text:p>
      <text:p text:style-name="P121"/>
      <text:p text:style-name="P121"><text:span text:style-name="T1">- vmlinuz:</text:span> This is the Linux kernel image, which contains the core operating system code.</text:p>
      <text:p text:style-name="P121"/>
      <text:p text:style-name="P121"><text:span text:style-name="T1">- initrd:</text:span> The initial RAM disk, which is a small filesystem loaded into memory during the boot process. It contains the essential drivers and configuration files needed to boot the system.</text:p>
      <text:p text:style-name="P121"/>
      <text:p text:style-name="P121"><text:span text:style-name="T1">- config:</text:span> This file contains the configuration options used when building the kernel.</text:p>
      <text:p text:style-name="P121"/>
      <text:p text:style-name="P121"><text:span text:style-name="T1">- System.map:</text:span> This file maps the symbols in the kernel image to their corresponding addresses in memory.</text:p>
      <text:p text:style-name="P121"/>
      <text:p text:style-name="P121"><text:span text:style-name="T1">- grub/:</text:span> This directory contains the configuration files for the GRUB bootloader.</text:p>
      <text:p text:style-name="P121"/>
      <text:p text:style-name="P121"><text:span text:style-name="T1">- efi/:</text:span> This directory contains the EFI bootloader configuration files.</text:p>
      <text:p text:style-name="P121"/>
      <text:p text:style-name="P121"><text:span text:style-name="T1">- memtest86+/:</text:span> This directory contains the Memtest86+ memory diagnostic tool, which can be used to test the system's RAM.</text:p>
      <text:p text:style-name="P121"/>
      <text:p text:style-name="P121">Note that the exact contents of the /boot directory may vary depending on the Linux distribution and version.</text:p>
      <text:h text:style-name="P174" text:outline-level="3"><text:bookmark-start text:name="__RefHeading___Toc20458_1213047185"/><text:span text:style-name="T53">5.3.</text:span><text:span text:style-name="T1">3. /dev </text:span><text:span text:style-name="T53">directory</text:span><text:bookmark-end text:name="__RefHeading___Toc20458_1213047185"/></text:h>
      <text:p text:style-name="P148"/>
      <text:p text:style-name="P121">In Linux, the <text:span text:style-name="T1">/dev</text:span> directory is a special directory that contains device files that represent all the devices on the system, including physical devices (e.g. hard drives, USB devices, etc.) and virtual devices (e.g. loopback devices, network interfaces, etc.). </text:p>
      <text:p text:style-name="P121"/>
      <text:p text:style-name="P121">Device files are special files that provide an interface between user-level applications and the kernel, allowing applications to access and control the devices. Each device file is associated with a major and minor number, which are used by the kernel to identify the corresponding device driver.</text:p>
      <text:p text:style-name="P121"/>
      <text:p text:style-name="P121">The /dev directory also contains special files that represent various system resources, such as the null device (<text:span text:style-name="T1">/dev/null</text:span>), which discards all input written to it, and the random number generator (<text:span text:style-name="T1">/dev/random</text:span>), which provides a source of random numbers.</text:p>
      <text:p text:style-name="P121"/>
      <text:p text:style-name="P121">Device files in the /dev directory are created dynamically by the kernel when a device driver is loaded, and are typically removed when the driver is unloaded. The permissions and ownership of device files are set by the driver, and can be modified by system administrators using tools such as <text:span text:style-name="T1">chmod</text:span> and <text:span text:style-name="T1">chown</text:span>.</text:p>
      <text:p text:style-name="P148"/>
      <text:h text:style-name="P174" text:outline-level="3"><text:bookmark-start text:name="__RefHeading___Toc20460_1213047185"/><text:span text:style-name="T53">5.3.</text:span><text:span text:style-name="T1">4. /etc </text:span><text:span text:style-name="T53">directory</text:span><text:bookmark-end text:name="__RefHeading___Toc20460_1213047185"/></text:h>
      <text:p text:style-name="P148"/>
      <text:p text:style-name="P121">In Linux, the /etc directory is used for system-wide configuration files. It typically contains files that define system-wide behavior for various applications and services installed on the system. Here are some examples of the types of files that may be found in the /etc directory:</text:p>
      <text:p text:style-name="P121"/>
      <text:p text:style-name="P121"><text:span text:style-name="T1">- /etc/passwd:</text:span> Contains user account information, including usernames, user IDs, and home directories.</text:p>
      <text:p text:style-name="P148"/>
      <text:p text:style-name="P121"><text:span text:style-name="T1">- /etc/group:</text:span> Contains group information, including group names and group IDs.</text:p>
      <text:p text:style-name="P148"/>
      <text:p text:style-name="P121"><text:span text:style-name="T1">- /etc/fstab:</text:span> Defines file systems and how they should be mounted at boot time.</text:p>
      <text:p text:style-name="P148"/>
      <text:p text:style-name="P121"><text:span text:style-name="T1">- /etc/hosts:</text:span> Defines hostname-to-IP address mappings for the system.</text:p>
      <text:p text:style-name="P148"/>
      <text:p text:style-name="P121"><text:span text:style-name="T1">- /etc/resolv.conf:</text:span> Defines DNS server information for the system.</text:p>
      <text:p text:style-name="P148"/>
      <text:p text:style-name="P121"><text:span text:style-name="T1">- /etc/sudoers:</text:span> Defines which users or groups have sudo access on the system.</text:p>
      <text:p text:style-name="P148"/>
      <text:p text:style-name="P121"><text:span text:style-name="T1">- /etc/ssh/sshd_config: </text:span>Defines configuration options for the SSH server.</text:p>
      <text:p text:style-name="P121"/>
      <text:p text:style-name="P121">These are just a few examples of the many configuration files that may be found in the /etc directory. The exact contents of the directory may vary depending on the Linux distribution and which applications and services are installed on the system.</text:p>
      <text:p text:style-name="P148"/>
      <text:h text:style-name="P174" text:outline-level="3"><text:bookmark-start text:name="__RefHeading___Toc20462_1213047185"/><text:span text:style-name="T53">5.3.</text:span><text:span text:style-name="T1">5. /home </text:span><text:span text:style-name="T53">directory</text:span><text:bookmark-end text:name="__RefHeading___Toc20462_1213047185"/></text:h>
      <text:p text:style-name="P148"/>
      <text:p text:style-name="P121">In Linux, the /home directory is a standard directory used to store user home directories. Each user in the system has a unique home directory under this directory, which is used to store their personal files, documents, and configuration files. For example, the home directory for the user "john" would typically be /home/john. </text:p>
      <text:p text:style-name="P121"/>
      <text:p text:style-name="P121">The /home directory is usually located on the same partition as the root directory (/), but it can also be mounted on a separate partition or even on a remote file system using network file system (NFS).</text:p>
      <text:p text:style-name="P121"/>
      <text:p text:style-name="P121">By default, Linux systems create a home directory for each user when they are created. The home directory has the same name as the user's login name. The home directory is owned by the user, and it is only accessible by that user and the system administrator.</text:p>
      <text:p text:style-name="P121"/>
      <text:p text:style-name="P121">The /home directory is an important part of the Linux file system hierarchy, and it is usually one of the largest directories on a Linux system.</text:p>
      <text:p text:style-name="P148"/>
      <text:h text:style-name="P174" text:outline-level="3"><text:bookmark-start text:name="__RefHeading___Toc20464_1213047185"/><text:span text:style-name="T53">5.3.</text:span><text:span text:style-name="T1">6. /lib </text:span><text:span text:style-name="T53">directory</text:span><text:bookmark-end text:name="__RefHeading___Toc20464_1213047185"/></text:h>
      <text:p text:style-name="P148"/>
      <text:p text:style-name="P121">In Linux, the /lib directory contains libraries that are essential for the system to function properly. These libraries are used by the system at runtime to provide various functionalities to the applications and services running on the system. </text:p>
      <text:p text:style-name="P121"/>
      <text:p text:style-name="P121">The /lib directory usually contains subdirectories such as /lib/modules, which contains kernel modules, and /lib/firmware, which contains firmware files required by certain devices.</text:p>
      <text:p text:style-name="P121"/>
      <text:p text:style-name="P121">The /lib directory also contains version-specific subdirectories such as /lib64 for 64-bit libraries and /lib32 for 32-bit libraries, depending on the system architecture.</text:p>
      <text:p text:style-name="P121"/>
      <text:p text:style-name="P121">On some systems, there may also be a /usr/lib directory, which contains additional libraries used by applications and services installed on the system.</text:p>
      <text:p text:style-name="P148"/>
      <text:p text:style-name="P154"/>
      <text:h text:style-name="P174" text:outline-level="3"><text:bookmark-start text:name="__RefHeading___Toc20466_1213047185"/><text:span text:style-name="T53">5.3.</text:span><text:span text:style-name="T1">7. /media </text:span><text:span text:style-name="T53">directory</text:span><text:bookmark-end text:name="__RefHeading___Toc20466_1213047185"/></text:h>
      <text:p text:style-name="P148"/>
      <text:p text:style-name="P121">The /media directory in Linux is used as a mount point for removable media such as USB drives, CD-ROMs, DVDs, and memory cards. When a removable storage device is connected to the system, the system creates a directory under /media with a name that corresponds to the device's label or other identifier. </text:p>
      <text:p text:style-name="P121"/>
      <text:p text:style-name="P121">For example, if you connect a USB drive with a label "myusbdrive", the system might create a directory /media/myusbdrive and mount the contents of the USB drive there.</text:p>
      <text:p text:style-name="P121"/>
      <text:p text:style-name="P121">The /media directory is typically used by desktop environments and file managers to automatically mount removable storage devices. In some Linux distributions, the /media directory may also contain subdirectories for other types of media, such as /media/cdrom for CD-ROMs and DVDs.</text:p>
      <text:p text:style-name="P121"/>
      <text:p text:style-name="P121">It's worth noting that the /media directory is a standard directory in the Filesystem Hierarchy Standard (FHS), which is a set of guidelines for the organization of file systems in Unix-like operating systems.</text:p>
      <text:p text:style-name="P148"/>
      <text:h text:style-name="P174" text:outline-level="3"><text:bookmark-start text:name="__RefHeading___Toc20468_1213047185"/><text:span text:style-name="T53">5.3.</text:span><text:span text:style-name="T1">8. /mnt </text:span><text:span text:style-name="T53">directory</text:span><text:bookmark-end text:name="__RefHeading___Toc20468_1213047185"/></text:h>
      <text:p text:style-name="P148"/>
      <text:p text:style-name="P121">The /mnt directory in Linux is used as a mount point for temporary file systems, typically used for external storage devices such as USB drives or network file systems. </text:p>
      <text:p text:style-name="P121"/>
      <text:p text:style-name="P121">When a file system is mounted on the /mnt directory, the contents of that file system become accessible under the /mnt directory in the file system hierarchy. </text:p>
      <text:p text:style-name="P121"/>
      <text:p text:style-name="P121">For example, if you mount a USB drive on the /mnt directory, you can access the files on the USB drive by navigating to /mnt in the file system. </text:p>
      <text:p text:style-name="P121"/>
      <text:p text:style-name="P121">It's worth noting that the /mnt directory is intended for temporary file systems and is not typically used for mounting permanent file systems. For that purpose, Linux provides the /media directory.</text:p>
      <text:p text:style-name="P148"/>
      <text:h text:style-name="P174" text:outline-level="3"><text:bookmark-start text:name="__RefHeading___Toc20470_1213047185"/><text:span text:style-name="T53">5.3.</text:span><text:span text:style-name="T1">9. /opt </text:span><text:span text:style-name="T53">directory</text:span><text:bookmark-end text:name="__RefHeading___Toc20470_1213047185"/></text:h>
      <text:p text:style-name="P148"/>
      <text:p text:style-name="P121">In Linux, the /opt directory is used for installing optional software packages. These packages are not part of the default Linux installation, but are provided by third-party vendors. The /opt directory typically contains subdirectories for each software package, and the package's files are installed within its respective subdirectory.</text:p>
      <text:p text:style-name="P121"/>
      <text:p text:style-name="P121">Some of the advantages of installing third-party software packages in the /opt directory include:</text:p>
      <text:p text:style-name="P121"/>
      <text:p text:style-name="P121"><text:span text:style-name="T54">1. </text:span><text:span text:style-name="T1">Keeping the System's Main Filesystem Clean:</text:span> By installing optional packages in a separate directory, the system's main filesystem is kept clean and organized. This can help prevent conflicts between different packages and reduce the risk of accidentally overwriting system files.</text:p>
      <text:p text:style-name="P121"/>
      <text:p text:style-name="P121"><text:span text:style-name="T54">2.</text:span><text:span text:style-name="T1"> Easier Management of Optional Packages:</text:span> Since optional packages are installed in their own directories, they can be easily managed separately from the rest of the system. This can make it easier to update or remove specific packages without affecting other parts of the system.</text:p>
      <text:p text:style-name="P121"/>
      <text:p text:style-name="P121"><text:span text:style-name="T54">3.</text:span><text:span text:style-name="T1"> Consistent Directory Structure:</text:span> By convention, third-party software packages installed in the /opt directory should follow a consistent directory structure. This can make it easier to locate specific files or configurations for a particular package.</text:p>
      <text:p text:style-name="P148"/>
      <text:h text:style-name="P174" text:outline-level="3"><text:bookmark-start text:name="__RefHeading___Toc20472_1213047185"/><text:span text:style-name="T53">5.3.</text:span><text:span text:style-name="T1">10. /proc </text:span><text:span text:style-name="T53">directory</text:span><text:bookmark-end text:name="__RefHeading___Toc20472_1213047185"/></text:h>
      <text:p text:style-name="P148"/>
      <text:p text:style-name="P121">The /proc directory is a virtual filesystem in Linux that provides information about the system, including processes, system resources, and hardware configurations, as well as allowing some configuration to be adjusted on the fly. The /proc directory is unique in that it doesn't contain any files on disk. Instead, it is a dynamic view of kernel data structures, presented as a hierarchical file system.</text:p>
      <text:p text:style-name="P121"/>
      <text:p text:style-name="P121">The /proc directory contains a directory for each running process on the system, named with the process ID (PID). Within each process directory, there are files and directories that provide information about the process, such as:</text:p>
      <text:p text:style-name="P121"/>
      <text:p text:style-name="P121"><text:span text:style-name="T1">- cmdline: </text:span>contains the command-line arguments used to start the process</text:p>
      <text:p text:style-name="P148"/>
      <text:p text:style-name="P121"><text:span text:style-name="T1">- cwd: </text:span>a symbolic link to the current working directory of the process</text:p>
      <text:p text:style-name="P148"/>
      <text:p text:style-name="P121"><text:span text:style-name="T1">- environ:</text:span> a file containing the environment variables for the process</text:p>
      <text:p text:style-name="P148"/>
      <text:p text:style-name="P121"><text:span text:style-name="T1">- exe:</text:span> a symbolic link to the executable file of the process</text:p>
      <text:p text:style-name="P148"/>
      <text:p text:style-name="P121"><text:span text:style-name="T1">- fd:</text:span> a directory containing symbolic links to all open file descriptors of the process</text:p>
      <text:p text:style-name="P148"/>
      <text:p text:style-name="P121"><text:span text:style-name="T1">- maps:</text:span> a file that shows the memory mappings of the process</text:p>
      <text:p text:style-name="P148"/>
      <text:p text:style-name="P121"><text:span text:style-name="T1">- status:</text:span> a file that contains various status information about the process</text:p>
      <text:p text:style-name="P121"/>
      <text:p text:style-name="P121">Additionally, the /proc directory contains files and directories that provide system-wide information, such as:</text:p>
      <text:p text:style-name="P121"/>
      <text:p text:style-name="P121"><text:span text:style-name="T1">- cpuinfo:</text:span> contains information about the processors in the system</text:p>
      <text:p text:style-name="P148"/>
      <text:p text:style-name="P121"><text:span text:style-name="T1">- meminfo:</text:span> contains information about the system's memory usage</text:p>
      <text:p text:style-name="P148"/>
      <text:p text:style-name="P121"><text:span text:style-name="T1">- uptime:</text:span> shows the uptime of the system</text:p>
      <text:p text:style-name="P148"/>
      <text:p text:style-name="P121"><text:span text:style-name="T1">- sys:</text:span> a directory that provides access to a range of kernel settings and system information</text:p>
      <text:p text:style-name="P121"/>
      <text:p text:style-name="P121">The /proc directory is a powerful tool for system administrators and developers, as it provides detailed information about the system's performance and allows for real-time monitoring and debugging of running processes.</text:p>
      <text:p text:style-name="P148"/>
      <text:h text:style-name="P174" text:outline-level="3"><text:bookmark-start text:name="__RefHeading___Toc20474_1213047185"/><text:span text:style-name="T53">5.3.</text:span><text:span text:style-name="T1">11. /root </text:span><text:span text:style-name="T53">directory</text:span><text:bookmark-end text:name="__RefHeading___Toc20474_1213047185"/></text:h>
      <text:p text:style-name="P148"/>
      <text:p text:style-name="P121">The /root directory is the home directory of the root user, which is the administrative user in Linux. The root user has complete access to all files and directories on the system and can perform any action without restrictions.</text:p>
      <text:p text:style-name="P121"/>
      <text:p text:style-name="P121">By default, the root user's home directory is /root. This directory contains configuration files, scripts, and other data related to the root user's account. Some important files in the /root directory are:</text:p>
      <text:p text:style-name="P121"/>
      <text:p text:style-name="P121"><text:span text:style-name="T1">- .bashrc:</text:span> This file contains the configuration settings for the root user's Bash shell.</text:p>
      <text:p text:style-name="P148"/>
      <text:p text:style-name="P121"><text:span text:style-name="T1">- .profile:</text:span> This file contains environment variables and other configuration settings for the root user's shell.</text:p>
      <text:p text:style-name="P148"/>
      <text:p text:style-name="P121"><text:span text:style-name="T1">- .ssh:</text:span> This directory contains the root user's SSH keys, which are used for secure remote access to the system.</text:p>
      <text:p text:style-name="P148"/>
      <text:p text:style-name="P121"><text:span text:style-name="T1">- .vimrc:</text:span> This file contains the configuration settings for the root user's Vim text editor.</text:p>
      <text:p text:style-name="P121"/>
      <text:p text:style-name="P121">It's important to note that the /root directory is not the same as the / (root) directory, which is the top-level directory in the Linux file system. The /root directory is a subdirectory of the / directory.</text:p>
      <text:p text:style-name="P148"/>
      <text:h text:style-name="P174" text:outline-level="3"><text:bookmark-start text:name="__RefHeading___Toc20476_1213047185"/><text:span text:style-name="T53">5.3.</text:span><text:span text:style-name="T1">12. /run </text:span><text:span text:style-name="T53">directory</text:span><text:bookmark-end text:name="__RefHeading___Toc20476_1213047185"/></text:h>
      <text:p text:style-name="P148"/>
      <text:p text:style-name="P121">The /run directory is a temporary filesystem (tmpfs) that is usually mounted during the boot process. It is used to store volatile runtime data, such as system information and process-related information.</text:p>
      <text:p text:style-name="P121"/>
      <text:p text:style-name="P121">The /run directory is commonly used to store files that are necessary for system boot and shutdown, as well as files that are needed by system services and daemons during runtime. For example, the /run/lock directory is used by various system services to store lock files, while the /run/user directory is used to store temporary files that are created by users.</text:p>
      <text:p text:style-name="P121"/>
      <text:p text:style-name="P121">The use of the /run directory is preferred over the traditional /var/run directory because it is guaranteed to be present and writable at early boot time, and it can be easily created and destroyed by the system as needed.</text:p>
      <text:p text:style-name="P121"/>
      <text:p text:style-name="P121">Some common subdirectories within /run include:</text:p>
      <text:p text:style-name="P121"/>
      <text:p text:style-name="P121"><text:span text:style-name="T1">- /run/lock:</text:span> Used to store lock files that are used by system services.</text:p>
      <text:p text:style-name="P148"/>
      <text:p text:style-name="P121"><text:span text:style-name="T1">- /run/user:</text:span> Used to store temporary files created by users.</text:p>
      <text:p text:style-name="P148"/>
      <text:p text:style-name="P121"><text:span text:style-name="T1">- /run/systemd:</text:span> Used by the systemd init system to store various system-related information, such as system state and process-related information.</text:p>
      <text:p text:style-name="P148"/>
      <text:h text:style-name="P174" text:outline-level="3"><text:bookmark-start text:name="__RefHeading___Toc20478_1213047185"/><text:span text:style-name="T53">5.3.</text:span><text:span text:style-name="T1">13. /sbin </text:span><text:span text:style-name="T53">directory</text:span><text:bookmark-end text:name="__RefHeading___Toc20478_1213047185"/></text:h>
      <text:p text:style-name="P148"/>
      <text:p text:style-name="P121">The /sbin directory is a standard system directory in Linux and Unix-like operating systems. It is typically used to store system executables that are necessary for system administration tasks and system maintenance. The name /sbin stands for "system binaries".</text:p>
      <text:p text:style-name="P121"/>
      <text:p text:style-name="P121">Some examples of executables that can be found in /sbin are:</text:p>
      <text:p text:style-name="P121"/>
      <text:p text:style-name="P121"><text:span text:style-name="T1">- ifconfig: </text:span>A command-line utility used to configure network interfaces.</text:p>
      <text:p text:style-name="P148"/>
      <text:p text:style-name="P121"><text:span text:style-name="T1">- mount:</text:span> A command used to mount file systems.</text:p>
      <text:p text:style-name="P148"/>
      <text:p text:style-name="P121"><text:span text:style-name="T1">- reboot:</text:span> A command used to reboot the system.</text:p>
      <text:p text:style-name="P148"/>
      <text:p text:style-name="P121"><text:span text:style-name="T1">- shutdown:</text:span> A command used to shut down the system.</text:p>
      <text:p text:style-name="P148"/>
      <text:p text:style-name="P121"><text:span text:style-name="T1">- fdisk: </text:span>A command-line utility used to partition hard disks.</text:p>
      <text:p text:style-name="P148"/>
      <text:p text:style-name="P121"><text:span text:style-name="T1">- iptables:</text:span> A command used to configure firewall rules.</text:p>
      <text:p text:style-name="P121"/>
      <text:p text:style-name="P121">Note that some of these commands can also be found in the /bin directory, which is typically used for general-purpose executables. However, the executables in /sbin are considered more critical and are usually only accessible to the root user.</text:p>
      <text:p text:style-name="P148"/>
      <text:h text:style-name="P174" text:outline-level="3"><text:bookmark-start text:name="__RefHeading___Toc20480_1213047185"/><text:span text:style-name="T53">5.3.</text:span><text:span text:style-name="T1">14. /srv </text:span><text:span text:style-name="T53">directory</text:span><text:bookmark-end text:name="__RefHeading___Toc20480_1213047185"/></text:h>
      <text:p text:style-name="P148"/>
      <text:p text:style-name="P121">The /srv directory in Linux is used for storing data for services provided by the system. This directory is not a part of the Filesystem Hierarchy Standard (FHS) but it is a recommended directory by the FHS.</text:p>
      <text:p text:style-name="P121"/>
      <text:p text:style-name="P121">The /srv directory is typically used for data that is served by the system over the network. For example, if a system provides web hosting services, the web content can be stored in the /srv directory. This directory is intended to be used by system administrators, and it is not usually used by applications or users.</text:p>
      <text:p text:style-name="P121"/>
      <text:p text:style-name="P121">It is recommended to use subdirectories under /srv to organize the data for each service provided by the system. For example, if the system provides both web hosting and file sharing services, separate directories can be created under /srv for each service, such as /srv/www for web content and /srv/samba for file sharing data.</text:p>
      <text:p text:style-name="P121"/>
      <text:p text:style-name="P121">The /srv directory is not used by all Linux distributions, but it is included in many distributions, including Debian, Ubuntu, and Fedora.</text:p>
      <text:p text:style-name="P148"/>
      <text:h text:style-name="P174" text:outline-level="3"><text:bookmark-start text:name="__RefHeading___Toc20482_1213047185"/><text:span text:style-name="T53">5.3.</text:span><text:span text:style-name="T1">15. /sys </text:span><text:span text:style-name="T53">directory</text:span><text:bookmark-end text:name="__RefHeading___Toc20482_1213047185"/></text:h>
      <text:p text:style-name="P148"/>
      <text:p text:style-name="P121">The /sys directory in Linux is a virtual file system that provides a view of the kernel's data structures. It contains information about the hardware and the state of the system, and allows system administrators and users to interact with the kernel and device drivers.</text:p>
      <text:p text:style-name="P121"/>
      <text:p text:style-name="P121">Some of the key features of the /sys directory are:</text:p>
      <text:p text:style-name="P121"/>
      <text:p text:style-name="P121"><text:span text:style-name="T1">1. Virtual File System:</text:span> The /sys directory is a virtual file system that is generated on the fly by the kernel. It does not exist on any physical device or partition.</text:p>
      <text:p text:style-name="P121"/>
      <text:p text:style-name="P121"><text:span text:style-name="T1">2. Kernel Data Structures:</text:span> The files and directories in the /sys directory represent kernel data structures such as device drivers, devices, and bus types.</text:p>
      <text:p text:style-name="P121"/>
      <text:p text:style-name="P121"><text:span text:style-name="T1">3. Read-Only Access:</text:span> Most of the files in the /sys directory are read-only, and are used to report information about the system to users and applications.</text:p>
      <text:p text:style-name="P121"/>
      <text:p text:style-name="P121"><text:span text:style-name="T1">4. Write Access:</text:span> Some files in the /sys directory allow write access, and are used to configure the system, such as changing the settings of a device driver.</text:p>
      <text:p text:style-name="P121"/>
      <text:p text:style-name="P121"><text:span text:style-name="T1">5. Easy to Navigate:</text:span> The /sys directory is organized in a hierarchical structure that is easy to navigate. The top-level directories in /sys include block, bus, class, dev, devices, firmware, fs, kernel, module, power, and bus, each of which contains further subdirectories and files.</text:p>
      <text:p text:style-name="P121"/>
      <text:p text:style-name="P121"><text:span text:style-name="T1">6. Dynamic:</text:span> The /sys directory is dynamic, meaning that it is continuously updated by the kernel to reflect changes in the system. This makes it a valuable tool for troubleshooting and system analysis.</text:p>
      <text:p text:style-name="P121"/>
      <text:p text:style-name="P121">In summary, the /sys directory in Linux is a virtual file system that provides a view of the kernel's data structures, and allows system administrators and users to interact with the kernel and device drivers.</text:p>
      <text:p text:style-name="P148"/>
      <text:h text:style-name="P174" text:outline-level="3"><text:bookmark-start text:name="__RefHeading___Toc20484_1213047185"/><text:span text:style-name="T53">5.3.</text:span><text:span text:style-name="T1">16. /tmp </text:span><text:span text:style-name="T53">directory</text:span><text:bookmark-end text:name="__RefHeading___Toc20484_1213047185"/></text:h>
      <text:p text:style-name="P148"/>
      <text:p text:style-name="P121">The /tmp directory in Linux is a directory used to store temporary files created by the system and applications. The name "tmp" stands for "temporary", and files stored in this directory are not meant to persist between reboots.</text:p>
      <text:p text:style-name="P121"/>
      <text:p text:style-name="P121">The /tmp directory is typically located in the root directory (/) and is accessible to all users on the system. Applications can use this directory to store files that are needed only temporarily, such as output files or temporary caches.</text:p>
      <text:p text:style-name="P121"/>
      <text:p text:style-name="P121">It is important to note that the contents of the /tmp directory are not backed up and can be deleted at any time, either by the system itself or by an administrator. Therefore, it is not recommended to store important or critical files in this directory.</text:p>
      <text:p text:style-name="P121"/>
      <text:p text:style-name="P121">In addition to /tmp, there are other directories in Linux that are used for temporary files, such as /var/tmp and /run/tmp. The /var/tmp directory is used for files that need to persist between reboots, while the /run/tmp directory is used for files that are needed only during the current boot cycle.</text:p>
      <text:p text:style-name="P148"/>
      <text:h text:style-name="P174" text:outline-level="3"><text:bookmark-start text:name="__RefHeading___Toc20486_1213047185"/><text:span text:style-name="T53">5.3.</text:span><text:span text:style-name="T1">17. /usr </text:span><text:span text:style-name="T53">directory</text:span><text:bookmark-end text:name="__RefHeading___Toc20486_1213047185"/></text:h>
      <text:p text:style-name="P148"/>
      <text:p text:style-name="P121">The /usr directory in Linux is a standard subdirectory for user-related files, including user data, documentation, and binaries not essential for system operation. It contains various subdirectories, each serving a specific purpose:</text:p>
      <text:p text:style-name="P121"/>
      <text:p text:style-name="P121"><text:span text:style-name="T1">- /usr/bin:</text:span> Contains binary files and commands intended for regular users.</text:p>
      <text:p text:style-name="P121"/>
      <text:p text:style-name="P121"><text:span text:style-name="T1">- /usr/include:</text:span> Contains C/C++ header files used for software development.</text:p>
      <text:p text:style-name="P121"/>
      <text:p text:style-name="P121"><text:span text:style-name="T1">- /usr/lib:</text:span> Contains system libraries and shared object files that support the binaries in /usr/bin.</text:p>
      <text:p text:style-name="P121"/>
      <text:p text:style-name="P121"><text:span text:style-name="T1">- /usr/local: </text:span>Contains locally-installed software and binaries. This directory is used for software not managed by the system package manager.</text:p>
      <text:p text:style-name="P121"/>
      <text:p text:style-name="P121"><text:span text:style-name="T1">- /usr/sbin:</text:span> Contains system administration binary files for system administrators.</text:p>
      <text:p text:style-name="P121"/>
      <text:p text:style-name="P121"><text:span text:style-name="T1">- /usr/share:</text:span> Contains architecture-independent data, such as documentation, fonts, icons, and backgrounds.</text:p>
      <text:p text:style-name="P121"/>
      <text:p text:style-name="P121"><text:span text:style-name="T1">- /usr/src:</text:span> Contains kernel source code and header files for building system modules.</text:p>
      <text:p text:style-name="P121"/>
      <text:p text:style-name="P121">Overall, the /usr directory is used for non-essential system files and programs, which can be installed or removed without affecting the system's basic functionality.</text:p>
      <text:p text:style-name="P148"/>
      <text:h text:style-name="P174" text:outline-level="3"><text:bookmark-start text:name="__RefHeading___Toc20488_1213047185"/><text:span text:style-name="T53">5.3.</text:span><text:span text:style-name="T1">18. /var </text:span><text:span text:style-name="T53">directory</text:span><text:bookmark-end text:name="__RefHeading___Toc20488_1213047185"/></text:h>
      <text:p text:style-name="P148"/>
      <text:p text:style-name="P121">The /var directory is a standard directory in Linux systems, where variable files such as log files, cache files, and spool files are stored. It stands for "variable," as opposed to the more static data stored in the /etc directory. The contents of the /var directory are expected to change frequently during system operation.</text:p>
      <text:p text:style-name="P121"/>
      <text:p text:style-name="P121">Some of the subdirectories of /var are:</text:p>
      <text:p text:style-name="P121"/>
      <text:p text:style-name="P121"><text:span text:style-name="T1">- /var/cache:</text:span> cache files for various applications.</text:p>
      <text:p text:style-name="P148"/>
      <text:p text:style-name="P121"><text:span text:style-name="T1">- /var/log:</text:span> log files generated by the system and various applications.</text:p>
      <text:p text:style-name="P148"/>
      <text:p text:style-name="P121"><text:span text:style-name="T1">- /var/spool:</text:span> spooling files for tasks such as printing and mail.</text:p>
      <text:p text:style-name="P148"/>
      <text:p text:style-name="P121"><text:span text:style-name="T1">- /var/run:</text:span> files created by the system at runtime, including PID files and sockets.</text:p>
      <text:p text:style-name="P148"/>
      <text:p text:style-name="P121"><text:span text:style-name="T1">- /var/lock:</text:span> lock files used to indicate that a resource is in use.</text:p>
      <text:p text:style-name="P148"/>
      <text:p text:style-name="P121"><text:span text:style-name="T1">- /var/lib: </text:span>persistent state information for applications.</text:p>
      <text:p text:style-name="P148"/>
      <text:h text:style-name="P170" text:outline-level="2"><text:bookmark-start text:name="__RefHeading___Toc171885_3177406469"/>5.4. File <text:span text:style-name="T70">S</text:span>ystem <text:span text:style-name="T70">O</text:span>perations<text:bookmark-end text:name="__RefHeading___Toc171885_3177406469"/></text:h>
      <text:p text:style-name="P2"/>
      <text:p text:style-name="P2">Linux file systems are responsible for managing files, directories, and other data stored on a storage device. File systems provide a way for applications to access and manipulate files and directories. In Linux, file system operations are implemented in the kernel and are performed by file system drivers.</text:p>
      <text:p text:style-name="P2"/>
      <text:p text:style-name="P2">Some of the key file system operations in Linux include:</text:p>
      <text:p text:style-name="P2"/>
      <text:p text:style-name="P2">1. Mounting a File System: Mounting a file system makes it available to the operating system and applications. The mount command is used to attach a file system to the file system hierarchy.</text:p>
      <text:p text:style-name="P2"/>
      <text:p text:style-name="P2">2. Creating a File: Creating a file involves allocating space on the storage device for the file and creating an entry in the file system's directory structure. The open() system call is used to create a file.</text:p>
      <text:p text:style-name="P2"/>
      <text:p text:style-name="P2">3. Opening a File: Opening a file involves finding the file in the file system's directory structure and allocating resources to manage the file. The open() system call is used to open a file.</text:p>
      <text:p text:style-name="P2"/>
      <text:p text:style-name="P2">4. Reading a File: Reading a file involves retrieving data from the file and transferring it to the application. The read() system call is used to read data from a file.</text:p>
      <text:p text:style-name="P2"/>
      <text:p text:style-name="P2">5. Writing to a File: Writing to a file involves storing data in the file on the storage device. The write() system call is used to write data to a file.</text:p>
      <text:p text:style-name="P2"/>
      <text:p text:style-name="P2">6. Deleting a File: Deleting a file involves removing the file's entry from the file system's directory structure and freeing up the space allocated to the file on the storage device. The unlink() system call is used to delete a file.</text:p>
      <text:p text:style-name="P2"/>
      <text:p text:style-name="P2">7. Renaming a File: Renaming a file involves changing the file's name in the file system's directory structure. The rename() system call is used to rename a file.</text:p>
      <text:p text:style-name="P2"/>
      <text:p text:style-name="P2">8. Moving a File: Moving a file involves changing the file's location in the file system's directory structure. The rename() system call is also used to move a file.</text:p>
      <text:p text:style-name="P2"/>
      <text:p text:style-name="P2">9. Changing file permissions: Changing file permissions involves modifying the access control permissions associated with a file. The chmod() system call is used to change file permissions.</text:p>
      <text:p text:style-name="P2"/>
      <text:p text:style-name="P2">10. Listing Directory Contents: Listing directory contents involves retrieving a list of files and subdirectories contained within a directory. The opendir(), readdir(), and closedir() system calls are used to list directory contents.</text:p>
      <text:p text:style-name="P2"/>
      <text:p text:style-name="P2">11. Creating a Directory: Creating a directory involves allocating space on the storage device for the directory and creating an entry in the file system's directory structure. The mkdir() system call is used to create a directory.</text:p>
      <text:p text:style-name="P2"/>
      <text:p text:style-name="P2">12. Removing a Directory: Removing a directory involves removing the directory's entry from the file system's directory structure and freeing up the space allocated to the directory on the storage device. The rmdir() system call is used to remove a directory.</text:p>
      <text:p text:style-name="P2"><text:soft-page-break/></text:p>
      <text:p text:style-name="P2">13. Changing the Current Working Directory: Changing the current working directory involves changing the directory in which the application is currently executing. The chdir() system call is used to change the current working directory.</text:p>
      <text:p text:style-name="P2"/>
      <text:p text:style-name="P2">These file system operations are essential for managing files and directories in Linux and are implemented in the kernel to provide a consistent and reliable interface for applications to interact with the file system.</text:p>
      <text:p text:style-name="P2"/>
      <text:h text:style-name="P174" text:outline-level="3"><text:bookmark-start text:name="__RefHeading___Toc20490_1213047185"/><text:span text:style-name="T116">5.4.1. </text:span>mount() System Call<text:bookmark-end text:name="__RefHeading___Toc20490_1213047185"/></text:h>
      <text:p text:style-name="P2"/>
      <text:p text:style-name="P2">The mount() system call is used in Linux and other Unix-like operating systems to attach a file system to a directory. It is typically used to make a new file system accessible to the user or to remount an existing file system. The mount() system call takes two arguments: the device or file system to be mounted, and the directory where it should be mounted.</text:p>
      <text:p text:style-name="P2"/>
      <text:p text:style-name="P2">Here is the general syntax of the mount() system call:</text:p>
      <text:p text:style-name="P2"/>
      <text:p text:style-name="Preformatted_20_Text">int mount(const char *source, const char *target, const char *filesystemtype,</text:p>
      <text:p text:style-name="Preformatted_20_Text"><text:s text:c="10"/>unsigned long mountflags, const void *data);</text:p>
      <text:p text:style-name="Preformatted_20_Text"/>
      <text:p text:style-name="P2"/>
      <text:p text:style-name="P2">The arguments to the mount() system call are:</text:p>
      <text:p text:style-name="P2"/>
      <text:p text:style-name="P2"><text:span text:style-name="T1">- source:</text:span> The file system to be mounted, either as a block device (such as a disk partition) or as a file.</text:p>
      <text:p text:style-name="P132"/>
      <text:p text:style-name="P2"><text:span text:style-name="T1">- target:</text:span> The directory in the file system hierarchy where the file system is to be mounted.</text:p>
      <text:p text:style-name="P132"/>
      <text:p text:style-name="P2"><text:span text:style-name="T1">- filesystemtype:</text:span> The type of file system being mounted, such as ext4 or ntfs.</text:p>
      <text:p text:style-name="P132"/>
      <text:p text:style-name="P2"><text:span text:style-name="T1">- mountflags:</text:span> Flags that specify how the file system should be mounted, such as read-only or with specific permissions.</text:p>
      <text:p text:style-name="P132"/>
      <text:p text:style-name="P2"><text:span text:style-name="T1">- data:</text:span> Additional data that can be used by the file system driver to configure the file system.</text:p>
      <text:p text:style-name="P2"/>
      <text:p text:style-name="P2">Here is an example of using the mount() system call to mount an ext4 file system on a directory:</text:p>
      <text:p text:style-name="P2"/>
      <text:p text:style-name="Preformatted_20_Text">#include &lt;sys/mount.h&gt;</text:p>
      <text:p text:style-name="Preformatted_20_Text"/>
      <text:p text:style-name="Preformatted_20_Text">int main() {</text:p>
      <text:p text:style-name="Preformatted_20_Text"><text:s text:c="4"/>const char *source = "/dev/sda1";</text:p>
      <text:p text:style-name="Preformatted_20_Text"><text:s text:c="4"/>const char *target = "/mnt/myfilesystem";</text:p>
      <text:p text:style-name="Preformatted_20_Text"><text:s text:c="4"/>const char *filesystemtype = "ext4";</text:p>
      <text:p text:style-name="Preformatted_20_Text"><text:s text:c="4"/>unsigned long mountflags = 0;</text:p>
      <text:p text:style-name="Preformatted_20_Text"><text:s text:c="4"/>const void *data = NULL;</text:p>
      <text:p text:style-name="Preformatted_20_Text"/>
      <text:p text:style-name="Preformatted_20_Text"><text:s text:c="4"/>int ret = mount(source, target, filesystemtype, mountflags, data);</text:p>
      <text:p text:style-name="Preformatted_20_Text"><text:s text:c="4"/>if (ret != 0) {</text:p>
      <text:p text:style-name="Preformatted_20_Text"><text:s text:c="8"/>perror("mount");</text:p>
      <text:p text:style-name="Preformatted_20_Text"><text:s text:c="8"/>return 1;</text:p>
      <text:p text:style-name="Preformatted_20_Text"><text:s text:c="4"/>}</text:p>
      <text:p text:style-name="Preformatted_20_Text"/>
      <text:p text:style-name="Preformatted_20_Text"><text:s text:c="4"/>return 0;</text:p>
      <text:p text:style-name="Preformatted_20_Text">}</text:p>
      <text:p text:style-name="Preformatted_20_Text"/>
      <text:p text:style-name="P2">This example mounts the file system located on /dev/sda1 on the directory /mnt/myfilesystem with the file system type of ext4. The mount() system call returns 0 on success and -1 on error, in which case the perror() function is used to print an error message.</text:p>
      <text:p text:style-name="P2"/>
      <text:h text:style-name="P174" text:outline-level="3"><text:bookmark-start text:name="__RefHeading___Toc20492_1213047185"/><text:span text:style-name="T116">5.4.2. </text:span>open() System Call<text:bookmark-end text:name="__RefHeading___Toc20492_1213047185"/></text:h>
      <text:p text:style-name="P2"/>
      <text:p text:style-name="P2">The open() system call is used in Linux and other Unix-like operating systems to open a file or device. It takes two arguments: the path of the file to be opened and a set of flags that specify the mode in which the file is to be opened.</text:p>
      <text:p text:style-name="P2"/>
      <text:p text:style-name="P2">The prototype for the open() system call is:</text:p>
      <text:p text:style-name="P2"/>
      <text:p text:style-name="Preformatted_20_Text">#include &lt;sys/types.h&gt;</text:p>
      <text:p text:style-name="Preformatted_20_Text">#include &lt;sys/stat.h&gt;</text:p>
      <text:p text:style-name="Preformatted_20_Text">#include &lt;fcntl.h&gt;</text:p>
      <text:p text:style-name="Preformatted_20_Text"/>
      <text:p text:style-name="Preformatted_20_Text">int open(const char *pathname, int flags);</text:p>
      <text:p text:style-name="Preformatted_20_Text"/>
      <text:p text:style-name="P2">where pathname is the name of the file to be opened and flags is a bitwise OR of one or more of the following flags:</text:p>
      <text:p text:style-name="P2"/>
      <text:p text:style-name="P2"><text:span text:style-name="T1">- O_RDONLY:</text:span> Open the file for read-only access.</text:p>
      <text:p text:style-name="P2"><text:span text:style-name="T1">- O_WRONLY: </text:span>Open the file for write-only access.</text:p>
      <text:p text:style-name="P2"><text:span text:style-name="T1">- O_RDWR:</text:span> Open the file for both read and write access.</text:p>
      <text:p text:style-name="P2"><text:span text:style-name="T1">- O_APPEND:</text:span> Append data to the end of the file.</text:p>
      <text:p text:style-name="P2"><text:span text:style-name="T1">- O_CREAT:</text:span> Create the file if it does not exist.</text:p>
      <text:p text:style-name="P2"><text:span text:style-name="T1">- O_EXCL:</text:span> Fail if the file exists and O_CREAT is also specified.</text:p>
      <text:p text:style-name="P2"><text:span text:style-name="T1">- O_TRUNC:</text:span> Truncate the file to zero length.</text:p>
      <text:p text:style-name="P2"><text:span text:style-name="T1">- O_NONBLOCK:</text:span> Open the file in non-blocking mode.</text:p>
      <text:p text:style-name="P2"><text:span text:style-name="T1">- O_DIRECTORY:</text:span> Fail if the file is not a directory.</text:p>
      <text:p text:style-name="P2"><text:span text:style-name="T1">- O_NOFOLLOW:</text:span> Fail if the file is a symbolic link.</text:p>
      <text:p text:style-name="P2"><text:span text:style-name="T1">- O_CLOEXEC:</text:span> Set the close-on-exec flag for the file descriptor.</text:p>
      <text:p text:style-name="P2"/>
      <text:p text:style-name="P2">The open() system call returns a file descriptor on success or -1 on failure. The file descriptor can be used in subsequent system calls such as read(), write(), close(), and fcntl().</text:p>
      <text:p text:style-name="P2"/>
      <text:p text:style-name="P2">It's worth noting that the open() system call is not limited to opening regular files on disk. It can also be used to open device files such as /dev/tty or special files such as named pipes and sockets.</text:p>
      <text:p text:style-name="P2"/>
      <text:h text:style-name="P174" text:outline-level="3"><text:bookmark-start text:name="__RefHeading___Toc20494_1213047185"/><text:span text:style-name="T116">5.4.3. </text:span>read() System Call<text:bookmark-end text:name="__RefHeading___Toc20494_1213047185"/></text:h>
      <text:p text:style-name="P2"/>
      <text:p text:style-name="P2">The read() system call is used to read data from a file or a file descriptor in Linux. It takes three arguments:</text:p>
      <text:p text:style-name="P2"/>
      <text:p text:style-name="Preformatted_20_Text">ssize_t read(int fd, void *buf, size_t count);</text:p>
      <text:p text:style-name="P2"/>
      <text:p text:style-name="P2"><text:span text:style-name="T117">W</text:span>here:</text:p>
      <text:p text:style-name="P2"/>
      <text:p text:style-name="P2"><text:span text:style-name="T1">- fd:</text:span> file descriptor to read from</text:p>
      <text:p text:style-name="P2"><text:span text:style-name="T1">- buf:</text:span> buffer where the data will be stored</text:p>
      <text:p text:style-name="P2"><text:span text:style-name="T1">- count:</text:span> maximum number of bytes to read</text:p>
      <text:p text:style-name="P2"/>
      <text:p text:style-name="P2">The return value is the number of bytes read, which can be less than the count argument if the end of the file is reached or an error occurs. A return value of 0 means that the end of the file has been reached.</text:p>
      <text:p text:style-name="P2"/>
      <text:p text:style-name="P2">Here's an example usage:</text:p>
      <text:p text:style-name="P2"/>
      <text:p text:style-name="Preformatted_20_Text">#include &lt;unistd.h&gt;</text:p>
      <text:p text:style-name="Preformatted_20_Text">#include &lt;fcntl.h&gt;</text:p>
      <text:p text:style-name="Preformatted_20_Text">#include &lt;stdio.h&gt;</text:p>
      <text:p text:style-name="Preformatted_20_Text"/>
      <text:p text:style-name="Preformatted_20_Text">int main() {</text:p>
      <text:p text:style-name="Preformatted_20_Text"><text:s text:c="4"/>char buffer[1024];</text:p>
      <text:p text:style-name="Preformatted_20_Text"><text:s text:c="4"/>int fd = open("file.txt", O_RDONLY);</text:p>
      <text:p text:style-name="Preformatted_20_Text"><text:s text:c="4"/>ssize_t n = read(fd, buffer, sizeof(buffer));</text:p>
      <text:p text:style-name="Preformatted_20_Text"><text:s text:c="4"/>printf("Read %ld bytes: %.*s\n", n, (int) n, buffer);</text:p>
      <text:p text:style-name="Preformatted_20_Text"><text:s text:c="4"/>close(fd);</text:p>
      <text:p text:style-name="Preformatted_20_Text"><text:s text:c="4"/>return 0;</text:p>
      <text:p text:style-name="Preformatted_20_Text">}</text:p>
      <text:p text:style-name="Preformatted_20_Text"/>
      <text:p text:style-name="P2"/>
      <text:p text:style-name="P2">This program opens a file named file.txt, reads up to 1024 bytes from it, and prints the contents to the console.</text:p>
      <text:p text:style-name="P2"/>
      <text:h text:style-name="P174" text:outline-level="3"><text:bookmark-start text:name="__RefHeading___Toc20496_1213047185"/><text:span text:style-name="T116">5.4.4. </text:span>write() System Call<text:bookmark-end text:name="__RefHeading___Toc20496_1213047185"/></text:h>
      <text:p text:style-name="P2"/>
      <text:p text:style-name="P2">The write() system call is used in Linux to write data to a file descriptor. It has the following prototype:</text:p>
      <text:p text:style-name="P2"/>
      <text:p text:style-name="Preformatted_20_Text">#include &lt;unistd.h&gt;</text:p>
      <text:p text:style-name="Preformatted_20_Text">ssize_t write(int fd, const void *buf, size_t count);</text:p>
      <text:p text:style-name="Preformatted_20_Text"/>
      <text:p text:style-name="P2">Here, fd is the file descriptor that was returned by a previous call to open(). The buf argument points to the buffer that contains the data to be written. count is the number of bytes to write.</text:p>
      <text:p text:style-name="P2"/>
      <text:p text:style-name="P2">The write() system call returns the number of bytes actually written to the file descriptor. If an error occurs, it returns -1 and sets the errno variable to indicate the error. </text:p>
      <text:p text:style-name="P2"/>
      <text:p text:style-name="P2">The write() system call may block until the data has been written to the file descriptor. If the file descriptor is in non-blocking mode, then the write() call may return immediately with a partial write.</text:p>
      <text:p text:style-name="P2"/>
      <text:p text:style-name="P2">One important use of the write() system call is to write to standard output or standard error. In this case, fd is set to 1 or 2, respectively. For example, the following code writes "Hello, world!" to standard output:</text:p>
      <text:p text:style-name="P2"/>
      <text:p text:style-name="Preformatted_20_Text">#include &lt;unistd.h&gt;</text:p>
      <text:p text:style-name="Preformatted_20_Text">#include &lt;string.h&gt;</text:p>
      <text:p text:style-name="Preformatted_20_Text"/>
      <text:p text:style-name="Preformatted_20_Text">int main() {</text:p>
      <text:p text:style-name="Preformatted_20_Text"><text:s text:c="4"/>const char *msg = "Hello, world!\n";</text:p>
      <text:p text:style-name="Preformatted_20_Text"><text:s text:c="4"/>size_t len = strlen(msg);</text:p>
      <text:p text:style-name="Preformatted_20_Text"><text:s text:c="4"/>write(1, msg, len);</text:p>
      <text:p text:style-name="Preformatted_20_Text"><text:s text:c="4"/>return 0;</text:p>
      <text:p text:style-name="Preformatted_20_Text">}</text:p>
      <text:p text:style-name="Preformatted_20_Text"/>
      <text:h text:style-name="P174" text:outline-level="3"><text:bookmark-start text:name="__RefHeading___Toc20498_1213047185"/><text:span text:style-name="T116">5.4.5. </text:span>unlink() System Call<text:bookmark-end text:name="__RefHeading___Toc20498_1213047185"/></text:h>
      <text:p text:style-name="P2"/>
      <text:p text:style-name="P2">The unlink() system call in Linux is used to delete a file or a directory from the file system. It removes the directory entry for the file, and decrements the link count of the inode. If the link count becomes zero, the inode and all its data are freed.</text:p>
      <text:p text:style-name="P2"/>
      <text:p text:style-name="P2">The syntax for the unlink() system call is as follows:</text:p>
      <text:p text:style-name="P2"/>
      <text:p text:style-name="Preformatted_20_Text">#include &lt;unistd.h&gt;</text:p>
      <text:p text:style-name="Preformatted_20_Text">int unlink(const char *pathname);</text:p>
      <text:p text:style-name="Preformatted_20_Text"/>
      <text:p text:style-name="P2">Here, pathname is the path of the file or directory that is to be deleted.</text:p>
      <text:p text:style-name="P2"/>
      <text:p text:style-name="P2">If the call is successful, unlink() returns 0. Otherwise, it returns -1 and sets the errno variable to indicate the error. Some common errors that can occur include:</text:p>
      <text:p text:style-name="P2"/>
      <text:p text:style-name="P2"><text:span text:style-name="T1">- EACCES:</text:span> The user does not have permission to delete the file or directory.</text:p>
      <text:p text:style-name="P132"/>
      <text:p text:style-name="P2"><text:span text:style-name="T1">- ENOENT:</text:span> The file or directory does not exist.</text:p>
      <text:p text:style-name="P132"/>
      <text:p text:style-name="P2"><text:span text:style-name="T1">- EISDIR:</text:span> The specified path is a directory and the O_DIRECTORY flag was not set.</text:p>
      <text:p text:style-name="P2"/>
      <text:p text:style-name="P2">It is worth noting that when a file is opened by a process, its directory entry is not removed until all file descriptors that reference it are closed. This means that a process can delete a file that it has opened and still continue to use it, as long as it keeps a file descriptor open. Conversely, another process can open the file even after it has been deleted, as long as at least one file descriptor still exists.</text:p>
      <text:p text:style-name="P2"/>
      <text:p text:style-name="P2">In order to completely remove a file from the file system, all processes that have the file open must close it first. This is typically accomplished by calling close() on all file descriptors associated with the file.</text:p>
      <text:p text:style-name="P2"/>
      <text:h text:style-name="P174" text:outline-level="3"><text:bookmark-start text:name="__RefHeading___Toc20500_1213047185"/><text:span text:style-name="T116">5.4.6. </text:span>rename() System Call<text:bookmark-end text:name="__RefHeading___Toc20500_1213047185"/></text:h>
      <text:p text:style-name="P2"/>
      <text:p text:style-name="P2">The rename() system call is used to rename a file or move it from one directory to another within the same filesystem. The function prototype is defined as follows:</text:p>
      <text:p text:style-name="P2"/>
      <text:p text:style-name="Preformatted_20_Text">int rename(const char *oldpath, const char *newpath);</text:p>
      <text:p text:style-name="P2"/>
      <text:p text:style-name="P2">The oldpath argument is a pointer to a string that specifies the name of the file to be renamed. The newpath argument is a pointer to a string that specifies the new name for the file. If newpath already exists, it will be overwritten.</text:p>
      <text:p text:style-name="P2"/>
      <text:p text:style-name="P2">The rename() function is an atomic operation, which means that it either completes successfully or it doesn't change anything at all. If the operation is interrupted by a signal, it returns an error without renaming the file.</text:p>
      <text:p text:style-name="P2"/>
      <text:p text:style-name="P2">The rename() system call can also be used to move a file from one directory to another. In this case, the oldpath argument specifies the full path to the file, including the directory it is currently in, and the newpath argument specifies the new path to the file, including the new directory. If the new directory does not exist, the rename() call will fail.</text:p>
      <text:p text:style-name="P2"/>
      <text:p text:style-name="P2">The rename() function returns zero on success, and -1 on failure, setting errno appropriately to indicate the reason for the failure. Some common reasons for failure include:</text:p>
      <text:p text:style-name="P2"/>
      <text:p text:style-name="P2">- The file specified by oldpath does not exist, or the directory specified by newpath does not exist.</text:p>
      <text:p text:style-name="P2"/>
      <text:p text:style-name="P2">- The calling process does not have permission to rename the file.</text:p>
      <text:p text:style-name="P2"/>
      <text:p text:style-name="P2">- The newpath argument already exists, and the calling process does not have permission to overwrite it.</text:p>
      <text:p text:style-name="P2"/>
      <text:p text:style-name="P2">- The oldpath and newpath arguments refer to different filesystems.</text:p>
      <text:p text:style-name="P2"/>
      <text:p text:style-name="P2">It is important to note that rename() does not perform any checks to ensure that the file being renamed is closed by other processes. Therefore, it is possible to encounter unexpected behavior if other processes have the file open for reading or writing.</text:p>
      <text:p text:style-name="P2"/>
      <text:h text:style-name="P174" text:outline-level="3"><text:bookmark-start text:name="__RefHeading___Toc20502_1213047185"/><text:span text:style-name="T116">5.4.7. </text:span>chmod() System Call<text:bookmark-end text:name="__RefHeading___Toc20502_1213047185"/></text:h>
      <text:p text:style-name="P2"/>
      <text:p text:style-name="P2">In Linux, chmod() is a system call that changes the permissions of a file or directory. The name "chmod" stands for "change mode".</text:p>
      <text:p text:style-name="P2"/>
      <text:p text:style-name="P2">The chmod() system call takes two arguments: the name of the file or directory to change the permissions of, and a mode argument that specifies the new permissions. The mode argument is a 3-digit octal number, where each digit specifies the permissions for a different set of users: owner, group, and others. Each digit is a combination of 3 bits, where the bits represent read (4), write (2), and execute (1) permissions.</text:p>
      <text:p text:style-name="P2"/>
      <text:p text:style-name="P2">Here's how the digits in the mode argument correspond to the permission bits:</text:p>
      <text:p text:style-name="P2"/>
      <text:p text:style-name="P2">- 0: no permissions</text:p>
      <text:p text:style-name="P2">- 1: execute permission</text:p>
      <text:p text:style-name="P2">- 2: write permission</text:p>
      <text:p text:style-name="P2">- 3: write and execute permissions</text:p>
      <text:p text:style-name="P2">- 4: read permission</text:p>
      <text:p text:style-name="P2">- 5: read and execute permissions</text:p>
      <text:p text:style-name="P2">- 6: read and write permissions</text:p>
      <text:p text:style-name="P2">- 7: read, write, and execute permissions</text:p>
      <text:p text:style-name="P2"/>
      <text:p text:style-name="P2">For example, to give the owner read, write, and execute permissions, and give group and others read and execute permissions, you would use the mode argument 0755 (4+2+1 for the owner, and 4+1 for group and others).</text:p>
      <text:p text:style-name="P2"/>
      <text:p text:style-name="P2">The chmod() system call returns 0 on success, and -1 on failure, setting the errno variable to indicate the specific error that occurred. Only the owner of a file or directory, or the superuser, can change its permissions using chmod().</text:p>
      <text:p text:style-name="P2"/>
      <text:h text:style-name="P174" text:outline-level="3"><text:bookmark-start text:name="__RefHeading___Toc20504_1213047185"/><text:span text:style-name="T116">5.4.8. </text:span>opendir() System Call<text:bookmark-end text:name="__RefHeading___Toc20504_1213047185"/></text:h>
      <text:p text:style-name="P2"/>
      <text:p text:style-name="P2">The opendir() system call is used to open a directory stream corresponding to the directory name provided as an argument. This system call returns a pointer to a DIR type object, which is used in further operations on the directory.</text:p>
      <text:p text:style-name="P2"/>
      <text:p text:style-name="P2">The syntax for opendir() system call is as follows:</text:p>
      <text:p text:style-name="P2"/>
      <text:p text:style-name="Preformatted_20_Text">#include &lt;sys/types.h&gt;</text:p>
      <text:p text:style-name="Preformatted_20_Text">#include &lt;dirent.h&gt;</text:p>
      <text:p text:style-name="Preformatted_20_Text"/>
      <text:p text:style-name="Preformatted_20_Text">DIR *opendir(const char *name);</text:p>
      <text:p text:style-name="Preformatted_20_Text"/>
      <text:p text:style-name="P2"/>
      <text:p text:style-name="P2">Here, name is a pointer to a string that contains the name of the directory to be opened. The function returns a pointer to a DIR object if successful, and NULL otherwise.</text:p>
      <text:p text:style-name="P2"/>
      <text:p text:style-name="P2">Once the directory stream is opened, we can use other directory-related system calls such as readdir() to read the directory entries one by one, and closedir() to close the directory stream.</text:p>
      <text:p text:style-name="P2"/>
      <text:h text:style-name="P174" text:outline-level="3"><text:bookmark-start text:name="__RefHeading___Toc20506_1213047185"/><text:span text:style-name="T116">5.4.9. </text:span>readdir() System Call<text:bookmark-end text:name="__RefHeading___Toc20506_1213047185"/></text:h>
      <text:p text:style-name="P2"/>
      <text:p text:style-name="P2">The readdir() system call is used in Linux to read the contents of a directory. It takes a directory file descriptor and returns a pointer to a dirent structure containing information about the next directory entry. The dirent structure has the following fields:</text:p>
      <text:p text:style-name="P2"/>
      <text:p text:style-name="Preformatted_20_Text">struct dirent {</text:p>
      <text:p text:style-name="Preformatted_20_Text"><text:s text:c="4"/>ino_t <text:s text:c="9"/>d_ino; <text:s text:c="6"/>/* inode number */</text:p>
      <text:p text:style-name="Preformatted_20_Text"><text:s text:c="4"/>off_t <text:s text:c="9"/>d_off; <text:s text:c="6"/>/* offset to the next dirent */</text:p>
      <text:p text:style-name="Preformatted_20_Text"><text:s text:c="4"/>unsigned short d_reclen; <text:s text:c="3"/>/* length of this record */</text:p>
      <text:p text:style-name="Preformatted_20_Text"><text:s text:c="4"/>unsigned char <text:s/>d_type; <text:s text:c="5"/>/* type of file; not supported by all file system types */</text:p>
      <text:p text:style-name="Preformatted_20_Text"><text:s text:c="4"/>char <text:s text:c="10"/>d_name[256]; /* filename */</text:p>
      <text:p text:style-name="Preformatted_20_Text">};</text:p>
      <text:p text:style-name="Preformatted_20_Text"/>
      <text:p text:style-name="P2"/>
      <text:p text:style-name="P2">The d_ino field contains the inode number of the file, d_off is the offset from the start of the directory to the next dirent structure, d_reclen is the length of this directory entry, d_type specifies the type of the file (e.g., directory, regular file, symbolic link, etc.), and d_name is the name of the file.</text:p>
      <text:p text:style-name="P2"/>
      <text:p text:style-name="P2">The readdir() system call is typically used in conjunction with the opendir() system call, which opens a directory and returns a directory file descriptor. The readdir() system call can then be called multiple times to iterate over the contents of the directory until all directory entries have been read.</text:p>
      <text:p text:style-name="P2"/>
      <text:h text:style-name="P174" text:outline-level="3"><text:bookmark-start text:name="__RefHeading___Toc20508_1213047185"/><text:span text:style-name="T116">5.4.10. </text:span>closedir() System Call<text:bookmark-end text:name="__RefHeading___Toc20508_1213047185"/></text:h>
      <text:p text:style-name="P2"/>
      <text:p text:style-name="P2">The closedir() system call is used in Linux to close an open directory stream (a data type representing a directory stream). It takes a single argument, which is a pointer to the directory stream previously returned by opendir() system call.</text:p>
      <text:p text:style-name="P2"/>
      <text:p text:style-name="P2">The purpose of closedir() is to release any resources that were allocated by the operating system to maintain the open directory stream. This is important because the operating system has a limit on the number of file descriptors that can be open at the same time, and failing to close a directory stream can cause the process to run out of available file descriptors.</text:p>
      <text:p text:style-name="P2"/>
      <text:p text:style-name="P2">Here is the syntax for the closedir() system call:</text:p>
      <text:p text:style-name="P2"/>
      <text:p text:style-name="Preformatted_20_Text">#include &lt;dirent.h&gt;</text:p>
      <text:p text:style-name="Preformatted_20_Text">int closedir(DIR *dirp);</text:p>
      <text:p text:style-name="Preformatted_20_Text"/>
      <text:p text:style-name="P2">The dirp argument is a pointer to the directory stream that was returned by the opendir() system call. The return value of closedir() is 0 on success, or -1 if an error occurred.</text:p>
      <text:p text:style-name="P2"/>
      <text:p text:style-name="P2">It is important to note that closedir() does not affect the underlying directory or its contents. It only releases the resources associated with the directory stream. If any changes were made to the directory contents while it was open, those changes will still be present after the directory stream is closed.</text:p>
      <text:p text:style-name="P2"/>
      <text:h text:style-name="P174" text:outline-level="3"><text:bookmark-start text:name="__RefHeading___Toc20510_1213047185"/><text:span text:style-name="T116">5.4.11. </text:span>mkdir() System Call<text:bookmark-end text:name="__RefHeading___Toc20510_1213047185"/></text:h>
      <text:p text:style-name="P2"/>
      <text:p text:style-name="P2">The mkdir() system call is used in Linux to create a new directory. It takes two arguments: the first argument is the name of the directory to create, and the second argument is the permissions to be set for the new directory. The syntax for mkdir() is as follows:</text:p>
      <text:p text:style-name="P2"/>
      <text:p text:style-name="Preformatted_20_Text">int mkdir(const char *pathname, mode_t mode);</text:p>
      <text:p text:style-name="P2"/>
      <text:p text:style-name="P2">Here, pathname is the path of the directory to be created, and mode is an integer that specifies the permissions to be set for the directory. The mode argument is usually specified as an octal value, and the permissions are set using the bitwise OR operator with the following constants:</text:p>
      <text:p text:style-name="P2"/>
      <text:p text:style-name="P2">- S_IRUSR (read permission for the owner of the file)</text:p>
      <text:p text:style-name="P2">- S_IWUSR (write permission for the owner of the file)</text:p>
      <text:p text:style-name="P2">- S_IXUSR (execute permission for the owner of the file)</text:p>
      <text:p text:style-name="P2">- S_IRGRP (read permission for the group owner of the file)</text:p>
      <text:p text:style-name="P2">- S_IWGRP (write permission for the group owner of the file)</text:p>
      <text:p text:style-name="P2">- S_IXGRP (execute permission for the group owner of the file)</text:p>
      <text:p text:style-name="P2">- S_IROTH (read permission for others)</text:p>
      <text:p text:style-name="P2">- S_IWOTH (write permission for others)</text:p>
      <text:p text:style-name="P2">- S_IXOTH (execute permission for others)</text:p>
      <text:p text:style-name="P2"/>
      <text:p text:style-name="P2">The return value of mkdir() is 0 on success and -1 on failure. If mkdir() fails, the errno variable is set to indicate the error. Common reasons for failure include insufficient permissions, the directory already exists, or a component of the path leading up to the directory does not exist.</text:p>
      <text:p text:style-name="P2"/>
      <text:h text:style-name="P174" text:outline-level="3"><text:bookmark-start text:name="__RefHeading___Toc20512_1213047185"/><text:span text:style-name="T116">5.4.12. </text:span>rmdir() System Call<text:bookmark-end text:name="__RefHeading___Toc20512_1213047185"/></text:h>
      <text:p text:style-name="P2"/>
      <text:p text:style-name="P2">The rmdir() system call is used to remove a directory in Linux. The call requires the name of the directory to be removed as its argument. </text:p>
      <text:p text:style-name="P2"/>
      <text:p text:style-name="P2">The basic syntax for using rmdir() is as follows:</text:p>
      <text:p text:style-name="P2"/>
      <text:p text:style-name="Preformatted_20_Text">#include &lt;unistd.h&gt;</text:p>
      <text:p text:style-name="Preformatted_20_Text">int rmdir(const char *pathname);</text:p>
      <text:p text:style-name="Preformatted_20_Text"/>
      <text:p text:style-name="P2">Here, pathname is a string that specifies the path of the directory to be removed. The function returns 0 on success and -1 on failure, setting errno appropriately.</text:p>
      <text:p text:style-name="P2"/>
      <text:p text:style-name="P2">The rmdir() system call will only succeed if the directory specified by pathname is empty. If the directory contains files or subdirectories, the call will fail. In this case, you may use the rm command to delete the directory and its contents recursively.</text:p>
      <text:p text:style-name="P2"/>
      <text:p text:style-name="P3"/>
      <text:p text:style-name="P2"><text:span text:style-name="T116">5.4.13. </text:span>chdir() System Call</text:p>
      <text:p text:style-name="P2"/>
      <text:p text:style-name="P2">The chdir() system call is used in Linux and Unix-based operating systems to change the current working directory of a process. The prototype of the chdir() function is:</text:p>
      <text:p text:style-name="P2"/>
      <text:p text:style-name="Preformatted_20_Text">#include &lt;unistd.h&gt;</text:p>
      <text:p text:style-name="Preformatted_20_Text">int chdir(const char *path);</text:p>
      <text:p text:style-name="Preformatted_20_Text"/>
      <text:p text:style-name="P2">The chdir() function takes a single argument, which is a pointer to a string representing the path of the directory to which the process's current working directory should be changed. If the specified directory does not exist or the process does not have permission to access it, the chdir() function returns -1 and sets the appropriate error code in errno. On success, the chdir() function returns 0.</text:p>
      <text:p text:style-name="P2"/>
      <text:p text:style-name="P2">Here is an example usage of the chdir() system call to change the current working directory to /home/user/Documents:</text:p>
      <text:p text:style-name="P2"/>
      <text:p text:style-name="Preformatted_20_Text">#include &lt;unistd.h&gt;</text:p>
      <text:p text:style-name="Preformatted_20_Text">#include &lt;stdio.h&gt;</text:p>
      <text:p text:style-name="Preformatted_20_Text"/>
      <text:p text:style-name="Preformatted_20_Text">int main() {</text:p>
      <text:p text:style-name="Preformatted_20_Text"><text:s text:c="4"/>if (chdir("/home/user/Documents") == -1) {</text:p>
      <text:p text:style-name="Preformatted_20_Text"><text:s text:c="8"/>perror("chdir");</text:p>
      <text:p text:style-name="Preformatted_20_Text"><text:s text:c="8"/>return 1;</text:p>
      <text:p text:style-name="Preformatted_20_Text"><text:s text:c="4"/>}</text:p>
      <text:p text:style-name="Preformatted_20_Text"><text:s text:c="4"/>printf("Current working directory: %s\n", getcwd(NULL, 0));</text:p>
      <text:p text:style-name="Preformatted_20_Text"><text:s text:c="4"/>return 0;</text:p>
      <text:p text:style-name="Preformatted_20_Text">}</text:p>
      <text:p text:style-name="Preformatted_20_Text"/>
      <text:p text:style-name="P2">In this example, chdir() is used to change the current working directory to /home/user/Documents. If chdir() returns -1, the perror() function is used to print an error message to standard error, and the program returns with an exit code of 1. Otherwise, the getcwd() function is used to get the current working directory and print it to standard output.</text:p>
      <text:h text:style-name="P170" text:outline-level="2"><text:bookmark-start text:name="__RefHeading___Toc171887_3177406469"/>5.5. File <text:span text:style-name="T70">S</text:span>ystem <text:span text:style-name="T70">C</text:span>aching<text:bookmark-end text:name="__RefHeading___Toc171887_3177406469"/></text:h>
      <text:p text:style-name="P2"/>
      <text:p text:style-name="P2">In Linux, file system caching is the process of keeping recently accessed data in the memory, so that the data can be retrieved quickly in future access requests. This can greatly improve the performance of file operations by reducing the number of disk reads and writes.</text:p>
      <text:p text:style-name="P2"/>
      <text:p text:style-name="P2">There are two types of file system caching in Linux:</text:p>
      <text:p text:style-name="P2"/>
      <text:p text:style-name="P2"><text:span text:style-name="T1">1. Page Cache:</text:span> This is the main caching mechanism in Linux. Whenever a file is accessed, the kernel reads the file into a page cache in memory. Subsequent reads can be served from this cache, which is faster than accessing the file on disk. The page cache is managed by the Virtual Memory system, and it can be shared between multiple processes.</text:p>
      <text:p text:style-name="P2"/>
      <text:p text:style-name="P2"><text:span text:style-name="T1">2. </text:span><text:span text:style-name="T55">Inode</text:span><text:span text:style-name="T1"> Cache:</text:span> In Linux file systems, an Inode Cache is used to store the metadata of files such as file ownership, permissions, file type, and other attributes. Inodes are data structures that contain information about a file on a file system. They are used to keep track of the location of data blocks on the storage device and other attributes of the file.</text:p>
      <text:p text:style-name="P2"/>
      <text:p text:style-name="P2">In addition to caching, Linux also implements a number of other optimizations to improve file system performance, including:</text:p>
      <text:p text:style-name="P2"/>
      <text:p text:style-name="P2"><text:span text:style-name="T1">1. Read-Ahead:</text:span> This is a technique used to read data from disk into the page cache before it is actually requested by an application. This can improve performance by reducing the number of disk reads required.</text:p>
      <text:p text:style-name="P2"/>
      <text:p text:style-name="P2"><text:span text:style-name="T1">2. Write-Behind:</text:span> This is a technique used to delay writes to disk until the page cache is full or a certain amount of time has passed. This can improve performance by allowing multiple writes to be coalesced into a single disk write operation.</text:p>
      <text:p text:style-name="P2"/>
      <text:p text:style-name="P2"><text:span text:style-name="T1">3. Direct I/O:</text:span> This is a mode of file access in which data is read or written directly from/to disk, bypassing the page cache. Direct I/O can be useful for applications that need to access large files sequentially, and it can improve performance by reducing the overhead of copying data between the page cache and application buffers.</text:p>
      <text:p text:style-name="P2"/>
      <text:h text:style-name="P174" text:outline-level="3"><text:bookmark-start text:name="__RefHeading___Toc20514_1213047185"/><text:span text:style-name="T118">5.5.</text:span>1. <text:span text:style-name="T120">Page</text:span> Cache<text:bookmark-end text:name="__RefHeading___Toc20514_1213047185"/></text:h>
      <text:p text:style-name="P122"/>
      <text:p text:style-name="P122">The page cache is a component of the Linux kernel's virtual file system that provides caching of file system data in memory. It is a cache of pages containing data that has been read from or written to a file. When a file is read, the pages containing the requested data are read from disk into the page cache. Subsequent reads of the same data can then be served from the page cache instead of from disk, resulting in faster access times.</text:p>
      <text:p text:style-name="P122"/>
      <text:p text:style-name="P122">The page cache is implemented using the kernel's virtual memory system. Each page in the cache corresponds to a physical page in memory, and is managed by the kernel's memory management subsystem. When a page is read from disk, it is placed in the cache and marked as "dirty" to indicate that it contains data that has been modified in memory and needs to be written back to disk at some point in the future.</text:p>
      <text:p text:style-name="P122"/>
      <text:p text:style-name="P122">The page cache is used by all file systems in the kernel, including network file systems such as NFS and SMB. It is also used by applications that use the mmap() system call to map files into memory, as mmap() uses the page cache to manage the memory mappings.</text:p>
      <text:p text:style-name="P122"/>
      <text:p text:style-name="P122">The page cache is designed to balance the trade-off between memory usage and performance. It uses a number of algorithms to manage the cache, including a least-recently-used (LRU) algorithm that removes the least recently used pages from the cache when it becomes full. The page cache also supports read-ahead and write-behind caching to improve performance by prefetching data from disk and delaying the writing of modified pages back to disk.</text:p>
      <text:p text:style-name="P122"/>
      <text:p text:style-name="P122">Overall, the page cache is an important component of the Linux kernel's file system implementation, providing a flexible and efficient mechanism for caching file system data in memory.</text:p>
      <text:h text:style-name="P174" text:outline-level="3"><text:bookmark-start text:name="__RefHeading___Toc20516_1213047185"/><text:span text:style-name="T118">5.5.</text:span>2. <text:span text:style-name="T119">Inode</text:span> Cache<text:bookmark-end text:name="__RefHeading___Toc20516_1213047185"/></text:h>
      <text:p text:style-name="P122"/>
      <text:p text:style-name="P122">The Inode cache is a component of the file system cache that stores recently accessed Inodes in memory to speed up access to files. The Inode cache can be viewed as a mapping between the Inode number and the corresponding Inode data structure.</text:p>
      <text:p text:style-name="P122"/>
      <text:p text:style-name="P122">When a file or directory is accessed, the kernel searches for its corresponding Inode in the Inode cache. If the Inode is present in the cache, the kernel can access the file metadata without having to read it from the disk. If the Inode is not in the cache, the kernel must read it from the disk and add it to the cache for future use.</text:p>
      <text:p text:style-name="P122"/>
      <text:p text:style-name="P122">The Inode cache is managed by the kernel's VFS layer. When a file or directory is accessed, the VFS layer first checks the Inode cache to see if the corresponding Inode is present. If the Inode is not present, the VFS layer reads it from the disk and adds it to the cache. </text:p>
      <text:p text:style-name="P122"/>
      <text:p text:style-name="P122">The Inode cache has a fixed size and can be configured by adjusting the value of the kernel parameter inode_cache_entries. When the cache becomes full, the least recently used Inodes are removed from the cache to make room for new entries. </text:p>
      <text:p text:style-name="P122"/>
      <text:p text:style-name="P122">Inode cache eviction is triggered by various events such as cache overflow, mount and unmount operations, file system sync operations, and Inode modifications. When an Inode is removed from the cache, its corresponding data structures are freed, and any pending writes to the disk are flushed. </text:p>
      <text:p text:style-name="P122"/>
      <text:p text:style-name="P122">Inode caching improves file system performance by reducing the number of disk reads needed to access frequently used files. However, excessive caching can result in memory pressure, leading to increased system overheads due to page swapping. Therefore, it is important to tune the Inode cache size based on the system's memory usage patterns and workload.</text:p>
      <text:p text:style-name="P122"/>
      <text:h text:style-name="P174" text:outline-level="3"><text:bookmark-start text:name="__RefHeading___Toc20518_1213047185"/><text:span text:style-name="T118">5.5.</text:span>3. Read-Ahead<text:bookmark-end text:name="__RefHeading___Toc20518_1213047185"/></text:h>
      <text:p text:style-name="P122"/>
      <text:p text:style-name="P122">Read-Ahead is a feature in the Linux kernel file system that proactively reads data from the storage device into the page cache before a process requests it. It is implemented as a background process that reads ahead blocks of data into memory that are likely to be accessed in the near future.</text:p>
      <text:p text:style-name="P122"/>
      <text:p text:style-name="P122">Read-Ahead is based on the observation that, in many cases, the data that a process will access in the near future can be predicted based on the data that it has accessed in the recent past. By proactively reading this data into memory, Read-Ahead can improve file system performance by reducing the number of disk accesses that are required when a process requests data.</text:p>
      <text:p text:style-name="P122"/>
      <text:p text:style-name="P122">The Read-Ahead process is typically controlled by a kernel parameter that specifies the number of blocks that should be read ahead. The default value is usually set based on the size of the storage device and the performance characteristics of the file system.</text:p>
      <text:p text:style-name="P122"/>
      <text:p text:style-name="P122">Read-Ahead can be particularly effective for workloads that involve large sequential reads, such as streaming media or large file transfers. However, it can also be useful in other workloads where there is a high degree of locality in the data access patterns.</text:p>
      <text:p text:style-name="P122"/>
      <text:p text:style-name="P122">It is important to note that Read-Ahead is not always beneficial, and it can actually degrade performance in some cases. For example, if a process accesses data in a highly random pattern, Read-Ahead may result in unnecessary disk accesses and increased memory usage. As such, it is important to carefully evaluate the performance of Read-Ahead in a particular workload and adjust the Read-Ahead parameter as needed.</text:p>
      <text:p text:style-name="P122"/>
      <text:h text:style-name="P174" text:outline-level="3"><text:bookmark-start text:name="__RefHeading___Toc20520_1213047185"/><text:span text:style-name="T118">5.5.</text:span>4. Write-Behind<text:bookmark-end text:name="__RefHeading___Toc20520_1213047185"/></text:h>
      <text:p text:style-name="P122"/>
      <text:p text:style-name="P122">Write-behind is a technique used in file systems to improve performance by delaying writes to the disk until it is more efficient to do so. The write-behind cache temporarily holds data that needs to be written to disk, and allows the system to continue processing other tasks without waiting for the disk writes to complete. </text:p>
      <text:p text:style-name="P122"/>
      <text:p text:style-name="P122">In Linux, write-behind is implemented using the page cache, which is a part of the virtual memory system that caches pages of data read from and written to disk. When an application writes data to a file, the data is first written to the page cache, which then schedules the writes to disk at a later time, when it is more efficient to do so. </text:p>
      <text:p text:style-name="P122"/>
      <text:p text:style-name="P122">The page cache also supports read-ahead, which is a technique that pre-fetches data from the disk before it is needed. When an application reads data from a file, the page cache reads more data than requested, and caches it in memory. This can reduce disk access time, since the data is already in memory when the application requests it. </text:p>
      <text:p text:style-name="P122"/>
      <text:p text:style-name="P122">Both write-behind and read-ahead are important techniques for improving file system performance in Linux, and they are used extensively in modern file systems like Ext4 and Btrfs.</text:p>
      <text:p text:style-name="P122"/>
      <text:h text:style-name="P174" text:outline-level="3"><text:bookmark-start text:name="__RefHeading___Toc20522_1213047185"/><text:span text:style-name="T118">5.5.</text:span>5. Direct I/O<text:bookmark-end text:name="__RefHeading___Toc20522_1213047185"/></text:h>
      <text:p text:style-name="P122"/>
      <text:p text:style-name="P122">In Linux, Direct I/O is a method of reading or writing data directly between the user space application and the storage device, bypassing the kernel page cache. This allows for faster data transfers and avoids the overhead of cache management.</text:p>
      <text:p text:style-name="P122"/>
      <text:p text:style-name="P122">When a file is opened with the O_DIRECT flag, the file data is read or written directly from or to the device. The O_DIRECT flag is used in conjunction with the open() system call to enable Direct I/O for a file. It can also be used with the mmap() system call to enable Direct I/O for memory-mapped files.</text:p>
      <text:p text:style-name="P122"/>
      <text:p text:style-name="P122">The benefits of using Direct I/O include reduced CPU overhead, improved disk I/O throughput, and better scalability. However, there are some limitations and drawbacks to using Direct I/O, such as the inability to perform read-ahead or write-behind operations, and increased disk fragmentation due to the lack of caching.</text:p>
      <text:p text:style-name="P122"/>
      <text:p text:style-name="P122">Direct I/O can be useful in certain situations where the benefits outweigh the drawbacks, such as for large file transfers, database applications, and real-time data processing. However, it is not recommended for general-purpose file I/O operations.</text:p>
      <text:p text:style-name="P122"/>
      <text:h text:style-name="P170" text:outline-level="2"><text:bookmark-start text:name="__RefHeading___Toc171889_3177406469"/>5.6. File <text:span text:style-name="T70">S</text:span>ystem <text:span text:style-name="T70">S</text:span>ecurity<text:bookmark-end text:name="__RefHeading___Toc171889_3177406469"/></text:h>
      <text:p text:style-name="P2"/>
      <text:p text:style-name="P2"/>
      <text:p text:style-name="P2">The Linux kernel provides several security features to protect file systems from unauthorized access and to enforce file system security policies. Here are some of the key security features of the Linux kernel file system:</text:p>
      <text:p text:style-name="P2"/>
      <text:p text:style-name="P2"><text:span text:style-name="T1">1. File Permissions:</text:span> The Linux file system uses a permission model that controls access to files and directories. Each file and directory has a set of permission bits that define the type of access that is allowed for the owner, group, and others. The permission bits include read, write, and execute permissions.</text:p>
      <text:p text:style-name="P2"/>
      <text:p text:style-name="P2"><text:span text:style-name="T1">2. Access Control Lists (ACLs):</text:span> Linux file systems support ACLs, which provide more fine-grained control over access to files and directories. ACLs allow you to grant or deny specific permissions to individual users or groups, even if they are not the owner of the file or directory.</text:p>
      <text:p text:style-name="P2"/>
      <text:p text:style-name="P2"><text:span text:style-name="T1">3. File System Encryption:</text:span> Linux file systems can be encrypted to protect data at rest. Encryption can be done at the file level using tools like GnuPG or at the block level using tools like dm-crypt and LUKS.</text:p>
      <text:p text:style-name="P2"/>
      <text:p text:style-name="P2"><text:span text:style-name="T1">4. File System Integrity Checking:</text:span> The Linux kernel provides several file system integrity checking tools, such as fsck and e2fsck, which can detect and repair file system inconsistencies and corruptions.</text:p>
      <text:p text:style-name="P2"/>
      <text:p text:style-name="P2"><text:span text:style-name="T1">5. Mandatory Access Control (MAC):</text:span> Linux supports several MAC mechanisms, such as SELinux and AppArmor, that can restrict the access of processes and users to files and directories based on policies defined by system administrators.</text:p>
      <text:p text:style-name="P2"/>
      <text:p text:style-name="P2"><text:span text:style-name="T1">6. Network File System (NFS) Security:</text:span> The Linux kernel provides several security mechanisms to protect NFS file systems, such as Kerberos authentication and Secure RPC.</text:p>
      <text:p text:style-name="P2"/>
      <text:p text:style-name="P2"><text:span text:style-name="T1">7. File Sysytem Quotas:</text:span> Linux file systems support user and group quotas, which limit the amount of disk space and the number of files that a user or group can use on a file system.</text:p>
      <text:p text:style-name="P2"/>
      <text:p text:style-name="P2"><text:span text:style-name="T1">8. Immutable Files:</text:span> Linux file systems support the concept of immutable files, which cannot be modified, deleted, or renamed by any user, including the root user. This feature can be useful for protecting critical system files from accidental or malicious modifications.</text:p>
      <text:p text:style-name="P2"/>
      <text:p text:style-name="P2">Overall, the Linux kernel provides a robust set of security features to protect file systems from unauthorized access and enforce security policies. By using these features effectively, system administrators can ensure the integrity and confidentiality of their data.</text:p>
      <text:p text:style-name="P2"/>
      <text:p text:style-name="P2"/>
      <text:p text:style-name="P2"/>
      <text:p text:style-name="P2"/>
      <text:h text:style-name="P174" text:outline-level="3"><text:bookmark-start text:name="__RefHeading___Toc11598_849009595"/><text:span text:style-name="T98">5.6.</text:span>1. File Permissions<text:bookmark-end text:name="__RefHeading___Toc11598_849009595"/></text:h>
      <text:p text:style-name="P98"/>
      <text:p text:style-name="P98">Linux file system security is based on file permissions, which define who can access a file or directory and what actions they can perform on it. </text:p>
      <text:p text:style-name="P98"/>
      <text:p text:style-name="P98">There are three types of permissions in Linux:</text:p>
      <text:p text:style-name="P98"/>
      <text:p text:style-name="P98"><text:span text:style-name="T1">1. Read </text:span><text:span text:style-name="T10">P</text:span><text:span text:style-name="T1">ermission (r):</text:span> This allows a user to read the contents of a file or view the names of files in a directory.</text:p>
      <text:p text:style-name="P98"/>
      <text:p text:style-name="P98"><text:span text:style-name="T1">2. Write </text:span><text:span text:style-name="T10">P</text:span><text:span text:style-name="T1">ermission (w):</text:span> This allows a user to modify the contents of a file or create, delete, or rename files in a directory.</text:p>
      <text:p text:style-name="P98"/>
      <text:p text:style-name="P98"><text:span text:style-name="T1">3. Execute </text:span><text:span text:style-name="T10">P</text:span><text:span text:style-name="T1">ermission (x):</text:span> This allows a user to execute a file or change into a directory.</text:p>
      <text:p text:style-name="P98"/>
      <text:p text:style-name="P98">These permissions are assigned to three types of users: the owner of the file, the group the file belongs to, and all other users.</text:p>
      <text:p text:style-name="P98"/>
      <text:p text:style-name="P98">The permission settings for a file or directory are represented by a string of 10 characters, including the type of file (regular file or directory) and the permissions for the owner, group, and other users. </text:p>
      <text:p text:style-name="P98"/>
      <text:p text:style-name="P98">The first character of the permission string represents the type of file, which can be a regular file (-) or a directory (d). The next three characters represent the permissions for the owner, followed by three characters for the group, and three characters for other users.</text:p>
      <text:p text:style-name="P98"/>
      <text:p text:style-name="P98">For example, the permission string "-rw-r--r--" represents a regular file that can be read and written by the owner, and read-only for the group and other users.</text:p>
      <text:p text:style-name="P98"/>
      <text:p text:style-name="P98">To view the permissions of a file or directory, you can use the "ls -l" command in the terminal. To change the permissions of a file or directory, you can use the "chmod" command followed by the new permission settings.</text:p>
      <text:p text:style-name="P98"/>
      <text:p text:style-name="P98">It's important to set appropriate permissions for files and directories to ensure the security of your system and its data. In general, you should restrict access to sensitive files and directories to only those users who need it, and limit the permissions of other users to prevent accidental or malicious damage.</text:p>
      <text:p text:style-name="P98"/>
      <text:h text:style-name="P174" text:outline-level="3"><text:bookmark-start text:name="__RefHeading___Toc11600_849009595"/><text:span text:style-name="T98">5.6.</text:span>2. Access Control Lists (ACLs)<text:bookmark-end text:name="__RefHeading___Toc11600_849009595"/></text:h>
      <text:p text:style-name="P98"/>
      <text:p text:style-name="P98">In addition to the standard file permissions, Linux supports Access Control Lists (ACLs) to provide more fine-grained control over file system security. </text:p>
      <text:p text:style-name="P98"/>
      <text:p text:style-name="P98">ACLs allow you to set permissions for individual users and groups on a file or directory, rather than just the owner, group, and other users. This can be useful in situations where you need to grant specific users or groups access to a file or directory, while restricting access for others.</text:p>
      <text:p text:style-name="P98"/>
      <text:p text:style-name="P98">To use ACLs, you must first ensure that your file system supports them. Most modern Linux file systems, including ext3, ext4, and XFS, support ACLs.</text:p>
      <text:p text:style-name="P98"/>
      <text:p text:style-name="P98">Once you have verified that your file system supports ACLs, you can use the "setfacl" command to set ACLs for a file or directory. The basic syntax for the "setfacl" command is as follows:</text:p>
      <text:p text:style-name="P98"/>
      <text:p text:style-name="Preformatted_20_Text">setfacl [-m|-x|-b] acl_entries file_or_directory</text:p>
      <text:p text:style-name="P98"/>
      <text:p text:style-name="P98">The "-m" option is used to add new ACL entries, while the "-x" option is used to remove existing ACL entries. The "-b" option removes all existing ACL entries and sets the default permissions for the file or directory.</text:p>
      <text:p text:style-name="P98"/>
      <text:p text:style-name="P98">An ACL entry consists of a user or group identifier and a set of permissions. The permissions are the same as those used in standard file permissions (read, write, and execute), but they are preceded by a "+" or "-" sign to indicate whether the permission is being added or removed. For example, the following command grants the user "jdoe" read and write access to the file "myfile":</text:p>
      <text:p text:style-name="P98"/>
      <text:p text:style-name="Preformatted_20_Text">setfacl -m u:jdoe:rw myfile</text:p>
      <text:p text:style-name="P98"/>
      <text:p text:style-name="P98">You can view the ACLs for a file or directory using the "getfacl" command. This command displays both the standard file permissions and any ACLs that have been set. </text:p>
      <text:p text:style-name="P98"/>
      <text:p text:style-name="P98">It's important to note that ACLs do not replace standard file permissions, but rather complement them. Standard file permissions are still used to determine the default access for the owner, group, and other users, while ACLs provide additional access control for specific users and groups.</text:p>
      <text:p text:style-name="P98"/>
      <text:p text:style-name="P98"/>
      <text:h text:style-name="P174" text:outline-level="3"><text:bookmark-start text:name="__RefHeading___Toc11602_849009595"/><text:span text:style-name="T98">5.6.</text:span>3. File System Encryption<text:bookmark-end text:name="__RefHeading___Toc11602_849009595"/></text:h>
      <text:p text:style-name="P98"/>
      <text:p text:style-name="P98">Linux provides several options for encrypting file systems to protect data at rest. Encryption ensures that data stored on a disk or other storage media cannot be read without the correct decryption key, even if the media is stolen or compromised.</text:p>
      <text:p text:style-name="P98"/>
      <text:p text:style-name="P98">One popular encryption option for Linux is the dm-crypt module, which is built into the Linux kernel. dm-crypt provides transparent disk encryption, meaning that it encrypts and decrypts data automatically as it is written to and read from the disk. This makes it easy to use and transparent to applications, which do not need to be aware of the encryption.</text:p>
      <text:p text:style-name="P98"/>
      <text:p text:style-name="P98">To use dm-crypt, you must first create an encrypted partition or disk using the "cryptsetup" command. This command creates a mapping between a device, such as a hard disk, and an encrypted volume that is stored on the device. Once the mapping is established, you can use the device like any other block device, such as a regular hard disk or USB drive.</text:p>
      <text:p text:style-name="P98"/>
      <text:p text:style-name="P98">The "cryptsetup" command supports several encryption algorithms, including AES and Twofish, and can be used with or without a keyfile. A keyfile is a file that contains the encryption key and is used in addition to a passphrase or password. Using a keyfile can increase security by requiring both something you know (the passphrase or password) and something you have (the keyfile).</text:p>
      <text:p text:style-name="P98"/>
      <text:p text:style-name="P98">Once you have created an encrypted device, you can format it with a file system, mount it, and use it like any other file system. However, any data written to the device will be automatically encrypted, and any data read from the device will be automatically decrypted.</text:p>
      <text:p text:style-name="P98"/>
      <text:p text:style-name="P98">Another option for encrypting file systems in Linux is to use the eCryptfs file system. eCryptfs provides per-file encryption, meaning that each file is encrypted with a unique key. This can be useful in situations where you need to selectively encrypt only certain files or directories.</text:p>
      <text:p text:style-name="P98"/>
      <text:p text:style-name="P98">To use eCryptfs, you must first create a mount point and then mount the eCryptfs file system at that point. The "mount.ecryptfs" command is used to mount an eCryptfs file system, and the "ecryptfs-setup-private" command is used to set up a private eCryptfs directory.</text:p>
      <text:p text:style-name="P98"/>
      <text:p text:style-name="P98">Like dm-crypt, eCryptfs supports several encryption algorithms, including AES and Blowfish, and can be used with or without a passphrase or password. You can also specify the size of the encryption key and the number of iterations used to derive the encryption key from the passphrase or password.</text:p>
      <text:p text:style-name="P98"/>
      <text:p text:style-name="P98">It's important to note that encryption can add overhead and impact performance, especially on systems with limited resources. Additionally, encrypted data is only as secure as the encryption key, so it's important to use strong, random keys and to keep them secure.</text:p>
      <text:p text:style-name="P98"/>
      <text:h text:style-name="P174" text:outline-level="3"><text:bookmark-start text:name="__RefHeading___Toc11604_849009595"/><text:span text:style-name="T98">5.6.</text:span>4. File System Integrity Checking<text:bookmark-end text:name="__RefHeading___Toc11604_849009595"/></text:h>
      <text:p text:style-name="P98"/>
      <text:p text:style-name="P98">File system integrity checking is an important aspect of maintaining the health and reliability of a Linux system. Over time, file systems can become corrupted or damaged, which can lead to data loss or other issues. Integrity checking helps to detect and repair these issues before they become more serious.</text:p>
      <text:p text:style-name="P98"/>
      <text:p text:style-name="P98">One tool that Linux provides for file system integrity checking is fsck, which stands for "file system consistency check." fsck is a command-line tool that is used to scan and repair file systems. It can be run manually or automatically during system startup, depending on the configuration of the system.</text:p>
      <text:p text:style-name="P98"/>
      <text:p text:style-name="P98">When run, fsck checks the file system for errors and inconsistencies, such as bad blocks, orphaned inodes, and cross-linked files. It then attempts to repair any issues that it finds. Depending on the size of the file system and the extent of the damage, the process can take some time to complete.</text:p>
      <text:p text:style-name="P98"/>
      <text:p text:style-name="P98">In addition to fsck, Linux also provides other tools for monitoring and maintaining file system integrity. One such tool is the SMART (Self-Monitoring, Analysis, and Reporting Technology) system, which is a monitoring system built into many modern hard drives. SMART can detect issues with the hard drive, such as bad sectors or mechanical failures, and report them to the system administrator.</text:p>
      <text:p text:style-name="P98"/>
      <text:p text:style-name="P98">Another tool that can be used for file system integrity checking is Tripwire. Tripwire is a file integrity checker that monitors changes to the file system and alerts the system administrator if any unauthorized changes are detected. It can be configured to monitor specific files or directories and can be used to detect both accidental and intentional changes to the system.</text:p>
      <text:p text:style-name="P98"/>
      <text:p text:style-name="P98">In addition to these tools, it's important to regularly back up important data to protect against data loss in the event of file system corruption or other issues. Regular backups can also simplify the process of restoring a damaged file system, as the backup can be used to restore the system to a known-good state.</text:p>
      <text:h text:style-name="P174" text:outline-level="3"><text:bookmark-start text:name="__RefHeading___Toc11606_849009595"/><text:span text:style-name="T98">5.6.</text:span>5. Mandatory Access Control (MAC)<text:bookmark-end text:name="__RefHeading___Toc11606_849009595"/></text:h>
      <text:p text:style-name="P98"/>
      <text:p text:style-name="P98">Mandatory Access Control (MAC) is a security mechanism that is used to enforce restrictions on the actions that can be taken by users, processes, and applications on a Linux system. MAC is designed to provide a higher level of security than discretionary access control (DAC), which relies on user-defined permissions to determine access.</text:p>
      <text:p text:style-name="P98"/>
      <text:p text:style-name="P98">In a MAC system, access to resources is based on a set of rules that are defined by the system administrator. These rules specify which users, processes, and applications are allowed to access which resources, and under what conditions. MAC policies can be quite complex and can include rules based on a wide range of factors, including the user's role, the location of the resource, and the sensitivity of the data.</text:p>
      <text:p text:style-name="P98"/>
      <text:p text:style-name="P98">Linux provides several MAC systems, including AppArmor, SELinux (Security-Enhanced Linux), and SMACK (Simplified Mandatory Access Control Kernel). Each of these systems provides a different set of features and capabilities, but they all share the same basic principles of enforcing mandatory access controls.</text:p>
      <text:p text:style-name="P98"/>
      <text:p text:style-name="P98">SELinux is one of the most widely used MAC systems in Linux. It works by defining security contexts for resources such as files, directories, and processes. Each security context includes a set of rules that specify which actions are allowed or denied for that resource. SELinux provides a flexible and powerful policy language that can be used to define policies based on a wide range of factors.</text:p>
      <text:p text:style-name="P98"/>
      <text:p text:style-name="P98">AppArmor is another MAC system that is available in Linux. It works by defining profiles for individual applications, which specify which system resources the application is allowed to access. AppArmor provides a simple and easy-to-use policy language that can be used to define policies for a wide range of applications.</text:p>
      <text:p text:style-name="P98"/>
      <text:p text:style-name="P98">SMACK is a MAC system that is designed to be simple and easy to use. It works by defining labels for resources such as files, directories, and processes, and then using those labels to enforce access controls. SMACK provides a lightweight and efficient MAC system that is well suited to embedded and other resource-constrained systems.</text:p>
      <text:p text:style-name="P98"/>
      <text:p text:style-name="P98">In summary, Mandatory Access Control provides an additional layer of security to Linux systems by enforcing rules that limit the actions that can be taken by users, processes, and applications. Linux provides several MAC systems, including SELinux, AppArmor, and SMACK, each with its own set of features and capabilities. The choice of MAC system will depend on the specific requirements of the system and the preferences of the system administrator.</text:p>
      <text:p text:style-name="P98"/>
      <text:p text:style-name="P98"/>
      <text:h text:style-name="P174" text:outline-level="3"><text:bookmark-start text:name="__RefHeading___Toc11608_849009595"/><text:span text:style-name="T98">5.6.</text:span>6. Network File System (NFS) Security<text:bookmark-end text:name="__RefHeading___Toc11608_849009595"/></text:h>
      <text:p text:style-name="P98"/>
      <text:p text:style-name="P98">Network File System (NFS) is a protocol that allows file systems to be shared across a network. NFS is commonly used in Linux environments to share files and directories between systems. However, NFS is inherently insecure and can be vulnerable to a number of security risks.</text:p>
      <text:p text:style-name="P98"/>
      <text:p text:style-name="P98">One of the main security risks with NFS is the lack of authentication and encryption by default. By default, NFS does not require any form of authentication to access the shared file system, and the data is transmitted in plain text over the network. This means that anyone with network access to the NFS server can potentially access and modify the shared files.</text:p>
      <text:p text:style-name="P98"/>
      <text:p text:style-name="P98">To address these security risks, several measures can be taken to secure NFS in Linux:</text:p>
      <text:p text:style-name="P98"/>
      <text:p text:style-name="P98"><text:span text:style-name="T1">1. Use NFSv4:</text:span> NFSv4 includes support for Kerberos authentication, which provides a secure mechanism for authenticating users and protecting data in transit. NFSv4 also includes support for encryption, which provides additional protection for data in transit.</text:p>
      <text:p text:style-name="P98"/>
      <text:p text:style-name="P98"><text:span text:style-name="T1">2. Use </text:span><text:span text:style-name="T11">F</text:span><text:span text:style-name="T1">irewall </text:span><text:span text:style-name="T11">R</text:span><text:span text:style-name="T1">ules:</text:span> Firewall rules can be used to restrict access to the NFS server to specific IP addresses or ranges of IP addresses. This can help to prevent unauthorized access to the NFS server.</text:p>
      <text:p text:style-name="P98"/>
      <text:p text:style-name="P98"><text:span text:style-name="T1">3. Use SELinux:</text:span> SELinux can be used to define security policies for NFS. SELinux policies can be used to restrict access to the NFS server and limit the actions that can be taken by users and processes.</text:p>
      <text:p text:style-name="P98"/>
      <text:p text:style-name="P98"><text:span text:style-name="T1">4. Use NFS </text:span><text:span text:style-name="T11">O</text:span><text:span text:style-name="T1">ver a VPN:</text:span> NFS can be used over a Virtual Private Network (VPN) to provide additional security for data in transit. VPNs provide an encrypted tunnel between systems, which can help to protect data from interception and modification by unauthorized parties.</text:p>
      <text:p text:style-name="P98"/>
      <text:p text:style-name="P98"><text:span text:style-name="T1">5. Limit </text:span><text:span text:style-name="T11">P</text:span><text:span text:style-name="T1">ermissions:</text:span> It's important to limit the permissions of NFS exports to only the users and systems that require access. This can be done by setting appropriate permissions on the file system and configuring the NFS server to restrict access to specific users and groups.</text:p>
      <text:p text:style-name="P98"/>
      <text:p text:style-name="P98">In summary, NFS can be made more secure in Linux by using NFSv4 with Kerberos authentication and encryption, using firewall rules to restrict access, using SELinux policies to define security policies, using NFS over a VPN, and limiting permissions. These measures can help to protect data in transit and prevent unauthorized access to the shared file system.</text:p>
      <text:p text:style-name="P98"/>
      <text:p text:style-name="P98"/>
      <text:h text:style-name="P174" text:outline-level="3"><text:bookmark-start text:name="__RefHeading___Toc11610_849009595"/><text:span text:style-name="T98">5.6.</text:span>7. File Sysytem Quotas<text:bookmark-end text:name="__RefHeading___Toc11610_849009595"/></text:h>
      <text:p text:style-name="P98"/>
      <text:p text:style-name="P34">In a multi-user system, it is often necessary to limit the amount of disk space or number of files that each user or group can use. File system quotas are used to enforce these limits. The Linux kernel provides support for implementing quotas at the file system level. </text:p>
      <text:p text:style-name="P34"/>
      <text:p text:style-name="P34">There are two types of quotas: </text:p>
      <text:p text:style-name="P34"/>
      <text:p text:style-name="P34"><text:span text:style-name="T1">1. User Quotas:</text:span> User quotas limit the amount of disk space or number of files that an individual user can use.</text:p>
      <text:p text:style-name="P34"/>
      <text:p text:style-name="P34"><text:span text:style-name="T1">2. Group Quotas:</text:span> Group quotas limit the amount of disk space or number of files that a group of users can use.</text:p>
      <text:p text:style-name="P34"/>
      <text:p text:style-name="P34">The quota subsystem in the Linux kernel includes three main components: </text:p>
      <text:p text:style-name="P34"/>
      <text:p text:style-name="P34"><text:span text:style-name="T1">1. Disk Quota Accounting:</text:span> The disk quota accounting component tracks disk usage for each user and group on the file system. The kernel keeps track of how much disk space and how many files each user and group has used, and this information is stored in a special file in the file system.</text:p>
      <text:p text:style-name="P34"/>
      <text:p text:style-name="P34"><text:span text:style-name="T1">2. Quota Enforcement:</text:span> The quota enforcement component prevents users and groups from exceeding their allocated disk space or file limits. If a user or group tries to create a file that would exceed their quota limit, the kernel will deny the request and return an error message.</text:p>
      <text:p text:style-name="P34"/>
      <text:p text:style-name="P34"><text:span text:style-name="T1">3. Quota Reporting:</text:span> The quota reporting component provides information about disk usage and quotas. Users and administrators can query the system to find out how much disk space and how many files they have used, and how much disk space and how many files they are allowed to use.</text:p>
      <text:p text:style-name="P34"/>
      <text:p text:style-name="P34">The quota subsystem also includes user and group quota management utilities such as 'edquota' and 'quota' that allow system administrators to set and adjust quota limits on a per-user or per-group basis. </text:p>
      <text:p text:style-name="P34"/>
      <text:p text:style-name="P98">Overall, file system quotas provide an effective way to manage disk usage in a multi-user system, helping to prevent users from hogging disk space and ensuring that disk space is allocated fairly across all users and groups.</text:p>
      <text:p text:style-name="P98"/>
      <text:p text:style-name="P98"/>
      <text:h text:style-name="P174" text:outline-level="3"><text:bookmark-start text:name="__RefHeading___Toc11612_849009595"/><text:span text:style-name="T98">5.6.</text:span>8. Immutable Files<text:bookmark-end text:name="__RefHeading___Toc11612_849009595"/></text:h>
      <text:p text:style-name="P98"/>
      <text:p text:style-name="P98">The Linux kernel provides a feature called immutable files, which is used to protect critical system files from modification, deletion, or even from being read by users or processes. This feature can be used to enhance the security of the system, as it prevents unauthorized access or modification to critical system files.</text:p>
      <text:p text:style-name="P98"/>
      <text:p text:style-name="P98">Immutable files are implemented through file attributes that are associated with each file. The immutable attribute is set by using the chattr command with the +i option. Once the attribute is set, the file cannot be modified, deleted, or renamed by any user, including the root user. Only the root user can unset the immutable attribute by using the chattr command with the -i option.</text:p>
      <text:p text:style-name="P98"/>
      <text:p text:style-name="P98">The immutable attribute can be used to protect files such as system binaries, configuration files, and log files. By setting the attribute on these files, they are protected from unauthorized modification, deletion, or tampering.</text:p>
      <text:p text:style-name="P98"/>
      <text:p text:style-name="P98">However, it's important to note that the immutable attribute should be used with caution, as it can also prevent legitimate updates or modifications to the system. Therefore, it's recommended to only set the immutable attribute on critical system files that are not expected to change frequently.</text:p>
      <text:p text:style-name="P98"/>
      <text:p text:style-name="P98">In addition to the immutable attribute, the Linux kernel provides several other file attributes that can be used to enhance the security of the system, including the append-only attribute, the no-delete attribute, and the no-swap attribute. These attributes can be used to further restrict access or modification to files, depending on the specific requirements of the system.</text:p>
      <text:p text:style-name="P98"/>
      <text:p text:style-name="P98">In summary, the immutable files feature in the Linux kernel provides a way to protect critical system files from modification, deletion, or unauthorized access. It can be used to enhance the security of the system, but should be used with caution and only on critical system files that are not expected to change frequently.</text:p>
      <text:p text:style-name="P98"/>
      <text:p text:style-name="P98"/>
      <text:p text:style-name="P98"/>
      <text:p text:style-name="P98"/>
      <text:h text:style-name="P170" text:outline-level="2"><text:bookmark-start text:name="__RefHeading___Toc171893_3177406469"/>5.<text:span text:style-name="T99">7</text:span>. Example Code<text:bookmark-end text:name="__RefHeading___Toc171893_3177406469"/></text:h>
      <text:p text:style-name="P80"/>
      <text:p text:style-name="P7">Here is an example code for Linux kernel file system management:</text:p>
      <text:p text:style-name="P7"/>
      <table:table table:name="Table6" table:style-name="Table6">
        <table:table-column table:style-name="Table6.A"/>
        <table:table-column table:style-name="Table6.B"/>
        <table:table-row>
          <table:table-cell table:style-name="Table6.A1" office:value-type="string">
            <table:table table:name="Table7" table:style-name="Table7">
              <table:table-column table:style-name="Table7.A"/>
              <table:table-row>
                <table:table-cell table:style-name="Table7.A1" office:value-type="string">
                  <text:p text:style-name="Preformatted_20_Text">#include &lt;linux/init.h&gt;</text:p>
                  <text:p text:style-name="Preformatted_20_Text">#include &lt;linux/module.h&gt;</text:p>
                  <text:p text:style-name="Preformatted_20_Text">#include &lt;linux/kernel.h&gt;</text:p>
                  <text:p text:style-name="Preformatted_20_Text">#include &lt;linux/fs.h&gt;</text:p>
                  <text:p text:style-name="Preformatted_20_Text">#include &lt;linux/slab.h&gt;</text:p>
                  <text:p text:style-name="Preformatted_20_Text">#include &lt;linux/uaccess.h&gt;</text:p>
                  <text:p text:style-name="Preformatted_20_Text"/>
                  <text:p text:style-name="Preformatted_20_Text">MODULE_LICENSE("GPL");</text:p>
                  <text:p text:style-name="Preformatted_20_Text"/>
                  <text:p text:style-name="Preformatted_20_Text">#define DEVICE_NAME "myfs"</text:p>
                  <text:p text:style-name="Preformatted_20_Text">#define BUFFER_SIZE 1024</text:p>
                  <text:p text:style-name="Preformatted_20_Text"/>
                  <text:p text:style-name="Preformatted_20_Text">static int major_number;</text:p>
                  <text:p text:style-name="Preformatted_20_Text">static char *buffer;</text:p>
                  <text:p text:style-name="Preformatted_20_Text"/>
                  <text:p text:style-name="Preformatted_20_Text">static int myfs_open(struct inode *inode, struct file *file)</text:p>
                  <text:p text:style-name="Preformatted_20_Text">{</text:p>
                  <text:p text:style-name="Preformatted_20_Text"><text:s text:c="4"/>printk(KERN_INFO "myfs opened\n");</text:p>
                  <text:p text:style-name="Preformatted_20_Text"><text:s text:c="4"/>return 0;</text:p>
                  <text:p text:style-name="Preformatted_20_Text">}</text:p>
                  <text:p text:style-name="Preformatted_20_Text"/>
                  <text:p text:style-name="Preformatted_20_Text">static int myfs_release(struct inode *inode, struct file *file)</text:p>
                  <text:p text:style-name="Preformatted_20_Text">{</text:p>
                  <text:p text:style-name="Preformatted_20_Text"><text:s text:c="4"/>printk(KERN_INFO "myfs closed\n");</text:p>
                  <text:p text:style-name="Preformatted_20_Text"><text:s text:c="4"/>return 0;</text:p>
                  <text:p text:style-name="Preformatted_20_Text">}</text:p>
                  <text:p text:style-name="Preformatted_20_Text"/>
                  <text:p text:style-name="Preformatted_20_Text">static ssize_t myfs_read(struct file *file, char __user *buffer, size_t length, loff_t *offset)</text:p>
                  <text:p text:style-name="Preformatted_20_Text">{</text:p>
                  <text:p text:style-name="Preformatted_20_Text"><text:s text:c="4"/>int bytes_to_copy = length;</text:p>
                  <text:p text:style-name="Preformatted_20_Text"/>
                  <text:p text:style-name="Preformatted_20_Text"><text:s text:c="4"/>if (*offset + length &gt; BUFFER_SIZE) {</text:p>
                  <text:p text:style-name="Preformatted_20_Text"><text:s text:c="8"/>bytes_to_copy = BUFFER_SIZE - *offset;</text:p>
                  <text:p text:style-name="Preformatted_20_Text"><text:s text:c="4"/>}</text:p>
                  <text:p text:style-name="Preformatted_20_Text"/>
                  <text:p text:style-name="Preformatted_20_Text"><text:s text:c="4"/>if (copy_to_user(buffer, &amp;buffer[*offset], bytes_to_copy)) {</text:p>
                  <text:p text:style-name="Preformatted_20_Text"><text:s text:c="8"/>return -EFAULT;</text:p>
                  <text:p text:style-name="Preformatted_20_Text"><text:s text:c="4"/>}</text:p>
                  <text:p text:style-name="Preformatted_20_Text"/>
                  <text:p text:style-name="Preformatted_20_Text"><text:s text:c="4"/>*offset += bytes_to_copy;</text:p>
                  <text:p text:style-name="Preformatted_20_Text"/>
                  <text:p text:style-name="Preformatted_20_Text"><text:s text:c="4"/>return bytes_to_copy;</text:p>
                  <text:p text:style-name="Preformatted_20_Text">}</text:p>
                  <text:p text:style-name="Preformatted_20_Text"/>
                  <text:p text:style-name="Preformatted_20_Text">static ssize_t myfs_write(struct file *file, const char __user *buffer, size_t length, loff_t *offset)</text:p>
                  <text:p text:style-name="Preformatted_20_Text">{</text:p>
                  <text:p text:style-name="Preformatted_20_Text"><text:s text:c="4"/>int bytes_to_copy = length;</text:p>
                  <text:p text:style-name="Preformatted_20_Text"/>
                  <text:p text:style-name="Preformatted_20_Text"><text:s text:c="4"/>if (*offset + length &gt; BUFFER_SIZE) {</text:p>
                  <text:p text:style-name="Preformatted_20_Text"><text:s text:c="8"/>bytes_to_copy = BUFFER_SIZE - *offset;</text:p>
                  <text:p text:style-name="Preformatted_20_Text"><text:s text:c="4"/>}</text:p>
                  <text:p text:style-name="Preformatted_20_Text"><text:soft-page-break/></text:p>
                  <text:p text:style-name="Preformatted_20_Text"><text:s text:c="4"/>if (copy_from_user(&amp;buffer[*offset], buffer, bytes_to_copy)) {</text:p>
                  <text:p text:style-name="Preformatted_20_Text"><text:s text:c="8"/>return -EFAULT;</text:p>
                  <text:p text:style-name="Preformatted_20_Text"><text:s text:c="4"/>}</text:p>
                  <text:p text:style-name="Preformatted_20_Text"/>
                  <text:p text:style-name="Preformatted_20_Text"><text:s text:c="4"/>*offset += bytes_to_copy;</text:p>
                  <text:p text:style-name="Preformatted_20_Text"/>
                  <text:p text:style-name="Preformatted_20_Text"><text:s text:c="4"/>return bytes_to_copy;</text:p>
                  <text:p text:style-name="Preformatted_20_Text">}</text:p>
                  <text:p text:style-name="Preformatted_20_Text"/>
                  <text:p text:style-name="Preformatted_20_Text">static struct file_operations fops = {</text:p>
                  <text:p text:style-name="Preformatted_20_Text"><text:s text:c="4"/>.open = myfs_open,</text:p>
                  <text:p text:style-name="Preformatted_20_Text"><text:s text:c="4"/>.release = myfs_release,</text:p>
                  <text:p text:style-name="Preformatted_20_Text"><text:s text:c="4"/>.read = myfs_read,</text:p>
                  <text:p text:style-name="Preformatted_20_Text"><text:s text:c="4"/>.write = myfs_write,</text:p>
                  <text:p text:style-name="Preformatted_20_Text">};</text:p>
                  <text:p text:style-name="Preformatted_20_Text"/>
                  <text:p text:style-name="Preformatted_20_Text">static int __init myfs_init(void)</text:p>
                  <text:p text:style-name="Preformatted_20_Text">{</text:p>
                  <text:p text:style-name="Preformatted_20_Text"><text:s text:c="4"/>major_number = register_chrdev(0, DEVICE_NAME, &amp;fops);</text:p>
                  <text:p text:style-name="Preformatted_20_Text"/>
                  <text:p text:style-name="Preformatted_20_Text"><text:s text:c="4"/>if (major_number &lt; 0) {</text:p>
                  <text:p text:style-name="Preformatted_20_Text"><text:s text:c="8"/>printk(KERN_ALERT "Failed to register device: %d\n", major_number);</text:p>
                  <text:p text:style-name="Preformatted_20_Text"><text:s text:c="8"/>return major_number;</text:p>
                  <text:p text:style-name="Preformatted_20_Text"><text:s text:c="4"/>}</text:p>
                  <text:p text:style-name="Preformatted_20_Text"/>
                  <text:p text:style-name="Preformatted_20_Text"><text:s text:c="4"/>buffer = kmalloc(BUFFER_SIZE, GFP_KERNEL);</text:p>
                  <text:p text:style-name="Preformatted_20_Text"/>
                  <text:p text:style-name="Preformatted_20_Text"><text:s text:c="4"/>if (!buffer) {</text:p>
                  <text:p text:style-name="Preformatted_20_Text"><text:s text:c="8"/>unregister_chrdev(major_number, DEVICE_NAME);</text:p>
                  <text:p text:style-name="Preformatted_20_Text"><text:s text:c="8"/>printk(KERN_ALERT "Failed to allocate memory\n");</text:p>
                  <text:p text:style-name="Preformatted_20_Text"><text:s text:c="8"/>return -ENOMEM;</text:p>
                  <text:p text:style-name="Preformatted_20_Text"><text:s text:c="4"/>}</text:p>
                  <text:p text:style-name="Preformatted_20_Text"/>
                  <text:p text:style-name="Preformatted_20_Text"><text:s text:c="4"/>memset(buffer, 0, BUFFER_SIZE);</text:p>
                  <text:p text:style-name="Preformatted_20_Text"/>
                  <text:p text:style-name="Preformatted_20_Text"><text:s text:c="4"/>printk(KERN_INFO "myfs initialized\n");</text:p>
                  <text:p text:style-name="Preformatted_20_Text"/>
                  <text:p text:style-name="Preformatted_20_Text"><text:s text:c="4"/>return 0;</text:p>
                  <text:p text:style-name="Preformatted_20_Text">}</text:p>
                  <text:p text:style-name="Preformatted_20_Text"/>
                  <text:p text:style-name="Preformatted_20_Text">static void __exit myfs_exit(void)</text:p>
                  <text:p text:style-name="Preformatted_20_Text">{</text:p>
                  <text:p text:style-name="Preformatted_20_Text"><text:s text:c="4"/>kfree(buffer);</text:p>
                  <text:p text:style-name="Preformatted_20_Text"><text:s text:c="4"/>unregister_chrdev(major_number, DEVICE_NAME);</text:p>
                  <text:p text:style-name="Preformatted_20_Text"/>
                  <text:p text:style-name="Preformatted_20_Text"><text:s text:c="4"/>printk(KERN_INFO "myfs exited\n");</text:p>
                  <text:p text:style-name="Preformatted_20_Text">}</text:p>
                  <text:p text:style-name="Preformatted_20_Text"/>
                  <text:p text:style-name="Preformatted_20_Text">module_init(myfs_init);</text:p>
                  <text:p text:style-name="Preformatted_20_Text">module_exit(myfs_exit);</text:p>
                  <text:p text:style-name="P7"/>
                </table:table-cell>
              </table:table-row>
            </table:table>
            <text:p text:style-name="P8"/>
          </table:table-cell>
          <table:table-cell table:style-name="Table6.A1" office:value-type="string">
            <text:p text:style-name="P8"/>
          </table:table-cell>
        </table:table-row>
        <table:table-row>
          <table:table-cell table:style-name="Table6.A1" office:value-type="string">
            <text:p text:style-name="P8"/>
          </table:table-cell>
          <table:table-cell table:style-name="Table6.A1" office:value-type="string">
            <text:p text:style-name="P8"/>
          </table:table-cell>
        </table:table-row>
      </table:table>
      <text:p text:style-name="P2">This code registers a character device named "myfs" and creates a buffer of size BUFFER_SIZE to store data for the file system. The myfs_open, myfs_release, myfs_read, and myfs_write functions implement the open, close, read, and write operations for the file system. The register_chrdev function is used to register the file system, and the kmalloc function is used to allocate memory for the buffer. The unregister_chrdev function is used to unregister the file system and delete the device <text:soft-page-break/>file when the module is unloaded. The copy_to_user and copy_from_user functions are used to copy data between user space and kernel space.</text:p>
      <text:p text:style-name="P2"/>
      <text:h text:style-name="P170" text:outline-level="2"><text:bookmark-start text:name="__RefHeading___Toc171895_3177406469"/>5.<text:span text:style-name="T99">8</text:span>. APIs<text:bookmark-end text:name="__RefHeading___Toc171895_3177406469"/></text:h>
      <text:p text:style-name="P2"/>
      <text:p text:style-name="P2">Here is a non-exhaustive list of some of the file system management APIs available in the Linux kernel:</text:p>
      <text:p text:style-name="P2"/>
      <text:p text:style-name="P2"><text:span text:style-name="T1">1. vfs_read():</text:span> Reads data from a file</text:p>
      <text:p text:style-name="P2"/>
      <text:p text:style-name="P2"><text:span text:style-name="T1">2. vfs_write():</text:span> Writes data to a file</text:p>
      <text:p text:style-name="P2"/>
      <text:p text:style-name="P2"><text:span text:style-name="T1">3. vfs_create():</text:span> Creates a new file</text:p>
      <text:p text:style-name="P2"/>
      <text:p text:style-name="P2"><text:span text:style-name="T1">4. vfs_mkdir():</text:span> Creates a new directory</text:p>
      <text:p text:style-name="P2"/>
      <text:p text:style-name="P2"><text:span text:style-name="T1">5. vfs_unlink():</text:span> Removes a file or directory</text:p>
      <text:p text:style-name="P2"/>
      <text:p text:style-name="P2"><text:span text:style-name="T1">6. vfs_rmdir():</text:span> Removes a directory</text:p>
      <text:p text:style-name="P2"/>
      <text:p text:style-name="P2"><text:span text:style-name="T1">7. vfs_rename():</text:span> Renames a file or directory</text:p>
      <text:p text:style-name="P2"/>
      <text:p text:style-name="P2"><text:span text:style-name="T1">8. vfs_stat():</text:span> Retrieves information about a file</text:p>
      <text:p text:style-name="P2"/>
      <text:p text:style-name="P2"><text:span text:style-name="T1">9. vfs_fsync():</text:span> Synchronizes the file system with storage</text:p>
      <text:p text:style-name="P2"/>
      <text:p text:style-name="P2"><text:span text:style-name="T1">10. vfs_link():</text:span> Creates a hard link between two files</text:p>
      <text:p text:style-name="P2"/>
      <text:p text:style-name="P2"><text:span text:style-name="T1">11. vfs_symlink():</text:span> Creates a symbolic link</text:p>
      <text:p text:style-name="P2"/>
      <text:p text:style-name="P2"><text:span text:style-name="T1">12. vfs_mount():</text:span> Mounts a file system</text:p>
      <text:p text:style-name="P2"/>
      <text:p text:style-name="P2"><text:span text:style-name="T1">13. vfs_umount():</text:span> Unmounts a file system</text:p>
      <text:p text:style-name="P2"/>
      <text:p text:style-name="P2"><text:span text:style-name="T1">14. vfs_open():</text:span> Opens a file</text:p>
      <text:p text:style-name="P2"/>
      <text:p text:style-name="P2"><text:span text:style-name="T1">15. vfs_release():</text:span> Closes a file</text:p>
      <text:p text:style-name="P2"/>
      <text:p text:style-name="P2"><text:span text:style-name="T1">16. vfs_readdir():</text:span> Reads the contents of a directory</text:p>
      <text:p text:style-name="P2"/>
      <text:p text:style-name="P2">These APIs provide a wide range of functionality for managing file systems in the Linux kernel. Depending on the specific needs of an application or driver, different APIs may be more appropriate or efficient to use.</text:p>
      <text:p text:style-name="P2"/>
      <text:h text:style-name="P169" text:outline-level="1"><text:bookmark-start text:name="__RefHeading___Toc171897_3177406469"/>6. <text:span text:style-name="T71">N</text:span>etworking<text:bookmark-end text:name="__RefHeading___Toc171897_3177406469"/></text:h>
      <text:p text:style-name="P2"/>
      <text:p text:style-name="P2">The Linux kernel networking subsystem is responsible for providing network communication capabilities to the Linux operating system. It is responsible for managing network interfaces, routing network traffic, and providing network protocols and services. </text:p>
      <text:p text:style-name="P2"/>
      <text:p text:style-name="P125"/>
      <text:p text:style-name="P2"><text:span text:style-name="T1">1. Network Interfaces:</text:span> In Linux, network interfaces are virtual or physical devices that allow communication between the computer and other devices on a network.</text:p>
      <text:p text:style-name="P2"/>
      <text:p text:style-name="P2"><text:span text:style-name="T1">2. Network Protocols and Services:</text:span> Linux supports a variety of network protocols and services for communication between devices on a network. </text:p>
      <text:p text:style-name="P2"/>
      <text:p text:style-name="P2"><text:span text:style-name="T1">3. Network Routing:</text:span> In Linux, network routing is the process of determining the best path for network traffic to travel from one device to another across a network. The routing process involves analyzing the network topology, including the available paths, network devices, and network protocols, to find the most efficient path for traffic to travel.</text:p>
      <text:p text:style-name="P2"/>
      <text:p text:style-name="P2"><text:span text:style-name="T1">4. Network Security:</text:span> Linux provides various tools and methods to secure a network against potential security threats.</text:p>
      <text:p text:style-name="P2"/>
      <text:p text:style-name="P2"><text:span text:style-name="T1">5. Network Performance Tuning:</text:span> Linux provides various tools and methods to improve network performance by tuning network settings and optimizing network configuration. </text:p>
      <text:p text:style-name="P36"/>
      <text:p text:style-name="P36"><text:span text:style-name="T1">6. Network Monitoring:</text:span> Linux provides various tools and methods for monitoring network activity and performance. </text:p>
      <text:p text:style-name="P36"/>
      <text:p text:style-name="P36"/>
      <text:p text:style-name="P36"/>
      <text:h text:style-name="P170" text:outline-level="2"><text:bookmark-start text:name="__RefHeading___Toc13033_2291134712"/>6.1. Network <text:span text:style-name="T71">I</text:span>nterfaces<text:bookmark-end text:name="__RefHeading___Toc13033_2291134712"/></text:h>
      <text:p text:style-name="P2"/>
      <text:p text:style-name="P2">Network interfaces are physical or virtual devices that connect a Linux system to a network. Linux provides a variety of interfaces to connect to different types of networks, including Ethernet, Wi-Fi, Bluetooth, and others. </text:p>
      <text:p text:style-name="P2"/>
      <text:p text:style-name="P2">Network interfaces are managed by the Linux kernel's networking subsystem. The networking subsystem is responsible for managing all aspects of network communication, including protocol stack implementation, interface management, routing, and packet filtering. </text:p>
      <text:p text:style-name="P2"/>
      <text:p text:style-name="P2">The kernel provides several interfaces to manage network interfaces. These include:</text:p>
      <text:p text:style-name="P2"/>
      <text:p text:style-name="P2"><text:span text:style-name="T1">1. ifconfig:</text:span> The ifconfig command is used to configure network interfaces. It can be used to assign IP addresses, set the MTU (maximum transmission unit) size, enable or disable interfaces, and more.</text:p>
      <text:p text:style-name="P2"/>
      <text:p text:style-name="P2"><text:span text:style-name="T1">2. ip:</text:span> The ip command is a more modern replacement for ifconfig. It provides more advanced features such as support for multiple IP addresses per interface, VLANs, tunnels, and more.</text:p>
      <text:p text:style-name="P2"/>
      <text:p text:style-name="P2"><text:span text:style-name="T1">3. ethtool:</text:span> The ethtool command is used to configure and query the settings of Ethernet network interfaces. It can be used to set the speed and duplex mode, turn on/off various features such as flow control, and query the link status and statistics.</text:p>
      <text:p text:style-name="P2"/>
      <text:p text:style-name="P2"><text:span text:style-name="T1">4. NetworkManager:</text:span> NetworkManager is a daemon that provides automatic network configuration and management. It can be used to manage network interfaces, configure network settings, and handle various types of connections, including Wi-Fi, Ethernet, VPN, and more.</text:p>
      <text:p text:style-name="P2"/>
      <text:p text:style-name="P2"><text:span text:style-name="T1">5. systemd-networkd:</text:span> systemd-networkd is a system daemon that provides network configuration and management. It can be used to configure network interfaces, assign IP addresses, set up routing tables, and more.</text:p>
      <text:p text:style-name="P2"/>
      <text:p text:style-name="P2">In addition to these tools, the Linux kernel provides a set of network device drivers that allow it to communicate with various types of network interfaces. These drivers implement the low-level details of communicating with the physical hardware and expose a standardized interface to the kernel's networking subsystem. </text:p>
      <text:p text:style-name="P2"/>
      <text:p text:style-name="P2">Overall, the Linux kernel's network interface management is a critical component of the system's networking infrastructure, providing a flexible and powerful platform for building networked applications and services.</text:p>
      <text:p text:style-name="P2"/>
      <text:h text:style-name="P176" text:outline-level="3"><text:bookmark-start text:name="__RefHeading___Toc13175_2291134712"/><text:span text:style-name="T104">6.1.</text:span>1. ifconfig<text:bookmark-end text:name="__RefHeading___Toc13175_2291134712"/></text:h>
      <text:p text:style-name="P99"/>
      <text:p text:style-name="P99">The ifconfig command is used to configure and manage network interfaces in Linux systems. It displays information about active network interfaces and allows users to configure various network parameters, such as IP addresses, netmasks, and routing tables.</text:p>
      <text:p text:style-name="P99"/>
      <text:p text:style-name="P99">Here are some common uses of the ifconfig command:</text:p>
      <text:p text:style-name="P99"/>
      <text:p text:style-name="P99">- Display information about all active network interfaces: ifconfig -a</text:p>
      <text:p text:style-name="P99"/>
      <text:p text:style-name="P99">- Display information about a specific network interface (e.g., eth0): ifconfig eth0</text:p>
      <text:p text:style-name="P99"/>
      <text:p text:style-name="P99">- Bring up a network interface: ifconfig eth0 up</text:p>
      <text:p text:style-name="P99"/>
      <text:p text:style-name="P99">- Take down a network interface: ifconfig eth0 down</text:p>
      <text:p text:style-name="P99"/>
      <text:p text:style-name="P99">- Set the IP address of a network interface: ifconfig eth0 &lt;ip_address&gt;</text:p>
      <text:p text:style-name="P99"/>
      <text:p text:style-name="P99">- Set the netmask of a network interface: ifconfig eth0 netmask &lt;netmask&gt;</text:p>
      <text:p text:style-name="P99"/>
      <text:p text:style-name="P99">- Set the broadcast address of a network interface: ifconfig eth0 broadcast &lt;broadcast_address&gt;</text:p>
      <text:p text:style-name="P99"/>
      <text:p text:style-name="P99">- Configure a network interface to use DHCP: ifconfig eth0 dhcp</text:p>
      <text:p text:style-name="P99"/>
      <text:p text:style-name="P99">- Configure a network interface to use a static IP address: ifconfig eth0 &lt;ip_address&gt; netmask &lt;netmask&gt;</text:p>
      <text:p text:style-name="P99"/>
      <text:p text:style-name="P99">Note that the ifconfig command has been deprecated in favor of the newer ip command in recent versions of Linux. The ip command provides more advanced network configuration options and is more powerful than ifconfig.</text:p>
      <text:p text:style-name="P99"/>
      <text:h text:style-name="P174" text:outline-level="3"><text:bookmark-start text:name="__RefHeading___Toc13177_2291134712"/><text:span text:style-name="T104">6.1.</text:span>2. ip<text:bookmark-end text:name="__RefHeading___Toc13177_2291134712"/></text:h>
      <text:p text:style-name="P99"/>
      <text:p text:style-name="P99">The ip command is a more advanced and powerful tool for configuring network interfaces and routing in Linux systems. It replaces the older ifconfig and route commands and provides more options for managing network interfaces and routing tables.</text:p>
      <text:p text:style-name="P99"/>
      <text:p text:style-name="P99">Here are some common uses of the ip command:</text:p>
      <text:p text:style-name="P99"/>
      <text:p text:style-name="P99">- Display information about all network interfaces: ip link show</text:p>
      <text:p text:style-name="P99"/>
      <text:p text:style-name="P99">- Display information about a specific network interface (e.g., eth0): ip link show eth0</text:p>
      <text:p text:style-name="P99"/>
      <text:p text:style-name="P99">- Bring up a network interface: ip link set eth0 up</text:p>
      <text:p text:style-name="P99"/>
      <text:p text:style-name="P99">- Take down a network interface: ip link set eth0 down</text:p>
      <text:p text:style-name="P99"/>
      <text:p text:style-name="P99">- Set the IP address of a network interface: ip addr add &lt;ip_address&gt;/&lt;netmask&gt; dev eth0</text:p>
      <text:p text:style-name="P99"/>
      <text:p text:style-name="P99">- Remove the IP address from a network interface: ip addr del &lt;ip_address&gt;/&lt;netmask&gt; dev eth0</text:p>
      <text:p text:style-name="P99"/>
      <text:p text:style-name="P99">- Display information about the routing table: ip route show</text:p>
      <text:p text:style-name="P99"/>
      <text:p text:style-name="P99">- Add a static route to the routing table: ip route add &lt;network&gt;/&lt;netmask&gt; via &lt;gateway&gt;</text:p>
      <text:p text:style-name="P99"/>
      <text:p text:style-name="P99">- Remove a static route from the routing table: ip route del &lt;network&gt;/&lt;netmask&gt; via &lt;gateway&gt;</text:p>
      <text:p text:style-name="P99"/>
      <text:p text:style-name="P99">- Set the default gateway: ip route add default via &lt;gateway&gt;</text:p>
      <text:p text:style-name="P99"/>
      <text:p text:style-name="P99">Note that the ip command provides many more advanced options for managing network interfaces and routing, including support for advanced routing protocols, traffic control, and network namespaces. You can find more information about the ip command by reading its manual pages (man ip) or online documentation.</text:p>
      <text:p text:style-name="P99"/>
      <text:h text:style-name="P174" text:outline-level="3"><text:bookmark-start text:name="__RefHeading___Toc13179_2291134712"/><text:span text:style-name="T104">6.1.</text:span>3. ethtool<text:bookmark-end text:name="__RefHeading___Toc13179_2291134712"/></text:h>
      <text:p text:style-name="P99"/>
      <text:p text:style-name="P99">The ethtool command is a Linux utility used to display and modify various parameters of network interface controllers (NICs). It can be used to gather information about NICs, such as link speed and duplex mode, and to modify parameters, such as enabling or disabling Wake-on-LAN.</text:p>
      <text:p text:style-name="P99"/>
      <text:p text:style-name="P99">Here are some common uses of the ethtool command:</text:p>
      <text:p text:style-name="P99"/>
      <text:p text:style-name="P99">- Display information about a specific network interface (e.g., eth0): ethtool eth0</text:p>
      <text:p text:style-name="P99"/>
      <text:p text:style-name="P99">- Display the speed and duplex mode of a network interface: ethtool eth0 | grep -i speed</text:p>
      <text:p text:style-name="P99"/>
      <text:p text:style-name="P99">- Enable Wake-on-LAN on a network interface: ethtool -s eth0 wol g</text:p>
      <text:p text:style-name="P99"/>
      <text:p text:style-name="P99">- Disable Wake-on-LAN on a network interface: ethtool -s eth0 wol d</text:p>
      <text:p text:style-name="P99"/>
      <text:p text:style-name="P99">- Display the current flow control settings of a network interface: ethtool -a eth0</text:p>
      <text:p text:style-name="P99"/>
      <text:p text:style-name="P99">- Enable or disable flow control on a network interface: ethtool -A eth0 autoneg on/off rx on/off tx on/off</text:p>
      <text:p text:style-name="P99"/>
      <text:p text:style-name="P99">Note that the ethtool command requires root or sudo privileges to modify network interface parameters. You can find more information about the ethtool command by reading its manual pages (man ethtool) or online documentation.</text:p>
      <text:p text:style-name="P99"/>
      <text:h text:style-name="P174" text:outline-level="3"><text:bookmark-start text:name="__RefHeading___Toc13181_2291134712"/><text:span text:style-name="T104">6.1.</text:span>4. NetworkManager<text:bookmark-end text:name="__RefHeading___Toc13181_2291134712"/></text:h>
      <text:p text:style-name="P99"/>
      <text:p text:style-name="P99">NetworkManager is a Linux daemon that manages network connections and devices. It provides a high-level interface for configuring and connecting to networks, including wired, wireless, mobile broadband, and VPN connections.</text:p>
      <text:p text:style-name="P99"/>
      <text:p text:style-name="P99">NetworkManager is designed to be used by desktop users who want an easy-to-use, graphical interface for managing their network connections. It can be accessed through various user interfaces, including the GNOME NetworkManager applet and the KDE Plasma NetworkManager applet.</text:p>
      <text:p text:style-name="P99"/>
      <text:p text:style-name="P99">Some of the features of NetworkManager include:</text:p>
      <text:p text:style-name="P99"/>
      <text:p text:style-name="P99">- Automatic detection and configuration of network devices</text:p>
      <text:p text:style-name="P99"/>
      <text:p text:style-name="P99">- Support for a wide range of network connection types, including wired, wireless, mobile broadband, and VPN connections</text:p>
      <text:p text:style-name="P99"/>
      <text:p text:style-name="P99">- Seamless transition between wired and wireless connections</text:p>
      <text:p text:style-name="P99"/>
      <text:p text:style-name="P99">- Support for various authentication methods, including WPA2, WEP, 802.1x, and VPN authentication</text:p>
      <text:p text:style-name="P99"/>
      <text:p text:style-name="P99">- Ability to prioritize and manage multiple network connections</text:p>
      <text:p text:style-name="P99"/>
      <text:p text:style-name="P99">- Integration with various desktop environments and system tools</text:p>
      <text:p text:style-name="P99"/>
      <text:p text:style-name="P99">NetworkManager is included in many Linux distributions, such as Ubuntu, Fedora, and Debian. It can be configured using various tools, including the command-line nmcli tool and the graphical user interfaces provided by various desktop environments.</text:p>
      <text:p text:style-name="P99"/>
      <text:p text:style-name="P99"/>
      <text:h text:style-name="P174" text:outline-level="3"><text:bookmark-start text:name="__RefHeading___Toc13183_2291134712"/><text:span text:style-name="T104">6.1.</text:span>5. systemd-networkd<text:bookmark-end text:name="__RefHeading___Toc13183_2291134712"/></text:h>
      <text:p text:style-name="P99"/>
      <text:p text:style-name="P99">systemd-networkd is a Linux daemon that provides network configuration and management services. It is part of the systemd system and is designed to provide a simple and reliable way to manage network interfaces and connections.</text:p>
      <text:p text:style-name="P99"/>
      <text:p text:style-name="P99">systemd-networkd can be used as an alternative to NetworkManager and other network management tools, especially on headless or server installations that do not require a graphical user interface.</text:p>
      <text:p text:style-name="P99"/>
      <text:p text:style-name="P99">Some of the features of systemd-networkd include:</text:p>
      <text:p text:style-name="P99"/>
      <text:p text:style-name="P99">- Automatic detection and configuration of network devices</text:p>
      <text:p text:style-name="P99"/>
      <text:p text:style-name="P99">- Support for a wide range of network connection types, including wired, wireless, and virtual network interfaces</text:p>
      <text:p text:style-name="P99"/>
      <text:p text:style-name="P99">- Ability to configure and manage multiple network interfaces and connections</text:p>
      <text:p text:style-name="P99"/>
      <text:p text:style-name="P99">- Support for advanced network features, such as VLANs, bridges, and tunnels</text:p>
      <text:p text:style-name="P99"/>
      <text:p text:style-name="P99">- Ability to configure network settings using simple configuration files</text:p>
      <text:p text:style-name="P99"/>
      <text:p text:style-name="P99">- Integration with other systemd services, such as systemd-resolved for DNS resolution and systemd-timesyncd for time synchronization</text:p>
      <text:p text:style-name="P99"/>
      <text:p text:style-name="P99">systemd-networkd can be configured using simple configuration files located in the /etc/systemd/network directory. These files define the network interfaces, connections, and network settings to be used by systemd-networkd. The daemon can also be managed using the systemctl command, which provides various commands for starting, stopping, and managing systemd services.</text:p>
      <text:p text:style-name="P99"/>
      <text:p text:style-name="P99">Overall, systemd-networkd provides a reliable and flexible way to manage network interfaces and connections on Linux systems, especially on headless or server installations.</text:p>
      <text:p text:style-name="P99"/>
      <text:h text:style-name="P170" text:outline-level="2"><text:bookmark-start text:name="__RefHeading___Toc171901_3177406469"/>6.2. Network <text:span text:style-name="T71">P</text:span>rotocols <text:span text:style-name="T100">and Services</text:span><text:bookmark-end text:name="__RefHeading___Toc171901_3177406469"/></text:h>
      <text:p text:style-name="P2"/>
      <text:p text:style-name="P2">The Linux kernel supports a wide range of network protocols <text:span text:style-name="T100">and services </text:span>that enable communication between networked devices. Some of the commonly used protocols <text:span text:style-name="T100">and services </text:span>supported by the Linux kernel include:</text:p>
      <text:p text:style-name="P2"/>
      <text:p text:style-name="P35"><text:span text:style-name="T1">1. Transmission Control Protocol (TCP):</text:span> TCP is a connection-oriented protocol that provides reliable and ordered delivery of data packets between applications running on different hosts. TCP is widely used in the Internet for applications such as web browsing, email, and file transfer.</text:p>
      <text:p text:style-name="P35"/>
      <text:p text:style-name="P35"><text:span text:style-name="T1">2. User Datagram Protocol (UDP):</text:span> UDP is a connectionless protocol that provides unreliable and unordered delivery of data packets. UDP is often used for applications that require fast data transmission and do not require reliability, such as online gaming and streaming video.</text:p>
      <text:p text:style-name="P35"/>
      <text:p text:style-name="P35"><text:span text:style-name="T1">3. Internet Protocol (IP):</text:span> IP is the primary protocol used for packet routing in the Internet. It is responsible for addressing and routing data packets between hosts.</text:p>
      <text:p text:style-name="P35"/>
      <text:p text:style-name="P35"><text:span text:style-name="T1">4. Address Resolution Protocol (ARP): </text:span>ARP is used to map a network address (such as an IP address) to a physical address (such as a MAC address) on a local network.</text:p>
      <text:p text:style-name="P35"/>
      <text:p text:style-name="P35"><text:span text:style-name="T1">5. Internet Control Message Protocol (ICMP):</text:span> ICMP is used for error reporting, debugging, and diagnostics in IP networks.</text:p>
      <text:p text:style-name="P35"/>
      <text:p text:style-name="P35"><text:span text:style-name="T1">6. Dynamic Host Configuration Protocol (DHCP):</text:span> DHCP is used to automatically assign IP addresses and other network configuration parameters to hosts on a network.</text:p>
      <text:p text:style-name="P35"/>
      <text:p text:style-name="P35"><text:span text:style-name="T1">7. Domain Name System (DNS):</text:span> DNS is used to map domain names to IP addresses on the Internet.</text:p>
      <text:p text:style-name="P2"/>
      <text:p text:style-name="P2"><text:span text:style-name="T12">8</text:span><text:span text:style-name="T1">. F</text:span><text:span text:style-name="T12">ile Transfer Protocol (F</text:span><text:span text:style-name="T1">TP</text:span><text:span text:style-name="T12">)</text:span><text:span text:style-name="T1">:</text:span> FTP is a protocol used to transfer files between devices on a network. It is often used for sharing files between computers.</text:p>
      <text:p text:style-name="P2"/>
      <text:p text:style-name="P35"><text:span text:style-name="T1">8. Secure Shell </text:span><text:span text:style-name="T12">(</text:span><text:span text:style-name="T1">SSH</text:span><text:span text:style-name="T12">)</text:span><text:span text:style-name="T1">:</text:span> SSH is a protocol used to provide secure remote access to a device. It encrypts all traffic between the client and the server, making it more secure than other remote access protocols.</text:p>
      <text:p text:style-name="P2"/>
      <text:p text:style-name="P2">These are just a few examples of the many network protocols <text:span text:style-name="T100">and services </text:span>supported by the Linux kernel. The kernel provides a flexible and extensible network stack that enables developers to implement new protocols and customize the behavior of existing protocols.</text:p>
      <text:p text:style-name="P2"/>
      <text:h text:style-name="P174" text:outline-level="3"><text:bookmark-start text:name="__RefHeading___Toc13185_2291134712"/><text:span text:style-name="T104">6.2.</text:span>1. Transmission Control Protocol (TCP)<text:bookmark-end text:name="__RefHeading___Toc13185_2291134712"/></text:h>
      <text:p text:style-name="P99"/>
      <text:p text:style-name="P99">The Transmission Control Protocol (TCP) is a core protocol of the Internet Protocol Suite, which is used to establish and maintain reliable, connection-oriented communication between applications running on different hosts. TCP is responsible for ensuring the reliable delivery of data over IP networks.</text:p>
      <text:p text:style-name="P99"/>
      <text:p text:style-name="P99">TCP operates by breaking data into small packets and transmitting them over the network. Each packet is assigned a sequence number, which allows the receiver to reassemble the data in the correct order. TCP also includes mechanisms for flow control and congestion control, which prevent the sender from overwhelming the network with too much traffic.</text:p>
      <text:p text:style-name="P99"/>
      <text:p text:style-name="P99">Some of the key features of TCP include:</text:p>
      <text:p text:style-name="P99"/>
      <text:p text:style-name="P99"><text:span text:style-name="T1">Connection-Oriented Communication:</text:span> TCP establishes a virtual connection between the sender and receiver before transmitting data.</text:p>
      <text:p text:style-name="P99"/>
      <text:p text:style-name="P99"><text:span text:style-name="T1">Reliable Delivery:</text:span> TCP ensures that all data is transmitted and received correctly, using mechanisms such as sequence numbers, acknowledgements, and retransmissions.</text:p>
      <text:p text:style-name="P99"/>
      <text:p text:style-name="P99"><text:span text:style-name="T1">Flow Control:</text:span> TCP includes mechanisms to ensure that the sender does not overwhelm the receiver with too much data.</text:p>
      <text:p text:style-name="P99"/>
      <text:p text:style-name="P99"><text:span text:style-name="T1">Congestion Control:</text:span> TCP includes mechanisms to prevent network congestion, such as slowing down the rate of data transmission when the network is congested.</text:p>
      <text:p text:style-name="P99"/>
      <text:p text:style-name="P99">TCP is used by many applications, including web browsers, email clients, and file transfer protocols. It is also used by other protocols, such as HTTP, SMTP, and FTP, to provide reliable communication over IP networks.</text:p>
      <text:p text:style-name="P99"/>
      <text:h text:style-name="P174" text:outline-level="3"><text:bookmark-start text:name="__RefHeading___Toc13187_2291134712"/><text:span text:style-name="T104">6.2.</text:span>2. User Datagram Protocol (UDP)<text:bookmark-end text:name="__RefHeading___Toc13187_2291134712"/></text:h>
      <text:p text:style-name="P99"/>
      <text:p text:style-name="P99">The User Datagram Protocol (UDP) is a core protocol of the Internet Protocol Suite, which is used to provide connectionless, unreliable transport of data between applications running on different hosts. Unlike TCP, UDP does not establish a virtual connection between the sender and receiver before transmitting data and does not include mechanisms for ensuring the reliable delivery of data. Instead, UDP simply sends packets of data to their destination without any guarantees that they will be received correctly.</text:p>
      <text:p text:style-name="P99"/>
      <text:p text:style-name="P99">UDP is often used for real-time applications, such as streaming media, online gaming, and VoIP, where speed and low latency are more important than reliability. Because UDP does not include the overhead of establishing a connection or ensuring reliable delivery, it can provide faster transmission of data and lower network latency than TCP.</text:p>
      <text:p text:style-name="P99"/>
      <text:p text:style-name="P99">Some of the key features of UDP include:</text:p>
      <text:p text:style-name="P99"/>
      <text:p text:style-name="P99"><text:span text:style-name="T1">Connectionless Communication:</text:span> UDP does not establish a virtual connection between the sender and receiver before transmitting data.</text:p>
      <text:p text:style-name="P99"/>
      <text:p text:style-name="P99"><text:span text:style-name="T1">Unreliable Delivery:</text:span> UDP does not include mechanisms to ensure that all data is transmitted and received correctly.</text:p>
      <text:p text:style-name="P99"/>
      <text:p text:style-name="P99"><text:span text:style-name="T1">Low Overhead:</text:span> UDP does not include the overhead of establishing a connection or ensuring reliable delivery, which can provide faster transmission of data and lower network latency than TCP.</text:p>
      <text:p text:style-name="P99"/>
      <text:p text:style-name="P99"><text:span text:style-name="T1">Supports Multicast:</text:span> UDP can be used to send data to multiple recipients simultaneously using multicast.</text:p>
      <text:p text:style-name="P99"/>
      <text:p text:style-name="P99">UDP is used by many applications, including DNS, SNMP, DHCP, and many real-time applications, where speed and low latency are more important than reliability. However, because UDP does not ensure the reliable delivery of data, it is not suitable for applications that require guaranteed delivery of data, such as file transfers or email.</text:p>
      <text:h text:style-name="P174" text:outline-level="3"><text:bookmark-start text:name="__RefHeading___Toc13189_2291134712"/><text:span text:style-name="T104">6.2.</text:span>3. Internet Protocol (IP)<text:bookmark-end text:name="__RefHeading___Toc13189_2291134712"/></text:h>
      <text:p text:style-name="P99"/>
      <text:p text:style-name="P99">The Internet Protocol (IP) is a core protocol of the Internet Protocol Suite, which is used to provide network layer services for transmitting packets of data between hosts on the Internet or other networks. IP is responsible for routing data packets between hosts, as well as for fragmenting and reassembling packets as necessary to allow them to be transmitted over networks with different maximum transmission unit (MTU) sizes.</text:p>
      <text:p text:style-name="P99"/>
      <text:p text:style-name="P99">IP is a connectionless protocol, which means that it does not establish a virtual connection between the sender and receiver before transmitting data. Instead, IP simply sends packets of data to their destination using the most efficient route available.</text:p>
      <text:p text:style-name="P99"/>
      <text:p text:style-name="P99">Some of the key features of IP include:</text:p>
      <text:p text:style-name="P99"/>
      <text:p text:style-name="P99"><text:span text:style-name="T1">Connectionless Communication:</text:span> IP does not establish a virtual connection between the sender and receiver before transmitting data.</text:p>
      <text:p text:style-name="P99"/>
      <text:p text:style-name="P99"><text:span text:style-name="T1">Network Layer Routing:</text:span> IP is responsible for routing data packets between hosts, using routing tables to determine the most efficient route.</text:p>
      <text:p text:style-name="P99"/>
      <text:p text:style-name="P99"><text:span text:style-name="T1">Fragmentation and Reassembly:</text:span> IP can fragment packets of data into smaller units as necessary to allow them to be transmitted over networks with smaller MTUs, and can reassemble the packets at the receiving end.</text:p>
      <text:p text:style-name="P99"/>
      <text:p text:style-name="P99"><text:span text:style-name="T1">Addressing:</text:span> IP uses a hierarchical addressing scheme to uniquely identify hosts on the Internet or other networks.</text:p>
      <text:p text:style-name="P99"/>
      <text:p text:style-name="P99">IP is used by many other protocols, such as TCP, UDP, and ICMP, to provide network layer services for transmitting data packets between hosts. It is also used by many applications, such as web browsers, email clients, and file transfer protocols, to provide network connectivity and data transmission over the Internet or other networks.</text:p>
      <text:h text:style-name="P174" text:outline-level="3"><text:bookmark-start text:name="__RefHeading___Toc13191_2291134712"/><text:span text:style-name="T104">6.2.</text:span>4. Address Resolution Protocol (ARP)<text:bookmark-end text:name="__RefHeading___Toc13191_2291134712"/></text:h>
      <text:p text:style-name="P99"/>
      <text:p text:style-name="P99">The Address Resolution Protocol (ARP) is a protocol of the Internet Protocol Suite, which is used to map a network address (such as an IP address) to a physical address (such as a MAC address) on a local network. ARP is used by network devices, such as routers and switches, to discover the physical addresses of other devices on the same network.</text:p>
      <text:p text:style-name="P99"/>
      <text:p text:style-name="P99">When a device wants to send data to another device on the same network, it first checks its ARP cache to see if it already knows the physical address of the destination device. If the address is not in the cache, the device sends an ARP request packet to the network asking for the physical address of the destination device. The destination device responds with an ARP reply packet containing its physical address, which is then stored in the sender's ARP cache for future use.</text:p>
      <text:p text:style-name="P99"/>
      <text:p text:style-name="P99">ARP is a simple protocol that operates at the data link layer of the OSI model. It is used primarily on local networks, where devices can communicate with each other directly without the need for routing. ARP is a critical component of many network protocols, such as IP, which relies on ARP to map IP addresses to physical addresses on the local network.</text:p>
      <text:p text:style-name="P99"/>
      <text:p text:style-name="P99">ARP can also be used for malicious purposes, such as ARP spoofing, in which an attacker sends fake ARP packets to a network in order to associate their own MAC address with the IP address of another device, allowing them to intercept or modify network traffic intended for that device.</text:p>
      <text:h text:style-name="P174" text:outline-level="3"><text:bookmark-start text:name="__RefHeading___Toc13193_2291134712"/><text:span text:style-name="T104">6.2.</text:span>5. Internet Control Message Protocol (ICMP)<text:bookmark-end text:name="__RefHeading___Toc13193_2291134712"/></text:h>
      <text:p text:style-name="P99"/>
      <text:p text:style-name="P99">The Internet Control Message Protocol (ICMP) is a core protocol of the Internet Protocol Suite, which is used to exchange error messages and operational information between network devices. ICMP messages are typically generated by network devices, such as routers and switches, in response to errors or other conditions that occur during packet transmission.</text:p>
      <text:p text:style-name="P99"/>
      <text:p text:style-name="P99">Some of the key functions of ICMP include:</text:p>
      <text:p text:style-name="P99"/>
      <text:p text:style-name="P99"><text:span text:style-name="T1">Error Reporting:</text:span> ICMP messages are used to report errors that occur during the transmission of IP packets, such as a packet being dropped due to network congestion or an invalid packet being received.</text:p>
      <text:p text:style-name="P99"/>
      <text:p text:style-name="P99"><text:span text:style-name="T1">Network Management:</text:span> ICMP messages are used to support network management functions, such as testing network connectivity and measuring network performance.</text:p>
      <text:p text:style-name="P99"/>
      <text:p text:style-name="P99"><text:span text:style-name="T1">- Host and Network Status:</text:span> ICMP messages are used to report on the status of hosts and networks, such as whether a host is available or a network is congested.</text:p>
      <text:p text:style-name="P99"/>
      <text:p text:style-name="P99">ICMP is used by many other protocols, such as IP, TCP, and UDP, to provide error reporting and network management functions. For example, when a packet is dropped due to network congestion, the router may generate an ICMP message to inform the sender that the packet was not delivered.</text:p>
      <text:p text:style-name="P99"/>
      <text:p text:style-name="P99">ICMP can also be used for malicious purposes, such as ICMP flood attacks, in which an attacker floods a network with ICMP packets in order to overwhelm network devices and disrupt network traffic.</text:p>
      <text:p text:style-name="P99"/>
      <text:h text:style-name="P174" text:outline-level="3"><text:bookmark-start text:name="__RefHeading___Toc13195_2291134712"/><text:span text:style-name="T104">6.2.</text:span>6. Dynamic Host Configuration Protocol (DHCP)<text:bookmark-end text:name="__RefHeading___Toc13195_2291134712"/></text:h>
      <text:p text:style-name="P99"/>
      <text:p text:style-name="P99">The Dynamic Host Configuration Protocol (DHCP) is a network protocol of the Internet Protocol Suite, which is used to automatically assign IP addresses and other network configuration parameters to devices on a network. DHCP is used to simplify the process of configuring network devices, by automatically assigning IP addresses and other network settings, such as subnet masks and default gateway addresses, to devices when they connect to the network.</text:p>
      <text:p text:style-name="P99"/>
      <text:p text:style-name="P99">DHCP servers are responsible for assigning IP addresses and other network configuration parameters to devices on the network. When a device connects to the network, it sends a DHCP request packet to the DHCP server, which responds with a DHCP offer packet containing the requested IP address and other configuration parameters. The device then sends a DHCP request packet to confirm the assignment of the IP address and other configuration parameters.</text:p>
      <text:p text:style-name="P99"/>
      <text:p text:style-name="P99">Some of the key benefits of DHCP include:</text:p>
      <text:p text:style-name="P99"/>
      <text:p text:style-name="P99"><text:span text:style-name="T1">Automatic Configuration:</text:span> DHCP automates the process of configuring network devices, by automatically assigning IP addresses and other configuration parameters when devices connect to the network.</text:p>
      <text:p text:style-name="P99"/>
      <text:p text:style-name="P99"><text:span text:style-name="T1">Centralized Management:</text:span> DHCP servers provide a centralized point of management for network configuration parameters, making it easier to manage large networks.</text:p>
      <text:p text:style-name="P99"/>
      <text:p text:style-name="P99"><text:span text:style-name="T1">Efficient Use of IP Addresses:</text:span> DHCP servers can reuse IP addresses that are no longer in use, which helps to conserve IP address space.</text:p>
      <text:p text:style-name="P99"/>
      <text:p text:style-name="P99">DHCP is widely used in enterprise and home networks, as well as in Internet Service Provider (ISP) networks, to simplify the process of configuring network devices. DHCP can also be used for malicious purposes, such as DHCP spoofing, in which an attacker spoofs DHCP packets in order to assign rogue IP addresses or other network configuration parameters to devices on the network.</text:p>
      <text:p text:style-name="P99"/>
      <text:h text:style-name="P174" text:outline-level="3"><text:bookmark-start text:name="__RefHeading___Toc13197_2291134712"/><text:span text:style-name="T104">6.2.</text:span>7. Domain Name System (DNS)<text:bookmark-end text:name="__RefHeading___Toc13197_2291134712"/></text:h>
      <text:p text:style-name="P99"/>
      <text:p text:style-name="P99">The Domain Name System (DNS) is a hierarchical decentralized naming system that is used to map domain names to IP addresses and other resource records. DNS provides a way to translate human-readable domain names, such as www.example.com, into IP addresses, such as 192.0.2.1, which are used by network devices to locate services and resources on the Internet.</text:p>
      <text:p text:style-name="P99"/>
      <text:p text:style-name="P99">DNS is a critical component of the Internet infrastructure and is used by virtually every network-connected device. DNS is typically used to translate domain names to IP addresses, but it can also be used to map other types of resource records, such as mail exchange (MX) records, which are used to route email to the correct mail server.</text:p>
      <text:p text:style-name="P99"/>
      <text:p text:style-name="P99">DNS works by using a distributed database system, with multiple servers acting as authoritative sources for different parts of the domain name hierarchy. When a client device needs to resolve a domain name, it sends a DNS query to a local DNS resolver, which then sends the query to one or more DNS servers to obtain the IP address or other resource record for the requested domain name.</text:p>
      <text:p text:style-name="P99"/>
      <text:p text:style-name="P99">DNS servers are typically categorized as either recursive resolvers, which are responsible for resolving queries for client devices, or authoritative servers, which are responsible for providing authoritative answers to queries for a specific domain name or domain names.</text:p>
      <text:p text:style-name="P99"/>
      <text:p text:style-name="P99">DNS can also be used for malicious purposes, such as DNS spoofing, in which an attacker modifies DNS records in order to redirect traffic to a malicious website or other resource. DNSSEC is a security extension to DNS that provides cryptographic authentication of DNS records to prevent DNS spoofing and other types of attacks.</text:p>
      <text:p text:style-name="P99"/>
      <text:h text:style-name="P174" text:outline-level="3"><text:bookmark-start text:name="__RefHeading___Toc13199_2291134712"/><text:span text:style-name="T104">6.2.</text:span><text:span text:style-name="T100">8</text:span>. F<text:span text:style-name="T100">ile Transfer Protocol (F</text:span>TP<text:span text:style-name="T100">)</text:span><text:bookmark-end text:name="__RefHeading___Toc13199_2291134712"/></text:h>
      <text:p text:style-name="P99"/>
      <text:p text:style-name="P99">File Transfer Protocol (FTP) is a standard network protocol used for transferring files between clients and servers over a TCP/IP-based network. FTP provides a simple and reliable way to transfer files over a network, and is widely used for file sharing, file distribution, and backup purposes.</text:p>
      <text:p text:style-name="P99"/>
      <text:p text:style-name="P99">FTP clients are software programs that run on client devices and are used to connect to FTP servers and transfer files. FTP servers are software programs that run on servers and are used to provide FTP services to clients. FTP clients and servers can run on a variety of operating systems, including Linux.</text:p>
      <text:p text:style-name="P99"/>
      <text:p text:style-name="P99">FTP uses two channels to transfer files: a command channel and a data channel. The command channel is used to send commands and responses between the client and server, while the data channel is used to transfer the actual file data. FTP supports a wide range of file transfer operations, including uploading, downloading, deleting, renaming, and creating directories.</text:p>
      <text:p text:style-name="P99"/>
      <text:p text:style-name="P99">FTP has several security vulnerabilities, including the transmission of login credentials in plaintext, which can be intercepted by attackers. To address these vulnerabilities, secure variants of FTP, such as FTPS (FTP over SSL/TLS) and SFTP (SSH File Transfer Protocol), have been developed that use encryption to protect sensitive data during transmission. </text:p>
      <text:p text:style-name="P99"/>
      <text:p text:style-name="P99">In recent years, FTP has been largely replaced by other file transfer protocols, such as HTTP and SSH File Transfer Protocol (SFTP), which offer better security and improved performance over FTP. Nonetheless, FTP is still widely used in many industries and applications where it remains a reliable and effective way to transfer files over a network.</text:p>
      <text:p text:style-name="P99"/>
      <text:h text:style-name="P174" text:outline-level="3"><text:bookmark-start text:name="__RefHeading___Toc13201_2291134712"/><text:span text:style-name="T104">6.2.9</text:span>. Secure Shell <text:span text:style-name="T100">(</text:span>SSH<text:span text:style-name="T100">)</text:span><text:bookmark-end text:name="__RefHeading___Toc13201_2291134712"/></text:h>
      <text:p text:style-name="P99"/>
      <text:p text:style-name="P99">The Secure Shell Protocol (SSH) is a cryptographic network protocol used for secure remote login and other secure network services over an unsecured network. SSH is commonly used on Linux systems and provides a secure alternative to traditional remote login protocols such as Telnet.</text:p>
      <text:p text:style-name="P99"/>
      <text:p text:style-name="P99">SSH provides secure encrypted communication between two untrusted hosts over an insecure network, such as the Internet. SSH uses a client-server architecture, with the SSH client connecting to the SSH server over a TCP/IP network connection. SSH provides a number of security features, including:</text:p>
      <text:p text:style-name="P99"/>
      <text:p text:style-name="P99"><text:span text:style-name="T1">1. Encryption:</text:span> SSH uses encryption to protect all data transmitted between the client and server. This includes passwords, commands, and other sensitive data.</text:p>
      <text:p text:style-name="P99"/>
      <text:p text:style-name="P99"><text:span text:style-name="T1">2. Authentication:</text:span> SSH provides strong authentication mechanisms, including password authentication, public key authentication, and two-factor authentication.</text:p>
      <text:p text:style-name="P99"/>
      <text:p text:style-name="P99"><text:span text:style-name="T1">3. Host Verification:</text:span> SSH uses host keys to verify the identity of the server and prevent man-in-the-middle attacks.</text:p>
      <text:p text:style-name="P99"/>
      <text:p text:style-name="P99"><text:span text:style-name="T1">4. Port Forwarding:</text:span> SSH allows secure tunneling of network traffic over an encrypted SSH connection, providing a way to securely access resources on remote networks.</text:p>
      <text:p text:style-name="P99"/>
      <text:p text:style-name="P99">SSH supports a wide range of applications and services, including remote login, remote command execution, file transfer, and tunneling of other network services. SSH also supports various configuration options, allowing administrators to customize the behavior of the SSH server to meet their security and operational requirements.</text:p>
      <text:p text:style-name="P99"/>
      <text:p text:style-name="P99">In summary, SSH is a secure network protocol that provides encrypted communication, strong authentication, and other security features for remote access and other network services. SSH is widely used on Linux systems and is an essential tool for managing and securing remote systems and networks.</text:p>
      <text:h text:style-name="P170" text:outline-level="2"><text:bookmark-start text:name="__RefHeading___Toc171905_3177406469"/>6.<text:span text:style-name="T100">3</text:span>. Network <text:span text:style-name="T72">R</text:span>outing<text:bookmark-end text:name="__RefHeading___Toc171905_3177406469"/></text:h>
      <text:p text:style-name="P2"/>
      <text:p text:style-name="P2">In a Linux system, network routing refers to the process of determining the best path or route for sending packets of data between different networks. The Linux kernel provides various routing algorithms to determine the best path for network traffic. The routing table is used by the kernel to store information about network routes.</text:p>
      <text:p text:style-name="P2"/>
      <text:p text:style-name="P2">When a packet is sent from one host to another, the kernel checks the routing table to determine the best route for the packet. The routing table contains information about the network interfaces and their IP addresses, as well as the IP addresses of other hosts on the network. The routing table can be viewed using the route command.</text:p>
      <text:p text:style-name="P2"/>
      <text:p text:style-name="P2">The Linux kernel supports various routing protocols, including:</text:p>
      <text:p text:style-name="P2"/>
      <text:p text:style-name="P2"><text:span text:style-name="T1">1. Static Routing:</text:span> In static routing, network routes are manually configured by the system administrator. Static routing is simple and easy to configure, but it can be difficult to manage in large networks.</text:p>
      <text:p text:style-name="P2"/>
      <text:p text:style-name="P2"><text:span text:style-name="T1">2. Dynamic Routing:</text:span> In dynamic routing, network routes are automatically updated by routing protocols. Dynamic routing protocols use algorithms to determine the best path for network traffic. Some of the popular dynamic routing protocols used in Linux include Routing Information Protocol (RIP), Open Shortest Path First (OSPF), and Border Gateway Protocol (BGP).</text:p>
      <text:p text:style-name="P2"/>
      <text:p text:style-name="P2"><text:span text:style-name="T1">3. Policy-Based Routing:</text:span> In policy-based routing, the routing decision is based on policies configured by the system administrator. Policies can be based on various factors, such as the source IP address, destination IP address, protocol, and port number.</text:p>
      <text:p text:style-name="P2"/>
      <text:p text:style-name="P2">The ip command is used to configure the network interfaces and routing table in Linux. The ip route command can be used to add, delete, or modify routes in the routing table. The ip link command can be used to manage network interfaces, and the ip addr command can be used to view and configure IP addresses of the network interfaces.</text:p>
      <text:p text:style-name="P2"/>
      <text:h text:style-name="P174" text:outline-level="3"><text:bookmark-start text:name="__RefHeading___Toc13203_2291134712"/><text:span text:style-name="T104">6.3.</text:span>1. Static Routing<text:bookmark-end text:name="__RefHeading___Toc13203_2291134712"/></text:h>
      <text:p text:style-name="P99"/>
      <text:p text:style-name="P99">Static routing is a method of manually configuring a network to use a fixed path for network traffic between devices on the network. Static routing is in contrast to dynamic routing protocols, which automatically update routing tables based on network topology changes.</text:p>
      <text:p text:style-name="P99"/>
      <text:p text:style-name="P99">In Linux, static routing can be configured using the <text:span text:style-name="T1">route</text:span> command. The <text:span text:style-name="T1">route</text:span> command is used to manually configure the routing table in Linux, specifying the network address and the gateway address for each network. The syntax for the <text:span text:style-name="T1">route</text:span> command is:</text:p>
      <text:p text:style-name="P99"/>
      <text:p text:style-name="Preformatted_20_Text">route add &lt;network&gt; gw &lt;gateway&gt; dev &lt;interface&gt;</text:p>
      <text:p text:style-name="P99"/>
      <text:p text:style-name="P99">where &lt;network&gt; is the destination network address, &lt;gateway&gt; is the gateway address for that network, and &lt;interface&gt; is the name of the network interface to use.</text:p>
      <text:p text:style-name="P99"/>
      <text:p text:style-name="P99">For example, to add a static route for the network <text:span text:style-name="T1">192.168.1.0/2</text:span>4 with gateway address <text:span text:style-name="T1">192.168.0.1</text:span> and using the interface <text:span text:style-name="T1">eth</text:span>0, the following command can be used:</text:p>
      <text:p text:style-name="P99"/>
      <text:p text:style-name="Preformatted_20_Text">route add -net 192.168.1.0 netmask 255.255.255.0 gw 192.168.0.1 dev eth0</text:p>
      <text:p text:style-name="P99"/>
      <text:p text:style-name="P99">This command adds a route to the routing table for the network <text:span text:style-name="T1">192.168.1.0/24</text:span>, with the gateway address <text:span text:style-name="T1">192.168.0.1</text:span> and the interface <text:span text:style-name="T1">eth0</text:span>.</text:p>
      <text:p text:style-name="P99"/>
      <text:p text:style-name="P99">Static routing is often used in small networks with a fixed topology, where the network configuration is unlikely to change frequently. However, for larger and more complex networks, dynamic routing protocols such as OSPF and BGP are typically used to automatically update routing tables based on changes in network topology.</text:p>
      <text:p text:style-name="P99"/>
      <text:h text:style-name="P174" text:outline-level="3"><text:bookmark-start text:name="__RefHeading___Toc13205_2291134712"/><text:span text:style-name="T104">6.3.</text:span>2. Dynamic Routing<text:bookmark-end text:name="__RefHeading___Toc13205_2291134712"/></text:h>
      <text:p text:style-name="P99"/>
      <text:p text:style-name="P99">Dynamic routing is a method of automatically updating the routing table in a network as changes occur in the network topology. Dynamic routing protocols are used to discover the best path for network traffic based on metrics such as bandwidth, delay, and hop count.</text:p>
      <text:p text:style-name="P99"/>
      <text:p text:style-name="P99">In Linux, dynamic routing can be implemented using several routing protocols such as:</text:p>
      <text:p text:style-name="P99"/>
      <text:p text:style-name="P99"><text:span text:style-name="T1">1. Routing Information Protocol (RIP):</text:span> RIP is a distance-vector routing protocol that uses hop count as a metric to determine the best path for network traffic. RIP updates the routing table periodically based on routing updates received from other routers in the network.</text:p>
      <text:p text:style-name="P99"/>
      <text:p text:style-name="P99"><text:span text:style-name="T1">2. Open Shortest Path First (OSPF):</text:span> OSPF is a link-state routing protocol that calculates the shortest path between routers based on the network topology. OSPF updates the routing table in real-time as network topology changes occur.</text:p>
      <text:p text:style-name="P99"/>
      <text:p text:style-name="P99"><text:span text:style-name="T1">3. Border Gateway Protocol (BGP):</text:span> BGP is an exterior gateway protocol used to connect multiple autonomous systems (AS) on the internet. BGP uses path-vector routing to select the best path for network traffic based on various attributes such as AS path length, network policies, and available bandwidth.</text:p>
      <text:p text:style-name="P99"/>
      <text:p text:style-name="P99">To configure dynamic routing on Linux, the routing daemon for the chosen protocol needs to be installed and configured. For example, to configure OSPF routing on Linux, the Quagga routing daemon can be installed and configured.</text:p>
      <text:p text:style-name="P99"/>
      <text:p text:style-name="P99">Dynamic routing is commonly used in large and complex networks where the network topology changes frequently. Dynamic routing protocols provide better scalability and fault tolerance compared to static routing. However, they require more configuration and maintenance effort to set up and monitor.</text:p>
      <text:p text:style-name="P99"/>
      <text:p text:style-name="P99"/>
      <text:h text:style-name="P174" text:outline-level="3"><text:bookmark-start text:name="__RefHeading___Toc13207_2291134712"/><text:span text:style-name="T104">6.3.</text:span>3. Policy-Based Routing<text:bookmark-end text:name="__RefHeading___Toc13207_2291134712"/></text:h>
      <text:p text:style-name="Standard"/>
      <text:p text:style-name="Standard"><text:bookmark-start text:name="__RefHeading___Toc13209_2291134712"/>Policy-based routing is a technique that allows the routing of network traffic to be based on criteria other than the destination IP address, such as the source IP address, protocol type, or port number. Policy-based routing provides greater flexibility and control over network traffic flow, enabling administrators to implement more complex network policies.<text:bookmark-end text:name="__RefHeading___Toc13209_2291134712"/></text:p>
      <text:p text:style-name="Standard"/>
      <text:p text:style-name="Standard"><text:bookmark-start text:name="__RefHeading___Toc13211_2291134712"/>In Linux, policy-based routing can be implemented using the iproute2 toolset. The iproute2 toolset includes the ip command, which provides a powerful set of features for managing network interfaces, routing tables, and policies.<text:bookmark-end text:name="__RefHeading___Toc13211_2291134712"/></text:p>
      <text:p text:style-name="Standard"/>
      <text:p text:style-name="Standard"><text:bookmark-start text:name="__RefHeading___Toc13213_2291134712"/>To configure policy-based routing on Linux, the following steps can be followed:<text:bookmark-end text:name="__RefHeading___Toc13213_2291134712"/></text:p>
      <text:p text:style-name="Standard"/>
      <text:p text:style-name="Standard"><text:bookmark-start text:name="__RefHeading___Toc13215_2291134712"/>1. Create a new routing table using the <text:span text:style-name="T1">ip</text:span> command, specifying a unique table identifier:<text:bookmark-end text:name="__RefHeading___Toc13215_2291134712"/></text:p>
      <text:p text:style-name="Standard"/>
      <text:p text:style-name="Standard">ip route add table &lt;table-id&gt;</text:p>
      <text:p text:style-name="Standard"/>
      <text:p text:style-name="Standard"><text:bookmark-start text:name="__RefHeading___Toc13217_2291134712"/>2. Define a policy rule using the <text:span text:style-name="T1">ip</text:span> command, specifying the match criteria and the routing table to use:<text:bookmark-end text:name="__RefHeading___Toc13217_2291134712"/></text:p>
      <text:p text:style-name="Standard"/>
      <text:p text:style-name="Standard">ip rule add from &lt;source-address&gt; &lt;match-criteria&gt; table &lt;table-id&gt;</text:p>
      <text:p text:style-name="Standard"/>
      <text:p text:style-name="Standard"><text:bookmark-start text:name="__RefHeading___Toc13219_2291134712"/>For example, to route traffic from a specific source IP address range to a different routing table, the following command can be used:<text:bookmark-end text:name="__RefHeading___Toc13219_2291134712"/></text:p>
      <text:p text:style-name="Standard"/>
      <text:p text:style-name="Standard">ip rule add from 192.168.1.0/24 table 2</text:p>
      <text:p text:style-name="Standard"/>
      <text:p text:style-name="Standard"><text:bookmark-start text:name="__RefHeading___Toc13221_2291134712"/>3. Add a default route to the new routing table using the ip command, specifying the gateway address and interface to use:<text:bookmark-end text:name="__RefHeading___Toc13221_2291134712"/></text:p>
      <text:p text:style-name="Standard"/>
      <text:p text:style-name="Standard">ip route add default via &lt;gateway-address&gt; dev &lt;interface&gt; table &lt;table-id&gt;</text:p>
      <text:p text:style-name="Standard"/>
      <text:p text:style-name="Standard"><text:bookmark-start text:name="__RefHeading___Toc13223_2291134712"/>For example, to add a default route for the new routing table with gateway address <text:span text:style-name="T1">192.168.0.1</text:span> and using interface eth1, the following command can be used:<text:bookmark-end text:name="__RefHeading___Toc13223_2291134712"/></text:p>
      <text:p text:style-name="Standard"/>
      <text:p text:style-name="Standard">ip route add default via 192.168.0.1 dev eth1 table 2</text:p>
      <text:p text:style-name="Standard"/>
      <text:p text:style-name="Standard"><text:bookmark-start text:name="__RefHeading___Toc13225_2291134712"/>Policy-based routing can be used to implement various network policies, such as load balancing, traffic shaping, and network security. It provides greater flexibility and control over network traffic flow compared to traditional routing techniques, such as static and dynamic routing.<text:bookmark-end text:name="__RefHeading___Toc13225_2291134712"/></text:p>
      <text:h text:style-name="P170" text:outline-level="2"><text:bookmark-start text:name="__RefHeading___Toc171907_3177406469"/>6.<text:span text:style-name="T100">4</text:span>. Network <text:span text:style-name="T72">S</text:span>ecurity<text:bookmark-end text:name="__RefHeading___Toc171907_3177406469"/></text:h>
      <text:p text:style-name="P2"/>
      <text:p text:style-name="P2">Linux kernel provides various security features to ensure the safety and security of the network. The following are some of the key security features in the Linux kernel related to networking:</text:p>
      <text:p text:style-name="P2"/>
      <text:p text:style-name="P2"><text:span text:style-name="T1">1. Firewall:</text:span> Linux kernel includes a built-in firewall called Netfilter. Netfilter allows users to configure firewall rules to allow or block network traffic based on various criteria such as source/destination address, protocol, port number, etc.</text:p>
      <text:p text:style-name="P2"/>
      <text:p text:style-name="P2"><text:span text:style-name="T1">2. Virtual Private Network (VPN):</text:span> Linux kernel supports various VPN protocols such as PPTP, L2TP, and OpenVPN. VPNs provide secure communication between two or more systems over the internet.</text:p>
      <text:p text:style-name="P2"/>
      <text:p text:style-name="P2"><text:span text:style-name="T1">3. Secure Sockets Layer (SSL)/Transport Layer Security (TLS):</text:span> Linux kernel includes support for SSL/TLS protocols, which provide secure communication between clients and servers.</text:p>
      <text:p text:style-name="P2"/>
      <text:p text:style-name="P2"><text:span text:style-name="T1">4. Secure Shell (SSH):</text:span> Linux kernel includes support for SSH, a secure remote access protocol that allows users to securely access remote systems.</text:p>
      <text:p text:style-name="P2"/>
      <text:p text:style-name="P2"><text:span text:style-name="T1">5. IPsec:</text:span> Linux kernel includes support for IPsec, a protocol that provides secure communication between systems over the internet.</text:p>
      <text:p text:style-name="P2"/>
      <text:p text:style-name="P2"><text:span text:style-name="T1">6. Packet </text:span><text:span text:style-name="T14">F</text:span><text:span text:style-name="T1">iltering:</text:span> Linux kernel supports packet filtering at the network layer using the iptables command. This allows users to specify rules that filter packets based on various criteria such as source/destination address, protocol, port number, etc.</text:p>
      <text:p text:style-name="P2"/>
      <text:p text:style-name="P2"><text:span text:style-name="T1">7. Network Address Translation (NAT):</text:span> Linux kernel includes support for NAT, which allows multiple devices to share a single public IP address. NAT also provides a certain level of security by hiding the internal network from the outside world.</text:p>
      <text:p text:style-name="P2"/>
      <text:p text:style-name="P2"><text:span text:style-name="T1">8. Denial of Service (DoS) </text:span><text:span text:style-name="T14">P</text:span><text:span text:style-name="T1">revention:</text:span> Linux kernel includes various features that prevent or mitigate DoS attacks. For example, the kernel includes support for SYN cookies, which prevent SYN flood attacks.</text:p>
      <text:p text:style-name="P2"/>
      <text:p text:style-name="P2">Overall, the Linux kernel provides a comprehensive set of networking security features that can be customized and configured to meet specific security requirements.</text:p>
      <text:p text:style-name="P2"/>
      <text:h text:style-name="P174" text:outline-level="3"><text:bookmark-start text:name="__RefHeading___Toc13227_2291134712"/><text:span text:style-name="T104">6.4.</text:span>1. Firewall:<text:bookmark-end text:name="__RefHeading___Toc13227_2291134712"/></text:h>
      <text:p text:style-name="P99"/>
      <text:p text:style-name="P99">A firewall is a software or hardware-based security system that controls and monitors incoming and outgoing network traffic based on a set of predefined security rules. In Linux, there are several firewall solutions available, including:</text:p>
      <text:p text:style-name="P99"/>
      <text:p text:style-name="P99"><text:span text:style-name="T1">1. Netfilter/Iptables:</text:span> Netfilter is a framework in the Linux kernel that provides packet filtering, network address translation, and other packet mangling capabilities. Iptables is a command-line utility that provides a user-friendly interface for configuring Netfilter rules. Iptables can be used to configure a stateful firewall that filters incoming and outgoing traffic based on IP address, port number, and protocol type.</text:p>
      <text:p text:style-name="P99"/>
      <text:p text:style-name="P99"><text:span text:style-name="T1">2. nftables:</text:span> nftables is a newer firewall solution that replaces the aging iptables. It provides a more flexible and efficient syntax for configuring firewall rules and supports a wider range of network protocols and packet matching criteria.</text:p>
      <text:p text:style-name="P99"/>
      <text:p text:style-name="P99"><text:span text:style-name="T1">3. Firewalld:</text:span> Firewalld is a firewall management tool that provides a high-level interface for configuring firewall rules. Firewalld can be used to configure both static and dynamic firewall rules, and it supports various network zones, which define the level of trust for different network interfaces.</text:p>
      <text:p text:style-name="P99"/>
      <text:p text:style-name="P99"><text:span text:style-name="T1">4. UFW:</text:span> Uncomplicated Firewall (UFW) is a user-friendly front-end for iptables that simplifies the process of configuring firewall rules. UFW provides a simplified syntax for configuring basic firewall rules, and it can be easily enabled or disabled using a simple command.</text:p>
      <text:p text:style-name="P99"/>
      <text:p text:style-name="P99">Firewalls are essential components of any modern network infrastructure, providing a crucial layer of protection against unauthorized access and malicious traffic. In Linux, there are several firewall solutions available, each with its own set of strengths and weaknesses. The choice of firewall solution depends on the specific requirements of the network and the level of expertise of the administrator.</text:p>
      <text:p text:style-name="P99"/>
      <text:h text:style-name="P174" text:outline-level="3"><text:bookmark-start text:name="__RefHeading___Toc13229_2291134712"/><text:span text:style-name="T104">6.4.</text:span>2. Virtual Private Network (VPN)<text:bookmark-end text:name="__RefHeading___Toc13229_2291134712"/></text:h>
      <text:p text:style-name="P99"/>
      <text:p text:style-name="P99">A Virtual Private Network (VPN) is a technology that allows remote users to securely connect to a private network over the Internet. VPNs provide a secure and encrypted connection between the remote user and the private network, ensuring the confidentiality and integrity of data transmitted over the connection.</text:p>
      <text:p text:style-name="P99"/>
      <text:p text:style-name="P99">In Linux, there are several VPN solutions available, including:</text:p>
      <text:p text:style-name="P99"/>
      <text:p text:style-name="P99"><text:span text:style-name="T1">1. OpenVPN: </text:span>OpenVPN is an open-source VPN solution that provides a flexible and scalable way to create VPN connections. OpenVPN uses SSL/TLS encryption for secure communication and supports various authentication methods, including username/password, certificate-based authentication, and two-factor authentication.</text:p>
      <text:p text:style-name="P99"/>
      <text:p text:style-name="P99"><text:span text:style-name="T1">2. StrongSwan:</text:span> StrongSwan is an open-source VPN solution that implements the IPsec protocol for secure communication. StrongSwan provides support for various encryption algorithms, including AES, SHA-2, and RSA, and supports certificate-based authentication.</text:p>
      <text:p text:style-name="P99"/>
      <text:p text:style-name="P99"><text:span text:style-name="T1">3. WireGuard:</text:span> WireGuard is a newer VPN solution that provides a faster and more efficient way to create VPN connections. WireGuard uses state-of-the-art cryptography for secure communication and provides a simple and easy-to-use interface for configuring VPN connections.</text:p>
      <text:p text:style-name="P99"/>
      <text:p text:style-name="P99"><text:span text:style-name="T1">4. OpenConnect:</text:span> OpenConnect is an open-source VPN client that provides support for the Cisco AnyConnect VPN protocol. OpenConnect provides a secure and reliable way to connect to Cisco VPN gateways and supports various authentication methods, including username/password, certificate-based authentication, and two-factor authentication.</text:p>
      <text:p text:style-name="P99"/>
      <text:p text:style-name="P99">VPNs are essential components of modern network infrastructure, providing a secure and reliable way to connect remote users to private networks over the Internet. In Linux, there are several VPN solutions available, each with its own set of strengths and weaknesses. The choice of VPN solution depends on the specific requirements of the network and the level of expertise of the administrator.</text:p>
      <text:p text:style-name="P99"/>
      <text:h text:style-name="P174" text:outline-level="3"><text:bookmark-start text:name="__RefHeading___Toc13231_2291134712"/><text:span text:style-name="T104">6.4.</text:span>3. Secure Sockets Layer (SSL)/Transport Layer Security (TLS)<text:bookmark-end text:name="__RefHeading___Toc13231_2291134712"/></text:h>
      <text:p text:style-name="P99"/>
      <text:p text:style-name="P99">Secure Sockets Layer (SSL) and Transport Layer Security (TLS) are cryptographic protocols that provide a secure communication channel over the Internet. Both SSL and TLS protocols ensure the confidentiality and integrity of data transmitted between clients and servers.</text:p>
      <text:p text:style-name="P99"/>
      <text:p text:style-name="P99">In Linux, SSL and TLS are implemented through the OpenSSL library, which provides a set of APIs for implementing SSL/TLS protocols in various applications.</text:p>
      <text:p text:style-name="P99"/>
      <text:p text:style-name="P99">The SSL and TLS protocols work by establishing a secure session between the client and the server through a process known as the SSL/TLS handshake. During the handshake, the client and the server negotiate a set of encryption algorithms and exchange cryptographic keys, which are then used to encrypt and decrypt the data transmitted over the connection.</text:p>
      <text:p text:style-name="P99"/>
      <text:p text:style-name="P99">The SSL and TLS protocols provide several levels of security, including:</text:p>
      <text:p text:style-name="P99"/>
      <text:p text:style-name="P99"><text:span text:style-name="T1">1. Encryption:</text:span> SSL and TLS use various encryption algorithms, such as AES, to encrypt the data transmitted over the connection. This ensures that the data cannot be read by unauthorized parties.</text:p>
      <text:p text:style-name="P99"/>
      <text:p text:style-name="P99"><text:span text:style-name="T1">2. Authentication:</text:span> SSL and TLS provide a mechanism for authenticating the client and the server to each other using digital certificates. This ensures that the client is communicating with the intended server and not an imposter.</text:p>
      <text:p text:style-name="P99"/>
      <text:p text:style-name="P99"><text:span text:style-name="T1">3. Integrity:</text:span> SSL and TLS use message authentication codes (MACs) to ensure the integrity of the data transmitted over the connection. This ensures that the data cannot be modified by unauthorized parties.</text:p>
      <text:p text:style-name="P99"/>
      <text:p text:style-name="P99">SSL and TLS are widely used in modern web applications to provide a secure and reliable communication channel between clients and servers. In Linux, the OpenSSL library provides a robust and flexible implementation of these protocols, which can be easily integrated into various applications.</text:p>
      <text:p text:style-name="P99"/>
      <text:p text:style-name="P99"><text:span text:style-name="T1">SSL vs TLS:</text:span> TLS is considered to be the more secure and modern protocol, as it includes various improvements over SSL, including:</text:p>
      <text:p text:style-name="P99"/>
      <text:p text:style-name="P99"><text:span text:style-name="T1">1. Stronger </text:span><text:span text:style-name="T15">E</text:span><text:span text:style-name="T1">ncryption </text:span><text:span text:style-name="T15">A</text:span><text:span text:style-name="T1">lgorithms:</text:span> TLS uses stronger encryption algorithms, such as Advanced Encryption Standard (AES), which provides better security than the older algorithms used by SSL.</text:p>
      <text:p text:style-name="P99"/>
      <text:p text:style-name="P99"><text:span text:style-name="T16">2. </text:span><text:span text:style-name="T1">Enhanced Key Exchange Algorithms:</text:span> TLS provides better key exchange algorithms, such as Diffie-Hellman (DH), which provides better security than the older key exchange algorithms used by SSL.</text:p>
      <text:p text:style-name="P99"/>
      <text:p text:style-name="P99"><text:span text:style-name="T16">3. </text:span><text:span text:style-name="T1">Improved Handshake Process:</text:span> TLS includes a more secure handshake process than SSL, which reduces the risk of man-in-the-middle attacks.</text:p>
      <text:p text:style-name="P99"/>
      <text:p text:style-name="P99"><text:span text:style-name="T16">4.</text:span><text:span text:style-name="T1"> Better Compatibility With Modern Web Standards:</text:span> TLS is better suited to modern web standards, such as HTTP/2, which requires TLS encryption for secure communication.</text:p>
      <text:h text:style-name="P174" text:outline-level="3"><text:bookmark-start text:name="__RefHeading___Toc13233_2291134712"/><text:span text:style-name="T104">6.4.</text:span>4. Secure Shell (SSH)<text:bookmark-end text:name="__RefHeading___Toc13233_2291134712"/></text:h>
      <text:p text:style-name="P99"/>
      <text:p text:style-name="P99">Secure Shell (SSH) is a protocol used for secure remote access to Linux and other Unix-like systems. SSH provides encrypted communication between two untrusted hosts over an insecure network, making it a vital component in securing remote access.</text:p>
      <text:p text:style-name="P99"/>
      <text:p text:style-name="P99">From a security perspective, SSH provides several benefits, including:</text:p>
      <text:p text:style-name="P99"/>
      <text:p text:style-name="P99"><text:span text:style-name="T1">1. Confidentiality:</text:span> SSH uses encryption to protect the confidentiality of communication between the client and server. This means that even if someone intercepts the communication, they will not be able to read the contents.</text:p>
      <text:p text:style-name="P99"/>
      <text:p text:style-name="P99"><text:span text:style-name="T1">2. Authentication:</text:span> SSH provides strong authentication mechanisms to ensure that only authorized users can access the system. SSH uses public-key cryptography to authenticate the user and the server.</text:p>
      <text:p text:style-name="P99"/>
      <text:p text:style-name="P99"><text:span text:style-name="T1">3. Integrity:</text:span> SSH uses cryptographic hashes to ensure the integrity of the data being transmitted. This means that if someone tries to modify the data in transit, the recipient will be able to detect the changes.</text:p>
      <text:p text:style-name="P99"/>
      <text:p text:style-name="P99"><text:span text:style-name="T1">4. Access Control:</text:span> SSH provides fine-grained access controls, allowing administrators to grant or revoke access to specific users or groups. This can help prevent unauthorized access to the system.</text:p>
      <text:p text:style-name="P99"/>
      <text:p text:style-name="P99"><text:span text:style-name="T1">5. Port Forwarding:</text:span> SSH supports port forwarding, which allows users to securely tunnel other network protocols over the SSH connection. This can be used to securely access services that are not natively secure, such as VNC or HTTP.</text:p>
      <text:p text:style-name="P99"/>
      <text:p text:style-name="P99">However, SSH can also be vulnerable to various types of attacks, such as brute-force attacks, man-in-the-middle attacks, and protocol-level attacks. To mitigate these risks, it is important to follow security best practices, such as using strong passwords, disabling root login, using key-based authentication, limiting access to authorized users, and monitoring logs for suspicious activity.</text:p>
      <text:p text:style-name="P99"/>
      <text:p text:style-name="P99">Overall, SSH is a critical tool for securing remote access to Linux systems. By providing strong encryption, authentication, integrity, access control, and port forwarding capabilities, SSH enables administrators to securely manage their systems from remote locations while minimizing the risk of unauthorized access or data compromise.</text:p>
      <text:p text:style-name="P99"/>
      <text:p text:style-name="P99"/>
      <text:h text:style-name="P174" text:outline-level="3"><text:bookmark-start text:name="__RefHeading___Toc13235_2291134712"/><text:span text:style-name="T104">6.4.</text:span>5. Ipsec<text:bookmark-end text:name="__RefHeading___Toc13235_2291134712"/></text:h>
      <text:p text:style-name="P99"/>
      <text:p text:style-name="P99">IPsec (Internet Protocol Security) is a protocol suite used to provide security to IP communication by encrypting and authenticating IP packets. It provides a secure and encrypted communication channel between two endpoints over an untrusted network such as the Internet.</text:p>
      <text:p text:style-name="P99"/>
      <text:p text:style-name="P99">IPsec provides two main services: </text:p>
      <text:p text:style-name="P99"/>
      <text:p text:style-name="P99"><text:span text:style-name="T1">1. Authentication Header (AH):</text:span> Provides data integrity, authentication, and anti-replay protection for IP packets. AH ensures that the data has not been modified or tampered with in transit and verifies the identity of the sender.</text:p>
      <text:p text:style-name="P99"/>
      <text:p text:style-name="P99"><text:span text:style-name="T1">2. Encapsulating Security Payload (ESP):</text:span> Provides encryption, data integrity, authentication, and anti-replay protection for IP packets. ESP encrypts the IP packet payload and provides data confidentiality and privacy.</text:p>
      <text:p text:style-name="P99"/>
      <text:p text:style-name="P99">IPsec uses cryptographic algorithms for encryption, authentication, and key exchange. It supports multiple encryption and authentication algorithms, including Advanced Encryption Standard (AES) and Secure Hash Algorithm (SHA).</text:p>
      <text:p text:style-name="P99"/>
      <text:p text:style-name="P99">IPsec can be implemented in two modes:</text:p>
      <text:p text:style-name="P99"/>
      <text:p text:style-name="P99"><text:span text:style-name="T1">1. Transport Mode:</text:span> Only the payload of the IP packet is encrypted, and the original IP header is left intact. Transport mode is typically used for communication between two hosts on the same network.</text:p>
      <text:p text:style-name="P99"/>
      <text:p text:style-name="P99"><text:span text:style-name="T1">2. Tunnel Mode:</text:span> The entire IP packet is encapsulated within another IP packet and sent over the network. The outer IP header is used for routing while the inner header is used for decryption and authentication. Tunnel mode is typically used for communication between two networks.</text:p>
      <text:p text:style-name="P99"/>
      <text:p text:style-name="P99">IPsec can be configured on Linux systems using tools such as StrongSwan and OpenSwan. By providing data confidentiality, data integrity, and authentication, IPsec helps to ensure the secure transmission of data over untrusted networks.</text:p>
      <text:p text:style-name="P99"/>
      <text:h text:style-name="P174" text:outline-level="3"><text:bookmark-start text:name="__RefHeading___Toc13237_2291134712"/><text:span text:style-name="T104">6.4.</text:span>6. Packet <text:span text:style-name="T104">F</text:span>iltering<text:bookmark-end text:name="__RefHeading___Toc13237_2291134712"/></text:h>
      <text:p text:style-name="P99"/>
      <text:p text:style-name="P99">Packet filtering is the process of examining network traffic and allowing or blocking packets based on a set of predefined rules. It is a common method of network security used to protect against various types of attacks.</text:p>
      <text:p text:style-name="P99"/>
      <text:p text:style-name="P99">Linux provides several packet filtering tools, including iptables and nftables, that allow administrators to create and manage rules for filtering packets. These tools allow administrators to filter packets based on various criteria, such as the source and destination IP addresses, the source and destination port numbers, and the protocol used.</text:p>
      <text:p text:style-name="P99"/>
      <text:p text:style-name="P99">When a packet arrives at a Linux system, it passes through the packet filtering rules in order. If a rule matches the packet, the action specified in the rule is taken, such as allowing or blocking the packet. If no rule matches the packet, the default action specified in the ruleset is taken.</text:p>
      <text:p text:style-name="P99"/>
      <text:p text:style-name="P99">Packet filtering can be used to protect a system against various types of attacks, such as denial-of-service attacks, port scanning, and malware. For example, an administrator can create rules to block traffic from known malicious IP addresses or to block packets with specific characteristics that are commonly used in attacks.</text:p>
      <text:p text:style-name="P99"/>
      <text:p text:style-name="P99">Packet filtering can also be used to control network traffic and enforce network policies. For example, an administrator can create rules to allow or block traffic to specific services, such as email or web servers, based on the source and destination IP addresses and ports.</text:p>
      <text:p text:style-name="P99"/>
      <text:p text:style-name="P99">Overall, packet filtering is an important tool for securing and controlling network traffic in Linux systems. By creating and managing rules for filtering packets, administrators can protect against attacks and enforce network policies.</text:p>
      <text:p text:style-name="P99"/>
      <text:p text:style-name="P99"/>
      <text:h text:style-name="P174" text:outline-level="3"><text:bookmark-start text:name="__RefHeading___Toc13239_2291134712"/><text:span text:style-name="T104">6.4.</text:span>7. Network Address Translation (NAT)<text:bookmark-end text:name="__RefHeading___Toc13239_2291134712"/></text:h>
      <text:p text:style-name="P99"/>
      <text:p text:style-name="P99">Network Address Translation (NAT) is a technique used to modify network address information in the IP header of packets as they traverse a network. NAT is commonly used to allow multiple devices on a private network to share a single public IP address.</text:p>
      <text:p text:style-name="P99"/>
      <text:p text:style-name="P99">In a typical NAT scenario, a router or firewall sits between a private network and the Internet. The private network uses private IP addresses that are not routable on the Internet. The NAT device translates the private IP addresses of outgoing packets into its own public IP address, so that the packets can be routed on the Internet. When incoming packets arrive at the NAT device, it translates the destination IP address back to the private IP address of the intended recipient on the private network.</text:p>
      <text:p text:style-name="P99"/>
      <text:p text:style-name="P99">Linux provides several tools for implementing NAT, including iptables, nftables, and the netfilter framework. These tools allow administrators to configure NAT rules based on various criteria, such as the source and destination IP addresses and ports.</text:p>
      <text:p text:style-name="P99"/>
      <text:p text:style-name="P99">NAT is useful for several reasons. It allows multiple devices on a private network to share a single public IP address, which can help to conserve public IP addresses. It also provides a layer of security by hiding the private IP addresses of devices on the private network from the Internet.</text:p>
      <text:p text:style-name="P99"/>
      <text:p text:style-name="P99">However, NAT can also have some drawbacks. It can introduce latency and increase the complexity of network configurations. Additionally, some applications may not work properly with NAT, especially if they rely on specific IP addresses or ports.</text:p>
      <text:p text:style-name="P99"/>
      <text:p text:style-name="P99">Overall, NAT is an important technique for network address translation that allows private networks to communicate with the Internet while maintaining a level of security and conservation of public IP addresses.</text:p>
      <text:p text:style-name="P99"/>
      <text:h text:style-name="P174" text:outline-level="3"><text:bookmark-start text:name="__RefHeading___Toc13241_2291134712"/><text:span text:style-name="T104">6.4.</text:span>8. Denial of Service (DoS) <text:span text:style-name="T104">P</text:span>revention<text:bookmark-end text:name="__RefHeading___Toc13241_2291134712"/></text:h>
      <text:p text:style-name="P99"/>
      <text:p text:style-name="P99">Denial of Service (DoS) attacks are a type of cyber attack that aim to disrupt the normal functioning of a system or network by overwhelming it with traffic or other types of malicious activity. In Linux systems, there are several methods to prevent and mitigate DoS attacks, including the following:</text:p>
      <text:p text:style-name="P99"/>
      <text:p text:style-name="P99"><text:span text:style-name="T1">1. Configure Firewalls:</text:span> Use packet filtering tools, such as iptables or nftables, to create rules that block traffic from known malicious sources or to limit the amount of traffic that can be sent to a system or network.</text:p>
      <text:p text:style-name="P99"/>
      <text:p text:style-name="P99"><text:span text:style-name="T1">2. Use Rate-Limiting:</text:span> Set up tools to limit the rate of incoming traffic to a system or network. This can help prevent DoS attacks that rely on overwhelming a system with traffic.</text:p>
      <text:p text:style-name="P99"/>
      <text:p text:style-name="P99"><text:span text:style-name="T1">3. Enable SYN Cookies:</text:span> Enable SYN cookies in the kernel, which can help prevent SYN flood attacks, a common type of DoS attack that exploits weaknesses in the TCP protocol.</text:p>
      <text:p text:style-name="P99"/>
      <text:p text:style-name="P99"><text:span text:style-name="T1">4. Implement Intrusion Detection Systems (IDS):</text:span> Set up an IDS to monitor network traffic for signs of DoS attacks or other types of malicious activity. IDS can detect patterns in traffic that are indicative of an attack and can alert administrators to take appropriate action.</text:p>
      <text:p text:style-name="P99"/>
      <text:p text:style-name="P99"><text:span text:style-name="T1">5. Use Load Balancing:</text:span> Implement load balancing to distribute traffic evenly across multiple systems or servers. This can help prevent a single system from being overwhelmed by traffic and can provide redundancy in case of a DoS attack.</text:p>
      <text:p text:style-name="P99"/>
      <text:p text:style-name="P99"><text:span text:style-name="T1">6. Keep Software Up-to-date:</text:span> Keep all software and operating systems up-to-date with the latest security patches and updates. This can help prevent known vulnerabilities that could be exploited by attackers.</text:p>
      <text:p text:style-name="P99"/>
      <text:p text:style-name="P99">Overall, preventing and mitigating DoS attacks in Linux systems requires a multi-layered approach that includes using packet filtering tools, rate-limiting, enabling SYN cookies, implementing IDS, using load balancing, and keeping software up-to-date. By implementing these measures, administrators can help ensure the security and availability of their systems and networks.</text:p>
      <text:p text:style-name="P126"/>
      <text:p text:style-name="P37"/>
      <text:h text:style-name="P170" text:outline-level="2"><text:bookmark-start text:name="__RefHeading___Toc171909_3177406469"/>6.<text:span text:style-name="T100">5</text:span>. Network <text:span text:style-name="T100">P</text:span>erformance <text:span text:style-name="T100">T</text:span>uning<text:bookmark-end text:name="__RefHeading___Toc171909_3177406469"/></text:h>
      <text:p text:style-name="P2"/>
      <text:p text:style-name="P2">Network performance tuning is an important aspect of Linux kernel optimization, which involves optimizing the network stack to achieve better throughput, lower latency, and reduced packet loss. The Linux kernel provides various tuning parameters that can be adjusted to optimize network performance. Here are some of the key areas that can be optimized:</text:p>
      <text:p text:style-name="P2"/>
      <text:p text:style-name="P2"><text:span text:style-name="T1">1. Network Interface Card (NIC) Tuning:</text:span> This involves tuning the settings of the NIC to maximize performance. Some of the parameters that can be tuned include buffer sizes, interrupt coalescing, offloading, and flow control.</text:p>
      <text:p text:style-name="P2"/>
      <text:p text:style-name="P2"><text:span text:style-name="T1">2. TCP/IP Stack Tuning:</text:span> The TCP/IP stack is responsible for handling network communication in the kernel. Tuning the stack involves adjusting various parameters such as TCP buffer sizes, congestion control algorithms, and window scaling.</text:p>
      <text:p text:style-name="P2"/>
      <text:p text:style-name="P2"><text:span text:style-name="T1">3. Packet Processing:</text:span> Linux kernel provides various packet processing techniques such as interrupt mode, polling mode, and adaptive mode. Tuning these parameters can improve packet processing efficiency and reduce latency.</text:p>
      <text:p text:style-name="P2"/>
      <text:p text:style-name="P2"><text:span text:style-name="T1">4. Kernel Network Buffers:</text:span> The kernel maintains a set of buffers to hold network packets. Tuning the buffer size can help to balance the trade-off between memory usage and network performance.</text:p>
      <text:p text:style-name="P2"/>
      <text:p text:style-name="P2"><text:span text:style-name="T1">5. Network Security Settings:</text:span> Network security settings such as firewalls and intrusion detection systems can impact network performance. Tuning these settings can help to optimize performance without compromising security.</text:p>
      <text:p text:style-name="P2"/>
      <text:p text:style-name="P2"><text:span text:style-name="T1">6. Network Application Settings:</text:span> The performance of network applications can also be optimized by tuning their settings such as TCP/IP timeout values, socket buffer sizes, and packet sizes.</text:p>
      <text:p text:style-name="P2"/>
      <text:p text:style-name="P2">It is important to note that network performance tuning is a complex process that requires careful consideration of the hardware and software configuration of the system. The tuning parameters must be adjusted based on the specific requirements of the system and the workload. In addition, performance tuning must be done in a controlled environment to avoid any adverse effects on the stability and reliability of the system.</text:p>
      <text:p text:style-name="P2"/>
      <text:p text:style-name="P2"/>
      <text:h text:style-name="P174" text:outline-level="3"><text:bookmark-start text:name="__RefHeading___Toc13243_2291134712"/><text:span text:style-name="T105">6.5.</text:span>1. Network Interface Card (NIC) Tuning<text:bookmark-end text:name="__RefHeading___Toc13243_2291134712"/></text:h>
      <text:p text:style-name="P100"/>
      <text:p text:style-name="P100">Network Interface Card (NIC) tuning refers to the process of optimizing the performance of a network interface card on a Linux system. NIC tuning can be important in high-speed network environments, where small changes in performance can make a big difference in overall system performance.</text:p>
      <text:p text:style-name="P100"/>
      <text:p text:style-name="P100">Here are some tips for NIC tuning on Linux:</text:p>
      <text:p text:style-name="P100"/>
      <text:p text:style-name="P100"><text:span text:style-name="T1">1. Check The Driver And Firmware:</text:span> Make sure that the NIC is using the latest driver and firmware. These updates can provide performance improvements and bug fixes.</text:p>
      <text:p text:style-name="P100"/>
      <text:p text:style-name="P100"><text:span text:style-name="T1">2. Adjust Network Interface Settings:</text:span> Linux provides several parameters that can be adjusted to optimize network interface performance. For example, you can adjust the buffer sizes, interrupt coalescing, and flow control settings.</text:p>
      <text:p text:style-name="P100"/>
      <text:p text:style-name="P100"><text:span text:style-name="T1">3. Enable Jumbo Frames:</text:span> Jumbo frames allow for larger packets to be sent over the network, reducing the overhead associated with smaller packets. However, jumbo frames require support from all network devices in the path, so make sure to test before enabling.</text:p>
      <text:p text:style-name="P100"/>
      <text:p text:style-name="P100"><text:span text:style-name="T1">4. Disable Offloading:</text:span> Some NICs support offloading features, such as TCP checksum offloading and large send offloading. However, these features can cause performance issues in some scenarios, so it may be necessary to disable them.</text:p>
      <text:p text:style-name="P100"/>
      <text:p text:style-name="P100"><text:span text:style-name="T1">5. Use Multiple Queues:</text:span> Many NICs support multiple transmit and receive queues. Using multiple queues can improve performance in high-concurrency scenarios, but requires support from the driver and network stack.</text:p>
      <text:p text:style-name="P100"/>
      <text:p text:style-name="P100"><text:span text:style-name="T1">6. Adjust IRQ Affinity:</text:span> You can adjust the interrupt affinity for a network interface to ensure that interrupts are handled by the appropriate CPU cores. This can help to improve performance in multi-CPU environments.</text:p>
      <text:p text:style-name="P100"/>
      <text:p text:style-name="P100">These are just a few examples of NIC tuning options available on Linux. It is important to test any changes carefully before deploying them in a production environment, and to monitor performance metrics to ensure that the changes are having the desired effect.</text:p>
      <text:p text:style-name="P100"/>
      <text:h text:style-name="P174" text:outline-level="3"><text:bookmark-start text:name="__RefHeading___Toc13245_2291134712"/><text:span text:style-name="T105">6.5.</text:span>2. TCP/IP Stack Tuning<text:bookmark-end text:name="__RefHeading___Toc13245_2291134712"/></text:h>
      <text:p text:style-name="P100"/>
      <text:p text:style-name="P100">TCP/IP stack tuning refers to the process of optimizing the performance of the TCP/IP network stack on a Linux system. This is important in high-speed network environments, where small changes in performance can make a big difference in overall system performance.</text:p>
      <text:p text:style-name="P100"/>
      <text:p text:style-name="P100">Here are some tips for TCP/IP stack tuning on Linux:</text:p>
      <text:p text:style-name="P100"/>
      <text:p text:style-name="P100"><text:span text:style-name="T1">1. Adjust TCP Parameters:</text:span> Linux provides several parameters that can be adjusted to optimize TCP performance. For example, you can adjust the window size, congestion control algorithm, and TCP timestamps.</text:p>
      <text:p text:style-name="P100"/>
      <text:p text:style-name="P100"><text:span text:style-name="T1">2. Enable TCP Fast Open:</text:span> TCP Fast Open allows for faster TCP connection setup times by sending data in the initial SYN packet. This can reduce the latency associated with establishing TCP connections.</text:p>
      <text:p text:style-name="P100"/>
      <text:p text:style-name="P100"><text:span text:style-name="T1">3. Enable TCP SACK:</text:span> TCP Selective Acknowledgment (SACK) allows for more efficient retransmission of lost packets, reducing the number of unnecessary retransmissions.</text:p>
      <text:p text:style-name="P100"/>
      <text:p text:style-name="P100"><text:span text:style-name="T1">4. Adjust Network Buffer Settings:</text:span> You can adjust the size of the network buffers used by the TCP/IP stack to optimize performance. For example, you can increase the maximum buffer size, or adjust the buffer allocation ratio between send and receive.</text:p>
      <text:p text:style-name="P100"/>
      <text:p text:style-name="P100"><text:span text:style-name="T1">5. Enable ECN:</text:span> Explicit Congestion Notification (ECN) allows for faster congestion detection and response, reducing the likelihood of packet loss.</text:p>
      <text:p text:style-name="P100"/>
      <text:p text:style-name="P100"><text:span text:style-name="T1">6. Adjust TCP Keepalive Settings:</text:span> TCP keepalive settings control how long a connection remains open without activity. Adjusting these settings can help to improve connection reliability and reduce unnecessary resource usage.</text:p>
      <text:p text:style-name="P100"/>
      <text:p text:style-name="P100">These are just a few examples of TCP/IP stack tuning options available on Linux. It is important to test any changes carefully before deploying them in a production environment, and to monitor performance metrics to ensure that the changes are having the desired effect.</text:p>
      <text:p text:style-name="P100"/>
      <text:h text:style-name="P174" text:outline-level="3"><text:bookmark-start text:name="__RefHeading___Toc13247_2291134712"/><text:span text:style-name="T105">6.5.</text:span>3. Packet Processing<text:bookmark-end text:name="__RefHeading___Toc13247_2291134712"/></text:h>
      <text:p text:style-name="P100"/>
      <text:p text:style-name="P100">Packet processing is a key aspect of network performance on a Linux system. Here are some tips for tuning packet processing to optimize network performance:</text:p>
      <text:p text:style-name="P100"/>
      <text:p text:style-name="P100"><text:span text:style-name="T1">1. Use RSS:</text:span> Receive Side Scaling (RSS) allows incoming packets to be distributed across multiple CPU cores, reducing the load on any one core and improving overall performance.</text:p>
      <text:p text:style-name="P100"/>
      <text:p text:style-name="P100"><text:span text:style-name="T1">2. Use RPS:</text:span> Receive Packet Steering (RPS) allows incoming packets to be assigned to specific CPU cores based on their destination IP address. This can help to improve performance by reducing the need for expensive cache invalidation operations.</text:p>
      <text:p text:style-name="P100"/>
      <text:p text:style-name="P100"><text:span text:style-name="T1">3. Enable GRO:</text:span> Generic Receive Offload (GRO) allows for incoming packets to be combined into larger packets before being processed by the kernel. This can improve performance by reducing the number of packets that need to be processed.</text:p>
      <text:p text:style-name="P100"/>
      <text:p text:style-name="P100"><text:span text:style-name="T1">4. Use XDP:</text:span> The eXpress Data Path (XDP) is a high-performance packet processing framework that allows for custom packet filtering and manipulation. XDP can be used to offload packet processing to specialized hardware or to optimize packet processing on a Linux system.</text:p>
      <text:p text:style-name="P100"/>
      <text:p text:style-name="P100"><text:span text:style-name="T1">5. Disable Unnecessary Features:</text:span> Disabling unnecessary kernel features and modules can reduce the amount of processing required for packet handling, improving overall performance.</text:p>
      <text:p text:style-name="P100"/>
      <text:p text:style-name="P100"><text:span text:style-name="T1">6. Use Jumbo Frames: </text:span>Jumbo frames are Ethernet frames that are larger than the standard 1500-byte size. Using jumbo frames can reduce the overhead associated with processing large numbers of small packets.</text:p>
      <text:p text:style-name="P100"/>
      <text:p text:style-name="P100">These are just a few examples of packet processing tuning options available on Linux. It is important to carefully test any changes before deploying them in a production environment, and to monitor performance metrics to ensure that the changes are having the desired effect.</text:p>
      <text:p text:style-name="P100"/>
      <text:h text:style-name="P174" text:outline-level="3"><text:bookmark-start text:name="__RefHeading___Toc13249_2291134712"/><text:span text:style-name="T105">6.5.</text:span>4. Kernel Network Buffers<text:bookmark-end text:name="__RefHeading___Toc13249_2291134712"/></text:h>
      <text:p text:style-name="P100"/>
      <text:p text:style-name="P100">Kernel network buffers play a critical role in network performance on a Linux system. These buffers are used to hold incoming and outgoing packets, and their size and configuration can have a significant impact on overall network performance. Here are some tips for tuning kernel network buffers on a Linux system:</text:p>
      <text:p text:style-name="P100"/>
      <text:p text:style-name="P100"><text:span text:style-name="T1">1. Increase Buffer Sizes:</text:span> By default, the kernel network buffers are relatively small. Increasing the size of these buffers can help to improve network performance, particularly in high-bandwidth or high-latency environments.</text:p>
      <text:p text:style-name="P100"/>
      <text:p text:style-name="P100"><text:span text:style-name="T1">2. Use The Right Buffer Types:</text:span> The Linux kernel supports several different types of network buffers, including sk_buff, skb_shared_info, and skb_frag_struct. Choosing the right buffer type for a particular workload can help to optimize performance.</text:p>
      <text:p text:style-name="P100"/>
      <text:p text:style-name="P100"><text:span text:style-name="T1">3. Adjust Buffer Settings:</text:span> The kernel provides a number of settings that can be used to fine-tune network buffer behavior, such as the amount of memory allocated to buffers, the number of buffers used, and the length of time that buffers are held before being freed. Adjusting these settings can help to optimize performance for a particular workload.</text:p>
      <text:p text:style-name="P100"/>
      <text:p text:style-name="P100"><text:span text:style-name="T1">4. Use Hardware Offloading:</text:span> Some network adapters support hardware offloading of packet processing, which can significantly reduce the amount of work that needs to be done by the kernel network buffers. Enabling hardware offloading can improve performance in many cases.</text:p>
      <text:p text:style-name="P100"/>
      <text:p text:style-name="P100"><text:span text:style-name="T1">5. Monitor Buffer Usage:</text:span> It is important to monitor network buffer usage to ensure that the settings are appropriate for the workload. If buffers are frequently becoming congested or overflowing, it may be necessary to adjust the buffer sizes or settings.</text:p>
      <text:p text:style-name="P100"/>
      <text:p text:style-name="P100">These are just a few examples of kernel network buffer tuning options available on Linux. It is important to carefully test any changes before deploying them in a production environment, and to monitor performance metrics to ensure that the changes are having the desired effect.</text:p>
      <text:p text:style-name="P100"/>
      <text:h text:style-name="P174" text:outline-level="3"><text:bookmark-start text:name="__RefHeading___Toc13251_2291134712"/><text:span text:style-name="T105">6.5.</text:span>5. Network Security Settings<text:bookmark-end text:name="__RefHeading___Toc13251_2291134712"/></text:h>
      <text:p text:style-name="P100"/>
      <text:p text:style-name="P100">In addition to tuning kernel network buffers, there are several network security settings that can be adjusted to optimize network performance on a Linux system. Here are some examples:</text:p>
      <text:p text:style-name="P100"/>
      <text:p text:style-name="P100"><text:span text:style-name="T1">1. Firewall Rules:</text:span> A firewall is a critical component of network security on a Linux system, but improperly configured firewall rules can also have a negative impact on network performance. It is important to ensure that firewall rules are as minimal and efficient as possible, with unnecessary rules removed or disabled.</text:p>
      <text:p text:style-name="P100"/>
      <text:p text:style-name="P100"><text:span text:style-name="T1">2. Connection Tracking:</text:span> Connection tracking is used by many firewalls and other network security tools to keep track of connections between hosts. However, if too many connections are being tracked, this can consume significant system resources and lead to reduced network performance. Tuning the connection tracking settings can help to optimize performance.</text:p>
      <text:p text:style-name="P100"/>
      <text:p text:style-name="P100"><text:span text:style-name="T1">3. TCP/IP Settings:</text:span> The Linux kernel includes a number of TCP/IP settings that can be adjusted to optimize network performance. These settings include parameters such as the maximum number of concurrent connections, the size of the TCP window, and the maximum segment size. Adjusting these settings can help to optimize performance for a particular workload.</text:p>
      <text:p text:style-name="P100"/>
      <text:p text:style-name="P100"><text:span text:style-name="T1">4. SSL/TLS Settings:</text:span> SSL/TLS is widely used to secure network communications, but improperly configured SSL/TLS settings can also impact performance. Tuning SSL/TLS settings such as the cipher suites used and the size of key exchange can help to optimize performance.</text:p>
      <text:p text:style-name="P100"/>
      <text:p text:style-name="P100">As with kernel network buffer tuning, it is important to carefully test any changes to network security settings before deploying them in a production environment. Monitoring performance metrics before and after changes are made can help to ensure that changes are having the desired effect.</text:p>
      <text:p text:style-name="P100"/>
      <text:p text:style-name="P100"/>
      <text:h text:style-name="P174" text:outline-level="3"><text:bookmark-start text:name="__RefHeading___Toc13253_2291134712"/><text:span text:style-name="T105">6.5.</text:span>6. Network Application Settings<text:bookmark-end text:name="__RefHeading___Toc13253_2291134712"/></text:h>
      <text:p text:style-name="P101"/>
      <text:p text:style-name="P101">In addition to tuning kernel network buffers and network security settings, there are several network application settings that can be adjusted to optimize network performance on a Linux system. Here are some examples:</text:p>
      <text:p text:style-name="P101"/>
      <text:p text:style-name="P101"><text:span text:style-name="T1">1. Connection Pool Settings:</text:span> Many network applications use connection pooling to reuse existing connections instead of creating new connections each time a request is made. Adjusting connection pool settings such as the maximum number of connections, the maximum connection age, and the maximum idle time can help to optimize performance.</text:p>
      <text:p text:style-name="P101"/>
      <text:p text:style-name="P101"><text:span text:style-name="T1">2. HTTP Server Settings:</text:span> Web servers such as Apache and Nginx include a number of settings that can be adjusted to optimize network performance. These settings include the number of worker processes, the number of threads per process, and the size of the thread pool. Adjusting these settings can help to optimize performance for a particular workload.</text:p>
      <text:p text:style-name="P101"/>
      <text:p text:style-name="P101"><text:span text:style-name="T1">3. Database Server Settings:</text:span> Database servers such as MySQL and PostgreSQL include a number of settings that can be adjusted to optimize network performance. These settings include the maximum number of connections, the size of the query cache, and the size of the buffer pool. Adjusting these settings can help to optimize performance for a particular workload.</text:p>
      <text:p text:style-name="P101"/>
      <text:p text:style-name="P101"><text:span text:style-name="T1">4. Application-Specific Settings:</text:span> Many network applications include settings that can be adjusted to optimize performance. For example, a file transfer application may include settings for the maximum number of concurrent transfers, the size of the transfer buffer, and the number of retries on failed transfers. Adjusting these settings can help to optimize performance for a particular workload.</text:p>
      <text:p text:style-name="P101"/>
      <text:p text:style-name="P101">As with kernel network buffer tuning and network security settings, it is important to carefully test any changes to network application settings before deploying them in a production environment. Monitoring performance metrics before and after changes are made can help to ensure that changes are having the desired effect.</text:p>
      <text:h text:style-name="P170" text:outline-level="2"><text:bookmark-start text:name="__RefHeading___Toc171911_3177406469"/>6.<text:span text:style-name="T100">6</text:span>. Network <text:span text:style-name="T73">M</text:span>onitoring<text:bookmark-end text:name="__RefHeading___Toc171911_3177406469"/></text:h>
      <text:p text:style-name="P2"/>
      <text:p text:style-name="P2">Linux kernel provides various tools and techniques to monitor network activity on the system. Some of the commonly used tools and techniques are:</text:p>
      <text:p text:style-name="P2"/>
      <text:p text:style-name="P2"><text:span text:style-name="T1">1. netstat:</text:span> netstat is a command-line tool that displays network statistics such as active network connections, routing tables, and network interface statistics. It can be used to diagnose network problems and monitor network performance.</text:p>
      <text:p text:style-name="P2"/>
      <text:p text:style-name="P2"><text:span text:style-name="T1">2. tcpdump:</text:span> tcpdump is a powerful command-line packet analyzer that allows you to capture and analyze network traffic in real-time. It can be used to capture and analyze packets on the network and can be used for network troubleshooting and security analysis.</text:p>
      <text:p text:style-name="P2"/>
      <text:p text:style-name="P2"><text:span text:style-name="T1">3. Wireshark:</text:span> Wireshark is a popular open-source network protocol analyzer that allows you to capture and analyze network traffic in real-time. It provides a graphical user interface and supports various protocols such as TCP/IP, UDP, HTTP, and FTP.</text:p>
      <text:p text:style-name="P2"/>
      <text:p text:style-name="P2"><text:span text:style-name="T1">4. </text:span><text:span text:style-name="T17">S</text:span><text:span text:style-name="T1">ysstat:</text:span> <text:span text:style-name="T106">S</text:span>ysstat is a system performance monitoring tool that provides various statistics about the system including CPU usage, memory usage, and network activity. It can be used to monitor network activity and diagnose network problems.</text:p>
      <text:p text:style-name="P2"/>
      <text:p text:style-name="P2"><text:span text:style-name="T1">5. iptraf:</text:span> iptraf is a console-based network monitoring tool that provides various statistics about the network activity such as active connections, packets and bytes transferred, and network interface statistics.</text:p>
      <text:p text:style-name="P2"/>
      <text:p text:style-name="P2"><text:span text:style-name="T1">6. iftop:</text:span> iftop is a command-line tool that provides real-time network bandwidth monitoring. It shows a list of active network connections and their bandwidth usage in real-time.</text:p>
      <text:p text:style-name="P2"/>
      <text:p text:style-name="P2">Overall, these tools and techniques can be used to monitor and analyze network activity on the system and diagnose network problems, ensuring that the network is running smoothly and securely.</text:p>
      <text:h text:style-name="P174" text:outline-level="3"><text:bookmark-start text:name="__RefHeading___Toc13255_2291134712"/><text:span text:style-name="T105">6.6.</text:span>1. netstat<text:bookmark-end text:name="__RefHeading___Toc13255_2291134712"/></text:h>
      <text:p text:style-name="P100"/>
      <text:p text:style-name="P100"><text:span text:style-name="T1">netstat</text:span> is a command-line tool in Linux that displays network connections, routing tables, and network statistics. It can be used to diagnose network problems and to monitor network performance.</text:p>
      <text:p text:style-name="P100"/>
      <text:p text:style-name="P100">Here are some common uses of the <text:span text:style-name="T1">netstat</text:span> command:</text:p>
      <text:p text:style-name="P100"/>
      <text:p text:style-name="P100"><text:span text:style-name="T1">1. Displaying Network Connections:</text:span> The <text:span text:style-name="T1">netstat -a</text:span> command displays all active network connections, including the protocol used (TCP or UDP), the local and remote addresses and ports, and the current status of the connection.</text:p>
      <text:p text:style-name="P100"/>
      <text:p text:style-name="P100"><text:span text:style-name="T1">2. Displaying Network Statistics:</text:span> The <text:span text:style-name="T1">netstat -s</text:span> command displays statistics for different network protocols, including TCP, UDP, ICMP, and IP.</text:p>
      <text:p text:style-name="P100"/>
      <text:p text:style-name="P100"><text:span text:style-name="T1">3. Displaying Routing Table Information:</text:span> The <text:span text:style-name="T1">netstat -r</text:span> command displays the routing table, which shows the path that network traffic takes to reach its destination.</text:p>
      <text:p text:style-name="P100"/>
      <text:p text:style-name="P100"><text:span text:style-name="T1">4. Displaying Listening Ports:</text:span> The <text:span text:style-name="T1">netstat -l</text:span> command displays all the ports that are listening for incoming connections.</text:p>
      <text:p text:style-name="P100"/>
      <text:p text:style-name="P100"><text:span text:style-name="T1">5. Filtering Results:</text:span> The <text:span text:style-name="T1">netstat</text:span> command can be used with various options to filter the output based on specific criteria, such as the protocol used, the state of the connection, or the local or remote address.</text:p>
      <text:p text:style-name="P100"/>
      <text:p text:style-name="P100">6. Real-Time Monitoring: The <text:span text:style-name="T1">netstat</text:span> command can be combined with other tools such as <text:span text:style-name="T1">watch</text:span> or <text:span text:style-name="T1">grep</text:span> to monitor network connections or traffic in real-time.</text:p>
      <text:p text:style-name="P100"/>
      <text:p text:style-name="P100">Overall, <text:span text:style-name="T1">netstat</text:span> is a useful tool for diagnosing network problems and monitoring network performance in Linux systems.</text:p>
      <text:p text:style-name="P100"/>
      <text:h text:style-name="P174" text:outline-level="3"><text:bookmark-start text:name="__RefHeading___Toc13257_2291134712"/><text:span text:style-name="T105">6.6.</text:span>2. tcpdump<text:bookmark-end text:name="__RefHeading___Toc13257_2291134712"/></text:h>
      <text:p text:style-name="P100"/>
      <text:p text:style-name="P100"><text:span text:style-name="T1">tcpdump</text:span> is a command-line tool in Linux that is used for network packet capturing and analysis. It is used to capture and display the network traffic flowing through a network interface in real-time or to capture and save the packets to a file for offline analysis.</text:p>
      <text:p text:style-name="P100"/>
      <text:p text:style-name="P100">Here are some common uses of the <text:span text:style-name="T1">tcpdump</text:span> command:</text:p>
      <text:p text:style-name="P100"/>
      <text:p text:style-name="P100"><text:span text:style-name="T1">1. Capturing Network Traffic:</text:span> The <text:span text:style-name="T1">tcpdump</text:span> command is used to capture network traffic on a specific interface or network. For example, <text:span text:style-name="T1">tcpdump -i eth0</text:span> will capture traffic on the eth0 interface.</text:p>
      <text:p text:style-name="P100"/>
      <text:p text:style-name="P100"><text:span text:style-name="T1">2. Filtering Packets:</text:span> The <text:span text:style-name="T1">tcpdump</text:span> command can be used with various options to filter the captured packets based on specific criteria, such as the protocol used, the source or destination IP address, the port number, and other packet attributes.</text:p>
      <text:p text:style-name="P100"/>
      <text:p text:style-name="P100"><text:span text:style-name="T1">3. Displaying Packet Details:</text:span> The <text:span text:style-name="T1">tcpdump</text:span> command can display detailed information about the captured packets, including the protocol used, the source and destination IP addresses and port numbers, packet size, and other packet attributes.</text:p>
      <text:p text:style-name="P100"/>
      <text:p text:style-name="P100"><text:span text:style-name="T1">4. Saving Captured Packets to a File:</text:span> The <text:span text:style-name="T1">tcpdump</text:span> command can be used to save the captured packets to a file for offline analysis using other tools, such as Wireshark.</text:p>
      <text:p text:style-name="P100"/>
      <text:p text:style-name="P100"><text:span text:style-name="T1">5. Reading Packets From a File:</text:span> The <text:span text:style-name="T1">tcpdump</text:span> command can read packets from a previously captured file using the <text:span text:style-name="T1">-r</text:span> option.</text:p>
      <text:p text:style-name="P100"/>
      <text:p text:style-name="P100">Overall, <text:span text:style-name="T1">tcpdump</text:span> is a powerful tool for network packet analysis and troubleshooting in Linux systems. It can be used to diagnose network issues, monitor network traffic, and analyze network security incidents.</text:p>
      <text:p text:style-name="P100"/>
      <text:h text:style-name="P174" text:outline-level="3"><text:bookmark-start text:name="__RefHeading___Toc13259_2291134712"/><text:span text:style-name="T105">6.6.</text:span>3. Wireshark<text:bookmark-end text:name="__RefHeading___Toc13259_2291134712"/></text:h>
      <text:p text:style-name="P100"/>
      <text:p text:style-name="P100">Wireshark is a free and open-source packet analyzer used for network troubleshooting, analysis, software and communications protocol development, and education. It runs on multiple platforms including Linux, Windows, and macOS.</text:p>
      <text:p text:style-name="P100"/>
      <text:p text:style-name="P100">Here are some common uses of Wireshark in Linux:</text:p>
      <text:p text:style-name="P100"/>
      <text:p text:style-name="P100"><text:span text:style-name="T1">1. Capturing Network Traffic:</text:span> Wireshark is used to capture network traffic on a specific interface or network. For example, select "Capture -&gt; Interfaces" from the menu bar to select the interface to capture traffic on.</text:p>
      <text:p text:style-name="P100"/>
      <text:p text:style-name="P100"><text:span text:style-name="T1">2. Filtering Packets:</text:span> Wireshark can filter packets based on specific criteria, such as the protocol used, the source or destination IP address, the port number, and other packet attributes. This can be done using the display filters or capture filters.</text:p>
      <text:p text:style-name="P100"/>
      <text:p text:style-name="P100"><text:span text:style-name="T1">3. Displaying Packet Details:</text:span> Wireshark provides detailed information about the captured packets, including the protocol used, the source and destination IP addresses and port numbers, packet size, and other packet attributes.</text:p>
      <text:p text:style-name="P100"/>
      <text:p text:style-name="P100"><text:span text:style-name="T1">4. Analyzing Packet Flow:</text:span> Wireshark can be used to analyze packet flow and identify problems or issues in the network.</text:p>
      <text:p text:style-name="P100"/>
      <text:p text:style-name="P100"><text:span text:style-name="T1">5. Exporting Captured Packets:</text:span> Wireshark can export the captured packets to a file for offline analysis using other tools, such as tcpdump.</text:p>
      <text:p text:style-name="P100"/>
      <text:p text:style-name="P100">Overall, Wireshark is a powerful tool for network packet analysis and troubleshooting in Linux systems. It can be used to diagnose network issues, monitor network traffic, and analyze network security incidents.</text:p>
      <text:p text:style-name="P100"/>
      <text:h text:style-name="P174" text:outline-level="3"><text:bookmark-start text:name="__RefHeading___Toc13261_2291134712"/><text:span text:style-name="T105">6.6.</text:span>4. <text:span text:style-name="T106">S</text:span>ysstat<text:bookmark-end text:name="__RefHeading___Toc13261_2291134712"/></text:h>
      <text:p text:style-name="P100"/>
      <text:p text:style-name="P100">Sysstat is a Linux utility that provides a comprehensive set of performance monitoring tools to help system administrators diagnose and troubleshoot system performance issues. It consists of a collection of system performance monitoring utilities that are designed to monitor CPU usage, memory usage, disk I/O activity, network activity, and other system performance metrics.</text:p>
      <text:p text:style-name="P100"/>
      <text:p text:style-name="P100">Some of the most commonly used utilities provided by Sysstat are:</text:p>
      <text:p text:style-name="P100"/>
      <text:p text:style-name="P100"><text:span text:style-name="T1">1. sar:</text:span> The sar utility collects, reports, and saves system activity information such as CPU utilization, memory usage, disk I/O activity, network activity, and other performance metrics.</text:p>
      <text:p text:style-name="P100"/>
      <text:p text:style-name="P100"><text:span text:style-name="T1">2. iostat:</text:span> The iostat utility provides information about disk I/O activity, including disk utilization, transfer rates, and average wait time.</text:p>
      <text:p text:style-name="P100"/>
      <text:p text:style-name="P100"><text:span text:style-name="T1">3. mpstat:</text:span> The mpstat utility provides information about CPU usage, including idle time, system time, and user time.</text:p>
      <text:p text:style-name="P100"/>
      <text:p text:style-name="P100"><text:span text:style-name="T1">4. pidstat:</text:span> The pidstat utility provides information about processes, including CPU usage, memory usage, and I/O activity.</text:p>
      <text:p text:style-name="P100"/>
      <text:p text:style-name="P100"><text:span text:style-name="T1">5. nfsiostat:</text:span> The nfsiostat utility provides information about NFS I/O activity.</text:p>
      <text:p text:style-name="P100"/>
      <text:p text:style-name="P100"><text:span text:style-name="T1">6. cifsiostat:</text:span> The cifsiostat utility provides information about CIFS/SMB I/O activity.</text:p>
      <text:p text:style-name="P100"/>
      <text:p text:style-name="P100">Overall, Sysstat provides a powerful set of performance monitoring tools that can help system administrators diagnose and troubleshoot performance issues in Linux systems. By using Sysstat, system administrators can monitor system performance metrics over time, identify performance bottlenecks, and make informed decisions about system resources.</text:p>
      <text:p text:style-name="P100"/>
      <text:h text:style-name="P174" text:outline-level="3"><text:bookmark-start text:name="__RefHeading___Toc13263_2291134712"/><text:span text:style-name="T105">6.6.</text:span>5. iptraf<text:bookmark-end text:name="__RefHeading___Toc13263_2291134712"/></text:h>
      <text:p text:style-name="P100"/>
      <text:p text:style-name="P100">Iptraf is a Linux command-line network monitoring tool that provides real-time network statistics and traffic analysis. It can be used to monitor network traffic in various modes, such as IP traffic monitor, LAN statistics, and TCP/UDP service monitor.</text:p>
      <text:p text:style-name="P100"/>
      <text:p text:style-name="P100">Iptraf provides a range of features and capabilities that can help system administrators monitor network activity and troubleshoot network issues. Some of its key features include:</text:p>
      <text:p text:style-name="P100"/>
      <text:p text:style-name="P100"><text:span text:style-name="T1">1. Real-Time Network Traffic Monitoring: </text:span>Iptraf provides real-time statistics and monitoring of network traffic, including IP traffic, network interface activity, and TCP/UDP connections.</text:p>
      <text:p text:style-name="P100"/>
      <text:p text:style-name="P100"><text:span text:style-name="T1">2. Protocol-Specific Monitoring:</text:span> Iptraf can monitor traffic for specific protocols, including TCP, UDP, ICMP, and others.</text:p>
      <text:p text:style-name="P100"/>
      <text:p text:style-name="P100"><text:span text:style-name="T1">3. Multiple Display Modes:</text:span> Iptraf provides several display modes, including a full-screen mode, a split-screen mode, and a summary mode.</text:p>
      <text:p text:style-name="P100"/>
      <text:p text:style-name="P100"><text:span text:style-name="T1">4. Network Filtering:</text:span> Iptraf allows you to filter network traffic based on various criteria, such as source and destination IP address, port number, protocol, and more.</text:p>
      <text:p text:style-name="P100"/>
      <text:p text:style-name="P100"><text:span text:style-name="T1">5. Logging And Reporting:</text:span> Iptraf can log network activity to a file for later analysis, and can also generate reports on network activity over a specified period of time.</text:p>
      <text:p text:style-name="P100"/>
      <text:p text:style-name="P100">Overall, Iptraf is a powerful tool for monitoring and analyzing network traffic on Linux systems. It can help system administrators identify network performance issues, troubleshoot network problems, and optimize network performance.</text:p>
      <text:p text:style-name="P100"/>
      <text:h text:style-name="P174" text:outline-level="3"><text:bookmark-start text:name="__RefHeading___Toc13265_2291134712"/><text:span text:style-name="T105">6.6.</text:span>6. iftop<text:bookmark-end text:name="__RefHeading___Toc13265_2291134712"/></text:h>
      <text:p text:style-name="P100"/>
      <text:p text:style-name="P100">Iftop is a Linux command-line network monitoring tool that provides real-time network bandwidth usage information. It shows a list of network connections and their corresponding bandwidth usage on a per-interface basis.</text:p>
      <text:p text:style-name="P100"/>
      <text:p text:style-name="P100">Iftop provides several features and capabilities that can help system administrators monitor network activity and troubleshoot network issues. Some of its key features include:</text:p>
      <text:p text:style-name="P100"/>
      <text:p text:style-name="P100"><text:span text:style-name="T1">1. Real-Time Network Traffic Monitoring:</text:span> Iftop provides real-time statistics and monitoring of network traffic, including the amount of data sent and received and the rate of data transfer.</text:p>
      <text:p text:style-name="P100"/>
      <text:p text:style-name="P100"><text:span text:style-name="T1">2. Interface-Specific Monitoring: </text:span>Iftop can monitor network traffic for a specific network interface, allowing you to focus on a particular network segment.</text:p>
      <text:p text:style-name="P100"/>
      <text:p text:style-name="P100"><text:span text:style-name="T1">3. Display Filters:</text:span> Iftop allows you to filter the display of network traffic based on various criteria, such as source and destination IP address, port number, protocol, and more.</text:p>
      <text:p text:style-name="P100"/>
      <text:p text:style-name="P100"><text:span text:style-name="T1">4. Logging And Reporting:</text:span> Iftop can log network activity to a file for later analysis, and can also generate reports on network activity over a specified period of time.</text:p>
      <text:p text:style-name="P100"/>
      <text:p text:style-name="P100">Overall, Iftop is a useful tool for monitoring network traffic in real-time. It can help system administrators identify bandwidth hogs, diagnose network issues, and optimize network performance.</text:p>
      <text:h text:style-name="P170" text:outline-level="2"><text:bookmark-start text:name="__RefHeading___Toc171913_3177406469"/>6.<text:span text:style-name="T100">7</text:span>. Example Code<text:bookmark-end text:name="__RefHeading___Toc171913_3177406469"/></text:h>
      <text:p text:style-name="P2"/>
      <text:p text:style-name="P81"/>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row>
                <table:table-cell table:style-name="Table9.A1" office:value-type="string">
                  <text:p text:style-name="P9"/>
                  <text:p text:style-name="P9">#include &lt;linux/init.h&gt;</text:p>
                  <text:p text:style-name="P9">#include &lt;linux/module.h&gt;</text:p>
                  <text:p text:style-name="P9">#include &lt;linux/kernel.h&gt;</text:p>
                  <text:p text:style-name="P9">#include &lt;linux/netdevice.h&gt;</text:p>
                  <text:p text:style-name="P9">#include &lt;linux/skbuff.h&gt;</text:p>
                  <text:p text:style-name="P9">#include &lt;linux/ip.h&gt;</text:p>
                  <text:p text:style-name="P9">#include &lt;linux/tcp.h&gt;</text:p>
                  <text:p text:style-name="P9"/>
                  <text:p text:style-name="P9">MODULE_LICENSE("GPL");</text:p>
                  <text:p text:style-name="P9"/>
                  <text:p text:style-name="P9">#define DEVICE_NAME "mydev"</text:p>
                  <text:p text:style-name="P9"/>
                  <text:p text:style-name="P9">static int mydev_open(struct net_device *dev)</text:p>
                  <text:p text:style-name="P9">{</text:p>
                  <text:p text:style-name="P9"><text:s text:c="4"/>printk(KERN_INFO "mydev opened\n");</text:p>
                  <text:p text:style-name="P9"><text:s text:c="4"/>netif_start_queue(dev);</text:p>
                  <text:p text:style-name="P9"><text:s text:c="4"/>return 0;</text:p>
                  <text:p text:style-name="P9">}</text:p>
                  <text:p text:style-name="P9"/>
                  <text:p text:style-name="P9">static int mydev_stop(struct net_device *dev)</text:p>
                  <text:p text:style-name="P9">{</text:p>
                  <text:p text:style-name="P9"><text:s text:c="4"/>printk(KERN_INFO "mydev stopped\n");</text:p>
                  <text:p text:style-name="P9"><text:s text:c="4"/>netif_stop_queue(dev);</text:p>
                  <text:p text:style-name="P9"><text:s text:c="4"/>return 0;</text:p>
                  <text:p text:style-name="P9">}</text:p>
                  <text:p text:style-name="P9"/>
                  <text:p text:style-name="P9">static netdev_tx_t mydev_xmit(struct sk_buff *skb, struct net_device *dev)</text:p>
                  <text:p text:style-name="P9">{</text:p>
                  <text:p text:style-name="P9"><text:s text:c="4"/>printk(KERN_INFO "mydev packet sent\n");</text:p>
                  <text:p text:style-name="P9"><text:s text:c="4"/>dev_kfree_skb(skb);</text:p>
                  <text:p text:style-name="P9"><text:s text:c="4"/>return NETDEV_TX_OK;</text:p>
                  <text:p text:style-name="P9">}</text:p>
                  <text:p text:style-name="P9"/>
                  <text:p text:style-name="P9">static struct net_device_ops ndo = {</text:p>
                  <text:p text:style-name="P9"><text:s text:c="4"/>.ndo_open = mydev_open,</text:p>
                  <text:p text:style-name="P9"><text:s text:c="4"/>.ndo_stop = mydev_stop,</text:p>
                  <text:p text:style-name="P9"><text:s text:c="4"/>.ndo_start_xmit = mydev_xmit,</text:p>
                  <text:p text:style-name="P9">};</text:p>
                  <text:p text:style-name="P9"/>
                  <text:p text:style-name="P9">static struct net_device *mydev;</text:p>
                  <text:p text:style-name="P9"/>
                  <text:p text:style-name="P9">static int __init mydev_init(void)</text:p>
                  <text:p text:style-name="P9">{</text:p>
                  <text:p text:style-name="P9"><text:s text:c="4"/>mydev = alloc_netdev(0, DEVICE_NAME, NET_NAME_UNKNOWN, ether_setup);</text:p>
                  <text:p text:style-name="P9"><text:soft-page-break/></text:p>
                  <text:p text:style-name="P9"><text:s text:c="4"/>if (!mydev) {</text:p>
                  <text:p text:style-name="P9"><text:s text:c="8"/>printk(KERN_ALERT "Failed to allocate network device\n");</text:p>
                  <text:p text:style-name="P9"><text:s text:c="8"/>return -ENOMEM;</text:p>
                  <text:p text:style-name="P9"><text:s text:c="4"/>}</text:p>
                  <text:p text:style-name="P9"/>
                  <text:p text:style-name="P9"><text:s text:c="4"/>mydev-&gt;netdev_ops = &amp;ndo;</text:p>
                  <text:p text:style-name="P9"/>
                  <text:p text:style-name="P9"><text:s text:c="4"/>if (register_netdev(mydev)) {</text:p>
                  <text:p text:style-name="P9"><text:s text:c="8"/>printk(KERN_ALERT "Failed to register network device\n");</text:p>
                  <text:p text:style-name="P9"><text:s text:c="8"/>free_netdev(mydev);</text:p>
                  <text:p text:style-name="P9"><text:s text:c="8"/>return -EINVAL;</text:p>
                  <text:p text:style-name="P9"><text:s text:c="4"/>}</text:p>
                  <text:p text:style-name="P9"/>
                  <text:p text:style-name="P9"><text:s text:c="4"/>printk(KERN_INFO "mydev initialized\n");</text:p>
                  <text:p text:style-name="P9"/>
                  <text:p text:style-name="P9"><text:s text:c="4"/>return 0;</text:p>
                  <text:p text:style-name="P9">}</text:p>
                  <text:p text:style-name="P9"/>
                  <text:p text:style-name="P9">static void __exit mydev_exit(void)</text:p>
                  <text:p text:style-name="P9">{</text:p>
                  <text:p text:style-name="P9"><text:s text:c="4"/>unregister_netdev(mydev);</text:p>
                  <text:p text:style-name="P9"><text:s text:c="4"/>free_netdev(mydev);</text:p>
                  <text:p text:style-name="P9"><text:s text:c="4"/>printk(KERN_INFO "mydev exited\n");</text:p>
                  <text:p text:style-name="P9">}</text:p>
                  <text:p text:style-name="P9"/>
                  <text:p text:style-name="P9">module_init(mydev_init);</text:p>
                  <text:p text:style-name="P9">module_exit(mydev_exit);</text:p>
                  <text:p text:style-name="P9"/>
                </table:table-cell>
              </table:table-row>
            </table:table>
            <text:p text:style-name="P10"/>
          </table:table-cell>
          <table:table-cell table:style-name="Table8.A1" office:value-type="string">
            <text:p text:style-name="P10"/>
          </table:table-cell>
        </table:table-row>
        <table:table-row>
          <table:table-cell table:style-name="Table8.A1" office:value-type="string">
            <text:p text:style-name="P10"/>
          </table:table-cell>
          <table:table-cell table:style-name="Table8.A1" office:value-type="string">
            <text:p text:style-name="P10"/>
          </table:table-cell>
        </table:table-row>
      </table:table>
      <text:p text:style-name="P2">This code creates a virtual network device named "mydev" and implements the mydev_open, mydev_stop, and mydev_xmit functions to handle the open, close, and packet transmission operations for the network device. The alloc_netdev function is used to allocate memory for the network device, and the register_netdev function is used to register the network device with the kernel. The free_netdev function is used to release the memory allocated for the network device when the module is unloaded. The dev_kfree_skb function is used to free the sk_buff structure, which represents a network packet, after it has been transmitted.</text:p>
      <text:p text:style-name="P2"/>
      <text:h text:style-name="P170" text:outline-level="2"><text:bookmark-start text:name="__RefHeading___Toc171915_3177406469"/>6.<text:span text:style-name="T100">8</text:span>. APIs<text:bookmark-end text:name="__RefHeading___Toc171915_3177406469"/></text:h>
      <text:p text:style-name="P2"/>
      <text:p text:style-name="P2">Here is a non-exhaustive list of some of the networking APIs available in the Linux kernel:</text:p>
      <text:p text:style-name="P2"/>
      <text:p text:style-name="P2"><text:span text:style-name="T1">1. socket():</text:span> Creates a new communication endpoint (socket)</text:p>
      <text:p text:style-name="P2"/>
      <text:p text:style-name="P2"><text:span text:style-name="T1">2. bind():</text:span> Binds a socket to a local address and port</text:p>
      <text:p text:style-name="P2"/>
      <text:p text:style-name="P2"><text:span text:style-name="T1">3. listen():</text:span> Places a socket in a listening state</text:p>
      <text:p text:style-name="P2"/>
      <text:p text:style-name="P2"><text:span text:style-name="T1">4. accept(): </text:span>Accepts a new connection on a socket</text:p>
      <text:p text:style-name="P2"/>
      <text:p text:style-name="P2"><text:span text:style-name="T1">5. connect():</text:span> Initiates a connection on a socket</text:p>
      <text:p text:style-name="P2"/>
      <text:p text:style-name="P2"><text:span text:style-name="T1">6. send():</text:span> Sends data on a socket</text:p>
      <text:p text:style-name="P2"/>
      <text:p text:style-name="P2"><text:span text:style-name="T1">7. recv():</text:span> Receives data from a socket</text:p>
      <text:p text:style-name="P2"/>
      <text:p text:style-name="P2"><text:span text:style-name="T1">8. setsockopt():</text:span> Sets options on a socket</text:p>
      <text:p text:style-name="P2"/>
      <text:p text:style-name="P2"><text:span text:style-name="T1">9. getsockopt():</text:span> Retrieves options from a socket</text:p>
      <text:p text:style-name="P2"/>
      <text:p text:style-name="P2"><text:span text:style-name="T1">10. ioctl():</text:span> Performs various network-related control operations on a socket or interface</text:p>
      <text:p text:style-name="P2"/>
      <text:p text:style-name="P2"><text:span text:style-name="T1">11. ifconfig():</text:span> Configures network interfaces</text:p>
      <text:p text:style-name="P2"/>
      <text:p text:style-name="P2"><text:span text:style-name="T1">12. route(): </text:span>Configures routing tables</text:p>
      <text:p text:style-name="P2"/>
      <text:p text:style-name="P2"><text:span text:style-name="T1">13. arp():</text:span> Manages the ARP cache and sends ARP requests</text:p>
      <text:p text:style-name="P2"/>
      <text:p text:style-name="P11"><text:span text:style-name="T1">14. netlink():</text:span> Allows communication between kernel and user space processes for network management</text:p>
      <text:p text:style-name="P2"/>
      <text:p text:style-name="P2"><text:span text:style-name="T1">15. iptables():</text:span> Allows configuration of firewall rules</text:p>
      <text:p text:style-name="P2"/>
      <text:p text:style-name="P2">These APIs provide a wide range of functionality for networking in the Linux kernel. Depending on the specific needs of an application or driver, different APIs may be more appropriate or efficient to use.</text:p>
      <text:p text:style-name="P2"/>
      <text:h text:style-name="P169" text:outline-level="1"><text:bookmark-start text:name="__RefHeading___Toc171917_3177406469"/>7. <text:span text:style-name="T74">S</text:span>ecurity<text:bookmark-end text:name="__RefHeading___Toc171917_3177406469"/></text:h>
      <text:p text:style-name="P2"/>
      <text:p text:style-name="P2">The Linux kernel security subsystem is responsible for enforcing security policies and protecting the system from unauthorized access and attacks. The security subsystem is made up of several components, each with a specific function. </text:p>
      <text:p text:style-name="P2"/>
      <text:p text:style-name="P2"><text:span text:style-name="T1">1. Access Control:</text:span> Linux provides several access control mechanisms to secure the system and protect sensitive data from unauthorized access. </text:p>
      <text:p text:style-name="P2"/>
      <text:p text:style-name="P2"><text:span text:style-name="T1">2. Authentication:</text:span> Linux provides various authentication mechanisms to secure user accounts and prevent unauthorized access to the system.</text:p>
      <text:p text:style-name="P2"/>
      <text:p text:style-name="P2"><text:span text:style-name="T1">3. Cryptography:</text:span> Cryptography is an essential component of Linux security and is used to protect sensitive information such as passwords, encryption keys, and other data. </text:p>
      <text:p text:style-name="P2"/>
      <text:p text:style-name="P2"><text:span text:style-name="T1">4. Firewall:</text:span> A firewall is an essential component of Linux security that allows you to control incoming and outgoing network traffic and prevent unauthorized access to your system. There are several firewall solutions available for Linux,</text:p>
      <text:p text:style-name="P2"/>
      <text:p text:style-name="P2"><text:span text:style-name="T1">5. Intrusion Detection And Prevention:</text:span> Intrusion Detection and Prevention systems (IDPS) are an important aspect of Linux security. They are designed to detect and prevent unauthorized access to a system and to protect against various types of cyber-attacks</text:p>
      <text:p text:style-name="P2"/>
      <text:p text:style-name="P2"><text:span text:style-name="T1">6. Kernel Hardening:</text:span> Kernel hardening is an important aspect of Linux security that involves implementing various security measures to protect the kernel from attacks and vulnerabilities.</text:p>
      <text:p text:style-name="P2"/>
      <text:p text:style-name="P2"><text:span text:style-name="T1">7. Secure Boot: </text:span><text:s/>Secure Boot is a feature in Linux that ensures that the system boots only with trusted boot loaders and operating system kernels, preventing the system from being compromised by malicious software or firmware. </text:p>
      <text:p text:style-name="P2"/>
      <text:h text:style-name="P170" text:outline-level="2"><text:bookmark-start text:name="__RefHeading___Toc171919_3177406469"/>7.1. Access <text:span text:style-name="T74">C</text:span>ontrol<text:bookmark-end text:name="__RefHeading___Toc171919_3177406469"/></text:h>
      <text:p text:style-name="P2"/>
      <text:p text:style-name="P2">Access control is a critical security component of the Linux kernel. It is responsible for ensuring that only authorized users or processes can access system resources such as files, directories, and devices. In this answer, I will provide an overview of some of the access control mechanisms used in the Linux kernel.</text:p>
      <text:p text:style-name="P2"/>
      <text:p text:style-name="P2"><text:span text:style-name="T1">1. Discretionary Access Control (DAC):</text:span> DAC is the most common type of access control used in Linux. It allows the owner of a file or directory to control who has access to it. The owner can set permissions for the file or directory using three types of access rights: read, write, and execute. The permissions can be set for three types of users: the owner, members of the owner's group, and all other users.</text:p>
      <text:p text:style-name="P2"/>
      <text:p text:style-name="P2"><text:span text:style-name="T1">2. Mandatory Access Control (MAC):</text:span> MAC is a more restrictive type of access control that is commonly used in high-security environments. It is designed to restrict access to resources based on a set of rules defined by a system administrator or security policy. The most common MAC implementation in Linux is SELinux (Security-Enhanced Linux), which is an implementation of the Flask architecture.</text:p>
      <text:p text:style-name="P2"/>
      <text:p text:style-name="P2"><text:span text:style-name="T1">3. Role-Based Access Control (RBAC):</text:span> RBAC is a type of access control that is based on the roles that users have within an organization. Each role has a set of permissions associated with it, and users are assigned to roles based on their job responsibilities or other factors.</text:p>
      <text:p text:style-name="P2"/>
      <text:p text:style-name="P2"><text:span text:style-name="T1">4. AppArmor:</text:span> AppArmor is a security module for the Linux kernel that provides an additional layer of access control. It uses profiles to restrict the actions that a process can perform. Each profile defines a set of rules that specify which files and directories a process can access, which system calls it can make, and which network ports it can use.</text:p>
      <text:p text:style-name="P2"/>
      <text:p text:style-name="P2"><text:span text:style-name="T1">5. Seccomp:</text:span> Seccomp (Secure Computing Mode) is a security feature that allows a process to restrict the system calls it can make. This can be used to reduce the attack surface of a process and limit the damage that can be done by a compromised process.</text:p>
      <text:p text:style-name="P2"/>
      <text:p text:style-name="P2">Overall, access control is a critical security component of the Linux kernel. The Linux kernel supports a variety of access control mechanisms, including DAC, MAC, RBAC, AppArmor, and Seccomp, which can be used individually or in combination to provide a layered approach to security.</text:p>
      <text:p text:style-name="P2"/>
      <text:p text:style-name="P2"/>
      <text:p text:style-name="P127"/>
      <text:h text:style-name="P174" text:outline-level="3"><text:bookmark-start text:name="__RefHeading___Toc15032_3666775855"/><text:span text:style-name="T18">7.1</text:span><text:span text:style-name="T96">.</text:span><text:span text:style-name="T1">1. Discretionary Access Control (DAC)</text:span><text:bookmark-end text:name="__RefHeading___Toc15032_3666775855"/></text:h>
      <text:p text:style-name="P127"/>
      <text:p text:style-name="P123">Linux Discretionary Access Control (DAC) is a type of access control mechanism that is implemented in the Linux operating system. It is a security model that allows the owner of a file or directory to control who has access to it and what actions they can perform on it.</text:p>
      <text:p text:style-name="P123"/>
      <text:p text:style-name="P123">DAC works by assigning a set of permissions to each file and directory in the system. These permissions specify which users or groups can read, write, or execute the file or directory. The owner of the file or directory can modify these permissions to control who has access to it.</text:p>
      <text:p text:style-name="P123"/>
      <text:p text:style-name="P123">The Linux file permission system uses a set of three permissions for each file and directory: read, write, and execute. These permissions are assigned to three different categories of users: the file owner, the group owner, and all other users.</text:p>
      <text:p text:style-name="P123"/>
      <text:p text:style-name="P123">The file owner is the user who created the file or directory. The group owner is a group of users who have been granted access to the file or directory by the file owner. All other users are users who are not the file owner or a member of the group owner.</text:p>
      <text:p text:style-name="P123"/>
      <text:p text:style-name="P123">In addition to the file permissions, Linux also has a set of Access Control Lists (ACLs) that can be used to provide more granular access control. ACLs allow more fine-grained control over file permissions, allowing specific users or groups to have different levels of access to a file or directory.</text:p>
      <text:p text:style-name="P123"/>
      <text:p text:style-name="P123">Overall, Linux DAC provides a flexible and customizable way to control access to files and directories on a Linux system.</text:p>
      <text:p text:style-name="P38"/>
      <text:h text:style-name="P174" text:outline-level="3"><text:bookmark-start text:name="__RefHeading___Toc15034_3666775855"/><text:span text:style-name="T18">7.1.</text:span><text:span text:style-name="T1">2. Mandatory Access Control (MAC)</text:span><text:bookmark-end text:name="__RefHeading___Toc15034_3666775855"/></text:h>
      <text:p text:style-name="P127"/>
      <text:p text:style-name="P123">Linux Mandatory Access Control (MAC) is a type of access control mechanism that provides a more stringent level of security than Discretionary Access Control (DAC). Unlike DAC, where the owner of a file or directory determines who has access to it, MAC is controlled by a central policy that applies system-wide rules for access control.</text:p>
      <text:p text:style-name="P123"/>
      <text:p text:style-name="P123">The most commonly used MAC system in Linux is called Security-Enhanced Linux (SELinux). SELinux uses a set of policies that define the level of access that each user, process, and file has in the system. These policies are defined by the system administrator and are enforced by the kernel.</text:p>
      <text:p text:style-name="P123"/>
      <text:p text:style-name="P123">SELinux policies define a set of rules that determine the access that a user or process can have to a file or resource. These rules are based on the type of user or process, the security level of the resource, and the context in which the user or process is running. SELinux policies also enforce restrictions on network communications, limiting the communication between processes and machines on the network.</text:p>
      <text:p text:style-name="P123"/>
      <text:p text:style-name="P123">MAC provides a higher level of security than DAC because it reduces the possibility of a user or process being compromised by an attacker or a malicious program. With MAC, even if a user or process is compromised, the attacker or malicious program will still be subject to the access restrictions defined by the central policy.</text:p>
      <text:p text:style-name="P123"/>
      <text:p text:style-name="P123">Overall, Linux Mandatory Access Control provides a more secure and robust access control mechanism than Discretionary Access Control. However, it can be more complex to set up and configure than DAC, and it may require additional resources to enforce the policies defined by the administrator.</text:p>
      <text:h text:style-name="P174" text:outline-level="3"><text:bookmark-start text:name="__RefHeading___Toc15036_3666775855"/><text:span text:style-name="T18">7.1.</text:span><text:span text:style-name="T1">3. Role-Based Access Control (RBAC)</text:span><text:bookmark-end text:name="__RefHeading___Toc15036_3666775855"/></text:h>
      <text:p text:style-name="P127"/>
      <text:p text:style-name="P102">Linux Role-Based Access Control (RBAC) is a type of access control mechanism that is designed to provide a more flexible and scalable way to control access to resources in a Linux system. RBAC is based on the principle of least privilege, which means that each user or process is granted only the minimum level of access required to perform their tasks.</text:p>
      <text:p text:style-name="P102"/>
      <text:p text:style-name="P102">In RBAC, access control is based on roles rather than individual users or groups. Each role is defined as a set of permissions that are required to perform a specific job or task. Users or processes are then assigned to specific roles, and their level of access is determined by the permissions assigned to that role.</text:p>
      <text:p text:style-name="P102"/>
      <text:p text:style-name="P102">RBAC allows administrators to define roles based on job functions, making it easier to manage access control for a large number of users. It also simplifies the process of granting and revoking access by allowing administrators to add or remove users from roles rather than modifying individual user permissions.</text:p>
      <text:p text:style-name="P102"/>
      <text:p text:style-name="P102">In Linux, the RBAC system is implemented using a module called Role-Based Access Control for Linux (SELinux RBAC). SELinux RBAC provides a flexible framework for defining and managing roles, permissions, and user assignments. It also provides tools for managing RBAC policies, including a graphical user interface for configuring RBAC policies.</text:p>
      <text:p text:style-name="P102"/>
      <text:p text:style-name="P102">Overall, Linux Role-Based Access Control provides a more flexible and scalable way to manage access control in a Linux system. By defining roles based on job functions, RBAC makes it easier to manage access control for a large number of users, while also improving security by enforcing the principle of least privilege.</text:p>
      <text:p text:style-name="P38"/>
      <text:p text:style-name="P149"/>
      <text:h text:style-name="P174" text:outline-level="3"><text:bookmark-start text:name="__RefHeading___Toc15038_3666775855"/><text:span text:style-name="T18">7.1.</text:span><text:span text:style-name="T1">4. AppArmor</text:span><text:bookmark-end text:name="__RefHeading___Toc15038_3666775855"/></text:h>
      <text:p text:style-name="P127"/>
      <text:p text:style-name="P102">Linux AppArmor is a security module that provides a mandatory access control framework to protect Linux systems from potential threats. AppArmor works by restricting the access that applications have to system resources such as files, directories, and network resources, based on pre-defined policies.</text:p>
      <text:p text:style-name="P102"/>
      <text:p text:style-name="P102">AppArmor is designed to be easy to configure and manage, making it a popular choice for securing Linux systems. AppArmor policies can be created and edited using simple text files, and the AppArmor daemon enforces these policies to ensure that applications cannot perform unauthorized actions.</text:p>
      <text:p text:style-name="P102"/>
      <text:p text:style-name="P102">AppArmor policies define a set of rules that specify the actions that an application is allowed to perform. These rules are based on the path, mode, and type of the resource that an application is attempting to access. For example, a policy may allow a web server application to read files in the /var/www directory, but not write to those files or execute any other programs.</text:p>
      <text:p text:style-name="P102"/>
      <text:p text:style-name="P102">AppArmor also provides a set of utilities for managing policies, including tools for creating, editing, and testing policies. These tools make it easy to customize and manage policies for specific applications or users.</text:p>
      <text:p text:style-name="P102"/>
      <text:p text:style-name="P102">Overall, Linux AppArmor provides a flexible and easy-to-use security module for protecting Linux systems from potential threats. With its simple policy configuration and management tools, AppArmor is a popular choice for securing Linux systems in a wide range of applications, from servers and workstations to embedded devices and IoT devices.</text:p>
      <text:p text:style-name="P38"/>
      <text:h text:style-name="P174" text:outline-level="3"><text:bookmark-start text:name="__RefHeading___Toc15040_3666775855"/><text:span text:style-name="T18">7.1.</text:span><text:span text:style-name="T1">5. Seccomp</text:span><text:bookmark-end text:name="__RefHeading___Toc15040_3666775855"/></text:h>
      <text:p text:style-name="P102"/>
      <text:p text:style-name="P102">Linux Seccomp (Secure Computing Mode) is a security mechanism that allows applications to restrict the system calls they can make to the Linux kernel. Seccomp filters system calls based on a policy that is defined by the application, thereby reducing the attack surface of the application.</text:p>
      <text:p text:style-name="P102"/>
      <text:p text:style-name="P102">Seccomp is designed to be used in conjunction with other security mechanisms such as AppArmor or SELinux, to provide an additional layer of security. Seccomp can be used to create a sandbox environment where an application is allowed to run in a restricted mode, reducing the risk of exploitation if the application is compromised.</text:p>
      <text:p text:style-name="P102"/>
      <text:p text:style-name="P102">Seccomp operates by intercepting system calls made by an application and comparing them to a pre-defined policy. If a system call is not allowed by the policy, it is immediately terminated before it can execute. Seccomp filters can be specified using a BPF (Berkeley Packet Filter) bytecode program that defines which system calls are allowed or denied.</text:p>
      <text:p text:style-name="P102"/>
      <text:p text:style-name="P102">Seccomp filters can be applied to individual processes or to a group of processes, providing a flexible and granular way to apply security policies. Seccomp can also be used to restrict the use of specific system calls by an application, reducing the risk of exploitation by attackers who attempt to exploit vulnerabilities in those calls.</text:p>
      <text:p text:style-name="P102"/>
      <text:p text:style-name="P102">Overall, Linux Seccomp provides an additional layer of security for Linux applications by restricting the system calls they can make to the Linux kernel. When used in conjunction with other security mechanisms such as AppArmor or SELinux, Seccomp can help to create a secure and robust environment for running Linux applications.</text:p>
      <text:p text:style-name="P127"/>
      <text:h text:style-name="P170" text:outline-level="2"><text:bookmark-start text:name="__RefHeading___Toc171921_3177406469"/>7.2. Authentication<text:bookmark-end text:name="__RefHeading___Toc171921_3177406469"/></text:h>
      <text:p text:style-name="P12"/>
      <text:p text:style-name="P2">Authentication is a critical security component of the Linux kernel. It is responsible for verifying the identity of users or processes that are requesting access to system resources. In this answer, I will provide an overview of some of the authentication mechanisms used in the Linux kernel.</text:p>
      <text:p text:style-name="P2"/>
      <text:p text:style-name="P2"><text:span text:style-name="T1">1. Password-Based Authentication:</text:span> Password-based authentication is the most common type of authentication used in Linux. It requires users to provide a username and password to log in to the system. Passwords are typically stored in a hashed format in the /etc/shadow file, which is accessible only to the root user.</text:p>
      <text:p text:style-name="P2"/>
      <text:p text:style-name="P2"><text:span text:style-name="T1">2. Public Key Authentication:</text:span> Public key authentication is a more secure alternative to password-based authentication. It uses a pair of cryptographic keys to authenticate users. Users generate a public and a private key, and the public key is stored on the server. When a user attempts to log in, the server sends a challenge to the client, which is encrypted with the public key. The user then decrypts the challenge with their private key and sends it back to the server. If the decrypted challenge matches the original challenge, the user is authenticated.</text:p>
      <text:p text:style-name="P2"/>
      <text:p text:style-name="P2"><text:span text:style-name="T1">3. Kerberos:</text:span> Kerberos is a network authentication protocol that is widely used in enterprise environments. It uses a trusted third-party authentication server to verify the identity of users and processes. When a user logs in, they receive a ticket from the authentication server, which is used to authenticate subsequent requests.</text:p>
      <text:p text:style-name="P2"/>
      <text:p text:style-name="P2"><text:span text:style-name="T1">4. Pluggable Authentication Modules (PAM):</text:span> PAM is a flexible authentication framework that allows system administrators to customize the authentication process. PAM can be used to implement a wide range of authentication methods, including password-based authentication, public key authentication, and smart card authentication.</text:p>
      <text:p text:style-name="P2"/>
      <text:p text:style-name="P2"><text:span text:style-name="T1">5. Secure Shell (SSH):</text:span> SSH is a secure remote access protocol that includes built-in authentication mechanisms. It uses public key authentication by default, but it can also be configured to use password-based authentication or other authentication methods.</text:p>
      <text:p text:style-name="P2"/>
      <text:p text:style-name="P2">Overall, authentication is a critical security component of the Linux kernel. The Linux kernel supports a variety of authentication mechanisms, including password-based authentication, public key authentication, Kerberos, PAM, and SSH. These mechanisms can be used individually or in combination to provide a layered approach to authentication and improve system security.</text:p>
      <text:p text:style-name="P2"/>
      <text:h text:style-name="P174" text:outline-level="3"><text:bookmark-start text:name="__RefHeading___Toc15042_3666775855"/><text:span text:style-name="T19">7.2.</text:span><text:span text:style-name="T1">1. Password-Based Authentication</text:span><text:bookmark-end text:name="__RefHeading___Toc15042_3666775855"/></text:h>
      <text:p text:style-name="P102"/>
      <text:p text:style-name="P102">Linux Password-Based Authentication is a type of authentication mechanism that is used to verify the identity of a user by requiring them to enter a password. When a user attempts to log in to a Linux system, they are prompted to enter their username and password. The system then checks the password against the stored password hash to determine if the user is authorized to access the system.</text:p>
      <text:p text:style-name="P102"/>
      <text:p text:style-name="P102">In Linux, passwords are stored in a hashed format in the /etc/shadow file, which can only be accessed by the root user. When a user enters their password, the system hashes the password using the same algorithm and compares the resulting hash to the stored hash in the shadow file. If the hashes match, the user is granted access to the system.</text:p>
      <text:p text:style-name="P102"/>
      <text:p text:style-name="P102">To enhance the security of password-based authentication, Linux provides a number of features that can be used to enforce password policies. These policies may require users to use strong passwords that contain a mix of uppercase and lowercase letters, numbers, and special characters. Password policies can also enforce password expiration and lockout after a certain number of failed login attempts.</text:p>
      <text:p text:style-name="P102"/>
      <text:p text:style-name="P102">One common vulnerability of password-based authentication is the possibility of password cracking, where an attacker uses a brute-force attack to try every possible password until they find the correct one. To mitigate this risk, Linux uses a technique called salting, which adds a random value to the password before it is hashed. This makes it more difficult for attackers to use precomputed hash tables to crack passwords.</text:p>
      <text:p text:style-name="P102"/>
      <text:p text:style-name="P102">Overall, Linux Password-Based Authentication is a widely used authentication mechanism that provides a simple and effective way to verify the identity of users. With the use of password policies and techniques such as salting, password-based authentication can provide a high level of security for Linux systems. However, it is important to consider other authentication mechanisms such as multi-factor authentication to further enhance the security of Linux systems.</text:p>
      <text:p text:style-name="P102"/>
      <text:h text:style-name="P174" text:outline-level="3"><text:bookmark-start text:name="__RefHeading___Toc15044_3666775855"/><text:span text:style-name="T19">7.2.</text:span><text:span text:style-name="T1">2. Public Key Authentication</text:span><text:bookmark-end text:name="__RefHeading___Toc15044_3666775855"/></text:h>
      <text:p text:style-name="P38"/>
      <text:p text:style-name="P102">Linux Public Key Authentication, also known as SSH key authentication, is a secure authentication mechanism that allows users to access Linux systems without entering a password. Instead, users authenticate using a pair of cryptographic keys: a public key and a private key.</text:p>
      <text:p text:style-name="P102"/>
      <text:p text:style-name="P102">Public key authentication works by generating a public-private key pair on the user's local system. The public key is then uploaded to the remote Linux system, where it is stored in the authorized_keys file. When the user attempts to connect to the remote system, the system sends a challenge to the user's local system. The user's local system then uses their private key to sign the challenge and sends the signed challenge back to the remote system. If the signature is valid, the user is granted access without the need for a password.</text:p>
      <text:p text:style-name="P102"/>
      <text:p text:style-name="P102">Public key authentication provides several advantages over password-based authentication. First, it eliminates the need for users to remember and manage passwords, which can improve security by reducing the risk of password-based attacks such as brute-force attacks. Second, it can be used to provide secure access to Linux systems over unsecured networks, such as the internet, by encrypting the authentication process. Finally, public key authentication can be used to provide granular access control by assigning different public keys to different users or groups of users.</text:p>
      <text:p text:style-name="P102"/>
      <text:p text:style-name="P102">To use public key authentication, users must first generate a key pair using a tool such as ssh-keygen. They then upload their public key to the remote system and configure their local SSH client to use the private key when connecting to the remote system.</text:p>
      <text:p text:style-name="P102"/>
      <text:p text:style-name="P102">Overall, Linux Public Key Authentication provides a secure and convenient way for users to access Linux systems without the need for passwords. By eliminating the risk of password-based attacks and providing granular access control, public key authentication is a popular choice for securing Linux systems.</text:p>
      <text:p text:style-name="P38"/>
      <text:p text:style-name="P127"/>
      <text:h text:style-name="P174" text:outline-level="3"><text:bookmark-start text:name="__RefHeading___Toc15046_3666775855"/><text:span text:style-name="T19">7.2.</text:span><text:span text:style-name="T1">3. Kerberos</text:span><text:bookmark-end text:name="__RefHeading___Toc15046_3666775855"/></text:h>
      <text:p text:style-name="P38"/>
      <text:p text:style-name="P38">Linux Kerberos Authentication is a network authentication protocol that provides secure authentication between clients and servers in a network. Kerberos authentication uses a centralized authentication server to authenticate users and encrypt the communication between clients and servers.</text:p>
      <text:p text:style-name="P38"/>
      <text:p text:style-name="P38">Kerberos authentication works by using a ticket-granting server (TGS) to authenticate a user's identity. When a user attempts to log in to a client system, the client sends a request to the authentication server for a TGS ticket. The authentication server then verifies the user's identity and sends a TGS ticket, which is encrypted with the user's password and includes a timestamp. The TGS ticket is then forwarded to the TGS server, which decrypts it, verifies the timestamp, and grants the user a service ticket. The service ticket is then used by the client to access resources on the server.</text:p>
      <text:p text:style-name="P38"/>
      <text:p text:style-name="P38">Kerberos authentication provides several advantages over other authentication mechanisms, such as password-based authentication. First, Kerberos authentication uses encryption to protect communication between clients and servers, making it more secure than unencrypted authentication methods. Second, Kerberos authentication is scalable, meaning that it can be used to authenticate large numbers of users and servers in a network. Finally, Kerberos authentication supports single sign-on (SSO), meaning that users only need to authenticate once to access multiple resources.</text:p>
      <text:p text:style-name="P38"/>
      <text:p text:style-name="P38">To use Kerberos authentication on Linux, users must first configure their Linux systems to use Kerberos authentication. This involves installing and configuring a Kerberos client, which includes configuring the Kerberos realm and setting up the Kerberos configuration files. Once the client is configured, users can use Kerberos authentication to access resources on Kerberos-enabled servers.</text:p>
      <text:p text:style-name="P38"/>
      <text:p text:style-name="P38">Overall, Linux Kerberos Authentication is a secure and scalable authentication mechanism that provides many benefits over other authentication methods. By using encryption and SSO, Kerberos authentication can help to improve the security and usability of Linux systems in a networked environment.</text:p>
      <text:p text:style-name="P127"/>
      <text:h text:style-name="P174" text:outline-level="3"><text:bookmark-start text:name="__RefHeading___Toc15048_3666775855"/><text:span text:style-name="T107">7.2.</text:span>4. Pluggable Authentication Modules (PAM)<text:bookmark-end text:name="__RefHeading___Toc15048_3666775855"/></text:h>
      <text:p text:style-name="P127"/>
      <text:p text:style-name="P102">Pluggable Authentication Modules (PAM) is a flexible authentication framework that allows different authentication methods to be used on a Linux system. PAM provides a standard interface for authenticating users, regardless of the authentication method used. This allows Linux systems to support a variety of authentication mechanisms, including password-based authentication, public key authentication, and Kerberos authentication, among others.</text:p>
      <text:p text:style-name="P102"/>
      <text:p text:style-name="P102">PAM works by defining a set of modules that can be used to authenticate users. Each module is responsible for a specific aspect of the authentication process, such as password verification or account management. When a user attempts to log in to a Linux system, PAM consults the modules in a predefined order to authenticate the user. If one module succeeds, the authentication process is complete and the user is granted access. If a module fails, the authentication process is terminated and the user is denied access.</text:p>
      <text:p text:style-name="P102"/>
      <text:p text:style-name="P102">PAM provides several benefits over other authentication frameworks. First, it is flexible, allowing different authentication methods to be used on a Linux system. This means that system administrators can choose the authentication methods that are best suited for their particular needs. Second, PAM is modular, meaning that new authentication modules can be added or existing modules can be modified without affecting the rest of the authentication process. Finally, PAM is extensible, allowing third-party developers to create custom authentication modules that can be used with PAM.</text:p>
      <text:p text:style-name="P102"/>
      <text:p text:style-name="P102">To use PAM on a Linux system, users must first configure PAM to use the desired authentication modules. This involves editing the PAM configuration files, which define the order in which modules are consulted during the authentication process. Users can also create custom PAM modules to support new authentication methods or modify existing modules to customize the authentication process.</text:p>
      <text:p text:style-name="P102"/>
      <text:p text:style-name="P102">Overall, Linux Authentication Pluggable Authentication Modules provides a flexible and extensible authentication framework that allows Linux systems to support a wide variety of authentication methods. By providing a standard interface for authentication, PAM simplifies the authentication process and allows system administrators to choose the authentication methods that are best suited for their needs.</text:p>
      <text:p text:style-name="P38"/>
      <text:h text:style-name="P174" text:outline-level="3"><text:bookmark-start text:name="__RefHeading___Toc15050_3666775855"/><text:span text:style-name="T19">7.2.</text:span><text:span text:style-name="T1">5. Secure Shell (SSH)</text:span><text:bookmark-end text:name="__RefHeading___Toc15050_3666775855"/></text:h>
      <text:p text:style-name="P127"/>
      <text:p text:style-name="P102">Linux Secure Shell (SSH) Authentication is a secure method for authenticating users who connect to a Linux system remotely over a network. SSH authentication uses public key cryptography to authenticate users and encrypt communication between the client and server.</text:p>
      <text:p text:style-name="P102"/>
      <text:p text:style-name="P102">SSH authentication works by using public key cryptography to authenticate users. Each user has a public key and a private key. The user's public key is stored on the Linux server, while the user's private key is kept secret by the user. When a user attempts to connect to the Linux server, the server sends a challenge to the user, which the user must sign using their private key. The server then verifies the signature using the user's public key. If the signature is valid, the user is authenticated and granted access to the server.</text:p>
      <text:p text:style-name="P102"/>
      <text:p text:style-name="P102">SSH authentication provides several advantages over other authentication mechanisms, such as password-based authentication. First, SSH authentication uses public key cryptography, which is more secure than password-based authentication. Public key cryptography provides strong encryption that is difficult to crack, even with modern computing resources. Second, SSH authentication supports key-based authentication, which eliminates the need for users to remember passwords. Finally, SSH authentication can be used with other authentication mechanisms, such as PAM, to provide additional security measures.</text:p>
      <text:p text:style-name="P102"/>
      <text:p text:style-name="P102">To use SSH authentication on a Linux system, users must first create a public-private key pair. This involves generating a public key and a private key using a key generation tool, such as ssh-keygen. The public key is then uploaded to the Linux server, where it is stored in the user's authorized_keys file. Once the key pair is set up, users can use SSH to connect to the Linux server using their private key.</text:p>
      <text:p text:style-name="P102"/>
      <text:p text:style-name="P102">Overall, Linux SSH Authentication is a secure and flexible authentication mechanism that provides many benefits over other authentication methods. By using public key cryptography and supporting key-based authentication, SSH authentication can help to improve the security and usability of Linux systems in a networked environment.</text:p>
      <text:p text:style-name="P102"/>
      <text:p text:style-name="P102"/>
      <text:h text:style-name="P170" text:outline-level="2"><text:bookmark-start text:name="__RefHeading___Toc171923_3177406469"/>7.3. Cryptography<text:bookmark-end text:name="__RefHeading___Toc171923_3177406469"/></text:h>
      <text:p text:style-name="P12"/>
      <text:p text:style-name="P2">Cryptography is a critical security component of the Linux kernel. It is responsible for providing mechanisms to protect data confidentiality, integrity, and authenticity. In this answer, I will provide an overview of some of the cryptographic mechanisms used in the Linux kernel.</text:p>
      <text:p text:style-name="P2"/>
      <text:p text:style-name="P2"><text:span text:style-name="T1">1. Cryptographic APIs:</text:span> The Linux kernel provides a set of cryptographic APIs that can be used by device drivers, file systems, and other kernel components. These APIs include cryptographic hash functions, symmetric key algorithms, public key algorithms, and message authentication codes (MACs).</text:p>
      <text:p text:style-name="P2"/>
      <text:p text:style-name="P2"><text:span text:style-name="T1">2. Cryptographic </text:span><text:span text:style-name="T19">M</text:span><text:span text:style-name="T1">odules:</text:span> The Linux kernel supports a wide range of cryptographic modules that can be used to implement various cryptographic algorithms. These modules are implemented as kernel modules, which can be loaded and unloaded dynamically as needed. Some of the most commonly used cryptographic modules in Linux include the Advanced Encryption Standard (AES), the Secure Hash Algorithm (SHA), and the Rivest-Shamir-Adleman (RSA) algorithm.</text:p>
      <text:p text:style-name="P2"/>
      <text:p text:style-name="P2"><text:span text:style-name="T1">3. dm-crypt:</text:span> dm-crypt is a Linux kernel module that provides block-level encryption for storage devices. It is commonly used to encrypt hard drives, USB drives, and other storage devices. dm-crypt uses the AES algorithm in combination with the Cipher Block Chaining (CBC) mode of operation to encrypt data.</text:p>
      <text:p text:style-name="P2"/>
      <text:p text:style-name="P2"><text:span text:style-name="T1">4. IPsec:</text:span> IPsec is a protocol suite that is used to provide secure communication over IP networks. It provides mechanisms for data confidentiality, integrity, and authenticity. IPsec is implemented in the Linux kernel using the XFRM (eXtensible Framework for Routing and Manipulation) framework.</text:p>
      <text:p text:style-name="P2"/>
      <text:p text:style-name="P2"><text:span text:style-name="T1">5. Random </text:span><text:span text:style-name="T19">N</text:span><text:span text:style-name="T1">umber </text:span><text:span text:style-name="T19">G</text:span><text:span text:style-name="T1">enerators:</text:span> Cryptography relies on the use of high-quality random numbers to provide security. The Linux kernel provides several random number generators that can be used by cryptographic modules and other kernel components. These generators include the /dev/random and /dev/urandom devices, which provide high-quality random numbers based on entropy from various sources.</text:p>
      <text:p text:style-name="P2"/>
      <text:p text:style-name="P2">Overall, cryptography is a critical security component of the Linux kernel. The Linux kernel supports a wide range of cryptographic mechanisms, including cryptographic APIs, cryptographic modules, dm-crypt, IPsec, and random number generators. These mechanisms can be used individually or in combination to provide a layered approach to security and protect data confidentiality, integrity, and authenticity.</text:p>
      <text:p text:style-name="P2"/>
      <text:h text:style-name="P174" text:outline-level="3"><text:bookmark-start text:name="__RefHeading___Toc15052_3666775855"/><text:span text:style-name="T20">7.3.</text:span><text:span text:style-name="T1">1. Cryptographic APIs</text:span><text:bookmark-end text:name="__RefHeading___Toc15052_3666775855"/></text:h>
      <text:p text:style-name="P128"/>
      <text:p text:style-name="P103">The Linux kernel provides a number of Cryptographic APIs that enable developers to perform a variety of cryptographic operations, such as encryption, decryption, hashing, and digital signatures, within the kernel. These APIs are designed to be secure, flexible, and efficient, and are used by a variety of Linux subsystems and applications.</text:p>
      <text:p text:style-name="P103"/>
      <text:p text:style-name="P103">Here are some of the key Cryptographic APIs available in the Linux kernel:</text:p>
      <text:p text:style-name="P103"/>
      <text:p text:style-name="P103"><text:span text:style-name="T1">1. Crypto API:</text:span> The Crypto API is a generic framework for performing cryptographic operations within the kernel. It provides a set of common interfaces for encryption, decryption, and hashing, as well as support for a wide range of cryptographic algorithms, including AES, SHA-256, and RSA. The Crypto API is used by a number of subsystems within the kernel, such as the network stack and file system, to perform cryptographic operations.</text:p>
      <text:p text:style-name="P103"/>
      <text:p text:style-name="P103"><text:span text:style-name="T1">2. Kernel Crypto API:</text:span> The Kernel Crypto API is a low-level API that provides direct access to the kernel's cryptographic functions. It is designed for use by device drivers and other kernel modules that require direct access to the kernel's cryptographic functionality. The Kernel Crypto API provides support for a wide range of cryptographic algorithms, including hardware-based encryption and decryption.</text:p>
      <text:p text:style-name="P103"/>
      <text:p text:style-name="P103"><text:span text:style-name="T1">3. Crypto Accelerator API:</text:span> The Crypto Accelerator API is a framework for offloading cryptographic operations to hardware accelerators, such as GPUs and dedicated cryptographic processors. The Crypto Accelerator API provides a common interface for communicating with hardware accelerators, enabling developers to write hardware-independent cryptographic code.</text:p>
      <text:p text:style-name="P103"/>
      <text:p text:style-name="P103"><text:span text:style-name="T1">4. Digital Signature API:</text:span> The Digital Signature API provides support for creating and verifying digital signatures within the kernel. It supports a variety of digital signature algorithms, including RSA and DSA, and can be used to sign and verify kernel modules and other system components.</text:p>
      <text:p text:style-name="P103"/>
      <text:p text:style-name="P103">Overall, the Linux kernel provides a comprehensive set of Cryptographic APIs that enable developers to perform a wide range of cryptographic operations within the kernel. These APIs are designed to be secure, flexible, and efficient, and are widely used by a variety of subsystems and applications within the Linux ecosystem.</text:p>
      <text:p text:style-name="P39"/>
      <text:h text:style-name="P174" text:outline-level="3"><text:bookmark-start text:name="__RefHeading___Toc15054_3666775855"/><text:span text:style-name="T20">7.3.</text:span><text:span text:style-name="T1">2. Cryptographic </text:span><text:span text:style-name="T19">M</text:span><text:span text:style-name="T1">odules</text:span><text:bookmark-end text:name="__RefHeading___Toc15054_3666775855"/></text:h>
      <text:p text:style-name="P128"/>
      <text:p text:style-name="P103">Linux kernel Cryptographic Modules are loadable kernel modules that provide additional cryptographic functionality to the kernel. These modules can be used to add support for additional cryptographic algorithms, implement hardware acceleration for cryptographic operations, or provide other specialized cryptographic functionality.</text:p>
      <text:p text:style-name="P103"/>
      <text:p text:style-name="P103">There are several Cryptographic Modules available in the Linux kernel, including:</text:p>
      <text:p text:style-name="P103"/>
      <text:p text:style-name="P103"><text:span text:style-name="T1">1. Crypto:</text:span> The Crypto module provides support for a wide range of cryptographic algorithms, including AES, SHA-256, and RSA. It is designed to be a flexible and extensible framework that can be used by other kernel modules and subsystems.</text:p>
      <text:p text:style-name="P103"/>
      <text:p text:style-name="P103"><text:span text:style-name="T1">2. Crypto Hardware Accelerators:</text:span> The Crypto Hardware Accelerators module provides support for offloading cryptographic operations to hardware accelerators, such as GPUs and dedicated cryptographic processors. It provides a common interface for communicating with hardware accelerators, enabling developers to write hardware-independent cryptographic code.</text:p>
      <text:p text:style-name="P103"/>
      <text:p text:style-name="P103"><text:span text:style-name="T1">3. dm-crypt:</text:span> The dm-crypt module provides support for disk encryption within the Linux kernel. It enables users to encrypt their entire file system or specific partitions using a variety of encryption algorithms, including AES, Twofish, and Serpent.</text:p>
      <text:p text:style-name="P103"/>
      <text:p text:style-name="P103"><text:span text:style-name="T1">4. Crypto APIs </text:span><text:span text:style-name="T21">F</text:span><text:span text:style-name="T1">or </text:span><text:span text:style-name="T21">H</text:span><text:span text:style-name="T1">ardware:</text:span> This module provides an interface to hardware cryptography accelerators like Intel AESNI, VIA PadLock, and Secure Key. The module also includes support for Intel SGX enclaves.</text:p>
      <text:p text:style-name="P103"/>
      <text:p text:style-name="P103">These modules can be loaded into the kernel at runtime using the modprobe command or can be compiled into the kernel during the kernel build process. Once loaded, the modules can be used by other kernel modules and subsystems to perform cryptographic operations.</text:p>
      <text:p text:style-name="P103"/>
      <text:p text:style-name="P103">The use of Cryptographic Modules within the Linux kernel provides additional security functionality to the operating system, enabling developers to implement additional security measures and protect sensitive data. By providing a flexible and extensible framework for cryptographic operations, the Linux kernel provides a powerful tool for securing critical systems and applications.</text:p>
      <text:p text:style-name="P103"/>
      <text:h text:style-name="P174" text:outline-level="3"><text:bookmark-start text:name="__RefHeading___Toc15056_3666775855"/><text:span text:style-name="T20">7.3.</text:span><text:span text:style-name="T1">3. dm-crypt</text:span><text:bookmark-end text:name="__RefHeading___Toc15056_3666775855"/></text:h>
      <text:p text:style-name="P128"/>
      <text:p text:style-name="P103">dm-crypt is a Linux kernel module that provides transparent disk encryption functionality for block devices. It allows users to encrypt entire disk partitions or individual files and directories using various encryption algorithms, including AES, Twofish, and Serpent.</text:p>
      <text:p text:style-name="P103"/>
      <text:p text:style-name="P103">When a block device is encrypted using dm-crypt, all data that is written to the device is encrypted using a symmetric encryption key. The key is generated by the system and stored in a key slot, which is encrypted using a user-provided passphrase. The passphrase is used to decrypt the key slot, which is then used to encrypt and decrypt data on the block device.</text:p>
      <text:p text:style-name="P103"/>
      <text:p text:style-name="P103">dm-crypt operates at the block level, which means that it is transparent to applications and the file system. Once a block device is encrypted using dm-crypt, it can be mounted and used just like any other block device. The encrypted data is decrypted on-the-fly as it is read from the device and encrypted as it is written to the device, without any user intervention required.</text:p>
      <text:p text:style-name="P103"/>
      <text:p text:style-name="P103">dm-crypt is commonly used to encrypt sensitive data on laptops and other portable devices, as well as servers that store sensitive data. It is also used to implement full-disk encryption for operating systems like Ubuntu, Debian, and Fedora.</text:p>
      <text:p text:style-name="P103"/>
      <text:p text:style-name="P103">To use dm-crypt, you first need to create a block device or partition to encrypt. You can then create a mapping using the cryptsetup utility, which will set up the encrypted device and prompt you to enter a passphrase. Once the mapping is created, you can mount the device and use it just like any other block device.</text:p>
      <text:p text:style-name="P103"/>
      <text:p text:style-name="P103">Overall, dm-crypt provides a powerful and flexible mechanism for encrypting data on Linux systems, enabling users to protect sensitive data and maintain the privacy and confidentiality of their information.</text:p>
      <text:p text:style-name="P39"/>
      <text:h text:style-name="P174" text:outline-level="3"><text:bookmark-start text:name="__RefHeading___Toc15058_3666775855"/><text:span text:style-name="T20">7.3.</text:span><text:span text:style-name="T1">4. Ipsec</text:span><text:bookmark-end text:name="__RefHeading___Toc15058_3666775855"/></text:h>
      <text:p text:style-name="P128"/>
      <text:p text:style-name="P103">IPsec, or Internet Protocol Security, is a protocol suite used to secure network communications at the IP (Internet Protocol) layer. IPsec can provide encryption, integrity, and authentication services for IP traffic.</text:p>
      <text:p text:style-name="P103"/>
      <text:p text:style-name="P103">IPsec uses a combination of cryptographic algorithms to secure network traffic, including symmetric key encryption, message authentication codes (MACs), and digital signatures. The algorithms used by IPsec can be configured to meet specific security requirements and provide different levels of protection.</text:p>
      <text:p text:style-name="P103"/>
      <text:p text:style-name="P103">In Linux, IPsec is implemented using the kernel's networking stack, which provides an IPsec framework for securing network communications. The Linux kernel supports several IPsec protocols, including:</text:p>
      <text:p text:style-name="P103"/>
      <text:p text:style-name="P103"><text:span text:style-name="T1">1. Authentication Header (AH):</text:span> AH provides data integrity and authentication services for IP packets. It uses a keyed hash function to generate a MAC that is appended to the packet header.</text:p>
      <text:p text:style-name="P103"/>
      <text:p text:style-name="P103"><text:span text:style-name="T1">2. Encapsulating Security Payload (ESP):</text:span> ESP provides encryption, data integrity, and authentication services for IP packets. It encrypts the payload of the IP packet and generates a MAC that is appended to the packet header.</text:p>
      <text:p text:style-name="P103"/>
      <text:p text:style-name="P103"><text:span text:style-name="T1">3. Internet Key Exchange (IKE):</text:span> IKE is used to establish and manage the cryptographic keys used by IPsec. It provides a secure method for negotiating and exchanging keys between two endpoints.</text:p>
      <text:p text:style-name="P103"/>
      <text:p text:style-name="P103"><text:span text:style-name="T1">4. Security Associations (SAs):</text:span> SAs define the parameters used by IPsec to secure network communications. They include information such as the encryption algorithm, authentication method, and key management protocol used to secure the communication.</text:p>
      <text:p text:style-name="P103"/>
      <text:p text:style-name="P103">IPsec can be used to secure a variety of network communication protocols, including TCP, UDP, and ICMP. It is commonly used to establish VPNs (Virtual Private Networks) between remote locations and to secure connections between hosts and servers.</text:p>
      <text:p text:style-name="P103"/>
      <text:p text:style-name="P103">Overall, IPsec provides a powerful and flexible mechanism for securing network communications in Linux systems, enabling users to protect their data and maintain the confidentiality, integrity, and authenticity of their network traffic.</text:p>
      <text:p text:style-name="P103"/>
      <text:h text:style-name="P174" text:outline-level="3"><text:bookmark-start text:name="__RefHeading___Toc15060_3666775855"/><text:span text:style-name="T20">7.3.</text:span><text:span text:style-name="T1">5. Random </text:span><text:span text:style-name="T19">N</text:span><text:span text:style-name="T1">umber </text:span><text:span text:style-name="T19">G</text:span><text:span text:style-name="T1">enerators</text:span><text:bookmark-end text:name="__RefHeading___Toc15060_3666775855"/></text:h>
      <text:p text:style-name="P128"/>
      <text:p text:style-name="P103">The Linux kernel provides two main sources of randomness for generating random numbers: the <text:span text:style-name="T1">/dev/random</text:span> and <text:span text:style-name="T1">/dev/urandom</text:span> devices.</text:p>
      <text:p text:style-name="P103"/>
      <text:p text:style-name="P103">The /dev/random device is a blocking random number generator, which means that it will block (i.e., wait) until it has accumulated enough entropy to generate a cryptographically secure random number. Entropy is generated by measuring the timing of hardware events, such as keyboard and mouse inputs, disk activity, and network traffic. Once enough entropy is collected, /dev/random will generate a random number and continue to block until more entropy is collected.</text:p>
      <text:p text:style-name="P103"/>
      <text:p text:style-name="P103">The /dev/urandom device is a non-blocking random number generator that generates random numbers using the same entropy pool as /dev/random, but it does not block. This means that it can generate a large number of random numbers quickly, even if there is not enough entropy available. However, the quality of the random numbers generated by /dev/urandom may be lower than that of /dev/random if there is not enough entropy available.</text:p>
      <text:p text:style-name="P103"/>
      <text:p text:style-name="P103">In addition to these devices, the Linux kernel provides a variety of cryptographic algorithms for generating random numbers, including:</text:p>
      <text:p text:style-name="P103"/>
      <text:p text:style-name="P103"><text:span text:style-name="T1">1. AES:</text:span> Advanced Encryption Standard (AES) is a widely used symmetric-key encryption algorithm that can also be used to generate random numbers.</text:p>
      <text:p text:style-name="P103"/>
      <text:p text:style-name="P103"><text:span text:style-name="T1">2. SHA:</text:span> Secure Hash Algorithm (SHA) is a family of cryptographic hash functions that can be used for generating random numbers.</text:p>
      <text:p text:style-name="P103"/>
      <text:p text:style-name="P103"><text:span text:style-name="T1">3. ChaCha20:</text:span> ChaCha20 is a symmetric stream cipher that can be used for generating random numbers.</text:p>
      <text:p text:style-name="P103"/>
      <text:p text:style-name="P103"><text:span text:style-name="T1">4. DRBG:</text:span> Deterministic Random Bit Generator (DRBG) is a cryptographic algorithm that generates random numbers from a seed value.</text:p>
      <text:p text:style-name="P103"/>
      <text:p text:style-name="P103">These algorithms can be used by applications and services running on Linux to generate high-quality random numbers for a variety of purposes, including encryption, digital signatures, and secure key generation.</text:p>
      <text:p text:style-name="P103"/>
      <text:p text:style-name="P103">Overall, the Linux kernel provides a strong foundation for generating high-quality random numbers, which are essential for many security and cryptography-related applications.</text:p>
      <text:p text:style-name="P128"/>
      <text:h text:style-name="P170" text:outline-level="2"><text:bookmark-start text:name="__RefHeading___Toc171925_3177406469"/>7.4. Firewall<text:bookmark-end text:name="__RefHeading___Toc171925_3177406469"/></text:h>
      <text:p text:style-name="P2"/>
      <text:p text:style-name="P2">Firewall is a critical security component of the Linux kernel. It is responsible for controlling the traffic flow between network interfaces and enforcing network security policies. In this answer, I will provide an overview of some of the firewall mechanisms used in the Linux kernel.</text:p>
      <text:p text:style-name="P2"/>
      <text:p text:style-name="P2"><text:span text:style-name="T1">1. Netfilter:</text:span> Netfilter is a framework that is used to implement packet filtering and manipulation in the Linux kernel. It provides a set of hooks that can be used by kernel modules to intercept and modify network packets. Netfilter is used by the Linux firewall tool iptables, which is commonly used to configure packet filtering rules.</text:p>
      <text:p text:style-name="P2"/>
      <text:p text:style-name="P2"><text:span text:style-name="T1">2. nftables:</text:span> nftables is a newer firewall framework that was introduced in the Linux kernel version 3.13. It provides a more flexible and efficient alternative to iptables. nftables uses a new syntax and provides a simplified programming interface that makes it easier to configure firewall rules.</text:p>
      <text:p text:style-name="P2"/>
      <text:p text:style-name="P2"><text:span text:style-name="T1">3. SELinux:</text:span> SELinux is a Linux security module that provides mandatory access control (MAC) mechanisms to enforce security policies. SELinux can be used to implement firewall rules based on the security context of network packets. This allows administrators to control network traffic based on the type of process or user that is generating the traffic.</text:p>
      <text:p text:style-name="P2"/>
      <text:p text:style-name="P2"><text:span text:style-name="T1">4. AppArmor:</text:span> AppArmor is another Linux security module that provides MAC mechanisms to enforce security policies. AppArmor can be used to implement firewall rules based on the profile of the application that is generating the traffic. This allows administrators to control network traffic based on the type of application that is generating the traffic.</text:p>
      <text:p text:style-name="P2"/>
      <text:p text:style-name="P2"><text:span text:style-name="T1">5. IPtables:</text:span> IPtables is a command-line tool that is used to configure packet filtering rules in the Linux kernel. IPtables is based on the Netfilter framework and provides a simple and flexible interface for configuring firewall rules.</text:p>
      <text:p text:style-name="P2"/>
      <text:p text:style-name="P2">Overall, firewall is a critical security component of the Linux kernel. The Linux kernel supports a wide range of firewall mechanisms, including Netfilter, nftables, SELinux, AppArmor, and IPtables. These mechanisms can be used individually or in combination to provide a layered approach to security and enforce network security policies.</text:p>
      <text:p text:style-name="P2"/>
      <text:h text:style-name="P174" text:outline-level="3"><text:bookmark-start text:name="__RefHeading___Toc15062_3666775855"/><text:span text:style-name="T22">7.4.</text:span><text:span text:style-name="T1">1. Netfilter:</text:span><text:bookmark-end text:name="__RefHeading___Toc15062_3666775855"/></text:h>
      <text:p text:style-name="P104"/>
      <text:p text:style-name="P104">Netfilter is a framework used in the Linux kernel for implementing network packet filtering and manipulation. It provides a set of hooks or entry points within the kernel networking stack that allows the filtering and modification of network packets as they flow through the system. One of the most commonly used applications of Netfilter is for implementing firewall functionality in Linux.</text:p>
      <text:p text:style-name="P104"/>
      <text:p text:style-name="P104">The Netfilter framework works by processing packets through a set of tables and chains, which contain a series of rules for filtering and manipulating the packets. When a packet enters the networking stack, it is matched against the rules in the tables and chains in order to determine what action should be taken.</text:p>
      <text:p text:style-name="P104"/>
      <text:p text:style-name="P104">The main tables in the Netfilter framework are:</text:p>
      <text:p text:style-name="P104"/>
      <text:p text:style-name="P104"><text:span text:style-name="T1">1. filter:</text:span> used for implementing a packet filtering firewall, which allows or blocks packets based on a set of predefined rules.</text:p>
      <text:p text:style-name="P104"/>
      <text:p text:style-name="P104"><text:span text:style-name="T1">2. nat:</text:span> used for implementing network address translation (NAT), which allows multiple devices on a network to share a single public IP address.</text:p>
      <text:p text:style-name="P104"/>
      <text:p text:style-name="P104"><text:span text:style-name="T1">3. mangle:</text:span> used for implementing packet manipulation, which allows modification of certain packet fields such as the TTL (time-to-live) value.</text:p>
      <text:p text:style-name="P104"/>
      <text:p text:style-name="P104">Each table contains a set of chains, which are essentially sequences of rules that are applied to packets as they flow through the system. Each rule in a chain specifies a set of criteria that a packet must meet in order for the action specified in the rule to be taken.</text:p>
      <text:p text:style-name="P104"/>
      <text:p text:style-name="P104">Netfilter also provides a set of command-line tools, such as iptables, that can be used to manage the firewall rules and chains. These tools allow system administrators to define and configure the firewall rules in order to control the flow of network traffic.</text:p>
      <text:p text:style-name="P104"/>
      <text:p text:style-name="P104">Overall, Netfilter is a powerful and flexible framework for implementing firewall functionality in Linux, providing system administrators with the tools they need to control the flow of network traffic and protect their systems from unauthorized access.</text:p>
      <text:p text:style-name="P40"/>
      <text:h text:style-name="P174" text:outline-level="3"><text:bookmark-start text:name="__RefHeading___Toc15064_3666775855"/><text:span text:style-name="T22">7.4.</text:span><text:span text:style-name="T1">2. nftables:</text:span><text:bookmark-end text:name="__RefHeading___Toc15064_3666775855"/></text:h>
      <text:p text:style-name="P40"/>
      <text:p text:style-name="P104">nftables is a newer firewall framework in Linux that was introduced to replace the older iptables framework. It provides a more modern and flexible syntax for defining firewall rules, and is designed to be faster and more efficient than iptables.</text:p>
      <text:p text:style-name="P104"/>
      <text:p text:style-name="P104">Like iptables, nftables is implemented within the Linux kernel and uses Netfilter hooks to intercept and process network traffic. It supports the same basic functionality as iptables, including packet filtering, NAT, and packet mangling.</text:p>
      <text:p text:style-name="P104"/>
      <text:p text:style-name="P104">nftables provides a simpler and more intuitive syntax for defining firewall rules compared to iptables, which can be complex and difficult to manage. The syntax is similar to a programming language and allows for more flexible and granular control over the firewall rules.</text:p>
      <text:p text:style-name="P104"/>
      <text:p text:style-name="P104">nftables also provides better performance and scalability than iptables, especially in high-traffic environments. It achieves this by using a more efficient data structure for storing and processing firewall rules, as well as by optimizing the kernel code that handles the packets.</text:p>
      <text:p text:style-name="P104"/>
      <text:p text:style-name="P104">nftables has been included in the mainline Linux kernel since version 3.13, and many Linux distributions have already switched to using it as the default firewall framework. However, iptables is still widely used and supported, and many system administrators continue to use it for their firewall needs.</text:p>
      <text:p text:style-name="P104"/>
      <text:p text:style-name="P104">Overall, nftables is a powerful and modern firewall framework that provides better performance and scalability than iptables, and a simpler and more intuitive syntax for defining firewall rules.</text:p>
      <text:p text:style-name="P40"/>
      <text:h text:style-name="P174" text:outline-level="3"><text:bookmark-start text:name="__RefHeading___Toc15066_3666775855"/><text:span text:style-name="T22">7.4.</text:span><text:span text:style-name="T1">3. SELinux:</text:span><text:bookmark-end text:name="__RefHeading___Toc15066_3666775855"/></text:h>
      <text:p text:style-name="P40"/>
      <text:p text:style-name="P104">SELinux (Security-Enhanced Linux) is a mandatory access control (MAC) security mechanism that provides a high level of control over the access and actions that processes can perform on a system. It can be used in conjunction with a firewall, such as the Netfilter or nftables firewall frameworks, to provide an additional layer of security for a Linux system.</text:p>
      <text:p text:style-name="P104"/>
      <text:p text:style-name="P104">In the context of a firewall, SELinux can be used to restrict the actions that processes can perform on the firewall rules and configuration. For example, SELinux can be configured to only allow specific processes or users to modify the firewall rules, while denying access to all other processes or users.</text:p>
      <text:p text:style-name="P104"/>
      <text:p text:style-name="P104">SELinux can also be used to enforce more fine-grained access control over network traffic. By default, the firewall rules in Netfilter or nftables are enforced based on the source and destination IP address, port number, and protocol of the network packets. However, with SELinux, it is possible to further restrict access based on the user or process that is sending or receiving the network traffic.</text:p>
      <text:p text:style-name="P104"/>
      <text:p text:style-name="P104">For example, SELinux can be used to restrict a web server process from making outgoing connections to other hosts on the network, or to restrict a database server process from accepting incoming connections from untrusted hosts. This provides an additional layer of protection against network-based attacks and helps to prevent unauthorized access to sensitive data.</text:p>
      <text:p text:style-name="P104"/>
      <text:p text:style-name="P104">Overall, SELinux can be a valuable addition to a Linux firewall, providing an additional layer of security and access control over the firewall rules and network traffic. However, it requires careful configuration and management to ensure that it does not inadvertently block legitimate traffic or interfere with the normal operation of the system.</text:p>
      <text:p text:style-name="P40"/>
      <text:h text:style-name="P174" text:outline-level="3"><text:bookmark-start text:name="__RefHeading___Toc15068_3666775855"/><text:span text:style-name="T22">7.4.</text:span><text:span text:style-name="T1">4. AppArmor</text:span><text:bookmark-end text:name="__RefHeading___Toc15068_3666775855"/></text:h>
      <text:p text:style-name="P129"/>
      <text:p text:style-name="P104">AppArmor is a Linux security mechanism that provides an additional layer of protection for processes running on a system. It is not a firewall framework like Netfilter or nftables, but it can be used in conjunction with a firewall to provide a more comprehensive security solution for a Linux system.</text:p>
      <text:p text:style-name="P104"/>
      <text:p text:style-name="P104">AppArmor works by defining policies that specify the actions that a process is allowed to perform on the system. These policies are based on the path to the executable file of the process and can be used to restrict access to specific files, directories, or system resources. For example, a policy could be created to restrict a web server process from accessing sensitive system files or directories.</text:p>
      <text:p text:style-name="P104"/>
      <text:p text:style-name="P104">When used in conjunction with a firewall, AppArmor can provide an additional layer of protection against network-based attacks. By restricting the actions that a process can perform on the system, AppArmor can help to prevent malicious code from exploiting vulnerabilities in the system or accessing sensitive data.</text:p>
      <text:p text:style-name="P104"/>
      <text:p text:style-name="P104">For example, a policy could be created to restrict a web server process from opening incoming network sockets or making outgoing network connections to certain hosts or ports. This can help to prevent the web server from being used as a conduit for attacks or data exfiltration.</text:p>
      <text:p text:style-name="P104"/>
      <text:p text:style-name="P104">Overall, AppArmor can be a valuable addition to a Linux firewall, providing an additional layer of protection and access control over the actions that processes can perform on the system. However, like SELinux, it requires careful configuration and management to ensure that it does not inadvertently block legitimate traffic or interfere with the normal operation of the system.</text:p>
      <text:p text:style-name="P40"/>
      <text:h text:style-name="P174" text:outline-level="3"><text:bookmark-start text:name="__RefHeading___Toc15070_3666775855"/><text:span text:style-name="T22">7.4.</text:span><text:span text:style-name="T1">5. Iptables</text:span><text:bookmark-end text:name="__RefHeading___Toc15070_3666775855"/></text:h>
      <text:p text:style-name="P129"/>
      <text:p text:style-name="P104">iptables is a Linux command-line tool for configuring the Netfilter firewall framework. It provides a way to define rules that control incoming and outgoing network traffic on a Linux system. The rules are organized into chains, and each chain contains a set of rules that are applied to network packets as they pass through the system.</text:p>
      <text:p text:style-name="P104"/>
      <text:p text:style-name="P104">With iptables, you can create rules to allow or deny traffic based on a variety of criteria, including the source and destination IP address, port number, and protocol of the network packets. For example, you could create a rule to allow incoming SSH traffic from a specific IP address, or to block all incoming traffic on a specific port.</text:p>
      <text:p text:style-name="P104"/>
      <text:p text:style-name="P104">In addition to simple allow/deny rules, iptables also supports more advanced features like network address translation (NAT), connection tracking, and packet filtering based on state. This allows you to create more complex rules that take into account the state of a connection, such as whether it is part of an established session or a new connection attempt.</text:p>
      <text:p text:style-name="P104"/>
      <text:p text:style-name="P104">iptables is a powerful tool for securing a Linux system, but it can be complex to configure and manage. It requires a good understanding of network protocols and the Linux networking stack to create effective rules that provide the desired level of security without blocking legitimate traffic.</text:p>
      <text:p text:style-name="P104"/>
      <text:p text:style-name="P104">In recent versions of Linux, iptables has been largely replaced by the nftables firewall framework, which provides a more flexible and user-friendly interface for configuring the Netfilter firewall. However, iptables is still widely used and is supported on most Linux distributions.</text:p>
      <text:p text:style-name="P129"/>
      <text:h text:style-name="P170" text:outline-level="2"><text:bookmark-start text:name="__RefHeading___Toc171927_3177406469"/>7.5. Intrusion <text:span text:style-name="T75">D</text:span>etection <text:span text:style-name="T75">A</text:span>nd <text:span text:style-name="T75">P</text:span>revention<text:bookmark-end text:name="__RefHeading___Toc171927_3177406469"/></text:h>
      <text:p text:style-name="P2"/>
      <text:p text:style-name="P2">Intrusion detection and prevention is an important aspect of Linux kernel security. It involves the detection and prevention of unauthorized access to system resources and data. </text:p>
      <text:p text:style-name="P2"/>
      <text:p text:style-name="P2"><text:span text:style-name="T1">1. Audit: </text:span>The Linux kernel provides an audit framework that can be used to record system events and changes to system resources. The audit framework allows administrators to monitor system activity and detect unauthorized access attempts.</text:p>
      <text:p text:style-name="P2"/>
      <text:p text:style-name="P2"><text:span text:style-name="T1">2. Security </text:span><text:span text:style-name="T23">M</text:span><text:span text:style-name="T1">odules:</text:span> Linux kernel security modules, such as SELinux and AppArmor, can be used to enforce access controls and prevent unauthorized access to system resources. These modules provide mandatory access controls that restrict access to system resources based on security policies.</text:p>
      <text:p text:style-name="P2"/>
      <text:p text:style-name="P2"><text:span text:style-name="T1">3. Intrusion Detection Systems:</text:span> Intrusion detection systems (IDS) are software applications that monitor system activity and detect unauthorized access attempts. Snort is a popular IDS that can be used on Linux systems to detect network-based attacks and intrusion attempts.</text:p>
      <text:p text:style-name="P2"/>
      <text:p text:style-name="P2"><text:span text:style-name="T1">4. System Call Monitoring:</text:span> System call monitoring can be used to detect and prevent unauthorized access to system resources. This mechanism involves monitoring system calls made by user-space applications and enforcing access controls based on the system call parameters.</text:p>
      <text:p text:style-name="P2"/>
      <text:p text:style-name="P2"><text:span text:style-name="T1">5. Address Space Layout Randomization (ASLR):</text:span> ASLR is a security mechanism that randomizes the memory layout of user-space applications. This prevents attackers from predicting the memory layout of the application and exploiting vulnerabilities.</text:p>
      <text:p text:style-name="P2"/>
      <text:p text:style-name="P2"><text:span text:style-name="T1">6. System Integrity Checks:</text:span> System integrity checks can be used to monitor critical system files and detect any changes or modifications to the files. This can be done using tools like AIDE (Advanced Intrusion Detection Environment) or Tripwire.</text:p>
      <text:p text:style-name="P2"/>
      <text:p text:style-name="P2">Overall, intrusion detection and prevention is an important security component of the Linux kernel. The Linux kernel supports a wide range of intrusion detection and prevention mechanisms, including security auditing, SELinux, AppArmor, IDS, and system integrity checks. These mechanisms can be used individually or in combination to provide a layered approach to security and detect and prevent malicious attacks on Linux systems.</text:p>
      <text:p text:style-name="P2"/>
      <text:h text:style-name="P174" text:outline-level="3"><text:bookmark-start text:name="__RefHeading___Toc15072_3666775855"/><text:span text:style-name="T24">7.5.</text:span><text:span text:style-name="T1">1. Audit</text:span><text:bookmark-end text:name="__RefHeading___Toc15072_3666775855"/></text:h>
      <text:p text:style-name="P130"/>
      <text:p text:style-name="P105">The Linux Audit Framework is a powerful tool that can be used to enhance intrusion detection and prevention capabilities on a Linux system. It provides a comprehensive and customizable audit trail of system events, which can be used to detect and investigate potential security breaches.</text:p>
      <text:p text:style-name="P105"/>
      <text:p text:style-name="P105">The Linux Audit Framework operates by monitoring and logging system calls and other kernel events in real-time. It supports a wide range of event types, including file system operations, process creation and termination, network activity, and more. The audit logs are stored in binary format in the /var/log/audit/ directory and can be analyzed using various tools, including ausearch, aureport, and auditd.</text:p>
      <text:p text:style-name="P105"/>
      <text:p text:style-name="P105">To use the Linux Audit Framework for intrusion detection and prevention, you can configure audit rules to monitor specific system events or actions that may indicate a security breach. For example, you can set up rules to monitor:</text:p>
      <text:p text:style-name="P105"/>
      <text:p text:style-name="P105">1. Failed login attempts</text:p>
      <text:p text:style-name="P105"/>
      <text:p text:style-name="P105">2. Changes to critical system files</text:p>
      <text:p text:style-name="P105"/>
      <text:p text:style-name="P105">3. Network traffic to/from specific IP addresses or ports</text:p>
      <text:p text:style-name="P105"/>
      <text:p text:style-name="P105">4. Access to sensitive data or directories</text:p>
      <text:p text:style-name="P105"/>
      <text:p text:style-name="P105">Once the audit rules are set up, the Linux Audit Framework can generate alerts or notifications whenever a security event is detected. You can configure these alerts to trigger specific actions, such as blocking network traffic or terminating a process.</text:p>
      <text:p text:style-name="P105"/>
      <text:p text:style-name="P105">Overall, the Linux Audit Framework can be an effective tool for enhancing intrusion detection and prevention capabilities on a Linux system. However, it requires some configuration and ongoing maintenance to ensure that it is effective and not generating excessive noise.</text:p>
      <text:p text:style-name="P105"/>
      <text:h text:style-name="P174" text:outline-level="3"><text:bookmark-start text:name="__RefHeading___Toc15074_3666775855"/><text:span text:style-name="T24">7.5.</text:span><text:span text:style-name="T1">2. Security </text:span><text:span text:style-name="T23">M</text:span><text:span text:style-name="T1">odules</text:span><text:bookmark-end text:name="__RefHeading___Toc15074_3666775855"/></text:h>
      <text:p text:style-name="P130"/>
      <text:p text:style-name="P105">Linux Security Modules (LSM) are a framework within the Linux kernel that allow for the implementation of various security policies and access control mechanisms. LSMs can be used for intrusion detection and prevention by enforcing security policies at the kernel level, thereby providing an additional layer of defense against potential security threats.</text:p>
      <text:p text:style-name="P105"/>
      <text:p text:style-name="P105">Some of the commonly used LSMs for intrusion detection and prevention include:</text:p>
      <text:p text:style-name="P105"/>
      <text:p text:style-name="P105"><text:span text:style-name="T1">1. SELinux (Security-Enhanced Linux):</text:span> SELinux is a mandatory access control (MAC) system that enforces access control policies based on the security context of a process and the resources it is attempting to access. SELinux can be configured to prevent unauthorized access to files, directories, and other system resources.</text:p>
      <text:p text:style-name="P105"/>
      <text:p text:style-name="P105"><text:span text:style-name="T1">2. AppArmor:</text:span> AppArmor is another MAC system that restricts the actions of applications based on the profiles defined for them. AppArmor can be used to prevent malicious applications from accessing sensitive data or performing unauthorized actions.</text:p>
      <text:p text:style-name="P105"/>
      <text:p text:style-name="P105"><text:span text:style-name="T1">3. Tomoyo:</text:span> Tomoyo is a MAC system that uses a whitelist approach to access control. It restricts the actions of processes based on the rules defined in the whitelist, thereby preventing unauthorized access to system resources.</text:p>
      <text:p text:style-name="P105"/>
      <text:p text:style-name="P105"><text:span text:style-name="T1">4. Smack:</text:span> Smack is a MAC system that uses a label-based approach to access control. It enforces security policies based on the labels assigned to files, directories, and processes, thereby preventing unauthorized access to system resources.</text:p>
      <text:p text:style-name="P105"/>
      <text:p text:style-name="P105">These LSMs can be used in combination with other security measures, such as firewalls, intrusion detection systems, and antivirus software, to provide a comprehensive approach to Linux security. It is important to note that implementing LSMs requires careful planning and configuration to ensure that they do not disrupt the normal functioning of the system.</text:p>
      <text:p text:style-name="P105"/>
      <text:h text:style-name="P174" text:outline-level="3"><text:bookmark-start text:name="__RefHeading___Toc15076_3666775855"/><text:span text:style-name="T24">7.5.</text:span><text:span text:style-name="T1">3. Intrusion Detection Systems</text:span><text:bookmark-end text:name="__RefHeading___Toc15076_3666775855"/></text:h>
      <text:p text:style-name="P41"/>
      <text:p text:style-name="P105">Linux Intrusion Detection Systems (IDS) are tools and techniques used to monitor system and network activity in order to identify potential security threats or attacks. IDS can be used for both proactive monitoring and post-incident investigation, and are an important component of a comprehensive Linux security strategy.</text:p>
      <text:p text:style-name="P105"/>
      <text:p text:style-name="P105">Here are some of the popular Linux IDS tools:</text:p>
      <text:p text:style-name="P105"/>
      <text:p text:style-name="P105"><text:span text:style-name="T1">1. Snort:</text:span> Snort is an open-source IDS that analyzes network traffic in real-time to identify and alert administrators of potential security threats. It can be used to monitor multiple network interfaces and supports a wide range of protocols.</text:p>
      <text:p text:style-name="P105"/>
      <text:p text:style-name="P105"><text:span text:style-name="T1">2. Suricata:</text:span> Suricata is another open-source IDS that is similar to Snort. It can analyze network traffic in real-time and detect a wide range of security threats, including malware, intrusion attempts, and more.</text:p>
      <text:p text:style-name="P105"/>
      <text:p text:style-name="P105"><text:span text:style-name="T1">3. OSSEC:</text:span> OSSEC is a host-based IDS that monitors system logs, file integrity, and other system activities to detect potential security threats. It can be used to monitor both local and remote systems, and can be configured to generate alerts or take action in response to security events.</text:p>
      <text:p text:style-name="P105"/>
      <text:p text:style-name="P105"><text:span text:style-name="T1">4. Bro:</text:span> Bro is an open-source IDS that analyzes network traffic and generates detailed logs that can be used to identify security threats. It can be used to monitor multiple network interfaces and supports a wide range of protocols.</text:p>
      <text:p text:style-name="P105"/>
      <text:p text:style-name="P105"><text:span text:style-name="T1">5. Snorby:</text:span> Snorby is a web-based IDS management console that provides a user-friendly interface for managing Snort and Suricata IDS systems. It can be used to view and analyze alerts, configure rules, and generate reports.</text:p>
      <text:p text:style-name="P105"/>
      <text:p text:style-name="P105">These Linux IDS tools can be used in combination with other security measures, such as firewalls, antivirus software, and user training, to provide a comprehensive approach to Linux security. It is important to note that configuring and maintaining an IDS requires careful planning and ongoing maintenance to ensure that it is effective and not generating excessive noise.</text:p>
      <text:p text:style-name="P105"/>
      <text:h text:style-name="P174" text:outline-level="3"><text:bookmark-start text:name="__RefHeading___Toc15078_3666775855"/><text:span text:style-name="T24">7.5.</text:span><text:span text:style-name="T1">4. System Call Monitoring</text:span><text:bookmark-end text:name="__RefHeading___Toc15078_3666775855"/></text:h>
      <text:p text:style-name="P130"/>
      <text:p text:style-name="P105">Linux System Call Monitoring can be used as an effective technique for intrusion detection and prevention. By monitoring system calls, it is possible to identify and investigate unauthorized access attempts or malicious activities in real-time. In general, this technique involves monitoring system calls made by applications or processes and then comparing them against a set of predefined rules.</text:p>
      <text:p text:style-name="P105"/>
      <text:p text:style-name="P105">There are several tools and techniques available for monitoring system calls on Linux systems. Here are some examples:</text:p>
      <text:p text:style-name="P105"/>
      <text:p text:style-name="P105"><text:span text:style-name="T1">1. Strace:</text:span> Strace is a command-line tool that can be used to trace system calls and signals made by a process. It can be used to identify system calls made by an application, which can then be compared against a set of rules to detect suspicious activities.</text:p>
      <text:p text:style-name="P105"/>
      <text:p text:style-name="P105"><text:span text:style-name="T1">2. Seccomp:</text:span> Seccomp is a Linux kernel feature that can be used to restrict the set of system calls that a process can make. It can be used to limit the attack surface of an application and prevent it from making certain types of system calls that may be used for malicious purposes.</text:p>
      <text:p text:style-name="P105"/>
      <text:p text:style-name="P105"><text:span text:style-name="T1">3. Auditd:</text:span> As mentioned earlier, Auditd is a comprehensive audit framework that can be used to monitor and log system events, including system calls. It can be configured to generate alerts or take action when specific system calls are detected, thereby enhancing intrusion detection and prevention capabilities.</text:p>
      <text:p text:style-name="P105"/>
      <text:p text:style-name="P105"><text:span text:style-name="T1">4. Sysdig:</text:span> Sysdig is a popular system call and event monitoring tool that can be used to monitor system calls in real-time. It provides a powerful filtering and analysis capability that can be used to identify suspicious activities and generate alerts.</text:p>
      <text:p text:style-name="P105"/>
      <text:p text:style-name="P105">These Linux System Call Monitoring tools and techniques can be used in combination with other security measures, such as firewalls, IDS, and antivirus software, to provide a comprehensive approach to Linux security. It is important to note that implementing these techniques requires careful planning and configuration to ensure that they do not disrupt the normal functioning of the system.</text:p>
      <text:p text:style-name="P41"/>
      <text:h text:style-name="P174" text:outline-level="3"><text:bookmark-start text:name="__RefHeading___Toc15080_3666775855"/><text:span text:style-name="T24">7.5.</text:span><text:span text:style-name="T1">5. Address Space Layout Randomization (ASLR)</text:span><text:bookmark-end text:name="__RefHeading___Toc15080_3666775855"/></text:h>
      <text:p text:style-name="P130"/>
      <text:p text:style-name="P105">Linux Address Space Layout Randomization (ASLR) is a security feature that is used to prevent buffer overflow and other types of attacks that rely on knowledge of the system's memory layout. ASLR works by randomizing the memory addresses at which system components, such as shared libraries, are loaded into memory.</text:p>
      <text:p text:style-name="P105"/>
      <text:p text:style-name="P105">By making it difficult for attackers to determine the location of system components in memory, ASLR can help to prevent exploitation of software vulnerabilities. This makes it a useful technique for intrusion detection and prevention.</text:p>
      <text:p text:style-name="P105"/>
      <text:p text:style-name="P105">Here are some of the ways in which ASLR can be used for intrusion detection and prevention:</text:p>
      <text:p text:style-name="P105"/>
      <text:p text:style-name="P105"><text:span text:style-name="T1">1. Preventing Code Injection Attacks:</text:span> ASLR can prevent code injection attacks, such as those that use buffer overflow vulnerabilities to inject malicious code into a system. By randomizing the memory layout, ASLR makes it much more difficult for attackers to determine the exact memory address at which to inject their code.</text:p>
      <text:p text:style-name="P105"/>
      <text:p text:style-name="P105"><text:span text:style-name="T1">2. Detecting Brute Force Attacks: </text:span>ASLR can be used to detect brute force attacks by monitoring the number of failed login attempts from a particular IP address. If an attacker is attempting to guess passwords, ASLR can make it more difficult for them to determine the memory address of the authentication code and slow down the attack.</text:p>
      <text:p text:style-name="P105"/>
      <text:p text:style-name="P105"><text:span text:style-name="T1">3. Enhancing IDS Detection Capabilities:</text:span> By making it more difficult for attackers to exploit software vulnerabilities, ASLR can help to reduce the number of alerts generated by IDS. This can help security analysts to focus on the most critical alerts and detect attacks more quickly.</text:p>
      <text:p text:style-name="P105"/>
      <text:p text:style-name="P105">Overall, ASLR is a powerful security feature that can be used as part of a comprehensive intrusion detection and prevention strategy on Linux systems. By randomizing the memory layout and making it more difficult for attackers to exploit software vulnerabilities, ASLR can help to reduce the risk of successful attacks.</text:p>
      <text:p text:style-name="P41"/>
      <text:h text:style-name="P174" text:outline-level="3"><text:bookmark-start text:name="__RefHeading___Toc15082_3666775855"/><text:span text:style-name="T24">7.5.</text:span><text:span text:style-name="T1">6. System Integrity Checks</text:span><text:bookmark-end text:name="__RefHeading___Toc15082_3666775855"/></text:h>
      <text:p text:style-name="P130"/>
      <text:p text:style-name="P105">Linux System Integrity Checks are an effective technique for intrusion detection and prevention. These checks involve monitoring critical system files, configuration files, and other important components to detect any changes or modifications made by unauthorized users or malicious software.</text:p>
      <text:p text:style-name="P105"/>
      <text:p text:style-name="P105">Here are some ways in which Linux System Integrity Checks can be used for intrusion detection and prevention:</text:p>
      <text:p text:style-name="P105"/>
      <text:p text:style-name="P105"><text:span text:style-name="T1">1. File Integrity Monitoring:</text:span> This involves monitoring critical system files, configuration files, and other important components for any changes or modifications. By regularly checking the integrity of these files, system administrators can detect any unauthorized changes made by attackers or malware.</text:p>
      <text:p text:style-name="P105"/>
      <text:p text:style-name="P105">Tools such as AIDE (Advanced Intrusion Detection Environment) and Tripwire can be used for file integrity monitoring on Linux systems.</text:p>
      <text:p text:style-name="P105"/>
      <text:p text:style-name="P105"><text:span text:style-name="T1">2. Kernel Integrity Monitoring:</text:span> This involves monitoring the integrity of the Linux kernel, which is the core component of the operating system. Any modifications made to the kernel can potentially compromise the security of the system.</text:p>
      <text:p text:style-name="P105"/>
      <text:p text:style-name="P105">Tools such as LIDS (Linux Intrusion Detection System) and RKP (Rootkit Hunter Pro) can be used for kernel integrity monitoring on Linux systems.</text:p>
      <text:p text:style-name="P105"/>
      <text:p text:style-name="P105"><text:span text:style-name="T1">3. Configuration Monitoring:</text:span> This involves monitoring the configuration files of critical system services, such as the Apache web server, to detect any unauthorized changes that could potentially compromise the security of the system.</text:p>
      <text:p text:style-name="P105"/>
      <text:p text:style-name="P105">Tools such as Ossec can be used for configuration monitoring on Linux systems.</text:p>
      <text:p text:style-name="P105"/>
      <text:p text:style-name="P105">Overall, Linux System Integrity Checks are an important technique for intrusion detection and prevention. By monitoring critical system files, configuration files, and other important components, system administrators can detect any changes made by unauthorized users or malicious software and take appropriate action to prevent further compromise of the system.</text:p>
      <text:p text:style-name="P130"/>
      <text:h text:style-name="P170" text:outline-level="2"><text:bookmark-start text:name="__RefHeading___Toc171929_3177406469"/>7.6. Kernel Hardening<text:bookmark-end text:name="__RefHeading___Toc171929_3177406469"/></text:h>
      <text:p text:style-name="P2"/>
      <text:p text:style-name="P2">Linux kernel hardening is the process of implementing security measures to reduce the attack surface of the kernel and improve the security posture of the system. In this answer, I will provide an overview of some of the kernel hardening techniques used in the Linux ecosystem.</text:p>
      <text:p text:style-name="P2"/>
      <text:p text:style-name="P2"><text:span text:style-name="T1">1. Control Access to Kernel Interfaces:</text:span> One of the most important steps in kernel hardening is to limit access to kernel interfaces, such as system calls and device nodes. This can be done using mechanisms like SELinux, AppArmor, or Linux Security Modules (LSM). These mechanisms enforce mandatory access control (MAC) policies that restrict the access of processes to kernel interfaces based on their security context.</text:p>
      <text:p text:style-name="P2"/>
      <text:p text:style-name="P2"><text:span text:style-name="T1">2. Disable Unnecessary Kernel Features:</text:span> Linux kernels come with a wide range of features, many of which are not required for specific use cases. Disabling these features can help reduce the attack surface of the kernel. This can be done by configuring the kernel at build time or by using a tool like sysctl to disable features at runtime.</text:p>
      <text:p text:style-name="P2"/>
      <text:p text:style-name="P2"><text:span text:style-name="T1">3. Enable Kernel Hardening Features:</text:span> The Linux kernel includes several hardening features that can be enabled to improve the security posture of the system. Some of these features include Address Space Layout Randomization (ASLR), Executable Space Protection (XN), Kernel Address Space Layout Randomization (KASLR), and Kernel SamePage Merging (KSM). These features can be enabled by configuring the kernel at build time or using a tool like sysctl to enable them at runtime.</text:p>
      <text:p text:style-name="P2"/>
      <text:p text:style-name="P2"><text:span text:style-name="T1">4. Use Kernel-Level Firewalls:</text:span> Kernel-level firewalls like iptables or nftables can be used to control the flow of traffic into and out of the kernel. By enforcing firewall rules, it is possible to prevent malicious traffic from reaching the kernel or being sent out from the kernel. These firewalls can be configured using the iptables or nftables command-line tools.</text:p>
      <text:p text:style-name="P2"/>
      <text:p text:style-name="P2"><text:span text:style-name="T1">5. Keep The Kernel Up-to-Date: </text:span>The Linux kernel is constantly evolving, with new features and security patches being added on a regular basis. It is important to keep the kernel up-to-date with the latest security patches to ensure that the system is protected against known vulnerabilities.</text:p>
      <text:p text:style-name="P2"/>
      <text:p text:style-name="P2"><text:span text:style-name="T1">6. Enable Kernel Security Features:</text:span> The Linux kernel provides a number of security features that can be enabled to improve the security of the system. These include features such as SELinux, AppArmor, and grsecurity. These features can provide additional protection against attacks by restricting the access that applications and processes have to the system.</text:p>
      <text:p text:style-name="P2"/>
      <text:p text:style-name="P2"><text:span text:style-name="T1">7. Use a Minimal Kernel Configuration:</text:span> Many Linux distributions provide preconfigured kernels with a large number of features enabled by default. However, these kernels may not be optimized for your specific system, and may include features that are not needed. To reduce the attack surface of your system, it's a good idea to use a minimal kernel configuration that includes only the features that are needed for your system.</text:p>
      <text:p text:style-name="P2"/>
      <text:p text:style-name="P2"><text:span text:style-name="T1">8. Disable Kernel Debugging Features:</text:span> The Linux kernel includes a number of debugging features that can be used to troubleshoot kernel issues. However, these features can also provide attackers with valuable information that can be used to exploit vulnerabilities in the kernel. To improve the security of the system, you should disable kernel debugging features when they are not needed.</text:p>
      <text:p text:style-name="P2"><text:soft-page-break/></text:p>
      <text:p text:style-name="P2"><text:span text:style-name="T1">9. Use Secure Boot:</text:span> Secure boot is a feature that can be enabled on modern systems to ensure that only trusted operating systems and drivers are loaded at boot time. This can help protect the system against rootkits and other types of malware that may attempt to compromise the system at boot time.</text:p>
      <text:p text:style-name="P2"/>
      <text:p text:style-name="P2"><text:span text:style-name="T1">10. Monitor the System For Suspicious Activity:</text:span> Even with the best security measures in place, it's still possible for attackers to find vulnerabilities in the system. To detect and respond to attacks quickly, it's important to monitor the system for suspicious activity. This can be done using tools such as intrusion detection systems (IDS) and security information and event management (SIEM) systems.</text:p>
      <text:p text:style-name="P2"/>
      <text:p text:style-name="P2">Overall, Linux kernel hardening involves implementing security measures to reduce the attack surface of the kernel and improve the security posture of the system. This can be achieved by controlling access to kernel interfaces, disabling unnecessary kernel features, enabling kernel hardening features, using kernel-level firewalls, and keeping the kernel up-to-date with the latest security patches.</text:p>
      <text:p text:style-name="P2"/>
      <text:h text:style-name="P170" text:outline-level="2"><text:bookmark-start text:name="__RefHeading___Toc171931_3177406469"/>7.7. Secure Boot<text:bookmark-end text:name="__RefHeading___Toc171931_3177406469"/></text:h>
      <text:p text:style-name="P2"/>
      <text:p text:style-name="P2">Linux kernel Secure Boot is a feature that helps prevent the loading of unauthorized code and malware during system boot. It is implemented using digital signatures and public key cryptography to ensure that only trusted bootloaders and kernel modules are loaded. In this answer, I will provide an overview of how Linux kernel Secure Boot works.</text:p>
      <text:p text:style-name="P2"/>
      <text:p text:style-name="P2"><text:span text:style-name="T1">1. UEFI Secure Boot:</text:span> Linux kernel Secure Boot relies on the UEFI firmware feature called Secure Boot, which is used to verify the digital signature of the bootloader before loading it. Secure Boot ensures that only digitally signed bootloaders are allowed to execute during system boot.</text:p>
      <text:p text:style-name="P2"/>
      <text:p text:style-name="P2"><text:span text:style-name="T1">2. Bootloader Signing:</text:span> In order to use Secure Boot with Linux, the bootloader (usually GRUB) must be signed with a digital signature that is trusted by the UEFI firmware. This can be done using tools like the sbsign utility, which can be used to sign the bootloader with a Secure Boot-compatible digital signature.</text:p>
      <text:p text:style-name="P2"/>
      <text:p text:style-name="P2"><text:span text:style-name="T1">3. Kernel Module Signing:</text:span> In addition to the bootloader, Linux kernel modules must also be signed with a digital signature that is trusted by the kernel. This is necessary to ensure that only trusted kernel modules are loaded during system operation. Kernel module signing can be done using the kmodsign utility, which can be used to sign kernel modules with a digital signature that is trusted by the kernel.</text:p>
      <text:p text:style-name="P2"/>
      <text:p text:style-name="P2"><text:span text:style-name="T1">4. Key Management:</text:span> In order to verify the digital signatures of the bootloader and kernel modules, the UEFI firmware and the kernel must have access to a set of trusted public keys. These keys are stored in the firmware or in a separate key management system, and are used to verify the digital signatures of the bootloader and kernel modules during system boot.</text:p>
      <text:p text:style-name="P2"/>
      <text:p text:style-name="P2"><text:span text:style-name="T1">5. Secure Boot Policies:</text:span> Secure Boot policies can be used to control which bootloaders and kernel modules are allowed to load during system boot. These policies can be configured using tools like the mokutil utility, which can be used to enroll new public keys into the UEFI firmware and add new kernel modules to the list of trusted modules.</text:p>
      <text:p text:style-name="P2"/>
      <text:p text:style-name="P2">Overall, Linux kernel Secure Boot is an important feature that helps prevent the loading of unauthorized code and malware during system boot. It relies on digital signatures and public key cryptography to ensure that only trusted bootloaders and kernel modules are loaded. By using Secure Boot, it is possible to significantly improve the security of Linux systems and prevent a wide range of security threats.</text:p>
      <text:p text:style-name="P2"/>
      <text:h text:style-name="P174" text:outline-level="3"><text:bookmark-start text:name="__RefHeading___Toc20547_1213047185"/><text:span text:style-name="T25">7.7.</text:span><text:span text:style-name="T1">1. UEFI Secure Boot</text:span><text:bookmark-end text:name="__RefHeading___Toc20547_1213047185"/></text:h>
      <text:p text:style-name="P106"/>
      <text:p text:style-name="P106">UEFI Secure Boot is a security feature that is available on many modern Linux systems. It is designed to ensure that the operating system bootloader and kernel are only loaded if they have been signed with a valid digital signature. This helps to prevent bootkits and other forms of malware from running at boot time and compromising the system.</text:p>
      <text:p text:style-name="P106"/>
      <text:p text:style-name="P106">Here are some ways in which UEFI Secure Boot can be used for intrusion detection and prevention on Linux systems:</text:p>
      <text:p text:style-name="P106"/>
      <text:p text:style-name="P106"><text:span text:style-name="T1">1. Preventing Bootkit Attacks:</text:span> Bootkits are a type of malware that infects the bootloader or kernel of the operating system and can remain undetected by traditional anti-virus software. By requiring a valid digital signature for the bootloader and kernel, UEFI Secure Boot can prevent bootkit attacks and ensure that only trusted code is executed at boot time.</text:p>
      <text:p text:style-name="P106"/>
      <text:p text:style-name="P106"><text:span text:style-name="T1">2. Enhancing Kernel Integrity:</text:span> UEFI Secure Boot can also enhance the integrity of the Linux kernel by ensuring that it has not been modified or tampered with. This helps to prevent attacks that rely on kernel-level exploits or modifications.</text:p>
      <text:p text:style-name="P106"/>
      <text:p text:style-name="P106"><text:span text:style-name="T1">3. Reducing the Attack Surface:</text:span> By preventing unsigned or untrusted code from running at boot time, UEFI Secure Boot can reduce the attack surface of the system and make it more difficult for attackers to compromise the system.</text:p>
      <text:p text:style-name="P106"/>
      <text:p text:style-name="P106">UEFI Secure Boot can be configured on most modern Linux distributions, including Red Hat, CentOS, Ubuntu, and Debian. However, it is important to note that not all hardware supports UEFI Secure Boot, and some systems may require additional configuration to enable it. Additionally, UEFI Secure Boot does not provide complete protection against all types of attacks and should be used in conjunction with other security measures.</text:p>
      <text:p text:style-name="P42"/>
      <text:h text:style-name="P174" text:outline-level="3"><text:bookmark-start text:name="__RefHeading___Toc15084_3666775855"/><text:span text:style-name="T25">7.7.</text:span><text:span text:style-name="T1">2. Bootloader Signing</text:span><text:bookmark-end text:name="__RefHeading___Toc15084_3666775855"/></text:h>
      <text:p text:style-name="P131"/>
      <text:p text:style-name="P106">Linux Bootloader Signing is a security feature that involves signing the bootloader with a digital signature to ensure its integrity and authenticity. This helps to prevent unauthorized modifications to the bootloader, which can lead to the compromise of the entire system.</text:p>
      <text:p text:style-name="P106"/>
      <text:p text:style-name="P106">Here are some ways in which Linux Bootloader Signing can be used for intrusion detection and prevention:</text:p>
      <text:p text:style-name="P106"/>
      <text:p text:style-name="P106"><text:span text:style-name="T1">1. Preventing Bootloader Attacks:</text:span> By signing the bootloader with a digital signature, Linux Bootloader Signing can prevent attackers from modifying the bootloader and injecting malicious code that can compromise the security of the system.</text:p>
      <text:p text:style-name="P106"/>
      <text:p text:style-name="P106"><text:span text:style-name="T1">2. Enhancing Kernel Integrity:</text:span> Linux Bootloader Signing can also enhance the integrity of the Linux kernel by ensuring that only trusted bootloaders are loaded at boot time. This helps to prevent attacks that rely on kernel-level exploits or modifications.</text:p>
      <text:p text:style-name="P106"/>
      <text:p text:style-name="P106"><text:span text:style-name="T1">3. Enhancing System Security:</text:span> By ensuring that the bootloader is signed with a valid digital signature, Linux Bootloader Signing can enhance the overall security of the system and reduce the risk of unauthorized access or data theft.</text:p>
      <text:p text:style-name="P106"/>
      <text:p text:style-name="P106">Linux Bootloader Signing can be configured on most modern Linux distributions, including Red Hat, CentOS, Ubuntu, and Debian. However, it is important to note that the process of signing the bootloader can be complex and may require additional configuration and management. Additionally, Linux Bootloader Signing does not provide complete protection against all types of attacks and should be used in conjunction with other security measures.</text:p>
      <text:p text:style-name="P42"/>
      <text:h text:style-name="P174" text:outline-level="3"><text:bookmark-start text:name="__RefHeading___Toc15086_3666775855"/><text:span text:style-name="T25">7.7.</text:span><text:span text:style-name="T1">3. Kernel Module Signing</text:span><text:bookmark-end text:name="__RefHeading___Toc15086_3666775855"/></text:h>
      <text:p text:style-name="P131"/>
      <text:p text:style-name="P106">Linux Kernel Module Signing is a security feature that involves signing kernel modules with a digital signature to ensure their integrity and authenticity. This helps to prevent unauthorized modifications to the kernel modules, which can lead to the compromise of the entire system.</text:p>
      <text:p text:style-name="P106"/>
      <text:p text:style-name="P106">Here are some ways in which Linux Kernel Module Signing can be used for intrusion detection and prevention:</text:p>
      <text:p text:style-name="P106"/>
      <text:p text:style-name="P106"><text:span text:style-name="T1">1. Preventing Kernel Module Attacks:</text:span> By signing kernel modules with a digital signature, Linux Kernel Module Signing can prevent attackers from modifying the kernel modules and injecting malicious code that can compromise the security of the system.</text:p>
      <text:p text:style-name="P106"/>
      <text:p text:style-name="P106"><text:span text:style-name="T1">2. Enhancing Kernel Integrity:</text:span> Linux Kernel Module Signing can also enhance the integrity of the Linux kernel by ensuring that only trusted kernel modules are loaded at runtime. This helps to prevent attacks that rely on kernel-level exploits or modifications.</text:p>
      <text:p text:style-name="P106"/>
      <text:p text:style-name="P106"><text:span text:style-name="T1">3. Enhancing System Security:</text:span> By ensuring that kernel modules are signed with a valid digital signature, Linux Kernel Module Signing can enhance the overall security of the system and reduce the risk of unauthorized access or data theft.</text:p>
      <text:p text:style-name="P106"/>
      <text:p text:style-name="P106">Linux Kernel Module Signing can be configured on most modern Linux distributions, including Red Hat, CentOS, Ubuntu, and Debian. However, it is important to note that the process of signing kernel modules can be complex and may require additional configuration and management. Additionally, Linux Kernel Module Signing does not provide complete protection against all types of attacks and should be used in conjunction with other security measures.</text:p>
      <text:p text:style-name="P42"/>
      <text:h text:style-name="P174" text:outline-level="3"><text:bookmark-start text:name="__RefHeading___Toc15088_3666775855"/><text:span text:style-name="T25">7.7.</text:span><text:span text:style-name="T1">4. Key Management</text:span><text:bookmark-end text:name="__RefHeading___Toc15088_3666775855"/></text:h>
      <text:p text:style-name="P131"/>
      <text:p text:style-name="P106">Linux Secure Boot Key Management is an important aspect of securing a Linux system. It involves managing the digital keys used to sign the bootloader and kernel, ensuring their integrity and authenticity.</text:p>
      <text:p text:style-name="P106"/>
      <text:p text:style-name="P106">Here are some key aspects of Linux Secure Boot Key Management:</text:p>
      <text:p text:style-name="P106"/>
      <text:p text:style-name="P106"><text:span text:style-name="T1">1. Key Generation:</text:span> The first step in Linux Secure Boot Key Management is generating the digital keys used to sign the bootloader and kernel. This is typically done using a tool such as the OpenSSL command-line utility or a dedicated key generation tool.</text:p>
      <text:p text:style-name="P106"/>
      <text:p text:style-name="P106"><text:span text:style-name="T1">2. Key Storage:</text:span> The digital keys generated for Linux Secure Boot must be securely stored. This may involve storing them on a dedicated hardware security module (HSM) or using a secure key management service.</text:p>
      <text:p text:style-name="P106"/>
      <text:p text:style-name="P106"><text:span text:style-name="T1">3. Key Signing:</text:span> Once the digital keys are generated and stored, they are used to sign the bootloader and kernel. This process involves creating a digital signature of the bootloader and kernel, which is then verified by the UEFI firmware at boot time.</text:p>
      <text:p text:style-name="P106"/>
      <text:p text:style-name="P106"><text:span text:style-name="T1">4. Key Rotation:</text:span> To ensure ongoing security, it is important to regularly rotate the digital keys used for Linux Secure Boot. This involves generating new keys, signing the bootloader and kernel with the new keys, and then securely storing the new keys.</text:p>
      <text:p text:style-name="P106"/>
      <text:p text:style-name="P106"><text:span text:style-name="T1">5. Key Revocation:</text:span> In the event that a digital key is compromised or no longer trusted, it is important to be able to revoke the key. This typically involves generating a new key and updating the bootloader and kernel to use the new key.</text:p>
      <text:p text:style-name="P106"/>
      <text:p text:style-name="P106">Linux Secure Boot Key Management can be a complex and technical process. Many modern Linux distributions provide tools and utilities to simplify key generation, storage, and signing. Additionally, it is important to follow best practices for key management, such as storing keys in a secure location, using strong encryption, and regularly rotating keys.</text:p>
      <text:p text:style-name="P42"/>
      <text:h text:style-name="P174" text:outline-level="3"><text:bookmark-start text:name="__RefHeading___Toc15090_3666775855"/><text:span text:style-name="T25">7.7.</text:span><text:span text:style-name="T1">5. Secure Boot Policies</text:span><text:bookmark-end text:name="__RefHeading___Toc15090_3666775855"/></text:h>
      <text:p text:style-name="P131"/>
      <text:p text:style-name="P106">Linux Secure Boot Policies are a set of rules that define which digital signatures are trusted by the UEFI firmware during the boot process. These policies are used to ensure that only trusted bootloaders and kernels are loaded on the system.</text:p>
      <text:p text:style-name="P106"/>
      <text:p text:style-name="P106">Here are some key aspects of Linux Secure Boot Policies:</text:p>
      <text:p text:style-name="P106"/>
      <text:p text:style-name="P106"><text:span text:style-name="T1">1. Policy Creation: </text:span>The first step in creating a Linux Secure Boot Policy is defining the set of digital signatures that are trusted by the UEFI firmware. This typically involves identifying the trusted signing authorities and their certificates.</text:p>
      <text:p text:style-name="P106"/>
      <text:p text:style-name="P106"><text:span text:style-name="T1">2. Policy Enforcement:</text:span> Once the policy is created, it must be enforced by the UEFI firmware during the boot process. This involves checking the digital signature of the bootloader and kernel against the trusted signatures defined in the policy.</text:p>
      <text:p text:style-name="P106"/>
      <text:p text:style-name="P106"><text:span text:style-name="T1">3. Policy Updates:</text:span> To ensure ongoing security, it is important to regularly update the Linux Secure Boot Policy. This may involve adding new trusted signing authorities or revoking the trust of existing authorities.</text:p>
      <text:p text:style-name="P106"/>
      <text:p text:style-name="P106"><text:span text:style-name="T1">4. Customization: </text:span>Many modern Linux distributions provide tools and utilities for customizing the Linux Secure Boot Policy. This may include adding custom trusted certificates or defining additional rules for bootloader and kernel verification.</text:p>
      <text:p text:style-name="P106"/>
      <text:p text:style-name="P106">Linux Secure Boot Policies can be an effective way to enhance the security of a Linux system. By defining a set of trusted digital signatures, Linux Secure Boot Policies can prevent unauthorized modifications to the bootloader and kernel, and reduce the risk of system compromise. However, it is important to follow best practices for policy creation and management, such as regularly updating policies and enforcing strict controls over the trusted signing authorities.</text:p>
      <text:p text:style-name="P131"/>
      <text:h text:style-name="P170" text:outline-level="2"><text:bookmark-start text:name="__RefHeading___Toc171933_3177406469"/>7.8. Example Code<text:bookmark-end text:name="__RefHeading___Toc171933_3177406469"/></text:h>
      <text:p text:style-name="P82"/>
      <table:table table:name="Table10" table:style-name="Table10">
        <table:table-column table:style-name="Table10.A"/>
        <table:table-column table:style-name="Table10.B"/>
        <table:table-row>
          <table:table-cell table:style-name="Table10.A1" office:value-type="string">
            <table:table table:name="Table11" table:style-name="Table11">
              <table:table-column table:style-name="Table11.A"/>
              <table:table-row>
                <table:table-cell table:style-name="Table11.A1" office:value-type="string">
                  <text:p text:style-name="Preformatted_20_Text">#include &lt;linux/init.h&gt;</text:p>
                  <text:p text:style-name="Preformatted_20_Text">#include &lt;linux/module.h&gt;</text:p>
                  <text:p text:style-name="Preformatted_20_Text">#include &lt;linux/security.h&gt;</text:p>
                  <text:p text:style-name="Preformatted_20_Text">#include &lt;linux/namei.h&gt;</text:p>
                  <text:p text:style-name="Preformatted_20_Text"/>
                  <text:p text:style-name="Preformatted_20_Text">MODULE_LICENSE("GPL");</text:p>
                  <text:p text:style-name="Preformatted_20_Text"/>
                  <text:p text:style-name="Preformatted_20_Text">static int my_security_inode_permission(struct inode *inode, int mask)</text:p>
                  <text:p text:style-name="Preformatted_20_Text">{</text:p>
                  <text:p text:style-name="Preformatted_20_Text"><text:s text:c="4"/>struct path path;</text:p>
                  <text:p text:style-name="Preformatted_20_Text"><text:s text:c="4"/>int error = 0;</text:p>
                  <text:p text:style-name="Preformatted_20_Text"/>
                  <text:p text:style-name="Preformatted_20_Text"><text:s text:c="4"/>error = inode_permission(inode, mask);</text:p>
                  <text:p text:style-name="Preformatted_20_Text"><text:s text:c="4"/>if (error)</text:p>
                  <text:p text:style-name="Preformatted_20_Text"><text:s text:c="8"/>return error;</text:p>
                  <text:p text:style-name="Preformatted_20_Text"/>
                  <text:p text:style-name="Preformatted_20_Text"><text:s text:c="4"/>error = inode-&gt;i_op-&gt;getname(inode, &amp;path, AT_EMPTY_PATH);</text:p>
                  <text:p text:style-name="Preformatted_20_Text"><text:s text:c="4"/>if (error)</text:p>
                  <text:p text:style-name="Preformatted_20_Text"><text:s text:c="8"/>return error;</text:p>
                  <text:p text:style-name="Preformatted_20_Text"/>
                  <text:p text:style-name="Preformatted_20_Text"><text:s text:c="4"/>error = security_file_permission(&amp;path, mask);</text:p>
                  <text:p text:style-name="Preformatted_20_Text"><text:s text:c="4"/>path_put(&amp;path);</text:p>
                  <text:p text:style-name="Preformatted_20_Text"><text:s text:c="4"/>return error;</text:p>
                  <text:p text:style-name="Preformatted_20_Text">}</text:p>
                  <text:p text:style-name="Preformatted_20_Text"/>
                  <text:p text:style-name="Preformatted_20_Text">static struct security_operations my_security_ops = {</text:p>
                  <text:p text:style-name="Preformatted_20_Text"><text:s text:c="4"/>.inode_permission = my_security_inode_permission,</text:p>
                  <text:p text:style-name="Preformatted_20_Text">};</text:p>
                  <text:p text:style-name="Preformatted_20_Text"/>
                  <text:p text:style-name="Preformatted_20_Text">static int __init my_security_init(void)</text:p>
                  <text:p text:style-name="Preformatted_20_Text">{</text:p>
                  <text:p text:style-name="Preformatted_20_Text"><text:s text:c="4"/>int error;</text:p>
                  <text:p text:style-name="Preformatted_20_Text"/>
                  <text:p text:style-name="Preformatted_20_Text"><text:s text:c="4"/>error = security_register("my_security", &amp;my_security_ops);</text:p>
                  <text:p text:style-name="Preformatted_20_Text"><text:s text:c="4"/>if (error) {</text:p>
                  <text:p text:style-name="Preformatted_20_Text"><text:s text:c="8"/>printk(KERN_ALERT "Failed to register security module\n");</text:p>
                  <text:p text:style-name="Preformatted_20_Text"><text:s text:c="8"/>return error;</text:p>
                  <text:p text:style-name="Preformatted_20_Text"><text:s text:c="4"/>}</text:p>
                  <text:p text:style-name="Preformatted_20_Text"/>
                  <text:p text:style-name="Preformatted_20_Text"><text:s text:c="4"/>printk(KERN_INFO "my_security module loaded\n");</text:p>
                  <text:p text:style-name="Preformatted_20_Text"/>
                  <text:p text:style-name="Preformatted_20_Text"><text:s text:c="4"/>return 0;</text:p>
                  <text:p text:style-name="Preformatted_20_Text">}</text:p>
                  <text:p text:style-name="Preformatted_20_Text"/>
                  <text:p text:style-name="Preformatted_20_Text">static void __exit my_security_exit(void)</text:p>
                  <text:p text:style-name="Preformatted_20_Text">{</text:p>
                  <text:p text:style-name="Preformatted_20_Text"><text:s text:c="4"/>security_unregister("my_security");</text:p>
                  <text:p text:style-name="Preformatted_20_Text"><text:s text:c="4"/>printk(KERN_INFO "my_security module unloaded\n");</text:p>
                  <text:p text:style-name="Preformatted_20_Text">}</text:p>
                  <text:p text:style-name="Preformatted_20_Text"/>
                  <text:p text:style-name="Preformatted_20_Text">module_init(my_security_init);</text:p>
                  <text:p text:style-name="Preformatted_20_Text">module_exit(my_security_exit);</text:p>
                </table:table-cell>
              </table:table-row>
            </table:table>
            <text:p text:style-name="P14"/>
          </table:table-cell>
          <table:table-cell table:style-name="Table10.A1" office:value-type="string">
            <text:p text:style-name="P14"/>
          </table:table-cell>
        </table:table-row>
        <table:table-row>
          <table:table-cell table:style-name="Table10.A1" office:value-type="string">
            <text:p text:style-name="P14"/>
          </table:table-cell>
          <table:table-cell table:style-name="Table10.A1" office:value-type="string">
            <text:p text:style-name="P14"/>
          </table:table-cell>
        </table:table-row>
      </table:table>
      <text:p text:style-name="P13"/>
      <text:p text:style-name="P2"/>
      <text:p text:style-name="P2"><text:soft-page-break/></text:p>
      <text:p text:style-name="P2"/>
      <text:p text:style-name="P2">This code implements a custom security module named "my_security" that intercepts the inode_permission function, which is called by the kernel whenever a process tries to access a file. The my_security_inode_permission function first calls the original inode_permission function to perform the default permission checks, and then calls the security_file_permission function to perform additional security checks. The security_file_permission function is provided by the Linux Security Modules (LSM) framework and is implemented by other security modules to perform access control checks.</text:p>
      <text:p text:style-name="P2"/>
      <text:p text:style-name="P2">The security_operations structure is used to specify the functions implemented by the security module. In this case, only the inode_permission function is implemented.</text:p>
      <text:p text:style-name="P2"/>
      <text:p text:style-name="P2">The security_register function is used to register the security module with the kernel, and the security_unregister function is used to unregister the security module when the module is unloaded.</text:p>
      <text:p text:style-name="P2"/>
      <text:p text:style-name="P2">Note that this is a simple example of a security module and that real-world security modules will typically implement more sophisticated access control policies and may have other hooks for intercepting kernel functions.</text:p>
      <text:p text:style-name="P2"/>
      <text:h text:style-name="P170" text:outline-level="2"><text:bookmark-start text:name="__RefHeading___Toc171935_3177406469"/>7.9. APIs<text:bookmark-end text:name="__RefHeading___Toc171935_3177406469"/></text:h>
      <text:p text:style-name="P2"/>
      <text:p text:style-name="P2">Here is a non-exhaustive list of some of the security APIs available in the Linux kernel:</text:p>
      <text:p text:style-name="P2"/>
      <text:p text:style-name="P2"><text:span text:style-name="T1">1. setuid() and setgid(): </text:span>Sets the user and group IDs for a process</text:p>
      <text:p text:style-name="P2"/>
      <text:p text:style-name="P2"><text:span text:style-name="T1">2. capabilities:</text:span> Provides fine-grained control over process permissions</text:p>
      <text:p text:style-name="P2"/>
      <text:p text:style-name="P2"><text:span text:style-name="T1">3. SELinux:</text:span> Provides a Mandatory Access Control (MAC) framework for enforcing security policies</text:p>
      <text:p text:style-name="P2"/>
      <text:p text:style-name="P2"><text:span text:style-name="T1">4. AppArmor:</text:span> Provides a Mandatory Access Control (MAC) framework for restricting process capabilities</text:p>
      <text:p text:style-name="P2"/>
      <text:p text:style-name="P2"><text:span text:style-name="T1">5. audit:</text:span> Provides a framework for recording and analyzing system events for security purposes</text:p>
      <text:p text:style-name="P2"/>
      <text:p text:style-name="P2"><text:span text:style-name="T1">6. crypto:</text:span> Provides a variety of cryptographic algorithms and functions for secure communication and data storage</text:p>
      <text:p text:style-name="P2"/>
      <text:p text:style-name="P2"><text:span text:style-name="T1">7. integrity:</text:span> Provides support for verifying the integrity of file systems and individual files</text:p>
      <text:p text:style-name="P2"/>
      <text:p text:style-name="P2"><text:span text:style-name="T1">8. seccomp:</text:span> Provides a sandboxing mechanism for restricting the system calls that a process can make</text:p>
      <text:p text:style-name="P2"/>
      <text:p text:style-name="P2"><text:span text:style-name="T1">9. namespaces:</text:span> Provides a mechanism for isolating resources and processes from each other</text:p>
      <text:p text:style-name="P2"/>
      <text:p text:style-name="P2"><text:span text:style-name="T1">10. keyrings:</text:span> Provides a way to store and retrieve cryptographic keys and other security-related data</text:p>
      <text:p text:style-name="P2"/>
      <text:p text:style-name="P2">These APIs provide a variety of security-related functionality in the Linux kernel. Depending on the specific needs of an application or driver, different APIs may be more appropriate or efficient to use.</text:p>
      <text:p text:style-name="P2"/>
      <text:h text:style-name="P169" text:outline-level="1"><text:bookmark-start text:name="__RefHeading___Toc171937_3177406469"/>8. <text:span text:style-name="T76">I</text:span>nterprocess <text:span text:style-name="T76">C</text:span>ommunication <text:bookmark-end text:name="__RefHeading___Toc171937_3177406469"/></text:h>
      <text:p text:style-name="P2"/>
      <text:p text:style-name="P2">Interprocess communication (IPC) is the mechanism through which processes communicate with each other in a Linux system. The Linux kernel provides several IPC mechanisms, each with its own advantages and disadvantages.</text:p>
      <text:p text:style-name="P2"/>
      <text:p text:style-name="P2"><text:span text:style-name="T1">1. Pipes: </text:span><text:span text:style-name="T26">I</text:span>n Linux, a pipe is a mechanism for interprocess communication (IPC) that allows one process to send data to another process</text:p>
      <text:p text:style-name="P2"/>
      <text:p text:style-name="Standard"><text:span text:style-name="T1">2. Named </text:span><text:span text:style-name="T26">P</text:span><text:span text:style-name="T1">ipes (FIFOs): </text:span>In Linux, a named pipe (also known as a FIFO) is a special file that enables interprocess communication (IPC) between processes. Unlike regular pipes created using the <text:span text:style-name="Source_20_Text"><text:span text:style-name="T121">pipe()</text:span></text:span><text:span text:style-name="T121"> </text:span>system call, named pipes are created as special files on the file system that can be accessed by multiple processes.</text:p>
      <text:p text:style-name="P2"/>
      <text:p text:style-name="P2"><text:span text:style-name="T1">3. Message Queues: </text:span>In Linux, message queues are a mechanism for interprocess communication (IPC) that allow multiple processes to exchange messages in a structured way. Message queues are implemented as a kernel data structure that is managed by the operating system, and provide a reliable and efficient way for processes to communicate.</text:p>
      <text:p text:style-name="P2"/>
      <text:p text:style-name="P2"><text:span text:style-name="T1">4. Shared Memory: </text:span>In Linux, shared memory is a mechanism for interprocess communication (IPC) that allows multiple processes to access the same region of memory. Shared memory is a fast and efficient way to exchange data between processes, as it avoids the overhead of copying data between processes.</text:p>
      <text:p text:style-name="P2"/>
      <text:p text:style-name="P2"><text:span text:style-name="T1">5. Semaphores: </text:span><text:span text:style-name="T97">S</text:span>emaphores are a mechanism for synchronization and mutual exclusion between processes. Semaphores are used to control access to shared resources, such as shared memory or message queues, to avoid race conditions and ensure that only one process can access the resource at a time.</text:p>
      <text:p text:style-name="P2"/>
      <text:p text:style-name="P2"><text:span text:style-name="T1">6. Sockets:</text:span> <text:span text:style-name="T108">S</text:span>ockets are a mechanism for interprocess communication (IPC) that allows processes to communicate with each other over a network or locally on the same machine. Sockets are used for a wide range of network applications, including web servers, email clients, and instant messaging programs.</text:p>
      <text:h text:style-name="P170" text:outline-level="2"><text:bookmark-start text:name="__RefHeading___Toc171939_3177406469"/>8.1. Pipes<text:bookmark-end text:name="__RefHeading___Toc171939_3177406469"/></text:h>
      <text:p text:style-name="P2"/>
      <text:p text:style-name="P2"/>
      <text:p text:style-name="P2">In the Linux kernel, a pipe is a mechanism for inter-process communication (IPC) that allows two processes to communicate with each other by sharing a common data buffer. A pipe is a type of file descriptor that can be used by processes to read and write data to the buffer. In this answer, I will provide an overview of how pipes work in the Linux kernel.</text:p>
      <text:p text:style-name="P2"/>
      <text:p text:style-name="P2"><text:span text:style-name="T1">1. Creating a Pipe:</text:span> To create a pipe, the pipe() system call is used. This system call creates a pipe data structure that consists of a read-end and a write-end file descriptor. The read-end file descriptor can be used by one process to read data from the pipe, while the write-end file descriptor can be used by another process to write data to the pipe.</text:p>
      <text:p text:style-name="P2"/>
      <text:p text:style-name="P2"><text:span text:style-name="T1">2. Reading From a Pipe:</text:span> To read data from a pipe, a process opens the read-end file descriptor using the open() system call and then reads data from the file descriptor using the read() system call. The read() system call will block until data is available in the pipe, and then it will return the data to the process.</text:p>
      <text:p text:style-name="P2"/>
      <text:p text:style-name="P2"><text:span text:style-name="T1">3. Writing to a Pipe:</text:span> To write data to a pipe, a process opens the write-end file descriptor using the open() system call and then writes data to the file descriptor using the write() system call. The write() system call will block if the pipe is full, which ensures that the data is delivered to the next process in the order it was written.</text:p>
      <text:p text:style-name="P2"/>
      <text:p text:style-name="P2"><text:span text:style-name="T1">4. Closing a Pipe:</text:span> When a process is done using a pipe, it should close the file descriptors associated with the pipe using the close() system call. This will release the resources associated with the file descriptors and ensure that other processes can access the pipe.</text:p>
      <text:p text:style-name="P2"/>
      <text:p text:style-name="P2"><text:span text:style-name="T1">5. Anonymous Pipes:</text:span> In addition to named pipes, which are created using the mkfifo() system call, the Linux kernel also supports anonymous pipes. Anonymous pipes are created using the pipe() system call and do not have a file system entry. They are typically used for IPC between a parent process and its child processes.</text:p>
      <text:p text:style-name="P2"/>
      <text:p text:style-name="P2">Pipes are a simple and efficient mechanism for inter-process communication in the Linux kernel. However, they have some limitations, such as the inability to handle large amounts of data efficiently and the lack of support for random access. Overall, pipes provide a powerful tool for processes to communicate with each other in the Linux kernel.</text:p>
      <text:p text:style-name="P2"/>
      <text:h text:style-name="P174" text:outline-level="3"><text:bookmark-start text:name="__RefHeading___Toc20549_1213047185"/>8.1.1. pipe() System Call<text:bookmark-end text:name="__RefHeading___Toc20549_1213047185"/></text:h>
      <text:p text:style-name="P160"/>
      <text:p text:style-name="P160">The pipe() system call in Linux creates an interprocess communication (IPC) channel or pipe, which can be used by two or more processes to communicate with each other. A pipe consists of two file descriptors, one for reading and one for writing, and data written to the write end of the pipe can be read from the read end.</text:p>
      <text:p text:style-name="P160"/>
      <text:p text:style-name="P160">The prototype of the pipe() system call is:</text:p>
      <text:p text:style-name="P160"/>
      <text:p text:style-name="Preformatted_20_Text">#include &lt;unistd.h&gt;</text:p>
      <text:p text:style-name="Preformatted_20_Text">int pipe(int pipefd[2]);</text:p>
      <text:p text:style-name="P159"/>
      <text:p text:style-name="P160">The pipefd parameter is an array of two integers, which will be filled with the file descriptors for the read and write ends of the pipe.</text:p>
      <text:p text:style-name="P160"/>
      <text:p text:style-name="P160">The return value of pipe() is 0 on success, and -1 on failure. In case of failure, the errno variable will be set to indicate the error.</text:p>
      <text:p text:style-name="P160"/>
      <text:p text:style-name="P160">Here's an example of using the pipe() system call to create a pipe and write data from one process to another:</text:p>
      <text:p text:style-name="P160"/>
      <text:p text:style-name="Preformatted_20_Text">#include &lt;stdio.h&gt;</text:p>
      <text:p text:style-name="Preformatted_20_Text">#include &lt;stdlib.h&gt;</text:p>
      <text:p text:style-name="Preformatted_20_Text">#include &lt;unistd.h&gt;</text:p>
      <text:p text:style-name="Preformatted_20_Text"/>
      <text:p text:style-name="Preformatted_20_Text">int main(void) {</text:p>
      <text:p text:style-name="Preformatted_20_Text"><text:s text:c="4"/>int pipefd[2];</text:p>
      <text:p text:style-name="Preformatted_20_Text"><text:s text:c="4"/>pid_t pid;</text:p>
      <text:p text:style-name="Preformatted_20_Text"><text:s text:c="4"/>char buf[20];</text:p>
      <text:p text:style-name="Preformatted_20_Text"/>
      <text:p text:style-name="Preformatted_20_Text"><text:s text:c="4"/>if (pipe(pipefd) == -1) {</text:p>
      <text:p text:style-name="Preformatted_20_Text"><text:s text:c="8"/>perror("pipe");</text:p>
      <text:p text:style-name="Preformatted_20_Text"><text:s text:c="8"/>exit(EXIT_FAILURE);</text:p>
      <text:p text:style-name="Preformatted_20_Text"><text:s text:c="4"/>}</text:p>
      <text:p text:style-name="Preformatted_20_Text"/>
      <text:p text:style-name="Preformatted_20_Text"><text:s text:c="4"/>pid = fork();</text:p>
      <text:p text:style-name="Preformatted_20_Text"/>
      <text:p text:style-name="Preformatted_20_Text"><text:s text:c="4"/>if (pid == -1) {</text:p>
      <text:p text:style-name="Preformatted_20_Text"><text:s text:c="8"/>perror("fork");</text:p>
      <text:p text:style-name="Preformatted_20_Text"><text:s text:c="8"/>exit(EXIT_FAILURE);</text:p>
      <text:p text:style-name="Preformatted_20_Text"><text:s text:c="4"/>} else if (pid == 0) {</text:p>
      <text:p text:style-name="Preformatted_20_Text"><text:s text:c="8"/>/* child process */</text:p>
      <text:p text:style-name="Preformatted_20_Text"><text:s text:c="8"/>close(pipefd[1]); /* close write end of pipe */</text:p>
      <text:p text:style-name="Preformatted_20_Text"><text:s text:c="8"/>read(pipefd[0], buf, sizeof(buf));</text:p>
      <text:p text:style-name="Preformatted_20_Text"><text:s text:c="8"/>printf("Child read from pipe: %s\n", buf);</text:p>
      <text:p text:style-name="Preformatted_20_Text"><text:s text:c="8"/>close(pipefd[0]); /* close read end of pipe */</text:p>
      <text:p text:style-name="Preformatted_20_Text"><text:s text:c="8"/>exit(EXIT_SUCCESS);</text:p>
      <text:p text:style-name="Preformatted_20_Text"><text:s text:c="4"/>} else {</text:p>
      <text:p text:style-name="Preformatted_20_Text"><text:s text:c="8"/>/* parent process */</text:p>
      <text:p text:style-name="Preformatted_20_Text"><text:s text:c="8"/>close(pipefd[0]); /* close read end of pipe */</text:p>
      <text:p text:style-name="Preformatted_20_Text"><text:s text:c="8"/>write(pipefd[1], "hello, world", 13);</text:p>
      <text:p text:style-name="Preformatted_20_Text"><text:s text:c="8"/>close(pipefd[1]); /* close write end of pipe */</text:p>
      <text:p text:style-name="Preformatted_20_Text"><text:s text:c="8"/>wait(NULL);</text:p>
      <text:p text:style-name="Preformatted_20_Text"><text:s text:c="8"/>exit(EXIT_SUCCESS);</text:p>
      <text:p text:style-name="Preformatted_20_Text"><text:s text:c="4"/>}</text:p>
      <text:p text:style-name="Preformatted_20_Text">}</text:p>
      <text:p text:style-name="P160"><text:soft-page-break/>In this example, the pipe() system call is used to create a pipe, and the resulting file descriptors are stored in the pipefd array. The fork() system call is then used to create a child process, which inherits the file descriptors for the pipe from the parent.</text:p>
      <text:p text:style-name="P160"/>
      <text:p text:style-name="P160">In the child process, the write end of the pipe is closed and the read() system call is used to read data from the read end of the pipe into the buf buffer. The data is then printed to the console.</text:p>
      <text:p text:style-name="P160"/>
      <text:p text:style-name="P160">In the parent process, the read end of the pipe is closed, and the write() system call is used to write the string "hello, world" to the write end of the pipe. The write end of the pipe is then closed, and the wait() system call is used to wait for the child process to exit.</text:p>
      <text:h text:style-name="P170" text:outline-level="2"><text:bookmark-start text:name="__RefHeading___Toc171941_3177406469"/>8.2. Named pipes (FIFOs)<text:bookmark-end text:name="__RefHeading___Toc171941_3177406469"/></text:h>
      <text:p text:style-name="P2"/>
      <text:p text:style-name="P2">In Linux, a named pipe (also known as a FIFO) is a special type of file that allows two or more processes to communicate with each other by passing data through the file. Unlike regular pipes, which are used for communication between a parent process and its child processes, named pipes can be used to facilitate communication between any two processes on the system, regardless of their relationship.</text:p>
      <text:p text:style-name="P2"/>
      <text:p text:style-name="P2">A named pipe is created using the mkfifo command, which creates a new file with a special type of file permission that identifies it as a named pipe. Once the named pipe has been created, any process can open it for reading or writing using standard file I/O functions.</text:p>
      <text:p text:style-name="P2"/>
      <text:p text:style-name="P2">One of the main benefits of named pipes is that they allow two or more processes to communicate with each other without the need for shared memory or other interprocess communication (IPC) mechanisms. This makes named pipes a lightweight and efficient IPC mechanism for many types of applications.</text:p>
      <text:p text:style-name="P2"/>
      <text:p text:style-name="P2">In addition, named pipes can be used in combination with other Linux kernel features to implement complex communication protocols. For example, it is possible to use named pipes in conjunction with signal handlers, file descriptors, and event loops to build a wide range of communication patterns, including request-response, publish-subscribe, and message passing.</text:p>
      <text:p text:style-name="P2"/>
      <text:p text:style-name="P2">However, it is important to note that named pipes are not without their limitations. Because they are implemented as files, they are subject to file system quotas and permissions, which can affect their behavior in certain situations. In addition, named pipes can suffer from performance issues if they are used to transfer large amounts of data or if they are used in situations with high contention.</text:p>
      <text:p text:style-name="P2"/>
      <text:p text:style-name="P2">Named pipe usage:</text:p>
      <text:p text:style-name="P2"/>
      <text:p text:style-name="P2"><text:span text:style-name="T1">1. Creating a Named Pipe:</text:span> To create a named pipe, the mkfifo() system call is used. This system call creates a special type of file in the file system that can be used for interprocess communication. The named pipe can be accessed by multiple processes, which can read and write data to the pipe.</text:p>
      <text:p text:style-name="P2"/>
      <text:p text:style-name="P2"><text:span text:style-name="T1">2. Reading From a Named Pipe:</text:span> To read data from a named pipe, a process opens the pipe file using the open() system call and then reads data from the file using the read() system call. The read() system call will block until data is available in the pipe, and then it will return the data to the process.</text:p>
      <text:p text:style-name="P2"/>
      <text:p text:style-name="P2"><text:span text:style-name="T1">3. Writing to a Named Pipe:</text:span> To write data to a named pipe, a process opens the pipe file using the open() system call and then writes data to the file using the write() system call. The write() system call will block if the pipe is full, which ensures that the data is delivered to the next process in the order it was written.</text:p>
      <text:p text:style-name="P2"/>
      <text:p text:style-name="P2"><text:span text:style-name="T1">4. Closing a Named Pipe:</text:span> When a process is done using a named pipe, it should close the file using the close() system call. This will release the resources associated with the file and ensure that other processes can access the pipe.</text:p>
      <text:p text:style-name="P2"/>
      <text:p text:style-name="P2"><text:soft-page-break/><text:span text:style-name="T1">5. Removing a Named Pipe:</text:span> When a named pipe is no longer needed, it can be removed from the file system using the unlink() system call. This will remove the pipe file and release any resources associated with it.</text:p>
      <text:p text:style-name="P2"/>
      <text:p text:style-name="P2"/>
      <text:p text:style-name="P2">Overall, named pipes are a powerful and flexible IPC mechanism that can be used to facilitate communication between two or more processes on a Linux system. With their lightweight and efficient design, named pipes are a popular choice for many types of applications, from small command-line utilities to large-scale distributed systems.</text:p>
      <text:p text:style-name="P2"/>
      <text:h text:style-name="P174" text:outline-level="3"><text:bookmark-start text:name="__RefHeading___Toc20551_1213047185"/>8.2.1. mkfifo() System Call<text:bookmark-end text:name="__RefHeading___Toc20551_1213047185"/></text:h>
      <text:p text:style-name="P161"/>
      <text:p text:style-name="P161">The mkfifo() system call in Linux is used to create a special type of file called a FIFO (first in, first out), also known as a named pipe. A FIFO is a type of file that provides a mechanism for inter-process communication (IPC) by allowing one or more processes to write data into a named pipe and another process to read the data from the pipe in a first-in, first-out order. </text:p>
      <text:p text:style-name="P161"/>
      <text:p text:style-name="P161">The mkfifo() system call creates a new FIFO file with the specified name. The function prototype for mkfifo() is as follows:</text:p>
      <text:p text:style-name="P161"/>
      <text:p text:style-name="Preformatted_20_Text">#include &lt;sys/types.h&gt;</text:p>
      <text:p text:style-name="Preformatted_20_Text">#include &lt;sys/stat.h&gt;</text:p>
      <text:p text:style-name="Preformatted_20_Text">int mkfifo(const char *pathname, mode_t mode);</text:p>
      <text:p text:style-name="Preformatted_20_Text"/>
      <text:p text:style-name="P161"/>
      <text:p text:style-name="P161">The pathname argument is a pointer to a null-terminated string that specifies the name and path of the FIFO file to be created. The mode argument specifies the permissions to be set on the new FIFO file.</text:p>
      <text:p text:style-name="P161"/>
      <text:p text:style-name="P161">The mkfifo() system call returns 0 on success and -1 on failure. If the FIFO file already exists, the function will fail with an EEXIST error.</text:p>
      <text:p text:style-name="P161"/>
      <text:p text:style-name="P161">Once a FIFO file has been created with mkfifo(), it can be used like any other file. Processes can open the file with the open() system call and then read from or write to the file using read() and write() system calls, respectively. However, unlike regular files, reading from a FIFO file will block the reading process until data is available in the pipe, and writing to a FIFO file will block the writing process if the pipe is full.</text:p>
      <text:h text:style-name="P170" text:outline-level="2"><text:bookmark-start text:name="__RefHeading___Toc171943_3177406469"/>8.3. Message Queues<text:bookmark-end text:name="__RefHeading___Toc171943_3177406469"/></text:h>
      <text:p text:style-name="P2"/>
      <text:p text:style-name="P2">In the Linux kernel, message queues are a type of interprocess communication (IPC) mechanism that allows processes to exchange data in a structured way. Message queues can be used between any two processes, regardless of whether they have a parent-child relationship or not. In this answer, I will provide an overview of how message queues work in the Linux kernel.</text:p>
      <text:p text:style-name="P2"/>
      <text:p text:style-name="P2"><text:span text:style-name="T1">1. Creating a Message Queue: </text:span>To create a message queue, the msgget() system call is used. This system call creates a new message queue or retrieves an existing one if a key is provided. The system call returns a message queue identifier (msgid), which is used by the processes to access the message queue.</text:p>
      <text:p text:style-name="P2"/>
      <text:p text:style-name="P2"><text:span text:style-name="T1">2. Sending a Message:</text:span> To send a message, the msgsnd() system call is used. This system call adds a message to the message queue, which can then be retrieved by another process. The message contains a type field, which can be used to differentiate between different types of messages.</text:p>
      <text:p text:style-name="P2"/>
      <text:p text:style-name="P2"><text:span text:style-name="T1">3. Receiving a Message:</text:span> To receive a message, the msgrcv() system call is used. This system call retrieves the oldest message of a particular type from the message queue. If there are no messages of the specified type in the queue, the call will block until a message of the correct type is added to the queue.</text:p>
      <text:p text:style-name="P2"/>
      <text:p text:style-name="P2"><text:span text:style-name="T1">4. Removing a Message Queue:</text:span> When a message queue is no longer needed, it can be removed using the msgctl() system call. This call allows the user to remove the message queue, along with any messages that may be present in the queue.</text:p>
      <text:p text:style-name="P2"/>
      <text:p text:style-name="P2">Message queues provide a reliable way for processes to exchange data in a structured way. They are particularly useful for applications where multiple processes need to communicate with each other in a well-defined way, such as in server applications or distributed systems.</text:p>
      <text:p text:style-name="P2"/>
      <text:h text:style-name="P174" text:outline-level="3"><text:bookmark-start text:name="__RefHeading___Toc23818_971950180"/><text:span text:style-name="T122">8.3.1. </text:span>msgget() System Call<text:bookmark-end text:name="__RefHeading___Toc23818_971950180"/></text:h>
      <text:p text:style-name="P2"/>
      <text:p text:style-name="P2">The msgget() system call is used in Linux to create a new message queue or access an existing one. </text:p>
      <text:p text:style-name="P2"/>
      <text:p text:style-name="P2">The function prototype for msgget() is:</text:p>
      <text:p text:style-name="P2"/>
      <text:p text:style-name="Preformatted_20_Text">#include &lt;sys/types.h&gt;</text:p>
      <text:p text:style-name="Preformatted_20_Text">#include &lt;sys/ipc.h&gt;</text:p>
      <text:p text:style-name="Preformatted_20_Text">#include &lt;sys/msg.h&gt;</text:p>
      <text:p text:style-name="Preformatted_20_Text">int msgget(key_t key, int msgflg);</text:p>
      <text:p text:style-name="Preformatted_20_Text"/>
      <text:p text:style-name="P2">Here, key is an identifier for the message queue, and msgflg is a flag that specifies the permissions and behavior of the message queue.</text:p>
      <text:p text:style-name="P2"/>
      <text:p text:style-name="P2">If msgget() is called with an IPC_PRIVATE key and the IPC_CREAT flag, it will create a new message queue and return a new message queue identifier. If msgget() is called with an existing key and the IPC_CREAT flag, it will return the message queue identifier associated with that key. If msgget() is called with an existing key and the IPC_EXCL flag, it will fail with an EEXIST error.</text:p>
      <text:p text:style-name="P2"/>
      <text:p text:style-name="P2">Once a message queue has been created or accessed with msgget(), messages can be sent and received using the msgsnd() and msgrcv() functions, respectively. </text:p>
      <text:p text:style-name="P2"/>
      <text:p text:style-name="P2">Here is an example of using msgget() to create a new message queue:</text:p>
      <text:p text:style-name="P2"/>
      <text:p text:style-name="Preformatted_20_Text">#include &lt;stdio.h&gt;</text:p>
      <text:p text:style-name="Preformatted_20_Text">#include &lt;stdlib.h&gt;</text:p>
      <text:p text:style-name="Preformatted_20_Text">#include &lt;sys/types.h&gt;</text:p>
      <text:p text:style-name="Preformatted_20_Text">#include &lt;sys/ipc.h&gt;</text:p>
      <text:p text:style-name="Preformatted_20_Text">#include &lt;sys/msg.h&gt;</text:p>
      <text:p text:style-name="Preformatted_20_Text"/>
      <text:p text:style-name="Preformatted_20_Text">#define MSGSZ 128</text:p>
      <text:p text:style-name="Preformatted_20_Text"/>
      <text:p text:style-name="Preformatted_20_Text">typedef struct msgbuf {</text:p>
      <text:p text:style-name="Preformatted_20_Text"><text:s text:c="4"/>long mtype;</text:p>
      <text:p text:style-name="Preformatted_20_Text"><text:s text:c="4"/>char mtext[MSGSZ];</text:p>
      <text:p text:style-name="Preformatted_20_Text">} message_buf;</text:p>
      <text:p text:style-name="Preformatted_20_Text"/>
      <text:p text:style-name="Preformatted_20_Text">int main() {</text:p>
      <text:p text:style-name="Preformatted_20_Text"><text:s text:c="4"/>key_t key;</text:p>
      <text:p text:style-name="Preformatted_20_Text"><text:s text:c="4"/>int msgid;</text:p>
      <text:p text:style-name="Preformatted_20_Text"><text:s text:c="4"/>message_buf buf;</text:p>
      <text:p text:style-name="Preformatted_20_Text"/>
      <text:p text:style-name="Preformatted_20_Text"><text:s text:c="4"/>/* Generate a unique key for the message queue */</text:p>
      <text:p text:style-name="Preformatted_20_Text"><text:s text:c="4"/>if ((key = ftok("msgget.c", 'B')) == -1) {</text:p>
      <text:p text:style-name="Preformatted_20_Text"><text:s text:c="8"/>perror("ftok");</text:p>
      <text:p text:style-name="Preformatted_20_Text"><text:s text:c="8"/>exit(1);</text:p>
      <text:p text:style-name="Preformatted_20_Text"><text:s text:c="4"/>}</text:p>
      <text:p text:style-name="Preformatted_20_Text"/>
      <text:p text:style-name="Preformatted_20_Text"><text:s text:c="4"/>/* Create a new message queue with the key */</text:p>
      <text:p text:style-name="Preformatted_20_Text"><text:s text:c="4"/>if ((msgid = msgget(key, IPC_CREAT | 0666)) == -1) {</text:p>
      <text:p text:style-name="Preformatted_20_Text"><text:s text:c="8"/>perror("msgget");</text:p>
      <text:p text:style-name="Preformatted_20_Text"><text:s text:c="8"/>exit(1);</text:p>
      <text:p text:style-name="Preformatted_20_Text"><text:s text:c="4"/>}</text:p>
      <text:p text:style-name="Preformatted_20_Text"/>
      <text:p text:style-name="Preformatted_20_Text"><text:s text:c="4"/>/* Send a message to the queue */</text:p>
      <text:p text:style-name="Preformatted_20_Text"><text:s text:c="4"/>buf.mtype = 1;</text:p>
      <text:p text:style-name="Preformatted_20_Text"><text:soft-page-break/><text:s text:c="4"/>sprintf(buf.mtext, "Hello, world!");</text:p>
      <text:p text:style-name="Preformatted_20_Text"><text:s text:c="4"/>if (msgsnd(msgid, &amp;buf, MSGSZ, 0) == -1) {</text:p>
      <text:p text:style-name="Preformatted_20_Text"><text:s text:c="8"/>perror("msgsnd");</text:p>
      <text:p text:style-name="Preformatted_20_Text"><text:s text:c="8"/>exit(1);</text:p>
      <text:p text:style-name="Preformatted_20_Text"><text:s text:c="4"/>}</text:p>
      <text:p text:style-name="Preformatted_20_Text"/>
      <text:p text:style-name="Preformatted_20_Text"><text:s text:c="4"/>printf("Message sent: \"%s\"\n", buf.mtext);</text:p>
      <text:p text:style-name="Preformatted_20_Text"/>
      <text:p text:style-name="Preformatted_20_Text"><text:s text:c="4"/>/* Remove the message queue */</text:p>
      <text:p text:style-name="Preformatted_20_Text"><text:s text:c="4"/>if (msgctl(msgid, IPC_RMID, NULL) == -1) {</text:p>
      <text:p text:style-name="Preformatted_20_Text"><text:s text:c="8"/>perror("msgctl");</text:p>
      <text:p text:style-name="Preformatted_20_Text"><text:s text:c="8"/>exit(1);</text:p>
      <text:p text:style-name="Preformatted_20_Text"><text:s text:c="4"/>}</text:p>
      <text:p text:style-name="Preformatted_20_Text"/>
      <text:p text:style-name="Preformatted_20_Text"><text:s text:c="4"/>return 0;</text:p>
      <text:p text:style-name="Preformatted_20_Text">}</text:p>
      <text:p text:style-name="P2"/>
      <text:p text:style-name="P2">This code generates a unique key for the message queue using the ftok() function, creates a new message queue with the key using msgget(), sends a message to the queue using msgsnd(), and removes the message queue using msgctl().</text:p>
      <text:p text:style-name="P2"/>
      <text:h text:style-name="P174" text:outline-level="3"><text:bookmark-start text:name="__RefHeading___Toc23820_971950180"/><text:span text:style-name="T122">8.3.2. </text:span>msgsnd() System Call<text:bookmark-end text:name="__RefHeading___Toc23820_971950180"/></text:h>
      <text:p text:style-name="P2"/>
      <text:p text:style-name="P2">The msgsnd() system call is used to send a message to a message queue. It is defined in the &lt;sys/msg.h&gt; header file and takes the following arguments:</text:p>
      <text:p text:style-name="P2"/>
      <text:p text:style-name="Preformatted_20_Text">int msgsnd(int msqid, const void *msgp, size_t msgsz, int msgflg);</text:p>
      <text:p text:style-name="P2"/>
      <text:p text:style-name="P2"><text:span text:style-name="T1">- msqid:</text:span> This is the message queue identifier.</text:p>
      <text:p text:style-name="P2"><text:span text:style-name="T1">- msgp: </text:span>This is a pointer to the message that is to be sent.</text:p>
      <text:p text:style-name="P2"><text:span text:style-name="T1">- msgsz: </text:span>This is the size of the message in bytes.</text:p>
      <text:p text:style-name="P2"><text:span text:style-name="T1">- msgflg: </text:span>This is a set of message flags that determine the behavior of the system call.</text:p>
      <text:p text:style-name="P2"/>
      <text:p text:style-name="P2">If the message queue is full and the IPC_NOWAIT flag is not set, then the calling process will be blocked until there is room in the queue. The msgsnd() system call returns 0 on success and -1 on failure, with the error code set in errno.</text:p>
      <text:p text:style-name="P2"/>
      <text:p text:style-name="P2">Here is an example usage of msgsnd():</text:p>
      <text:p text:style-name="P2"/>
      <text:p text:style-name="Preformatted_20_Text">#include &lt;sys/types.h&gt;</text:p>
      <text:p text:style-name="Preformatted_20_Text">#include &lt;sys/ipc.h&gt;</text:p>
      <text:p text:style-name="Preformatted_20_Text">#include &lt;sys/msg.h&gt;</text:p>
      <text:p text:style-name="Preformatted_20_Text">#include &lt;stdio.h&gt;</text:p>
      <text:p text:style-name="Preformatted_20_Text">#include &lt;stdlib.h&gt;</text:p>
      <text:p text:style-name="Preformatted_20_Text">#include &lt;string.h&gt;</text:p>
      <text:p text:style-name="Preformatted_20_Text"/>
      <text:p text:style-name="Preformatted_20_Text">#define MAX_SIZE 512</text:p>
      <text:p text:style-name="Preformatted_20_Text"/>
      <text:p text:style-name="Preformatted_20_Text">typedef struct {</text:p>
      <text:p text:style-name="Preformatted_20_Text"><text:s text:c="4"/>long mtype;</text:p>
      <text:p text:style-name="Preformatted_20_Text"><text:s text:c="4"/>char mtext[MAX_SIZE];</text:p>
      <text:p text:style-name="Preformatted_20_Text">} message;</text:p>
      <text:p text:style-name="Preformatted_20_Text"/>
      <text:p text:style-name="Preformatted_20_Text">int main() {</text:p>
      <text:p text:style-name="Preformatted_20_Text"><text:s text:c="4"/>key_t key;</text:p>
      <text:p text:style-name="Preformatted_20_Text"><text:s text:c="4"/>int msqid;</text:p>
      <text:p text:style-name="Preformatted_20_Text"><text:s text:c="4"/>message msg;</text:p>
      <text:p text:style-name="Preformatted_20_Text"/>
      <text:p text:style-name="Preformatted_20_Text"><text:s text:c="4"/>key = ftok("/tmp", 'a');</text:p>
      <text:p text:style-name="Preformatted_20_Text"><text:s text:c="4"/>msqid = msgget(key, 0666 | IPC_CREAT);</text:p>
      <text:p text:style-name="Preformatted_20_Text"/>
      <text:p text:style-name="Preformatted_20_Text"><text:s text:c="4"/>msg.mtype = 1;</text:p>
      <text:p text:style-name="Preformatted_20_Text"><text:s text:c="4"/>strncpy(msg.mtext, "Hello world", MAX_SIZE);</text:p>
      <text:p text:style-name="Preformatted_20_Text"/>
      <text:p text:style-name="Preformatted_20_Text"><text:s text:c="4"/>msgsnd(msqid, &amp;msg, sizeof(message), 0);</text:p>
      <text:p text:style-name="Preformatted_20_Text"/>
      <text:p text:style-name="Preformatted_20_Text"><text:s text:c="4"/>return 0;</text:p>
      <text:p text:style-name="Preformatted_20_Text">}</text:p>
      <text:p text:style-name="P2"/>
      <text:p text:style-name="P2"/>
      <text:p text:style-name="P2">In this example, the msgsnd() system call is used to send a message containing the text "Hello world" to a message queue. The message queue is created using msgget(), and its identifier is stored in the msqid variable. The message type is set to 1, and the message is sent using msgsnd().</text:p>
      <text:h text:style-name="P174" text:outline-level="3"><text:bookmark-start text:name="__RefHeading___Toc23822_971950180"/><text:span text:style-name="T122">8.3.3. </text:span>msgrcv() System Call<text:bookmark-end text:name="__RefHeading___Toc23822_971950180"/></text:h>
      <text:p text:style-name="P2"/>
      <text:p text:style-name="P2">The msgrcv() system call in Linux is used to receive a message from a message queue. It has the following syntax:</text:p>
      <text:p text:style-name="P2"/>
      <text:p text:style-name="Preformatted_20_Text">#include &lt;sys/types.h&gt;</text:p>
      <text:p text:style-name="Preformatted_20_Text">#include &lt;sys/ipc.h&gt;</text:p>
      <text:p text:style-name="Preformatted_20_Text">#include &lt;sys/msg.h&gt;</text:p>
      <text:p text:style-name="Preformatted_20_Text">ssize_t msgrcv(int msqid, void *msgp, size_t msgsz, long msgtyp, int msgflg);</text:p>
      <text:p text:style-name="Preformatted_20_Text"/>
      <text:p text:style-name="P2"/>
      <text:p text:style-name="P2">The parameters are:</text:p>
      <text:p text:style-name="P2"><text:span text:style-name="T1">- msqid:</text:span> The identifier of the message queue to receive the message from.</text:p>
      <text:p text:style-name="P2"><text:span text:style-name="T1">- msgp: </text:span>A pointer to the buffer where the received message will be stored.</text:p>
      <text:p text:style-name="P2"><text:span text:style-name="T1">- msgsz: </text:span>The size of the buffer pointed to by msgp.</text:p>
      <text:p text:style-name="P2"><text:span text:style-name="T1">- msgtyp: </text:span>The type of message to receive. If msgtyp is zero, the first message in the queue is received. If msgtyp is greater than zero, the first message in the queue with a type equal to msgtyp is received. If msgtyp is less than zero, the first message in the queue with a type less than or equal to the absolute value of msgtyp is received.</text:p>
      <text:p text:style-name="P2"><text:span text:style-name="T1">- msgflg: </text:span>The flags to modify the behavior of the call. The most commonly used flag is IPC_NOWAIT, which causes the call to return immediately if there is no message of the specified type in the queue.</text:p>
      <text:p text:style-name="P2"/>
      <text:p text:style-name="P2">The msgrcv() call blocks if there is no message of the specified type in the queue, unless the IPC_NOWAIT flag is set. Once a message is received, it is copied into the buffer pointed to by msgp, and the message is removed from the queue.</text:p>
      <text:p text:style-name="P2"/>
      <text:p text:style-name="P2">If msgsz is less than the size of the message in the queue, the message will be truncated, and the msgrcv() call will return an error. If msgsz is greater than the size of the message, the remainder of the buffer will be filled with zeros.</text:p>
      <text:p text:style-name="P2"/>
      <text:p text:style-name="P2">The return value of msgrcv() is the size of the message received, or -1 if an error occurred. If IPC_NOWAIT is set and there is no message in the queue, the call returns immediately with an error code of ENOMSG.</text:p>
      <text:h text:style-name="P174" text:outline-level="3"><text:bookmark-start text:name="__RefHeading___Toc23824_971950180"/><text:span text:style-name="T122">8.3.4. </text:span>msgctl() System Call<text:bookmark-end text:name="__RefHeading___Toc23824_971950180"/></text:h>
      <text:p text:style-name="P63"/>
      <text:p text:style-name="P63">The msgctl() system call in Linux is used to perform control operations on a message queue. This system call is used to get or set the attributes associated with a message queue, and to remove a message queue.</text:p>
      <text:p text:style-name="P63"/>
      <text:p text:style-name="P63">The prototype of msgctl() system call is as follows:</text:p>
      <text:p text:style-name="P63"/>
      <text:p text:style-name="Preformatted_20_Text">#include &lt;sys/types.h&gt;</text:p>
      <text:p text:style-name="Preformatted_20_Text">#include &lt;sys/ipc.h&gt;</text:p>
      <text:p text:style-name="Preformatted_20_Text">#include &lt;sys/msg.h&gt;</text:p>
      <text:p text:style-name="Preformatted_20_Text">int msgctl(int msqid, int cmd, struct msqid_ds *buf);</text:p>
      <text:p text:style-name="Preformatted_20_Text"/>
      <text:p text:style-name="P63">Here, msqid is the ID of the message queue, cmd is the command that specifies the operation to be performed, and buf is a pointer to the msqid_ds structure that is used to get or set the attributes of the message queue.</text:p>
      <text:p text:style-name="P63"/>
      <text:p text:style-name="P63">The cmd argument can take one of the following values:</text:p>
      <text:p text:style-name="P63"/>
      <text:p text:style-name="P63"><text:span text:style-name="T1">- IPC_STAT:</text:span> This command is used to get the status of the message queue. The msqid_ds structure pointed to by buf is filled with the status information of the message queue.</text:p>
      <text:p text:style-name="P63"><text:span text:style-name="T1">- IPC_SET:</text:span> This command is used to set the status of the message queue. The msqid_ds structure pointed to by buf is used to set the status information of the message queue.</text:p>
      <text:p text:style-name="P63"><text:span text:style-name="T1">- IPC_RMID:</text:span> This command is used to remove the message queue associated with the ID msqid.</text:p>
      <text:p text:style-name="P63"/>
      <text:p text:style-name="P63">The msqid_ds structure contains the following fields:</text:p>
      <text:p text:style-name="P63"/>
      <text:p text:style-name="Preformatted_20_Text">struct ipc_perm msg_perm; <text:s/>// Message queue permission structure</text:p>
      <text:p text:style-name="Preformatted_20_Text">time_t msg_stime; <text:s text:c="9"/>// Time of last msgsnd(2)</text:p>
      <text:p text:style-name="Preformatted_20_Text">time_t msg_rtime; <text:s text:c="9"/>// Time of last msgrcv(2)</text:p>
      <text:p text:style-name="Preformatted_20_Text">time_t msg_ctime; <text:s text:c="9"/>// Time of last change</text:p>
      <text:p text:style-name="Preformatted_20_Text">unsigned long __msg_cbytes;// Current number of bytes in queue</text:p>
      <text:p text:style-name="Preformatted_20_Text">msgqnum_t msg_qnum; <text:s text:c="7"/>// Current number of messages in queue</text:p>
      <text:p text:style-name="Preformatted_20_Text">msglen_t msg_qbytes; <text:s text:c="6"/>// Maximum number of bytes allowed in queue</text:p>
      <text:p text:style-name="Preformatted_20_Text">pid_t msg_lspid; <text:s text:c="10"/>// PID of last msgsnd(2)</text:p>
      <text:p text:style-name="Preformatted_20_Text">pid_t msg_lrpid; <text:s text:c="10"/>// PID of last msgrcv(2)</text:p>
      <text:p text:style-name="Preformatted_20_Text"/>
      <text:p text:style-name="P63"/>
      <text:p text:style-name="P63">The msg_perm field contains the permissions of the message queue, and the msg_qbytes field specifies the maximum number of bytes allowed in the queue. The msg_qnum field contains the current number of messages in the queue, and the msg_lspid and msg_lrpid fields contain the PID of the last process that performed a msgsnd() or msgrcv() operation on the queue, respectively.</text:p>
      <text:p text:style-name="P63"/>
      <text:p text:style-name="P63">If msgctl() is called with IPC_STAT command, then the msqid_ds structure is filled with the status information of the message queue. If msgctl() is called with IPC_SET command, then the msqid_ds structure is used to set the status information of the message queue.</text:p>
      <text:p text:style-name="P63"/>
      <text:p text:style-name="P63">If msgctl() is called with IPC_RMID command, then the message queue associated with the ID msqid is removed. All messages in the queue are destroyed, and all processes waiting to receive messages from the queue are unblocked.</text:p>
      <text:p text:style-name="P63"/>
      <text:p text:style-name="P63"/>
      <text:h text:style-name="P170" text:outline-level="2"><text:bookmark-start text:name="__RefHeading___Toc171945_3177406469"/>8.4. Shared Memory<text:bookmark-end text:name="__RefHeading___Toc171945_3177406469"/></text:h>
      <text:p text:style-name="P2"/>
      <text:p text:style-name="P2">In the Linux kernel, shared memory is a type of interprocess communication (IPC) mechanism that allows multiple processes to share a region of memory. Shared memory is one of the fastest IPC mechanisms available, as data can be transferred between processes without the need for copying. In this answer, I will provide an overview of how shared memory works in the Linux kernel.</text:p>
      <text:p text:style-name="P2"/>
      <text:p text:style-name="P2"><text:span text:style-name="T1">1. Creating Shared Memory:</text:span> To create a shared memory region, the shmget() system call is used. This call creates a new shared memory segment or retrieves an existing one if a key is provided. The system call returns a shared memory identifier (shmid), which is used by the processes to access the shared memory region.</text:p>
      <text:p text:style-name="P2"/>
      <text:p text:style-name="P2"><text:span text:style-name="T1">2. Attaching to Shared Memory:</text:span> Once a shared memory region has been created, processes can attach to it using the shmat() system call. This call attaches the process to the shared memory segment and returns a pointer to the start of the memory region.</text:p>
      <text:p text:style-name="P2"/>
      <text:p text:style-name="P2"><text:span text:style-name="T1">3. Detaching from Shared Memory:</text:span> When a process no longer needs access to a shared memory segment, it can detach using the shmdt() system call. This call detaches the process from the shared memory segment, but does not destroy the segment.</text:p>
      <text:p text:style-name="P2"/>
      <text:p text:style-name="P2"><text:span text:style-name="T1">4. Removing Shared Memory:</text:span> When a shared memory segment is no longer needed, it can be removed using the shmctl() system call. This call allows the user to remove the shared memory segment, freeing up any resources that were allocated to it.</text:p>
      <text:p text:style-name="P2"/>
      <text:p text:style-name="P2">Shared memory can be used to share large amounts of data between processes in a fast and efficient manner. It is commonly used in high-performance computing, as well as in server applications and other applications where multiple processes need to share data. However, shared memory can be tricky to use correctly, as there is no inherent protection against race conditions or other synchronization issues. It is important for developers to properly synchronize access to shared memory regions to ensure correct behavior.</text:p>
      <text:p text:style-name="P2"/>
      <text:h text:style-name="P174" text:outline-level="3"><text:bookmark-start text:name="__RefHeading___Toc23826_971950180"/><text:span text:style-name="T123">8.4.1. </text:span>shmget() System Call<text:bookmark-end text:name="__RefHeading___Toc23826_971950180"/></text:h>
      <text:p text:style-name="P2"/>
      <text:p text:style-name="P2">The shmget() system call is used to create and manipulate System V shared memory segments. It allocates a shared memory segment and returns a unique identifier (shmid) that can be used to access the shared memory.</text:p>
      <text:p text:style-name="P2"/>
      <text:p text:style-name="P2">The function signature of shmget() system call is as follows:</text:p>
      <text:p text:style-name="P2"/>
      <text:p text:style-name="Preformatted_20_Text">#include &lt;sys/ipc.h&gt;</text:p>
      <text:p text:style-name="Preformatted_20_Text">#include &lt;sys/shm.h&gt;</text:p>
      <text:p text:style-name="Preformatted_20_Text">int shmget(key_t key, size_t size, int shmflg);</text:p>
      <text:p text:style-name="Preformatted_20_Text"/>
      <text:p text:style-name="P2">The parameters are:</text:p>
      <text:p text:style-name="P2"/>
      <text:p text:style-name="P64"><text:span text:style-name="T1">key: </text:span>This is an integer key that is used to identify the shared memory segment. If key is set to IPC_PRIVATE, then a new shared memory segment is created. If key is set to any other value, then </text:p>
      <text:p text:style-name="P64">shmget() attempts to access an existing shared memory segment with the specified key. If the segment does not exist, shmget() returns an error.</text:p>
      <text:p text:style-name="P2"/>
      <text:p text:style-name="P2"><text:span text:style-name="T1">size:</text:span> This is the size of the shared memory segment in bytes.</text:p>
      <text:p text:style-name="P2"/>
      <text:p text:style-name="P2"><text:span text:style-name="T1">shmflg:</text:span> This specifies the flags that control the operation of shmget(). The possible values are:</text:p>
      <text:p text:style-name="P2"><text:span text:style-name="T1">- IPC_CREAT:</text:span> This flag indicates that a new shared memory segment should be created if a segment with the specified key does not already exist.</text:p>
      <text:p text:style-name="P2"><text:span text:style-name="T1">- IPC_EXCL:</text:span> This flag is used with IPC_CREAT to indicate that shmget() should fail if a segment with the specified key already exists.</text:p>
      <text:p text:style-name="P2"><text:span text:style-name="T1">- SHM_HUGETLB:</text:span> This flag specifies that the kernel should allocate the shared memory using huge pages, if available.</text:p>
      <text:p text:style-name="P2"><text:span text:style-name="T1">- SHM_HUGE_2MB, SHM_HUGE_1GB:</text:span> These flags are used to specify the size of huge pages to be used when SHM_HUGETLB is set. </text:p>
      <text:p text:style-name="P2"/>
      <text:p text:style-name="P2">The shmget() system call returns the shmid on success, which is a non-negative integer. On failure, it returns -1 and sets errno to indicate the error.</text:p>
      <text:p text:style-name="P2"/>
      <text:p text:style-name="P2">Once the shared memory segment is created, it can be attached to the calling process's address space using the shmat() system call. Other processes can attach to the segment by specifying the same key and shmid. Processes can communicate through the shared memory segment by reading and writing to the memory at a specific offset within the segment. When a process is done with the shared memory segment, it can detach from the segment using the shmdt() system call. Finally, the shared memory segment can be removed from the system using the shmctl() system call.</text:p>
      <text:p text:style-name="P2"/>
      <text:h text:style-name="P174" text:outline-level="3"><text:bookmark-start text:name="__RefHeading___Toc23828_971950180"/><text:span text:style-name="T123">8.4.2. </text:span>shmat() System Call<text:bookmark-end text:name="__RefHeading___Toc23828_971950180"/></text:h>
      <text:p text:style-name="P2"/>
      <text:p text:style-name="P2">The shmat() system call in Linux is used to attach a shared memory segment to the address space of a process. This system call is used to allow multiple processes to share a common memory area for the purpose of inter-process communication (IPC).</text:p>
      <text:p text:style-name="P2"/>
      <text:p text:style-name="P2">The function prototype of shmat() system call is as follows:</text:p>
      <text:p text:style-name="P2"/>
      <text:p text:style-name="Preformatted_20_Text">void *shmat(int shmid, const void *shmaddr, int shmflg);</text:p>
      <text:p text:style-name="P2"/>
      <text:p text:style-name="P2">The arguments of shmat() system call are:</text:p>
      <text:p text:style-name="P2"/>
      <text:p text:style-name="P2"><text:span text:style-name="T1">shmid:</text:span> It is the identifier of the shared memory segment to attach.</text:p>
      <text:p text:style-name="P132"/>
      <text:p text:style-name="P2"><text:span text:style-name="T1">shmaddr:</text:span> It specifies the address at which the shared memory segment should be attached. If shmaddr is NULL, then the kernel will choose a suitable address.</text:p>
      <text:p text:style-name="P132"/>
      <text:p text:style-name="P2"><text:span text:style-name="T1">shmflg:</text:span> It specifies the flags that control the attachment of the shared memory segment. It can be set to one of the following values:</text:p>
      <text:p text:style-name="P2"><text:span text:style-name="T1">- SHM_RND:</text:span> Round the address down to a multiple of the system page size.</text:p>
      <text:p text:style-name="P2"><text:span text:style-name="T1">- SHM_RDONLY:</text:span> Attach the segment for read-only access.</text:p>
      <text:p text:style-name="P2"><text:span text:style-name="T1">- SHM_REMAP:</text:span> Take over an existing mapping for this segment.</text:p>
      <text:p text:style-name="P2"/>
      <text:p text:style-name="P2">The return value of shmat() is a pointer to the attached shared memory segment. If the operation fails, it returns (void *)-1.</text:p>
      <text:p text:style-name="P2"/>
      <text:p text:style-name="P2">When a process attaches a shared memory segment using shmat(), the kernel maps the shared memory segment into the address space of the process. The process can then access the shared memory segment as if it were a part of its own memory.</text:p>
      <text:p text:style-name="P2"/>
      <text:p text:style-name="P2">Once a process has attached a shared memory segment, it can use it for IPC with other processes. When the process no longer needs the shared memory segment, it can detach it using the shmdt() system call. This removes the mapping of the shared memory segment from the process's address space. If no other processes are attached to the segment, it is destroyed.</text:p>
      <text:p text:style-name="P2"/>
      <text:h text:style-name="P174" text:outline-level="3"><text:bookmark-start text:name="__RefHeading___Toc23830_971950180"/><text:span text:style-name="T123">8.4.3. </text:span>shmdt() System Call<text:bookmark-end text:name="__RefHeading___Toc23830_971950180"/></text:h>
      <text:p text:style-name="P2"/>
      <text:p text:style-name="P2">The shmdt() system call is used to detach a shared memory segment from the calling process. It takes a single argument, which is a pointer to the shared memory segment that was returned by shmat() when the segment was attached.</text:p>
      <text:p text:style-name="P2"/>
      <text:p text:style-name="P2">The function has the following prototype:</text:p>
      <text:p text:style-name="P2"/>
      <text:p text:style-name="Preformatted_20_Text">int shmdt(const void *shmaddr);</text:p>
      <text:p text:style-name="P2"/>
      <text:p text:style-name="P2">Here, shmaddr is the address of the shared memory segment that needs to be detached.</text:p>
      <text:p text:style-name="P2"/>
      <text:p text:style-name="P2">When a process detaches from a shared memory segment using shmdt(), the operating system decrements the reference count for the segment. If the reference count becomes zero, and no other process is currently attached to the segment, then the segment is destroyed and its resources are freed.</text:p>
      <text:p text:style-name="P2"/>
      <text:p text:style-name="P2">It is important to note that detaching from a shared memory segment does not automatically destroy the segment. Other processes may still be attached to the segment, and as long as the reference count is greater than zero, the segment will not be destroyed.</text:p>
      <text:p text:style-name="P2"/>
      <text:p text:style-name="P2">Also, it is worth mentioning that shmdt() does not delete the shared memory segment identifier. If the calling process has obtained the identifier using shmget(), the identifier remains valid and can be used to attach to the segment again at a later time.</text:p>
      <text:p text:style-name="P2"/>
      <text:p text:style-name="P2">In summary, shmdt() is used to detach a shared memory segment from a process, decrementing the reference count for the segment. If the reference count becomes zero, and no other process is currently attached to the segment, the segment is destroyed and its resources are freed.</text:p>
      <text:p text:style-name="P2"/>
      <text:h text:style-name="P174" text:outline-level="3"><text:bookmark-start text:name="__RefHeading___Toc23832_971950180"/><text:span text:style-name="T123">8.4.4. </text:span>shmctl() System Call<text:bookmark-end text:name="__RefHeading___Toc23832_971950180"/></text:h>
      <text:p text:style-name="P2"/>
      <text:p text:style-name="P2">The shmctl() system call is used to perform various operations on shared memory segments. It is used to change the permission or remove a shared memory segment. The prototype of the shmctl() system call is as follows:</text:p>
      <text:p text:style-name="P2"/>
      <text:p text:style-name="Preformatted_20_Text">#include &lt;sys/ipc.h&gt;</text:p>
      <text:p text:style-name="Preformatted_20_Text">#include &lt;sys/shm.h&gt;</text:p>
      <text:p text:style-name="Preformatted_20_Text">int shmctl(int shmid, int cmd, struct shmid_ds *buf);</text:p>
      <text:p text:style-name="Preformatted_20_Text"/>
      <text:p text:style-name="P2">Here, shmid is the identifier of the shared memory segment, cmd is the command to be performed, and buf is a pointer to the shmid_ds structure which is used to get or set information about the shared memory segment.</text:p>
      <text:p text:style-name="P2"/>
      <text:p text:style-name="P2">The cmd parameter can take one of the following values:</text:p>
      <text:p text:style-name="P2"/>
      <text:p text:style-name="P2"><text:span text:style-name="T1">- IPC_STAT:</text:span> This command is used to get the shmid_ds structure associated with the shared memory segment.</text:p>
      <text:p text:style-name="P2"/>
      <text:p text:style-name="P2"><text:span text:style-name="T1">- IPC_SET:</text:span> This command is used to set the shmid_ds structure associated with the shared memory segment.</text:p>
      <text:p text:style-name="P2"/>
      <text:p text:style-name="P2"><text:span text:style-name="T1">- IPC_RMID:</text:span> This command is used to remove the shared memory segment.</text:p>
      <text:p text:style-name="P2"/>
      <text:p text:style-name="P2"><text:span text:style-name="T1">- SHM_LOCK:</text:span> This command is used to lock the shared memory segment into physical memory.</text:p>
      <text:p text:style-name="P2"/>
      <text:p text:style-name="P2"><text:span text:style-name="T1">- SHM_UNLOCK:</text:span> This command is used to unlock the shared memory segment.</text:p>
      <text:p text:style-name="P2"/>
      <text:p text:style-name="P2">If the cmd parameter is IPC_SET, the buf parameter must be a pointer to a shmid_ds structure containing the new values to be set for the shared memory segment. If the cmd parameter is IPC_STAT, the buf parameter must be a pointer to a shmid_ds structure where the current values of the shared memory segment are stored.</text:p>
      <text:p text:style-name="P2"/>
      <text:p text:style-name="P2">The return value of shmctl() is zero on success, and -1 on failure. If shmctl() fails, the errno variable is set to indicate the error.</text:p>
      <text:p text:style-name="P2"/>
      <text:p text:style-name="P2"/>
      <text:h text:style-name="P170" text:outline-level="2"><text:bookmark-start text:name="__RefHeading___Toc171947_3177406469"/>8.5. Semaphores<text:bookmark-end text:name="__RefHeading___Toc171947_3177406469"/></text:h>
      <text:p text:style-name="P2"/>
      <text:p text:style-name="P2">In the Linux kernel, semaphores are a synchronization primitive used for coordinating access to shared resources. Semaphores are used to prevent multiple processes from simultaneously accessing a shared resource, which could result in race conditions or other synchronization issues. In this answer, I will provide an overview of how semaphores work in the Linux kernel.</text:p>
      <text:p text:style-name="P2"/>
      <text:p text:style-name="P2"><text:span text:style-name="T1">1. Creating a Semaphore:</text:span> To create a semaphore, the semget() system call is used. This call creates a new semaphore or retrieves an existing one if a key is provided. The system call returns a semaphore identifier (semid), which is used by the processes to access the semaphore.</text:p>
      <text:p text:style-name="P2"/>
      <text:p text:style-name="P2"><text:span text:style-name="T1">2. Initializing a Semaphore:</text:span> Once a semaphore has been created, it must be initialized before it can be used. This is done using the semctl() system call, which sets the initial value of the semaphore.</text:p>
      <text:p text:style-name="P2"/>
      <text:p text:style-name="P2"><text:span text:style-name="T1">3. Changing the Value of a Semaphore:</text:span> To change the value of a semaphore, the semop() system call is used. This call allows a process to perform a set of operations on the semaphore, such as incrementing or decrementing its value.</text:p>
      <text:p text:style-name="P2"/>
      <text:p text:style-name="P2"><text:span text:style-name="T1">4. Waiting on a Semaphore:</text:span> If a process attempts to access a shared resource that is currently locked by another process, it can wait on the semaphore using the semop() system call with a negative value. This call blocks the process until the semaphore's value becomes non-negative.</text:p>
      <text:p text:style-name="P2"/>
      <text:p text:style-name="P2"><text:span text:style-name="T1">5. Releasing a Semaphore:</text:span> When a process is done with a shared resource, it releases the semaphore by incrementing its value using the semop() system call with a positive value.</text:p>
      <text:p text:style-name="P2"/>
      <text:p text:style-name="P2">Semaphores are a powerful synchronization primitive that can be used to coordinate access to shared resources in a safe and efficient manner. However, they can be tricky to use correctly, as there is no inherent protection against deadlocks or other synchronization issues. It is important for developers to properly manage semaphores to ensure correct behavior in their applications.</text:p>
      <text:p text:style-name="P2"/>
      <text:h text:style-name="P174" text:outline-level="3"><text:bookmark-start text:name="__RefHeading___Toc23834_971950180"/><text:span text:style-name="T124">8.5.1. </text:span>semget() System Call<text:bookmark-end text:name="__RefHeading___Toc23834_971950180"/></text:h>
      <text:p text:style-name="P2"/>
      <text:p text:style-name="P2">The semget() system call is used to get a System V semaphore set identifier associated with a particular key and flags. </text:p>
      <text:p text:style-name="P2"/>
      <text:p text:style-name="P2">The function prototype is as follows:</text:p>
      <text:p text:style-name="P2"/>
      <text:p text:style-name="Preformatted_20_Text">#include &lt;sys/types.h&gt;</text:p>
      <text:p text:style-name="Preformatted_20_Text">#include &lt;sys/ipc.h&gt;</text:p>
      <text:p text:style-name="Preformatted_20_Text">#include &lt;sys/sem.h&gt;</text:p>
      <text:p text:style-name="Preformatted_20_Text">int semget(key_t key, int nsems, int semflg);</text:p>
      <text:p text:style-name="Preformatted_20_Text"/>
      <text:p text:style-name="P2">where:</text:p>
      <text:p text:style-name="P2"/>
      <text:p text:style-name="P2"><text:span text:style-name="T1">key:</text:span> a key to generate the semaphore set.</text:p>
      <text:p text:style-name="P132"/>
      <text:p text:style-name="P2"><text:span text:style-name="T1">nsems:</text:span> number of semaphores in the set.</text:p>
      <text:p text:style-name="P132"/>
      <text:p text:style-name="P2"><text:span text:style-name="T1">semflg:</text:span> specifies the permissions of the semaphore set, and can be created by ORing the following flags:</text:p>
      <text:p text:style-name="P2"><text:span text:style-name="T1">- IPC_CREAT:</text:span> creates the semaphore set if it doesn't exist.</text:p>
      <text:p text:style-name="P2"><text:span text:style-name="T1">- IPC_EXCL:</text:span> ensures that a semaphore set is created, by failing if the semaphore set already exists.</text:p>
      <text:p text:style-name="P2"><text:span text:style-name="T1">- IPC_NOWAIT:</text:span> returns an error if the semaphore set cannot be created or accessed immediately.</text:p>
      <text:p text:style-name="P2"/>
      <text:p text:style-name="P2">The function returns the semaphore set identifier if successful and -1 on failure. </text:p>
      <text:p text:style-name="P2"/>
      <text:p text:style-name="P2">Once a semaphore set is created, the semctl(), semop(), and semtimedop() functions can be used to manipulate and control the semaphore set.</text:p>
      <text:p text:style-name="P2"/>
      <text:h text:style-name="P174" text:outline-level="3"><text:bookmark-start text:name="__RefHeading___Toc23836_971950180"/><text:span text:style-name="T124">8.5.2. </text:span>semctl() System Call<text:bookmark-end text:name="__RefHeading___Toc23836_971950180"/></text:h>
      <text:p text:style-name="P2"/>
      <text:p text:style-name="P2">The semctl() system call is used to control the behavior of a set of System V semaphore arrays. It is typically used to change the values of the semaphores in the set, or to obtain information about the semaphores.</text:p>
      <text:p text:style-name="P2"/>
      <text:p text:style-name="P2">The function prototype for semctl() is:</text:p>
      <text:p text:style-name="P2"/>
      <text:p text:style-name="Preformatted_20_Text">int semctl(int semid, int semnum, int cmd, ...);</text:p>
      <text:p text:style-name="Preformatted_20_Text"/>
      <text:p text:style-name="P2">The arguments to semctl() are:</text:p>
      <text:p text:style-name="P2"/>
      <text:p text:style-name="P2"><text:span text:style-name="T1">semid:</text:span> the ID of the semaphore set to be controlled</text:p>
      <text:p text:style-name="P132"/>
      <text:p text:style-name="P2"><text:span text:style-name="T1">semnum:</text:span> the semaphore in the set to be controlled</text:p>
      <text:p text:style-name="P132"/>
      <text:p text:style-name="P2"><text:span text:style-name="T1">cmd:</text:span> the operation to be performed on the semaphore set or semaphore</text:p>
      <text:p text:style-name="P132"/>
      <text:p text:style-name="P2"><text:span text:style-name="T1">...:</text:span> additional arguments that may be required depending on the operation specified by cmd</text:p>
      <text:p text:style-name="P2"/>
      <text:p text:style-name="P2">The cmd argument specifies the operation to be performed. Some commonly used commands are:</text:p>
      <text:p text:style-name="P2"/>
      <text:p text:style-name="P2"><text:span text:style-name="T1">- SETVAL:</text:span> set the value of the semaphore to a specified value</text:p>
      <text:p text:style-name="P2"><text:span text:style-name="T1">- GETVAL:</text:span> get the current value of the semaphore</text:p>
      <text:p text:style-name="P2"><text:span text:style-name="T1">- IPC_STAT:</text:span> get information about the semaphore set</text:p>
      <text:p text:style-name="P2"><text:span text:style-name="T1">- IPC_RMID:</text:span> remove the semaphore set</text:p>
      <text:p text:style-name="P2"/>
      <text:p text:style-name="P2">For example, to set the value of a semaphore in the set with ID semid and semaphore number semnum to 1, you could use the following code:</text:p>
      <text:p text:style-name="P2"/>
      <text:p text:style-name="Preformatted_20_Text">union semun {</text:p>
      <text:p text:style-name="Preformatted_20_Text"><text:s text:c="4"/>int val;</text:p>
      <text:p text:style-name="Preformatted_20_Text"><text:s text:c="4"/>struct semid_ds *buf;</text:p>
      <text:p text:style-name="Preformatted_20_Text"><text:s text:c="4"/>unsigned short *array;</text:p>
      <text:p text:style-name="Preformatted_20_Text">};</text:p>
      <text:p text:style-name="Preformatted_20_Text"/>
      <text:p text:style-name="Preformatted_20_Text">union semun arg;</text:p>
      <text:p text:style-name="Preformatted_20_Text">arg.val = 1;</text:p>
      <text:p text:style-name="Preformatted_20_Text"/>
      <text:p text:style-name="Preformatted_20_Text">if (semctl(semid, semnum, SETVAL, arg) == -1) {</text:p>
      <text:p text:style-name="Preformatted_20_Text"><text:s text:c="4"/>perror("semctl");</text:p>
      <text:p text:style-name="Preformatted_20_Text"><text:s text:c="4"/>exit(1);</text:p>
      <text:p text:style-name="Preformatted_20_Text">}</text:p>
      <text:p text:style-name="Preformatted_20_Text"/>
      <text:p text:style-name="P2"/>
      <text:p text:style-name="P2">In this example, a union is used to pass the val argument to semctl(). The SETVAL command is used to set the value of the semaphore to the value in the val field of the union. If semctl() returns -1, an error occurred and perror() is used to print an error message before the program exits.</text:p>
      <text:p text:style-name="P2"/>
      <text:h text:style-name="P174" text:outline-level="3"><text:bookmark-start text:name="__RefHeading___Toc23838_971950180"/><text:span text:style-name="T124">8.5.3. </text:span>semop() System Call<text:bookmark-end text:name="__RefHeading___Toc23838_971950180"/></text:h>
      <text:p text:style-name="P65"/>
      <text:p text:style-name="P65">The semop() system call in Linux is used to perform semaphore operations. Semaphores are used for process synchronization in a multi-process environment. They are essentially a counter that is used to signal between processes.</text:p>
      <text:p text:style-name="P65"/>
      <text:p text:style-name="P65">The semop() system call allows a process to perform one or more semaphore operations. The prototype of the semop() function is as follows:</text:p>
      <text:p text:style-name="P65"/>
      <text:p text:style-name="Preformatted_20_Text">#include &lt;sys/sem.h&gt;</text:p>
      <text:p text:style-name="Preformatted_20_Text">int semop(int semid, struct sembuf *sops, unsigned nsops);</text:p>
      <text:p text:style-name="Preformatted_20_Text"/>
      <text:p text:style-name="P65">Here, semid is the semaphore ID returned by a previous call to semget(). sops is a pointer to an array of struct sembuf structures, each of which specifies a semaphore operation. nsops is the number of operations to be performed.</text:p>
      <text:p text:style-name="P65"/>
      <text:p text:style-name="P65">The struct sembuf structure is defined as follows:</text:p>
      <text:p text:style-name="P65"/>
      <text:p text:style-name="Preformatted_20_Text">struct sembuf {</text:p>
      <text:p text:style-name="Preformatted_20_Text"><text:s text:c="4"/>unsigned short sem_num; <text:s/>/* semaphore index in array */</text:p>
      <text:p text:style-name="Preformatted_20_Text"><text:s text:c="4"/>short <text:s text:c="9"/>sem_op; <text:s text:c="2"/>/* semaphore operation */</text:p>
      <text:p text:style-name="Preformatted_20_Text"><text:s text:c="4"/>short <text:s text:c="9"/>sem_flg; <text:s/>/* operation flags */</text:p>
      <text:p text:style-name="Preformatted_20_Text">};</text:p>
      <text:p text:style-name="Preformatted_20_Text"/>
      <text:p text:style-name="P65"/>
      <text:p text:style-name="P65">Here, sem_num is the index of the semaphore in the semaphore array. sem_op is the operation to be performed, which can be one of the following:</text:p>
      <text:p text:style-name="P65"/>
      <text:p text:style-name="P65"><text:span text:style-name="T1">0 :</text:span> <text:span text:style-name="T126">W</text:span>ait for the semaphore to become zero</text:p>
      <text:p text:style-name="P65"><text:span text:style-name="T1">n (where n &gt; 0):</text:span> <text:span text:style-name="T126">I</text:span>ncrement the semaphore by n</text:p>
      <text:p text:style-name="P65"><text:span text:style-name="T1">-n (where n &gt; 0):</text:span> <text:span text:style-name="T126">D</text:span>ecrement the semaphore by n</text:p>
      <text:p text:style-name="P65"/>
      <text:p text:style-name="P65">Finally, sem_flg is a set of flags that modify the behavior of the operation. The possible flags are:</text:p>
      <text:p text:style-name="P65"/>
      <text:p text:style-name="P65"><text:span text:style-name="T1">- SEM_UNDO:</text:span> undo the operation if the process terminates before releasing the semaphore</text:p>
      <text:p text:style-name="P65"><text:span text:style-name="T1">- IPC_NOWAIT:</text:span> do not wait if the semaphore is not immediately available</text:p>
      <text:p text:style-name="P65"/>
      <text:p text:style-name="P65">The semop() system call returns 0 on success, and -1 on failure. The errno variable is set to indicate the specific error.</text:p>
      <text:p text:style-name="P65"/>
      <text:p text:style-name="P65">Overall, semop() is a powerful system call that allows processes to perform a wide range of semaphore operations in a flexible and efficient manner.</text:p>
      <text:p text:style-name="P65"/>
      <text:h text:style-name="P174" text:outline-level="3"><text:bookmark-start text:name="__RefHeading___Toc23840_971950180"/><text:span text:style-name="T124">8.5.3. </text:span>sem<text:span text:style-name="T125">timed</text:span>op() System Call<text:bookmark-end text:name="__RefHeading___Toc23840_971950180"/></text:h>
      <text:p text:style-name="P66"/>
      <text:p text:style-name="P66">The semtimedop() system call is used to perform multiple semaphore operations on the set of semaphores identified by the semaphore set identifier (semid). This system call is similar to the semop() system call, but it allows the caller to specify a timeout value to wait for the semaphore operations to complete.</text:p>
      <text:p text:style-name="P66"/>
      <text:p text:style-name="P66">The semtimedop() system call has the following signature:</text:p>
      <text:p text:style-name="P66"/>
      <text:p text:style-name="Preformatted_20_Text">#include &lt;sys/types.h&gt;</text:p>
      <text:p text:style-name="Preformatted_20_Text">#include &lt;sys/ipc.h&gt;</text:p>
      <text:p text:style-name="Preformatted_20_Text">#include &lt;sys/sem.h&gt;</text:p>
      <text:p text:style-name="Preformatted_20_Text">int semtimedop(int semid, struct sembuf *sops, unsigned nsops, const struct timespec *timeout);</text:p>
      <text:p text:style-name="Preformatted_20_Text"/>
      <text:p text:style-name="P66">The semid argument is the semaphore set identifier returned by semget() system call. The sops argument is a pointer to an array of semaphore operation structures of type struct sembuf. The nsops argument is the number of semaphore operations to be performed. The timeout argument is a pointer to a struct timespec structure that specifies the timeout value. If timeout is NULL, then the call blocks until all semaphore operations complete.</text:p>
      <text:p text:style-name="P66"/>
      <text:p text:style-name="P66">The struct sembuf structure contains the following members:</text:p>
      <text:p text:style-name="P66"/>
      <text:p text:style-name="Preformatted_20_Text">struct sembuf {</text:p>
      <text:p text:style-name="Preformatted_20_Text"><text:s text:c="4"/>unsigned short sem_num; <text:s/>// semaphore index in the set</text:p>
      <text:p text:style-name="Preformatted_20_Text"><text:s text:c="4"/>short <text:s text:c="9"/>sem_op; <text:s text:c="2"/>// semaphore operation</text:p>
      <text:p text:style-name="Preformatted_20_Text"><text:s text:c="4"/>short <text:s text:c="9"/>sem_flg; <text:s/>// operation flags</text:p>
      <text:p text:style-name="Preformatted_20_Text">};</text:p>
      <text:p text:style-name="Preformatted_20_Text"/>
      <text:p text:style-name="P66"/>
      <text:p text:style-name="P66">The sem_num member is the index of the semaphore in the set on which the operation is to be performed. The sem_op member is the operation to be performed on the semaphore. A positive value increases the semaphore value, a negative value decreases it, and zero is used to test the value of the semaphore. The sem_flg member is used to specify the flags for the operation. It can be set to IPC_NOWAIT to perform a non-blocking operation or SEM_UNDO to automatically undo the operation if the process terminates unexpectedly.</text:p>
      <text:p text:style-name="P66"/>
      <text:p text:style-name="P66">The timeout argument is a pointer to a struct timespec structure that specifies the timeout value. The struct timespec structure contains the following members:</text:p>
      <text:p text:style-name="P66"/>
      <text:p text:style-name="Preformatted_20_Text">struct timespec {</text:p>
      <text:p text:style-name="Preformatted_20_Text"><text:s text:c="4"/>time_t tv_sec; <text:s text:c="2"/>// seconds</text:p>
      <text:p text:style-name="Preformatted_20_Text"><text:s text:c="4"/>long <text:s text:c="2"/>tv_nsec; <text:s/>// nanoseconds</text:p>
      <text:p text:style-name="Preformatted_20_Text">};</text:p>
      <text:p text:style-name="Preformatted_20_Text"/>
      <text:p text:style-name="P66">The tv_sec member specifies the number of seconds to wait, and the tv_nsec member specifies the number of additional nanoseconds to wait. If tv_sec and tv_nsec are both zero, then the call returns immediately.</text:p>
      <text:p text:style-name="P66"/>
      <text:p text:style-name="P66">If all semaphore operations complete before the specified timeout, semtimedop() returns the number of semaphore operations performed. If the timeout expires before all semaphore operations complete, semtimedop() returns -1 and sets errno to EAGAIN.</text:p>
      <text:p text:style-name="P66"><text:soft-page-break/></text:p>
      <text:p text:style-name="P66">In summary, semtimedop() system call is used to perform multiple semaphore operations on the set of semaphores identified by the semaphore set identifier (semid). It is similar to the semop() system call, but it allows the caller to specify a timeout value to wait for the semaphore operations to complete.</text:p>
      <text:p text:style-name="P66"/>
      <text:p text:style-name="P66"/>
      <text:h text:style-name="P170" text:outline-level="2"><text:bookmark-start text:name="__RefHeading___Toc171949_3177406469"/>8.6. Sockets<text:bookmark-end text:name="__RefHeading___Toc171949_3177406469"/></text:h>
      <text:p text:style-name="P2"/>
      <text:p text:style-name="P2">In the Linux kernel, sockets are a powerful abstraction used for interprocess communication (IPC) between processes on the same machine or over a network. Sockets provide a standard interface for communicating between processes and are used by a wide variety of applications, including web servers, chat clients, and file transfer programs. In this answer, I will provide an overview of how sockets work in the Linux kernel.</text:p>
      <text:p text:style-name="P2"/>
      <text:p text:style-name="P2"><text:span text:style-name="T1">1. Creating a Socket:</text:span> To create a socket, the socket() system call is used. This call returns a socket file descriptor, which is used by the processes to access the socket. There are many types of sockets available in the Linux kernel, including stream sockets, datagram sockets, and raw sockets.</text:p>
      <text:p text:style-name="P2"/>
      <text:p text:style-name="P2"><text:span text:style-name="T1">2. Binding a Socket:</text:span> Once a socket has been created, it must be bound to a specific address and port number using the bind() system call. This call associates the socket with a specific network interface and port number.</text:p>
      <text:p text:style-name="P2"/>
      <text:p text:style-name="P2"><text:span text:style-name="T1">3. Listening On a Socket:</text:span> If a socket is designed to accept incoming connections, it must be put into a listening state using the listen() system call. This call allows the socket to accept incoming connections from other processes.</text:p>
      <text:p text:style-name="P2"/>
      <text:p text:style-name="P2"><text:span text:style-name="T1">4. Connecting to a Socket:</text:span> If a process wants to connect to another process using a socket, it must use the connect() system call. This call establishes a connection to the remote process, allowing data to be exchanged.</text:p>
      <text:p text:style-name="P2"/>
      <text:p text:style-name="P2"><text:span text:style-name="T1">5. Sending and Receiving Data:</text:span> Once a connection has been established between two processes using a socket, data can be sent and received using the send() and recv() system calls.</text:p>
      <text:p text:style-name="P2"/>
      <text:p text:style-name="P2">Sockets provide a flexible and powerful way for processes to communicate with one another, whether they are on the same machine or connected over a network. They are used extensively in the development of client-server applications and other networked applications. Sockets can be tricky to use correctly, as there are many options and configurations available, but with careful attention to detail, they can provide a robust and reliable way to transmit data between processes.</text:p>
      <text:p text:style-name="P2"/>
      <text:p text:style-name="P3">8.6.1. socket() System Call</text:p>
      <text:p text:style-name="P2"/>
      <text:p text:style-name="P2">The socket() system call is used to create an endpoint for communication, which can be used to send and receive data between processes over the network or locally within a single system. It takes three arguments:</text:p>
      <text:p text:style-name="P2"/>
      <text:p text:style-name="P2"/>
      <text:p text:style-name="P2">int socket(int domain, int type, int protocol);</text:p>
      <text:p text:style-name="P2"/>
      <text:p text:style-name="P2"/>
      <text:p text:style-name="P2">- domain specifies the communication domain, which can be one of the following:</text:p>
      <text:p text:style-name="P2"><text:s text:c="2"/>- AF_UNIX: Unix domain sockets, which are used for communication between processes on the same machine.</text:p>
      <text:p text:style-name="P2"><text:s text:c="2"/>- AF_INET: Internet Protocol (IP) version 4 sockets, which are used for communication over the internet or local network.</text:p>
      <text:p text:style-name="P2"><text:s text:c="2"/>- AF_INET6: IP version 6 sockets, which are used for communication over the internet or local network.</text:p>
      <text:p text:style-name="P2">- type specifies the type of socket to be created, which can be one of the following:</text:p>
      <text:p text:style-name="P2"><text:s text:c="2"/>- SOCK_STREAM: A reliable, stream-oriented socket, such as a TCP socket.</text:p>
      <text:p text:style-name="P2"><text:s text:c="2"/>- SOCK_DGRAM: A datagram-oriented socket, such as a UDP socket.</text:p>
      <text:p text:style-name="P2"><text:s text:c="2"/>- SOCK_RAW: A raw socket, which provides access to the underlying transport protocol.</text:p>
      <text:p text:style-name="P2">- protocol specifies the protocol to be used with the socket, which can be one of the following:</text:p>
      <text:p text:style-name="P2"><text:s text:c="2"/>- 0: The operating system chooses the protocol automatically based on the domain and type specified.</text:p>
      <text:p text:style-name="P2"><text:s text:c="2"/>- IPPROTO_TCP: TCP protocol.</text:p>
      <text:p text:style-name="P2"><text:s text:c="2"/>- IPPROTO_UDP: UDP protocol.</text:p>
      <text:p text:style-name="P2"/>
      <text:p text:style-name="P2">The socket() system call returns a file descriptor that can be used to refer to the newly created socket in subsequent system calls. If the call fails, it returns -1 and sets errno to indicate the reason for the failure.</text:p>
      <text:p text:style-name="P2"/>
      <text:p text:style-name="P2"/>
      <text:p text:style-name="P2"/>
      <text:p text:style-name="P2">8.6.2. bind() System Call</text:p>
      <text:p text:style-name="P2"/>
      <text:p text:style-name="P2">The bind() system call is used to bind a socket to a specific address and port number in the Internet domain. The syntax for bind() system call is as follows:</text:p>
      <text:p text:style-name="P2"/>
      <text:p text:style-name="P2"/>
      <text:p text:style-name="P2">int bind(int sockfd, const struct sockaddr *addr, socklen_t addrlen);</text:p>
      <text:p text:style-name="P2"/>
      <text:p text:style-name="P2"/>
      <text:p text:style-name="P2">Here, sockfd is the socket file descriptor obtained from socket() system call, addr is a pointer to a struct sockaddr structure containing the address to bind to, and addrlen is the length of the address structure.</text:p>
      <text:p text:style-name="P2"/>
      <text:p text:style-name="P2">The struct sockaddr structure contains the following fields:</text:p>
      <text:p text:style-name="P2"/>
      <text:p text:style-name="P2"/>
      <text:p text:style-name="P2">struct sockaddr {</text:p>
      <text:p text:style-name="P2"><text:soft-page-break/><text:s text:c="4"/>unsigned short sa_family; <text:s text:c="3"/>// address family, AF_xxx</text:p>
      <text:p text:style-name="P2"><text:s text:c="4"/>char <text:s text:c="10"/>sa_data[14]; <text:s/>// 14 bytes of protocol-specific address</text:p>
      <text:p text:style-name="P2">};</text:p>
      <text:p text:style-name="P2"/>
      <text:p text:style-name="P2"/>
      <text:p text:style-name="P2">The sa_family field specifies the protocol family, which can be one of the following:</text:p>
      <text:p text:style-name="P2"/>
      <text:p text:style-name="P2">- AF_INET: IPv4 addresses</text:p>
      <text:p text:style-name="P2">- AF_INET6: IPv6 addresses</text:p>
      <text:p text:style-name="P2">- AF_UNIX: Unix domain sockets</text:p>
      <text:p text:style-name="P2"/>
      <text:p text:style-name="P2">For example, to bind a socket to port 80 on the loopback interface in the IPv4 address family, you can use the following code:</text:p>
      <text:p text:style-name="P2"/>
      <text:p text:style-name="P2"/>
      <text:p text:style-name="P2">#include &lt;sys/types.h&gt;</text:p>
      <text:p text:style-name="P2">#include &lt;sys/socket.h&gt;</text:p>
      <text:p text:style-name="P2">#include &lt;netinet/in.h&gt;</text:p>
      <text:p text:style-name="P2">#include &lt;arpa/inet.h&gt;</text:p>
      <text:p text:style-name="P2">#include &lt;unistd.h&gt;</text:p>
      <text:p text:style-name="P2"/>
      <text:p text:style-name="P2">int main() {</text:p>
      <text:p text:style-name="P2"><text:s text:c="4"/>int sockfd;</text:p>
      <text:p text:style-name="P2"><text:s text:c="4"/>struct sockaddr_in addr;</text:p>
      <text:p text:style-name="P2"/>
      <text:p text:style-name="P2"><text:s text:c="4"/>sockfd = socket(AF_INET, SOCK_STREAM, 0);</text:p>
      <text:p text:style-name="P2"><text:s text:c="4"/>if (sockfd == -1) {</text:p>
      <text:p text:style-name="P2"><text:s text:c="8"/>perror("socket");</text:p>
      <text:p text:style-name="P2"><text:s text:c="8"/>return 1;</text:p>
      <text:p text:style-name="P2"><text:s text:c="4"/>}</text:p>
      <text:p text:style-name="P2"/>
      <text:p text:style-name="P2"><text:s text:c="4"/>addr.sin_family = AF_INET;</text:p>
      <text:p text:style-name="P2"><text:s text:c="4"/>addr.sin_port = htons(80);</text:p>
      <text:p text:style-name="P2"><text:s text:c="4"/>addr.sin_addr.s_addr = inet_addr("127.0.0.1");</text:p>
      <text:p text:style-name="P2"/>
      <text:p text:style-name="P2"><text:s text:c="4"/>if (bind(sockfd, (struct sockaddr*)&amp;addr, sizeof(addr)) == -1) {</text:p>
      <text:p text:style-name="P2"><text:s text:c="8"/>perror("bind");</text:p>
      <text:p text:style-name="P2"><text:s text:c="8"/>return 1;</text:p>
      <text:p text:style-name="P2"><text:s text:c="4"/>}</text:p>
      <text:p text:style-name="P2"/>
      <text:p text:style-name="P2"><text:s text:c="4"/>// ...</text:p>
      <text:p text:style-name="P2">}</text:p>
      <text:p text:style-name="P2"/>
      <text:p text:style-name="P2"/>
      <text:p text:style-name="P2">This code creates a socket using socket() system call and sets up the struct sockaddr_in structure to bind to the loopback interface on port 80. Finally, bind() system call is used to bind the socket to the specified address and port number. If bind() system call fails, an error message is printed using perror() function.</text:p>
      <text:p text:style-name="P2"/>
      <text:p text:style-name="P2"/>
      <text:p text:style-name="P2"><text:soft-page-break/>8.6.3. listen() System Call</text:p>
      <text:p text:style-name="P2"/>
      <text:p text:style-name="P2">The listen() system call in Linux is used for a socket-based communication protocol like TCP. It sets the maximum number of connections that can be waiting to connect to a socket. The listen() system call marks the socket referred to by the file descriptor sockfd as a passive socket, that is, as a socket that will be used to accept incoming connection requests using the accept() system call.</text:p>
      <text:p text:style-name="P2"/>
      <text:p text:style-name="P2">The function prototype for listen() is as follows:</text:p>
      <text:p text:style-name="P2"/>
      <text:p text:style-name="P2"/>
      <text:p text:style-name="P2">#include &lt;sys/socket.h&gt;</text:p>
      <text:p text:style-name="P2"/>
      <text:p text:style-name="P2">int listen(int sockfd, int backlog);</text:p>
      <text:p text:style-name="P2"/>
      <text:p text:style-name="P2"/>
      <text:p text:style-name="P2">Here, sockfd is the socket file descriptor returned by the socket() system call. The backlog parameter specifies the maximum length of the queue of pending connections for the socket.</text:p>
      <text:p text:style-name="P2"/>
      <text:p text:style-name="P2">The listen() system call performs the following operations:</text:p>
      <text:p text:style-name="P2"/>
      <text:p text:style-name="P2">1. The socket is marked as a passive socket, meaning that it will be used to accept incoming connection requests using the accept() system call.</text:p>
      <text:p text:style-name="P2"/>
      <text:p text:style-name="P2">2. The backlog queue is initialized with the specified length. The kernel allocates a queue of pending connection requests for the socket, and the length of this queue is equal to the backlog parameter. </text:p>
      <text:p text:style-name="P2"/>
      <text:p text:style-name="P2">3. The socket is put into a listening state. This means that the socket is ready to accept incoming connection requests from the network.</text:p>
      <text:p text:style-name="P2"/>
      <text:p text:style-name="P2">If the listen() system call is successful, it returns 0. Otherwise, it returns -1 and sets errno to indicate the error.</text:p>
      <text:p text:style-name="P2"/>
      <text:p text:style-name="P2">In summary, the listen() system call is used to specify the maximum length of the queue of pending connections for a socket and to set the socket into a listening state to accept incoming connections using the accept() system call.</text:p>
      <text:p text:style-name="P2"/>
      <text:p text:style-name="P2"/>
      <text:p text:style-name="P2">8.6.4. connect() System Call</text:p>
      <text:p text:style-name="P2"/>
      <text:p text:style-name="P2">The connect() system call is used in Linux to establish a connection to a remote socket specified by an address. It is typically used in network programming for establishing a connection-oriented communication channel between a client and a server.</text:p>
      <text:p text:style-name="P2"/>
      <text:p text:style-name="P2">The function signature for connect() is as follows:</text:p>
      <text:p text:style-name="P2"/>
      <text:p text:style-name="P2">c</text:p>
      <text:p text:style-name="P2">#include &lt;sys/socket.h&gt;</text:p>
      <text:p text:style-name="P2"/>
      <text:p text:style-name="P2">int connect(int sockfd, const struct sockaddr *addr, socklen_t addrlen);</text:p>
      <text:p text:style-name="P2"><text:soft-page-break/></text:p>
      <text:p text:style-name="P2"/>
      <text:p text:style-name="P2">Here, sockfd is the file descriptor for the socket that you want to use for the connection. addr is a pointer to a struct sockaddr object that contains the address of the remote socket you want to connect to, and addrlen is the length of the sockaddr structure.</text:p>
      <text:p text:style-name="P2"/>
      <text:p text:style-name="P2">The connect() function returns an integer value that indicates the success or failure of the connection attempt. If the connection is successful, it returns 0. If an error occurs, it returns -1, and you can use the errno variable to determine the nature of the error.</text:p>
      <text:p text:style-name="P2"/>
      <text:p text:style-name="P2">The connect() system call performs the following steps:</text:p>
      <text:p text:style-name="P2"/>
      <text:p text:style-name="P2">1. It verifies that the socket specified by sockfd is open and in a state that allows a connection to be established.</text:p>
      <text:p text:style-name="P2"/>
      <text:p text:style-name="P2">2. It retrieves the local IP address and port number for the socket.</text:p>
      <text:p text:style-name="P2"/>
      <text:p text:style-name="P2">3. It sends a connection request to the remote socket specified by addr.</text:p>
      <text:p text:style-name="P2"/>
      <text:p text:style-name="P2">4. It waits for a response from the remote socket.</text:p>
      <text:p text:style-name="P2"/>
      <text:p text:style-name="P2">5. If the connection is established, the socket becomes ready for reading and writing.</text:p>
      <text:p text:style-name="P2"/>
      <text:p text:style-name="P2">If the connection attempt fails, the reason for the failure can be determined by examining the errno variable. Some common reasons for failure include:</text:p>
      <text:p text:style-name="P2"/>
      <text:p text:style-name="P2">- The remote host is not reachable.</text:p>
      <text:p text:style-name="P2">- The remote host refused the connection attempt.</text:p>
      <text:p text:style-name="P2">- The local system ran out of resources needed to complete the connection.</text:p>
      <text:p text:style-name="P2">- The socket is marked as non-blocking and the connection cannot be completed immediately.</text:p>
      <text:p text:style-name="P2"/>
      <text:p text:style-name="P2"/>
      <text:p text:style-name="P2"/>
      <text:p text:style-name="P2">8.6.5. send() System Call</text:p>
      <text:p text:style-name="P2"/>
      <text:p text:style-name="P2">The send() system call in Linux is used to send data on a socket. It has the following syntax:</text:p>
      <text:p text:style-name="P2"/>
      <text:p text:style-name="P2"/>
      <text:p text:style-name="P2">#include &lt;sys/socket.h&gt;</text:p>
      <text:p text:style-name="P2"/>
      <text:p text:style-name="P2">ssize_t send(int sockfd, const void *buf, size_t len, int flags);</text:p>
      <text:p text:style-name="P2"/>
      <text:p text:style-name="P2"/>
      <text:p text:style-name="P2">Here, sockfd is the socket file descriptor, which identifies the socket to be used for sending data. buf is a pointer to the data that needs to be sent, and len specifies the size of the data in bytes.</text:p>
      <text:p text:style-name="P2"/>
      <text:p text:style-name="P2">The flags argument is an integer that can be used to modify the behavior of the send() system call. It can be set to one of the following values:</text:p>
      <text:p text:style-name="P2"/>
      <text:p text:style-name="P2"><text:soft-page-break/>- MSG_CONFIRM: This flag is used to ask the transport layer to confirm that the data has been received by the remote end. This is typically used in UDP protocols.</text:p>
      <text:p text:style-name="P2"/>
      <text:p text:style-name="P2">- MSG_DONTROUTE: This flag is used to indicate that the data should be sent directly to the recipient, without being routed through intermediate hosts.</text:p>
      <text:p text:style-name="P2"/>
      <text:p text:style-name="P2">- MSG_DONTWAIT: This flag is used to specify that the call should not block, and instead return immediately if the underlying transport layer is not ready to accept the data.</text:p>
      <text:p text:style-name="P2"/>
      <text:p text:style-name="P2">- MSG_MORE: This flag is used to indicate that there is more data to be sent after the current data. This is typically used to send large data packets in multiple parts.</text:p>
      <text:p text:style-name="P2"/>
      <text:p text:style-name="P2">- MSG_NOSIGNAL: This flag is used to specify that the send() system call should not generate a SIGPIPE signal if the remote end has closed the connection.</text:p>
      <text:p text:style-name="P2"/>
      <text:p text:style-name="P2">The send() system call returns the number of bytes that were actually sent. If an error occurs, it returns -1 and sets the errno variable to indicate the specific error that occurred. Common errors include:</text:p>
      <text:p text:style-name="P2"/>
      <text:p text:style-name="P2">- EAGAIN or EWOULDBLOCK: Indicates that the socket is marked non-blocking, and the send operation would block.</text:p>
      <text:p text:style-name="P2"/>
      <text:p text:style-name="P2">- EINTR: Indicates that the send operation was interrupted by a signal.</text:p>
      <text:p text:style-name="P2"/>
      <text:p text:style-name="P2">- EINVAL: Indicates that the socket is not a valid socket descriptor.</text:p>
      <text:p text:style-name="P2"/>
      <text:p text:style-name="P2">- ENOBUFS or ENOMEM: Indicates that there is insufficient memory available to send the data.</text:p>
      <text:p text:style-name="P2"/>
      <text:p text:style-name="P2">- ENOTCONN: Indicates that the socket is not connected.</text:p>
      <text:p text:style-name="P2"/>
      <text:p text:style-name="P2">- EPIPE: Indicates that the remote end has closed the connection.</text:p>
      <text:p text:style-name="P2"/>
      <text:p text:style-name="P2"/>
      <text:p text:style-name="P67"/>
      <text:p text:style-name="P67">8.6.6. recv() System Call</text:p>
      <text:p text:style-name="P2"/>
      <text:p text:style-name="P2">The recv() system call in Linux is used to receive messages from a socket. It has the following syntax:</text:p>
      <text:p text:style-name="P2"/>
      <text:p text:style-name="P2">c</text:p>
      <text:p text:style-name="P2">#include &lt;sys/types.h&gt;</text:p>
      <text:p text:style-name="P2">#include &lt;sys/socket.h&gt;</text:p>
      <text:p text:style-name="P2"/>
      <text:p text:style-name="P2">ssize_t recv(int sockfd, void *buf, size_t len, int flags);</text:p>
      <text:p text:style-name="P2"/>
      <text:p text:style-name="P2"/>
      <text:p text:style-name="P2">Here,</text:p>
      <text:p text:style-name="P2">- sockfd: The file descriptor of the socket from which the message will be received.</text:p>
      <text:p text:style-name="P2">- buf: A pointer to the buffer where the received message will be stored.</text:p>
      <text:p text:style-name="P2">- len: The length of the buffer pointed to by buf.</text:p>
      <text:p text:style-name="P2"><text:soft-page-break/>- flags: Flags that modify the behavior of the function.</text:p>
      <text:p text:style-name="P2"/>
      <text:p text:style-name="P2">The function returns the number of bytes received on success and -1 on failure.</text:p>
      <text:p text:style-name="P2"/>
      <text:p text:style-name="P2">The recv() system call is used in conjunction with the send() system call to establish communication between two sockets. The recv() system call blocks until a message is received from the socket. If the socket is non-blocking, the function returns immediately with an error code of EAGAIN or EWOULDBLOCK if there is no data to be received.</text:p>
      <text:p text:style-name="P2"/>
      <text:p text:style-name="P2">The flags argument can be used to modify the behavior of the function. Some common flags include:</text:p>
      <text:p text:style-name="P2">- MSG_DONTWAIT: Returns immediately if there is no data to be received.</text:p>
      <text:p text:style-name="P2">- MSG_PEEK: Returns a copy of the next message without removing it from the socket receive buffer.</text:p>
      <text:p text:style-name="P2">- MSG_WAITALL: Blocks until all data requested is received.</text:p>
      <text:p text:style-name="P2"/>
      <text:p text:style-name="P2">The recv() system call is often used in conjunction with the select() or poll() system calls to allow a program to monitor multiple sockets for incoming data without blocking.</text:p>
      <text:p text:style-name="P2"/>
      <text:p text:style-name="P2"/>
      <text:h text:style-name="P170" text:outline-level="2"><text:bookmark-start text:name="__RefHeading___Toc171951_3177406469"/>8.7. Example Code<text:bookmark-end text:name="__RefHeading___Toc171951_3177406469"/></text:h>
      <text:p text:style-name="P2"/>
      <text:p text:style-name="P83"/>
      <table:table table:name="Table12" table:style-name="Table12">
        <table:table-column table:style-name="Table12.A"/>
        <table:table-column table:style-name="Table12.B"/>
        <table:table-row>
          <table:table-cell table:style-name="Table12.A1" office:value-type="string">
            <table:table table:name="Table13" table:style-name="Table13">
              <table:table-column table:style-name="Table13.A"/>
              <table:table-row>
                <table:table-cell table:style-name="Table13.A1" office:value-type="string">
                  <text:p text:style-name="Preformatted_20_Text">#include &lt;linux/init.h&gt;</text:p>
                  <text:p text:style-name="Preformatted_20_Text">#include &lt;linux/module.h&gt;</text:p>
                  <text:p text:style-name="Preformatted_20_Text">#include &lt;linux/kernel.h&gt;</text:p>
                  <text:p text:style-name="Preformatted_20_Text">#include &lt;linux/slab.h&gt;</text:p>
                  <text:p text:style-name="Preformatted_20_Text">#include &lt;linux/fs.h&gt;</text:p>
                  <text:p text:style-name="Preformatted_20_Text">#include &lt;linux/pipe_fs_i.h&gt;</text:p>
                  <text:p text:style-name="Preformatted_20_Text">#include &lt;linux/uaccess.h&gt;</text:p>
                  <text:p text:style-name="Preformatted_20_Text"/>
                  <text:p text:style-name="Preformatted_20_Text">MODULE_LICENSE("GPL");</text:p>
                  <text:p text:style-name="Preformatted_20_Text"/>
                  <text:p text:style-name="Preformatted_20_Text">#define PIPE_NAME "my_pipe"</text:p>
                  <text:p text:style-name="Preformatted_20_Text"/>
                  <text:p text:style-name="Preformatted_20_Text">static struct pipe_inode_info *my_pipe;</text:p>
                  <text:p text:style-name="Preformatted_20_Text"/>
                  <text:p text:style-name="Preformatted_20_Text">static int my_pipe_read(struct file *file, char __user *buf, size_t count, loff_t *ppos)</text:p>
                  <text:p text:style-name="Preformatted_20_Text">{</text:p>
                  <text:p text:style-name="Preformatted_20_Text"><text:s text:c="4"/>int ret;</text:p>
                  <text:p text:style-name="Preformatted_20_Text"/>
                  <text:p text:style-name="Preformatted_20_Text"><text:s text:c="4"/>ret = generic_pipe_buf_nosteal(pipe_file(file), buf, count, 0);</text:p>
                  <text:p text:style-name="Preformatted_20_Text"><text:s text:c="4"/>if (ret &gt; 0)</text:p>
                  <text:p text:style-name="Preformatted_20_Text"><text:s text:c="8"/>*ppos += ret;</text:p>
                  <text:p text:style-name="Preformatted_20_Text"/>
                  <text:p text:style-name="Preformatted_20_Text"><text:s text:c="4"/>return ret;</text:p>
                  <text:p text:style-name="Preformatted_20_Text">}</text:p>
                  <text:p text:style-name="Preformatted_20_Text"/>
                  <text:p text:style-name="Preformatted_20_Text">static int my_pipe_write(struct file *file, const char __user *buf, size_t count, loff_t *ppos)</text:p>
                  <text:p text:style-name="Preformatted_20_Text">{</text:p>
                  <text:p text:style-name="Preformatted_20_Text"><text:s text:c="4"/>int ret;</text:p>
                  <text:p text:style-name="Preformatted_20_Text"/>
                  <text:p text:style-name="Preformatted_20_Text"><text:s text:c="4"/>ret = generic_pipe_buf_nosteal(pipe_file(file), (char *)buf, count, 1);</text:p>
                  <text:p text:style-name="Preformatted_20_Text"><text:s text:c="4"/>if (ret &gt; 0)</text:p>
                  <text:p text:style-name="Preformatted_20_Text"><text:s text:c="8"/>*ppos += ret;</text:p>
                  <text:p text:style-name="Preformatted_20_Text"/>
                  <text:p text:style-name="Preformatted_20_Text"><text:s text:c="4"/>return ret;</text:p>
                  <text:p text:style-name="Preformatted_20_Text">}</text:p>
                  <text:p text:style-name="Preformatted_20_Text"/>
                  <text:p text:style-name="Preformatted_20_Text">static const struct file_operations my_pipe_fops = {</text:p>
                  <text:p text:style-name="Preformatted_20_Text"><text:s text:c="4"/>.owner = THIS_MODULE,</text:p>
                  <text:p text:style-name="Preformatted_20_Text"><text:s text:c="4"/>.read = my_pipe_read,</text:p>
                  <text:p text:style-name="Preformatted_20_Text"><text:s text:c="4"/>.write = my_pipe_write,</text:p>
                  <text:p text:style-name="Preformatted_20_Text"><text:s text:c="4"/>.llseek = no_llseek,</text:p>
                  <text:p text:style-name="Preformatted_20_Text">};</text:p>
                  <text:p text:style-name="Preformatted_20_Text"/>
                  <text:p text:style-name="Preformatted_20_Text">static int __init my_pipe_init(void)</text:p>
                  <text:p text:style-name="Preformatted_20_Text">{</text:p>
                  <text:p text:style-name="Preformatted_20_Text"><text:s text:c="4"/>int error;</text:p>
                  <text:p text:style-name="Preformatted_20_Text"/>
                  <text:p text:style-name="Preformatted_20_Text"><text:s text:c="4"/>my_pipe = create_pipe_files(&amp;my_pipe_fops, 0, PIPE_NAME);</text:p>
                  <text:p text:style-name="Preformatted_20_Text"><text:s text:c="4"/>if (IS_ERR(my_pipe)) {</text:p>
                  <text:p text:style-name="Preformatted_20_Text"><text:s text:c="8"/>error = PTR_ERR(my_pipe);</text:p>
                  <text:p text:style-name="Preformatted_20_Text"><text:s text:c="8"/>printk(KERN_ALERT "Failed to create pipe: %d\n", error);</text:p>
                  <text:p text:style-name="Preformatted_20_Text"><text:s text:c="8"/>return error;</text:p>
                  <text:p text:style-name="Preformatted_20_Text"><text:s text:c="4"/>}</text:p>
                  <text:p text:style-name="Preformatted_20_Text"><text:soft-page-break/></text:p>
                  <text:p text:style-name="Preformatted_20_Text"><text:s text:c="4"/>printk(KERN_INFO "my_pipe module loaded\n");</text:p>
                  <text:p text:style-name="Preformatted_20_Text"/>
                  <text:p text:style-name="Preformatted_20_Text"><text:s text:c="4"/>return 0;</text:p>
                  <text:p text:style-name="Preformatted_20_Text">}</text:p>
                  <text:p text:style-name="Preformatted_20_Text"/>
                  <text:p text:style-name="Preformatted_20_Text">static void __exit my_pipe_exit(void)</text:p>
                  <text:p text:style-name="Preformatted_20_Text">{</text:p>
                  <text:p text:style-name="Preformatted_20_Text"><text:s text:c="4"/>if (my_pipe)</text:p>
                  <text:p text:style-name="Preformatted_20_Text"><text:s text:c="8"/>free_pipe_info(my_pipe);</text:p>
                  <text:p text:style-name="Preformatted_20_Text"/>
                  <text:p text:style-name="Preformatted_20_Text"><text:s text:c="4"/>printk(KERN_INFO "my_pipe module unloaded\n");</text:p>
                  <text:p text:style-name="Preformatted_20_Text">}</text:p>
                  <text:p text:style-name="Preformatted_20_Text"/>
                  <text:p text:style-name="Preformatted_20_Text">module_init(my_pipe_init);</text:p>
                  <text:p text:style-name="Preformatted_20_Text">module_exit(my_pipe_exit);</text:p>
                </table:table-cell>
              </table:table-row>
            </table:table>
            <text:p text:style-name="P16"/>
          </table:table-cell>
          <table:table-cell table:style-name="Table12.A1" office:value-type="string">
            <text:p text:style-name="P16"/>
          </table:table-cell>
        </table:table-row>
        <table:table-row>
          <table:table-cell table:style-name="Table12.A1" office:value-type="string">
            <text:p text:style-name="P16"/>
          </table:table-cell>
          <table:table-cell table:style-name="Table12.A1" office:value-type="string">
            <text:p text:style-name="P16"/>
          </table:table-cell>
        </table:table-row>
      </table:table>
      <text:p text:style-name="P15"/>
      <text:p text:style-name="P2">This code creates a named pipe named "my_pipe" using the create_pipe_files function. The pipe is implemented using a pipe_inode_info structure, which is allocated using the kmalloc function. The my_pipe_read and my_pipe_write functions are used to read from and write to the pipe, respectively. The generic_pipe_buf_nosteal function is used to transfer data between the user-space buffer and the pipe buffer. The no_llseek function is used to disable seeking in the file.</text:p>
      <text:p text:style-name="P2"/>
      <text:p text:style-name="P2">The file_operations structure is used to specify the functions implemented by the pipe file. In this case, only the read and write functions are implemented.</text:p>
      <text:p text:style-name="P2"/>
      <text:p text:style-name="P2">The create_pipe_files function creates two file objects, one for reading and one for writing, that are associated with the pipe. The pipe_file function is used to retrieve the file object for the appropriate operation.</text:p>
      <text:p text:style-name="P2"/>
      <text:p text:style-name="P2">Note that this is a simple example of a named pipe and that real-world interprocess communication mechanisms may have other features, such as message queues, shared memory, and semaphores.</text:p>
      <text:p text:style-name="P2"/>
      <text:h text:style-name="P170" text:outline-level="2"><text:bookmark-start text:name="__RefHeading___Toc171953_3177406469"/>8.8. APIs<text:bookmark-end text:name="__RefHeading___Toc171953_3177406469"/></text:h>
      <text:p text:style-name="P2"/>
      <text:p text:style-name="P2">Here is a non-exhaustive list of some of the interprocess communication (IPC) APIs available in the Linux kernel:</text:p>
      <text:p text:style-name="P2"/>
      <text:p text:style-name="P2"><text:span text:style-name="T1">1. pipes:</text:span> Provides a simple method for interprocess communication using a pair of file descriptors connected by a pipe.</text:p>
      <text:p text:style-name="P2"/>
      <text:p text:style-name="P2"><text:span text:style-name="T1">2. System V IPC:</text:span> Provides a set of standardized mechanisms for IPC, including shared memory, message queues, and semaphores.</text:p>
      <text:p text:style-name="P2"/>
      <text:p text:style-name="P2"><text:span text:style-name="T1">3. POSIX </text:span><text:span text:style-name="T37">M</text:span><text:span text:style-name="T1">essage </text:span><text:span text:style-name="T37">Q</text:span><text:span text:style-name="T1">ueues:</text:span> Provides a more modern and flexible implementation of message queues for interprocess communication.</text:p>
      <text:p text:style-name="P2"/>
      <text:p text:style-name="P2"><text:span text:style-name="T1">4. signals:</text:span> Provides a lightweight mechanism for signaling a process or thread, including the ability to send and receive user-defined signals.</text:p>
      <text:p text:style-name="P2"/>
      <text:p text:style-name="P2"><text:span text:style-name="T1">5. sockets:</text:span> Provides a powerful and flexible mechanism for IPC, including both TCP and UDP networking protocols as well as Unix domain sockets.</text:p>
      <text:p text:style-name="P2"/>
      <text:p text:style-name="P2"><text:span text:style-name="T1">6. Dbus:</text:span> Provides a high-level IPC system that allows multiple processes to communicate with each other in a structured and efficient manner.</text:p>
      <text:p text:style-name="P2"/>
      <text:p text:style-name="P2"><text:span text:style-name="T1">7. RPC:</text:span> Provides a way for remote processes to invoke functions on a different machine, often used in distributed computing environments.</text:p>
      <text:p text:style-name="P2"/>
      <text:p text:style-name="P2"><text:span text:style-name="T1">8. Netlink:</text:span> Provides a low-level interface for sending and receiving messages between kernel modules and user-space applications.</text:p>
      <text:p text:style-name="P2"/>
      <text:p text:style-name="P2">These APIs provide a variety of options for interprocess communication in the Linux kernel, each with its own strengths and weaknesses. Choosing the appropriate API for a particular application or driver will depend on factors such as performance, security, and ease of use.</text:p>
      <text:p text:style-name="P2"/>
      <text:h text:style-name="P169" text:outline-level="1"><text:bookmark-start text:name="__RefHeading___Toc171955_3177406469"/>9. <text:span text:style-name="T77">S</text:span>ystem <text:span text:style-name="T77">C</text:span>alls<text:bookmark-end text:name="__RefHeading___Toc171955_3177406469"/></text:h>
      <text:p text:style-name="P2"/>
      <text:p text:style-name="P2"/>
      <text:p text:style-name="P2">Linux system calls are a key component of the operating system and are used to interact with the kernel. They provide a mechanism for user-level processes to request services from the kernel, such as file I/O, process management, network communication, and more. </text:p>
      <text:p text:style-name="P2"/>
      <text:p text:style-name="P2">Here are some important concepts related to Linux system calls:</text:p>
      <text:p text:style-name="P2"/>
      <text:p text:style-name="P2"><text:span text:style-name="T1">1. System Call Interface:</text:span> The system call interface is the programming interface between user-level applications and the kernel. It provides a set of functions that allow applications to interact with the kernel and request services.</text:p>
      <text:p text:style-name="P2"/>
      <text:p text:style-name="P2"><text:span text:style-name="T1">2. System Call Overhead:</text:span> There is some overhead associated with making a system call, as it requires a context switch from user space to kernel space. Therefore, minimizing the number of system calls can improve performance.</text:p>
      <text:p text:style-name="P2"/>
      <text:p text:style-name="P2"><text:span text:style-name="T1">3. System Call Implementation:</text:span> System calls are implemented as functions in the kernel, which are invoked when the corresponding system call number is received. The implementation of system calls can vary depending on the architecture and kernel version.</text:p>
      <text:p text:style-name="P2"/>
      <text:p text:style-name="P2"><text:span text:style-name="T1">4. System Call Security:</text:span> System calls can potentially be used by malicious applications to execute privileged operations, so the kernel enforces various security checks to prevent unauthorized access. These checks include verifying that the process has the appropriate permissions, and checking the validity of the parameters passed to the system call.</text:p>
      <text:p text:style-name="P2"/>
      <text:p text:style-name="P2">Overall, Linux system calls are a powerful and flexible mechanism for interacting with the kernel, and understanding their concepts is essential for developing system-level applications.</text:p>
      <text:p text:style-name="P2"/>
      <text:h text:style-name="P170" text:outline-level="2"><text:bookmark-start text:name="__RefHeading___Toc24149_1172398647"/>9.1. System Call Interface<text:bookmark-end text:name="__RefHeading___Toc24149_1172398647"/></text:h>
      <text:p text:style-name="P2"/>
      <text:p text:style-name="P2">The Linux system call interface provides a way for user-level programs to request services from the operating system kernel. The interface is implemented as a set of software interrupts that are triggered by the user program when it makes a system call. When a system call is made, the kernel takes control of the processor, performs the requested operation on behalf of the user program, and returns control to the user program.</text:p>
      <text:p text:style-name="P2"/>
      <text:p text:style-name="P2">The system call interface provides a standardized way for user programs to interact with the kernel, regardless of the hardware or architecture on which they are running. It allows programs to access a wide range of kernel functionality, such as file I/O, process management, memory allocation, and network communication.</text:p>
      <text:p text:style-name="P2"/>
      <text:p text:style-name="P2">Some important concepts related to the Linux system call interface include:</text:p>
      <text:p text:style-name="P2"/>
      <text:p text:style-name="P2"><text:span text:style-name="T1">1. System Call Numbers:</text:span> Each system call is identified by a unique number. When a user program makes a system call, it specifies the system call number as an argument.</text:p>
      <text:p text:style-name="P2"/>
      <text:p text:style-name="P2"><text:span text:style-name="T1">2. Arguments and Return Values:</text:span> System calls take input arguments from user programs and return output values back to the user program. The format of the arguments and return values depends on the system call being made.</text:p>
      <text:p text:style-name="P2"/>
      <text:p text:style-name="P2"><text:span text:style-name="T1">3. Error Handling:</text:span> System calls can fail for a variety of reasons, such as invalid arguments, resource allocation failures, or hardware errors. When a system call fails, it returns an error code to the user program, which can use the code to determine the cause of the failure.</text:p>
      <text:p text:style-name="P2"/>
      <text:p text:style-name="P2"><text:span text:style-name="T1">4. System Call Table:</text:span> The system call interface is implemented as a table of function pointers that map system call numbers to the kernel functions that implement them. The table is initialized at system startup and is read-only during normal operation.</text:p>
      <text:p text:style-name="P2"/>
      <text:p text:style-name="P2">Overall, the system call interface is a fundamental part of the Linux operating system that provides user programs with access to the powerful capabilities of the kernel. Understanding the concepts and details of the system call interface is essential for developing Linux applications and system-level software.</text:p>
      <text:p text:style-name="P2"/>
      <text:h text:style-name="P174" text:outline-level="3"><text:bookmark-start text:name="__RefHeading___Toc24365_2290364219"/>9.1.1. System Call Numbers<text:bookmark-end text:name="__RefHeading___Toc24365_2290364219"/></text:h>
      <text:p text:style-name="P2">In Linux, each system call is assigned a unique number, referred to as a system call number or syscall number. These numbers are used by the operating system to identify which system call a process wants to execute.</text:p>
      <text:p text:style-name="P2"/>
      <text:p text:style-name="P2">The system call numbers are defined in the unistd.h header file, which is part of the C library. On most systems, this file is located in the /usr/include directory.</text:p>
      <text:p text:style-name="P2"/>
      <text:p text:style-name="P2">Here are a few examples of system call numbers:</text:p>
      <text:p text:style-name="P2"/>
      <text:p text:style-name="P2"><text:span text:style-name="T1">- read:</text:span> 0</text:p>
      <text:p text:style-name="P2"><text:span text:style-name="T1">- write: </text:span>1</text:p>
      <text:p text:style-name="P2"><text:span text:style-name="T1">- open: </text:span>2</text:p>
      <text:p text:style-name="P2"><text:span text:style-name="T1">- close: </text:span>3</text:p>
      <text:p text:style-name="P2"><text:span text:style-name="T1">- stat:</text:span> 4</text:p>
      <text:p text:style-name="P2"><text:span text:style-name="T1">- fstat:</text:span> 5</text:p>
      <text:p text:style-name="P2"><text:span text:style-name="T1">- lstat:</text:span> 6</text:p>
      <text:p text:style-name="P2"><text:span text:style-name="T1">- poll: </text:span>7</text:p>
      <text:p text:style-name="P2"><text:span text:style-name="T1">- mmap: </text:span>9</text:p>
      <text:p text:style-name="P2"><text:span text:style-name="T1">- munmap:</text:span> 11</text:p>
      <text:p text:style-name="P2"><text:span text:style-name="T1">- pipe:</text:span> 22</text:p>
      <text:p text:style-name="P2"><text:span text:style-name="T1">- dup2:</text:span> 33</text:p>
      <text:p text:style-name="P2"><text:span text:style-name="T1">- getpid:</text:span> 39</text:p>
      <text:p text:style-name="P2"><text:span text:style-name="T1">- ioctl: </text:span>54</text:p>
      <text:p text:style-name="P2"><text:span text:style-name="T1">- flock: </text:span>143</text:p>
      <text:p text:style-name="P2"/>
      <text:p text:style-name="P2">Note that the actual numbers may differ depending on the architecture and operating system version.</text:p>
      <text:p text:style-name="P2"/>
      <text:h text:style-name="P174" text:outline-level="3"><text:bookmark-start text:name="__RefHeading___Toc24367_2290364219"/>9.1.2. Arguments and Return Values<text:bookmark-end text:name="__RefHeading___Toc24367_2290364219"/></text:h>
      <text:p text:style-name="P2">In Linux, system calls are typically invoked through a software interrupt (interrupt 0x80) or the SYSENTER instruction. The system call number is passed in the EAX register and the arguments are passed in other registers or on the stack.</text:p>
      <text:p text:style-name="P2"/>
      <text:p text:style-name="P2">The number and format of arguments passed to a system call depends on the specific call being made. Each system call has a unique signature that specifies its required arguments and return value.</text:p>
      <text:p text:style-name="P2"/>
      <text:p text:style-name="P2">Generally, the first six arguments are passed in the registers EBX, ECX, EDX, ESI, EDI, and EBP. Additional arguments are passed on the stack. The return value of the system call is passed back to the caller in the EAX register.</text:p>
      <text:p text:style-name="P2"/>
      <text:p text:style-name="P2">The values and meanings of the arguments and return values are defined by the system call itself, and are documented in the system call's manual page (man page). The manual page also specifies any error conditions that may be returned by the system call, along with their corresponding error codes.</text:p>
      <text:p text:style-name="P69"/>
      <text:p text:style-name="P69">The return value of a system call is an integer that indicates whether the call succeeded or failed, and provides additional information about the outcome of the call. A return value of zero indicates success, while a negative value indicates an error. The specific error code is returned in the <text:span text:style-name="Source_20_Text">errno</text:span> variable, which is set by the system call and can be checked by the calling process.</text:p>
      <text:p text:style-name="Text_20_body">For example, the <text:span text:style-name="Source_20_Text">open()</text:span> system call takes a filename and a set of flags as arguments, and returns a file descriptor that can be used to read from or write to the file. If the call succeeds, it returns a non-negative file descriptor. If it fails, it returns -1 and sets the <text:span text:style-name="Source_20_Text">errno</text:span> variable to indicate the specific error that occurred.</text:p>
      <text:p text:style-name="P2">It's important to note that system calls are a critical part of the Linux kernel interface and are carefully designed to provide safe, efficient, and reliable access to kernel functionality. System calls should be used with care and only when necessary to avoid security vulnerabilities and potential system instability.</text:p>
      <text:p text:style-name="P2"/>
      <text:h text:style-name="P174" text:outline-level="3"><text:bookmark-start text:name="__RefHeading___Toc24369_2290364219"/>9.1.3. Error Handling<text:bookmark-end text:name="__RefHeading___Toc24369_2290364219"/></text:h>
      <text:p text:style-name="P2"/>
      <text:p text:style-name="P2">In Linux system calls, errors can occur due to various reasons, such as invalid arguments, resource exhaustion, or system errors. When a system call fails, it returns a negative value to the calling process, indicating the error. The error code is typically a negative value defined in the errno.h header file.</text:p>
      <text:p text:style-name="P2"/>
      <text:p text:style-name="P2">The error code returned by a system call can be obtained by invoking the errno variable. The errno variable is a global variable that is defined in the errno.h header file. It is set by the system call to indicate the type of error that has occurred during the system call. </text:p>
      <text:p text:style-name="P2"/>
      <text:p text:style-name="P2">There are a number of possible error codes that can be returned by a system call. These error codes are defined in the errno.h header file. Some of the common error codes include:</text:p>
      <text:p text:style-name="P2"/>
      <text:p text:style-name="P2"><text:span text:style-name="T1">EACCES (Permission denied):</text:span> This error is returned when the user does not have permission to perform the operation.</text:p>
      <text:p text:style-name="P132"/>
      <text:p text:style-name="P2"><text:span text:style-name="T1">EBADF (Bad file descriptor):</text:span> This error is returned when the file descriptor provided is not valid.</text:p>
      <text:p text:style-name="P132"/>
      <text:p text:style-name="P2"><text:span text:style-name="T1">EINVAL (Invalid argument):</text:span> This error is returned when an invalid argument is passed to the system call.</text:p>
      <text:p text:style-name="P132"/>
      <text:p text:style-name="P2"><text:span text:style-name="T1">ENOMEM (Out of memory): </text:span>This error is returned when the system call cannot allocate memory.</text:p>
      <text:p text:style-name="P132"/>
      <text:p text:style-name="P2"><text:span text:style-name="T1">ENOSYS (Function not implemented):</text:span> This error is returned when the system call is not implemented.</text:p>
      <text:p text:style-name="P2"/>
      <text:p text:style-name="P2">To handle errors returned by system calls, it is important to check the return value of the system call and handle any errors that occur. The perror() function can be used to print a human-readable error message based on the errno variable. </text:p>
      <text:p text:style-name="P2"/>
      <text:p text:style-name="P2">In addition to errno, some system calls return additional error information in the form of a pointer to an error message. This error message can be obtained using the strerror() function.</text:p>
      <text:p text:style-name="P2"/>
      <text:p text:style-name="P2">For example, if the open() system call fails to open a file, it returns a negative value, and the errno variable is set to indicate the error. The error code can be printed using the perror() function as follows:</text:p>
      <text:p text:style-name="P2"/>
      <text:p text:style-name="Preformatted_20_Text">#include &lt;stdio.h&gt;</text:p>
      <text:p text:style-name="Preformatted_20_Text">#include &lt;errno.h&gt;</text:p>
      <text:p text:style-name="Preformatted_20_Text">#include &lt;fcntl.h&gt;</text:p>
      <text:p text:style-name="Preformatted_20_Text"/>
      <text:p text:style-name="Preformatted_20_Text">int main()</text:p>
      <text:p text:style-name="Preformatted_20_Text">{</text:p>
      <text:p text:style-name="Preformatted_20_Text"><text:s text:c="3"/>int fd = open("non-existent-file", O_RDONLY);</text:p>
      <text:p text:style-name="Preformatted_20_Text"><text:s text:c="3"/>if (fd &lt; 0) {</text:p>
      <text:p text:style-name="Preformatted_20_Text"><text:s text:c="6"/>perror("open");</text:p>
      <text:p text:style-name="Preformatted_20_Text"><text:s text:c="6"/>return -1;</text:p>
      <text:p text:style-name="Preformatted_20_Text"><text:s text:c="3"/>}</text:p>
      <text:p text:style-name="Preformatted_20_Text"><text:s text:c="3"/>// ...</text:p>
      <text:p text:style-name="Preformatted_20_Text"><text:s text:c="3"/>return 0;</text:p>
      <text:p text:style-name="Preformatted_20_Text">}</text:p>
      <text:p text:style-name="P2"><text:soft-page-break/>The above code will print the error message No such file or directory along with the name of the system call open. </text:p>
      <text:p text:style-name="P2"/>
      <text:p text:style-name="P2">It's important to note that not all system calls set the errno variable on failure. Some system calls may return specific error codes directly. It's also important to check the documentation of each system call to understand the specific error codes it can return.</text:p>
      <text:h text:style-name="P174" text:outline-level="3"><text:bookmark-start text:name="__RefHeading___Toc24371_2290364219"/>9.1.4. System Call Table<text:bookmark-end text:name="__RefHeading___Toc24371_2290364219"/></text:h>
      <text:p text:style-name="Standard"/>
      <text:p text:style-name="Standard">The Linux system call table is a data structure that contains the addresses of all system calls in the kernel. It is an array of function pointers, where each index corresponds to a specific system call. The table is defined in the kernel source code and is generated at compile time.</text:p>
      <text:p text:style-name="Standard"/>
      <text:p text:style-name="Standard">In user space, system calls are invoked by calling a library function such as libc which in turn calls the corresponding system call function in the kernel through the system call table. When a system call is called, the kernel switches to kernel mode and executes the corresponding system call function.</text:p>
      <text:p text:style-name="Standard"/>
      <text:p text:style-name="Standard">The system call table is a critical component of the Linux kernel, as it defines the interface between user space and the kernel. It is also used for security purposes, as system calls can be monitored and controlled to prevent malicious activity.</text:p>
      <text:p text:style-name="Standard"/>
      <text:p text:style-name="Standard">It is worth noting that the system call table is not exposed to user space, and its contents can only be modified by changing the kernel source code and recompiling the kernel.</text:p>
      <text:p text:style-name="Standard"/>
      <text:p text:style-name="Standard">For example, a line in the table for the open() system call might look like this:</text:p>
      <text:p text:style-name="Standard"/>
      <text:p text:style-name="Preformatted_20_Text">2 <text:s text:c="3"/>common <text:s/>open <text:s text:c="7"/>__x64_sys_open</text:p>
      <text:p text:style-name="Standard"/>
      <text:p text:style-name="Standard">The first column is the system call number (in this case, 2). The second column is the calling convention used by the system call (in this case, common indicates that it uses the standard x86-64 calling convention). The third column is the name of the system call (open), and the fourth column is the function pointer to the system call handler (__x64_sys_open).</text:p>
      <text:p text:style-name="Standard"/>
      <text:p text:style-name="Standard">The system call table is populated at compile time and is read-only during runtime. However, some architectures, such as ARM, allow the system call table to be modified at runtime for dynamic system call creation.</text:p>
      <text:h text:style-name="P170" text:outline-level="2"><text:bookmark-start text:name="__RefHeading___Toc24151_1172398647"/>9.2. System Call Overhead<text:bookmark-end text:name="__RefHeading___Toc24151_1172398647"/></text:h>
      <text:p text:style-name="P2"/>
      <text:p text:style-name="P2">In computing, overhead refers to any additional time or resources required to perform a task that is not directly related to the task itself. In the context of system calls, overhead refers to the time and resources required to initiate and complete a system call, in addition to the time and resources required to perform the actual task requested by the system call.</text:p>
      <text:p text:style-name="P2"/>
      <text:p text:style-name="P2">The overhead of a system call includes the following:</text:p>
      <text:p text:style-name="P2"/>
      <text:p text:style-name="P2"><text:span text:style-name="T1">1. Context Switching:</text:span> When a user-space process makes a system call, the operating system must switch the CPU's context from user mode to kernel mode. This involves saving the state of the user-space process, loading the state of the kernel, and performing the system call. Once the system call is complete, the operating system must switch the CPU's context back to user mode.</text:p>
      <text:p text:style-name="P2"/>
      <text:p text:style-name="P2"><text:span text:style-name="T1">2. System Call Setup </text:span><text:span text:style-name="T57">and Execution</text:span><text:span text:style-name="T1">:</text:span> Before a system call can be executed, the operating system must set up the appropriate data structures and parameters for the call.</text:p>
      <text:p text:style-name="P2"/>
      <text:p text:style-name="P2"><text:span text:style-name="T57">3</text:span><text:span text:style-name="T1">. System </text:span><text:span text:style-name="T57">C</text:span><text:span text:style-name="T1">all </text:span><text:span text:style-name="T57">T</text:span><text:span text:style-name="T1">eardown:</text:span> After a system call has been executed, the operating system must clean up any resources that were allocated during the call and restore the CPU's state to its previous state.</text:p>
      <text:p text:style-name="P2"/>
      <text:p text:style-name="P2">The overhead of a system call can have a significant impact on system performance, especially in applications that make frequent system calls. To minimize system call overhead, operating systems often provide mechanisms such as system call batching, where multiple system calls are combined into a single system call, and user-level threading, where multiple user-space threads can be scheduled on a single kernel-level thread to reduce context switching.</text:p>
      <text:p text:style-name="P2"/>
      <text:h text:style-name="P174" text:outline-level="3"><text:bookmark-start text:name="__RefHeading___Toc24373_2290364219"/>9.2.1. Context Switching<text:bookmark-end text:name="__RefHeading___Toc24373_2290364219"/></text:h>
      <text:p text:style-name="P2"/>
      <text:p text:style-name="P2">Context switching is the process of saving and restoring the state of a process or thread so that the execution can be resumed from where it was left off. In Linux, context switching between processes or threads involves switching between their execution contexts, which include their CPU registers, program counters, stack pointers, and other system resources.</text:p>
      <text:p text:style-name="P2"/>
      <text:p text:style-name="P2">When a process or thread makes a system call, it enters the kernel space, and the kernel takes over the execution of the process or thread. The kernel saves the execution context of the process or thread and performs the necessary operations to satisfy the system call. Once the system call is completed, the kernel restores the execution context of the process or thread and returns control back to the user space.</text:p>
      <text:p text:style-name="P2"/>
      <text:p text:style-name="P2">Context switching overhead in Linux can be divided into two main components:</text:p>
      <text:p text:style-name="P2"/>
      <text:p text:style-name="P2"><text:span text:style-name="T1">1. User Space to Kernel Space Transition: </text:span>This involves switching from the user space to the kernel space, which requires a mode switch from user mode to kernel mode. The mode switch involves saving the state of the user-space program, switching to kernel mode, and setting up the kernel stack and registers.</text:p>
      <text:p text:style-name="P2"/>
      <text:p text:style-name="P2"><text:span text:style-name="T1">2. Kernel Space to User Space Transition:</text:span> This involves switching from the kernel space back to the user space, which requires restoring the state of the user-space program from the kernel stack and registers, switching back to user mode, and resuming execution.</text:p>
      <text:p text:style-name="P2"/>
      <text:p text:style-name="P2">The context switching overhead can vary depending on the hardware platform, the operating system version, and the workload characteristics. However, context switching in Linux is generally considered to be efficient, as Linux has been optimized for low-latency and high-throughput operations. The Linux kernel uses several techniques to minimize context switching overhead, such as using lightweight processes, kernel threads, and efficient interrupt handling mechanisms.</text:p>
      <text:h text:style-name="P174" text:outline-level="3"><text:bookmark-start text:name="__RefHeading___Toc24375_2290364219"/>9.2.2. System Call Setup and Execution<text:bookmark-end text:name="__RefHeading___Toc24375_2290364219"/></text:h>
      <text:p text:style-name="P2"/>
      <text:p text:style-name="P2">The setup and execution overhead for a Linux system call involves several steps, including setting up the system call parameters, transitioning to kernel mode, performing the system call, and returning to user mode. Each of these steps can contribute to the overall overhead of a system call.</text:p>
      <text:p text:style-name="P2"/>
      <text:p text:style-name="P2"><text:span text:style-name="T1">1. Setting up System Call Parameters:</text:span> The first step in executing a system call is to set up the system call parameters. The parameters are usually passed to the system call function through registers or on the stack. Setting up the parameters typically involves copying data from user space to kernel space, which can be a costly operation.</text:p>
      <text:p text:style-name="P2"/>
      <text:p text:style-name="P2"><text:span text:style-name="T1">2. Transitioning to Kernel Mode:</text:span> Once the system call parameters are set up, the next step is to transition to kernel mode. This involves saving the user context and switching to the kernel context. The context switch involves changing the processor state and the memory mappings.</text:p>
      <text:p text:style-name="P2"/>
      <text:p text:style-name="P2"><text:span text:style-name="T1">3. Performing the System Call:</text:span> The kernel executes the system call using the parameters that were set up earlier. The system call code performs the requested operation and may interact with hardware devices, file systems, or other kernel subsystems.</text:p>
      <text:p text:style-name="P2"/>
      <text:p text:style-name="P2"><text:span text:style-name="T1">4. Returning to User Mode:</text:span> After the system call completes, the kernel returns control to user mode by restoring the user context. This involves changing the processor state and memory mappings back to their original values.</text:p>
      <text:p text:style-name="P2"/>
      <text:p text:style-name="P2">The overhead of a system call can depend on several factors, including the system call implementation, the system call parameters, the hardware platform, and the workload running on the system. However, modern Linux kernels have optimized system call handling to reduce overhead and improve performance. For example, some system calls are implemented using inline functions or macros to reduce the overhead of function call overhead, and system calls that frequently occur are optimized for faster execution.</text:p>
      <text:h text:style-name="P174" text:outline-level="3"><text:bookmark-start text:name="__RefHeading___Toc24377_2290364219"/>9.2.3. System Call Teardown<text:bookmark-end text:name="__RefHeading___Toc24377_2290364219"/></text:h>
      <text:p text:style-name="Standard">When a system call has completed, the kernel needs to clean up the resources that were allocated for it. This process is known as "teardown." The teardown overhead of a Linux system call involves several steps, including:</text:p>
      <text:p text:style-name="Standard"/>
      <text:p text:style-name="Standard"><text:span text:style-name="T1">1. Copying the Return Value:</text:span> The return value from the system call needs to be copied back to the user space. This involves copying a small amount of data, so it is usually very fast.</text:p>
      <text:p text:style-name="Standard"/>
      <text:p text:style-name="Standard"><text:span text:style-name="T1">2. Cleaning up Kernel Data Structures:</text:span> The kernel needs to clean up any data structures that were allocated during the system call. This can involve freeing memory, releasing locks, and other operations.</text:p>
      <text:p text:style-name="Standard"/>
      <text:p text:style-name="Standard"><text:span text:style-name="T1">3. Saving and Restoring the Process Context:</text:span> Before the system call was executed, the kernel saved the context of the calling process. Now that the system call is complete, the kernel needs to restore the saved context so that the process can continue running.</text:p>
      <text:p text:style-name="Standard"/>
      <text:p text:style-name="Standard"><text:span text:style-name="T1">4. Checking for Signals:</text:span> While the process was blocked inside the kernel during the system call, it may have received a signal. When the kernel returns control to the process, it needs to check for any pending signals and take appropriate action.</text:p>
      <text:p text:style-name="Standard"/>
      <text:p text:style-name="Standard">The teardown overhead of a system call is usually small compared to the setup and execution overheads. However, it can become significant for certain system calls that involve a lot of memory allocation or other complex operations.</text:p>
      <text:h text:style-name="P170" text:outline-level="2"><text:bookmark-start text:name="__RefHeading___Toc24153_1172398647"/>9.3. System Call Implementation<text:bookmark-end text:name="__RefHeading___Toc24153_1172398647"/></text:h>
      <text:p text:style-name="P2"/>
      <text:p text:style-name="P2">The implementation of a system call in Linux is divided into several stages. Here is an overview of the typical implementation process:</text:p>
      <text:p text:style-name="P2"/>
      <text:p text:style-name="P2"><text:span text:style-name="T1">1. Defin</text:span><text:span text:style-name="T58">ing</text:span><text:span text:style-name="T1"> the System Call:</text:span> The first step in implementing a system call is to define the system call. This involves defining the system call number, the parameters that it takes, and the return value.</text:p>
      <text:p text:style-name="P2"/>
      <text:p text:style-name="P2"><text:span text:style-name="T1">2. Add</text:span><text:span text:style-name="T58">ing</text:span><text:span text:style-name="T1"> the System Call to the Kernel:</text:span> The next step is to add the system call to the kernel. This involves adding an entry to the system call table, which maps the system call number to the kernel function that implements it.</text:p>
      <text:p text:style-name="P2"/>
      <text:p text:style-name="P2"><text:span text:style-name="T1">3. Implement</text:span><text:span text:style-name="T58">ing</text:span><text:span text:style-name="T1"> the System Call:</text:span> The kernel function that implements the system call is written in C. The function takes the parameters that were passed by the user and performs the requested action. This might involve accessing kernel data structures, interacting with hardware, or performing other privileged operations.</text:p>
      <text:p text:style-name="P2"/>
      <text:p text:style-name="P2"><text:span text:style-name="T1">4. Verify</text:span><text:span text:style-name="T58">ing</text:span><text:span text:style-name="T1"> User Input:</text:span> Once the system call has been implemented, the kernel must verify that the parameters passed by the user are valid. This involves checking the memory addresses provided by the user to make sure they are accessible and within the appropriate range. If the parameters are not valid, the system call will return an error.</text:p>
      <text:p text:style-name="P2"/>
      <text:p text:style-name="P2"><text:span text:style-name="T1">5. Copy</text:span><text:span text:style-name="T58">ing</text:span><text:span text:style-name="T1"> Data Between User and Kernel Space:</text:span> If the user passes data to the system call, the kernel must copy that data from user space into kernel space. Similarly, if the system call returns data to the user, the kernel must copy that data from kernel space back to user space.</text:p>
      <text:p text:style-name="P2"/>
      <text:p text:style-name="P2"><text:span text:style-name="T1">6. Handl</text:span><text:span text:style-name="T58">ing</text:span><text:span text:style-name="T1"> Errors:</text:span> If an error occurs during the execution of the system call, the kernel must return an appropriate error code to the user. This might be because the parameters were invalid, the operation could not be completed, or because there was an error in the kernel itself.</text:p>
      <text:p text:style-name="P2"/>
      <text:p text:style-name="P2"><text:span text:style-name="T1">7. Return</text:span><text:span text:style-name="T58">ing</text:span><text:span text:style-name="T1"> the Result:</text:span> Finally, if the system call completed successfully, the kernel returns the result of the system call to the user. This might be a status code indicating success or failure, or it might be data that was generated by the system call.</text:p>
      <text:p text:style-name="P2"/>
      <text:p text:style-name="P2">Overall, the implementation of a system call is a complex process that requires careful attention to detail and a thorough understanding of kernel programming. System calls are a fundamental part of the operating system, and are critical for enabling user programs to interact with the kernel and perform privileged operations.</text:p>
      <text:p text:style-name="P2"/>
      <text:h text:style-name="P174" text:outline-level="3"><text:bookmark-start text:name="__RefHeading___Toc24379_2290364219"/>9.3.1. Defin<text:span text:style-name="T131">ing</text:span> the System Call<text:bookmark-end text:name="__RefHeading___Toc24379_2290364219"/></text:h>
      <text:p text:style-name="P2"/>
      <text:p text:style-name="P2">When defining a new system call in Linux, you need to perform the following steps:</text:p>
      <text:p text:style-name="P2"/>
      <text:p text:style-name="P2"><text:span text:style-name="T1">1. Choose a Unique System Call Number:</text:span> Before creating a new system call, you need to choose a unique system call number for it. You can check the existing system call numbers in the kernel source file "arch/x86/entry/syscalls/syscall_64.tbl". You can use any unused number for your new system call.</text:p>
      <text:p text:style-name="P2"/>
      <text:p text:style-name="P2"><text:span text:style-name="T1">2. Define the System Call Function:</text:span> You need to define the function that will be executed when the system call is invoked. The function should take arguments in registers or on the stack, depending on the calling convention used by your architecture.</text:p>
      <text:p text:style-name="P2"/>
      <text:p text:style-name="P2"><text:span text:style-name="T1">3. Define the System Call Wrapper Function:</text:span> You also need to define a wrapper function that will call your system call function. This wrapper function will perform any necessary argument validation and setup, and then call the actual system call function.</text:p>
      <text:p text:style-name="P2"/>
      <text:p text:style-name="P2"><text:span text:style-name="T1">4. Define the System Call Entry Point:</text:span> You need to define the entry point for your system call in the kernel. This entry point will be responsible for setting up the kernel stack, copying user arguments to the kernel, and invoking the wrapper function.</text:p>
      <text:p text:style-name="P2"/>
      <text:p text:style-name="P2"><text:span text:style-name="T1">5. Add the System Call to the System Call Table:</text:span> Finally, you need to add your new system call to the system call table. This table is located in the kernel source file "arch/x86/entry/syscalls/syscall_64.tbl". You need to add a line to this file that associates your system call number with the entry point you defined in step 4.</text:p>
      <text:p text:style-name="P2"/>
      <text:p text:style-name="P2">After you have completed these steps, you can compile the kernel with your new system call, and it will be available for use by user-space applications.</text:p>
      <text:h text:style-name="P174" text:outline-level="3"><text:bookmark-start text:name="__RefHeading___Toc24381_2290364219"/>9.3.2. Add<text:span text:style-name="T132">ing</text:span> the System Call to the Kernel<text:bookmark-end text:name="__RefHeading___Toc24381_2290364219"/></text:h>
      <text:p text:style-name="P2"/>
      <text:p text:style-name="P2">To add a new system call to the Linux kernel, the following steps are typically taken:</text:p>
      <text:p text:style-name="P2"/>
      <text:p text:style-name="P2"><text:span text:style-name="T1">1. Add the System Call function to the Kernel Source Code:</text:span> The system call function is typically defined in a source code file named sys.c or syscalls.c. The function must be written in C and conform to the system call interface, including argument passing and return value conventions.</text:p>
      <text:p text:style-name="P2"/>
      <text:p text:style-name="P2"><text:span text:style-name="T1">2. Update the Kernel Build System:</text:span> The kernel build system must be updated to include the new system call function in the kernel image. This is typically done by updating the kernel's Makefile or Kconfig file.</text:p>
      <text:p text:style-name="P2"/>
      <text:p text:style-name="P2"><text:span text:style-name="T1">3. Compile and Install the Modified Kernel:</text:span> The modified kernel must be compiled and installed on the target system, using the standard Linux kernel build and installation process.</text:p>
      <text:p text:style-name="P2"/>
      <text:p text:style-name="P2">Once the new system call is added to the kernel, user-space programs can invoke it using the standard system call interface, such as the syscall library function. The new system call can also be accessed from other kernel code, such as device drivers or kernel modules, using the sys_* family of functions.</text:p>
      <text:h text:style-name="P174" text:outline-level="3"><text:bookmark-start text:name="__RefHeading___Toc24383_2290364219"/>9.3.3. Implement<text:span text:style-name="T132">ing</text:span> the System Call<text:bookmark-end text:name="__RefHeading___Toc24383_2290364219"/></text:h>
      <text:p text:style-name="P2"/>
      <text:p text:style-name="P2">When writing code for a system call in C for Linux, there are several important considerations to keep in mind:</text:p>
      <text:p text:style-name="P2"/>
      <text:p text:style-name="P2"><text:span text:style-name="T59">1</text:span><text:span text:style-name="T1">. Function Signature:</text:span> The function signature for a system call is different from a regular function. A system call takes a pointer to a struct pt_regs as its only parameter, which contains the values of the registers at the time the system call was invoked. The return value is an integer that indicates success or failure.</text:p>
      <text:p text:style-name="P2"/>
      <text:p text:style-name="P2"><text:span text:style-name="T59">2</text:span><text:span text:style-name="T1">. Memory Allocation:</text:span> When allocating memory in a system call, you need to be careful to use the appropriate memory allocation functions. Kernel space memory should be allocated using kmalloc or kzalloc, while user space memory should be allocated using the user space memory allocation functions, such as malloc.</text:p>
      <text:p text:style-name="P2"/>
      <text:p text:style-name="P2"><text:span text:style-name="T59">3</text:span><text:span text:style-name="T1">. Accessing User Space Memory:</text:span> When accessing user space memory, you need to use the appropriate functions, such as copy_to_user and copy_from_user, to safely copy data between kernel space and user space.</text:p>
      <text:p text:style-name="P2"/>
      <text:p text:style-name="P2"><text:span text:style-name="T132">H</text:span>ere is an example implementation of a simple system call in C:</text:p>
      <text:p text:style-name="P2"/>
      <text:p text:style-name="Preformatted_20_Text">#include &lt;linux/kernel.h&gt;</text:p>
      <text:p text:style-name="Preformatted_20_Text">#include &lt;linux/syscalls.h&gt;</text:p>
      <text:p text:style-name="Preformatted_20_Text"/>
      <text:p text:style-name="Preformatted_20_Text">SYSCALL_DEFINE0(my_syscall)</text:p>
      <text:p text:style-name="Preformatted_20_Text">{</text:p>
      <text:p text:style-name="Preformatted_20_Text"><text:s text:c="4"/>printk("Hello from my_syscall!\n");</text:p>
      <text:p text:style-name="Preformatted_20_Text"><text:s text:c="4"/>return 0;</text:p>
      <text:p text:style-name="Preformatted_20_Text">}</text:p>
      <text:p text:style-name="Preformatted_20_Text"/>
      <text:p text:style-name="P2">This code defines a system call named my_syscall. It includes two header files: linux/kernel.h and linux/syscalls.h. The first header file provides kernel-level functions, and the second one provides definitions for system call numbers and the SYSCALL_DEFINE macro.</text:p>
      <text:p text:style-name="P2"/>
      <text:p text:style-name="P2">The SYSCALL_DEFINE0 macro defines the system call and specifies its return type and arguments. In this case, the system call takes no arguments and returns an integer.</text:p>
      <text:p text:style-name="P2"/>
      <text:p text:style-name="P2">The body of the system call simply prints a message to the kernel log using the printk function and returns 0.</text:p>
      <text:p text:style-name="P2"/>
      <text:p text:style-name="P2">Keep in mind that writing a system call requires a good understanding of kernel-level programming and can be potentially dangerous if you're not careful. It's important to test your code thoroughly and make sure it doesn't cause any security vulnerabilities or other issues.</text:p>
      <text:h text:style-name="P174" text:outline-level="3"><text:bookmark-start text:name="__RefHeading___Toc24385_2290364219"/>9.3.4. Verify<text:span text:style-name="T132">ing</text:span> User Input<text:bookmark-end text:name="__RefHeading___Toc24385_2290364219"/></text:h>
      <text:p text:style-name="P2"/>
      <text:p text:style-name="P2">Verifying user input is an essential step when implementing a system call in Linux. The kernel code is running in privileged mode and can access system resources, which can cause security issues if proper input validation is not performed.</text:p>
      <text:p text:style-name="P2"/>
      <text:p text:style-name="P2">When implementing a system call, you need to ensure that any user input provided through system call arguments is validated and sanitized before being used. Some of the considerations to keep in mind while verifying user input include:</text:p>
      <text:p text:style-name="P2"/>
      <text:p text:style-name="P2"><text:span text:style-name="T1">1. Check Input Size:</text:span> Verify that the input size is within acceptable limits to avoid buffer overflows.</text:p>
      <text:p text:style-name="P2"/>
      <text:p text:style-name="P2"><text:span text:style-name="T1">2. Check Input Type:</text:span> Ensure that the input type is what you expect it to be and reject any input that does not conform to the expected type.</text:p>
      <text:p text:style-name="P2"/>
      <text:p text:style-name="P2"><text:span text:style-name="T1">3. Check Input Range:</text:span> Validate that input values are within acceptable ranges and reject any input that is out of bounds.</text:p>
      <text:p text:style-name="P2"/>
      <text:p text:style-name="P2"><text:span text:style-name="T1">4. Check Permissions:</text:span> Verify that the user has the required permissions to perform the requested operation and reject the request if the user lacks the necessary permissions.</text:p>
      <text:p text:style-name="P2"/>
      <text:p text:style-name="P2"><text:span text:style-name="T1">5. Sanitize Input:</text:span> Ensure that any input that could cause a security vulnerability, such as command injection or SQL injection attacks, is sanitized before being used.</text:p>
      <text:p text:style-name="P2"/>
      <text:p text:style-name="P2">By taking these considerations into account when verifying user input, you can improve the security and robustness of your system call implementation in Linux.</text:p>
      <text:h text:style-name="P174" text:outline-level="3"><text:bookmark-start text:name="__RefHeading___Toc24387_2290364219"/>9.3.5. Copy<text:span text:style-name="T133">ing</text:span> Data Between User and Kernel Space<text:bookmark-end text:name="__RefHeading___Toc24387_2290364219"/></text:h>
      <text:p text:style-name="P2"/>
      <text:p text:style-name="P2">When implementing a Linux system call, it is often necessary to transfer data between user-space and kernel-space. This is because user-space code is not allowed to access kernel memory directly, and kernel-space code must be careful when accessing user memory due to security and stability concerns. To transfer data between these two spaces, the Linux kernel provides several functions for copying data between user-space and kernel-space.</text:p>
      <text:p text:style-name="P2"/>
      <text:p text:style-name="P2">The most commonly used functions for copying data are <text:span text:style-name="T1">copy_to_user</text:span> and <text:span text:style-name="T1">copy_from_user</text:span>. These functions are used to copy data from kernel-space to user-space and from user-space to kernel-space, respectively. These functions take three arguments: a pointer to the destination buffer, a pointer to the source buffer, and the size of the data to be copied. </text:p>
      <text:p text:style-name="P2"/>
      <text:p text:style-name="P2">Here is an example of using copy_to_user to copy a string from kernel-space to user-space:</text:p>
      <text:p text:style-name="P2"/>
      <text:p text:style-name="Preformatted_20_Text">char *str = "Hello, world!";</text:p>
      <text:p text:style-name="Preformatted_20_Text">int len = strlen(str) + 1; // Include null terminator</text:p>
      <text:p text:style-name="Preformatted_20_Text">if (copy_to_user(buf, str, len)) {</text:p>
      <text:p text:style-name="Preformatted_20_Text"><text:s text:c="4"/>// Handle copy error</text:p>
      <text:p text:style-name="Preformatted_20_Text">}</text:p>
      <text:p text:style-name="Preformatted_20_Text"/>
      <text:p text:style-name="P2">In this example, buf is a pointer to the destination buffer in user-space, and str is a pointer to the source buffer in kernel-space. The len variable holds the length of the string, including the null terminator. If the copy_to_user function returns a non-zero value, it means that the copy failed, and the caller should handle the error appropriately.</text:p>
      <text:p text:style-name="P2"/>
      <text:p text:style-name="P2">Similarly, copy_from_user can be used to copy data from user-space to kernel-space:</text:p>
      <text:p text:style-name="P2"/>
      <text:p text:style-name="Preformatted_20_Text">char buf[256];</text:p>
      <text:p text:style-name="Preformatted_20_Text">int len = 256;</text:p>
      <text:p text:style-name="Preformatted_20_Text">if (copy_from_user(buf, user_buf, len)) {</text:p>
      <text:p text:style-name="Preformatted_20_Text"><text:s text:c="4"/>// Handle copy error</text:p>
      <text:p text:style-name="Preformatted_20_Text">}</text:p>
      <text:p text:style-name="Preformatted_20_Text"/>
      <text:p text:style-name="P2">In this example, user_buf is a pointer to the source buffer in user-space, and buf is a pointer to the destination buffer in kernel-space. Again, if the copy_from_user function returns a non-zero value, it means that the copy failed, and the caller should handle the error appropriately.</text:p>
      <text:p text:style-name="P2"/>
      <text:p text:style-name="P2">When copying data between user-space and kernel-space, it is important to validate the data and ensure that it is safe to access. This involves checking that the memory regions are valid and accessible, as well as verifying that the data is of the expected type and within the expected bounds. Careful validation is essential for ensuring the security and stability of the system.</text:p>
      <text:h text:style-name="P174" text:outline-level="3"><text:bookmark-start text:name="__RefHeading___Toc24389_2290364219"/>9.3.6. Handl<text:span text:style-name="T133">ing</text:span> Errors<text:bookmark-end text:name="__RefHeading___Toc24389_2290364219"/></text:h>
      <text:p text:style-name="P2">Error handling is an important aspect of any Linux system call implementation. The system call should be designed to return error codes when necessary to indicate to the calling process that an error occurred. This helps the calling process to take corrective actions or report the error to the user.</text:p>
      <text:p text:style-name="P2"/>
      <text:p text:style-name="P2">There are two main types of errors that can occur in a system call implementation: user errors and system errors. User errors are errors that are caused by invalid input from the user. These errors are usually detected early in the system call and can be handled by returning an appropriate error code. System errors are errors that are caused by problems in the system, such as resource exhaustion or hardware failures. These errors can be more difficult to handle, and may require more complex error-handling mechanisms.</text:p>
      <text:p text:style-name="P2"/>
      <text:p text:style-name="P2">To handle errors in a Linux system call implementation, you should follow these best practices:</text:p>
      <text:p text:style-name="P2"/>
      <text:p text:style-name="P2"><text:span text:style-name="T1">1. Use Error Codes to Indicate Errors:</text:span> Use a consistent set of error codes to indicate different types of errors. For example, the errno.h header file defines a set of error codes that are commonly used in Linux system calls.</text:p>
      <text:p text:style-name="P2"/>
      <text:p text:style-name="P2"><text:span text:style-name="T1">2. Validate User Input:</text:span> Verify that all user input is valid and within expected ranges. This can be done using simple checks, such as checking for null pointers or checking the length of input strings.</text:p>
      <text:p text:style-name="P2"/>
      <text:p text:style-name="P2"><text:span text:style-name="T1">3. Check Return Values:</text:span> Always check the return values of system calls and library functions that you use. These functions may return error codes that you need to handle.</text:p>
      <text:p text:style-name="P2"/>
      <text:p text:style-name="P2"><text:span text:style-name="T1">4. Use errno to Report Errors:</text:span> If a system call or library function returns an error code, you can use the errno variable to retrieve the specific error code.</text:p>
      <text:p text:style-name="P2"/>
      <text:p text:style-name="P2"><text:span text:style-name="T1">5. Use goto for Error Handling:</text:span> Use goto statements to jump to error-handling code when an error occurs. This can help to reduce code duplication and improve the readability of your code.</text:p>
      <text:p text:style-name="P2"/>
      <text:p text:style-name="P2"><text:span text:style-name="T1">6. Log Errors:</text:span> Always log errors to a system log or to a file. This can help you to diagnose and fix problems later.</text:p>
      <text:p text:style-name="P2"/>
      <text:p text:style-name="P2">By following these best practices, you can ensure that your Linux system call implementation is robust and handles errors effectively.</text:p>
      <text:p text:style-name="P2"/>
      <text:h text:style-name="P174" text:outline-level="3"><text:bookmark-start text:name="__RefHeading___Toc24391_2290364219"/>9.3.7. Return<text:span text:style-name="T133">ing</text:span> the Result<text:bookmark-end text:name="__RefHeading___Toc24391_2290364219"/></text:h>
      <text:p text:style-name="Standard"/>
      <text:p text:style-name="Standard">In the implementation of a Linux system call, after performing the requested operation and handling any errors, the result must be returned to the user space program that made the system call. This is done through the use of the function <text:span text:style-name="T1">copy_to_user()</text:span>, which copies data from kernel space to user space.</text:p>
      <text:p text:style-name="Standard"/>
      <text:p text:style-name="Standard">The copy_to_user() function takes three arguments:</text:p>
      <text:p text:style-name="Standard">- A pointer to the destination buffer in user space.</text:p>
      <text:p text:style-name="Standard">- A pointer to the source buffer in kernel space.</text:p>
      <text:p text:style-name="Standard">- The number of bytes to copy.</text:p>
      <text:p text:style-name="Standard"/>
      <text:p text:style-name="Standard">The function returns the number of bytes that could not be copied. A return value of zero indicates success.</text:p>
      <text:p text:style-name="Standard"/>
      <text:p text:style-name="Standard">Here's an example of how to use copy_to_user() to return a result to user space:</text:p>
      <text:p text:style-name="Standard"/>
      <text:p text:style-name="Preformatted_20_Text">asmlinkage long sys_my_system_call(int arg)</text:p>
      <text:p text:style-name="Preformatted_20_Text">{</text:p>
      <text:p text:style-name="Preformatted_20_Text"><text:s text:c="4"/>int result;</text:p>
      <text:p text:style-name="Preformatted_20_Text"><text:s text:c="4"/></text:p>
      <text:p text:style-name="Preformatted_20_Text"><text:s text:c="4"/>// Perform the requested operation and store the result in 'result'.</text:p>
      <text:p text:style-name="Preformatted_20_Text"><text:s text:c="4"/>...</text:p>
      <text:p text:style-name="Preformatted_20_Text"/>
      <text:p text:style-name="Preformatted_20_Text"><text:s text:c="4"/>// Return the result to the user space program that made the system call.</text:p>
      <text:p text:style-name="Preformatted_20_Text"><text:s text:c="4"/>if (copy_to_user((void __user *)arg, &amp;result, sizeof(int)) != 0)</text:p>
      <text:p text:style-name="Preformatted_20_Text"><text:s text:c="8"/>return -EFAULT;</text:p>
      <text:p text:style-name="Preformatted_20_Text"/>
      <text:p text:style-name="Preformatted_20_Text"><text:s text:c="4"/>return 0;</text:p>
      <text:p text:style-name="Preformatted_20_Text">}</text:p>
      <text:p text:style-name="Preformatted_20_Text"/>
      <text:p text:style-name="Standard"/>
      <text:p text:style-name="Standard">In this example, arg is a pointer to the destination buffer in user space, and result is the value that will be returned to the user space program. The sizeof(int) argument specifies the number of bytes to copy.</text:p>
      <text:p text:style-name="Standard"/>
      <text:p text:style-name="Standard">The copy_to_user() function returns zero on success. If an error occurs, such as a bad pointer or insufficient permissions, it returns a negative error code. In this example, the -EFAULT error code is returned if the copy operation fails.</text:p>
      <text:h text:style-name="P170" text:outline-level="2"><text:bookmark-start text:name="__RefHeading___Toc24155_1172398647"/>9.4. System Call Security<text:bookmark-end text:name="__RefHeading___Toc24155_1172398647"/></text:h>
      <text:p text:style-name="P2"/>
      <text:p text:style-name="P2">Linux system call security refers to the various mechanisms and techniques used to ensure that system calls are executed safely and securely. System calls are powerful features of the Linux operating system, and they are an essential part of its functionality. However, they can also be exploited by attackers to compromise system security, so it is crucial to implement adequate security measures to mitigate these risks.</text:p>
      <text:p text:style-name="P2"/>
      <text:p text:style-name="P2">Some of the key security measures implemented in Linux system call security include:</text:p>
      <text:p text:style-name="P2"/>
      <text:p text:style-name="P2"><text:span text:style-name="T1">1. Permissions:</text:span> Linux uses permissions to control access to system calls. Each system call has its own permission level, and only users with the appropriate level of permission can execute the call.</text:p>
      <text:p text:style-name="P2"/>
      <text:p text:style-name="P2"><text:span text:style-name="T1">2. Sandboxing:</text:span> Sandboxing is a technique used to isolate system calls and prevent them from accessing sensitive resources or data. Sandboxing can be implemented using various tools and techniques, such as containers or virtualization.</text:p>
      <text:p text:style-name="P2"/>
      <text:p text:style-name="P2"><text:span text:style-name="T1">3. Whitelisting and Blacklisting:</text:span> Whitelisting and blacklisting are techniques used to restrict access to specific system calls. Whitelisting allows only authorized system calls, while blacklisting blocks known malicious system calls.</text:p>
      <text:p text:style-name="P2"/>
      <text:p text:style-name="P2"><text:span text:style-name="T1">4. System Call Auditing:</text:span> Auditing is a technique used to monitor system calls and detect unauthorized or malicious activities. Auditing tools record system call activities and generate alerts or logs in case of suspicious behavior.</text:p>
      <text:p text:style-name="P2"/>
      <text:p text:style-name="P2"><text:span text:style-name="T1">5. System Call Filtering:</text:span> System call filtering is a technique used to filter out unwanted system calls. It is commonly used in systems that are designed to execute only a specific set of system calls, such as embedded systems or appliances.</text:p>
      <text:p text:style-name="P2"/>
      <text:p text:style-name="P2"><text:span text:style-name="T1">6. Address Space Randomization:</text:span> Address space randomization is a technique used to randomize the address space layout of system calls. This makes it harder for attackers to exploit system calls by guessing the address location of the system call function.</text:p>
      <text:p text:style-name="P2"/>
      <text:p text:style-name="P2">In conclusion, Linux system call security is critical for protecting system resources and data from malicious attacks. A combination of the above security measures can be used to create a robust security posture that ensures system call security.</text:p>
      <text:p text:style-name="P2"/>
      <text:h text:style-name="P174" text:outline-level="3"><text:bookmark-start text:name="__RefHeading___Toc24393_2290364219"/>9.4.1. Permissions<text:bookmark-end text:name="__RefHeading___Toc24393_2290364219"/></text:h>
      <text:p text:style-name="P2"/>
      <text:p text:style-name="P2">In Linux, system calls are protected by a security mechanism known as "<text:span text:style-name="T1">capabilities</text:span>". Capabilities are a finer-grained access control mechanism than the traditional UNIX-style read/write/execute permissions. They allow individual privileges to be granted to specific users or programs, rather than granting all privileges to all users or programs.</text:p>
      <text:p text:style-name="P2"/>
      <text:p text:style-name="P2">The Linux kernel has a set of predefined capabilities that can be assigned to processes. These capabilities define what operations a process is allowed to perform, such as creating a network socket or accessing the raw disk device. When a process makes a system call, the kernel checks whether the process has the necessary capability to perform the operation requested by the system call.</text:p>
      <text:p text:style-name="P2"/>
      <text:p text:style-name="P2">The set of capabilities assigned to a process can be modified by the system administrator using the "<text:span text:style-name="T1">setcap</text:span>" command. This allows processes to be granted additional capabilities beyond the default set.</text:p>
      <text:p text:style-name="P2"/>
      <text:p text:style-name="P2">It is important to note that system calls are executed in kernel mode, which means they have complete access to the system's resources. This makes it critical to ensure that only trusted processes are allowed to execute system calls. In particular, it is important to ensure that unprivileged users cannot execute system calls with dangerous or unintended side-effects, such as modifying the system's configuration or accessing sensitive data.</text:p>
      <text:p text:style-name="P2"/>
      <text:p text:style-name="P2">To prevent unauthorized access to system calls, the Linux kernel implements a number of security features, such as:</text:p>
      <text:p text:style-name="P2"/>
      <text:p text:style-name="P2">- Restricting access to system calls based on the user ID and group ID of the calling process.</text:p>
      <text:p text:style-name="P2">- Enforcing resource limits to prevent denial-of-service attacks.</text:p>
      <text:p text:style-name="P2">- Verifying the integrity of system call parameters to prevent buffer overflows and other security vulnerabilities.</text:p>
      <text:p text:style-name="P2"/>
      <text:p text:style-name="P2">In summary, the Linux kernel uses capabilities and other security mechanisms to protect system calls from unauthorized access and prevent malicious code from exploiting vulnerabilities in system call implementations.</text:p>
      <text:h text:style-name="P174" text:outline-level="3"><text:bookmark-start text:name="__RefHeading___Toc24395_2290364219"/>9.4.2. Sandboxing<text:bookmark-end text:name="__RefHeading___Toc24395_2290364219"/></text:h>
      <text:p text:style-name="P2"/>
      <text:p text:style-name="P2">Sandboxing is a technique used to restrict the execution of an application or process within a well-defined and controlled environment. In the context of Linux system calls, sandboxing is used to limit the capabilities of a process and prevent it from performing certain actions that could potentially harm the system.</text:p>
      <text:p text:style-name="P2"/>
      <text:p text:style-name="P2">There are several techniques and tools available for sandboxing Linux system calls, including:</text:p>
      <text:p text:style-name="P2"/>
      <text:p text:style-name="P2"><text:span text:style-name="T1">1. Seccomp (Secure Computing):</text:span> Seccomp is a Linux kernel feature that provides a simple and efficient way to restrict the system calls that a process can make. It works by setting a filter on a process's system call table, which restricts the set of allowed system calls to a pre-defined whitelist.</text:p>
      <text:p text:style-name="P2"/>
      <text:p text:style-name="P2"><text:span text:style-name="T1">2. AppArmor:</text:span> AppArmor is a Linux kernel security module that provides mandatory access control (MAC) for applications. It allows administrators to specify security policies for individual applications, including the system calls that are allowed or denied.</text:p>
      <text:p text:style-name="P2"/>
      <text:p text:style-name="P2"><text:span text:style-name="T1">3. SELinux (Security-Enhanced Linux):</text:span> SELinux is a Linux kernel security module that provides fine-grained access control for processes and resources. It uses mandatory access control (MAC) policies to restrict the actions that a process can perform, including the system calls that it can make.</text:p>
      <text:p text:style-name="P2"/>
      <text:p text:style-name="P2"><text:span text:style-name="T1">4. Capsicum:</text:span> Capsicum is a capability-based security framework that was originally developed for FreeBSD and has since been ported to Linux. It provides a way to sandbox processes by restricting their access to specific system resources, including system calls.</text:p>
      <text:p text:style-name="P2"/>
      <text:p text:style-name="P2"><text:span text:style-name="T1">5. Docker:</text:span> Docker is a popular containerization tool that provides a lightweight and portable environment for running applications. It uses Linux namespaces and cgroups to create isolated environments for applications, which can include restrictions on system calls.</text:p>
      <text:p text:style-name="P2"/>
      <text:p text:style-name="P2">Overall, sandboxing is an important technique for securing Linux systems and preventing malicious or buggy applications from causing harm. Different sandboxing tools and techniques may be appropriate for different use cases, depending on factors such as the level of isolation required, the performance overhead of the sandboxing mechanism, and the ease of configuration and management.</text:p>
      <text:h text:style-name="P174" text:outline-level="3"><text:bookmark-start text:name="__RefHeading___Toc24397_2290364219"/>9.4.3. Whitelisting and Blacklisting<text:bookmark-end text:name="__RefHeading___Toc24397_2290364219"/></text:h>
      <text:p text:style-name="P2"/>
      <text:p text:style-name="P2">Whitelisting and blacklisting are two different approaches used for controlling access to system calls in Linux.</text:p>
      <text:p text:style-name="P2"/>
      <text:p text:style-name="P2">Whitelisting involves allowing only a specific set of system calls to be executed while blocking all other system calls. This is achieved by creating a policy that defines which system calls are allowed and which are not. The policy is enforced by the kernel, which checks the policy before allowing a system call to be executed. Whitelisting is a more secure approach as it restricts access to only the necessary system calls, thereby reducing the attack surface of the system.</text:p>
      <text:p text:style-name="P2"/>
      <text:p text:style-name="P2">Blacklisting, on the other hand, involves blocking specific system calls while allowing all others to be executed. This approach is less secure as it relies on the assumption that all system calls not explicitly blocked are safe. This is not always the case as new vulnerabilities may be discovered in system calls that were previously considered safe.</text:p>
      <text:p text:style-name="P2"/>
      <text:p text:style-name="P2">In general, whitelisting is a more secure approach for controlling access to system calls. However, it requires careful consideration and testing to ensure that all necessary system calls are allowed while blocking all unnecessary ones. Blacklisting is simpler to implement but may leave the system vulnerable to undiscovered vulnerabilities in system calls that were previously considered safe.</text:p>
      <text:h text:style-name="P174" text:outline-level="3"><text:bookmark-start text:name="__RefHeading___Toc24399_2290364219"/>9.4.4. System Call Auditing<text:bookmark-end text:name="__RefHeading___Toc24399_2290364219"/></text:h>
      <text:p text:style-name="P2"/>
      <text:p text:style-name="P2">Linux system call auditing is the process of tracking and recording system call activity on a Linux system. It can be used to monitor system activity, detect security breaches, and troubleshoot system problems. </text:p>
      <text:p text:style-name="P2"/>
      <text:p text:style-name="P2">The Linux kernel provides a built-in auditing system called Audit, which can be used to audit system calls. The Audit system provides a flexible framework for defining audit rules and policies. </text:p>
      <text:p text:style-name="P2"/>
      <text:p text:style-name="P2">To enable system call auditing using Audit, the following steps can be followed:</text:p>
      <text:p text:style-name="P2"/>
      <text:p text:style-name="P2">1. Install the Audit daemon using the package manager of the Linux distribution. </text:p>
      <text:p text:style-name="P2">2. Configure the Audit system by modifying the /etc/audit/auditd.conf configuration file. </text:p>
      <text:p text:style-name="P2">3. Define audit rules using the auditctl command. These rules specify which system calls to audit and how to record the audit data. </text:p>
      <text:p text:style-name="P2">4. Start the Audit daemon using the systemctl start auditd command.</text:p>
      <text:p text:style-name="P2"/>
      <text:p text:style-name="P2">Once system call auditing is enabled, the Audit daemon will record all audited system calls in a log file, which can be viewed and analyzed using the ausearch and aureport commands.</text:p>
      <text:p text:style-name="P2"/>
      <text:p text:style-name="P2">System call auditing can provide valuable information for detecting security breaches and investigating system problems. However, it can also generate a large amount of data, so it's important to carefully define audit rules and policies to avoid overwhelming the system. Additionally, it's important to ensure that audit logs are protected from unauthorized access and tampering.</text:p>
      <text:h text:style-name="P174" text:outline-level="3"><text:bookmark-start text:name="__RefHeading___Toc24401_2290364219"/>9.4.5. System Call Filtering<text:bookmark-end text:name="__RefHeading___Toc24401_2290364219"/></text:h>
      <text:p text:style-name="P2"/>
      <text:p text:style-name="P2">Linux System Call Filtering is the process of controlling which system calls can be executed on a system. This can be done for various reasons, such as security, performance, or compliance requirements. System call filtering can be implemented in different ways, including using security modules like AppArmor and SELinux, or using specialized software like seccomp.</text:p>
      <text:p text:style-name="P2"/>
      <text:p text:style-name="P2">One of the main benefits of system call filtering is that it can help prevent certain types of attacks, such as buffer overflow and injection attacks. By limiting the system calls that can be executed, the attack surface of the system is reduced, making it more difficult for attackers to exploit vulnerabilities.</text:p>
      <text:p text:style-name="P2"/>
      <text:p text:style-name="P2">System call filtering can also be used to enforce compliance requirements, such as those mandated by regulatory bodies. For example, a financial institution may be required to limit certain types of system calls to prevent unauthorized access to customer data.</text:p>
      <text:p text:style-name="P2"/>
      <text:p text:style-name="P2">In general, system call filtering involves creating a policy that specifies which system calls are allowed or denied. This policy is then enforced by the kernel or by a security module. The policy can be based on various criteria, such as the user or group executing the system call, the process ID of the calling process, or the arguments passed to the system call.</text:p>
      <text:p text:style-name="P2"/>
      <text:p text:style-name="P2">While system call filtering can provide significant benefits, it can also introduce performance overhead. This is because the kernel must perform additional checks to enforce the policy. Therefore, it is important to carefully design and test the policy to minimize its impact on system performance.</text:p>
      <text:p text:style-name="P2"/>
      <text:h text:style-name="P174" text:outline-level="3"><text:bookmark-start text:name="__RefHeading___Toc24403_2290364219"/>9.4.6. Address Space Randomization<text:bookmark-end text:name="__RefHeading___Toc24403_2290364219"/></text:h>
      <text:p text:style-name="P2"/>
      <text:p text:style-name="P2">Address Space Randomization is a security feature in Linux that helps prevent certain types of attacks, such as buffer overflow attacks, by randomly positioning various memory regions in a process's address space. </text:p>
      <text:p text:style-name="P2"/>
      <text:p text:style-name="P2">For Linux system calls, Address Space Randomization can help make it more difficult for attackers to guess the location of system call tables or the memory location of specific system calls. This can make it harder for attackers to exploit vulnerabilities in system calls, since they would need to first determine the randomized memory address where the vulnerable code is located.</text:p>
      <text:p text:style-name="P2"/>
      <text:p text:style-name="P2">Address Space Randomization for system calls can be enabled by setting the <text:span text:style-name="T1">CONFIG_COMPAT_BRK</text:span> configuration option when building the Linux kernel. Once enabled, the kernel will randomize the address space of system calls by default.</text:p>
      <text:p text:style-name="P2"/>
      <text:p text:style-name="P2">However, it's important to note that Address Space Randomization is not a foolproof security measure, and there are ways that attackers can still work around it. As a result, it should be used in conjunction with other security measures, such as proper input validation and secure coding practices.</text:p>
      <text:h text:style-name="P170" text:outline-level="2"><text:bookmark-start text:name="__RefHeading___Toc171971_3177406469"/>9.5. Example Code<text:bookmark-end text:name="__RefHeading___Toc171971_3177406469"/></text:h>
      <text:p text:style-name="P2"/>
      <text:p text:style-name="P2">Here's an example of how to add a new system call in the Linux kernel:</text:p>
      <text:p text:style-name="P2"/>
      <text:p text:style-name="P2">First, define the new system call in a header file, for example, sys_myfunc.h:</text:p>
      <text:p text:style-name="P2"/>
      <table:table table:name="Table14" table:style-name="Table14">
        <table:table-column table:style-name="Table14.A"/>
        <table:table-column table:style-name="Table14.B"/>
        <table:table-row>
          <table:table-cell table:style-name="Table14.A1" office:value-type="string">
            <table:table table:name="Table15" table:style-name="Table15">
              <table:table-column table:style-name="Table15.A"/>
              <table:table-row>
                <table:table-cell table:style-name="Table15.A1" office:value-type="string">
                  <text:p text:style-name="Preformatted_20_Text">asmlinkage long sys_myfunc(int arg);</text:p>
                </table:table-cell>
              </table:table-row>
            </table:table>
            <text:p text:style-name="P18"/>
          </table:table-cell>
          <table:table-cell table:style-name="Table14.A1" office:value-type="string">
            <text:p text:style-name="P18"/>
          </table:table-cell>
        </table:table-row>
        <table:table-row>
          <table:table-cell table:style-name="Table14.A1" office:value-type="string">
            <text:p text:style-name="P18"/>
          </table:table-cell>
          <table:table-cell table:style-name="Table14.A1" office:value-type="string">
            <text:p text:style-name="P18"/>
          </table:table-cell>
        </table:table-row>
      </table:table>
      <text:p text:style-name="P2"/>
      <text:p text:style-name="P2">Then, define the implementation of the system call in a C file, for example, sys_myfunc.c:</text:p>
      <text:p text:style-name="P2"/>
      <table:table table:name="Table16" table:style-name="Table16">
        <table:table-column table:style-name="Table16.A"/>
        <table:table-column table:style-name="Table16.B"/>
        <table:table-row>
          <table:table-cell table:style-name="Table16.A1" office:value-type="string">
            <table:table table:name="Table17" table:style-name="Table17">
              <table:table-column table:style-name="Table17.A"/>
              <table:table-row>
                <table:table-cell table:style-name="Table17.A1" office:value-type="string">
                  <text:p text:style-name="Preformatted_20_Text">#include &lt;linux/syscalls.h&gt;</text:p>
                  <text:p text:style-name="Preformatted_20_Text"/>
                  <text:p text:style-name="Preformatted_20_Text">asmlinkage long sys_myfunc(int arg)</text:p>
                  <text:p text:style-name="Preformatted_20_Text">{</text:p>
                  <text:p text:style-name="Preformatted_20_Text"><text:s text:c="4"/>/* Implementation of your system call goes here */</text:p>
                  <text:p text:style-name="Preformatted_20_Text"><text:s text:c="4"/>return 0;</text:p>
                  <text:p text:style-name="Preformatted_20_Text">}</text:p>
                </table:table-cell>
              </table:table-row>
            </table:table>
            <text:p text:style-name="P18"/>
          </table:table-cell>
          <table:table-cell table:style-name="Table16.A1" office:value-type="string">
            <text:p text:style-name="P18"/>
          </table:table-cell>
        </table:table-row>
        <table:table-row>
          <table:table-cell table:style-name="Table16.A1" office:value-type="string">
            <text:p text:style-name="P18"/>
          </table:table-cell>
          <table:table-cell table:style-name="Table16.A1" office:value-type="string">
            <text:p text:style-name="P18"/>
          </table:table-cell>
        </table:table-row>
      </table:table>
      <text:p text:style-name="P17"/>
      <text:p text:style-name="P2">Next, add the new system call to the kernel's system call table by modifying the syscalls.h header file. This file is located in the include/linux directory of the kernel source code.</text:p>
      <text:p text:style-name="P2"/>
      <text:p text:style-name="P2">Find the line that starts with __SYSCALL_DEFINEx (where x is the number of arguments of the system call), and add the following line at the end of the macro:</text:p>
      <text:p text:style-name="P2"/>
      <table:table table:name="Table18" table:style-name="Table18">
        <table:table-column table:style-name="Table18.A"/>
        <table:table-column table:style-name="Table18.B"/>
        <table:table-row>
          <table:table-cell table:style-name="Table18.A1" office:value-type="string">
            <table:table table:name="Table19" table:style-name="Table19">
              <table:table-column table:style-name="Table19.A"/>
              <table:table-row>
                <table:table-cell table:style-name="Table19.A1" office:value-type="string">
                  <text:p text:style-name="Preformatted_20_Text">SYSCALL_DEFINE1(myfunc, int, arg);</text:p>
                </table:table-cell>
              </table:table-row>
            </table:table>
            <text:p text:style-name="P18"/>
          </table:table-cell>
          <table:table-cell table:style-name="Table18.A1" office:value-type="string">
            <text:p text:style-name="P18"/>
          </table:table-cell>
        </table:table-row>
        <table:table-row>
          <table:table-cell table:style-name="Table18.A1" office:value-type="string">
            <text:p text:style-name="P18"/>
          </table:table-cell>
          <table:table-cell table:style-name="Table18.A1" office:value-type="string">
            <text:p text:style-name="P18"/>
          </table:table-cell>
        </table:table-row>
      </table:table>
      <text:p text:style-name="P17"/>
      <text:p text:style-name="P2">The resulting __SYSCALL_DEFINEx macro should look something like this:</text:p>
      <text:p text:style-name="P2"/>
      <table:table table:name="Table20" table:style-name="Table20">
        <table:table-column table:style-name="Table20.A"/>
        <table:table-column table:style-name="Table20.B"/>
        <table:table-row>
          <table:table-cell table:style-name="Table20.A1" office:value-type="string">
            <table:table table:name="Table21" table:style-name="Table21">
              <table:table-column table:style-name="Table21.A"/>
              <table:table-row>
                <table:table-cell table:style-name="Table21.A1" office:value-type="string">
                  <text:p text:style-name="Preformatted_20_Text">#define __SYSCALL_DEFINEx(x, sname, ...) <text:s text:c="33"/>\</text:p>
                  <text:p text:style-name="Preformatted_20_Text"><text:s text:c="8"/>asmlinkage long sys##sname(__SC_DECL##x) <text:s text:c="26"/>\</text:p>
                  <text:p text:style-name="Preformatted_20_Text"><text:s text:c="16"/>__attribute__((alias(__stringify(SyS##sname)))); <text:s text:c="10"/>\</text:p>
                  <text:p text:style-name="Preformatted_20_Text"><text:s text:c="8"/>static inline long SYSC##sname(__SC_DECL##x) <text:s text:c="22"/>\</text:p>
                  <text:p text:style-name="Preformatted_20_Text"><text:s text:c="16"/>__attribute__((always_inline)); <text:s text:c="27"/>\</text:p>
                  <text:p text:style-name="Preformatted_20_Text"><text:s text:c="8"/>static inline long SYSC##sname(__SC_DECL##x)</text:p>
                </table:table-cell>
              </table:table-row>
            </table:table>
            <text:p text:style-name="P18"/>
          </table:table-cell>
          <table:table-cell table:style-name="Table20.A1" office:value-type="string">
            <text:p text:style-name="P18"/>
          </table:table-cell>
        </table:table-row>
        <table:table-row>
          <table:table-cell table:style-name="Table20.A1" office:value-type="string">
            <text:p text:style-name="P18"/>
          </table:table-cell>
          <table:table-cell table:style-name="Table20.A1" office:value-type="string">
            <text:p text:style-name="P18"/>
          </table:table-cell>
        </table:table-row>
      </table:table>
      <text:p text:style-name="P2"/>
      <text:p text:style-name="P2">Finally, compile the kernel and load the new module. You should now be able to call the new system call using the syscall function or from user space using the C library syscall wrapper.</text:p>
      <text:p text:style-name="P2"/>
      <text:p text:style-name="P2">Here's an example of how to call the new system call from user space:</text:p>
      <text:p text:style-name="P2"/>
      <table:table table:name="Table22" table:style-name="Table22">
        <table:table-column table:style-name="Table22.A"/>
        <table:table-column table:style-name="Table22.B"/>
        <table:table-row>
          <table:table-cell table:style-name="Table22.A1" office:value-type="string">
            <table:table table:name="Table23" table:style-name="Table23">
              <table:table-column table:style-name="Table23.A"/>
              <table:table-row>
                <table:table-cell table:style-name="Table23.A1" office:value-type="string">
                  <text:p text:style-name="Preformatted_20_Text">#include &lt;stdio.h&gt;</text:p>
                  <text:p text:style-name="Preformatted_20_Text">#include &lt;stdlib.h&gt;</text:p>
                  <text:p text:style-name="Preformatted_20_Text">#include &lt;unistd.h&gt;</text:p>
                  <text:p text:style-name="Preformatted_20_Text">#include &lt;sys/syscall.h&gt;</text:p>
                  <text:p text:style-name="Preformatted_20_Text"/>
                  <text:p text:style-name="Preformatted_20_Text">#define __NR_myfunc 333 /* Replace with the actual system call number */</text:p>
                  <text:p text:style-name="Preformatted_20_Text"/>
                  <text:p text:style-name="Preformatted_20_Text">int main()</text:p>
                  <text:p text:style-name="Preformatted_20_Text"><text:soft-page-break/>{</text:p>
                  <text:p text:style-name="Preformatted_20_Text"><text:s text:c="4"/>int arg = 42;</text:p>
                  <text:p text:style-name="Preformatted_20_Text"><text:s text:c="4"/>long ret;</text:p>
                  <text:p text:style-name="Preformatted_20_Text"/>
                  <text:p text:style-name="Preformatted_20_Text"><text:s text:c="4"/>ret = syscall(__NR_myfunc, arg);</text:p>
                  <text:p text:style-name="Preformatted_20_Text"><text:s text:c="4"/>if (ret &lt; 0) {</text:p>
                  <text:p text:style-name="Preformatted_20_Text"><text:s text:c="8"/>perror("syscall");</text:p>
                  <text:p text:style-name="Preformatted_20_Text"><text:s text:c="8"/>exit(EXIT_FAILURE);</text:p>
                  <text:p text:style-name="Preformatted_20_Text"><text:s text:c="4"/>}</text:p>
                  <text:p text:style-name="Preformatted_20_Text"/>
                  <text:p text:style-name="Preformatted_20_Text"><text:s text:c="4"/>printf("myfunc returned %ld\n", ret);</text:p>
                  <text:p text:style-name="Preformatted_20_Text"/>
                  <text:p text:style-name="Preformatted_20_Text"><text:s text:c="4"/>return 0;</text:p>
                  <text:p text:style-name="Preformatted_20_Text">}</text:p>
                </table:table-cell>
              </table:table-row>
            </table:table>
            <text:p text:style-name="P18"/>
          </table:table-cell>
          <table:table-cell table:style-name="Table22.A1" office:value-type="string">
            <text:p text:style-name="P18"/>
          </table:table-cell>
        </table:table-row>
        <table:table-row>
          <table:table-cell table:style-name="Table22.A1" office:value-type="string">
            <text:p text:style-name="P18"/>
          </table:table-cell>
          <table:table-cell table:style-name="Table22.A1" office:value-type="string">
            <text:p text:style-name="P18"/>
          </table:table-cell>
        </table:table-row>
      </table:table>
      <text:p text:style-name="P2"/>
      <text:p text:style-name="P2">Note that adding a new system call to the kernel requires modifying the kernel source code and recompiling the kernel. This is a non-trivial task and should only be done by experienced kernel developers who understand the risks and implications of modifying the kernel.</text:p>
      <text:p text:style-name="P2"/>
      <text:h text:style-name="P170" text:outline-level="2"><text:bookmark-start text:name="__RefHeading___Toc171973_3177406469"/>9.6. APIs<text:bookmark-end text:name="__RefHeading___Toc171973_3177406469"/></text:h>
      <text:p text:style-name="P2"/>
      <text:p text:style-name="P2">Here is a non-exhaustive list of some of the system call APIs available in the Linux kernel:</text:p>
      <text:p text:style-name="P2"/>
      <text:p text:style-name="P2"><text:span text:style-name="T1">1. open():</text:span> Opens a file or device and returns a file descriptor that can be used to read from or write to the file.</text:p>
      <text:p text:style-name="P2"/>
      <text:p text:style-name="P2"><text:span text:style-name="T1">2. read():</text:span> Reads data from a file descriptor into a buffer in memory.</text:p>
      <text:p text:style-name="P2"/>
      <text:p text:style-name="P2"><text:span text:style-name="T1">3. write():</text:span> Writes data from a buffer in memory to a file descriptor.</text:p>
      <text:p text:style-name="P2"/>
      <text:p text:style-name="P2"><text:span text:style-name="T1">4. close(): </text:span>Closes a file descriptor and releases any resources associated with it.</text:p>
      <text:p text:style-name="P2"/>
      <text:p text:style-name="P2"><text:span text:style-name="T1">5. fork():</text:span> Creates a new process by duplicating the calling process, creating a new address space and copy of the parent process.</text:p>
      <text:p text:style-name="P2"/>
      <text:p text:style-name="P2"><text:span text:style-name="T1">6. execve():</text:span> Replaces the current process image with a new process image specified by the pathname provided.</text:p>
      <text:p text:style-name="P2"/>
      <text:p text:style-name="P2"><text:span text:style-name="T1">7. wait(): </text:span>Suspends the calling process until one of its child processes terminates.</text:p>
      <text:p text:style-name="P2"/>
      <text:p text:style-name="P2"><text:span text:style-name="T1">8. pipe(): </text:span>Creates a pair of file descriptors that can be used for interprocess communication.</text:p>
      <text:p text:style-name="P2"/>
      <text:p text:style-name="P2"><text:span text:style-name="T1">9. select():</text:span> Waits for one or more file descriptors to become ready for reading, writing, or error conditions.</text:p>
      <text:p text:style-name="P2"/>
      <text:p text:style-name="P2"><text:span text:style-name="T1">10. poll():</text:span> Similar to select(), but can monitor a larger number of file descriptors.</text:p>
      <text:p text:style-name="P2"/>
      <text:p text:style-name="P2">These system call APIs provide access to a variety of operating system services, from basic I/O operations to process management and interprocess communication. They form the core of the Linux kernel's interface with user-space applications, allowing programs to request services and resources from the kernel in a standardized and portable manner.</text:p>
      <text:p text:style-name="P2"/>
      <text:h text:style-name="P169" text:outline-level="1"><text:bookmark-start text:name="__RefHeading___Toc171975_3177406469"/>10. <text:span text:style-name="T78">I</text:span>nterrupt <text:span text:style-name="T78">H</text:span>andling<text:bookmark-end text:name="__RefHeading___Toc171975_3177406469"/></text:h>
      <text:p text:style-name="P2"/>
      <text:p text:style-name="P2">Linux kernel interrupt handling is a fundamental concept in the design of the operating system. Interrupts are a way for external devices to communicate with the CPU and request its attention. Interrupts can be generated by a variety of devices, including input/output devices, timers, and other hardware.</text:p>
      <text:p text:style-name="P2"/>
      <text:p text:style-name="P2">When an interrupt occurs, the CPU saves its current state and transfers control to the interrupt handler. The interrupt handler is a piece of kernel code that performs the necessary processing to service the interrupt. This processing might include reading data from an input/output device, updating the system clock, or performing other tasks.</text:p>
      <text:p text:style-name="P2"/>
      <text:p text:style-name="P2">Interrupt handling in the Linux kernel is performed in a hierarchical fashion. At the lowest level, the hardware interrupt is handled by the interrupt handler associated with the device that generated the interrupt. This interrupt handler is typically implemented as a function that is registered with the kernel.</text:p>
      <text:p text:style-name="P2"/>
      <text:p text:style-name="P2"><text:span text:style-name="T1">1. Interrupt Handling Mechanisms:</text:span> In Linux, there are several interrupt handling mechanisms implemented to handle different types of interrupts.</text:p>
      <text:p text:style-name="P2"/>
      <text:p text:style-name="P2"><text:span text:style-name="T1">2. Interrupt Handling Data Structures:</text:span> Linux interrupt handling relies on a set of data structures that allow for efficient handling of interrupts.</text:p>
      <text:p text:style-name="P2"/>
      <text:p text:style-name="P2"><text:span text:style-name="T1">3. Interrupt Handling Configuration and Management:</text:span> In Linux, interrupt handling is configured and managed through the use of interrupt controllers and device drivers. Interrupt controllers are hardware devices that manage and prioritize interrupt requests from various sources, while device drivers are software modules that interact with the interrupt controller and provide a way to handle interrupt requests.</text:p>
      <text:p text:style-name="P2"/>
      <text:p text:style-name="P2"><text:span text:style-name="T1">4. Interrupt Handling Challenges:</text:span> Interrupt handling is a critical part of the Linux kernel, and it has some challenges that need to be addressed to ensure the system's reliability, scalability, and performance. </text:p>
      <text:p text:style-name="P2"/>
      <text:h text:style-name="P170" text:outline-level="2"><text:bookmark-start text:name="__RefHeading___Toc24405_2290364219"/>10.1. Interrupt handling mechanisms<text:bookmark-end text:name="__RefHeading___Toc24405_2290364219"/></text:h>
      <text:p text:style-name="P2"/>
      <text:p text:style-name="P2">Linux provides different mechanisms for interrupt handling, including:</text:p>
      <text:p text:style-name="P2"/>
      <text:p text:style-name="P2"><text:span text:style-name="T1">1. Interrupt Service Routines (ISRs):</text:span> These are the functions that are invoked by the kernel when an interrupt occurs. ISRs are responsible for acknowledging the interrupt, saving the context of the interrupted process, and performing the necessary processing for the interrupt.</text:p>
      <text:p text:style-name="P2"/>
      <text:p text:style-name="P70"><text:span text:style-name="T1">2. Top Halves:</text:span> In the context of Linux kernel interrupt handling, the term "top halves" refers to the part of the interrupt handling code that runs immediately upon an interrupt being received by the CPU. Top halves are sometimes also called "fast interrupt handlers."</text:p>
      <text:p text:style-name="P70"/>
      <text:p text:style-name="P70"><text:span text:style-name="T1">3. Bottom halves:</text:span> These are interrupt handlers that are executed in the context of a kernel thread and are used for handling interrupts that require more processing than what can be done in an ISR or a tasklet or a SoftIRQ. Bottom halves are executed in a deferred context, which means that they are scheduled to run later, after the current interrupt has been handled.</text:p>
      <text:p text:style-name="P70"/>
      <text:p text:style-name="P70"><text:span text:style-name="T1">4. Deferred </text:span><text:span text:style-name="T60">W</text:span><text:span text:style-name="T1">ork:</text:span> These are tasks that are scheduled to run later, typically in response to an interrupt. Deferred work can be scheduled using tasklets, SoftIRQs, or bottom halves, depending on the amount of processing required.</text:p>
      <text:p text:style-name="P70"/>
      <text:p text:style-name="P70"><text:span text:style-name="T1">5. Workqueues: </text:span><text:span text:style-name="T95">Workqueues are used to handle tasks that are not time-critical and can be deferred to a later time. They are executed in a separate kernel thread and can be used for tasks such as disk I/O and network I/O.2.</text:span></text:p>
      <text:p text:style-name="P167"/>
      <text:p text:style-name="P70"><text:span text:style-name="T61">6. </text:span><text:span text:style-name="T1">SoftIRQs:</text:span> These are interrupt handlers that are executed in the context of a kernel thread and are used for handling interrupts that require more processing than what can be done in an ISR or a tasklet. SoftIRQs are scheduled as soon as possible after an interrupt occurs.</text:p>
      <text:p text:style-name="P2"/>
      <text:p text:style-name="P2"><text:span text:style-name="T1">6. Tasklets:</text:span> These are lightweight interrupt handlers that are executed in the context of a kernel thread. Tasklets are used for handling interrupts that require more processing than can be done in an ISR but less than what is required for a bottom half.</text:p>
      <text:p text:style-name="P2"/>
      <text:p text:style-name="P2"/>
      <text:p text:style-name="P2"/>
      <text:p text:style-name="P2">All of these mechanisms work together to provide efficient and scalable interrupt handling in the Linux kernel. The choice of mechanism depends on the type of interrupt and the amount of processing required to handle it.</text:p>
      <text:p text:style-name="P2"/>
      <text:h text:style-name="P174" text:outline-level="3"><text:bookmark-start text:name="__RefHeading___Toc24407_2290364219"/>10.1.1. Interrupt Service Routines (ISRs)<text:bookmark-end text:name="__RefHeading___Toc24407_2290364219"/></text:h>
      <text:p text:style-name="P2"/>
      <text:p text:style-name="P2">Interrupt Service Routines (ISRs) are functions that are executed in response to an interrupt. In the Linux kernel, an ISR is a handler that is registered for a specific interrupt request line (IRQ) and is responsible for processing the interrupt when it occurs.</text:p>
      <text:p text:style-name="P2"/>
      <text:p text:style-name="P2">When an interrupt occurs, the Linux kernel first disables interrupts and then looks up the ISR for the corresponding IRQ in the interrupt descriptor table (IDT). Once the ISR is located, the kernel jumps to the address of the ISR and executes its code.</text:p>
      <text:p text:style-name="P2"/>
      <text:p text:style-name="P2">ISRs are typically written in C and are required to be fast and efficient since they execute in the context of the interrupt and can't be preempted. They must also be careful not to interfere with other system operations that may be occurring at the same time.</text:p>
      <text:p text:style-name="P2"/>
      <text:p text:style-name="P2">In the Linux kernel, ISRs can be registered using the request_irq() function, which takes as arguments the IRQ number, the ISR function, a set of flags, a name for the ISR, and a pointer to data that can be used to pass context information to the ISR. Once registered, the ISR will be called whenever the corresponding interrupt occurs.</text:p>
      <text:p text:style-name="P2"/>
      <text:p text:style-name="P2">ISRs are an essential component of the Linux kernel's interrupt handling mechanism, and their efficient implementation is critical to ensuring the overall responsiveness and performance of the system.</text:p>
      <text:h text:style-name="P174" text:outline-level="3"><text:bookmark-start text:name="__RefHeading___Toc24413_2290364219"/>10.1.<text:span text:style-name="T138">2</text:span>. Top <text:span text:style-name="T135">H</text:span>alves<text:bookmark-end text:name="__RefHeading___Toc24413_2290364219"/></text:h>
      <text:p text:style-name="P2"/>
      <text:p text:style-name="P2">In the Linux kernel, top halves are the portion of interrupt service routines that execute with interrupts disabled. They are responsible for performing the immediate processing of an interrupt and scheduling any deferred work that needs to be done in the bottom half. Top halves are usually executed in interrupt context, meaning they have high priority and must complete quickly to avoid delaying the handling of other interrupts.</text:p>
      <text:p text:style-name="P2"/>
      <text:p text:style-name="P2">The execution of top halves is divided into two phases: the first phase is the hardware interrupt handler, which is architecture-specific and is responsible for acknowledging the interrupt, saving any relevant registers, and invoking the Linux-specific interrupt handling code. The second phase is the Linux interrupt handling code, which is responsible for performing the bulk of the interrupt processing.</text:p>
      <text:p text:style-name="P2"/>
      <text:p text:style-name="P2">Top halves are generally implemented as C functions that are registered with the Linux kernel as interrupt handlers. When an interrupt occurs, the hardware interrupt handler first runs, then the registered interrupt handler is invoked. During the execution of the interrupt handler, interrupts are disabled, ensuring that the handler has exclusive access to the hardware. Once the handler is done, interrupts are re-enabled and the processor returns to normal execution.</text:p>
      <text:p text:style-name="P2"/>
      <text:p text:style-name="P2">The Linux kernel provides several mechanisms for deferring work from the top half to the bottom half, such as tasklets and softirqs. Tasklets are similar to bottom halves, but are scheduled to run on a specific CPU, while softirqs are scheduled to run on any CPU that is not currently running a tasklet or a bottom half. Both tasklets and softirqs execute in a deferred context, meaning they have lower priority and can be preempted by other tasks.</text:p>
      <text:h text:style-name="P174" text:outline-level="3"><text:bookmark-start text:name="__RefHeading___Toc24415_2290364219"/>10.1.<text:span text:style-name="T138">3</text:span>. Bottom <text:span text:style-name="T135">H</text:span>alves<text:bookmark-end text:name="__RefHeading___Toc24415_2290364219"/></text:h>
      <text:p text:style-name="P2"/>
      <text:p text:style-name="P2">In the Linux kernel, bottom halves refer to the deferred work that is performed after an interrupt has been handled. Bottom halves are scheduled by top halves, which are the interrupt service routines that run in response to an interrupt.</text:p>
      <text:p text:style-name="P2"/>
      <text:p text:style-name="P2">Bottom halves were originally implemented using task queues, which were replaced by workqueues in later versions of the kernel. Workqueues provide a more flexible and scalable way to schedule and manage deferred work.</text:p>
      <text:p text:style-name="P2"/>
      <text:p text:style-name="P2">Bottom halves are divided into two types: tasklets and workqueues. Tasklets are used for fast and simple deferred work, while workqueues are used for more complex and time-consuming work.</text:p>
      <text:p text:style-name="P2"/>
      <text:p text:style-name="P2">Tasklets are similar to softirqs, but they are designed to be more efficient for simple work. Tasklets are single-threaded and cannot be preempted, so they are best used for short and fast work that does not require complex synchronization.</text:p>
      <text:p text:style-name="P2"/>
      <text:p text:style-name="P2">Workqueues are designed for more complex and time-consuming work that may require synchronization and multiple threads. Workqueues are threaded and can be preempted, so they are better suited for longer and more complex work.</text:p>
      <text:p text:style-name="P2"/>
      <text:p text:style-name="P2">In summary, bottom halves are used to perform deferred work after an interrupt has been handled, and they are divided into tasklets and workqueues depending on the complexity and duration of the work.</text:p>
      <text:h text:style-name="P174" text:outline-level="3"><text:bookmark-start text:name="__RefHeading___Toc24417_2290364219"/>10.1.<text:span text:style-name="T138">4</text:span>. Deferred <text:span text:style-name="T135">W</text:span>ork<text:bookmark-end text:name="__RefHeading___Toc24417_2290364219"/></text:h>
      <text:p text:style-name="P2"/>
      <text:p text:style-name="P2">In the Linux kernel, deferred work refers to a mechanism that allows certain tasks to be executed at a later time in a non-preemptive manner. Deferred work is used to perform tasks that are not critical and can be delayed without affecting system performance or stability.</text:p>
      <text:p text:style-name="P2"/>
      <text:p text:style-name="P2">Deferred work is implemented using kernel threads, which are created when there is a need to perform a task at a later time. These threads are scheduled by the kernel to execute the deferred work at a later time.</text:p>
      <text:p text:style-name="P2"/>
      <text:p text:style-name="P2">Deferred work is divided into two types: workqueues and tasklets. Workqueues are used for performing tasks that are longer and more resource-intensive, while tasklets are used for performing shorter and less resource-intensive tasks.</text:p>
      <text:p text:style-name="P2"/>
      <text:p text:style-name="P2">Workqueues are used to schedule tasks that are long-running or that require significant system resources. Workqueues provide a way to execute tasks in a non-preemptive manner, which ensures that the system remains stable and responsive.</text:p>
      <text:p text:style-name="P2"/>
      <text:p text:style-name="P2">Tasklets are similar to workqueues but are designed for shorter and less resource-intensive tasks. Tasklets are executed in the context of an interrupt and are used to perform tasks that need to be completed quickly.</text:p>
      <text:p text:style-name="P2"/>
      <text:p text:style-name="P2">In older versions of the Linux kernel, deferred work was implemented using a mechanism called "bottom halves". However, this mechanism had some limitations and was eventually replaced with the more flexible and efficient "deferred work" mechanism.</text:p>
      <text:p text:style-name="P2"/>
      <text:p text:style-name="P2">The main difference between bottom halves and deferred work is that bottom halves are executed in interrupt context, while deferred work is executed in process context. This means that bottom halves have strict timing constraints and cannot block, while deferred work can block if necessary.</text:p>
      <text:p text:style-name="P2"/>
      <text:p text:style-name="P2">Deferred work also provides better scheduling and priority management. It allows work to be scheduled with a specified priority, and it can be queued in a way that ensures fairness and prevents starvation.</text:p>
      <text:p text:style-name="P2"/>
      <text:p text:style-name="P2">Overall, deferred work is a more flexible and efficient mechanism for handling deferred processing in the Linux kernel, and it has largely replaced the older bottom halves mechanism.</text:p>
      <text:h text:style-name="P174" text:outline-level="3"><text:bookmark-start text:name="__RefHeading___Toc24419_2290364219"/>10.1.<text:span text:style-name="T138">5</text:span>. Workqueues<text:bookmark-end text:name="__RefHeading___Toc24419_2290364219"/></text:h>
      <text:p text:style-name="P2"/>
      <text:p text:style-name="P2">In the Linux kernel, workqueues are a mechanism for deferring work that needs to be executed asynchronously in a separate context. Workqueues are used in cases where a task needs to be performed that cannot be executed immediately in the context of the current process or interrupt handler.</text:p>
      <text:p text:style-name="P2"/>
      <text:p text:style-name="P2">Workqueues provide a way to execute tasks asynchronously in a kernel context that is separate from the current context. When a work item is scheduled on a workqueue, it is queued to a list of work items waiting to be executed. The work item will be executed when the kernel scheduler selects a thread to run the workqueue.</text:p>
      <text:p text:style-name="P2"/>
      <text:p text:style-name="P2">Workqueues can be used for a variety of tasks, such as deferred processing of interrupts, deferred processing of network packets, and deferred processing of file system operations.</text:p>
      <text:p text:style-name="P2"/>
      <text:p text:style-name="P2">Workqueues are similar to tasklets and bottom halves, but provide a more flexible and powerful mechanism for handling deferred work. Unlike tasklets and bottom halves, which are designed for specific use cases and have limited functionality, workqueues provide a generic and extensible way to handle deferred work. Workqueues can also be used in a wider variety of kernel contexts, such as device drivers, file systems, and network protocols.</text:p>
      <text:p text:style-name="P2"/>
      <text:h text:style-name="P178" text:outline-level="3"><text:bookmark-start text:name="__RefHeading___Toc24409_2290364219"/>10.1.<text:span text:style-name="T138">6</text:span>. SoftIRQs <text:bookmark-end text:name="__RefHeading___Toc24409_2290364219"/></text:h>
      <text:p text:style-name="P70"/>
      <text:p text:style-name="P70">Linux SoftIRQs are a mechanism for handling deferred work that is not suitable to be executed in the context of an interrupt handler. SoftIRQs run in the context of a kernel thread, with normal interrupt disablement. They are lower priority than hardware interrupts and IRQ workqueues.</text:p>
      <text:p text:style-name="P70"/>
      <text:p text:style-name="P70">SoftIRQs are a way for the kernel to schedule low-priority work that can be done in the background without significantly impacting the performance of the system. SoftIRQs can be used for a variety of tasks, such as network processing, task scheduling, memory management, and more.</text:p>
      <text:p text:style-name="P70"/>
      <text:p text:style-name="P70">Linux has a fixed set of SoftIRQs, each corresponding to a specific type of work. The SoftIRQs are handled by a single kernel thread, which runs at a lower priority than normal kernel threads. The SoftIRQ thread is responsible for executing SoftIRQs in the order they are scheduled.</text:p>
      <text:p text:style-name="P70"/>
      <text:p text:style-name="P70">SoftIRQs are generated by interrupt handlers, or by other parts of the kernel that need to schedule work. When a SoftIRQ is generated, it is added to a queue of pending SoftIRQs. The SoftIRQ thread periodically checks the queue of pending SoftIRQs and executes any that are waiting.</text:p>
      <text:p text:style-name="P70"/>
      <text:p text:style-name="P70">SoftIRQs can also be nested, which means that one SoftIRQ can trigger another SoftIRQ. However, it is important to be careful when using nested SoftIRQs, as they can lead to increased latency and the possibility of SoftIRQ storms.</text:p>
      <text:p text:style-name="P70"/>
      <text:p text:style-name="P70">Overall, SoftIRQs are an important mechanism for handling deferred work in the Linux kernel, and are used extensively throughout the kernel for a variety of tasks.</text:p>
      <text:h text:style-name="P178" text:outline-level="3"><text:bookmark-start text:name="__RefHeading___Toc24411_2290364219"/>10.1.<text:span text:style-name="T138">7</text:span>. Tasklets<text:bookmark-end text:name="__RefHeading___Toc24411_2290364219"/></text:h>
      <text:p text:style-name="P70"/>
      <text:p text:style-name="P70">In the Linux kernel, a tasklet is a mechanism for handling lower priority interrupts that are not required to be serviced immediately, but can be deferred and handled at a later time in a more efficient manner. It is similar to a softirq, but with a lower priority and a different scheduling mechanism.</text:p>
      <text:p text:style-name="P70"/>
      <text:p text:style-name="P70">Tasklets are implemented using a doubly linked list and are executed in a bottom-half context. When an interrupt occurs that needs to be serviced by a tasklet, the tasklet is scheduled to run in the context of the current CPU's softirq handler. The tasklet is then executed in a non-preemptive manner and cannot be interrupted by any other tasklets or interrupts.</text:p>
      <text:p text:style-name="P70"/>
      <text:p text:style-name="P70">Tasklets are useful for performing deferred processing in interrupt handlers, such as updating statistics or flushing buffers. They are also commonly used in network device drivers to handle packet processing and other asynchronous events.</text:p>
      <text:p text:style-name="P70"/>
      <text:p text:style-name="P70">Tasklets can be initialized with a callback function and an optional data pointer. When the tasklet is scheduled for execution, the callback function is called with the data pointer as an argument.</text:p>
      <text:p text:style-name="P70"/>
      <text:p text:style-name="P71">Softirqs are a type of interrupt that is handled in the kernel context, not the interrupt context. Softirqs are designed to handle deferred work that is not time-critical. <text:s/>Tasklets are designed for handling work that is not time-critical <text:span text:style-name="T134">also</text:span>, but that needs to be handled quickly.</text:p>
      <text:p text:style-name="P70">In summary, tasklets are a lightweight mechanism for deferring interrupt processing to a later time in a non-preemptive context, making them useful for handling lower priority interrupts that do not require immediate attention.</text:p>
      <text:h text:style-name="P170" text:outline-level="2"><text:bookmark-start text:name="__RefHeading___Toc24421_2290364219"/>10.2. Interrupt Handling Data Structures<text:bookmark-end text:name="__RefHeading___Toc24421_2290364219"/></text:h>
      <text:p text:style-name="P2"/>
      <text:p text:style-name="P2">In Linux, there are several data structures used for interrupt handling. Some of the key ones are:</text:p>
      <text:p text:style-name="P2"/>
      <text:p text:style-name="P2"><text:span text:style-name="T1">1. Interrupt Descriptor Tables (IDTs):</text:span> In Linux, Interrupt Descriptor Tables (IDTs) are data structures used to manage and handle hardware interrupts. The IDT contains a list of interrupt gate descriptors, which provide information about the interrupt handlers registered to handle specific interrupt requests.</text:p>
      <text:p text:style-name="P2"/>
      <text:p text:style-name="P2"><text:span text:style-name="T1">2. Interrupt Control Blocks (ICBs):</text:span> In Linux, the Interrupt Control Block (ICB) is a data structure that contains all the information required to handle an interrupt. It is created by the kernel and stored in a memory location reserved for each interrupt request (IRQ) line.</text:p>
      <text:p text:style-name="P2"/>
      <text:p text:style-name="P2"><text:span text:style-name="T1">3. Interrupt Request Lines (IRQLs):</text:span> In Linux, an Interrupt Request Line (IRQ) is a physical hardware line that signals to the CPU that an interrupt is waiting to be processed. When an interrupt is generated, the corresponding IRQ line is asserted and the CPU is interrupted. Interrupt handlers are used to respond to interrupts and execute specific actions to handle the interrupt.</text:p>
      <text:p text:style-name="P2"/>
      <text:p text:style-name="P2"><text:span text:style-name="T1">4. Interrupt Vector Table (IVT):</text:span> The Interrupt Vector Table (IVT) is a data structure used by the operating system's kernel to manage interrupts in a computer system. The IVT is essentially an array of pointers, with each pointer pointing to an Interrupt Service Routine (ISR) for a specific interrupt.</text:p>
      <text:p text:style-name="P2"/>
      <text:h text:style-name="P174" text:outline-level="3"><text:bookmark-start text:name="__RefHeading___Toc24423_2290364219"/>10.2.1. Interrupt Descriptor Tables (IDTs)<text:bookmark-end text:name="__RefHeading___Toc24423_2290364219"/></text:h>
      <text:p text:style-name="P2"/>
      <text:p text:style-name="P2">In the Linux kernel, an Interrupt Descriptor Table (IDT) is used to handle interrupts. The IDT is an array of function pointers called Interrupt Service Routines (ISRs) that the kernel uses to handle interrupts. Each entry in the IDT corresponds to a specific interrupt vector. When an interrupt occurs, the processor uses the vector to find the corresponding entry in the IDT and jumps to the corresponding ISR.</text:p>
      <text:p text:style-name="P2"/>
      <text:p text:style-name="P2">The IDT is created and managed by the kernel during system initialization. The IDT contains entries for both hardware interrupts (IRQs) and software interrupts (system calls, exceptions, etc.). Each entry in the IDT is an instance of the gate_desc structure, which contains the following information:</text:p>
      <text:p text:style-name="P2"/>
      <text:p text:style-name="P2">- A pointer to the ISR for the interrupt vector.</text:p>
      <text:p text:style-name="P2">- A set of flags that describe the type of interrupt and how it should be handled.</text:p>
      <text:p text:style-name="P2">- A selector that specifies the code segment that contains the ISR.</text:p>
      <text:p text:style-name="P2"/>
      <text:p text:style-name="P2">The gate_desc structure is defined in the asm/desc.h header file in the kernel source code.</text:p>
      <text:p text:style-name="P2"/>
      <text:p text:style-name="P2">The kernel initializes the IDT using the set_intr_gate() function, which sets up an interrupt gate in the IDT. The set_intr_gate() function takes the interrupt vector number, the ISR function pointer, and the descriptor flags as parameters.</text:p>
      <text:p text:style-name="P2"/>
      <text:p text:style-name="P2">The descriptor flags indicate the type of interrupt and how it should be handled. The flags can be used to set the interrupt type (interrupt gate or trap gate), the privilege level at which the ISR should run, and whether the processor should disable interrupts while executing the ISR.</text:p>
      <text:p text:style-name="P2"/>
      <text:p text:style-name="P2">The IDT can be modified at runtime to handle new interrupts or to change the behavior of existing interrupts. This is typically done by device drivers, which need to set up ISRs to handle interrupts from hardware devices.</text:p>
      <text:p text:style-name="P2"/>
      <text:p text:style-name="P2">Overall, the Interrupt Descriptor Table is an essential data structure in the Linux kernel for handling interrupts, and it plays a critical role in ensuring the stability and reliability of the system.</text:p>
      <text:h text:style-name="P174" text:outline-level="3"><text:bookmark-start text:name="__RefHeading___Toc24425_2290364219"/>10.2.2. Interrupt Control Blocks (ICBs)<text:bookmark-end text:name="__RefHeading___Toc24425_2290364219"/></text:h>
      <text:p text:style-name="P2"/>
      <text:p text:style-name="P2">In Linux, an Interrupt Control Block (ICB) is a data structure that represents an interrupt handler. It contains information about the interrupt handler, such as its address and the interrupt number it is associated with.</text:p>
      <text:p text:style-name="P2"/>
      <text:p text:style-name="P2">The ICB is created during initialization of the interrupt handling subsystem and is used by the kernel to manage interrupts. When an interrupt occurs, the interrupt controller looks up the ICB associated with that interrupt number and calls the function pointed to by the ICB's address.</text:p>
      <text:p text:style-name="P2"/>
      <text:p text:style-name="P2">The Interrupt Control Block contains the following information:</text:p>
      <text:p text:style-name="P2"/>
      <text:p text:style-name="P2">1. An interrupt handler function pointer</text:p>
      <text:p text:style-name="P2">2. An associated device name or identifier</text:p>
      <text:p text:style-name="P2">3. Interrupt flags</text:p>
      <text:p text:style-name="P2"/>
      <text:p text:style-name="P2">The interrupt handler function pointer is the address of the function that will be executed when an interrupt occurs. This function is responsible for processing the interrupt and performing any necessary actions, such as reading data from the device or updating system state.</text:p>
      <text:p text:style-name="P2"/>
      <text:p text:style-name="P2">The associated device name or identifier is used to identify the device that generated the interrupt. This information is useful for determining which device driver should handle the interrupt.</text:p>
      <text:p text:style-name="P2"/>
      <text:p text:style-name="P2">The interrupt flags field contains additional information about the interrupt, such as whether it is shared with other devices or whether it should be disabled after being handled.</text:p>
      <text:p text:style-name="P2"/>
      <text:p text:style-name="P2">The ICB is typically created by the device driver during initialization and registered with the kernel using the appropriate registration function. The kernel then uses the ICB to manage the interrupt and call the appropriate interrupt handler function when an interrupt occurs.</text:p>
      <text:p text:style-name="P2"/>
      <text:p text:style-name="P2">Overall, the Interrupt Control Block is a crucial data structure in the Linux interrupt handling subsystem and enables efficient and reliable handling of hardware interrupts in the operating system.</text:p>
      <text:h text:style-name="P174" text:outline-level="3"><text:bookmark-start text:name="__RefHeading___Toc24427_2290364219"/>10.2.3. Interrupt Request Lines (IRQLs)<text:bookmark-end text:name="__RefHeading___Toc24427_2290364219"/></text:h>
      <text:p text:style-name="P2"/>
      <text:p text:style-name="P2">Interrupt Request Lines (IRQs) are hardware lines used by devices to send interrupt signals to the CPU in order to request its attention. In Linux, IRQs are represented by numeric values that are assigned to specific interrupt events by the kernel. </text:p>
      <text:p text:style-name="P2"/>
      <text:p text:style-name="P2">Each IRQ is associated with a particular Interrupt Service Routine (ISR) that is responsible for handling the interrupt when it is triggered. The kernel maintains a list of these ISRs, along with the corresponding IRQ numbers, in a data structure called the Interrupt Descriptor Table (IDT). </text:p>
      <text:p text:style-name="P2"/>
      <text:p text:style-name="P2">When an interrupt occurs, the CPU saves its current state and looks up the ISR associated with the IRQ number in the IDT. The ISR is then executed to handle the interrupt, after which control is returned to the interrupted program. </text:p>
      <text:p text:style-name="P2"/>
      <text:p text:style-name="P2">The kernel also maintains Interrupt Control Blocks (ICBs) for each IRQ. These data structures are used to manage interrupt handling for each IRQ, including the registration and deregistration of ISRs and the assignment of interrupt handling threads. </text:p>
      <text:p text:style-name="P2"/>
      <text:p text:style-name="P2">Interrupt Request Lines can be shared by multiple devices, which can lead to contention for the IRQ and cause delays in interrupt handling. To manage shared IRQs, the kernel uses Interrupt Request Controllers (IRCs), which are hardware or software components that arbitrate access to the IRQ and dispatch interrupt events to the appropriate ISRs. </text:p>
      <text:p text:style-name="P2"/>
      <text:p text:style-name="P2">Overall, IRQs and the associated data structures are a critical component of the Linux interrupt handling system, enabling efficient and reliable communication between hardware devices and the CPU.</text:p>
      <text:h text:style-name="P174" text:outline-level="3"><text:bookmark-start text:name="__RefHeading___Toc24429_2290364219"/>10.2.4. Interrupt Vector Table (IVT)<text:bookmark-end text:name="__RefHeading___Toc24429_2290364219"/></text:h>
      <text:p text:style-name="P2"/>
      <text:p text:style-name="P2">The Interrupt Vector Table (IVT) is a data structure used by the Linux kernel to manage the handling of hardware interrupts. It is an array of function pointers that maps each interrupt request line (IRQ) to its corresponding interrupt service routine (ISR). When an interrupt occurs, the CPU uses the IRQ number to index into the IVT and retrieve the address of the ISR associated with that IRQ.</text:p>
      <text:p text:style-name="P2"/>
      <text:p text:style-name="P2">In Linux, the IVT is implemented as an array of irq_desc structures, where each structure represents a single IRQ. Each irq_desc structure contains information about the state of the IRQ, including whether it is currently enabled or disabled, which CPU(s) it is allowed to run on, and a pointer to the corresponding irqaction structure.</text:p>
      <text:p text:style-name="P2"/>
      <text:p text:style-name="P2">The irqaction structure contains information about the ISR, including a function pointer to the ISR itself, the name of the ISR, any flags associated with the ISR, and a pointer to a data structure that can be used by the ISR to store any necessary state.</text:p>
      <text:p text:style-name="P2"/>
      <text:p text:style-name="P2">When an interrupt occurs, the kernel checks the irq_desc structure corresponding to the IRQ to see if the IRQ is currently enabled. If it is, the kernel retrieves the irqaction structure from the irq_desc structure and calls the ISR function pointer specified in the irqaction structure.</text:p>
      <text:p text:style-name="P2"/>
      <text:p text:style-name="P2">The Linux IVT can be dynamically modified at runtime to add or remove ISRs from the system. This allows device drivers to register their own ISRs for specific IRQs, and allows the kernel to dynamically allocate and deallocate IRQs as necessary.</text:p>
      <text:p text:style-name="P2"/>
      <text:p text:style-name="P2">Overall, the Interrupt Vector Table is a key component of Linux's interrupt handling system, allowing the kernel to efficiently manage and route hardware interrupts to the appropriate ISRs.</text:p>
      <text:h text:style-name="P170" text:outline-level="2"><text:bookmark-start text:name="__RefHeading___Toc24431_2290364219"/><text:span text:style-name="T136">10.3</text:span>. <text:span text:style-name="T136">Interrupt Handling </text:span>Configuration And Management<text:bookmark-end text:name="__RefHeading___Toc24431_2290364219"/></text:h>
      <text:p text:style-name="P2"/>
      <text:p text:style-name="P2">Linux interrupt handling configuration and management involves setting up interrupt handlers and managing interrupt requests for various devices. Here are some key concepts related to interrupt handling configuration and management:</text:p>
      <text:p text:style-name="P2"/>
      <text:p text:style-name="P2"><text:span text:style-name="T1">1. Device Drivers:</text:span> In Linux, device drivers are responsible for handling the interactions between the operating system and the hardware devices. Interrupts are an important part of device driver programming since they allow devices to signal the CPU that they need attention.</text:p>
      <text:p text:style-name="P2"/>
      <text:p text:style-name="P2"><text:span text:style-name="T1">2. Interrupt Registration:</text:span> In the Linux kernel, an interrupt registration refers to the process of binding a device driver's interrupt handler function with an interrupt line. When a hardware device generates an interrupt, the interrupt line corresponding to that device is signaled, and the associated interrupt handler function is invoked to handle the interrupt.</text:p>
      <text:p text:style-name="P2"/>
      <text:p text:style-name="P2"><text:span text:style-name="T1">3. Interrupt Affinity:</text:span> Interrupt affinity is a technique used to associate an interrupt with a specific CPU, which is responsible for handling that interrupt. By default, the interrupt handler is associated with the CPU that received the interrupt, but it can be reassigned to another CPU to balance the workload.</text:p>
      <text:p text:style-name="P2"/>
      <text:p text:style-name="P2"><text:span text:style-name="T1">4. Interrupt Balancing:</text:span> Interrupt balancing is a technique used to distribute the interrupt handling workload among multiple CPUs. The Linux kernel implements a mechanism called interrupt throttling, which balances the interrupt workload among all available CPUs</text:p>
      <text:p text:style-name="P2"/>
      <text:p text:style-name="P2"><text:span text:style-name="T1">5. Interrupt Sharing:</text:span> In Linux, interrupt sharing is managed by the interrupt controller, which is responsible for managing the interrupt lines on the system bus. When multiple devices share an interrupt line, the interrupt controller must determine which device generated the interrupt signal so that the correct interrupt handler can be executed.</text:p>
      <text:p text:style-name="P2"/>
      <text:p text:style-name="P2"><text:span text:style-name="T1">6. Interrupt Serialization:</text:span> In Linux, interrupt serialization refers to the process of preventing multiple interrupts from being processed simultaneously on a single processor. This is important because allowing multiple interrupts to be processed simultaneously can lead to race conditions and other unpredictable behavior.</text:p>
      <text:p text:style-name="P2"/>
      <text:h text:style-name="P174" text:outline-level="3"><text:bookmark-start text:name="__RefHeading___Toc24433_2290364219"/><text:span text:style-name="T136">10.3</text:span>.1. Device drivers<text:bookmark-end text:name="__RefHeading___Toc24433_2290364219"/></text:h>
      <text:p text:style-name="P2"/>
      <text:p text:style-name="P2"><text:span text:style-name="T136">D</text:span>evice drivers are responsible for configuring and managing interrupts for their respective devices. This includes registering interrupt handlers, setting interrupt request lines, specifying interrupt modes (such as edge-triggered or level-triggered), and balancing interrupt load among multiple processors.</text:p>
      <text:p text:style-name="P2"/>
      <text:p text:style-name="P2">Device drivers use the kernel's interrupt handling framework to configure interrupts. This involves defining and registering an interrupt handler function with the kernel, which is called when the corresponding interrupt occurs. The interrupt handler function performs any necessary processing of the interrupt, such as reading data from the device or acknowledging the interrupt.</text:p>
      <text:p text:style-name="P2"/>
      <text:p text:style-name="P2">Device drivers can also configure interrupt request lines for their devices. This involves specifying the hardware interrupt line that the device uses, as well as the type of interrupt (edge or level triggered). The device driver can also request a shared interrupt line, allowing multiple devices to share the same interrupt.</text:p>
      <text:p text:style-name="P2"/>
      <text:p text:style-name="P2">In addition, device drivers can specify interrupt affinity, which determines which processor handles a particular interrupt. This can help balance interrupt load among multiple processors in a system.</text:p>
      <text:p text:style-name="P2"/>
      <text:p text:style-name="P2">Overall, device drivers play a critical role in configuring and managing interrupts for their respective devices, ensuring that interrupt handling is performed efficiently and effectively.</text:p>
      <text:h text:style-name="P174" text:outline-level="3"><text:bookmark-start text:name="__RefHeading___Toc24435_2290364219"/><text:span text:style-name="T136">10.3.</text:span>2. Interrupt Registration<text:bookmark-end text:name="__RefHeading___Toc24435_2290364219"/></text:h>
      <text:p text:style-name="P2"/>
      <text:p text:style-name="P2">In Linux, interrupt registration is the process of binding an interrupt request (IRQ) to a device driver. This allows the driver to handle interrupts generated by the device.</text:p>
      <text:p text:style-name="P2"/>
      <text:p text:style-name="P2">The process of interrupt registration typically involves the following steps:</text:p>
      <text:p text:style-name="P2"/>
      <text:p text:style-name="P2"><text:span text:style-name="T1">1. Requesting an IRQ Number:</text:span> The device driver requests an IRQ number from the kernel using the request_irq() function. This function takes as arguments the IRQ number to be requested, a pointer to the interrupt handler function that will be called when the IRQ is triggered, flags that specify how the interrupt should be handled (such as whether it should be shared among multiple devices), and a name for the interrupt handler.</text:p>
      <text:p text:style-name="P2"/>
      <text:p text:style-name="P2"><text:span text:style-name="T1">2. Registering the Interrupt Handler:</text:span> Once an IRQ number has been obtained, the interrupt handler function must be registered with the kernel using the request_irq() function. This function associates the IRQ number with the interrupt handler function and ensures that the handler will be called when the corresponding IRQ is triggered.</text:p>
      <text:p text:style-name="P2"/>
      <text:p text:style-name="P2"><text:span text:style-name="T1">3. Enabling the IRQ:</text:span> After the interrupt handler has been registered, the IRQ must be enabled to allow interrupts to be generated. This is typically done using hardware-specific functions provided by the device driver.</text:p>
      <text:p text:style-name="P2"/>
      <text:p text:style-name="P2"><text:span text:style-name="T1">4. Handling the Interrupt:</text:span> When an interrupt occurs, the interrupt handler function is called to handle the interrupt. The handler typically reads data from the device, updates internal data structures, and then signals the completion of the interrupt to the kernel.</text:p>
      <text:p text:style-name="P2"/>
      <text:p text:style-name="P2"><text:span text:style-name="T1">5. Freeing the IRQ:</text:span> When the device driver no longer needs the IRQ, it must be freed using the free_irq() function. This function takes as arguments the IRQ number to be freed and a pointer to the interrupt handler function that was previously registered with the kernel.</text:p>
      <text:p text:style-name="P2"/>
      <text:p text:style-name="P2">Proper interrupt registration is essential for efficient and reliable interrupt handling in Linux. Improper registration can lead to interrupt conflicts, missed interrupts, and other issues that can impact system performance and stability.</text:p>
      <text:h text:style-name="P174" text:outline-level="3"><text:bookmark-start text:name="__RefHeading___Toc24437_2290364219"/><text:span text:style-name="T136">10.3</text:span>.3. Interrupt Affinity<text:bookmark-end text:name="__RefHeading___Toc24437_2290364219"/></text:h>
      <text:p text:style-name="P2"/>
      <text:p text:style-name="P2">In Linux, interrupt affinity refers to the CPU core or set of cores that can handle a specific interrupt. Interrupt affinity can be set to ensure that an interrupt is only handled by a specific set of CPUs, allowing for better performance and resource allocation.</text:p>
      <text:p text:style-name="P2"/>
      <text:p text:style-name="P2">The Linux kernel provides the irq_set_affinity() function to set the affinity of an interrupt. This function takes two arguments: the interrupt number and a CPU mask. The CPU mask specifies which CPU cores are allowed to handle the interrupt.</text:p>
      <text:p text:style-name="P2"/>
      <text:p text:style-name="P2">When an interrupt is triggered, the kernel checks the affinity of the interrupt and ensures that it is only handled by the CPUs specified in the CPU mask. This ensures that the interrupt handling is performed by a specific set of CPUs, which can improve performance by reducing cache misses and improving cache coherency.</text:p>
      <text:p text:style-name="P2"/>
      <text:p text:style-name="P2">Interrupt affinity can be set in the device driver code. For example, a device driver can set the interrupt affinity for a specific device to a specific set of CPUs to ensure that the interrupt handling is performed on those CPUs. This can be particularly useful for devices that generate a large number of interrupts, such as network cards.</text:p>
      <text:p text:style-name="P2"/>
      <text:p text:style-name="P2">Interrupt affinity can also be set dynamically using the /proc/irq/*/smp_affinity file. This file allows users to set the interrupt affinity for a specific interrupt. The file takes a hexadecimal value that specifies the CPU mask. For example, the value 1 specifies the first CPU core, and the value f specifies all CPU cores.</text:p>
      <text:p text:style-name="P2"/>
      <text:p text:style-name="P2">Overall, interrupt affinity is an important concept in Linux interrupt handling. It allows for better performance and resource allocation by ensuring that interrupts are handled by a specific set of CPUs.</text:p>
      <text:h text:style-name="P174" text:outline-level="3"><text:bookmark-start text:name="__RefHeading___Toc24439_2290364219"/><text:span text:style-name="T136">10.3</text:span>.4. Interrupt Balancing<text:bookmark-end text:name="__RefHeading___Toc24439_2290364219"/></text:h>
      <text:p text:style-name="P2"/>
      <text:p text:style-name="P2">In Linux, interrupt balancing refers to the distribution of interrupt handling workload across multiple CPUs to improve system performance and reduce the impact of interrupt processing on system responsiveness. </text:p>
      <text:p text:style-name="P2"/>
      <text:p text:style-name="P2">By default, interrupts are handled by the CPU that receives the interrupt request. However, this can result in one or a few CPUs being overwhelmed with interrupt processing, while other CPUs remain idle. Interrupt balancing aims to distribute the interrupt processing workload across all available CPUs to improve overall system performance.</text:p>
      <text:p text:style-name="P2"/>
      <text:p text:style-name="P2">Interrupt balancing is performed by the kernel's interrupt handler, which periodically reassigns the interrupts to different CPUs based on the current system load and the interrupt affinity settings. Interrupt affinity refers to the list of CPUs that are allowed to handle a particular interrupt. By setting interrupt affinity, the system administrator can limit the number of CPUs that handle a particular interrupt, which can be useful for certain workloads.</text:p>
      <text:p text:style-name="P2"/>
      <text:p text:style-name="P2">The interrupt handler uses a load-balancing algorithm to distribute interrupts across the available CPUs. This algorithm takes into account the current workload on each CPU and the interrupt affinity settings to ensure that interrupts are distributed evenly and efficiently. </text:p>
      <text:p text:style-name="P2"/>
      <text:p text:style-name="P2">Interrupt balancing can be configured using the `/proc/irq` interface. The `/proc/irq` directory contains a list of interrupt handlers and their associated IRQ numbers. Each IRQ directory contains several files that can be used to view or modify the interrupt settings, including the interrupt affinity and interrupt balancing settings.</text:p>
      <text:p text:style-name="P2"/>
      <text:p text:style-name="P2">Overall, interrupt balancing is an important feature in Linux for optimizing system performance and ensuring that interrupt processing does not impact system responsiveness.</text:p>
      <text:h text:style-name="P174" text:outline-level="3"><text:bookmark-start text:name="__RefHeading___Toc24441_2290364219"/><text:span text:style-name="T136">10.3</text:span>.5. Interrupt Sharing<text:bookmark-end text:name="__RefHeading___Toc24441_2290364219"/></text:h>
      <text:p text:style-name="P2"/>
      <text:p text:style-name="P2">In Linux, interrupt sharing occurs when multiple devices are assigned to the same interrupt request line (IRQ). Sharing IRQs is a common technique used to reduce the total number of IRQs used by the system. However, sharing IRQs can also lead to several challenges, including interrupt storms, priority inversion, and reduced performance.</text:p>
      <text:p text:style-name="P2"/>
      <text:p text:style-name="P2">Interrupt sharing can be done in two ways: statically and dynamically. In static IRQ sharing, the kernel assigns the same IRQ to multiple devices during system boot time. In dynamic IRQ sharing, the kernel assigns and reassigns IRQs to devices based on their availability and priority.</text:p>
      <text:p text:style-name="P2"/>
      <text:p text:style-name="P2">When multiple devices are assigned to the same IRQ, the interrupt service routine (ISR) must determine which device generated the interrupt. To accomplish this, each device has its own interrupt status register (ISR) that stores a bit for each interrupt source. When an interrupt occurs, the ISR for the device is read to determine the source of the interrupt.</text:p>
      <text:p text:style-name="P2"/>
      <text:p text:style-name="P2">One of the challenges with interrupt sharing is interrupt storms. An interrupt storm occurs when multiple devices share the same IRQ and generate interrupts simultaneously, leading to a high number of interrupts that need to be serviced. Interrupt storms can cause performance degradation and even system crashes.</text:p>
      <text:p text:style-name="P2"/>
      <text:p text:style-name="P2">Another challenge with interrupt sharing is priority inversion. Priority inversion occurs when a high-priority device shares an IRQ with a low-priority device. In this case, if the low-priority device is currently servicing an interrupt and the high-priority device generates an interrupt, the low-priority ISR will continue to run, leading to a delay in servicing the high-priority interrupt.</text:p>
      <text:p text:style-name="P2"/>
      <text:p text:style-name="P2">To mitigate these challenges, the kernel provides several techniques, including interrupt coalescing, interrupt affinity, interrupt balancing, and interrupt handling prioritization. Interrupt coalescing groups multiple interrupts into a single interrupt, reducing the number of interrupts generated. Interrupt affinity ensures that interrupts generated by a device are handled by a specific CPU, reducing the chances of priority inversion. Interrupt balancing distributes interrupt load across multiple CPUs, improving system performance. Interrupt handling prioritization allows high-priority interrupts to be serviced before low-priority interrupts.</text:p>
      <text:h text:style-name="P174" text:outline-level="3"><text:bookmark-start text:name="__RefHeading___Toc24443_2290364219"/><text:span text:style-name="T136">10.3</text:span>.6. Interrupt Serialization<text:bookmark-end text:name="__RefHeading___Toc24443_2290364219"/></text:h>
      <text:p text:style-name="P2"/>
      <text:p text:style-name="P2">In Linux, interrupt serialization is the process of ensuring that certain operations are not interrupted by higher-priority interrupts. Interrupts are prioritized based on their IRQ numbers, and the Linux kernel maintains a list of interrupts in order of priority. Interrupt serialization is important to ensure that important operations are not interrupted by other interrupts, which could lead to data corruption or other problems.</text:p>
      <text:p text:style-name="P2"/>
      <text:p text:style-name="P2">Interrupt serialization is typically used in situations where an interrupt handler needs to modify shared data structures or perform other operations that require exclusive access. The process of interrupt serialization is typically implemented using kernel locks or spinlocks.</text:p>
      <text:p text:style-name="P2"/>
      <text:p text:style-name="P2">When an interrupt handler needs to perform an operation that requires exclusive access, it first disables interrupts on its IRQ line. This prevents other interrupts from preempting the current interrupt handler and modifying the shared data structures.</text:p>
      <text:p text:style-name="P2"/>
      <text:p text:style-name="P2">Once the operation is complete, the interrupt handler re-enables interrupts on its IRQ line. This allows other interrupts to resume processing and ensures that the system remains responsive to other hardware events.</text:p>
      <text:p text:style-name="P2"/>
      <text:p text:style-name="P2">Interrupt serialization is a common technique used in Linux device drivers, where multiple interrupts may need to access shared data structures or other resources. By using interrupt serialization, device drivers can ensure that these operations are performed in a safe and controlled manner, without the risk of data corruption or other problems.</text:p>
      <text:h text:style-name="P170" text:outline-level="2"><text:bookmark-start text:name="__RefHeading___Toc24445_2290364219"/>10.4. Interrupt Handling Challenges<text:bookmark-end text:name="__RefHeading___Toc24445_2290364219"/></text:h>
      <text:p text:style-name="P2"/>
      <text:p text:style-name="P2">Interrupt handling is an essential part of operating system design and plays a crucial role in ensuring the system's performance, responsiveness, and stability. However, there are several challenges associated with interrupt handling in Linux, including:</text:p>
      <text:p text:style-name="P2"/>
      <text:p text:style-name="P2"><text:span text:style-name="T1">1. Interrupt Latency:</text:span> In computing, interrupt latency is the time that elapses between when an interrupt is generated by a device or CPU, and when the interrupt is serviced by the system. Interrupt latency is a critical metric for the performance of an operating system, especially in real-time systems, where timely response to interrupts is crucial.</text:p>
      <text:p text:style-name="P2"/>
      <text:p text:style-name="P2"><text:span text:style-name="T1">2. Interrupt Priority Inversion:</text:span> In Linux, interrupt priority inversion is a situation where a high-priority interrupt is blocked by a lower-priority interrupt. This can occur when a high-priority interrupt handler tries to access a shared resource that is currently locked by a lower-priority interrupt handler. As a result, the high-priority interrupt handler must wait for the lower-priority interrupt handler to release the shared resource before it can proceed, causing a delay in the system's response time.</text:p>
      <text:p text:style-name="P2"/>
      <text:p text:style-name="P2"><text:span text:style-name="T1">3. Shared Interrupts:</text:span> In Linux, shared interrupts occur when multiple hardware devices share the same interrupt line, and the kernel needs to ensure that the interrupt handler for each device is executed properly.</text:p>
      <text:p text:style-name="P2"/>
      <text:p text:style-name="P2"><text:span text:style-name="T1">4. Interrupt Coalescing:</text:span> Interrupt coalescing is a technique used to reduce the number of interrupts generated by a device to improve system performance. When a device generates an interrupt, the CPU must stop what it's doing to service the interrupt, which can take a significant amount of time. Interrupt coalescing groups several interrupts together to reduce the number of interrupts the CPU has to service.</text:p>
      <text:p text:style-name="P2"/>
      <text:h text:style-name="P174" text:outline-level="3"><text:bookmark-start text:name="__RefHeading___Toc24447_2290364219"/>10.4.1. Interrupt Latency<text:bookmark-end text:name="__RefHeading___Toc24447_2290364219"/></text:h>
      <text:p text:style-name="P2"/>
      <text:p text:style-name="P2">Interrupt latency refers to the time it takes for an interrupt request to be handled by the operating system. The lower the interrupt latency, the more responsive the system will be to real-time events.</text:p>
      <text:p text:style-name="P2"/>
      <text:p text:style-name="P2">In Linux, interrupt latency can be affected by several factors such as interrupt handling overhead, task preemption, interrupt coalescing, and interrupt processing time. Interrupt handling overhead refers to the time it takes for the CPU to switch context from the currently executing task to the interrupt handler. Task preemption can also introduce additional overhead if a high-priority task is interrupted by a lower-priority task.</text:p>
      <text:p text:style-name="P2"/>
      <text:p text:style-name="P2">Interrupt coalescing is a technique used by some network interface controllers to reduce the number of interrupts generated for high-speed data transfers. Instead of generating an interrupt for each packet, the NIC will coalesce multiple packets into a single interrupt. While this can reduce the number of interrupts generated, it can also increase interrupt latency.</text:p>
      <text:p text:style-name="P2"/>
      <text:p text:style-name="P2">Interrupt processing time refers to the time it takes for the interrupt handler to complete its processing. This can be affected by factors such as the complexity of the interrupt handler and the amount of data that needs to be processed.</text:p>
      <text:p text:style-name="P2"/>
      <text:p text:style-name="P2">To minimize interrupt latency, it is important to optimize the interrupt handling code and reduce interrupt processing time as much as possible. This can be achieved through techniques such as interrupt preemption disabling, interrupt disabling optimization, interrupt coalescing tuning, and interrupt handling code profiling and optimization. Additionally, hardware and firmware optimizations can also be employed to reduce interrupt latency, such as reducing interrupt processing overhead and optimizing the hardware interrupt processing pipeline.</text:p>
      <text:h text:style-name="P174" text:outline-level="3"><text:bookmark-start text:name="__RefHeading___Toc24449_2290364219"/>10.4.2. Interrupt Priority Inversion<text:bookmark-end text:name="__RefHeading___Toc24449_2290364219"/></text:h>
      <text:p text:style-name="P2"/>
      <text:p text:style-name="P2">Interrupt priority inversion is a challenge that can occur in the context of interrupt handling in Linux (and other operating systems). It refers to a situation where a low-priority task holds a lock or a resource that a high-priority task needs to access, and the low-priority task is preempted by an interrupt that has an intermediate priority. This can cause the high-priority task to be blocked, waiting for the low-priority task to release the resource, while the interrupt is being serviced.</text:p>
      <text:p text:style-name="P2"/>
      <text:p text:style-name="P2">To mitigate this challenge, Linux provides several mechanisms, such as interrupt disabling, spinlocks, and semaphores. Interrupt disabling is a simple mechanism that prevents preemption by disabling interrupts globally, but it can lead to high interrupt latencies and is therefore not always practical. Spinlocks and semaphores are more fine-grained mechanisms that allow a high-priority task to wait for a low-priority task to release a lock or a resource, while still allowing interrupts to occur.</text:p>
      <text:p text:style-name="P2"/>
      <text:p text:style-name="P2">Another mechanism that can be used to mitigate interrupt priority inversion is priority inheritance. This mechanism involves temporarily boosting the priority of a low-priority task that holds a lock or a resource, so that a high-priority task that needs to access the lock or the resource can proceed without being blocked. Priority inheritance can be implemented using semaphores or mutexes, and it can be combined with other mechanisms such as spinlocks and interrupt disabling to provide robust protection against interrupt priority inversion.</text:p>
      <text:p text:style-name="P2"/>
      <text:p text:style-name="P2">Overall, mitigating interrupt priority inversion is an important consideration in the design of interrupt handling in Linux, as it can have a significant impact on system performance and responsiveness.</text:p>
      <text:h text:style-name="P174" text:outline-level="3"><text:bookmark-start text:name="__RefHeading___Toc24451_2290364219"/>10.4.3. Shared Interrupts<text:bookmark-end text:name="__RefHeading___Toc24451_2290364219"/></text:h>
      <text:p text:style-name="P2"/>
      <text:p text:style-name="P2">In a multi-device system, where there are multiple devices connected to the same interrupt request line (IRQ), it is necessary to share the IRQ between the devices. This can be a challenge in terms of ensuring that each device receives the appropriate interrupts and that there are no conflicts between devices.</text:p>
      <text:p text:style-name="P2"/>
      <text:p text:style-name="P2">One way to handle shared interrupts is to use interrupt handlers that are designed to handle multiple devices. These handlers can examine the interrupt status register of each device to determine which device generated the interrupt. The handler can then service each device in turn, acknowledging the interrupt for each device as appropriate.</text:p>
      <text:p text:style-name="P2"/>
      <text:p text:style-name="P2">Another approach is to use interrupt masking and unmasking to control which devices can generate interrupts at any given time. This can be implemented using a shared interrupt controller, which manages the IRQs for all the devices in the system.</text:p>
      <text:p text:style-name="P2"/>
      <text:p text:style-name="P2">The Linux kernel provides support for shared interrupts through the use of interrupt controllers and interrupt handlers. The kernel's interrupt subsystem can handle both shared and non-shared interrupts, allowing multiple devices to share the same IRQ. However, it is important to ensure that the interrupt handlers for each device are designed to handle shared interrupts correctly and that there are no conflicts between devices.</text:p>
      <text:p text:style-name="P2"/>
      <text:p text:style-name="P2">Overall, shared interrupts can be a challenge in terms of ensuring proper interrupt handling and avoiding conflicts between devices. However, with careful design and the use of appropriate interrupt handling techniques, it is possible to implement shared interrupts in a multi-device system.</text:p>
      <text:h text:style-name="P174" text:outline-level="3"><text:bookmark-start text:name="__RefHeading___Toc24453_2290364219"/>10.4.4. Interrupt Coalescing<text:bookmark-end text:name="__RefHeading___Toc24453_2290364219"/></text:h>
      <text:p text:style-name="P2"/>
      <text:p text:style-name="P2">Interrupt coalescing is a technique used by network interface controllers (NICs) to reduce the number of interrupts generated for incoming packets. The idea is to combine multiple incoming packets into a single interrupt, which reduces the overhead of interrupt handling and improves system performance.</text:p>
      <text:p text:style-name="P2"/>
      <text:p text:style-name="P2">However, there are some challenges associated with interrupt coalescing. One of the challenges is the increased interrupt latency, which occurs because packets are not being processed as quickly as they arrive. This can result in longer delays for time-sensitive applications and can impact overall system performance.</text:p>
      <text:p text:style-name="P2"/>
      <text:p text:style-name="P2">Another challenge is the potential for dropped packets. If the NIC waits too long before generating an interrupt, packets may be dropped because the receive buffer becomes full. This can result in lost data and reduced network throughput.</text:p>
      <text:p text:style-name="P2"/>
      <text:p text:style-name="P2">To address these challenges, NICs typically provide configurable interrupt coalescing settings that allow system administrators to balance interrupt processing latency and packet loss. By tuning these settings, administrators can optimize system performance for their specific workload.</text:p>
      <text:h text:style-name="P170" text:outline-level="2"><text:bookmark-start text:name="__RefHeading___Toc171995_3177406469"/>10.<text:span text:style-name="T130">5</text:span>. Example Code<text:bookmark-end text:name="__RefHeading___Toc171995_3177406469"/></text:h>
      <text:p text:style-name="P2"/>
      <text:p text:style-name="P2">Here's an example of Linux kernel interrupt handling using the request_irq function:</text:p>
      <text:p text:style-name="P2"/>
      <table:table table:name="Table24" table:style-name="Table24">
        <table:table-column table:style-name="Table24.A"/>
        <table:table-column table:style-name="Table24.B"/>
        <table:table-row>
          <table:table-cell table:style-name="Table24.A1" office:value-type="string">
            <table:table table:name="Table25" table:style-name="Table25">
              <table:table-column table:style-name="Table25.A"/>
              <table:table-row>
                <table:table-cell table:style-name="Table25.A1" office:value-type="string">
                  <text:p text:style-name="Preformatted_20_Text">#include &lt;linux/init.h&gt;</text:p>
                  <text:p text:style-name="Preformatted_20_Text">#include &lt;linux/interrupt.h&gt;</text:p>
                  <text:p text:style-name="Preformatted_20_Text">#include &lt;linux/module.h&gt;</text:p>
                  <text:p text:style-name="Preformatted_20_Text"/>
                  <text:p text:style-name="Preformatted_20_Text">static int irq_number;</text:p>
                  <text:p text:style-name="Preformatted_20_Text">static irqreturn_t irq_handler(int irq, void *dev_id)</text:p>
                  <text:p text:style-name="Preformatted_20_Text">{</text:p>
                  <text:p text:style-name="Preformatted_20_Text"><text:s text:c="4"/>// Handle interrupt here</text:p>
                  <text:p text:style-name="Preformatted_20_Text"><text:s text:c="4"/>return IRQ_HANDLED;</text:p>
                  <text:p text:style-name="Preformatted_20_Text">}</text:p>
                  <text:p text:style-name="Preformatted_20_Text"/>
                  <text:p text:style-name="Preformatted_20_Text">static int __init my_init(void)</text:p>
                  <text:p text:style-name="Preformatted_20_Text">{</text:p>
                  <text:p text:style-name="Preformatted_20_Text"><text:s text:c="4"/>int result;</text:p>
                  <text:p text:style-name="Preformatted_20_Text"/>
                  <text:p text:style-name="Preformatted_20_Text"><text:s text:c="4"/>// Request IRQ number</text:p>
                  <text:p text:style-name="Preformatted_20_Text"><text:s text:c="4"/>irq_number = gpio_to_irq(17);</text:p>
                  <text:p text:style-name="Preformatted_20_Text"/>
                  <text:p text:style-name="Preformatted_20_Text"><text:s text:c="4"/>// Request IRQ handling</text:p>
                  <text:p text:style-name="Preformatted_20_Text"><text:s text:c="4"/>result = request_irq(irq_number, irq_handler, IRQF_TRIGGER_RISING, "my_interrupt", NULL);</text:p>
                  <text:p text:style-name="Preformatted_20_Text"><text:s text:c="4"/>if (result != 0) {</text:p>
                  <text:p text:style-name="Preformatted_20_Text"><text:s text:c="8"/>printk(KERN_ERR "Failed to request IRQ handling\n");</text:p>
                  <text:p text:style-name="Preformatted_20_Text"><text:s text:c="8"/>return -EBUSY;</text:p>
                  <text:p text:style-name="Preformatted_20_Text"><text:s text:c="4"/>}</text:p>
                  <text:p text:style-name="Preformatted_20_Text"/>
                  <text:p text:style-name="Preformatted_20_Text"><text:s text:c="4"/>printk(KERN_INFO "Interrupt handling set up\n");</text:p>
                  <text:p text:style-name="Preformatted_20_Text"/>
                  <text:p text:style-name="Preformatted_20_Text"><text:s text:c="4"/>return 0;</text:p>
                  <text:p text:style-name="Preformatted_20_Text">}</text:p>
                  <text:p text:style-name="Preformatted_20_Text"/>
                  <text:p text:style-name="Preformatted_20_Text">static void __exit my_exit(void)</text:p>
                  <text:p text:style-name="Preformatted_20_Text">{</text:p>
                  <text:p text:style-name="Preformatted_20_Text"><text:s text:c="4"/>// Free IRQ handling</text:p>
                  <text:p text:style-name="Preformatted_20_Text"><text:s text:c="4"/>free_irq(irq_number, NULL);</text:p>
                  <text:p text:style-name="Preformatted_20_Text"/>
                  <text:p text:style-name="Preformatted_20_Text"><text:s text:c="4"/>printk(KERN_INFO "Interrupt handling shut down\n");</text:p>
                  <text:p text:style-name="Preformatted_20_Text">}</text:p>
                  <text:p text:style-name="Preformatted_20_Text"/>
                  <text:p text:style-name="Preformatted_20_Text">module_init(my_init);</text:p>
                  <text:p text:style-name="Preformatted_20_Text">module_exit(my_exit);</text:p>
                </table:table-cell>
              </table:table-row>
            </table:table>
            <text:p text:style-name="P20"/>
          </table:table-cell>
          <table:table-cell table:style-name="Table24.A1" office:value-type="string">
            <text:p text:style-name="P20"/>
          </table:table-cell>
        </table:table-row>
        <table:table-row>
          <table:table-cell table:style-name="Table24.A1" office:value-type="string">
            <text:p text:style-name="P20"/>
          </table:table-cell>
          <table:table-cell table:style-name="Table24.A1" office:value-type="string">
            <text:p text:style-name="P20"/>
          </table:table-cell>
        </table:table-row>
      </table:table>
      <text:p text:style-name="P19"/>
      <text:p text:style-name="P2"/>
      <text:p text:style-name="P2">In this example, the gpio_to_irq function is used to obtain the IRQ number associated with GPIO pin 17. The request_irq function is then used to request the handling of this IRQ number with the irq_handler function.</text:p>
      <text:p text:style-name="P2"/>
      <text:p text:style-name="P2">The irq_handler function is called whenever an interrupt occurs on the specified IRQ number. In this example, the function simply returns IRQ_HANDLED, indicating that the interrupt has been handled.</text:p>
      <text:p text:style-name="P2"/>
      <text:p text:style-name="P2"><text:soft-page-break/>The free_irq function is used to release the IRQ handling when it is no longer needed.</text:p>
      <text:p text:style-name="P2"/>
      <text:p text:style-name="P2">Note that this example is a simplified demonstration of interrupt handling and does not include proper error checking and handling. Interrupt handling can be a complex and challenging task in kernel programming and requires careful consideration of the hardware and system architecture.</text:p>
      <text:p text:style-name="P2"/>
      <text:h text:style-name="P170" text:outline-level="2"><text:bookmark-start text:name="__RefHeading___Toc171997_3177406469"/>10.<text:span text:style-name="T130">6</text:span>. APIs<text:bookmark-end text:name="__RefHeading___Toc171997_3177406469"/></text:h>
      <text:p text:style-name="P2"/>
      <text:p text:style-name="P2">Here are some of the interrupt handling APIs available in the Linux kernel:</text:p>
      <text:p text:style-name="P2"/>
      <text:p text:style-name="P2"><text:span text:style-name="T1">1. request_irq():</text:span> Requests an interrupt line from the kernel for a specific device and assigns a handler function to handle the interrupt.</text:p>
      <text:p text:style-name="P2"/>
      <text:p text:style-name="P2"><text:span text:style-name="T1">2. free_irq():</text:span> Frees an interrupt line previously requested with request_irq().</text:p>
      <text:p text:style-name="P2"/>
      <text:p text:style-name="P2"><text:span text:style-name="T1">3. disable_irq():</text:span> Disables a specific interrupt line.</text:p>
      <text:p text:style-name="P2"/>
      <text:p text:style-name="P2"><text:span text:style-name="T1">4. enable_irq():</text:span> Enables a specific interrupt line.</text:p>
      <text:p text:style-name="P2"/>
      <text:p text:style-name="P2"><text:span text:style-name="T1">5. irq_set_affinity():</text:span> Sets the affinity of an interrupt to a specific set of CPUs.</text:p>
      <text:p text:style-name="P2"/>
      <text:p text:style-name="P2"><text:span text:style-name="T1">6. irq_set_handler_data():</text:span> Sets the private data of an interrupt handler.</text:p>
      <text:p text:style-name="P2"/>
      <text:p text:style-name="P2"><text:span text:style-name="T1">7. irq_set_handler():</text:span> Sets the handler function for an interrupt.</text:p>
      <text:p text:style-name="P2"/>
      <text:p text:style-name="P2"><text:span text:style-name="T1">8. irq_get_irq_data():</text:span> Returns the irq_desc structure for an interrupt.</text:p>
      <text:p text:style-name="P2"/>
      <text:p text:style-name="P2"><text:span text:style-name="T1">9. irq_find_mapping():</text:span> Returns the Linux IRQ number corresponding to the given hardware interrupt number.</text:p>
      <text:p text:style-name="P2"/>
      <text:p text:style-name="P2">These APIs allow device drivers and other kernel modules to register and handle interrupts from hardware devices. Interrupt handling is a critical aspect of the Linux kernel, as it allows devices to signal the CPU when they need attention or have completed a task. By handling interrupts efficiently, the Linux kernel can achieve high performance and responsiveness even on systems with many devices and high interrupt rates.</text:p>
      <text:p text:style-name="P2"/>
      <text:h text:style-name="P169" text:outline-level="1"><text:bookmark-start text:name="__RefHeading___Toc171999_3177406469"/>11.Linux Kernel Virtualization<text:bookmark-end text:name="__RefHeading___Toc171999_3177406469"/></text:h>
      <text:p text:style-name="P2"/>
      <text:p text:style-name="P2">Virtualization is the process of creating a virtual version of a resource, such as a server, operating system, storage device, or network resource. It allows multiple operating systems to run on a single physical machine by providing a layer of abstraction between the hardware and the virtual machines.</text:p>
      <text:p text:style-name="P2"/>
      <text:p text:style-name="P2"><text:span text:style-name="T1">1. Kernel-</text:span><text:span text:style-name="T27">B</text:span><text:span text:style-name="T1">ased Virtual Machine:</text:span> Kernel-based Virtual Machine (KVM) is a virtualization technology built into the Linux kernel. It allows multiple virtual machines to run on a single physical host, each with its own operating system and applications. KVM is an open-source project, and it is part of the mainline Linux kernel since version 2.6.20.</text:p>
      <text:p text:style-name="P2"/>
      <text:p text:style-name="P2"><text:span text:style-name="T1">2. Xen:</text:span> Xen is a virtualization technology that provides a hypervisor layer between the hardware and the operating system, allowing multiple virtual machines to run on a single physical host. Xen was first released in 2003 and is an open-source project, available under the GNU General Public License.</text:p>
      <text:p text:style-name="P2"/>
      <text:p text:style-name="P2"><text:span text:style-name="T1">3. Container-Based Virtualization</text:span>: Container-based virtualization is a virtualization technology that allows multiple isolated user-space instances (containers) to run on a single host operating system. Containers provide an environment that is isolated from the host operating system, but they share the same kernel.</text:p>
      <text:p text:style-name="P2"/>
      <text:p text:style-name="P2"><text:span text:style-name="T1">4. User-Mode Linux (UML):</text:span> User-Mode Linux (UML) is a virtualization technology that allows a Linux kernel to run as a process in a host operating system. UML provides a lightweight, isolated environment that can be used for development, testing, and other purposes.</text:p>
      <text:h text:style-name="P170" text:outline-level="2"><text:bookmark-start text:name="__RefHeading___Toc172001_3177406469"/>11.1. Kernel-based Virtual Machine (KVM)<text:bookmark-end text:name="__RefHeading___Toc172001_3177406469"/></text:h>
      <text:p text:style-name="P2"/>
      <text:p text:style-name="P2">KVM (Kernel-based Virtual Machine) is a popular open-source virtualization solution for Linux. It is a full virtualization solution that allows multiple guest operating systems to run on a single host machine. Here is an exhaustive explanation of KVM:</text:p>
      <text:p text:style-name="P2"/>
      <text:p text:style-name="P2"><text:span text:style-name="T1">1. Architecture:</text:span> KVM is built into the Linux kernel, which means that it is tightly integrated with the host operating system. KVM uses the host's CPU and memory resources to run virtual machines (VMs), which are isolated from the host environment.</text:p>
      <text:p text:style-name="P2"/>
      <text:p text:style-name="P2"><text:span text:style-name="T1">2. Hardware Virtualization Support:</text:span> KVM uses hardware virtualization support built into modern CPUs, such as Intel VT-x and AMD-V, to provide fast and efficient virtualization.</text:p>
      <text:p text:style-name="P2"/>
      <text:p text:style-name="P2"><text:span text:style-name="T1">3. Virtual Machine Management:</text:span> KVM provides a command-line tool called virsh and a graphical user interface called virt-manager to manage VMs. These tools allow you to create, start, stop, and manage VMs, as well as configure virtual hardware devices such as virtual disks and virtual network interfaces.</text:p>
      <text:p text:style-name="P2"/>
      <text:p text:style-name="P2"><text:span text:style-name="T1">4. Guest Operating System Support:</text:span> KVM supports a wide range of guest operating systems, including Linux, Windows, BSD, and more. KVM provides paravirtualized drivers for Linux guests, which improve performance and reduce overhead.</text:p>
      <text:p text:style-name="P2"/>
      <text:p text:style-name="P2"><text:span text:style-name="T1">5. Networking:</text:span> KVM provides several networking options, including virtual switches, virtual network interfaces, and virtual bridges. KVM also supports network filtering, which allows you to apply firewall rules to virtual network traffic.</text:p>
      <text:p text:style-name="P2"/>
      <text:p text:style-name="P2"><text:span text:style-name="T1">6. Storage:</text:span> KVM supports various storage options, including virtual disks, network-attached storage (NAS), and storage area networks (SANs). KVM also supports live storage migration, which allows you to move virtual disks between storage devices while the VM is running.</text:p>
      <text:p text:style-name="P2"/>
      <text:p text:style-name="P2"><text:span text:style-name="T1">7. Performance:</text:span> KVM provides high performance and low overhead virtualization, thanks to its hardware virtualization support and tight integration with the host operating system. KVM also supports advanced performance features such as CPU pinning, which allows you to assign specific CPU cores to specific VMs.</text:p>
      <text:p text:style-name="P2"/>
      <text:p text:style-name="P2">Overall, KVM is a powerful and flexible virtualization solution for Linux that provides a wide range of features and options for creating and managing virtual machines.</text:p>
      <text:p text:style-name="P2"/>
      <text:h text:style-name="P174" text:outline-level="3"><text:bookmark-start text:name="__RefHeading___Toc16661_1703616754"/><text:span text:style-name="T28">11.</text:span><text:span text:style-name="T1">1.</text:span><text:span text:style-name="T37">1.</text:span><text:span text:style-name="T1"> </text:span><text:span text:style-name="T28">KVM </text:span><text:span text:style-name="T1">Architecture</text:span><text:bookmark-end text:name="__RefHeading___Toc16661_1703616754"/></text:h>
      <text:p text:style-name="P133"/>
      <text:p text:style-name="P107">The Kernel-based Virtual Machine (KVM) is a virtualization solution built into the Linux kernel. It provides a virtualization layer that allows multiple virtual machines to run on a single physical host, each with its own operating system and applications.</text:p>
      <text:p text:style-name="P107"/>
      <text:p text:style-name="P107">The KVM architecture consists of three main components:</text:p>
      <text:p text:style-name="P107"/>
      <text:p text:style-name="P107"><text:span text:style-name="T1">1. Host </text:span><text:span text:style-name="T28">K</text:span><text:span text:style-name="T1">ernel:</text:span> The host kernel provides the core functionality of the KVM, including memory and device management, scheduling, and resource allocation.</text:p>
      <text:p text:style-name="P107"/>
      <text:p text:style-name="P107"><text:span text:style-name="T1">2. Virtual </text:span><text:span text:style-name="T28">M</text:span><text:span text:style-name="T1">achine: </text:span>Each virtual machine (VM) running on the host is a separate instance of an operating system and its applications. The VM runs on top of the KVM and has access to virtualized hardware resources, such as virtual CPUs, memory, and devices.</text:p>
      <text:p text:style-name="P107"/>
      <text:p text:style-name="P107"><text:span text:style-name="T1">3. Virtual </text:span><text:span text:style-name="T28">D</text:span><text:span text:style-name="T1">evice </text:span><text:span text:style-name="T28">M</text:span><text:span text:style-name="T1">odel: </text:span>The virtual device model provides a way for the VM to interact with virtualized hardware devices, such as virtual network adapters, virtual disk controllers, and virtual graphics adapters. The device model runs in the host kernel and provides a translation layer between the virtualized devices and the underlying physical hardware.</text:p>
      <text:p text:style-name="P107"/>
      <text:h text:style-name="P174" text:outline-level="3"><text:bookmark-start text:name="__RefHeading___Toc16663_1703616754"/><text:span text:style-name="T28">11.</text:span><text:span text:style-name="T37">1.</text:span><text:span text:style-name="T1">2. </text:span><text:span text:style-name="T28">KVM </text:span><text:span text:style-name="T1">Hardware Virtualization Support</text:span><text:bookmark-end text:name="__RefHeading___Toc16663_1703616754"/></text:h>
      <text:p text:style-name="P133"/>
      <text:p text:style-name="P124">KVM (Kernel-based Virtual Machine) relies on hardware virtualization support provided by modern processors, specifically the x86 architecture. KVM uses hardware virtualization extensions such as Intel VT-x and AMD-V to allow the creation and management of virtual machines.</text:p>
      <text:p text:style-name="P124"/>
      <text:p text:style-name="P124">These hardware virtualization extensions allow the CPU to create a virtualization layer between the operating system and the physical hardware. This virtualization layer allows multiple virtual machines to run on a single physical host, each with its own operating system and applications, without interfering with each other or the host operating system.</text:p>
      <text:p text:style-name="P124"/>
      <text:p text:style-name="P124">Hardware virtualization support also allows KVM to provide better performance and security than software-based virtualization solutions. By using hardware virtualization extensions, KVM can provide direct access to physical hardware resources, such as CPUs, memory, and devices, without the need for emulation or translation. This results in near-native performance for virtualized applications and a more secure virtualization environment, as the virtual machines are isolated from each other and the host operating system.</text:p>
      <text:p text:style-name="P43"/>
      <text:h text:style-name="P174" text:outline-level="3"><text:bookmark-start text:name="__RefHeading___Toc16665_1703616754"/><text:span text:style-name="T28">11.</text:span><text:span text:style-name="T37">1.</text:span><text:span text:style-name="T1">3. </text:span><text:span text:style-name="T28">KVM </text:span><text:span text:style-name="T1">Virtual Machine Management</text:span><text:bookmark-end text:name="__RefHeading___Toc16665_1703616754"/></text:h>
      <text:p text:style-name="P133"/>
      <text:p text:style-name="P107">KVM (Kernel-based Virtual Machine) provides various tools and methods to manage virtual machines, such as:</text:p>
      <text:p text:style-name="P107"/>
      <text:p text:style-name="P107"><text:span text:style-name="T1">1. Command-Line Tools:</text:span> KVM includes several command-line tools, such as "virsh" and "virt-install", which can be used to create, start, stop, and manage virtual machines from the command line.</text:p>
      <text:p text:style-name="P107"/>
      <text:p text:style-name="P107"><text:span text:style-name="T1">2. Graphical User Interface (GUI) Tools:</text:span> KVM supports several GUI tools, such as "virt-manager" and "oVirt", which provide a user-friendly interface to manage virtual machines. These tools allow users to create, edit, and manage virtual machines, as well as monitor their performance.</text:p>
      <text:p text:style-name="P107"/>
      <text:p text:style-name="P107"><text:span text:style-name="T1">3. REST API:</text:span> KVM provides a Representational State Transfer (REST) API, which allows users to manage virtual machines programmatically. This API can be used to automate the creation, management, and monitoring of virtual machines, as well as integrate KVM with other systems.</text:p>
      <text:p text:style-name="P107"/>
      <text:p text:style-name="P107"><text:span text:style-name="T1">4. Cloud Management Platforms:</text:span> KVM can be integrated with various cloud management platforms, such as OpenStack and CloudStack, which provide a complete solution for managing virtual machines in a cloud environment.</text:p>
      <text:p text:style-name="P107"/>
      <text:p text:style-name="P107">Overall, KVM provides a flexible and powerful virtualization solution, with a range of tools and methods for managing virtual machines, whether it's through the command line, GUI, REST API, or cloud management platforms.</text:p>
      <text:p text:style-name="P43"/>
      <text:h text:style-name="P174" text:outline-level="3"><text:bookmark-start text:name="__RefHeading___Toc16667_1703616754"/><text:span text:style-name="T28">11.</text:span><text:span text:style-name="T37">1.</text:span><text:span text:style-name="T1">4. </text:span><text:span text:style-name="T28">KVM </text:span><text:span text:style-name="T1">Guest Operating System Support:</text:span><text:bookmark-end text:name="__RefHeading___Toc16667_1703616754"/></text:h>
      <text:p text:style-name="P133"/>
      <text:p text:style-name="P107">KVM (Kernel-based Virtual Machine) supports a wide range of guest operating systems, including Linux, Windows, and other Unix-like systems. The supported guest operating systems include:</text:p>
      <text:p text:style-name="P107"/>
      <text:p text:style-name="P107"><text:span text:style-name="T1">1. Linux:</text:span> KVM is tightly integrated with the Linux kernel and provides excellent support for running Linux as a guest operating system. Almost all Linux distributions can run as a KVM guest, including Red Hat Enterprise Linux, CentOS, Ubuntu, Debian, and others.</text:p>
      <text:p text:style-name="P107"/>
      <text:p text:style-name="P107"><text:span text:style-name="T1">2. Windows:</text:span> KVM provides excellent support for running Windows as a guest operating system. Windows Server 2008, 2012, 2016, and 2019 are fully supported, as well as Windows 7, 8, and 10.</text:p>
      <text:p text:style-name="P107"/>
      <text:p text:style-name="P107"><text:span text:style-name="T1">3. Other Unix-</text:span><text:span text:style-name="T28">L</text:span><text:span text:style-name="T1">ike </text:span><text:span text:style-name="T28">S</text:span><text:span text:style-name="T1">ystems:</text:span> KVM supports a range of other Unix-like operating systems, such as FreeBSD, OpenBSD, and NetBSD.</text:p>
      <text:p text:style-name="P107"/>
      <text:p text:style-name="P107"><text:span text:style-name="T1">4. Other </text:span><text:span text:style-name="T28">O</text:span><text:span text:style-name="T1">perating </text:span><text:span text:style-name="T28">S</text:span><text:span text:style-name="T1">ystems:</text:span> KVM supports a range of other operating systems, including Solaris, Haiku, and ReactOS.</text:p>
      <text:p text:style-name="P107"/>
      <text:p text:style-name="P107">KVM's support for guest operating systems is continually improving, with new features and enhancements being added with each release. KVM also provides a range of virtual device drivers to improve guest performance and enable features such as paravirtualization and hardware acceleration.</text:p>
      <text:p text:style-name="P43"/>
      <text:h text:style-name="P174" text:outline-level="3"><text:bookmark-start text:name="__RefHeading___Toc16669_1703616754"/><text:span text:style-name="T28">11.</text:span><text:span text:style-name="T37">1.</text:span><text:span text:style-name="T1">5. </text:span><text:span text:style-name="T28">KVM </text:span><text:span text:style-name="T1">Networking:</text:span><text:bookmark-end text:name="__RefHeading___Toc16669_1703616754"/></text:h>
      <text:p text:style-name="P133"/>
      <text:p text:style-name="P107">KVM (Kernel-based Virtual Machine) provides several networking options to connect virtual machines to the network. Here are some of the most common networking options:</text:p>
      <text:p text:style-name="P107"/>
      <text:p text:style-name="P107"><text:span text:style-name="T1">1. Virtual </text:span><text:span text:style-name="T29">N</text:span><text:span text:style-name="T1">etwork Interface:</text:span> KVM provides a virtual network interface for each virtual machine, which can be used to connect to a virtual network. The virtual network interface can be bridged to a physical network interface on the host, allowing the virtual machine to connect to the physical network.</text:p>
      <text:p text:style-name="P107"/>
      <text:p text:style-name="P107"><text:span text:style-name="T1">2. Virtual Network:</text:span> KVM allows the creation of virtual networks, which can be used to connect virtual machines together. The virtual network can be configured with its own IP address range and can be isolated from the physical network.</text:p>
      <text:p text:style-name="P107"/>
      <text:p text:style-name="P107"><text:span text:style-name="T1">3. Network Address Translation (NAT):</text:span> KVM supports NAT, which allows virtual machines to access the internet through the host's network connection. With NAT, the virtual machine's IP address is translated to the host's IP address when communicating with the internet.</text:p>
      <text:p text:style-name="P107"/>
      <text:p text:style-name="P107"><text:span text:style-name="T1">4. Virtual Switch:</text:span> KVM supports the creation of virtual switches, which can be used to connect multiple virtual machines together. The virtual switch can be configured to allow traffic between virtual machines and the physical network, or to isolate virtual machines from the physical network.</text:p>
      <text:p text:style-name="P107"/>
      <text:p text:style-name="P107"><text:span text:style-name="T1">5. Network Bonding:</text:span> KVM supports network bonding, which allows multiple physical network interfaces on the host to be combined into a single virtual network interface. This can improve network performance and provide redundancy in case of a network interface failure.</text:p>
      <text:p text:style-name="P107"/>
      <text:p text:style-name="P107">Overall, KVM provides a range of networking options to connect virtual machines to the network, including virtual network interfaces, virtual networks, NAT, virtual switches, and network bonding. These options can be configured to provide the required level of network isolation, security, and performance for each virtual machine.</text:p>
      <text:p text:style-name="P43"/>
      <text:h text:style-name="P174" text:outline-level="3"><text:bookmark-start text:name="__RefHeading___Toc16671_1703616754"/><text:span text:style-name="T28">11.</text:span><text:span text:style-name="T37">1.</text:span><text:span text:style-name="T1">6. </text:span><text:span text:style-name="T28">KVM </text:span><text:span text:style-name="T1">Storage:</text:span><text:bookmark-end text:name="__RefHeading___Toc16671_1703616754"/></text:h>
      <text:p text:style-name="P133"/>
      <text:p text:style-name="P107">KVM (Kernel-based Virtual Machine) provides several storage options to store virtual machine disks and images. Here are some of the most common storage options:</text:p>
      <text:p text:style-name="P107"/>
      <text:p text:style-name="P107"><text:span text:style-name="T1">1. File-Based Storage:</text:span> KVM allows virtual machines to use disk images stored in files on the host's file system. The most common file formats for disk images are QCOW2 and RAW.</text:p>
      <text:p text:style-name="P107"/>
      <text:p text:style-name="P107"><text:span text:style-name="T1">2. Block-Based Storage:</text:span> KVM supports block-based storage, which allows virtual machines to use disk images stored on block devices such as SAN, iSCSI, and local disks. This method can provide higher performance than file-based storage.</text:p>
      <text:p text:style-name="P107"/>
      <text:p text:style-name="P107"><text:span text:style-name="T1">3. Network-Based Storage:</text:span> KVM supports network-based storage, which allows virtual machines to use disk images stored on network-attached storage devices such as NAS and SAN. This method can provide high performance and scalability, but requires a fast and reliable network connection.</text:p>
      <text:p text:style-name="P107"/>
      <text:p text:style-name="P107"><text:span text:style-name="T1">4. Virtio Drivers:</text:span> KVM provides virtio drivers, which are paravirtualized drivers that can improve storage performance by reducing overhead and improving I/O throughput.</text:p>
      <text:p text:style-name="P107"/>
      <text:p text:style-name="P107"><text:span text:style-name="T1">5. Snapshot and Cloning:</text:span> KVM supports snapshot and cloning of virtual machine disks, which allows for efficient backups and the creation of multiple instances of the same virtual machine.</text:p>
      <text:p text:style-name="P107"/>
      <text:p text:style-name="P107">Overall, KVM provides a range of storage options to store virtual machine disks and images, including file-based storage, block-based storage, network-based storage, virtio drivers, and snapshot and cloning. These options can be configured to provide the required level of storage performance, scalability, and reliability for each virtual machine.</text:p>
      <text:p text:style-name="P43"/>
      <text:h text:style-name="P174" text:outline-level="3"><text:bookmark-start text:name="__RefHeading___Toc16673_1703616754"/><text:span text:style-name="T28">11.</text:span><text:span text:style-name="T37">1.</text:span><text:span text:style-name="T1">7. </text:span><text:span text:style-name="T29">KVM </text:span><text:span text:style-name="T1">Performance:</text:span><text:bookmark-end text:name="__RefHeading___Toc16673_1703616754"/></text:h>
      <text:p text:style-name="P133"/>
      <text:p text:style-name="P107">KVM (Kernel-based Virtual Machine) provides several features and optimizations to improve virtual machine performance. Here are some of the most common performance optimizations:</text:p>
      <text:p text:style-name="P107"/>
      <text:p text:style-name="P107"><text:span text:style-name="T1">1. Hardware Virtualization:</text:span> KVM uses hardware virtualization to improve performance by allowing virtual machines to run directly on the host's CPU and hardware, without the need for software emulation.</text:p>
      <text:p text:style-name="P107"/>
      <text:p text:style-name="P107"><text:span text:style-name="T1">2. Virtio Drivers:</text:span> KVM provides virtio drivers, which are paravirtualized drivers that can improve performance by reducing overhead and improving I/O throughput.</text:p>
      <text:p text:style-name="P107"/>
      <text:p text:style-name="P107"><text:span text:style-name="T1">3. Memory Ballooning:</text:span> KVM supports memory ballooning, which allows the host to reclaim memory from idle or unused virtual machines and allocate it to other virtual machines that need it.</text:p>
      <text:p text:style-name="P107"/>
      <text:p text:style-name="P107"><text:span text:style-name="T1">4. Huge Pages:</text:span> KVM supports huge pages, which are larger memory pages that can reduce memory fragmentation and improve performance by reducing the number of page table entries.</text:p>
      <text:p text:style-name="P107"/>
      <text:p text:style-name="P107"><text:span text:style-name="T1">5. NUMA (Non-Uniform Memory Access) Support:</text:span> KVM supports NUMA, which allows virtual machines to be configured to use specific CPU and memory resources on the host for improved performance.</text:p>
      <text:p text:style-name="P107"/>
      <text:p text:style-name="P107"><text:span text:style-name="T1">6. CPU Pinning:</text:span> KVM supports CPU pinning, which allows virtual machines to be assigned specific CPU cores or threads on the host for improved performance and reduced CPU contention.</text:p>
      <text:p text:style-name="P107"/>
      <text:p text:style-name="P107"><text:span text:style-name="T1">7. SR-IOV (Single Root I/O Virtualization):</text:span> KVM supports SR-IOV, which allows virtual machines to directly access hardware resources such as network interfaces for improved performance and reduced overhead.</text:p>
      <text:p text:style-name="P107"/>
      <text:p text:style-name="P107">Overall, KVM provides several features and optimizations to improve virtual machine performance, including hardware virtualization, virtio drivers, memory ballooning, huge pages, NUMA support, CPU pinning, and SR-IOV. These optimizations can be configured to provide the required level of performance and scalability for each virtual machine.</text:p>
      <text:p text:style-name="P133"/>
      <text:h text:style-name="P170" text:outline-level="2"><text:bookmark-start text:name="__RefHeading___Toc172003_3177406469"/>11.2. Xen<text:bookmark-end text:name="__RefHeading___Toc172003_3177406469"/></text:h>
      <text:p text:style-name="P2"/>
      <text:p text:style-name="P2">Xen is a type 1 hypervisor that allows multiple virtual machines (VMs) to run concurrently on the same physical host. It was originally developed at the University of Cambridge and is now maintained as an open-source project. Unlike KVM, which is integrated directly into the Linux kernel, Xen is a standalone hypervisor that runs directly on the host hardware and manages the virtual machines at a low level.</text:p>
      <text:p text:style-name="P2"/>
      <text:p text:style-name="P2">Xen provides a number of features that are important for large-scale virtualization deployments, including:</text:p>
      <text:p text:style-name="P2"/>
      <text:p text:style-name="P2"><text:span text:style-name="T1">1. Paravirtualization Support:</text:span> Xen was one of the first hypervisors to support paravirtualization, which allows guest operating systems to be modified to run more efficiently on the hypervisor. This can result in significantly better performance compared to full virtualization.</text:p>
      <text:p text:style-name="P2"/>
      <text:p text:style-name="P2"><text:span text:style-name="T1">2. Live Migration:</text:span> Xen allows virtual machines to be migrated between physical hosts without interruption, allowing for hardware maintenance and load balancing.</text:p>
      <text:p text:style-name="P2"/>
      <text:p text:style-name="P2"><text:span text:style-name="T1">3. Resource Partitioning:</text:span> Xen provides strong isolation between virtual machines, allowing administrators to allocate resources such as CPU, memory, and network bandwidth on a per-VM basis.</text:p>
      <text:p text:style-name="P2"/>
      <text:p text:style-name="P2"><text:span text:style-name="T1">4. Security Features:</text:span> Xen includes a number of security features, such as support for mandatory access control (MAC) and virtual trusted platform modules (vTPMs), that can help secure virtualized environments.</text:p>
      <text:p text:style-name="P2"/>
      <text:p text:style-name="P2">Xen is often used in enterprise environments and cloud computing platforms, and is supported by a number of commercial vendors including Citrix, Oracle, and Amazon Web Services. Xen can be used with a wide variety of guest operating systems, including Linux, Windows, and FreeBSD.</text:p>
      <text:p text:style-name="P2"/>
      <text:h text:style-name="P170" text:outline-level="2"><text:bookmark-start text:name="__RefHeading___Toc172005_3177406469"/>11.3. Container-<text:span text:style-name="T92">B</text:span>ased <text:span text:style-name="T79">V</text:span>irtualization<text:bookmark-end text:name="__RefHeading___Toc172005_3177406469"/></text:h>
      <text:p text:style-name="P2"/>
      <text:p text:style-name="P2">Container-based virtualization, also known as operating system (OS) virtualization or lightweight virtualization, is a form of virtualization that allows multiple isolated user-space instances to share the same host operating system kernel. This means that containers do not require a separate guest operating system, which can make them much more lightweight and efficient than traditional virtual machines.</text:p>
      <text:p text:style-name="P2"/>
      <text:p text:style-name="P2">Containers are created using a container runtime, such as Docker or LXC, which provides an isolated user-space environment for the containerized application. Each container has its own filesystem, process space, and network interface, but all containers on the same host share the same kernel.</text:p>
      <text:p text:style-name="P2"/>
      <text:p text:style-name="P2">One of the key benefits of container-based virtualization is its efficiency. Because containers share the host kernel, they require much less overhead than full virtual machines, which must emulate a complete operating system environment. This can make containers much faster and more resource-efficient than traditional virtualization, and can allow for greater density on a given physical host.</text:p>
      <text:p text:style-name="P2"/>
      <text:p text:style-name="P2">Another benefit of container-based virtualization is its portability. Containers can be easily moved between hosts, making them a popular choice for deploying and scaling cloud-native applications. Container images can also be versioned and shared through container registries, such as Docker Hub or Quay.io, making it easy to distribute and replicate containerized applications across different environments.</text:p>
      <text:p text:style-name="P2"/>
      <text:p text:style-name="P2">However, because containers share the same kernel as the host, they do not provide the same level of isolation as traditional virtual machines. This means that containers can be less secure, since a vulnerability in the kernel could potentially compromise all containers on the host. Container runtimes implement various security mechanisms, such as seccomp, SELinux, and AppArmor, to mitigate these risks, but it is important for administrators to understand the security implications of container-based virtualization when deploying applications in production environments.</text:p>
      <text:p text:style-name="P2"/>
      <text:h text:style-name="P170" text:outline-level="2"><text:bookmark-start text:name="__RefHeading___Toc172007_3177406469"/>11.4. User-<text:span text:style-name="T92">M</text:span>ode Linux (UML)<text:bookmark-end text:name="__RefHeading___Toc172007_3177406469"/></text:h>
      <text:p text:style-name="P2"/>
      <text:p text:style-name="P2">User-mode Linux (UML) is a virtualization technology that allows running multiple Linux instances as user-space processes on a single Linux host. Each instance of UML runs a separate Linux kernel, which can be different from the host kernel in terms of version, configuration, and patch level. UML can be used for a variety of purposes, such as testing, development, education, and experimentation.</text:p>
      <text:p text:style-name="P2"/>
      <text:p text:style-name="P2">The UML kernel is compiled as a regular user-space executable, which can be started like any other program. When started, UML runs as a regular Linux process, using standard system calls to interact with the host kernel. UML can be configured to run in different modes, such as root mode, where it has full access to the host system resources, or jail mode, where it is restricted to a specific directory or file system.</text:p>
      <text:p text:style-name="P2"/>
      <text:p text:style-name="P2">One of the key benefits of UML is its flexibility. Because UML runs as a user-space process, it can be easily started and stopped, and multiple instances can be run concurrently on the same host. UML also allows for easy customization of the kernel configuration, since each instance of UML can have its own kernel configuration and patch level.</text:p>
      <text:p text:style-name="P2"/>
      <text:p text:style-name="P2">Another benefit of UML is its low overhead. Because UML runs as a user-space process, it does not require the same level of hardware virtualization support as full virtualization technologies, such as KVM or Xen. This makes UML a lightweight and efficient solution for running multiple Linux instances on a single host.</text:p>
      <text:p text:style-name="P2"/>
      <text:p text:style-name="P2">UML also supports advanced features such as kernel debugging, network virtualization, and live migration. For example, UML can be used to simulate complex network topologies, such as a multi-tier web application, by creating multiple UML instances and connecting them together using virtual network interfaces. UML can also be used to debug the Linux kernel itself, by running it in a UML instance and using a debugger to analyze its behavior.</text:p>
      <text:p text:style-name="P2"/>
      <text:p text:style-name="P2">However, UML also has some limitations. Because UML shares the same kernel as the host, it does not provide the same level of isolation as full virtualization technologies. This means that UML instances can potentially interfere with each other or with the host system. Additionally, UML does not provide hardware virtualization support, so it may not be suitable for running certain types of workloads that require direct access to hardware resources.</text:p>
      <text:p text:style-name="P2"/>
      <text:h text:style-name="P170" text:outline-level="2"><text:bookmark-start text:name="__RefHeading___Toc172009_3177406469"/>11.5. Example Code<text:bookmark-end text:name="__RefHeading___Toc172009_3177406469"/></text:h>
      <text:p text:style-name="P2"/>
      <text:p text:style-name="P2">Here's an example of using the Kernel-based Virtual Machine (KVM) virtualization framework in the Linux kernel:</text:p>
      <text:p text:style-name="P2"/>
      <text:p text:style-name="P84"/>
      <table:table table:name="Table26" table:style-name="Table26">
        <table:table-column table:style-name="Table26.A"/>
        <table:table-column table:style-name="Table26.B"/>
        <table:table-row>
          <table:table-cell table:style-name="Table26.A1" office:value-type="string">
            <table:table table:name="Table27" table:style-name="Table27">
              <table:table-column table:style-name="Table27.A"/>
              <table:table-row>
                <table:table-cell table:style-name="Table27.A1" office:value-type="string">
                  <text:p text:style-name="P21">#include &lt;linux/kvm.h&gt;</text:p>
                  <text:p text:style-name="P21">#include &lt;linux/module.h&gt;</text:p>
                  <text:p text:style-name="P21"/>
                  <text:p text:style-name="P21">static struct kvm *kvm;</text:p>
                  <text:p text:style-name="P21">static struct kvm_vm *vm;</text:p>
                  <text:p text:style-name="P21">static struct kvm_vcpu *vcpu;</text:p>
                  <text:p text:style-name="P21"/>
                  <text:p text:style-name="P21">static int __init my_init(void)</text:p>
                  <text:p text:style-name="P21">{</text:p>
                  <text:p text:style-name="P21"><text:s text:c="4"/>int ret;</text:p>
                  <text:p text:style-name="P21"/>
                  <text:p text:style-name="P21"><text:s text:c="4"/>// Initialize KVM</text:p>
                  <text:p text:style-name="P21"><text:s text:c="4"/>kvm = kvm_init("kvmtest", KVM_INIT_FLAG_UNSAFE_IO);</text:p>
                  <text:p text:style-name="P21"/>
                  <text:p text:style-name="P21"><text:s text:c="4"/>if (IS_ERR(kvm)) {</text:p>
                  <text:p text:style-name="P21"><text:s text:c="8"/>ret = PTR_ERR(kvm);</text:p>
                  <text:p text:style-name="P21"><text:s text:c="8"/>printk(KERN_ERR "Failed to initialize KVM: %d\n", ret);</text:p>
                  <text:p text:style-name="P21"><text:s text:c="8"/>return ret;</text:p>
                  <text:p text:style-name="P21"><text:s text:c="4"/>}</text:p>
                  <text:p text:style-name="P21"/>
                  <text:p text:style-name="P21"><text:s text:c="4"/>// Create a virtual machine</text:p>
                  <text:p text:style-name="P21"><text:s text:c="4"/>vm = kvm_create_vm(kvm, 0);</text:p>
                  <text:p text:style-name="P21"/>
                  <text:p text:style-name="P21"><text:s text:c="4"/>if (IS_ERR(vm)) {</text:p>
                  <text:p text:style-name="P21"><text:s text:c="8"/>ret = PTR_ERR(vm);</text:p>
                  <text:p text:style-name="P21"><text:s text:c="8"/>printk(KERN_ERR "Failed to create virtual machine: %d\n", ret);</text:p>
                  <text:p text:style-name="P21"><text:s text:c="8"/>return ret;</text:p>
                  <text:p text:style-name="P21"><text:s text:c="4"/>}</text:p>
                  <text:p text:style-name="P21"/>
                  <text:p text:style-name="P21"><text:s text:c="4"/>// Create a virtual CPU</text:p>
                  <text:p text:style-name="P21"><text:s text:c="4"/>vcpu = kvm_create_vcpu(vm, 0);</text:p>
                  <text:p text:style-name="P21"/>
                  <text:p text:style-name="P21"><text:s text:c="4"/>if (IS_ERR(vcpu)) {</text:p>
                  <text:p text:style-name="P21"><text:s text:c="8"/>ret = PTR_ERR(vcpu);</text:p>
                  <text:p text:style-name="P21"><text:s text:c="8"/>printk(KERN_ERR "Failed to create virtual CPU: %d\n", ret);</text:p>
                  <text:p text:style-name="P21"><text:s text:c="8"/>return ret;</text:p>
                  <text:p text:style-name="P21"><text:s text:c="4"/>}</text:p>
                  <text:p text:style-name="P21"/>
                  <text:p text:style-name="P21"><text:s text:c="4"/>printk(KERN_INFO "KVM virtual machine created\n");</text:p>
                  <text:p text:style-name="P21"/>
                  <text:p text:style-name="P21"><text:s text:c="4"/>return 0;</text:p>
                  <text:p text:style-name="P21">}</text:p>
                  <text:p text:style-name="P21"><text:soft-page-break/></text:p>
                  <text:p text:style-name="P21">static void __exit my_exit(void)</text:p>
                  <text:p text:style-name="P21">{</text:p>
                  <text:p text:style-name="P21"><text:s text:c="4"/>kvm_destroy_vcpu(vcpu);</text:p>
                  <text:p text:style-name="P21"><text:s text:c="4"/>kvm_destroy_vm(vm);</text:p>
                  <text:p text:style-name="P21"><text:s text:c="4"/>kvm_exit(kvm);</text:p>
                  <text:p text:style-name="P21"/>
                  <text:p text:style-name="P21"><text:s text:c="4"/>printk(KERN_INFO "KVM virtual machine destroyed\n");</text:p>
                  <text:p text:style-name="P21">}</text:p>
                  <text:p text:style-name="P21"/>
                  <text:p text:style-name="P21">module_init(my_init);</text:p>
                  <text:p text:style-name="P21">module_exit(my_exit);</text:p>
                </table:table-cell>
              </table:table-row>
            </table:table>
            <text:p text:style-name="P22"/>
          </table:table-cell>
          <table:table-cell table:style-name="Table26.A1" office:value-type="string">
            <text:p text:style-name="P22"/>
          </table:table-cell>
        </table:table-row>
        <table:table-row>
          <table:table-cell table:style-name="Table26.A1" office:value-type="string">
            <text:p text:style-name="P22"/>
          </table:table-cell>
          <table:table-cell table:style-name="Table26.A1" office:value-type="string">
            <text:p text:style-name="P22"/>
          </table:table-cell>
        </table:table-row>
      </table:table>
      <text:p text:style-name="P21"/>
      <text:p text:style-name="P2">In this example, the KVM virtualization framework is used to create a virtual machine and a virtual CPU. The kvm_init function initializes the KVM subsystem, and the kvm_create_vm function creates a virtual machine. The kvm_create_vcpu function creates a virtual CPU.</text:p>
      <text:p text:style-name="P2"/>
      <text:p text:style-name="P2">The IS_ERR and PTR_ERR macros are used to handle errors that may occur during the initialization of the KVM subsystem or the creation of the virtual machine and virtual CPU.</text:p>
      <text:p text:style-name="P2"/>
      <text:p text:style-name="P2">The kvm_destroy_vcpu, kvm_destroy_vm, and kvm_exit functions are used to clean up and release resources when the virtual machine is no longer needed.</text:p>
      <text:p text:style-name="P2"/>
      <text:p text:style-name="P2">Note that this example is a simplified demonstration of using the KVM virtualization framework and does not include the creation and configuration of virtual devices, memory management, or other advanced features of KVM. Virtualization can be a complex and demanding task in kernel programming and requires a good understanding of system architecture and hardware virtualization technology.</text:p>
      <text:p text:style-name="P2"/>
      <text:h text:style-name="P170" text:outline-level="2"><text:bookmark-start text:name="__RefHeading___Toc172011_3177406469"/>11.6. APIs<text:bookmark-end text:name="__RefHeading___Toc172011_3177406469"/></text:h>
      <text:p text:style-name="P2"/>
      <text:p text:style-name="P2">Here are some of the virtualization APIs available in the Linux kernel:</text:p>
      <text:p text:style-name="P2"/>
      <text:p text:style-name="P2"><text:span text:style-name="T1">1. kvm_create_vm():</text:span> Creates a new KVM virtual machine (VM) and returns a handle to it.</text:p>
      <text:p text:style-name="P2"/>
      <text:p text:style-name="P2"><text:span text:style-name="T1">2. kvm_run():</text:span> Executes the virtual CPU (vCPU) of a KVM VM.</text:p>
      <text:p text:style-name="P2"/>
      <text:p text:style-name="P2"><text:span text:style-name="T1">3. kvm_set_user_memory_region():</text:span> Configures a memory region for a KVM VM.</text:p>
      <text:p text:style-name="P2"/>
      <text:p text:style-name="P2"><text:span text:style-name="T1">4. kvm_vm_ioctl():</text:span> Handles an ioctl() system call for a KVM VM.</text:p>
      <text:p text:style-name="P2"/>
      <text:p text:style-name="P2"><text:span text:style-name="T1">5. kvm_vcpu_ioctl():</text:span> Handles an ioctl() system call for a KVM vCPU.</text:p>
      <text:p text:style-name="P2"/>
      <text:p text:style-name="P2"><text:span text:style-name="T1">6. kvm_arch_vcpu_ioctl():</text:span> Handles architecture-specific ioctl() system calls for a KVM vCPU.</text:p>
      <text:p text:style-name="P2"/>
      <text:p text:style-name="P2"><text:span text:style-name="T1">7. kvm_mmu_notifier_ops:</text:span> A structure that contains callbacks for memory management unit (MMU) notifications.</text:p>
      <text:p text:style-name="P2"/>
      <text:p text:style-name="P2"><text:span text:style-name="T1">8. kvm_memory_slot:</text:span> - A structure that describes a memory slot in a KVM VM.</text:p>
      <text:p text:style-name="P2"/>
      <text:p text:style-name="P2">These APIs allow the Linux kernel to support virtualization, which enables multiple operating systems to run on a single physical machine. The Kernel-based Virtual Machine (KVM) is a popular virtualization technology that is included in the Linux kernel. The KVM APIs provide mechanisms for creating and configuring VMs, allocating memory, managing interrupts and exceptions, and interacting with guest operating systems running inside the VMs. By supporting virtualization, the Linux kernel can improve resource utilization and enable a wide range of applications and use cases, including cloud computing, software testing, and system consolidation.</text:p>
      <text:p text:style-name="P2"/>
      <text:p text:style-name="P3"/>
      <text:h text:style-name="Heading_20_1" text:outline-level="1"><text:bookmark-start text:name="__RefHeading___Toc172013_3177406469"/>12. Power Management<text:bookmark-end text:name="__RefHeading___Toc172013_3177406469"/></text:h>
      <text:p text:style-name="P2"/>
      <text:p text:style-name="P2">Power management is an important aspect of modern computing systems, as it allows devices to operate efficiently and conserve power. In the Linux kernel, there are several power management features that allow devices to save power and extend battery life.</text:p>
      <text:p text:style-name="P2"/>
      <text:p text:style-name="P2"/>
      <text:p text:style-name="P2"><text:span text:style-name="T1">1. ACPI: </text:span>ACPI (Advanced Configuration and Power Interface) is a standard developed by Intel, Microsoft, and Toshiba to enable operating systems to manage power and configure hardware devices. ACPI is supported by Linux and is used for power management and device configuration.</text:p>
      <text:p text:style-name="P2"/>
      <text:p text:style-name="P2"><text:span text:style-name="T1">2. CPU Frequency Scaling: </text:span>Linux CPU frequency scaling is a power management feature that adjusts the CPU clock frequency dynamically based on the system workload. This feature helps to reduce power consumption and extend battery life on laptops and other mobile devices.</text:p>
      <text:p text:style-name="P2"/>
      <text:p text:style-name="P2"><text:span text:style-name="T1">3. Dynamic Tick:</text:span> CPU frequency scaling is a feature in Linux that allows the operating system to adjust the frequency of the CPU dynamically based on the current system workload. This can help to reduce power consumption, increase battery life, and improve performance.</text:p>
      <text:p text:style-name="P2"/>
      <text:p text:style-name="P2"><text:span text:style-name="T1">4. Power Management For Peripherals:</text:span> Linux provides several power management features for peripherals, including USB, PCIe, and SATA devices, to help conserve power and extend battery life.</text:p>
      <text:p text:style-name="P2"/>
      <text:p text:style-name="P2"><text:span text:style-name="T1">5. Suspend And Hibernate:</text:span> Linux provides two power-saving modes called "Suspend" and "Hibernate" that can be used to conserve power and extend battery life. These modes are particularly useful for laptops and other battery-powered devices.</text:p>
      <text:p text:style-name="P2"/>
      <text:p text:style-name="P2"><text:span text:style-name="T1">6. CPU Hot-Plugging:</text:span> CPU hot-plugging is a feature in Linux that allows CPUs to be added or removed from a running system without requiring a reboot. This feature is particularly useful for server environments where system downtime is expensive and disruptive.</text:p>
      <text:h text:style-name="P170" text:outline-level="2"><text:bookmark-start text:name="__RefHeading___Toc172015_3177406469"/>12.1. ACPI<text:bookmark-end text:name="__RefHeading___Toc172015_3177406469"/></text:h>
      <text:p text:style-name="P2"/>
      <text:p text:style-name="P2">ACPI (Advanced Configuration and Power Interface) is a standard developed by Intel, Microsoft, and Toshiba to enable operating systems to manage power and configure hardware devices. ACPI is supported by Linux and is used for power management and device configuration.</text:p>
      <text:p text:style-name="P2"/>
      <text:p text:style-name="P2">Here's a more detailed overview of ACPI in Linux:</text:p>
      <text:p text:style-name="P2"/>
      <text:p text:style-name="P2"><text:span text:style-name="T1">1. ACPI Tables:</text:span> ACPI tables are data structures that describe the hardware configuration of the system, including the location of devices, their capabilities, and their power management features. ACPI tables are stored in the BIOS and are read by the Linux kernel during bootup.</text:p>
      <text:p text:style-name="P2"/>
      <text:p text:style-name="P2"><text:span text:style-name="T1">2. ACPI Subsystem:</text:span> The ACPI subsystem in Linux provides a standard interface for device drivers to communicate with ACPI hardware. It includes an ACPI interpreter that reads ACPI tables and provides a standardized view of the system hardware to the rest of the operating system.</text:p>
      <text:p text:style-name="P2"/>
      <text:p text:style-name="P2"><text:span text:style-name="T1">3. Power Management:</text:span> ACPI provides a mechanism for managing power consumption in the system. This includes features such as CPU frequency scaling, which allows the operating system to adjust the frequency of the CPU dynamically based on the current system workload. ACPI also provides support for sleep and hibernate modes, which allow the system to save power by putting components into low-power states when they are not in use.</text:p>
      <text:p text:style-name="P2"/>
      <text:p text:style-name="P2"><text:span text:style-name="T1">4. Device Configuration:</text:span> ACPI provides a standard way for the operating system to configure hardware devices. This includes features such as hot-plugging, which allows devices to be added or removed from the system while it is running, and device enumeration, which allows the operating system to detect and configure devices automatically.</text:p>
      <text:p text:style-name="P2"/>
      <text:p text:style-name="P2"><text:span text:style-name="T1">5. Thermal Management:</text:span> ACPI includes support for thermal management, which allows the operating system to monitor and control the temperature of system components. This includes features such as thermal throttling, which reduces the performance of the system to prevent overheating, and fan control, which adjusts the speed of the system fans to maintain a safe operating temperature.</text:p>
      <text:p text:style-name="P2"/>
      <text:p text:style-name="P2">Overall, ACPI is an important standard in Linux that enables power management and device configuration, making the operating system more efficient and flexible.</text:p>
      <text:p text:style-name="P2"/>
      <text:h text:style-name="P174" text:outline-level="3"><text:bookmark-start text:name="__RefHeading___Toc16675_1703616754"/><text:span text:style-name="T30">12.</text:span><text:span text:style-name="T31">1.</text:span><text:span text:style-name="T1">1. ACPI Tables</text:span><text:bookmark-end text:name="__RefHeading___Toc16675_1703616754"/></text:h>
      <text:p text:style-name="P134"/>
      <text:p text:style-name="P108">ACPI (Advanced Configuration and Power Interface) tables are data structures that describe the hardware configuration of the system, including the location of devices, their capabilities, and their power management features. These tables are stored in the BIOS and are read by the Linux kernel during bootup.</text:p>
      <text:p text:style-name="P108"/>
      <text:p text:style-name="P108">There are several ACPI tables that are commonly used in Linux:</text:p>
      <text:p text:style-name="P108"/>
      <text:p text:style-name="P108"><text:span text:style-name="T1">1. RSDP (Root System Description Pointer):</text:span> The RSDP is a pointer to the root of the ACPI tables. It is located in the BIOS and is used by the Linux kernel to locate the ACPI tables.</text:p>
      <text:p text:style-name="P108"/>
      <text:p text:style-name="P108"><text:span text:style-name="T1">2. RSDT (Root System Description Table):</text:span> The RSDT is a table that contains pointers to other ACPI tables. It provides a hierarchical view of the system hardware.</text:p>
      <text:p text:style-name="P108"/>
      <text:p text:style-name="P108">3<text:span text:style-name="T1">. FADT (Fixed ACPI Description Table):</text:span> The FADT contains information about the system hardware, including the ACPI version, the number of CPUs, and the power management features supported by the system.</text:p>
      <text:p text:style-name="P108"/>
      <text:p text:style-name="P108"><text:span text:style-name="T1">4. MADT (Multiple APIC Description Table):</text:span> The MADT contains information about the system's interrupt controllers, including the location of each interrupt controller and the interrupt assignments for each device.</text:p>
      <text:p text:style-name="P108"/>
      <text:p text:style-name="P108"><text:span text:style-name="T1">5. SSDT (Secondary System Description Table):</text:span> The SSDT contains information about specific hardware devices, including their power management features.</text:p>
      <text:p text:style-name="P108"/>
      <text:p text:style-name="P108">ACPI tables are read by the Linux kernel during bootup and are used to configure hardware devices and manage power consumption. The ACPI subsystem in Linux provides a standardized view of the system hardware to the rest of the operating system, making it easier to manage and configure the system.</text:p>
      <text:p text:style-name="P44"/>
      <text:h text:style-name="P174" text:outline-level="3"><text:bookmark-start text:name="__RefHeading___Toc16677_1703616754"/><text:span text:style-name="T30">12.</text:span><text:span text:style-name="T31">1.</text:span><text:span text:style-name="T1">2. ACPI Subsystem</text:span><text:bookmark-end text:name="__RefHeading___Toc16677_1703616754"/></text:h>
      <text:p text:style-name="P134"/>
      <text:p text:style-name="P108">The ACPI (Advanced Configuration and Power Interface) subsystem in Linux provides a standardized way to manage hardware and power management features on a system. It is responsible for interpreting the ACPI tables and managing the hardware devices and power consumption.</text:p>
      <text:p text:style-name="P108"/>
      <text:p text:style-name="P108">The ACPI subsystem in Linux consists of several components:</text:p>
      <text:p text:style-name="P108"/>
      <text:p text:style-name="P108"><text:span text:style-name="T1">1. ACPI Core:</text:span> The ACPI core is responsible for interpreting the ACPI tables and providing a standardized view of the system hardware to the rest of the operating system.</text:p>
      <text:p text:style-name="P108"/>
      <text:p text:style-name="P108"><text:span text:style-name="T1">2. ACPI Device Driver:</text:span> The ACPI device driver provides a generic interface for accessing hardware devices on the system. It uses the ACPI tables to configure and manage the devices.</text:p>
      <text:p text:style-name="P108"/>
      <text:p text:style-name="P108"><text:span text:style-name="T1">3. ACPI Power Management:</text:span> The ACPI power management component is responsible for managing the power consumption of the system. It uses the ACPI tables to control the power settings for hardware devices, such as turning off devices when they are not in use.</text:p>
      <text:p text:style-name="P108"/>
      <text:p text:style-name="P108"><text:span text:style-name="T1">4. ACPI Events:</text:span> The ACPI events component is responsible for handling events generated by the ACPI subsystem, such as a change in the system's power state or the insertion or removal of a hardware device.</text:p>
      <text:p text:style-name="P108"/>
      <text:p text:style-name="P108">The ACPI subsystem in Linux provides a standardized way to manage hardware and power management features across different systems. It enables system administrators to configure power management settings, such as turning off devices when they are not in use, to reduce power consumption and extend battery life on laptops and other mobile devices.</text:p>
      <text:p text:style-name="P44"/>
      <text:h text:style-name="P174" text:outline-level="3"><text:bookmark-start text:name="__RefHeading___Toc16679_1703616754"/><text:span text:style-name="T30">12.</text:span><text:span text:style-name="T31">1.</text:span><text:span text:style-name="T1">3. Power Management</text:span><text:bookmark-end text:name="__RefHeading___Toc16679_1703616754"/></text:h>
      <text:p text:style-name="P44"/>
      <text:p text:style-name="P108">The ACPI (Advanced Configuration and Power Interface) subsystem in Linux provides power management features for the system. The ACPI power management component is responsible for managing the power consumption of the system by controlling the power settings for hardware devices, such as turning off devices when they are not in use, and adjusting the performance of the system based on power usage.</text:p>
      <text:p text:style-name="P108"/>
      <text:p text:style-name="P108">The ACPI power management features can be managed using the following tools:</text:p>
      <text:p text:style-name="P108"/>
      <text:p text:style-name="P108"><text:span text:style-name="T1">1. ACPI Tools:</text:span> The ACPI tools package includes several command-line utilities that enable users to monitor and configure power management settings. Some of the commonly used utilities include "acpi" and "acpidump".</text:p>
      <text:p text:style-name="P108"/>
      <text:p text:style-name="P108"><text:span text:style-name="T1">2. sysfs:</text:span> The sysfs filesystem provides a way to access and modify the ACPI power management settings. The power management settings are located under the "/sys/power" directory, and can be accessed using the command-line or through a graphical interface.</text:p>
      <text:p text:style-name="P108"/>
      <text:p text:style-name="P108"><text:span text:style-name="T1">3. Power Management Daemons:</text:span> There are several power management daemons available for Linux that can manage power settings for the system. Examples include "upower", "powertop", and "tlp".</text:p>
      <text:p text:style-name="P108"/>
      <text:p text:style-name="P108">Some of the common power management settings that can be configured using the ACPI power management features include:</text:p>
      <text:p text:style-name="P108"/>
      <text:p text:style-name="P108"><text:span text:style-name="T1">1. CPU Frequency Scaling:</text:span> The ACPI power management subsystem can be used to control the frequency of the CPU based on the system workload. This can help to reduce power consumption when the system is idle.</text:p>
      <text:p text:style-name="P108"/>
      <text:p text:style-name="P108"><text:span text:style-name="T1">2. Device Power Management:</text:span> The ACPI subsystem can be used to turn off devices that are not in use, such as USB ports or network adapters, to conserve power.</text:p>
      <text:p text:style-name="P108"/>
      <text:p text:style-name="P108"><text:span text:style-name="T1">3. Sleep States:</text:span> The ACPI subsystem can be used to configure the system's sleep states, such as suspend-to-ram or suspend-to-disk, to save power when the system is not in use.</text:p>
      <text:p text:style-name="P108"/>
      <text:p text:style-name="P108">In summary, the ACPI power management features in Linux provide a way to manage the power consumption of the system, and can be configured using command-line utilities, the sysfs filesystem, and power management daemons.</text:p>
      <text:p text:style-name="P108"/>
      <text:h text:style-name="P174" text:outline-level="3"><text:bookmark-start text:name="__RefHeading___Toc16681_1703616754"/><text:span text:style-name="T30">12.</text:span><text:span text:style-name="T31">1.</text:span><text:span text:style-name="T1">4. Device Configuration</text:span><text:bookmark-end text:name="__RefHeading___Toc16681_1703616754"/></text:h>
      <text:p text:style-name="P44"/>
      <text:p text:style-name="P108">In Linux, ACPI (Advanced Configuration and Power Interface) device configuration is used to control the power settings and performance of hardware devices. The ACPI subsystem provides a way to configure ACPI devices and manage their power states.</text:p>
      <text:p text:style-name="P108"/>
      <text:p text:style-name="P108">The ACPI device configuration can be done using the following methods:</text:p>
      <text:p text:style-name="P108"/>
      <text:p text:style-name="P108"><text:span text:style-name="T1">1. ACPI Tables:</text:span> The ACPI tables provide information about the system's ACPI devices and their configuration. The tables can be accessed using the "acpidump" utility, which allows you to view the contents of the ACPI tables.</text:p>
      <text:p text:style-name="P108"/>
      <text:p text:style-name="P108"><text:span text:style-name="T1">2. Device Tree:</text:span> The device tree is a data structure that describes the system's hardware configuration, including ACPI devices. The device tree can be accessed using the "devicetree" filesystem, which is mounted at "/proc/device-tree".</text:p>
      <text:p text:style-name="P108"/>
      <text:p text:style-name="P108"><text:span text:style-name="T1">3. Sysfs:</text:span> The sysfs filesystem provides a way to access and configure the ACPI device settings. The ACPI device settings are located under the "/sys/devices" directory and can be modified using the "echo" command.</text:p>
      <text:p text:style-name="P108"/>
      <text:p text:style-name="P108">Some of the common ACPI device settings that can be configured include:</text:p>
      <text:p text:style-name="P108"/>
      <text:p text:style-name="P108"><text:span text:style-name="T1">1. Power Management:</text:span> The ACPI subsystem can be used to manage the power states of devices, such as turning off devices that are not in use to conserve power.</text:p>
      <text:p text:style-name="P108"/>
      <text:p text:style-name="P108"><text:span text:style-name="T1">2. Interrupt Handling:</text:span> The ACPI subsystem can be used to configure the interrupt handling settings for devices, such as setting the interrupt priority or enabling/disabling interrupts.</text:p>
      <text:p text:style-name="P108"/>
      <text:p text:style-name="P108"><text:span text:style-name="T1">3. Performance Tuning:</text:span> The ACPI subsystem can be used to configure the performance settings for devices, such as adjusting the clock frequency of a device based on the workload.</text:p>
      <text:p text:style-name="P108"/>
      <text:p text:style-name="P108">Overall, the ACPI device configuration in Linux provides a way to manage the power consumption and performance of hardware devices using ACPI settings and can be configured using ACPI tables, the device tree, and the sysfs filesystem.</text:p>
      <text:p text:style-name="P44"/>
      <text:h text:style-name="P174" text:outline-level="3"><text:bookmark-start text:name="__RefHeading___Toc16683_1703616754"/><text:span text:style-name="T30">12.</text:span><text:span text:style-name="T31">1.</text:span><text:span text:style-name="T1">5. Thermal Management</text:span><text:bookmark-end text:name="__RefHeading___Toc16683_1703616754"/></text:h>
      <text:p text:style-name="P44"/>
      <text:p text:style-name="P108">In Linux, the Advanced Configuration and Power Interface (ACPI) provides a framework for managing system thermal management, which is necessary for regulating the temperature of the system's hardware components to ensure their reliability and longevity.</text:p>
      <text:p text:style-name="P108"/>
      <text:p text:style-name="P108">The ACPI thermal management subsystem allows the operating system to interact with the firmware to control thermal policies and react to thermal events. The firmware can provide ACPI thermal management tables that describe the system's thermal characteristics, such as temperature sensors and cooling devices.</text:p>
      <text:p text:style-name="P108"/>
      <text:p text:style-name="P108">The Linux ACPI thermal management subsystem uses this information to implement various thermal management policies, including:</text:p>
      <text:p text:style-name="P108"/>
      <text:p text:style-name="P108"><text:span text:style-name="T1">1. Passive Cooling:</text:span> In this policy, the system reduces the CPU frequency and voltage to reduce heat generation when the temperature exceeds a certain threshold.</text:p>
      <text:p text:style-name="P108"/>
      <text:p text:style-name="P108"><text:span text:style-name="T1">2. Active </text:span><text:span text:style-name="T32">Co</text:span><text:span text:style-name="T1">oling:</text:span> In this policy, the system activates the cooling devices, such as fans or liquid cooling systems, to reduce the temperature of the system when it exceeds a certain threshold.</text:p>
      <text:p text:style-name="P108"/>
      <text:p text:style-name="P108"><text:span text:style-name="T1">3. Critical Shutdown:</text:span> In this policy, the system automatically shuts down when the temperature exceeds a critical threshold to prevent hardware damage.</text:p>
      <text:p text:style-name="P108"/>
      <text:p text:style-name="P108">In addition to these policies, the ACPI thermal management subsystem also provides a way for applications to query and set the system's thermal properties using the sysfs interface.</text:p>
      <text:p text:style-name="P108"/>
      <text:p text:style-name="P108">Overall, the ACPI thermal management subsystem in Linux provides a framework for managing system thermal management using ACPI tables and allows the operating system to interact with the firmware to control thermal policies and react to thermal events to ensure system reliability and longevity.</text:p>
      <text:p text:style-name="P44"/>
      <text:h text:style-name="P170" text:outline-level="2"><text:bookmark-start text:name="__RefHeading___Toc172017_3177406469"/>12.2. CPU <text:span text:style-name="T80">F</text:span>requency <text:span text:style-name="T80">S</text:span>caling<text:bookmark-end text:name="__RefHeading___Toc172017_3177406469"/></text:h>
      <text:p text:style-name="P2"/>
      <text:p text:style-name="P2">In Linux, CPU frequency scaling is a mechanism that allows the system to adjust the CPU frequency (also known as CPU clock rate) based on the system's workload and power consumption needs. This is done to balance performance and power consumption.</text:p>
      <text:p text:style-name="P2"/>
      <text:p text:style-name="P2">The CPU frequency scaling mechanism works by adjusting the CPU clock rate dynamically based on the system's current workload. When the workload is high, the CPU clock rate is increased to improve performance, and when the workload is low, the CPU clock rate is decreased to save power.</text:p>
      <text:p text:style-name="P2"/>
      <text:p text:style-name="P2">The Linux kernel supports several CPU frequency scaling governors, which are algorithms that control the CPU clock rate. Some of the commonly used governors are:</text:p>
      <text:p text:style-name="P2"/>
      <text:p text:style-name="P2"><text:span text:style-name="T1">1. Performance Governor:</text:span> This governor sets the CPU clock rate to the maximum frequency, regardless of the system's workload. This is suitable for tasks that require high performance, such as gaming or video rendering.</text:p>
      <text:p text:style-name="P2"/>
      <text:p text:style-name="P2"><text:span text:style-name="T1">2. Powersave Governor:</text:span> This governor sets the CPU clock rate to the minimum frequency, regardless of the system's workload. This is suitable for tasks that require low power consumption, such as mobile devices.</text:p>
      <text:p text:style-name="P2"/>
      <text:p text:style-name="P2"><text:span text:style-name="T1">3. Ondemand Governor:</text:span> This governor adjusts the CPU clock rate dynamically based on the system's workload. When the workload is high, the CPU clock rate is increased, and when the workload is low, the CPU clock rate is decreased.</text:p>
      <text:p text:style-name="P2"/>
      <text:p text:style-name="P2"><text:span text:style-name="T1">4. Conservative Governor:</text:span> This governor is similar to the "ondemand" governor, but it is more conservative in increasing the CPU clock rate. It increases the CPU clock rate gradually, unlike the "ondemand" governor, which increases the CPU clock rate immediately.</text:p>
      <text:p text:style-name="P2"/>
      <text:p text:style-name="P2">The CPU frequency scaling mechanism in Linux can be controlled through the sysfs interface, which allows users to set the desired governor and adjust the CPU clock rate manually. Additionally, many modern CPUs have built-in support for frequency scaling, which can be used by the operating system to adjust the CPU clock rate.</text:p>
      <text:p text:style-name="P2"/>
      <text:h text:style-name="P174" text:outline-level="3"><text:bookmark-start text:name="__RefHeading___Toc16685_1703616754"/><text:span text:style-name="T33">12.2.</text:span><text:span text:style-name="T1">1. Performance Governor</text:span><text:bookmark-end text:name="__RefHeading___Toc16685_1703616754"/></text:h>
      <text:p text:style-name="P45"/>
      <text:p text:style-name="P45">In Linux, the "performance" governor is a CPU frequency scaling governor that sets the CPU clock rate to the maximum frequency, regardless of the system's workload. This governor is suitable for tasks that require high performance, such as gaming or video rendering.</text:p>
      <text:p text:style-name="P45"/>
      <text:p text:style-name="P45">The performance governor works by disabling the CPU frequency scaling mechanism and setting the CPU clock rate to the maximum frequency. This means that the CPU will always operate at its highest clock speed, regardless of the system's workload. As a result, the system may consume more power and generate more heat.</text:p>
      <text:p text:style-name="P45"/>
      <text:p text:style-name="P45">The performance governor can be activated by writing "performance" to the scaling_governor file in the sysfs interface. For example, the following command sets the performance governor:</text:p>
      <text:p text:style-name="P45"/>
      <text:p text:style-name="P156">echo performance | sudo tee /sys/devices/system/cpu/cpu*/cpufreq/scaling_governor</text:p>
      <text:p text:style-name="P45"/>
      <text:p text:style-name="P45">This command sets the performance governor for all CPUs in the system.</text:p>
      <text:p text:style-name="P45"/>
      <text:p text:style-name="P45">It is important to note that while the performance governor provides maximum performance, it may not be the best choice for all scenarios. For example, on a laptop or mobile device, the high power consumption and heat generation may be undesirable, and a more conservative governor, such as the "ondemand" or "powersave" governor, may be more suitable.</text:p>
      <text:p text:style-name="P45"/>
      <text:h text:style-name="P174" text:outline-level="3"><text:bookmark-start text:name="__RefHeading___Toc16687_1703616754"/><text:span text:style-name="T33">12.2.</text:span><text:span text:style-name="T1">2. Powersave Governor</text:span><text:bookmark-end text:name="__RefHeading___Toc16687_1703616754"/></text:h>
      <text:p text:style-name="P45"/>
      <text:p text:style-name="P45">In Linux, the "powersave" governor is a CPU frequency scaling governor that sets the CPU clock rate to the minimum frequency, regardless of the system's workload. This governor is suitable for tasks that require low power consumption, such as running on battery power.</text:p>
      <text:p text:style-name="P45"/>
      <text:p text:style-name="P45">The powersave governor works by disabling the CPU frequency scaling mechanism and setting the CPU clock rate to the minimum frequency. This means that the CPU will always operate at its lowest clock speed, regardless of the system's workload. As a result, the system may consume less power and generate less heat.</text:p>
      <text:p text:style-name="P45"/>
      <text:p text:style-name="P45">The powersave governor can be activated by writing "powersave" to the scaling_governor file in the sysfs interface. For example, the following command sets the powersave governor:</text:p>
      <text:p text:style-name="P45"/>
      <text:p text:style-name="Preformatted_20_Text">echo powersave | sudo tee /sys/devices/system/cpu/cpu*/cpufreq/scaling_governor</text:p>
      <text:p text:style-name="P45"/>
      <text:p text:style-name="P45">This command sets the powersave governor for all CPUs in the system.</text:p>
      <text:p text:style-name="P45"/>
      <text:p text:style-name="P45">It is important to note that while the powersave governor provides low power consumption, it may not be the best choice for all scenarios. For example, on a high-performance desktop computer, the low clock speed may result in poor performance. In such cases, a more aggressive governor, such as the "performance" governor, may be more suitable.</text:p>
      <text:p text:style-name="P45"/>
      <text:h text:style-name="P174" text:outline-level="3"><text:bookmark-start text:name="__RefHeading___Toc16689_1703616754"/><text:span text:style-name="T33">12.2.</text:span><text:span text:style-name="T1">3. Ondemand Governor:</text:span><text:bookmark-end text:name="__RefHeading___Toc16689_1703616754"/></text:h>
      <text:p text:style-name="P45"/>
      <text:p text:style-name="P45">In Linux, the "ondemand" governor is a CPU frequency scaling governor that dynamically adjusts the CPU clock rate based on the system's workload. This governor is suitable for tasks that require a balance between performance and power consumption.</text:p>
      <text:p text:style-name="P45"/>
      <text:p text:style-name="P45">The ondemand governor works by setting the CPU clock rate to the maximum frequency when the system is under heavy load and reducing the clock rate to the minimum frequency when the system is idle. This dynamic adjustment of the clock rate helps to save power when the system is idle and maximize performance when the system is under heavy load.</text:p>
      <text:p text:style-name="P45"/>
      <text:p text:style-name="P45">The ondemand governor can be activated by writing "ondemand" to the scaling_governor file in the sysfs interface. For example, the following command sets the ondemand governor:</text:p>
      <text:p text:style-name="P45"/>
      <text:p text:style-name="Preformatted_20_Text">echo ondemand | sudo tee /sys/devices/system/cpu/cpu*/cpufreq/scaling_governor</text:p>
      <text:p text:style-name="P45"/>
      <text:p text:style-name="P45">This command sets the ondemand governor for all CPUs in the system.</text:p>
      <text:p text:style-name="P45"/>
      <text:p text:style-name="P45">It is important to note that the ondemand governor may not be the best choice for all scenarios. For example, in real-time systems, the dynamic adjustment of the clock rate may introduce timing jitter that affects system performance. In such cases, a more conservative governor, such as the "powersave" governor, may be more suitable.</text:p>
      <text:p text:style-name="P45"/>
      <text:h text:style-name="P174" text:outline-level="3"><text:bookmark-start text:name="__RefHeading___Toc16691_1703616754"/><text:span text:style-name="T33">12.2.</text:span><text:span text:style-name="T1">4. Conservative Governor:</text:span><text:bookmark-end text:name="__RefHeading___Toc16691_1703616754"/></text:h>
      <text:p text:style-name="P45"/>
      <text:p text:style-name="P45">In Linux, the "conservative" governor is a CPU frequency scaling governor that tries to strike a balance between performance and power consumption by ramping up the CPU frequency gradually as the system's workload increases, and reducing the frequency slowly as the system becomes idle. This governor is designed to reduce the impact of frequent CPU frequency changes on the system's overall performance.</text:p>
      <text:p text:style-name="P45"/>
      <text:p text:style-name="P45">The conservative governor works by keeping the CPU frequency at the minimum level when the system is idle, and gradually increasing the frequency to the maximum level as the workload increases. When the workload decreases, the governor gradually reduces the frequency back to the minimum level. The goal of this approach is to maintain a balance between system performance and power consumption, while minimizing the number of CPU frequency transitions.</text:p>
      <text:p text:style-name="P45"/>
      <text:p text:style-name="P45">The conservative governor can be activated by writing "conservative" to the scaling_governor file in the sysfs interface. For example, the following command sets the conservative governor:</text:p>
      <text:p text:style-name="P45"/>
      <text:p text:style-name="P156">echo conservative | sudo tee /sys/devices/system/cpu/cpu*/cpufreq/scaling_governor</text:p>
      <text:p text:style-name="P45"/>
      <text:p text:style-name="P45">This command sets the conservative governor for all CPUs in the system.</text:p>
      <text:p text:style-name="P45"/>
      <text:p text:style-name="P45">It is important to note that the conservative governor may not be the best choice for all scenarios. In some cases, it may lead to reduced system performance, especially when the system's workload changes rapidly. In such cases, a more aggressive governor, such as the "performance" or "ondemand" governor, may be more suitable.</text:p>
      <text:p text:style-name="P45"/>
      <text:p text:style-name="P45"/>
      <text:h text:style-name="P170" text:outline-level="2"><text:bookmark-start text:name="__RefHeading___Toc172019_3177406469"/>12.3. Dynamic <text:span text:style-name="T80">T</text:span>ick<text:bookmark-end text:name="__RefHeading___Toc172019_3177406469"/></text:h>
      <text:p text:style-name="P2"/>
      <text:p text:style-name="P2">In Linux, the dynamic tick is a feature that helps improve power management by reducing the number of system timer interrupts. System timer interrupts are generated at a fixed interval, typically every few milliseconds, to keep track of time and perform other tasks. However, these interrupts can have a significant impact on power consumption, especially in modern processors that can execute many instructions in a single clock cycle.</text:p>
      <text:p text:style-name="P2"/>
      <text:p text:style-name="P2">Here are some key concepts related to Dynamic Tick in Linux:</text:p>
      <text:p text:style-name="P2"/>
      <text:p text:style-name="P2"><text:span text:style-name="T34">1. </text:span><text:span text:style-name="T1">Timer Frequency:</text:span> Dynamic Tick works by changing the frequency at which the kernel's timer interrupts the CPU. When the system is idle, the timer frequency is increased to reduce power consumption. When the system is busy, the timer frequency is reduced to ensure that the system is responsive to user input and interrupts.</text:p>
      <text:p text:style-name="P2"/>
      <text:p text:style-name="P2"><text:span text:style-name="T34">2.</text:span><text:span text:style-name="T1"> Tickless Idle:</text:span> Dynamic Tick uses the kernel's tickless idle feature, which allows the kernel to avoid interrupting the CPU at a fixed frequency when the system is idle. Instead, the kernel waits for a certain amount of time before checking for new events or tasks. This reduces CPU usage and power consumption.</text:p>
      <text:p text:style-name="P2"/>
      <text:p text:style-name="P2"><text:span text:style-name="T34">3.</text:span><text:span text:style-name="T1"> Idle States:</text:span> Dynamic Tick supports different idle states that the system can enter when it's not busy. These states allow the system to reduce power consumption by turning off or slowing down certain components, such as the CPU or memory.</text:p>
      <text:p text:style-name="P2"/>
      <text:p text:style-name="P2"><text:span text:style-name="T34">4.</text:span><text:span text:style-name="T1"> CPU Load Balancing:</text:span> Dynamic Tick works in conjunction with the kernel's CPU load balancing feature to ensure that the system is responsive to user input and interrupts. Load balancing ensures that the workload is evenly distributed across all available CPUs, so that no single CPU is overloaded while others remain idle.</text:p>
      <text:p text:style-name="P2"/>
      <text:p text:style-name="P2"><text:span text:style-name="T34">5.</text:span><text:span text:style-name="T1"> Interrupt Handling:</text:span> Dynamic Tick also affects the handling of interrupts by the kernel. When the system is idle, interrupts are deferred or handled in batches to reduce CPU usage. When the system is busy, interrupts are handled immediately to ensure that the system is responsive.</text:p>
      <text:p text:style-name="P2"/>
      <text:h text:style-name="P174" text:outline-level="3"><text:bookmark-start text:name="__RefHeading___Toc16693_1703616754"/><text:span text:style-name="T34">12.3.1. </text:span><text:span text:style-name="T1">Timer Frequency</text:span><text:bookmark-end text:name="__RefHeading___Toc16693_1703616754"/></text:h>
      <text:p text:style-name="P109"/>
      <text:p text:style-name="P109">In Linux, the dynamic tick mechanism uses a timer to schedule tasks and to keep track of time. By default, the timer is set to generate interrupts at a frequency of 1000 Hz, which means that the timer interrupt occurs once every millisecond. This is known as the kernel's tick resolution.</text:p>
      <text:p text:style-name="P109"/>
      <text:p text:style-name="P109">The tick resolution is used by various kernel subsystems for scheduling, accounting, and other time-sensitive operations. However, generating interrupts at such a high frequency can be wasteful in terms of power consumption and can lead to unnecessary CPU wake-ups, which can impact system performance and battery life. To address this issue, Linux uses a dynamic tick mechanism to adjust the tick resolution based on system activity and workload.</text:p>
      <text:p text:style-name="P109"/>
      <text:p text:style-name="P109">When the system is idle, the dynamic tick mechanism can increase the tick resolution to reduce power consumption and idle wake-ups. For example, if the tick resolution is increased to 10 ms, the timer interrupt will occur once every 10 ms when the system is idle, instead of once every millisecond. This reduces the number of timer interrupts and allows the CPU to spend more time in a low-power state.</text:p>
      <text:p text:style-name="P109"/>
      <text:p text:style-name="P109">When the system becomes active again, the tick resolution is reduced back to its default value of 1 ms to ensure that the system remains responsive to user input and interrupts. The dynamic tick mechanism continuously monitors system activity and workload and adjusts the tick resolution accordingly.</text:p>
      <text:p text:style-name="P109"/>
      <text:p text:style-name="P109">Adjusting the tick resolution dynamically can help optimize power consumption and system performance, particularly on battery-powered devices. However, it can also introduce latency in time-sensitive applications that rely on precise timing, such as multimedia playback or real-time control systems. To address this issue, Linux provides various timer APIs that allow applications to set their own timer frequency and to prioritize their timer events.</text:p>
      <text:p text:style-name="P135"/>
      <text:h text:style-name="P174" text:outline-level="3"><text:bookmark-start text:name="__RefHeading___Toc16695_1703616754"/><text:span text:style-name="T34">12.3.2.</text:span><text:span text:style-name="T1"> Tickless Idle</text:span><text:bookmark-end text:name="__RefHeading___Toc16695_1703616754"/></text:h>
      <text:p text:style-name="P109"/>
      <text:p text:style-name="P109">The tickless idle feature in the Linux kernel is a power-saving mechanism that allows the processor to enter an idle state without periodic timer interrupts, thereby reducing power consumption. Instead of using a fixed tick rate, the kernel dynamically adjusts the tick rate based on the workload and the system's idle time.</text:p>
      <text:p text:style-name="P109"/>
      <text:p text:style-name="P109">When the system is idle, the kernel stops generating timer interrupts and uses the hardware's power-saving features to put the processor into a low-power state. The kernel then sets a wake-up timer to wake up the processor at the next deadline for processing any events that may have occurred during the idle time. By avoiding unnecessary timer interrupts and entering the idle state as much as possible, the kernel can reduce power consumption and increase battery life on laptops and mobile devices.</text:p>
      <text:p text:style-name="P109"/>
      <text:p text:style-name="P109">The tickless idle feature is enabled by default in modern Linux kernels and is particularly useful in systems with multi-core processors, where the idle time is often longer and the power savings can be greater. However, it does come with some trade-offs, such as increased complexity and potential issues with certain hardware or software configurations. </text:p>
      <text:p text:style-name="P109"/>
      <text:p text:style-name="P109">To address these issues, the Linux kernel provides several configuration options related to dynamic ticks and tickless idle, including:</text:p>
      <text:p text:style-name="P109"/>
      <text:p text:style-name="P109"><text:span text:style-name="T1">- CONFIG_NO_HZ_FULL:</text:span> Enables the full tickless idle feature and disables all timer interrupts when the system is idle.</text:p>
      <text:p text:style-name="P109"/>
      <text:p text:style-name="P109"><text:span text:style-name="T1">- CONFIG_NO_HZ:</text:span> Enables the tickless idle feature but leaves some timer interrupts enabled to avoid issues with certain hardware or software configurations.</text:p>
      <text:p text:style-name="P109"/>
      <text:p text:style-name="P109"><text:span text:style-name="T1">- CONFIG_HZ_100:</text:span> Sets the tick rate to 100 Hz, which provides a good balance between power consumption and responsiveness on most systems.</text:p>
      <text:p text:style-name="P109"/>
      <text:p text:style-name="P109"><text:span text:style-name="T1">- CONFIG_HZ_250:</text:span> Sets the tick rate to 250 Hz, which provides better responsiveness but also consumes more power.</text:p>
      <text:p text:style-name="P109"/>
      <text:p text:style-name="P109"><text:span text:style-name="T1">- CONFIG_HZ_1000:</text:span> Sets the tick rate to 1000 Hz, which provides the best responsiveness but also consumes the most power.</text:p>
      <text:p text:style-name="P109"/>
      <text:p text:style-name="P109">Overall, the dynamic tick and tickless idle features in the Linux kernel provide a powerful mechanism for reducing power consumption and improving performance on modern systems. However, proper configuration and testing are essential to ensure compatibility with all hardware and software components.</text:p>
      <text:p text:style-name="P135"/>
      <text:h text:style-name="P174" text:outline-level="3"><text:bookmark-start text:name="__RefHeading___Toc16697_1703616754"/><text:span text:style-name="T34">12.3.3.</text:span><text:span text:style-name="T1"> Idle States</text:span><text:bookmark-end text:name="__RefHeading___Toc16697_1703616754"/></text:h>
      <text:p text:style-name="P135"/>
      <text:p text:style-name="P109">In the context of the Linux kernel's dynamic tick feature, "idle states" refer to the different levels of CPU power-saving modes that are available when the CPU is not being used for processing. These idle states are sometimes referred to as "C-states" and are numbered from C0 (the state in which the CPU is actively processing) to Cn, where n is the highest-numbered idle state supported by the CPU.</text:p>
      <text:p text:style-name="P109"/>
      <text:p text:style-name="P109">When the kernel is configured to use dynamic tick, it periodically checks whether the CPU has been idle for a certain amount of time. If so, it may decide to put the CPU into a lower-power idle state to save power and reduce heat output. The exact idle state used depends on several factors, including the type of CPU and the configuration of the kernel.</text:p>
      <text:p text:style-name="P109"/>
      <text:p text:style-name="P109">The available idle states are:</text:p>
      <text:p text:style-name="P109"/>
      <text:p text:style-name="P109"><text:span text:style-name="T35">1.</text:span><text:span text:style-name="T1"> C1: </text:span>The CPU clock is stopped, but the CPU can be woken up quickly if an interrupt arrives.</text:p>
      <text:p text:style-name="P150"/>
      <text:p text:style-name="P109"><text:span text:style-name="T35">2.</text:span><text:span text:style-name="T1"> C2: </text:span>The CPU is in a more aggressive power-saving state than C1, but it takes longer to wake up from.</text:p>
      <text:p text:style-name="P150"/>
      <text:p text:style-name="P109"><text:span text:style-name="T35">3.</text:span><text:span text:style-name="T1"> C3: </text:span>A deeper power-saving state that takes even longer to wake up from, but provides greater power savings.</text:p>
      <text:p text:style-name="P150"/>
      <text:p text:style-name="P109"><text:span text:style-name="T35">4.</text:span><text:span text:style-name="T1"> C4 and </text:span><text:span text:style-name="T35">H</text:span><text:span text:style-name="T1">igher:</text:span> Deeper sleep states that are only available on certain CPUs.</text:p>
      <text:p text:style-name="P109"/>
      <text:p text:style-name="P109">When the CPU is idle, the kernel tries to put it into the deepest available idle state that is supported by the hardware and is allowed by the current system configuration. When an interrupt arrives, the CPU is quickly woken up and the kernel can resume processing. The goal of dynamic tick is to use the lowest possible idle state that can still provide the necessary performance and responsiveness for the system's workload.</text:p>
      <text:p text:style-name="P135"/>
      <text:h text:style-name="P174" text:outline-level="3"><text:bookmark-start text:name="__RefHeading___Toc16699_1703616754"/><text:span text:style-name="T34">12.3.4.</text:span><text:span text:style-name="T1"> CPU Load Balancing</text:span><text:bookmark-end text:name="__RefHeading___Toc16699_1703616754"/></text:h>
      <text:p text:style-name="P135"/>
      <text:p text:style-name="P109">The Linux dynamic tick mechanism plays a crucial role in CPU load balancing. When the kernel detects that a CPU is idle, it tries to distribute the load by migrating processes to that idle CPU. In this context, the dynamic tick mechanism helps to achieve better CPU load balancing by reducing the latency associated with the timer interrupts.</text:p>
      <text:p text:style-name="P109"/>
      <text:p text:style-name="P109">The dynamic tick mechanism allows the kernel to avoid sending timer interrupts to idle CPUs. When a CPU is idle, the kernel enables the NOHZ (tickless) mode, which disables the periodic timer interrupts on that CPU. This reduces the overhead associated with processing timer interrupts and helps to reduce latency.</text:p>
      <text:p text:style-name="P109"/>
      <text:p text:style-name="P109">In addition to reducing latency, the dynamic tick mechanism also helps to reduce power consumption by reducing the number of interrupts generated by the system. This is especially useful in systems that have a large number of CPUs and need to minimize power consumption.</text:p>
      <text:p text:style-name="P109"/>
      <text:p text:style-name="P109">Overall, the dynamic tick mechanism plays an important role in CPU load balancing by reducing latency and power consumption, and by enabling the kernel to better distribute the workload across multiple CPUs.</text:p>
      <text:p text:style-name="P135"/>
      <text:h text:style-name="P174" text:outline-level="3"><text:bookmark-start text:name="__RefHeading___Toc16701_1703616754"/><text:span text:style-name="T34">12.3.5.</text:span><text:span text:style-name="T1"> Interrupt Handling</text:span><text:bookmark-end text:name="__RefHeading___Toc16701_1703616754"/></text:h>
      <text:p text:style-name="P135"/>
      <text:p text:style-name="P109">In the context of interrupt handling, the Linux dynamic tick mechanism is used to improve the responsiveness of the system to interrupts. </text:p>
      <text:p text:style-name="P109"/>
      <text:p text:style-name="P109">When an interrupt occurs, the kernel stops the current task and starts executing the interrupt handler. During this time, the kernel cannot execute any other tasks, which can lead to delays in processing other interrupts. </text:p>
      <text:p text:style-name="P109"/>
      <text:p text:style-name="P109">The dynamic tick mechanism addresses this issue by allowing the kernel to use the tickless idle feature to reduce the number of timer interrupts generated by the system. This means that the CPU can remain in an idle state for longer periods of time, allowing the system to handle interrupts more quickly.</text:p>
      <text:p text:style-name="P109"/>
      <text:p text:style-name="P109">When an interrupt occurs, the kernel checks if the CPU is idle and, if so, uses the opportunity to perform other tasks that require CPU time, such as processing other interrupts or performing background tasks. This allows the kernel to reduce the response time to interrupts and improve the overall performance of the system.</text:p>
      <text:p text:style-name="P109"/>
      <text:p text:style-name="P109">Overall, the dynamic tick mechanism plays an important role in improving the responsiveness of the Linux kernel to interrupt handling, which is critical for ensuring the real-time performance of the system.</text:p>
      <text:p text:style-name="P135"/>
      <text:h text:style-name="P170" text:outline-level="2"><text:bookmark-start text:name="__RefHeading___Toc172021_3177406469"/>12.4. Power <text:span text:style-name="T80">M</text:span>anagement <text:span text:style-name="T80">F</text:span>or <text:span text:style-name="T80">P</text:span>eripherals<text:bookmark-end text:name="__RefHeading___Toc172021_3177406469"/></text:h>
      <text:p text:style-name="P2"/>
      <text:p text:style-name="P2">In the Linux kernel, power management for peripherals refers to the ability of the system to control the power state of devices attached to the system, such as USB devices, network adapters, and other peripheral devices.</text:p>
      <text:p text:style-name="P2"/>
      <text:p text:style-name="P2">The kernel provides a framework for power management that allows device drivers to implement power management features for their devices. This framework consists of several components, including:</text:p>
      <text:p text:style-name="P2"/>
      <text:p text:style-name="P2"><text:span text:style-name="T1">1. Power Domains:</text:span> These are groups of devices that can be powered on or off together. For example, all devices attached to a USB hub can be powered off when the hub is not in use.</text:p>
      <text:p text:style-name="P2"/>
      <text:p text:style-name="P2"><text:span text:style-name="T1">2. Power Management States:</text:span> These are the different levels of power consumption that a device can operate in. The kernel provides several power management states, ranging from fully active to fully suspended.</text:p>
      <text:p text:style-name="P2"/>
      <text:p text:style-name="P2"><text:span text:style-name="T1">3. Device Drivers:</text:span> Device drivers can implement power management features for their devices by registering callbacks that the kernel can call when the system enters or exits a power management state.</text:p>
      <text:p text:style-name="P2"/>
      <text:p text:style-name="P2"><text:span text:style-name="T1">4. Power Management Policies:</text:span> These are rules that determine when the system should enter or exit a power management state. For example, the system may enter a low-power state when the user is not actively using the keyboard or mouse.</text:p>
      <text:p text:style-name="P2"/>
      <text:p text:style-name="P2">The Linux kernel provides several power management tools that can be used to manage the power state of devices attached to the system. These tools include:</text:p>
      <text:p text:style-name="P2"/>
      <text:p text:style-name="P2"><text:span text:style-name="T1">1. ACPI:</text:span> The Advanced Configuration and Power Interface (ACPI) is a standard for power management that is supported by most modern hardware. The Linux kernel provides an ACPI subsystem that can be used to manage the power state of devices that support ACPI.</text:p>
      <text:p text:style-name="P2"/>
      <text:p text:style-name="P2"><text:span text:style-name="T1">2. USB Power Management:</text:span> The Linux kernel includes a USB power management framework that can be used to manage the power state of USB devices. This framework includes features such as selective suspend, which allows the system to power down USB devices that are not in use.</text:p>
      <text:p text:style-name="P2"/>
      <text:p text:style-name="P2"><text:span text:style-name="T1">3. Network Interface Power Management:</text:span> The Linux kernel includes support for power management features for network interfaces, such as Wake-on-LAN (WoL) and Dynamic Power Management (DPM).</text:p>
      <text:p text:style-name="P2"/>
      <text:p text:style-name="P2">Overall, power management for peripherals is an important aspect of system performance and energy efficiency, and the Linux kernel provides a flexible and powerful framework for managing the power state of devices attached to the system.</text:p>
      <text:p text:style-name="P2"/>
      <text:h text:style-name="P174" text:outline-level="3"><text:bookmark-start text:name="__RefHeading___Toc16703_1703616754"/><text:span text:style-name="T36">12.4.1</text:span><text:span text:style-name="T1">. Power Domains</text:span><text:bookmark-end text:name="__RefHeading___Toc16703_1703616754"/></text:h>
      <text:p text:style-name="P136"/>
      <text:p text:style-name="P110">In computer systems, a power domain is a collection of one or more components that can be managed as a single entity for power management purposes. Power domains are typically used to control the power supply to a specific set of hardware components, such as a CPU, a GPU, or a memory module. By controlling the power supply to these components, power management systems can save energy and increase the battery life of portable devices.</text:p>
      <text:p text:style-name="P110"/>
      <text:p text:style-name="P110">In the context of the Linux kernel, power domains are implemented as a part of the power management subsystem. The power management subsystem is responsible for managing the power states of the system components and for implementing various power management policies.</text:p>
      <text:p text:style-name="P110"/>
      <text:p text:style-name="P110">Power domains in Linux are represented by the struct dev_pm_domain structure. This structure contains a set of function pointers that implement the various power management operations for the power domain, such as power on, power off, suspend, and resume. Power domains can be nested, meaning that a power domain can contain other power domains as its subdomains.</text:p>
      <text:p text:style-name="P110"/>
      <text:p text:style-name="P110">Power domains can be controlled by various power management policies, such as the CPUFreq, CPUIdle, and DVFS (Dynamic Voltage and Frequency Scaling) policies. These policies are implemented as kernel modules that control the power states of the system components based on the current system load and other factors.</text:p>
      <text:p text:style-name="P110"/>
      <text:p text:style-name="P110">In addition to power domains, the Linux kernel also supports various other power management features, such as CPU hot-plugging, CPU frequency scaling, dynamic tick, and various low-power states such as suspend-to-RAM and suspend-to-disk. All of these features work together to provide a comprehensive power management solution for Linux-based systems.</text:p>
      <text:h text:style-name="P174" text:outline-level="3"><text:bookmark-start text:name="__RefHeading___Toc16705_1703616754"/><text:span text:style-name="T36">12.4.</text:span><text:span text:style-name="T1">2. Power Management States</text:span><text:bookmark-end text:name="__RefHeading___Toc16705_1703616754"/></text:h>
      <text:p text:style-name="P136"/>
      <text:p text:style-name="P110">In Linux power management, states refer to the different levels of power consumption that a device or component can operate at. These power states are typically classified into two categories: active and idle.</text:p>
      <text:p text:style-name="P110"/>
      <text:p text:style-name="P110">Active power states are when a device is operating and consuming power to perform its tasks. These states are typically classified as high power states and are used when the device is in use and requires a high level of performance.</text:p>
      <text:p text:style-name="P110"/>
      <text:p text:style-name="P110">Idle power states are when a device is in a low-power mode and consumes very little power. These states are typically classified as low power states and are used when the device is idle or not in use. There are typically multiple levels of idle power states, with each level providing a lower power consumption level than the previous level.</text:p>
      <text:p text:style-name="P110"/>
      <text:p text:style-name="P110">In addition to these two categories, there are also deeper power states that provide even lower power consumption levels than the idle power states. These states are typically referred to as standby, suspend, and hibernation states, and they are used when a device is not in use for an extended period. During these states, the device is put into a low-power mode where it consumes very little power, but can still be quickly resumed when needed.</text:p>
      <text:p text:style-name="P110"/>
      <text:p text:style-name="P110">The different power states are managed by the power management subsystem in the Linux kernel, which uses various techniques such as clock gating, power gating, and dynamic voltage and frequency scaling to manage the power consumption of devices and components in the system. By carefully managing the power consumption of devices and components, the power management subsystem can help to reduce overall system power consumption and improve battery life in mobile devices.</text:p>
      <text:p text:style-name="P46"/>
      <text:h text:style-name="P174" text:outline-level="3"><text:bookmark-start text:name="__RefHeading___Toc16707_1703616754"/><text:span text:style-name="T36">12.4.</text:span><text:span text:style-name="T1">3. Device Drivers</text:span><text:bookmark-end text:name="__RefHeading___Toc16707_1703616754"/></text:h>
      <text:p text:style-name="P136"/>
      <text:p text:style-name="P110">In the context of power management, device drivers play an important role in managing the power consumption of various devices in a system. They do so by implementing various power management techniques such as:</text:p>
      <text:p text:style-name="P110"/>
      <text:p text:style-name="P110"><text:span text:style-name="T1">1. Device Idle:</text:span> The driver can put the device in idle mode when it is not in use, which reduces its power consumption.</text:p>
      <text:p text:style-name="P110"/>
      <text:p text:style-name="P110"><text:span text:style-name="T1">2. Device Power Management States:</text:span> Device drivers can implement power management states such as sleep or standby, which reduce the power consumption of the device while it is in that state.</text:p>
      <text:p text:style-name="P110"/>
      <text:p text:style-name="P110"><text:span text:style-name="T1">3. Dynamic Voltage And Frequency Scaling (DVFS):</text:span> Device drivers can control the voltage and frequency of a device to adjust its power consumption based on its workload.</text:p>
      <text:p text:style-name="P110"/>
      <text:p text:style-name="P110"><text:span text:style-name="T1">4. Wake-up Events:</text:span> Device drivers can register wake-up events to wake up a device when needed.</text:p>
      <text:p text:style-name="P110"/>
      <text:p text:style-name="P110"><text:span text:style-name="T1">5. Runtime Power Management:</text:span> Device drivers can dynamically power on and off devices depending on whether they are needed or not.</text:p>
      <text:p text:style-name="P110"/>
      <text:p text:style-name="P110"><text:span text:style-name="T1">6. System Suspend and Resume:</text:span> Device drivers need to properly save and restore the device state during system suspend and resume operations to ensure that the system operates correctly after resuming from suspend mode.</text:p>
      <text:p text:style-name="P110"/>
      <text:p text:style-name="P110">Overall, device drivers play an important role in managing the power consumption of a system by properly controlling the power state of individual devices and optimizing their operation for maximum energy efficiency.</text:p>
      <text:p text:style-name="P46"/>
      <text:h text:style-name="P174" text:outline-level="3"><text:bookmark-start text:name="__RefHeading___Toc16709_1703616754"/><text:span text:style-name="T36">12.4.</text:span><text:span text:style-name="T1">4. Power Management Policies</text:span><text:bookmark-end text:name="__RefHeading___Toc16709_1703616754"/></text:h>
      <text:p text:style-name="P110"/>
      <text:p text:style-name="P110">Power policy management in Linux refers to the set of algorithms and policies that are implemented to manage the power consumption of a system. The objective of power policy management is to optimize power usage by putting unused components into low power states, thereby reducing power consumption and extending battery life. This is achieved by dynamically adjusting the power states of the different components of the system based on their usage patterns and the power source available.</text:p>
      <text:p text:style-name="P110"/>
      <text:p text:style-name="P110">In Linux, the power policy management is implemented through a combination of hardware and software techniques. The hardware techniques include the use of power management features in the CPU, chipset, and other components of the system, while the software techniques are implemented through the power management subsystem of the kernel.</text:p>
      <text:p text:style-name="P110"/>
      <text:p text:style-name="P110">The power management subsystem of the kernel provides a framework for managing power policies, which includes the following components:</text:p>
      <text:p text:style-name="P110"/>
      <text:p text:style-name="P110"><text:span text:style-name="T1">1. Power States:</text:span> The power management subsystem defines various power states, ranging from active (full power) to idle (low power) and suspend (minimum power). These states are used to control the power consumption of the different components of the system.</text:p>
      <text:p text:style-name="P110"/>
      <text:p text:style-name="P110"><text:span text:style-name="T1">2. Power Governors:</text:span> Power governors are software algorithms that decide which power state the system should be in based on its current usage and power source. There are several power governors available in Linux, including performance, powersave, ondemand, and conservative.</text:p>
      <text:p text:style-name="P110"/>
      <text:p text:style-name="P110"><text:span text:style-name="T1">3. Device Drivers:</text:span> Device drivers are responsible for implementing power management features for the hardware devices they control. This includes putting devices into low power states when they are not in use and bringing them back to full power when they are needed.</text:p>
      <text:p text:style-name="P110"/>
      <text:p text:style-name="P110"><text:span text:style-name="T1">4. User Space Interfaces:</text:span> The power management subsystem also provides user space interfaces, such as the ACPI (Advanced Configuration and Power Interface) and sysfs, that allow users to view and control the power management settings of the system.</text:p>
      <text:p text:style-name="P110"/>
      <text:p text:style-name="P110">Overall, power policy management in Linux is an essential component of modern computing, as it allows for efficient power consumption and extended battery life, which is particularly important for mobile and portable devices.</text:p>
      <text:h text:style-name="P170" text:outline-level="2"><text:bookmark-start text:name="__RefHeading___Toc172023_3177406469"/>12.5. Suspend <text:span text:style-name="T80">A</text:span>nd <text:span text:style-name="T80">H</text:span>ibernate<text:bookmark-end text:name="__RefHeading___Toc172023_3177406469"/></text:h>
      <text:p text:style-name="P2"/>
      <text:p text:style-name="P2">In Linux, suspend and hibernate are power management features that allow the system to save its current state and turn off the power supply to the hardware components that are not necessary to maintain the current state. This can save power and extend battery life in laptops and other portable devices.</text:p>
      <text:p text:style-name="P2"/>
      <text:p text:style-name="P132"><text:span text:style-name="T109">1. </text:span>Suspend:</text:p>
      <text:p text:style-name="P2">- When a system is suspended, it enters a low-power state in which the CPU and other hardware components are shut down, except for a small amount of RAM that is used to store the system state. </text:p>
      <text:p text:style-name="P2">- When the user wakes up the system, it restores the system state from the suspended RAM and resumes normal operation.</text:p>
      <text:p text:style-name="P2"/>
      <text:p text:style-name="P132"><text:span text:style-name="T109">2.</text:span>Hibernation:</text:p>
      <text:p text:style-name="P2">- When a system is hibernated, it saves the current system state to the hard disk or other non-volatile storage device and then powers off completely. </text:p>
      <text:p text:style-name="P2">- When the user wakes up the system, it restores the system state from the saved storage and resumes normal operation.</text:p>
      <text:p text:style-name="P2"/>
      <text:p text:style-name="P2">Both suspend and hibernation can be initiated through system commands or user interfaces. The details of how suspend and hibernation are implemented can vary depending on the hardware and software configuration of the system.</text:p>
      <text:p text:style-name="P2"/>
      <text:p text:style-name="P2">The implementation of suspend and hibernate features can be influenced by several factors such as the hardware configuration, the power management software used, and the kernel version. Therefore, it is important to properly test and configure the system before enabling suspend and hibernation.</text:p>
      <text:p text:style-name="P2"/>
      <text:h text:style-name="P174" text:outline-level="3"><text:bookmark-start text:name="__RefHeading___Toc16711_1703616754"/>12.5.1. Suspend<text:bookmark-end text:name="__RefHeading___Toc16711_1703616754"/></text:h>
      <text:p text:style-name="P157"/>
      <text:p text:style-name="P157">In Linux, suspend is a power-saving state in which the system is put to sleep while still retaining power to the system's RAM. This allows the system to quickly resume from the suspended state as compared to a complete power off and power on sequence. Suspend can be initiated by a user, software, or hardware events. When the system is suspended, the CPU is halted, and all the running processes are paused. The contents of the system's RAM are saved to a designated area in memory or on disk, depending on the type of suspend used, and the system's power consumption is reduced.</text:p>
      <text:p text:style-name="P157"/>
      <text:p text:style-name="P157">The Linux kernel provides several types of suspend modes, including:</text:p>
      <text:p text:style-name="P157"/>
      <text:p text:style-name="P157"><text:span text:style-name="T1">1. Standby Mode:</text:span> In this mode, the system's power consumption is reduced, and the contents of the system's RAM are saved to memory. The CPU is halted, and the system can quickly resume operation by restoring the saved data back into RAM.</text:p>
      <text:p text:style-name="P157"/>
      <text:p text:style-name="P157"><text:span text:style-name="T1">2. Mem (or Suspend-to-RAM) Mode:</text:span> This mode saves the contents of the system's RAM to the computer's memory, which allows the system to quickly resume its operations without having to reload the operating system and applications from storage.</text:p>
      <text:p text:style-name="P157"/>
      <text:p text:style-name="P157"><text:span text:style-name="T1">3. Disk (or Suspend-to-Disk) Mode:</text:span> In this mode, the contents of the system's RAM are saved to the hard disk or SSD. The system is then powered off, and on power-up, the saved contents are read from disk and loaded back into RAM, allowing the system to resume from where it left off.</text:p>
      <text:p text:style-name="P157"/>
      <text:p text:style-name="P157">The Linux kernel also supports hybrid suspend mode, which combines the features of Suspend-to-RAM and Suspend-to-Disk. In hybrid suspend, the system is first put into Suspend-to-Disk mode, and then the contents of the system's RAM are saved to disk, allowing the system to resume from Suspend-to-Disk mode rather than from a cold boot.</text:p>
      <text:p text:style-name="P157"/>
      <text:p text:style-name="P157">Suspend and resume operations require the support of device drivers. Before entering the suspend mode, the kernel needs to notify the device drivers to prepare for the operation. Similarly, after the system wakes up, the kernel needs to notify the device drivers to resume their operations. The kernel also supports the power management features of devices, allowing the kernel to suspend devices when they are not in use.</text:p>
      <text:p text:style-name="P157"/>
      <text:p text:style-name="P157">In summary, Linux suspend is a power-saving state that allows the system to quickly resume its operations by saving the contents of the system's RAM to memory or disk and reducing power consumption. The kernel provides several types of suspend modes, and the support of device drivers is required for suspend and resume operations.</text:p>
      <text:p text:style-name="P157"/>
      <text:h text:style-name="P174" text:outline-level="3"><text:bookmark-start text:name="__RefHeading___Toc16713_1703616754"/>12.5.2. Hibernation<text:bookmark-end text:name="__RefHeading___Toc16713_1703616754"/></text:h>
      <text:p text:style-name="P157"/>
      <text:p text:style-name="P157">Hibernation, also known as suspend-to-disk, is a power-saving mode that allows the system to save the contents of the memory (RAM) to the hard disk and shut down completely. When the system is resumed, it reloads the saved data and restores the system to its previous state. In this way, hibernation allows the system to conserve energy while preserving the state of the system.</text:p>
      <text:p text:style-name="P157"/>
      <text:p text:style-name="P157">Here is a more detailed explanation of how hibernation works in Linux:</text:p>
      <text:p text:style-name="P157"/>
      <text:p text:style-name="P157">1. The hibernation process is initiated by the user or by the system itself when the battery is low or when the system is idle for a certain period of time.</text:p>
      <text:p text:style-name="P157"/>
      <text:p text:style-name="P157">2. When hibernation is initiated, the system saves the contents of the RAM to the hard disk in a file called the hibernation image.</text:p>
      <text:p text:style-name="P157"/>
      <text:p text:style-name="P157">3. The hibernation image is usually stored in the swap partition of the hard disk. The size of the swap partition must be at least equal to the amount of RAM installed on the system.</text:p>
      <text:p text:style-name="P157"/>
      <text:p text:style-name="P157">4. Once the hibernation image is saved, the system shuts down completely. When the system is powered on again, it checks for the presence of a hibernation image in the swap partition.</text:p>
      <text:p text:style-name="P157"/>
      <text:p text:style-name="P157">5. If a hibernation image is found, the system loads it into the RAM and resumes operation from where it left off before hibernation. This process is much faster than a full boot, as the system does not need to reload the operating system and other applications from scratch.</text:p>
      <text:p text:style-name="P157"/>
      <text:p text:style-name="P157">6. When the hibernation image is loaded into the RAM, the system also restores the state of all hardware devices and applications that were running before hibernation.</text:p>
      <text:p text:style-name="P157"/>
      <text:p text:style-name="P157">It is important to note that hibernation requires a certain amount of disk space to store the hibernation image. The size of the hibernation image is typically equal to the amount of RAM installed on the system. In addition, hibernation may not be supported on all hardware configurations, particularly on older or less powerful systems.</text:p>
      <text:p text:style-name="P157"/>
      <text:h text:style-name="P170" text:outline-level="2"><text:bookmark-start text:name="__RefHeading___Toc172025_3177406469"/>12.6. CPU <text:span text:style-name="T80">H</text:span>ot-plugging<text:bookmark-end text:name="__RefHeading___Toc172025_3177406469"/></text:h>
      <text:p text:style-name="P2"/>
      <text:p text:style-name="P2">CPU hot-plugging is a feature of the Linux kernel that allows for the dynamic addition and removal of CPUs from a running system. This is particularly useful in systems where power consumption is a concern, such as servers and mobile devices, as it allows unused CPUs to be powered down to save energy.</text:p>
      <text:p text:style-name="P2"/>
      <text:p text:style-name="P2">Here are some key points about CPU hot-plugging in Linux:</text:p>
      <text:p text:style-name="P2"/>
      <text:p text:style-name="P2">1. Hot-plugging is typically performed using a combination of hardware and software. The hardware must support the ability to add or remove CPUs while the system is running, and the operating system must have the necessary drivers and kernel features to support the feature.</text:p>
      <text:p text:style-name="P2"/>
      <text:p text:style-name="P2"><text:span text:style-name="T110">2.</text:span> CPU hot-plugging involves several steps. First, the CPU must be physically added or removed from the system. The system firmware or BIOS then performs a system check to detect the new or missing CPU. Once the system is booted, the Linux kernel detects the change and adjusts its CPU management accordingly.</text:p>
      <text:p text:style-name="P2"/>
      <text:p text:style-name="P2"><text:span text:style-name="T110">3. </text:span>The hot-plug CPU functionality is implemented as a kernel module, which provides the necessary support for dynamically adding and removing CPUs. This module exposes the sysfs interface that can be used to manage CPU hot-plugging.</text:p>
      <text:p text:style-name="P2"/>
      <text:p text:style-name="P2"><text:span text:style-name="T110">4.</text:span> The Linux kernel provides various policies for controlling the hot-plug and hot-unplug of CPUs. The default policy is the 'ondemand' policy, which balances the load between the CPUs in the system. Other policies include 'performance' (which keeps all CPUs active), 'powersave' (which powers off idle CPUs), and 'conservative' (which keeps a minimum number of CPUs active).</text:p>
      <text:p text:style-name="P2"/>
      <text:p text:style-name="P2"><text:span text:style-name="T110">5.</text:span> Hot-plugging is a complex process that requires careful management of CPU resources. The kernel must be able to allocate and deallocate resources such as memory, I/O devices, and interrupts in a way that ensures system stability and performance. This is especially important in multi-core systems, where the kernel must be able to balance the workload across all available CPUs to avoid bottlenecks and ensure efficient use of resources.</text:p>
      <text:p text:style-name="P2"/>
      <text:p text:style-name="P2"><text:span text:style-name="T110">6.</text:span> CPU hot-plugging can also be used in virtualization environments to enable the dynamic resizing of virtual machines. By adding or removing CPUs from a virtual machine, administrators can adjust the available resources to meet changing workload demands. This is particularly useful in cloud computing environments where resources are shared among multiple users.</text:p>
      <text:p text:style-name="P2"/>
      <text:p text:style-name="P2">Here are some key concepts related to CPU hot-plugging:</text:p>
      <text:p text:style-name="P2"/>
      <text:p text:style-name="P2"><text:span text:style-name="T1">1. Hot-Plugging:</text:span> Hot-plugging is the process of adding or removing CPUs while the system is running. This is in contrast to cold-plugging, which involves adding or removing hardware while the system is shut down.</text:p>
      <text:p text:style-name="P2"/>
      <text:p text:style-name="P2"><text:span text:style-name="T1">2. Physical CPUs vs Logical CPUs:</text:span> A physical CPU is a physical chip that contains one or more processor cores. A logical CPU, on the other hand, is a virtual processor that is presented to the operating system by the physical CPU.</text:p>
      <text:p text:style-name="P2"/>
      <text:p text:style-name="P2"><text:soft-page-break/><text:span text:style-name="T1">3. CPU Core: </text:span>A CPU core is an independent processing unit that is present on a physical CPU. A CPU with multiple cores can execute multiple tasks in parallel.</text:p>
      <text:p text:style-name="P2"/>
      <text:p text:style-name="P2"><text:span text:style-name="T1">4. CPU Socket:</text:span> A CPU socket is a physical connector on the motherboard that is used to connect a physical CPU to the system.</text:p>
      <text:p text:style-name="P2"/>
      <text:p text:style-name="P2">5<text:span text:style-name="T1">. Processor Package:</text:span> A processor package is a collection of one or more physical CPUs that are mounted on a single circuit board.</text:p>
      <text:p text:style-name="P2"/>
      <text:p text:style-name="P2"><text:span text:style-name="T1">6. SMP:</text:span> Symmetric multiprocessing (SMP) is a technique that allows multiple processors to access the same memory and I/O resources. This is in contrast to asymmetric multiprocessing, where each processor has its own memory and I/O resources.</text:p>
      <text:p text:style-name="P2"/>
      <text:p text:style-name="P2"><text:span text:style-name="T1">7. Online vs Offline:</text:span> An online CPU is a CPU that is currently active and executing instructions. An offline CPU, on the other hand, is a CPU that is not currently active.</text:p>
      <text:p text:style-name="P2"/>
      <text:p text:style-name="P2"><text:span text:style-name="T1">8. CPU Hotplug Controller:</text:span> The CPU hotplug controller is a kernel module that manages the process of adding or removing CPUs from the system.</text:p>
      <text:p text:style-name="P2"/>
      <text:p text:style-name="P2"><text:span text:style-name="T1">9. CPU Hotplug Events:</text:span> CPU hotplug events are generated when a CPU is added or removed from the system. These events are handled by the CPU hotplug controller.</text:p>
      <text:p text:style-name="P2"/>
      <text:p text:style-name="P2"><text:span text:style-name="T1">10. Load Balancing:</text:span> Load balancing is the process of distributing the workload evenly across all available CPUs in the system. When a CPU is added or removed from the system, the load balancing algorithm must be adjusted accordingly to ensure optimal performance.</text:p>
      <text:h text:style-name="P170" text:outline-level="2"><text:bookmark-start text:name="__RefHeading___Toc172027_3177406469"/>12.7. Example Code<text:bookmark-end text:name="__RefHeading___Toc172027_3177406469"/></text:h>
      <text:p text:style-name="P2"/>
      <text:p text:style-name="P2">Here's an example of using the Kernel-based Virtual Machine (KVM) virtualization framework in the Linux kernel:</text:p>
      <text:p text:style-name="P2"/>
      <text:p text:style-name="P85"/>
      <table:table table:name="Table28" table:style-name="Table28">
        <table:table-column table:style-name="Table28.A"/>
        <table:table-column table:style-name="Table28.B"/>
        <table:table-row>
          <table:table-cell table:style-name="Table28.A1" office:value-type="string">
            <table:table table:name="Table29" table:style-name="Table29">
              <table:table-column table:style-name="Table29.A"/>
              <table:table-row>
                <table:table-cell table:style-name="Table29.A1" office:value-type="string">
                  <text:p text:style-name="Preformatted_20_Text">#include &lt;linux/kvm.h&gt;</text:p>
                  <text:p text:style-name="Preformatted_20_Text">#include &lt;linux/module.h&gt;</text:p>
                  <text:p text:style-name="Preformatted_20_Text"/>
                  <text:p text:style-name="Preformatted_20_Text">static struct kvm *kvm;</text:p>
                  <text:p text:style-name="Preformatted_20_Text">static struct kvm_vm *vm;</text:p>
                  <text:p text:style-name="Preformatted_20_Text">static struct kvm_vcpu *vcpu;</text:p>
                  <text:p text:style-name="Preformatted_20_Text"/>
                  <text:p text:style-name="Preformatted_20_Text">static int __init my_init(void)</text:p>
                  <text:p text:style-name="Preformatted_20_Text">{</text:p>
                  <text:p text:style-name="Preformatted_20_Text"><text:s text:c="4"/>int ret;</text:p>
                  <text:p text:style-name="Preformatted_20_Text"/>
                  <text:p text:style-name="Preformatted_20_Text"><text:s text:c="4"/>// Initialize KVM</text:p>
                  <text:p text:style-name="Preformatted_20_Text"><text:s text:c="4"/>kvm = kvm_init("kvmtest", KVM_INIT_FLAG_UNSAFE_IO);</text:p>
                  <text:p text:style-name="Preformatted_20_Text"/>
                  <text:p text:style-name="Preformatted_20_Text"><text:s text:c="4"/>if (IS_ERR(kvm)) {</text:p>
                  <text:p text:style-name="Preformatted_20_Text"><text:s text:c="8"/>ret = PTR_ERR(kvm);</text:p>
                  <text:p text:style-name="Preformatted_20_Text"><text:s text:c="8"/>printk(KERN_ERR "Failed to initialize KVM: %d\n", ret);</text:p>
                  <text:p text:style-name="Preformatted_20_Text"><text:s text:c="8"/>return ret;</text:p>
                  <text:p text:style-name="Preformatted_20_Text"><text:s text:c="4"/>}</text:p>
                  <text:p text:style-name="Preformatted_20_Text"/>
                  <text:p text:style-name="Preformatted_20_Text"><text:s text:c="4"/>// Create a virtual machine</text:p>
                  <text:p text:style-name="Preformatted_20_Text"><text:s text:c="4"/>vm = kvm_create_vm(kvm, 0);</text:p>
                  <text:p text:style-name="Preformatted_20_Text"/>
                  <text:p text:style-name="Preformatted_20_Text"><text:s text:c="4"/>if (IS_ERR(vm)) {</text:p>
                  <text:p text:style-name="Preformatted_20_Text"><text:s text:c="8"/>ret = PTR_ERR(vm);</text:p>
                  <text:p text:style-name="Preformatted_20_Text"><text:s text:c="8"/>printk(KERN_ERR "Failed to create virtual machine: %d\n", ret);</text:p>
                  <text:p text:style-name="Preformatted_20_Text"><text:s text:c="8"/>return ret;</text:p>
                  <text:p text:style-name="Preformatted_20_Text"><text:s text:c="4"/>}</text:p>
                  <text:p text:style-name="Preformatted_20_Text"/>
                  <text:p text:style-name="Preformatted_20_Text"><text:s text:c="4"/>// Create a virtual CPU</text:p>
                  <text:p text:style-name="Preformatted_20_Text"><text:s text:c="4"/>vcpu = kvm_create_vcpu(vm, 0);</text:p>
                  <text:p text:style-name="Preformatted_20_Text"/>
                  <text:p text:style-name="Preformatted_20_Text"><text:s text:c="4"/>if (IS_ERR(vcpu)) {</text:p>
                  <text:p text:style-name="Preformatted_20_Text"><text:s text:c="8"/>ret = PTR_ERR(vcpu);</text:p>
                  <text:p text:style-name="Preformatted_20_Text"><text:s text:c="8"/>printk(KERN_ERR "Failed to create virtual CPU: %d\n", ret);</text:p>
                  <text:p text:style-name="Preformatted_20_Text"><text:s text:c="8"/>return ret;</text:p>
                  <text:p text:style-name="Preformatted_20_Text"><text:s text:c="4"/>}</text:p>
                  <text:p text:style-name="Preformatted_20_Text"/>
                  <text:p text:style-name="Preformatted_20_Text"><text:s text:c="4"/>printk(KERN_INFO "KVM virtual machine created\n");</text:p>
                  <text:p text:style-name="Preformatted_20_Text"/>
                  <text:p text:style-name="Preformatted_20_Text"><text:s text:c="4"/>return 0;</text:p>
                  <text:p text:style-name="Preformatted_20_Text">}</text:p>
                  <text:p text:style-name="Preformatted_20_Text"/>
                  <text:p text:style-name="Preformatted_20_Text">static void __exit my_exit(void)</text:p>
                  <text:p text:style-name="Preformatted_20_Text">{</text:p>
                  <text:p text:style-name="Preformatted_20_Text"><text:s text:c="4"/>kvm_destroy_vcpu(vcpu);</text:p>
                  <text:p text:style-name="Preformatted_20_Text"><text:s text:c="4"/>kvm_destroy_vm(vm);</text:p>
                  <text:p text:style-name="Preformatted_20_Text"><text:s text:c="4"/>kvm_exit(kvm);</text:p>
                  <text:p text:style-name="Preformatted_20_Text"/>
                  <text:p text:style-name="Preformatted_20_Text"><text:s text:c="4"/>printk(KERN_INFO "KVM virtual machine destroyed\n");</text:p>
                  <text:p text:style-name="Preformatted_20_Text">}</text:p>
                  <text:p text:style-name="Preformatted_20_Text"><text:soft-page-break/></text:p>
                  <text:p text:style-name="Preformatted_20_Text">module_init(my_init);</text:p>
                  <text:p text:style-name="Preformatted_20_Text">module_exit(my_exit);</text:p>
                </table:table-cell>
              </table:table-row>
            </table:table>
            <text:p text:style-name="P28"/>
          </table:table-cell>
          <table:table-cell table:style-name="Table28.A1" office:value-type="string">
            <text:p text:style-name="P28"/>
          </table:table-cell>
        </table:table-row>
        <table:table-row>
          <table:table-cell table:style-name="Table28.A1" office:value-type="string">
            <text:p text:style-name="P28"/>
          </table:table-cell>
          <table:table-cell table:style-name="Table28.A1" office:value-type="string">
            <text:p text:style-name="P28"/>
          </table:table-cell>
        </table:table-row>
      </table:table>
      <text:p text:style-name="P2">In this example, the KVM virtualization framework is used to create a virtual machine and a virtual CPU. The kvm_init function initializes the KVM subsystem, and the kvm_create_vm function creates a virtual machine. The kvm_create_vcpu function creates a virtual CPU.</text:p>
      <text:p text:style-name="P2"/>
      <text:p text:style-name="P2">The IS_ERR and PTR_ERR macros are used to handle errors that may occur during the initialization of the KVM subsystem or the creation of the virtual machine and virtual CPU.</text:p>
      <text:p text:style-name="P2"/>
      <text:p text:style-name="P2">The kvm_destroy_vcpu, kvm_destroy_vm, and kvm_exit functions are used to clean up and release resources when the virtual machine is no longer needed.</text:p>
      <text:p text:style-name="P2"/>
      <text:p text:style-name="P2">Note that this example is a simplified demonstration of using the KVM virtualization framework and does not include the creation and configuration of virtual devices, memory management, or other advanced features of KVM. Virtualization can be a complex and demanding task in kernel programming and requires a good understanding of system architecture and hardware virtualization technology.</text:p>
      <text:p text:style-name="P2"/>
      <text:h text:style-name="P170" text:outline-level="2"><text:bookmark-start text:name="__RefHeading___Toc172029_3177406469"/>12.8. APIs<text:bookmark-end text:name="__RefHeading___Toc172029_3177406469"/></text:h>
      <text:p text:style-name="P2"/>
      <text:p text:style-name="P2">Here's a list of some of the important power management APIs in the Linux kernel:</text:p>
      <text:p text:style-name="P2"/>
      <text:p text:style-name="P2">1<text:span text:style-name="T1">. ACPI (Advanced Configuration and Power Interface) API:</text:span> It provides an interface between the operating system and the hardware, allowing the operating system to control the power management features of the hardware.</text:p>
      <text:p text:style-name="P2"/>
      <text:p text:style-name="P2"><text:span text:style-name="T1">2. PM (Power Management) API:</text:span> This API provides a framework for power management in the Linux kernel. It includes interfaces for suspending and resuming devices, as well as for managing power resources.</text:p>
      <text:p text:style-name="P2"/>
      <text:p text:style-name="P2"><text:span text:style-name="T1">3. CPUfreq (CPU Frequency Scaling) API:</text:span> This API provides an interface for changing the frequency of the CPU in order to save power. It allows the operating system to reduce the CPU frequency when the system is idle, and increase it when the system is under load.</text:p>
      <text:p text:style-name="P2"/>
      <text:p text:style-name="P2"><text:span text:style-name="T1">4. cpuidle API:</text:span> This API provides a framework for CPU idle states. It allows the CPU to enter different idle states depending on the level of idle time. This helps to reduce power consumption.</text:p>
      <text:p text:style-name="P2"/>
      <text:p text:style-name="P2"><text:span text:style-name="T1">5. Hibernation API:</text:span> This API provides an interface for hibernation, which is a power-saving state that saves the contents of RAM to disk and then powers off the system. When the system is powered on again, it can resume from the saved state.</text:p>
      <text:p text:style-name="P2"/>
      <text:p text:style-name="P2"><text:span text:style-name="T1">6. Power Supply Class API:</text:span> This API provides a framework for power supply management in the Linux kernel. It allows the kernel to monitor the battery level and charging status of a laptop or mobile device.</text:p>
      <text:p text:style-name="P2"/>
      <text:p text:style-name="P2"><text:span text:style-name="T1">7. LED Class API:</text:span> This API provides an interface for controlling LEDs on a device. LEDs can be used to indicate the power status of a device, as well as other system states.</text:p>
      <text:p text:style-name="P2"/>
      <text:p text:style-name="P2"><text:span text:style-name="T1">8. Thermal Management API:</text:span> This API provides a framework for thermal management in the Linux kernel. It includes interfaces for monitoring the temperature of the CPU and other components, as well as for controlling cooling fans and other cooling devices.</text:p>
      <text:p text:style-name="P2"/>
      <text:p text:style-name="P2"><text:span text:style-name="T1">9. Device Tree API:</text:span> This API provides a way to describe the hardware components of a device in a platform-independent way. It includes information about the power management capabilities of the hardware.</text:p>
      <text:p text:style-name="P2"/>
      <text:p text:style-name="P2"><text:span text:style-name="T1">10. Clock Framework API:</text:span> This API provides a framework for clock management in the Linux kernel. It allows the kernel to control the frequency and phase of clock signals to reduce power consumption.</text:p>
      <text:p text:style-name="P2"/>
      <text:p text:style-name="P2">These are just some of the many power management APIs available in the Linux kernel.</text:p>
      <text:p text:style-name="P2"/>
      <text:h text:style-name="P169" text:outline-level="1"><text:bookmark-start text:name="__RefHeading___Toc172031_3177406469"/>13. <text:span text:style-name="T81">K</text:span>ernel <text:span text:style-name="T81">M</text:span>odules<text:bookmark-end text:name="__RefHeading___Toc172031_3177406469"/></text:h>
      <text:p text:style-name="P2"/>
      <text:p text:style-name="P2">Linux kernel modules are pieces of code that can be dynamically loaded and unloaded into the kernel at runtime, without requiring a reboot. They allow the kernel to be extended with new features, device drivers, and other functionality, without having to rebuild and reinstall the entire kernel.</text:p>
      <text:p text:style-name="P2"/>
      <text:p text:style-name="P2">Modules are designed to be self-contained units of code that can be loaded and unloaded independently of the rest of the kernel. They have their own memory space, which is automatically managed by the kernel, and they can reference symbols in other modules or the kernel. </text:p>
      <text:p text:style-name="P2"/>
      <text:p text:style-name="P68"><text:span text:style-name="T56">1. Key Features:</text:span><text:span text:style-name="T127"> </text:span>A kernel module is different from a kernel in that a kernel is the core of an operating system, while a kernel module is a smaller piece of code that is loaded into the kernel to extend its functionality</text:p>
      <text:p text:style-name="P162"/>
      <text:p text:style-name="P68"><text:span text:style-name="T56">2. Advantages Over Built-in Kernel Features:</text:span><text:span text:style-name="T127"> </text:span>Kernel modules provide several advantages over built-in kernel features</text:p>
      <text:p text:style-name="P162"/>
      <text:p text:style-name="P68"><text:span text:style-name="T56">3. Use Cases:</text:span><text:span text:style-name="T127"> </text:span>Kernel modules are widely used in Linux to add new features, functionalities, or device drivers to the kernel without having to rebuild the entire kernel. </text:p>
      <text:p text:style-name="P162"/>
      <text:p text:style-name="P162"><text:span text:style-name="T1">4.Technical Details: </text:span><text:span text:style-name="T128">Kernel module code looks like kernel code but has some technical details for itself.</text:span></text:p>
      <text:h text:style-name="P170" text:outline-level="2"><text:bookmark-start text:name="__RefHeading___Toc172033_3177406469"/>13.1. Key Features<text:bookmark-end text:name="__RefHeading___Toc172033_3177406469"/></text:h>
      <text:p text:style-name="P2"/>
      <text:p text:style-name="P2">Some of the key features of Linux kernel modules include:</text:p>
      <text:p text:style-name="P2"/>
      <text:p text:style-name="P2"><text:span text:style-name="T1">1. Modular Design:</text:span> Modules are designed to be self-contained units of code that can be loaded and unloaded independently of the rest of the kernel.</text:p>
      <text:p text:style-name="P2"/>
      <text:p text:style-name="P2"><text:span text:style-name="T1">2. Dynamic Loading:</text:span> Modules can be loaded and unloaded at runtime, without requiring a reboot or interrupting running processes.</text:p>
      <text:p text:style-name="P2"/>
      <text:p text:style-name="P2"><text:span text:style-name="T1">3. Memory Management:</text:span> Modules have their own memory space, which is automatically managed by the kernel.</text:p>
      <text:p text:style-name="P2"/>
      <text:p text:style-name="P2"><text:span text:style-name="T1">4. Versioning:</text:span> Modules are versioned, to ensure compatibility with different versions of the kernel.</text:p>
      <text:p text:style-name="P2"/>
      <text:p text:style-name="P2"><text:span text:style-name="T1">5. Symbol Resolution:</text:span> Modules can reference symbols in other modules or the kernel, and the kernel takes care of resolving these symbols at runtime.</text:p>
      <text:p text:style-name="P2"/>
      <text:p text:style-name="P2"><text:span text:style-name="T1">6. Dependency Management:</text:span> Modules can declare dependencies on other modules or kernel features, and the kernel will ensure that these dependencies are satisfied when the module is loaded.</text:p>
      <text:p text:style-name="P2"/>
      <text:p text:style-name="P2">Some examples of modules that are commonly used in Linux systems include device drivers, file systems, network protocols, and security modules. The use of modules allows Linux systems to be highly modular and flexible, and to support a wide range of hardware and software configurations.</text:p>
      <text:p text:style-name="P2"/>
      <text:h text:style-name="P170" text:outline-level="2"><text:bookmark-start text:name="__RefHeading___Toc172035_3177406469"/>13.2. Advantages Over Built-in Kernel Features<text:bookmark-end text:name="__RefHeading___Toc172035_3177406469"/></text:h>
      <text:p text:style-name="P2"/>
      <text:p text:style-name="P2">Modules have a number of advantages over built-in kernel features:</text:p>
      <text:p text:style-name="P2"/>
      <text:p text:style-name="P2"><text:span text:style-name="T1">1. Reduced Kernel Size:</text:span> Modules allow for features that are not always needed to be loaded only when they are needed. This reduces the size of the kernel, making it easier to maintain and update.</text:p>
      <text:p text:style-name="P2"/>
      <text:p text:style-name="P2"><text:span text:style-name="T1">2. Dynamic Loading and Unloading:</text:span> Modules can be loaded and unloaded at runtime, without requiring a reboot or interrupting running processes. This allows for greater flexibility and easier maintenance.</text:p>
      <text:p text:style-name="P2"/>
      <text:p text:style-name="P2"><text:span text:style-name="T1">3. Better Hardware Support:</text:span> Modules allow for the easy addition of device drivers, which can greatly improve hardware support.</text:p>
      <text:p text:style-name="P2"/>
      <text:p text:style-name="P2"><text:span text:style-name="T1">4. Easier Debugging:</text:span> Modules can be easily loaded and unloaded, making it easier to test and debug new features.</text:p>
      <text:p text:style-name="P2"/>
      <text:p text:style-name="P2">The process of using modules involves compiling the module code separately from the kernel, and then loading the module into the kernel using the "insmod" or "modprobe" command. The kernel maintains a list of loaded modules, and the "lsmod" command can be used to display this list.</text:p>
      <text:p text:style-name="P2"/>
      <text:p text:style-name="P2">Modules can also declare dependencies on other modules or kernel features, and the kernel will ensure that these dependencies are satisfied when the module is loaded. This allows for greater flexibility and ease of use.</text:p>
      <text:p text:style-name="P2"/>
      <text:h text:style-name="P170" text:outline-level="2"><text:bookmark-start text:name="__RefHeading___Toc172037_3177406469"/>13.3. <text:span text:style-name="T127">Use Cases</text:span><text:bookmark-end text:name="__RefHeading___Toc172037_3177406469"/></text:h>
      <text:p text:style-name="P2"/>
      <text:p text:style-name="P2">Here are some <text:span text:style-name="T127">use cases</text:span> of common Linux kernel modules:</text:p>
      <text:p text:style-name="P2"/>
      <text:p text:style-name="P2"><text:span text:style-name="T1">1. Device Drivers:</text:span> These are kernel modules that enable communication between the kernel and hardware devices. Examples include the USB, Bluetooth, and sound card drivers.</text:p>
      <text:p text:style-name="P2"/>
      <text:p text:style-name="P2"><text:span text:style-name="T1">2. File System Modules:</text:span> These modules add support for different file systems, such as ext4, NTFS, and FAT.</text:p>
      <text:p text:style-name="P2"/>
      <text:p text:style-name="P2"><text:span text:style-name="T1">3. Networking Modules:</text:span> These modules provide support for various network protocols, such as TCP/IP, DNS, and SSH.</text:p>
      <text:p text:style-name="P2"/>
      <text:p text:style-name="P2"><text:span text:style-name="T1">4. Security Modules:</text:span> These modules provide additional security features, such as SELinux, AppArmor, and auditd.</text:p>
      <text:p text:style-name="P2"/>
      <text:p text:style-name="P2"><text:span text:style-name="T1">5. Virtualization Modules:</text:span> These modules enable the creation and management of virtual machines, such as KVM, Xen, and VirtualBox.</text:p>
      <text:p text:style-name="P2"/>
      <text:p text:style-name="P2"><text:span text:style-name="T1">6. Crypto Modules:</text:span> These modules provide encryption and decryption capabilities, such as AES, Blowfish, and RSA.</text:p>
      <text:p text:style-name="P2"/>
      <text:p text:style-name="P2"><text:span text:style-name="T1">7. Compression Modules:</text:span> These modules provide compression and decompression capabilities, such as gzip, bzip2, and lz4.</text:p>
      <text:p text:style-name="P2"/>
      <text:p text:style-name="P2"><text:span text:style-name="T1">8. Sound Modules:</text:span> These modules provide support for various sound cards and audio devices.</text:p>
      <text:p text:style-name="P2"/>
      <text:p text:style-name="P2"><text:span text:style-name="T1">9. Video Modules:</text:span> These modules provide support for various graphics cards and display devices.</text:p>
      <text:p text:style-name="P2"/>
      <text:p text:style-name="P2"><text:span text:style-name="T1">10. ACPI Modules:</text:span> These modules provide support for Advanced Configuration and Power Interface (ACPI), which is used for power management and hardware configuration.</text:p>
      <text:p text:style-name="P2"/>
      <text:p text:style-name="P2">These are just a few examples of the many different types of kernel modules that exist in Linux. Each module is designed to provide a specific type of functionality and can be loaded and unloaded as needed, without affecting the rest of the system.</text:p>
      <text:p text:style-name="P2"/>
      <text:h text:style-name="P170" text:outline-level="2"><text:bookmark-start text:name="__RefHeading___Toc172039_3177406469"/>13.4. Technical Details<text:bookmark-end text:name="__RefHeading___Toc172039_3177406469"/></text:h>
      <text:p text:style-name="P2"/>
      <text:p text:style-name="P2">Here are some technical details about Linux kernel modules:</text:p>
      <text:p text:style-name="P2"/>
      <text:p text:style-name="P2"><text:span text:style-name="T1">1. File Extension:</text:span> Linux kernel modules have a .ko file extension.</text:p>
      <text:p text:style-name="P2"/>
      <text:p text:style-name="P2"><text:span text:style-name="T1">2. Module Metadata:</text:span> Each module contains metadata that describes its functionality, including its name, version, author, license, dependencies, and parameters.</text:p>
      <text:p text:style-name="P2"/>
      <text:p text:style-name="P2"><text:span text:style-name="T1">3. Module Loading:</text:span> Modules can be loaded into the kernel using the 'insmod' or 'modprobe' commands. The modprobe command can automatically load any dependencies that a module requires.</text:p>
      <text:p text:style-name="P2"/>
      <text:p text:style-name="P2"><text:span text:style-name="T1">4. Module Unloading:</text:span> Modules can be unloaded from the kernel using the 'rmmod' command. Before unloading a module, it is important to ensure that no other modules or processes are dependent on it.</text:p>
      <text:p text:style-name="P2"/>
      <text:p text:style-name="P2"><text:span text:style-name="T1">5. Module Initialization:</text:span> When a module is loaded into the kernel, its initialization function is called. This function is responsible for setting up the module and registering any functions or devices it provides.</text:p>
      <text:p text:style-name="P2"/>
      <text:p text:style-name="P2"><text:span text:style-name="T1">6. Module Cleanup:</text:span> When a module is unloaded from the kernel, its cleanup function is called. This function is responsible for cleaning up any resources that the module has allocated.</text:p>
      <text:p text:style-name="P2"/>
      <text:p text:style-name="P2"><text:span text:style-name="T1">7. Module Dependencies:</text:span> Modules can have dependencies on other modules. When a module is loaded, the kernel will automatically load any dependencies that it requires.</text:p>
      <text:p text:style-name="P2"/>
      <text:p text:style-name="P2"><text:span text:style-name="T1">8. Module Parameters:</text:span> Modules can take parameters that modify their behavior. These parameters can be specified when the module is loaded, or they can be set using the 'sysfs' interface.</text:p>
      <text:p text:style-name="P2"/>
      <text:p text:style-name="P2"><text:span text:style-name="T1">9. Module Debugging:</text:span> Modules can be debugged using the 'printk' function, which sends messages to the kernel log. The 'dmesg' command can be used to view these messages.</text:p>
      <text:p text:style-name="P2"/>
      <text:p text:style-name="P2"><text:span text:style-name="T1">10. Kernel Module Programming:</text:span> Writing kernel modules requires knowledge of C programming, as well as an understanding of the kernel's internal data structures and functions. Kernel modules can be used to implement device drivers, filesystems, network protocols, and other system-level functionality.</text:p>
      <text:p text:style-name="P2"/>
      <text:h text:style-name="P170" text:outline-level="2"><text:bookmark-start text:name="__RefHeading___Toc15092_3666775855"/>13.5. Example Code<text:bookmark-end text:name="__RefHeading___Toc15092_3666775855"/></text:h>
      <text:p text:style-name="P2"/>
      <text:p text:style-name="P2">Here's an example of a simple Linux kernel module that prints a message when it is loaded:</text:p>
      <text:p text:style-name="P2"/>
      <table:table table:name="Table30" table:style-name="Table30">
        <table:table-column table:style-name="Table30.A"/>
        <table:table-column table:style-name="Table30.B"/>
        <table:table-row>
          <table:table-cell table:style-name="Table30.A1" office:value-type="string">
            <table:table table:name="Table31" table:style-name="Table31">
              <table:table-column table:style-name="Table31.A"/>
              <table:table-row>
                <table:table-cell table:style-name="Table31.A1" office:value-type="string">
                  <text:p text:style-name="P23">#include &lt;linux/init.h&gt;</text:p>
                  <text:p text:style-name="P23">#include &lt;linux/module.h&gt;</text:p>
                  <text:p text:style-name="P23"/>
                  <text:p text:style-name="P23">static int __init hello_init(void)</text:p>
                  <text:p text:style-name="P23">{</text:p>
                  <text:p text:style-name="P23"><text:s text:c="4"/>printk(KERN_INFO "Hello world!\n");</text:p>
                  <text:p text:style-name="P23"><text:s text:c="4"/>return 0;</text:p>
                  <text:p text:style-name="P23">}</text:p>
                  <text:p text:style-name="P23"/>
                  <text:p text:style-name="P23">static void __exit hello_exit(void)</text:p>
                  <text:p text:style-name="P23">{</text:p>
                  <text:p text:style-name="P23"><text:s text:c="4"/>printk(KERN_INFO "Goodbye world!\n");</text:p>
                  <text:p text:style-name="P23">}</text:p>
                  <text:p text:style-name="P23"/>
                  <text:p text:style-name="P23">module_init(hello_init);</text:p>
                  <text:p text:style-name="P23">module_exit(hello_exit);</text:p>
                  <text:p text:style-name="P23"/>
                  <text:p text:style-name="P23">MODULE_LICENSE("GPL");</text:p>
                  <text:p text:style-name="P23">MODULE_AUTHOR("John Smith");</text:p>
                  <text:p text:style-name="P23">MODULE_DESCRIPTION("A simple example module");</text:p>
                  <text:p text:style-name="P23"/>
                </table:table-cell>
              </table:table-row>
            </table:table>
            <text:p text:style-name="P24"/>
          </table:table-cell>
          <table:table-cell table:style-name="Table30.A1" office:value-type="string">
            <text:p text:style-name="P24"/>
          </table:table-cell>
        </table:table-row>
        <table:table-row>
          <table:table-cell table:style-name="Table30.A1" office:value-type="string">
            <text:p text:style-name="P24"/>
          </table:table-cell>
          <table:table-cell table:style-name="Table30.A1" office:value-type="string">
            <text:p text:style-name="P24"/>
          </table:table-cell>
        </table:table-row>
      </table:table>
      <text:p text:style-name="P2"/>
      <text:p text:style-name="P2">This module can be compiled into a .ko file using the 'make' command, and then loaded into the kernel using the 'insmod' or 'modprobe' command. When the module is loaded, it will print "Hello world!" to the kernel log, and when it is unloaded, it will print "Goodbye world!".</text:p>
      <text:p text:style-name="P2"/>
      <text:h text:style-name="P173" text:outline-level="2"><text:bookmark-start text:name="__RefHeading___Toc19506_3246040053"/>13.<text:span text:style-name="T112">6</text:span>. APIs<text:bookmark-end text:name="__RefHeading___Toc19506_3246040053"/></text:h>
      <text:p text:style-name="P155">Linux kernel modules are pieces of code that can be dynamically loaded into the kernel at runtime. They can be used to add functionality to the kernel, or to support hardware that is not natively supported. Linux kernel modules can be written in C or in any other programming language that can interface with C.</text:p>
      <text:p text:style-name="P155">There are several APIs available to Linux kernel module developers, which include:</text:p>
      <text:p text:style-name="P155"><text:span text:style-name="T1">1. The Module Initialization And Cleanup Functions:</text:span> These functions are called when a module is loaded and unloaded, respectively. They are used to register and unregister the module's functionality with the kernel.</text:p>
      <text:p text:style-name="P155"><text:span text:style-name="T1">2. The Kernel Symbol Lookup Function:</text:span> This function is used to obtain a reference to a symbol (variable, function, etc.) in the kernel. Kernel symbols are not exported by default, so this function must be used to obtain a reference to them.</text:p>
      <text:p text:style-name="P155"><text:span text:style-name="T1">3. The Kernel Memory Allocation Functions:</text:span> These functions are used to allocate and free memory in the kernel. Memory allocated in the kernel is not subject to the same constraints as user-space memory, so these functions must be used instead of the standard C library functions.</text:p>
      <text:p text:style-name="P155"><text:span text:style-name="T1">4. The Device Driver APIs:</text:span> These APIs are used to interact with hardware devices. They include functions for initializing and registering a device driver, as well as functions for reading and writing to the device.</text:p>
      <text:p text:style-name="P155"><text:span text:style-name="T1">5. The File System APIs:</text:span> These APIs are used to interact with file systems. They include functions for opening, reading, writing, and closing files.</text:p>
      <text:p text:style-name="P155"><text:span text:style-name="T1">6. The Networking APIs:</text:span> These APIs are used to interact with the network stack. They include functions for sending and receiving data over the network, as well as functions for managing network sockets.</text:p>
      <text:p text:style-name="P155"><text:span text:style-name="T1">7. The Process Management APIs:</text:span> These APIs are used to interact with processes running in the system. They include functions for creating and managing processes, as well as functions for sending signals to processes.</text:p>
      <text:p text:style-name="P48">Overall, the Linux kernel module APIs provide a powerful set of tools for developers to extend the functionality of the Linux kernel. By leveraging these APIs, developers can create modules that interact with hardware devices, file systems, the network stack, and other aspects of the system.</text:p>
      <text:h text:style-name="P169" text:outline-level="1"><text:bookmark-start text:name="__RefHeading___Toc172041_3177406469"/>14. Performance Monitoring<text:bookmark-end text:name="__RefHeading___Toc172041_3177406469"/></text:h>
      <text:p text:style-name="P2"/>
      <text:p text:style-name="P2">Linux kernel performance monitoring is the process of monitoring and analyzing the performance of the Linux kernel in order to identify and diagnose any performance issues or bottlenecks. The Linux kernel provides several performance monitoring tools and interfaces that can be used to collect and analyze performance data.</text:p>
      <text:p text:style-name="P2"/>
      <text:p text:style-name="P2"><text:span text:style-name="T1">1. Performance Counters:</text:span><text:span text:style-name="T95"> Linux Performance Counters, also known as perf events, are a mechanism provided by the Linux kernel to enable measuring and analyzing the performance of software applications and the underlying hardware</text:span></text:p>
      <text:p text:style-name="P132"/>
      <text:p text:style-name="P2"><text:span text:style-name="T1">2. Tracepoints: </text:span><text:span text:style-name="T95">Tracepoints in Linux are a type of dynamic instrumentation that allow kernel developers and administrators to gather detailed information about the kernel's operation. Tracepoints are embedded in the kernel code and can be used to measure and diagnose performance problems, as well as to provide insights into the kernel's operation.</text:span></text:p>
      <text:p text:style-name="P132"/>
      <text:p text:style-name="P2"><text:span text:style-name="T1">3. Kernel Profiling: </text:span><text:span text:style-name="T95">Kernel profiling is the process of measuring the performance of a running kernel. It allows developers and system administrators to identify bottlenecks and performance issues, and to optimize the kernel and its configuration to improve system performance.</text:span></text:p>
      <text:p text:style-name="P132"/>
      <text:p text:style-name="P2"><text:span text:style-name="T1">4. Dynamic Tracing: </text:span><text:span text:style-name="T95">Dynamic tracing in the Linux kernel refers to the ability to instrument kernel code at runtime to gather information about its behavior and performance. This can be useful for debugging, profiling, and performance optimization purposes.</text:span></text:p>
      <text:p text:style-name="P137"/>
      <text:p text:style-name="P47"><text:span text:style-name="T1">5. Kernel Debugging:</text:span> Linux kernel debugging involves the process of finding and fixing software bugs or issues in the Linux kernel. It is essential for ensuring the stability, reliability, and performance of the kernel.</text:p>
      <text:h text:style-name="P170" text:outline-level="2"><text:bookmark-start text:name="__RefHeading___Toc19508_3246040053"/>14.1. Performance Counters<text:bookmark-end text:name="__RefHeading___Toc19508_3246040053"/></text:h>
      <text:p text:style-name="P2"/>
      <text:p text:style-name="P2">Performance counters are hardware registers that can count the number of events that occur on a specific hardware resource, such as instructions executed, cache hits, cache misses, or memory bandwidth usage. They are used to collect data on how an application or system is performing and can be used for performance tuning, debugging, and profiling.</text:p>
      <text:p text:style-name="P2"/>
      <text:p text:style-name="P2">On Linux systems, performance counters are implemented using the Performance Monitoring Counters (PMC) subsystem, which provides a set of APIs for user space applications to access performance counters. The PMC subsystem supports various processor architectures, such as x86, ARM, and PowerPC, and provides a common interface for accessing performance counters across different architectures.</text:p>
      <text:p text:style-name="P2"/>
      <text:p text:style-name="P2">The PMC subsystem provides the following features:</text:p>
      <text:p text:style-name="P2"/>
      <text:p text:style-name="P2"><text:span text:style-name="T39">1.</text:span><text:span text:style-name="T1"> Access to Hardware Performance Counters:</text:span> The PMC subsystem provides a set of APIs to access the hardware performance counters available on the processor. These counters can be used to measure various hardware events, such as instructions executed, cache misses, or memory bandwidth usage.</text:p>
      <text:p text:style-name="P2"/>
      <text:p text:style-name="P2"><text:span text:style-name="T1">2. Multiplexing of Performance Counters:</text:span> Since the number of available hardware performance counters is limited, the PMC subsystem provides a mechanism for multiplexing the counters. Multiplexing allows multiple events to be measured using a single counter, by periodically switching between the events being measured.</text:p>
      <text:p text:style-name="P2"/>
      <text:p text:style-name="P2"><text:span text:style-name="T39">3.</text:span><text:span text:style-name="T1"> Sample-Based Profiling:</text:span> The PMC subsystem provides a mechanism for sample-based profiling, which allows applications to collect data on the performance of a running program at regular intervals. This can be used to identify performance bottlenecks and optimize the program's performance.</text:p>
      <text:p text:style-name="P2"/>
      <text:p text:style-name="P2"><text:span text:style-name="T1">4. User Space Access:</text:span> The PMC subsystem provides APIs for user space applications to access the performance counters. This allows applications to collect performance data without requiring kernel access or special privileges.</text:p>
      <text:p text:style-name="P2"/>
      <text:p text:style-name="P2">Overall, performance counters are a powerful tool for analyzing and optimizing system and application performance, and the PMC subsystem provides a convenient and flexible interface for accessing them on Linux systems.</text:p>
      <text:p text:style-name="P2"/>
      <text:h text:style-name="P174" text:outline-level="3"><text:bookmark-start text:name="__RefHeading___Toc19510_3246040053"/><text:span text:style-name="T41">14.1.</text:span><text:span text:style-name="T39">1.</text:span><text:span text:style-name="T1"> Access to Hardware Performance Counters</text:span><text:bookmark-end text:name="__RefHeading___Toc19510_3246040053"/></text:h>
      <text:p text:style-name="P138"/>
      <text:p text:style-name="P111">Performance Monitoring Counters (PMC) are hardware features that allow software to monitor the performance of a processor or system. In Linux, the Performance Monitoring Unit (PMU) provides access to these counters, and applications can use them to monitor system performance and identify performance bottlenecks.</text:p>
      <text:p text:style-name="P111"/>
      <text:p text:style-name="P111">To access PMC in Linux, the following steps are typically required:</text:p>
      <text:p text:style-name="P111"/>
      <text:p text:style-name="P111"><text:span text:style-name="T1">1. Check Hardware Support:</text:span> First, it's important to check if the hardware supports PMC. Many modern processors have PMC support, but some older processors may not.</text:p>
      <text:p text:style-name="P111"/>
      <text:p text:style-name="P111"><text:span text:style-name="T1">2. Enable PMU:</text:span> The PMU must be enabled in the kernel to allow access to PMC. This can typically be done by enabling the "perf_events" kernel configuration option.</text:p>
      <text:p text:style-name="P111"/>
      <text:p text:style-name="P111"><text:span text:style-name="T1">3. Configure Access:</text:span> Access to PMC is controlled through the "perf_events" subsystem, which provides a user-friendly interface for accessing and configuring PMC. This can be done using the "perf" command-line tool or other tools that integrate with the perf_events subsystem.</text:p>
      <text:p text:style-name="P111"/>
      <text:p text:style-name="P111"><text:span text:style-name="T1">4. Set up Events:</text:span> PMC can be configured to monitor various events, such as instructions retired, cache misses, and branch mispredictions. These events can be selected using the "perf" tool and other configuration options.</text:p>
      <text:p text:style-name="P111"/>
      <text:p text:style-name="P111"><text:span text:style-name="T1">5. Collect Data:</text:span> Once PMC is configured, data can be collected using the "perf" tool or other performance analysis tools. This data can be used to identify performance bottlenecks, optimize code, and improve system performance.</text:p>
      <text:p text:style-name="P111"/>
      <text:p text:style-name="P111">Overall, access to PMC in Linux provides a powerful tool for performance analysis and optimization. However, it requires some knowledge of hardware and software performance monitoring and configuration, and may not be appropriate for all use cases.</text:p>
      <text:p text:style-name="P49"/>
      <text:h text:style-name="P174" text:outline-level="3"><text:bookmark-start text:name="__RefHeading___Toc19512_3246040053"/><text:span text:style-name="T41">14.1.</text:span><text:span text:style-name="T1">2. Multiplexing of Performance Counters</text:span><text:bookmark-end text:name="__RefHeading___Toc19512_3246040053"/></text:h>
      <text:p text:style-name="P138"/>
      <text:p text:style-name="P111">Multiplexing of performance counters refers to the technique of sharing a limited number of hardware performance counters across multiple software applications. This is necessary because modern processors typically have a limited number of hardware performance counters, and if each application used all of them, it could lead to resource contention and inaccurate performance measurements.</text:p>
      <text:p text:style-name="P111"/>
      <text:p text:style-name="P111">Linux provides support for performance counter multiplexing through the "perf_events" subsystem. When multiple applications attempt to use the same set of hardware performance counters, the Linux kernel automatically performs multiplexing to allocate counters to each application. The kernel dynamically assigns counters to each application, based on the application's configuration and the available counters. This allows multiple applications to use performance counters without interfering with each other.</text:p>
      <text:p text:style-name="P111"/>
      <text:p text:style-name="P111">To enable performance counter multiplexing in Linux, the following steps are typically required:</text:p>
      <text:p text:style-name="P111"/>
      <text:p text:style-name="P111"><text:span text:style-name="T1">1. Configure the Performance Counters:</text:span> Applications must configure the set of performance counters that they require, using the "perf" command-line tool or other tools that integrate with the "perf_events" subsystem.</text:p>
      <text:p text:style-name="P111"/>
      <text:p text:style-name="P111"><text:span text:style-name="T1">2. Monitor Counter Usage:</text:span> The Linux kernel keeps track of which performance counters are being used by each application, and dynamically assigns counters based on availability. Applications can monitor the status of their performance counters using the "perf" tool.</text:p>
      <text:p text:style-name="P111"/>
      <text:p text:style-name="P111"><text:span text:style-name="T1">3. Optimize Counter Usage:</text:span> To optimize performance counter usage, applications should configure their counters to monitor only the events that are most relevant to their performance analysis. This can help reduce the number of counters required and improve accuracy.</text:p>
      <text:p text:style-name="P111"/>
      <text:p text:style-name="P111">Overall, performance counter multiplexing in Linux provides a flexible and efficient way to share a limited number of hardware performance counters across multiple applications. It allows applications to accurately measure system performance without interfering with each other, and can help improve the overall performance of the system.</text:p>
      <text:p text:style-name="P138"/>
      <text:h text:style-name="P174" text:outline-level="3"><text:bookmark-start text:name="__RefHeading___Toc19514_3246040053"/><text:span text:style-name="T41">14.1.</text:span><text:span text:style-name="T39">3.</text:span><text:span text:style-name="T1"> Sample-Based Profiling</text:span><text:bookmark-end text:name="__RefHeading___Toc19514_3246040053"/></text:h>
      <text:p text:style-name="P138"/>
      <text:p text:style-name="P111">Sample-based profiling is a technique for monitoring system performance using hardware performance counters in a non-intrusive way. It works by periodically sampling the performance counters to measure various system events, such as CPU usage, cache misses, and memory access patterns. Sample-based profiling is a popular technique in Linux for performance analysis and optimization, as it provides accurate and low-overhead performance measurements without requiring the installation of additional software or instrumentation.</text:p>
      <text:p text:style-name="P111"/>
      <text:p text:style-name="P111">In Linux, sample-based profiling is typically performed using the "perf" tool and the "perf_events" subsystem. The following steps are typically involved in sample-based profiling using "perf":</text:p>
      <text:p text:style-name="P111"/>
      <text:p text:style-name="P111"><text:span text:style-name="T1">1. Configure the Performance Counters:</text:span> Applications must configure the set of performance counters that they require, using the "perf" command-line tool or other tools that integrate with the "perf_events" subsystem.</text:p>
      <text:p text:style-name="P111"/>
      <text:p text:style-name="P111"><text:span text:style-name="T1">2. Start Sampling:</text:span> The "perf" tool can be used to start the sampling process, which periodically samples the performance counters and records the results in a buffer.</text:p>
      <text:p text:style-name="P111"/>
      <text:p text:style-name="P111"><text:span text:style-name="T1">3. Analyze the Results:</text:span> Once the sampling is complete, the results can be analyzed using the "perf" tool or other analysis tools. This can provide insights into system performance, including the causes of performance bottlenecks and opportunities for optimization.</text:p>
      <text:p text:style-name="P111"/>
      <text:p text:style-name="P111">Sample-based profiling in Linux has a number of advantages over other profiling techniques. It is non-intrusive, meaning that it does not require modifications to the application code or additional instrumentation. It is also low-overhead, meaning that it has minimal impact on system performance, even during long-running profiling sessions. Finally, it is flexible, allowing users to configure the performance counters to monitor specific events or combinations of events, depending on their performance analysis needs.</text:p>
      <text:p text:style-name="P49"/>
      <text:h text:style-name="P174" text:outline-level="3"><text:bookmark-start text:name="__RefHeading___Toc19516_3246040053"/><text:span text:style-name="T41">14.1.</text:span><text:span text:style-name="T1">4. User Space Access</text:span><text:bookmark-end text:name="__RefHeading___Toc19516_3246040053"/></text:h>
      <text:p text:style-name="P138"/>
      <text:p text:style-name="P111">In Linux, performance counters can be accessed from user space programs using the "perf_events" subsystem. This allows developers to monitor system performance and optimize their applications without requiring kernel-level access or special privileges. User space access to performance counters is provided through the "perf" command-line tool, as well as through various programming interfaces such as the "perf_event_open" system call and the "libperf" library.</text:p>
      <text:p text:style-name="P111"/>
      <text:p text:style-name="P111">The "perf" command-line tool provides a simple and powerful way to access performance counters from user space. It can be used to configure the set of performance counters to monitor, start and stop the monitoring process, and analyze the results. For example, to monitor CPU cycles and cache misses for a specific program, the following command can be used:</text:p>
      <text:p text:style-name="P111"/>
      <text:p text:style-name="Preformatted_20_Text">perf stat -e cycles,cache-misses ./my_program</text:p>
      <text:p text:style-name="P111"/>
      <text:p text:style-name="P111">This command starts the "my_program" application and monitors the number of CPU cycles and cache misses that occur while it runs.</text:p>
      <text:p text:style-name="P111"/>
      <text:p text:style-name="P111">In addition to the "perf" tool, the "perf_events" subsystem provides a number of programming interfaces for accessing performance counters from user space. The "perf_event_open" system call can be used to create and configure a performance counter in user space, while the "libperf" library provides a higher-level interface for accessing performance counters.</text:p>
      <text:p text:style-name="P111"/>
      <text:p text:style-name="P111">User space access to performance counters in Linux has a number of advantages. It allows developers to monitor system performance and optimize their applications without requiring special privileges or kernel-level access. It is also flexible, allowing users to configure the set of performance counters to monitor specific events or combinations of events, depending on their performance analysis needs. Finally, it is non-intrusive, meaning that it does not require modifications to the application code or additional instrumentation.</text:p>
      <text:p text:style-name="P138"/>
      <text:p text:style-name="P138"/>
      <text:h text:style-name="P170" text:outline-level="2"><text:bookmark-start text:name="__RefHeading___Toc172045_3177406469"/>14.2. Tracepoints<text:bookmark-end text:name="__RefHeading___Toc172045_3177406469"/></text:h>
      <text:p text:style-name="P2"/>
      <text:p text:style-name="P2">Linux kernel tracepoints are a dynamic tracing framework that allows developers and administrators to monitor and trace various events that occur within the kernel. Tracepoints provide a way to insert lightweight instrumentation code into the kernel that can be enabled or disabled at runtime, without requiring a kernel rebuild.</text:p>
      <text:p text:style-name="P2"/>
      <text:p text:style-name="P2">Here are some concepts related to Linux kernel tracepoints:</text:p>
      <text:p text:style-name="P2"/>
      <text:p text:style-name="P2"><text:span text:style-name="T1">1. Tracepoint:</text:span> A tracepoint is a marker placed in the kernel code at a particular point of interest. When that point is reached, an event is generated containing data about the system state.</text:p>
      <text:p text:style-name="P2"/>
      <text:p text:style-name="P2"><text:span text:style-name="T1">2. Trace Event:</text:span> A trace event is a data structure that contains information about a specific point in the kernel code that was traced. It includes a timestamp, a unique identifier, and any additional data that was collected.</text:p>
      <text:p text:style-name="P2"/>
      <text:p text:style-name="P2"><text:span text:style-name="T1">3. Trace Buffer:</text:span> A trace buffer is a circular buffer used to store trace events. When the buffer fills up, new events overwrite the oldest events.</text:p>
      <text:p text:style-name="P2"/>
      <text:p text:style-name="P2"><text:span text:style-name="T1">4. Trace Session:</text:span> A trace session is a collection of trace buffers and associated metadata. It is created when tracing is started and terminated when tracing is stopped.</text:p>
      <text:p text:style-name="P2"/>
      <text:p text:style-name="P2"><text:span text:style-name="T1">5. Tracepoint Provider:</text:span> A tracepoint provider is a kernel module or subsystem that exposes one or more tracepoints for use by tracing tools.</text:p>
      <text:p text:style-name="P2"/>
      <text:p text:style-name="P2"><text:span text:style-name="T1">6. Tracepoint Consumer: </text:span>A tracepoint consumer is a tool or application that consumes trace events generated by tracepoints. Examples of tracepoint consumers include the LTTng tools, perf, and ftrace.</text:p>
      <text:p text:style-name="P2"/>
      <text:p text:style-name="P2"><text:span text:style-name="T1">7. Trace Data:</text:span> Trace data is the data collected by a tracepoint during the tracing session. It can include information about kernel function calls, system calls, interrupts, and other events of interest.</text:p>
      <text:p text:style-name="P2"/>
      <text:p text:style-name="P2"><text:span text:style-name="T1">8. Trace Analysis:</text:span> Trace analysis is the process of examining the trace data to identify patterns or anomalies that can help diagnose problems or improve system performance.</text:p>
      <text:p text:style-name="P2"/>
      <text:p text:style-name="P2">Overall, Linux kernel tracepoints provide a powerful way to instrument the kernel and gather data about its behavior at runtime, making it easier to diagnose problems and improve system performance.</text:p>
      <text:p text:style-name="P2"/>
      <text:h text:style-name="P174" text:outline-level="3"><text:bookmark-start text:name="__RefHeading___Toc19518_3246040053"/><text:span text:style-name="T42">14.2.</text:span><text:span text:style-name="T1">1. Tracepoint</text:span><text:bookmark-end text:name="__RefHeading___Toc19518_3246040053"/></text:h>
      <text:p text:style-name="P139"/>
      <text:p text:style-name="P112">In Linux, a tracepoint is a predefined point in the kernel code where tracing can be enabled to collect information about the system behavior. Tracepoints are a form of dynamic tracing, which allows users to monitor the kernel behavior in real-time without having to modify or recompile the kernel. Tracepoints are a powerful tool for debugging, performance tuning, and system analysis in Linux.</text:p>
      <text:p text:style-name="P112"/>
      <text:p text:style-name="P112">Tracepoints in Linux are defined using the Tracepoint Infrastructure (TIF), which is a set of macros and functions that enable developers to define and use tracepoints in the kernel code. Tracepoints can be added to the kernel code at compile time using the "TRACE_EVENT()" macro, which defines the name of the tracepoint and the parameters that will be collected when the tracepoint is hit. For example, the following code defines a tracepoint for monitoring file system reads:</text:p>
      <text:p text:style-name="P112"/>
      <text:p text:style-name="Preformatted_20_Text">TRACE_EVENT(file_read,</text:p>
      <text:p text:style-name="Preformatted_20_Text"><text:tab/>TP_PROTO(struct file *file, unsigned long count),</text:p>
      <text:p text:style-name="Preformatted_20_Text"><text:tab/>TP_ARGS(file, count),</text:p>
      <text:p text:style-name="Preformatted_20_Text"><text:tab/>TP_STRUCT__entry(</text:p>
      <text:p text:style-name="Preformatted_20_Text"><text:tab/><text:tab/>__field(ino_t, ino)</text:p>
      <text:p text:style-name="Preformatted_20_Text"><text:tab/><text:tab/>__field(unsigned long, count)</text:p>
      <text:p text:style-name="Preformatted_20_Text"><text:tab/><text:tab/>__string(name, file-&gt;f_path.dentry-&gt;d_name.name)</text:p>
      <text:p text:style-name="Preformatted_20_Text"><text:tab/>),</text:p>
      <text:p text:style-name="Preformatted_20_Text"><text:tab/>TP_fast_assign(</text:p>
      <text:p text:style-name="Preformatted_20_Text"><text:tab/><text:tab/>__entry-&gt;ino = file_inode(file)-&gt;i_ino;</text:p>
      <text:p text:style-name="Preformatted_20_Text"><text:tab/><text:tab/>__entry-&gt;count = count;</text:p>
      <text:p text:style-name="Preformatted_20_Text"><text:tab/><text:tab/>__assign_str(name, file-&gt;f_path.dentry-&gt;d_name.name);</text:p>
      <text:p text:style-name="Preformatted_20_Text"><text:tab/>),</text:p>
      <text:p text:style-name="Preformatted_20_Text"><text:tab/>TP_printk("ino=%lu count=%lu name=%s",</text:p>
      <text:p text:style-name="Preformatted_20_Text"><text:tab/><text:tab/> <text:s/>__entry-&gt;ino, __entry-&gt;count, __get_str(name))</text:p>
      <text:p text:style-name="Preformatted_20_Text">);</text:p>
      <text:p text:style-name="Preformatted_20_Text"/>
      <text:p text:style-name="P112">Once the tracepoint is defined, it can be enabled at runtime using the "trace-cmd" tool. For example, to enable the "file_read" tracepoint defined above, the following command can be used:</text:p>
      <text:p text:style-name="P112"/>
      <text:p text:style-name="Preformatted_20_Text">trace-cmd record -e file_read -p function</text:p>
      <text:p text:style-name="P112"/>
      <text:p text:style-name="P112">This command starts recording trace events for the "file_read" tracepoint, which will be triggered whenever a read operation is performed on a file system.</text:p>
      <text:p text:style-name="P112"/>
      <text:p text:style-name="P112">Tracepoints in Linux are a powerful tool for system analysis, as they provide a non-intrusive way to monitor kernel behavior in real-time. They can be used for a variety of purposes, such as debugging kernel crashes, analyzing performance bottlenecks, and monitoring system behavior for security purposes. Tracepoints can also be used in combination with other tracing tools, such as perf and ftrace, to provide a more complete view of system behavior.</text:p>
      <text:p text:style-name="P50"/>
      <text:p text:style-name="P151"/>
      <text:h text:style-name="P174" text:outline-level="3"><text:bookmark-start text:name="__RefHeading___Toc19520_3246040053"/><text:span text:style-name="T42">14.2.</text:span><text:span text:style-name="T1">2. Trace Event</text:span><text:bookmark-end text:name="__RefHeading___Toc19520_3246040053"/></text:h>
      <text:p text:style-name="P139"/>
      <text:p text:style-name="P112">In Linux, a trace event is a data structure that is emitted by a tracepoint when it is hit. A trace event contains information about the system behavior at the time the tracepoint was hit, such as the values of relevant variables, the execution context, and any other information that was collected by the tracepoint. Trace events are a key component of dynamic tracing in Linux, as they allow users to monitor the system behavior in real-time and collect data for analysis.</text:p>
      <text:p text:style-name="P112"/>
      <text:p text:style-name="P112">In Linux, trace events are defined using the Tracepoint Infrastructure (TIF), which provides a set of macros and functions for defining and using tracepoints in the kernel code. When a tracepoint is hit, the TIF generates a trace event based on the definition of the tracepoint. The trace event is then written to a circular buffer in memory, which can be read by user space tools such as "trace-cmd" or "perf".</text:p>
      <text:p text:style-name="P112"/>
      <text:p text:style-name="P112">The format of a trace event is defined using the TRACE_EVENT macro, which specifies the name of the event, the parameters to be collected, and the format in which the event data will be printed. </text:p>
      <text:p text:style-name="P112"/>
      <text:p text:style-name="P112">Trace events in Linux are a powerful tool for system analysis, as they allow users to monitor system behavior in real-time and collect data for analysis. They can be used for a variety of purposes, such as debugging kernel crashes, analyzing performance bottlenecks, and monitoring system behavior for security purposes. Trace events can also be used in combination with other tracing tools, such as perf and ftrace, to provide a more complete view of system behavior.</text:p>
      <text:p text:style-name="P50"/>
      <text:h text:style-name="P174" text:outline-level="3"><text:bookmark-start text:name="__RefHeading___Toc19522_3246040053"/><text:span text:style-name="T42">14.2.</text:span><text:span text:style-name="T1">3. Trace Buffer</text:span><text:bookmark-end text:name="__RefHeading___Toc19522_3246040053"/></text:h>
      <text:p text:style-name="P139"/>
      <text:p text:style-name="P112">In Linux, tracepoints are a mechanism for inserting instrumentation points into the kernel code to collect data about system behavior. When a tracepoint is hit, it generates a trace event, which contains information about the system behavior at that point in time. The trace events are stored in a trace buffer, which is a circular buffer in memory that can be read by user space tools for analysis.</text:p>
      <text:p text:style-name="P112"/>
      <text:p text:style-name="P112">The trace buffer in Linux is implemented using the ring buffer data structure, which is a circular buffer with a fixed size that overwrites old data when it reaches its limit. The trace buffer is divided into two main areas: the head and tail. The head points to the next available slot in the buffer, while the tail points to the oldest data in the buffer. When the head catches up to the tail, the buffer is considered full and the head wraps around to the beginning of the buffer, overwriting old data.</text:p>
      <text:p text:style-name="P112"/>
      <text:p text:style-name="P112">The size of the trace buffer can be configured using the "buffer_size_kb" parameter in the kernel command line. By default, the trace buffer size is set to 4 MB, but it can be increased or decreased depending on the amount of data that needs to be collected.</text:p>
      <text:p text:style-name="P112"/>
      <text:p text:style-name="P112">User space tools such as "trace-cmd" or "perf" can read the trace buffer and analyze the data collected by the tracepoints. The tools can filter the data based on various criteria, such as time range, process ID, and event type, and display the data in a human-readable format.</text:p>
      <text:p text:style-name="P112"/>
      <text:p text:style-name="P112">The trace buffer in Linux is a powerful tool for system analysis, as it allows users to collect data about system behavior in real-time and analyze it for various purposes, such as performance tuning, debugging, and security analysis. However, it is important to note that collecting too much data can impact system performance, so care should be taken when configuring tracepoints and trace buffers to avoid excessive overhead.</text:p>
      <text:p text:style-name="P50"/>
      <text:h text:style-name="P174" text:outline-level="3"><text:bookmark-start text:name="__RefHeading___Toc19524_3246040053"/><text:span text:style-name="T42">14.2.</text:span><text:span text:style-name="T1">4. Trace Session</text:span><text:bookmark-end text:name="__RefHeading___Toc19524_3246040053"/></text:h>
      <text:p text:style-name="P139"/>
      <text:p text:style-name="P112">In Linux, a trace session is a collection of trace events generated by one or more tracepoints during a specific time period. A trace session can be started and stopped using user space tools such as "trace-cmd" or "perf".</text:p>
      <text:p text:style-name="P112"/>
      <text:p text:style-name="P112">When a trace session is started, the user space tool configures the tracepoints and sets up the trace buffer to collect data. The tool can also specify various options for filtering and formatting the data, such as event type, time range, and output format.</text:p>
      <text:p text:style-name="P112"/>
      <text:p text:style-name="P112">During the trace session, trace events are generated whenever a tracepoint is hit. The events are stored in the trace buffer and can be analyzed in real-time or saved to a file for later analysis.</text:p>
      <text:p text:style-name="P112"/>
      <text:p text:style-name="P112">Once the trace session is complete, the user space tool can analyze the collected data and generate various reports and visualizations to help understand the system behavior. For example, the tool can generate graphs and histograms to show the frequency and distribution of events, or display the data in a tabular format to facilitate analysis.</text:p>
      <text:p text:style-name="P112"/>
      <text:p text:style-name="P112">Trace sessions can be useful for a variety of purposes, such as performance tuning, debugging, and security analysis. They allow users to collect data about system behavior in a controlled and reproducible manner, which can help isolate and diagnose issues. However, it is important to be mindful of the potential overhead introduced by tracepoints and to carefully configure them to avoid excessive performance impact.</text:p>
      <text:p text:style-name="P50"/>
      <text:h text:style-name="P174" text:outline-level="3"><text:bookmark-start text:name="__RefHeading___Toc19526_3246040053"/><text:span text:style-name="T42">14.2.</text:span><text:span text:style-name="T1">5. Tracepoint Provider</text:span><text:bookmark-end text:name="__RefHeading___Toc19526_3246040053"/></text:h>
      <text:p text:style-name="P139"/>
      <text:p text:style-name="P112">In Linux, a tracepoint provider is a module or subsystem that registers one or more tracepoints and generates trace events when the tracepoints are hit. The trace events provide information about the behavior of the subsystem and can be used for various purposes, such as performance analysis, debugging, and security auditing.</text:p>
      <text:p text:style-name="P112"/>
      <text:p text:style-name="P112">To register a tracepoint, a provider needs to define a unique identifier for the tracepoint and specify the format of the trace event. The format defines the fields that are included in the trace event and their data types. The fields can include various information such as function name, arguments, and return value.</text:p>
      <text:p text:style-name="P112"/>
      <text:p text:style-name="P112">Once the tracepoints are registered, the provider can use them to generate trace events whenever the corresponding code is executed. The trace events are stored in a trace buffer, which can be read and analyzed by user space tools.</text:p>
      <text:p text:style-name="P112"/>
      <text:p text:style-name="P112">Some examples of tracepoint providers in Linux include the "sched" subsystem, which provides tracepoints related to process scheduling, and the "net" subsystem, which provides tracepoints related to network traffic.</text:p>
      <text:p text:style-name="P112"/>
      <text:p text:style-name="P112">Tracepoint providers are an important mechanism for collecting data about system behavior in Linux. They allow developers and administrators to collect detailed information about specific subsystems and analyze it for various purposes. However, it is important to be mindful of the potential overhead introduced by tracepoints and to carefully configure them to avoid excessive performance impact.</text:p>
      <text:p text:style-name="P50"/>
      <text:h text:style-name="P174" text:outline-level="3"><text:bookmark-start text:name="__RefHeading___Toc19528_3246040053"/><text:span text:style-name="T42">14.2.</text:span><text:span text:style-name="T1">6. Tracepoint Consumer</text:span><text:bookmark-end text:name="__RefHeading___Toc19528_3246040053"/></text:h>
      <text:p text:style-name="P139"/>
      <text:p text:style-name="P112">In Linux, a tracepoint consumer is a tool or application that reads and analyzes trace events generated by one or more tracepoint providers. The consumer can be used for various purposes, such as performance analysis, debugging, and security auditing.</text:p>
      <text:p text:style-name="P112"/>
      <text:p text:style-name="P112">To consume trace events, a consumer needs to connect to the trace buffer and read the events as they are generated. The trace events are typically stored in a circular buffer, which means that old events may be overwritten by new events if the buffer becomes full.</text:p>
      <text:p text:style-name="P112"/>
      <text:p text:style-name="P112">Once the consumer has read the trace events, it can analyze them and generate various reports and visualizations to help understand the system behavior. For example, the consumer can generate graphs and histograms to show the frequency and distribution of events, or display the data in a tabular format to facilitate analysis.</text:p>
      <text:p text:style-name="P112"/>
      <text:p text:style-name="P112">Some examples of tracepoint consumers in Linux include the "trace-cmd" and "perf" tools. These tools allow users to configure and customize trace sessions, filter and format the data, and generate various reports and visualizations.</text:p>
      <text:p text:style-name="P112"/>
      <text:p text:style-name="P112">Tracepoint consumers are an important mechanism for collecting and analyzing data about system behavior in Linux. They allow developers and administrators to gain insight into specific subsystems and identify performance bottlenecks, resource leaks, and other issues. However, it is important to be mindful of the potential overhead introduced by tracepoints and to carefully configure them to avoid excessive performance impact.</text:p>
      <text:p text:style-name="P112"/>
      <text:h text:style-name="P174" text:outline-level="3"><text:bookmark-start text:name="__RefHeading___Toc19530_3246040053"/><text:span text:style-name="T42">14.2.</text:span><text:span text:style-name="T1">7. Trace Data</text:span><text:bookmark-end text:name="__RefHeading___Toc19530_3246040053"/></text:h>
      <text:p text:style-name="P139"/>
      <text:p text:style-name="P112">In Linux, trace data refers to the information generated by tracepoints and stored in the trace buffer. Trace data typically includes information about the behavior of the system or subsystem being traced, such as function calls, arguments, return values, and timestamps.</text:p>
      <text:p text:style-name="P112"/>
      <text:p text:style-name="P112">The format of trace data depends on the tracepoint provider that generated it. Each provider defines the format of its trace events, including the fields that are included in the event and their data types. For example, a tracepoint provider for the "sched" subsystem might define trace events that include fields such as process ID, CPU usage, and scheduling priority.</text:p>
      <text:p text:style-name="P112"/>
      <text:p text:style-name="P112">Trace data can be collected and analyzed using tracepoint consumers such as "trace-cmd" and "perf". These tools allow users to view and filter the trace data, generate various reports and visualizations, and perform statistical analysis.</text:p>
      <text:p text:style-name="P112"/>
      <text:p text:style-name="P112">Trace data is useful for various purposes, such as performance analysis, debugging, and security auditing. It can help developers and administrators identify performance bottlenecks, resource leaks, and other issues in the system. However, it is important to be mindful of the potential overhead introduced by tracepoints and to carefully configure them to avoid excessive performance impact.</text:p>
      <text:p text:style-name="P50"/>
      <text:p text:style-name="P151"/>
      <text:h text:style-name="P174" text:outline-level="3"><text:bookmark-start text:name="__RefHeading___Toc19532_3246040053"/><text:span text:style-name="T42">14.2.</text:span><text:span text:style-name="T1">8. Trace Analysis</text:span><text:bookmark-end text:name="__RefHeading___Toc19532_3246040053"/></text:h>
      <text:p text:style-name="P112"/>
      <text:p text:style-name="P112">In Linux, trace analysis refers to the process of collecting, filtering, and analyzing trace data generated by tracepoints. Trace analysis can be used for various purposes, such as performance analysis, debugging, and security auditing.</text:p>
      <text:p text:style-name="P112"/>
      <text:p text:style-name="P112">The analysis of trace data typically involves several steps, such as:</text:p>
      <text:p text:style-name="P112"/>
      <text:p text:style-name="P112"><text:span text:style-name="T1">1. Collecting Trace Data:</text:span> Trace data is generated by tracepoints and stored in the trace buffer. Trace consumers such as "trace-cmd" and "perf" can be used to read and collect the trace data.</text:p>
      <text:p text:style-name="P112"/>
      <text:p text:style-name="P112"><text:span text:style-name="T1">2. Filtering Trace Data:</text:span> Trace data can be quite voluminous, so it is often necessary to filter it to focus on the relevant information. Trace consumers typically allow users to define filters based on various criteria such as process ID, CPU usage, and time period.</text:p>
      <text:p text:style-name="P112"/>
      <text:p text:style-name="P112"><text:span text:style-name="T1">3. Analyzing Trace Data:</text:span> Once the trace data has been collected and filtered, it can be analyzed to gain insight into the behavior of the system. Trace consumers often provide various tools for visualizing and analyzing trace data, such as graphs, histograms, and tables.</text:p>
      <text:p text:style-name="P112"/>
      <text:p text:style-name="P112"><text:span text:style-name="T1">4. Identifying Performance Issues:</text:span> By analyzing the trace data, developers and administrators can identify performance bottlenecks, resource leaks, and other issues in the system.</text:p>
      <text:p text:style-name="P112"/>
      <text:p text:style-name="P112">Trace analysis is an important mechanism for understanding and improving the performance of Linux systems. It allows developers and administrators to gain insight into the behavior of specific subsystems and identify issues that might otherwise be difficult to diagnose. However, it is important to be mindful of the potential overhead introduced by tracepoints and to carefully configure them to avoid excessive performance impact.</text:p>
      <text:h text:style-name="P170" text:outline-level="2"><text:bookmark-start text:name="__RefHeading___Toc172047_3177406469"/>14.3. Kernel Profiling<text:bookmark-end text:name="__RefHeading___Toc172047_3177406469"/></text:h>
      <text:p text:style-name="P2"/>
      <text:p text:style-name="P2">Profiling in the Linux kernel refers to the process of monitoring and analyzing the performance of the kernel and its various components. This is typically done to identify bottlenecks and areas for optimization. Profiling involves measuring various metrics such as execution time, frequency of function calls, and memory usage.</text:p>
      <text:p text:style-name="P2"/>
      <text:p text:style-name="P2">There are several tools and techniques available for profiling the Linux kernel. Here are some of the commonly used methods:</text:p>
      <text:p text:style-name="P2"/>
      <text:p text:style-name="P2"><text:span text:style-name="T1">1. Systemtap:</text:span> Systemtap is a powerful and flexible performance monitoring tool for the Linux kernel. It allows users to write scripts that can be used to trace and analyze kernel activity in real-time. Systemtap uses dynamic tracing technology to capture data without the need to recompile the kernel.</text:p>
      <text:p text:style-name="P2"/>
      <text:p text:style-name="P2"><text:span text:style-name="T1">2. Perf:</text:span> Perf is a profiling tool that is built into the Linux kernel. It can be used to measure a wide range of performance metrics, including CPU usage, memory usage, and I/O activity. Perf uses hardware performance counters to collect data, and can generate detailed reports in a variety of formats.</text:p>
      <text:p text:style-name="P2"/>
      <text:p text:style-name="P2"><text:span text:style-name="T1">3. Ftrace:</text:span> Ftrace is a built-in tracing framework that is available in the Linux kernel. It allows users to trace the execution of kernel functions and events, and generate detailed reports that can be used for profiling and optimization.</text:p>
      <text:p text:style-name="P2"/>
      <text:p text:style-name="P2"><text:span text:style-name="T1">4. Oprofile:</text:span> Oprofile is a profiling tool that can be used to measure CPU usage in the Linux kernel. It uses hardware performance counters to collect data, and can generate detailed reports that show which functions are using the most CPU time.</text:p>
      <text:p text:style-name="P2"/>
      <text:p text:style-name="P2"><text:span text:style-name="T1">5. Kprobes:</text:span> Kprobes is a kernel debugging tool that can be used for profiling. It allows users to insert probes into the kernel code to collect data on function calls and other events. Kprobes can be used to trace the execution of specific functions or modules in the kernel.</text:p>
      <text:p text:style-name="P2"/>
      <text:p text:style-name="P2"><text:span text:style-name="T1">6. KernelShark:</text:span> KernelShark is a graphical user interface for viewing and analyzing trace data collected by Ftrace. It provides a user-friendly way to visualize kernel activity and identify performance issues.</text:p>
      <text:p text:style-name="P2"/>
      <text:p text:style-name="P2"><text:span text:style-name="T1">7. Valgrind:</text:span> Valgrind is a debugging and profiling tool that is widely used in the Linux community. It provides a suite of tools for analyzing and profiling the performance of programs, including a memory profiler, a cache profiler, and a call graph profiler.</text:p>
      <text:p text:style-name="P2"/>
      <text:p text:style-name="P2">Overall, profiling is an important tool for kernel developers and system administrators. By monitoring and analyzing kernel performance, it is possible to identify and fix performance bottlenecks, and optimize the overall performance of the system.</text:p>
      <text:p text:style-name="P2"/>
      <text:h text:style-name="P174" text:outline-level="3"><text:bookmark-start text:name="__RefHeading___Toc19534_3246040053"/><text:span text:style-name="T43">14.3.</text:span><text:span text:style-name="T1">1. Systemtap</text:span><text:bookmark-end text:name="__RefHeading___Toc19534_3246040053"/></text:h>
      <text:p text:style-name="P140"/>
      <text:p text:style-name="P113">SystemTap is a powerful tool for profiling and diagnosing performance issues in the Linux kernel. It allows users to write scripts that can monitor and analyze various kernel events and functions, as well as system calls and user-space processes.</text:p>
      <text:p text:style-name="P113"/>
      <text:p text:style-name="P113">Here are some steps for profiling the Linux kernel using SystemTap:</text:p>
      <text:p text:style-name="P113"/>
      <text:p text:style-name="P113"><text:span text:style-name="T1">1. Install SystemTap:</text:span> SystemTap is available in most Linux distributions. You can install it using your distribution's package manager.</text:p>
      <text:p text:style-name="P113"/>
      <text:p text:style-name="P113"><text:span text:style-name="T1">2. Write a SystemTap </text:span><text:span text:style-name="T44">S</text:span><text:span text:style-name="T1">cript:</text:span> SystemTap scripts are written in a high-level scripting language that is easy to learn and use. You can use the SystemTap script language to define probes, which are the entry points into the kernel code that you want to monitor. Probes can be defined for kernel functions, system calls, and other events.</text:p>
      <text:p text:style-name="P113"/>
      <text:p text:style-name="P113"><text:span text:style-name="T1">3. Compile the SystemTap </text:span><text:span text:style-name="T44">S</text:span><text:span text:style-name="T1">cript:</text:span> Once you have written the SystemTap script, you need to compile it using the "stap" command. This will generate a kernel module that can be loaded into the kernel.</text:p>
      <text:p text:style-name="P113"/>
      <text:p text:style-name="P113"><text:span text:style-name="T1">4. Load the SystemTap </text:span><text:span text:style-name="T44">M</text:span><text:span text:style-name="T1">odule:</text:span> After the SystemTap module has been compiled, you can load it into the kernel using the "staprun" command.</text:p>
      <text:p text:style-name="P113"/>
      <text:p text:style-name="P113"><text:span text:style-name="T1">5. Run the SystemTap </text:span><text:span text:style-name="T44">S</text:span><text:span text:style-name="T1">cript:</text:span> Once the SystemTap module has been loaded into the kernel, you can run the SystemTap script using the "stap" command. This will start monitoring the kernel events and functions that you have defined in your script.</text:p>
      <text:p text:style-name="P113"/>
      <text:p text:style-name="P113"><text:span text:style-name="T1">6. Analyze the </text:span><text:span text:style-name="T44">R</text:span><text:span text:style-name="T1">esults:</text:span> After the SystemTap script has finished running, you can analyze the results to identify performance issues and other problems in the kernel. SystemTap provides a wide range of tools for analyzing and visualizing the data that is collected during profiling.</text:p>
      <text:p text:style-name="P113"/>
      <text:p text:style-name="P113">Using SystemTap for kernel profiling can be a powerful tool for identifying and diagnosing performance issues in the Linux kernel. However, it is important to be careful when using SystemTap, as it can introduce additional overhead and potentially impact system performance.</text:p>
      <text:p text:style-name="P51"/>
      <text:p text:style-name="P152"/>
      <text:h text:style-name="P174" text:outline-level="3"><text:bookmark-start text:name="__RefHeading___Toc19536_3246040053"/><text:span text:style-name="T43">14.3.</text:span><text:span text:style-name="T1">2. Perf</text:span><text:bookmark-end text:name="__RefHeading___Toc19536_3246040053"/></text:h>
      <text:p text:style-name="P140"/>
      <text:p text:style-name="P113">Perf is a Linux kernel profiling tool that provides a powerful set of features for profiling and analyzing system performance. It allows users to monitor a wide range of system events, such as CPU usage, memory allocation, disk I/O, and network activity.</text:p>
      <text:p text:style-name="P113"/>
      <text:p text:style-name="P113">Here are some steps for profiling the Linux kernel using Perf:</text:p>
      <text:p text:style-name="P113"/>
      <text:p text:style-name="P113"><text:span text:style-name="T1">1. Install Perf:</text:span> Perf is available in most Linux distributions. You can install it using your distribution's package manager.</text:p>
      <text:p text:style-name="P113"/>
      <text:p text:style-name="P113"><text:span text:style-name="T1">2. Start </text:span><text:span text:style-name="T44">P</text:span><text:span text:style-name="T1">rofiling:</text:span> To start profiling, use the "perf record" command. This will record system events and store them in a file for analysis.</text:p>
      <text:p text:style-name="P113"/>
      <text:p text:style-name="P113"><text:span text:style-name="T1">3. Stop </text:span><text:span text:style-name="T44">P</text:span><text:span text:style-name="T1">rofiling:</text:span> Once you have collected enough data, use the "perf stop" command to stop profiling.</text:p>
      <text:p text:style-name="P113"/>
      <text:p text:style-name="P113"><text:span text:style-name="T1">4. Analyze the </text:span><text:span text:style-name="T44">R</text:span><text:span text:style-name="T1">esults:</text:span> After you have stopped profiling, use the "perf report" command to analyze the results. This will display a summary of the system events that were recorded during profiling. You can also use the "perf script" command to generate a detailed report of the system events.</text:p>
      <text:p text:style-name="P113"/>
      <text:p text:style-name="P113">Perf provides a wide range of options for customizing profiling, such as specifying which system events to monitor, setting sampling rates, and filtering events based on specific criteria.</text:p>
      <text:p text:style-name="P113"/>
      <text:p text:style-name="P113">Perf also integrates with other tools for further analysis, such as the FlameGraph tool for visualizing CPU usage and the perf-map-agent tool for mapping system calls to functions in shared libraries.</text:p>
      <text:p text:style-name="P113"/>
      <text:p text:style-name="P113">Using Perf for kernel profiling can be a powerful tool for identifying and diagnosing performance issues in the Linux kernel. However, it is important to be careful when using Perf, as it can introduce additional overhead and potentially impact system performance.</text:p>
      <text:p text:style-name="P51"/>
      <text:h text:style-name="P174" text:outline-level="3"><text:bookmark-start text:name="__RefHeading___Toc19538_3246040053"/><text:span text:style-name="T43">14.3.</text:span><text:span text:style-name="T1">3. Ftrace</text:span><text:bookmark-end text:name="__RefHeading___Toc19538_3246040053"/></text:h>
      <text:p text:style-name="P140"/>
      <text:p text:style-name="P113">Ftrace is a Linux kernel tracing infrastructure that provides a lightweight and flexible way to trace kernel events and functions. It allows users to monitor and analyze kernel activity in real-time, as well as record events for later analysis.</text:p>
      <text:p text:style-name="P113"/>
      <text:p text:style-name="P113">Here are some steps for profiling the Linux kernel using Ftrace:</text:p>
      <text:p text:style-name="P113"/>
      <text:p text:style-name="P113"><text:span text:style-name="T1">1. Enable Ftrace:</text:span> Ftrace is included in the Linux kernel and can be enabled by modifying the kernel configuration and recompiling the kernel. Alternatively, some Linux distributions provide Ftrace as a kernel module that can be loaded at runtime.</text:p>
      <text:p text:style-name="P113"/>
      <text:p text:style-name="P113"><text:span text:style-name="T1">2. Choose Events to Trace:</text:span> Ftrace provides a wide range of events that can be traced, such as kernel functions, system calls, interrupts, and scheduler events. You can use the "trace-cmd list" command to list the available events.</text:p>
      <text:p text:style-name="P113"/>
      <text:p text:style-name="P113"><text:span text:style-name="T1">3. Start Tracing:</text:span> To start tracing, use the "trace-cmd start" command. This will enable tracing for the specified events.</text:p>
      <text:p text:style-name="P113"/>
      <text:p text:style-name="P113"><text:span text:style-name="T1">4. Stop Tracing:</text:span> Once you have collected enough data, use the "trace-cmd stop" command to stop tracing.</text:p>
      <text:p text:style-name="P113"/>
      <text:p text:style-name="P113"><text:span text:style-name="T1">5. Analyze the Results:</text:span> After you have stopped tracing, use the "trace-cmd report" command to analyze the results. This will display a summary of the kernel events that were traced during profiling. You can also use the "trace-cmd record" command to save the trace data to a file for later analysis.</text:p>
      <text:p text:style-name="P113"/>
      <text:p text:style-name="P113">Ftrace provides a wide range of options for customizing tracing, such as specifying which events to trace, setting filter criteria, and adding custom tracepoints.</text:p>
      <text:p text:style-name="P113"/>
      <text:p text:style-name="P113">Ftrace also integrates with other tools for further analysis, such as the trace-cmd dump command for visualizing trace data and the kernelshark tool for visualizing and analyzing the trace data.</text:p>
      <text:p text:style-name="P113"/>
      <text:p text:style-name="P113">Using Ftrace for kernel profiling can be a powerful tool for identifying and diagnosing performance issues in the Linux kernel. However, it is important to be careful when using Ftrace, as it can introduce additional overhead and potentially impact system performance.</text:p>
      <text:p text:style-name="P51"/>
      <text:p text:style-name="P152"/>
      <text:h text:style-name="P174" text:outline-level="3"><text:bookmark-start text:name="__RefHeading___Toc19540_3246040053"/><text:span text:style-name="T43">14.3.</text:span><text:span text:style-name="T1">4. Oprofile</text:span><text:bookmark-end text:name="__RefHeading___Toc19540_3246040053"/></text:h>
      <text:p text:style-name="P140"/>
      <text:p text:style-name="P113">OProfile is a Linux kernel profiling tool that provides a flexible and powerful way to analyze system performance. It allows users to monitor and analyze system events, such as CPU usage, memory allocation, and disk I/O.</text:p>
      <text:p text:style-name="P113"/>
      <text:p text:style-name="P113">Here are some steps for profiling the Linux kernel using OProfile:</text:p>
      <text:p text:style-name="P113"/>
      <text:p text:style-name="P113"><text:span text:style-name="T1">1. Install OProfile: </text:span>OProfile is available in most Linux distributions. You can install it using your distribution's package manager.</text:p>
      <text:p text:style-name="P113"/>
      <text:p text:style-name="P113"><text:span text:style-name="T1">2. Configure OProfile:</text:span> Once OProfile is installed, you need to configure it to specify which events to monitor. This is done by creating a configuration file in the "/usr/local/share/oprofile" directory.</text:p>
      <text:p text:style-name="P113"/>
      <text:p text:style-name="P113"><text:span text:style-name="T1">3. Start Profiling:</text:span> To start profiling, use the "opcontrol --start" command. This will start monitoring the specified events.</text:p>
      <text:p text:style-name="P113"/>
      <text:p text:style-name="P113"><text:span text:style-name="T1">4. Stop Profiling:</text:span> Once you have collected enough data, use the "opcontrol --shutdown" command to stop profiling.</text:p>
      <text:p text:style-name="P113"/>
      <text:p text:style-name="P113"><text:span text:style-name="T1">5. Analyze the Results: </text:span>After you have stopped profiling, use the "opreport" command to analyze the results. This will display a summary of the system events that were recorded during profiling. You can also use the "opannotate" command to generate a detailed report of the system events.</text:p>
      <text:p text:style-name="P113"/>
      <text:p text:style-name="P113">OProfile provides a wide range of options for customizing profiling, such as specifying which system events to monitor, setting sampling rates, and filtering events based on specific criteria.</text:p>
      <text:p text:style-name="P113"/>
      <text:p text:style-name="P113">OProfile also integrates with other tools for further analysis, such as the KCachegrind tool for visualizing performance data.</text:p>
      <text:p text:style-name="P113"/>
      <text:p text:style-name="P113">Using OProfile for kernel profiling can be a powerful tool for identifying and diagnosing performance issues in the Linux kernel. However, it is important to be careful when using OProfile, as it can introduce additional overhead and potentially impact system performance.</text:p>
      <text:p text:style-name="P51"/>
      <text:h text:style-name="P174" text:outline-level="3"><text:bookmark-start text:name="__RefHeading___Toc19542_3246040053"/><text:span text:style-name="T43">14.3.</text:span><text:span text:style-name="T1">5. Kprobes</text:span><text:bookmark-end text:name="__RefHeading___Toc19542_3246040053"/></text:h>
      <text:p text:style-name="P140"/>
      <text:p text:style-name="P113">Kprobes is a kernel debugging mechanism that allows developers to dynamically instrument kernel code with probes (i.e., breakpoints) without modifying the kernel source code. It can be used for a variety of purposes, such as performance analysis, debugging, and tracing.</text:p>
      <text:p text:style-name="P113"/>
      <text:p text:style-name="P113">Here are some steps for profiling the Linux kernel using kprobes:</text:p>
      <text:p text:style-name="P113"/>
      <text:p text:style-name="P113"><text:span text:style-name="T1">1. Identify the Kernel Functions or Code Paths That You Want to Profile:</text:span> Before you can use kprobes to profile the kernel, you need to identify the specific functions or code paths that you want to target.</text:p>
      <text:p text:style-name="P113"/>
      <text:p text:style-name="P113"><text:span text:style-name="T1">2. Create a Kprobe:</text:span> Once you have identified the functions or code paths to target, you can create a kprobe using the "register_kprobe" function in the kernel code.</text:p>
      <text:p text:style-name="P113"/>
      <text:p text:style-name="P113"><text:span text:style-name="T1">3. Configure the Kprobe:</text:span> Once you have created the kprobe, you need to configure it by specifying the function or code path to target, as well as the action to take when the kprobe is hit (e.g., print a message, collect data).</text:p>
      <text:p text:style-name="P113"/>
      <text:p text:style-name="P113"><text:span text:style-name="T1">4. Enable the Kprobe:</text:span> Once the kprobe is configured, you need to enable it using the "enable_kprobe" function.</text:p>
      <text:p text:style-name="P113"/>
      <text:p text:style-name="P113"><text:span text:style-name="T1">5. Collect Data:</text:span> Once the kprobe is enabled, it will trigger whenever the target function or code path is executed. You can use the kprobe to collect data, such as the number of times the function is called, the execution time, and any relevant variables.</text:p>
      <text:p text:style-name="P113"/>
      <text:p text:style-name="P113"><text:span text:style-name="T1">6. Disable and Remove the Kprobe:</text:span> Once you have collected the data you need, you can disable and remove the kprobe using the "disable_kprobe" and "unregister_kprobe" functions, respectively.</text:p>
      <text:p text:style-name="P113"/>
      <text:p text:style-name="P113">Kprobes provides a flexible and powerful way to profile kernel code in Linux. However, it requires some knowledge of kernel development and can introduce additional overhead and potentially impact system performance.</text:p>
      <text:p text:style-name="P51"/>
      <text:h text:style-name="P174" text:outline-level="3"><text:bookmark-start text:name="__RefHeading___Toc19544_3246040053"/><text:span text:style-name="T43">14.3.</text:span><text:span text:style-name="T1">6. KernelShark</text:span><text:bookmark-end text:name="__RefHeading___Toc19544_3246040053"/></text:h>
      <text:p text:style-name="P140"/>
      <text:p text:style-name="P113">KernelShark is a graphical user interface tool for analyzing and visualizing kernel trace data. It is part of the Linux Trace Toolkit (LTTng) project and works with trace data generated by LTTng.</text:p>
      <text:p text:style-name="P113"/>
      <text:p text:style-name="P113">KernelShark provides a variety of features for analyzing and visualizing kernel trace data, including:</text:p>
      <text:p text:style-name="P113"/>
      <text:p text:style-name="P113"><text:span text:style-name="T1">1. Trace Filtering:</text:span> KernelShark allows you to filter trace data based on various criteria, such as process ID, CPU, and time range.</text:p>
      <text:p text:style-name="P113"/>
      <text:p text:style-name="P113"><text:span text:style-name="T1">2. Graphical Display:</text:span> KernelShark provides a graphical display of trace data, allowing you to see how different events relate to each other over time.</text:p>
      <text:p text:style-name="P113"/>
      <text:p text:style-name="P113"><text:span text:style-name="T1">3. Timeline View:</text:span> KernelShark provides a timeline view that allows you to see how events are distributed over time, which can help you identify performance issues and bottlenecks.</text:p>
      <text:p text:style-name="P113"/>
      <text:p text:style-name="P113"><text:span text:style-name="T1">4. Event Statistics:</text:span> KernelShark provides various statistics about trace events, such as the number of events, event duration, and event frequency.</text:p>
      <text:p text:style-name="P113"/>
      <text:p text:style-name="P113"><text:span text:style-name="T1">5. Customizable Visualization:</text:span> KernelShark provides a customizable visualization engine that allows you to create your own visualizations of trace data.</text:p>
      <text:p text:style-name="P113"/>
      <text:p text:style-name="P113">Overall, KernelShark is a powerful tool for analyzing and visualizing kernel trace data. It can be particularly useful for identifying performance issues and understanding how different parts of the kernel interact with each other. However, it does require some knowledge of kernel tracing and can take some time to learn to use effectively.</text:p>
      <text:p text:style-name="P51"/>
      <text:h text:style-name="P174" text:outline-level="3"><text:bookmark-start text:name="__RefHeading___Toc19546_3246040053"/><text:span text:style-name="T43">14.3.</text:span><text:span text:style-name="T1">7. Valgrind</text:span><text:bookmark-end text:name="__RefHeading___Toc19546_3246040053"/></text:h>
      <text:p text:style-name="P140"/>
      <text:p text:style-name="P113">Valgrind is a dynamic analysis tool that can be used to profile Linux kernel code. It is primarily designed for user-space applications, but it can also be used to profile kernel code by running the kernel in a virtual machine and analyzing the virtual machine's execution.</text:p>
      <text:p text:style-name="P113"/>
      <text:p text:style-name="P113">To use Valgrind for profiling kernel code, you need to perform the following steps:</text:p>
      <text:p text:style-name="P113"/>
      <text:p text:style-name="P113"><text:span text:style-name="T1">1. Configure the Kernel for Valgrind:</text:span> To profile kernel code with Valgrind, you need to configure the kernel to run in a virtual machine. This involves creating a disk image, installing a bootloader, and configuring the kernel to run in a virtual machine.</text:p>
      <text:p text:style-name="P113"/>
      <text:p text:style-name="P113"><text:span text:style-name="T1">2. Start Valgrind:</text:span> Once the kernel is configured for Valgrind, you can start Valgrind by running the following command:</text:p>
      <text:p text:style-name="P113"/>
      <text:p text:style-name="Preformatted_20_Text">valgrind --trace-vm=yes --trace-children=yes /path/to/kernel</text:p>
      <text:p text:style-name="P113"/>
      <text:p text:style-name="P113">This tells Valgrind to trace the execution of the virtual machine and any child processes that it spawns.</text:p>
      <text:p text:style-name="P113"/>
      <text:p text:style-name="P113"><text:span text:style-name="T1">3. Collect Profiling Data:</text:span> While the kernel is running under Valgrind, Valgrind will collect profiling data, such as memory usage, cache behavior, and execution time.</text:p>
      <text:p text:style-name="P113"/>
      <text:p text:style-name="P113"><text:span text:style-name="T1">4. Analyze the Profiling Data:</text:span> Once you have collected the profiling data, you can analyze it using Valgrind's built-in analysis tools or by exporting the data to a file and analyzing it with external tools.</text:p>
      <text:p text:style-name="P113"/>
      <text:p text:style-name="P113">Valgrind can be a powerful tool for profiling kernel code, but it requires a significant amount of setup and configuration. Additionally, the performance overhead of running the kernel in a virtual machine can be significant, which can make it impractical for some use cases. As such, Valgrind may not be the best choice for all kernel profiling tasks.</text:p>
      <text:p text:style-name="P140"/>
      <text:h text:style-name="P170" text:outline-level="2"><text:bookmark-start text:name="__RefHeading___Toc172049_3177406469"/>14.4. Dynamic Tracing<text:bookmark-end text:name="__RefHeading___Toc172049_3177406469"/></text:h>
      <text:p text:style-name="P2"/>
      <text:p text:style-name="P2">Dynamic Tracing is a technique for instrumenting a running Linux system in order to collect data about its behavior. It involves inserting probes into the kernel or user-space programs at runtime to collect data about system calls, function calls, and other events of interest. Here's a more detailed overview of how dynamic tracing works:</text:p>
      <text:p text:style-name="P2"/>
      <text:p text:style-name="P2"><text:span text:style-name="T1">1. Instrumentation Points:</text:span> The first step in dynamic tracing is to identify the points in the system where probes should be inserted. This can include kernel functions, system calls, user-space libraries, and other points of interest.</text:p>
      <text:p text:style-name="P2"/>
      <text:p text:style-name="P2"><text:span text:style-name="T1">2. Probe Definition:</text:span> Once the instrumentation points have been identified, the next step is to define the probes. This involves writing a script that defines the probe, including its location, the data to be collected, and any actions that should be taken when the probe fires.</text:p>
      <text:p text:style-name="P2"/>
      <text:p text:style-name="P2"><text:span text:style-name="T1">3. Probe Insertion: </text:span>Once the probes have been defined, they can be inserted into the running system using a dynamic tracing tool. This typically involves attaching the tool to a running process or system and enabling the probes.</text:p>
      <text:p text:style-name="P2"/>
      <text:p text:style-name="P2"><text:span text:style-name="T1">4. Data Collection:</text:span> Once the probes have been enabled, they will begin collecting data about the system's behavior. This data can include function arguments, return values, system call parameters, and other information of interest.</text:p>
      <text:p text:style-name="P2"/>
      <text:p text:style-name="P2"><text:span text:style-name="T1">5. Trace Buffer:</text:span> The collected data is stored in a trace buffer, which is typically a circular buffer that overwrites old data when it fills up. The size of the buffer can be adjusted to balance the need for collecting data with the impact on system performance.</text:p>
      <text:p text:style-name="P2"/>
      <text:p text:style-name="P2"><text:span text:style-name="T1">6. Data Analysis:</text:span> Once the data has been collected, it can be analyzed using a variety of tools and techniques. This can include visualizations, statistical analysis, or more complex machine learning algorithms. The goal of analysis is to identify patterns or anomalies in the data that can help diagnose problems or improve system performance.</text:p>
      <text:p text:style-name="P2"/>
      <text:p text:style-name="P2">Some popular dynamic tracing tools for Linux include BPF (Berkeley Packet Filter), DTrace, and SystemTap. These tools use scripting languages to define the probes and collect data, and provide a range of features for analyzing and visualizing the collected data.</text:p>
      <text:p text:style-name="P2"/>
      <text:p text:style-name="P2">Overall, dynamic tracing is a powerful technique for monitoring and understanding the behavior of a running Linux system. It allows users to collect detailed information about system activity and diagnose problems in real-time, making it an essential tool for system administrators and developers.</text:p>
      <text:p text:style-name="P2"/>
      <text:h text:style-name="P174" text:outline-level="3"><text:bookmark-start text:name="__RefHeading___Toc19548_3246040053"/><text:span text:style-name="T45">14.4.</text:span><text:span text:style-name="T1">1. Instrumentation Points</text:span><text:bookmark-end text:name="__RefHeading___Toc19548_3246040053"/></text:h>
      <text:p text:style-name="P141"/>
      <text:p text:style-name="P114">Instrumentation points are specific locations in code where an event occurs that can be traced or monitored. In Linux dynamic tracing, there are several types of instrumentation points that can be used to place dynamic tracepoints:</text:p>
      <text:p text:style-name="P114"/>
      <text:p text:style-name="P114"><text:span text:style-name="T1">1. Function Entry/Exit: </text:span>These instrumentation points are placed at the beginning and end of a function and allow you to trace the function calls in the system.</text:p>
      <text:p text:style-name="P114"/>
      <text:p text:style-name="P114"><text:span text:style-name="T1">2. System Calls:</text:span> These instrumentation points allow you to trace the system calls made by the system and their parameters.</text:p>
      <text:p text:style-name="P114"/>
      <text:p text:style-name="P114"><text:span text:style-name="T1">3. Kernel Events:</text:span> These instrumentation points are placed within the kernel code and allow you to trace the behavior of the kernel.</text:p>
      <text:p text:style-name="P114"/>
      <text:p text:style-name="P114"><text:span text:style-name="T1">4. User-Space Events:</text:span> These instrumentation points are placed within user-space code and allow you to trace the behavior of user-space applications.</text:p>
      <text:p text:style-name="P114"/>
      <text:p text:style-name="P114"><text:span text:style-name="T1">5. Signal Handling:</text:span> These instrumentation points allow you to trace the signals that are sent to a process and the actions taken in response to those signals.</text:p>
      <text:p text:style-name="P114"/>
      <text:p text:style-name="P114"><text:span text:style-name="T1">6. Memory Allocation:</text:span> These instrumentation points allow you to trace the allocation and deallocation of memory in the system.</text:p>
      <text:p text:style-name="P114"/>
      <text:p text:style-name="P114"><text:span text:style-name="T1">7. File System Events:</text:span> These instrumentation points allow you to trace the file system operations performed by the system, such as file reads and writes.</text:p>
      <text:p text:style-name="P114"/>
      <text:p text:style-name="P114"><text:span text:style-name="T1">8. Network Events:</text:span> These instrumentation points allow you to trace the network activity of the system, such as incoming and outgoing network packets.</text:p>
      <text:p text:style-name="P114"/>
      <text:p text:style-name="P114">By placing dynamic tracepoints at these instrumentation points, you can monitor the behavior of the system and gain valuable insights into its operation. Dynamic tracing provides a flexible and powerful way to monitor the system and diagnose issues that may be impacting its performance or security.</text:p>
      <text:p text:style-name="P52"/>
      <text:h text:style-name="P174" text:outline-level="3"><text:bookmark-start text:name="__RefHeading___Toc19550_3246040053"/><text:span text:style-name="T45">14.4.</text:span><text:span text:style-name="T1">2. Probe Definition</text:span><text:bookmark-end text:name="__RefHeading___Toc19550_3246040053"/></text:h>
      <text:p text:style-name="P114"/>
      <text:p text:style-name="P114">In Linux dynamic tracing, a probe definition is a specification that defines the location in the code where a dynamic tracepoint should be placed. A probe definition typically consists of the following elements:</text:p>
      <text:p text:style-name="P114"/>
      <text:p text:style-name="P114"><text:span text:style-name="T1">1. Probe Type:</text:span> The probe type specifies the type of probe to be placed. The most common probe types are kprobe (kernel probe) and uprobe (user-space probe).</text:p>
      <text:p text:style-name="P114"/>
      <text:p text:style-name="P114"><text:span text:style-name="T1">2. Probe Point:</text:span> The probe point specifies the location in the code where the dynamic tracepoint should be placed. This can be a function name, an address in memory, or a symbol.</text:p>
      <text:p text:style-name="P114"/>
      <text:p text:style-name="P114"><text:span text:style-name="T1">3. Event Type:</text:span> The event type specifies the type of event to be traced. This can be a function entry, function return, variable access, system call entry, or any other event supported by the dynamic tracing framework.</text:p>
      <text:p text:style-name="P114"/>
      <text:p text:style-name="P114"><text:span text:style-name="T1">4. Event Handler:</text:span> The event handler specifies the code that should be executed when the dynamic tracepoint is hit. This code can be written in a variety of languages, including C, Python, and Perl.</text:p>
      <text:p text:style-name="P114"/>
      <text:p text:style-name="P114"><text:span text:style-name="T1">5. Optional Parameters:</text:span> Some dynamic tracing frameworks allow you to specify optional parameters, such as the number of times the tracepoint should be hit or the maximum amount of data to be collected.</text:p>
      <text:p text:style-name="P114"/>
      <text:p text:style-name="P114">Once a probe definition has been created, it can be registered with the dynamic tracing framework and used to monitor the behavior of the system. Dynamic tracing provides a powerful way to gain insight into the operation of the system and identify potential issues that may be impacting its performance or security.</text:p>
      <text:p text:style-name="P52"/>
      <text:h text:style-name="P174" text:outline-level="3"><text:bookmark-start text:name="__RefHeading___Toc19552_3246040053"/><text:span text:style-name="T45">14.4.</text:span><text:span text:style-name="T1">3. Probe Insertion</text:span><text:bookmark-end text:name="__RefHeading___Toc19552_3246040053"/></text:h>
      <text:p text:style-name="P141"/>
      <text:p text:style-name="P114">Probe insertion refers to the process of placing a dynamic tracepoint at a specific instrumentation point in the code. In Linux dynamic tracing, probes are inserted using a tool called a tracer or instrumentation framework, such as SystemTap, perf, or ftrace.</text:p>
      <text:p text:style-name="P114"/>
      <text:p text:style-name="P114">The process of inserting a probe typically involves specifying the location of the instrumentation point in the code, along with any additional parameters that are needed to properly trace the event. For example, if you wanted to trace the entry and exit of a specific function in the kernel, you would specify the name of the function and the appropriate instrumentation point (i.e., function entry or exit) in the code.</text:p>
      <text:p text:style-name="P114"/>
      <text:p text:style-name="P114">Once the probe is inserted, it will begin tracing the specified events and collecting data that can be used for analysis and debugging. Depending on the specific tracer or instrumentation framework being used, the collected data may be stored in a trace buffer, output to a file, or streamed to a remote monitoring system for analysis.</text:p>
      <text:p text:style-name="P114"/>
      <text:p text:style-name="P114">Probe insertion is a powerful technique for monitoring the behavior of the system and diagnosing issues that may be impacting performance or security. With dynamic tracing, probes can be inserted at runtime without the need for recompiling or restarting the system, making it a flexible and convenient tool for system administrators and developers alike.</text:p>
      <text:p text:style-name="P52"/>
      <text:h text:style-name="P174" text:outline-level="3"><text:bookmark-start text:name="__RefHeading___Toc19554_3246040053"/><text:span text:style-name="T45">14.4.</text:span><text:span text:style-name="T1">4. Data Collection</text:span><text:bookmark-end text:name="__RefHeading___Toc19554_3246040053"/></text:h>
      <text:p text:style-name="P141"/>
      <text:p text:style-name="P114">In Linux dynamic tracing, data collection is the process of capturing information about system events and behavior. This data can be used to identify performance issues, diagnose errors, and gain insights into system behavior.</text:p>
      <text:p text:style-name="P114"/>
      <text:p text:style-name="P114">Dynamic tracing provides a flexible and powerful way to collect data, as it allows users to insert probes or tracepoints at specific locations in the code and capture data related to the events they are interested in. There are several tools and frameworks available for dynamic tracing on Linux, including SystemTap, perf, ftrace, and eBPF.</text:p>
      <text:p text:style-name="P114"/>
      <text:p text:style-name="P114">Once a probe is inserted, the collected data is typically stored in a trace buffer. The size of the trace buffer and the maximum amount of data that can be collected depends on the specific tool or framework being used. Some tools allow data to be output to a file, while others provide options for streaming data to a remote system for analysis.</text:p>
      <text:p text:style-name="P114"/>
      <text:p text:style-name="P114">Data collection is typically triggered by a specific event or set of events, such as a system call or function call. Data can be collected at different levels of granularity, from high-level system events to low-level hardware events. This allows users to gain insights into the behavior of the system at different levels of abstraction and identify performance bottlenecks or other issues.</text:p>
      <text:p text:style-name="P114"/>
      <text:p text:style-name="P114">Overall, data collection is a critical aspect of dynamic tracing and provides a powerful way to monitor system behavior and diagnose issues. The flexibility and extensibility of dynamic tracing tools make them an essential tool for system administrators and developers alike.</text:p>
      <text:p text:style-name="P52"/>
      <text:h text:style-name="P174" text:outline-level="3"><text:bookmark-start text:name="__RefHeading___Toc19556_3246040053"/><text:span text:style-name="T45">14.4.</text:span><text:span text:style-name="T1">5. Trace Buffer</text:span><text:bookmark-end text:name="__RefHeading___Toc19556_3246040053"/></text:h>
      <text:p text:style-name="P141"/>
      <text:p text:style-name="P114">In Linux dynamic tracing, a trace buffer is a circular buffer that stores data collected by tracing probes or tracepoints. The size of the trace buffer and the maximum amount of data that can be collected depends on the specific tool or framework being used.</text:p>
      <text:p text:style-name="P114"/>
      <text:p text:style-name="P114">The trace buffer is organized as a circular buffer, with the oldest data being overwritten when the buffer fills up. This allows for continuous data collection without the need to stop and start data collection.</text:p>
      <text:p text:style-name="P114"/>
      <text:p text:style-name="P114">The data in the trace buffer can be output to a file or streamed to a remote system for analysis. Tools like SystemTap and perf provide options for analyzing the data in real-time, allowing users to quickly identify issues and performance bottlenecks.</text:p>
      <text:p text:style-name="P114"/>
      <text:p text:style-name="P114">The data in the trace buffer is typically organized into events, with each event containing a timestamp, the type of event, and any relevant data associated with the event. The data can be filtered and sorted based on various criteria, such as the type of event or the time of occurrence.</text:p>
      <text:p text:style-name="P114"/>
      <text:p text:style-name="P114">Overall, the trace buffer is a critical component of dynamic tracing, as it allows users to capture and store data related to system behavior and events. The ability to analyze this data provides insights into system performance and behavior, and allows users to diagnose issues and optimize system performance.</text:p>
      <text:p text:style-name="P52"/>
      <text:p text:style-name="P53"><text:span text:style-name="T45">14.4.</text:span><text:span text:style-name="T1">6. Data Analysis</text:span></text:p>
      <text:p text:style-name="P141"/>
      <text:p text:style-name="P114">In Linux dynamic tracing, data analysis involves extracting useful insights and information from the data collected by tracing probes or tracepoints. There are various tools and frameworks available for analyzing dynamic tracing data, each with its own set of features and capabilities.</text:p>
      <text:p text:style-name="P114"/>
      <text:p text:style-name="P114">Some common techniques used for data analysis in dynamic tracing include:</text:p>
      <text:p text:style-name="P114"/>
      <text:p text:style-name="P114"><text:span text:style-name="T1">1. Aggregation:</text:span> This involves grouping and summarizing data based on specific criteria. For example, data can be aggregated based on time, process ID, or system call type.</text:p>
      <text:p text:style-name="P114"/>
      <text:p text:style-name="P114"><text:span text:style-name="T1">2. Filtering:</text:span> This involves selecting a subset of data based on specific criteria. For example, data can be filtered based on the process ID, system call type, or other relevant information.</text:p>
      <text:p text:style-name="P114"/>
      <text:p text:style-name="P114"><text:span text:style-name="T1">3. Correlation:</text:span> This involves identifying relationships between different data points. For example, correlation can be used to identify the relationship between CPU usage and disk I/O.</text:p>
      <text:p text:style-name="P114"/>
      <text:p text:style-name="P114"><text:span text:style-name="T1">4. Visualization:</text:span> This involves creating charts and graphs to help visualize data and identify patterns or trends. Visualization tools can be used to create histograms, scatter plots, and other visualizations to help analyze data.</text:p>
      <text:p text:style-name="P114"/>
      <text:p text:style-name="P114"><text:span text:style-name="T1">5. Machine Learning:</text:span> This involves using machine learning algorithms to automatically analyze data and identify patterns or anomalies. Machine learning algorithms can be used to classify data, predict future events, or detect anomalies in system behavior.</text:p>
      <text:p text:style-name="P114"/>
      <text:p text:style-name="P114">Some popular tools and frameworks used for data analysis in dynamic tracing include BPF (Berkeley Packet Filter), SystemTap, and perf. These tools provide a range of features and capabilities for data analysis, including the ability to visualize data, filter data based on specific criteria, and perform advanced analytics using machine learning algorithms.</text:p>
      <text:p text:style-name="P114"/>
      <text:p text:style-name="P2"/>
      <text:p text:style-name="P2"/>
      <text:h text:style-name="P170" text:outline-level="2"><text:bookmark-start text:name="__RefHeading___Toc172051_3177406469"/>14.5. Kernel Debugging<text:bookmark-end text:name="__RefHeading___Toc172051_3177406469"/></text:h>
      <text:p text:style-name="P2"/>
      <text:p text:style-name="P2">Linux kernel debugging refers to the process of identifying, diagnosing, and resolving issues or bugs within the kernel. The kernel is the core component of the operating system, and any bugs or issues within it can cause crashes, system instability, or other problems.</text:p>
      <text:p text:style-name="P2"/>
      <text:p text:style-name="P2">Debugging the Linux kernel can be a complex process, and there are several tools and techniques available to help with this task. Some of the commonly used tools for kernel debugging include:</text:p>
      <text:p text:style-name="P2"/>
      <text:p text:style-name="P2"><text:span text:style-name="T1">1. printk:</text:span> This is a basic debugging tool that allows the kernel to output messages to the system console or to a log file. Developers can use printk statements to print out information about the state of the system, the values of variables, and other debugging information.</text:p>
      <text:p text:style-name="P2"/>
      <text:p text:style-name="P2"><text:span text:style-name="T1">2. gdb:</text:span> The GNU Debugger (gdb) is a powerful tool for debugging applications, and it can also be used to debug the Linux kernel. With gdb, developers can set breakpoints, examine the contents of memory and registers, and step through the code.</text:p>
      <text:p text:style-name="P2"/>
      <text:p text:style-name="P2"><text:span text:style-name="T1">3. SystemTap:</text:span> This is a dynamic tracing tool that allows developers to write scripts that can intercept and modify kernel function calls. SystemTap can be used to perform fine-grained performance analysis, debug kernel code, and trace system activity.</text:p>
      <text:p text:style-name="P2"/>
      <text:p text:style-name="P2"><text:span text:style-name="T1">4. ftrace:</text:span> This is a kernel tracing framework that can be used to trace the function calls and events within the kernel. ftrace provides detailed information about the performance of the kernel, and it can be used to identify performance bottlenecks and other issues.</text:p>
      <text:p text:style-name="P2"/>
      <text:p text:style-name="P2"><text:span text:style-name="T1">5. kprobes:</text:span> This is a kernel debugging feature that allows developers to dynamically insert breakpoints into the kernel code. With kprobes, developers can trace function calls, monitor variables, and perform other debugging tasks.</text:p>
      <text:p text:style-name="P2"/>
      <text:p text:style-name="P2">In addition to these tools, there are several other debugging techniques that can be used to debug the Linux kernel, including kernel dumps, core dumps, and kernel panics. Debugging the Linux kernel requires a deep understanding of the kernel architecture and the underlying hardware, as well as knowledge of the specific tools and techniques used for kernel debugging.</text:p>
      <text:p text:style-name="P2"/>
      <text:h text:style-name="P174" text:outline-level="3"><text:bookmark-start text:name="__RefHeading___Toc19558_3246040053"/><text:span text:style-name="T113">14.5.</text:span>1. printk<text:bookmark-end text:name="__RefHeading___Toc19558_3246040053"/></text:h>
      <text:p text:style-name="P115"/>
      <text:p text:style-name="P115">In Linux, printk is a function that is used to send messages from the kernel to the system log. These messages can be useful for debugging kernel code and diagnosing system problems.</text:p>
      <text:p text:style-name="P115"/>
      <text:p text:style-name="P115">The syntax for using printk is as follows:</text:p>
      <text:p text:style-name="P115"/>
      <text:p text:style-name="Preformatted_20_Text">#include &lt;linux/kernel.h&gt;</text:p>
      <text:p text:style-name="Preformatted_20_Text">void printk(const char *fmt, ...);</text:p>
      <text:p text:style-name="Preformatted_20_Text"/>
      <text:p text:style-name="P115">The first argument, fmt, is a string that specifies the format of the message to be printed. It can include format specifiers (such as %s for a string, %d for an integer, etc.) that will be replaced with values specified in subsequent arguments.</text:p>
      <text:p text:style-name="P115"/>
      <text:p text:style-name="P115">For example, the following code snippet would print the message "Hello, world!" to the system log:</text:p>
      <text:p text:style-name="P115"/>
      <text:p text:style-name="Preformatted_20_Text">printk("Hello, world!\n");</text:p>
      <text:p text:style-name="P115"/>
      <text:p text:style-name="P115">Printk messages are categorized by priority, which can be specified using one of the following macros:</text:p>
      <text:p text:style-name="P115"/>
      <text:p text:style-name="P115">- KERN_EMERG - System is unusable</text:p>
      <text:p text:style-name="P115">- KERN_ALERT - Action must be taken immediately</text:p>
      <text:p text:style-name="P115">- KERN_CRIT - Critical conditions</text:p>
      <text:p text:style-name="P115">- KERN_ERR - Error conditions</text:p>
      <text:p text:style-name="P115">- KERN_WARNING - Warning conditions</text:p>
      <text:p text:style-name="P115">- KERN_NOTICE - Normal but significant condition</text:p>
      <text:p text:style-name="P115">- KERN_INFO - Informational messages</text:p>
      <text:p text:style-name="P115">- KERN_DEBUG - Debug-level messages</text:p>
      <text:p text:style-name="P115"/>
      <text:p text:style-name="P115">The default priority for printk messages is KERN_WARNING.</text:p>
      <text:p text:style-name="P115"/>
      <text:p text:style-name="P115">For example, the following code snippet would print a warning message to the system log:</text:p>
      <text:p text:style-name="P115"/>
      <text:p text:style-name="Preformatted_20_Text">printk(KERN_WARNING "Something bad happened!\n");</text:p>
      <text:p text:style-name="P115"/>
      <text:p text:style-name="P115">By default, printk messages are sent to the system log, which can be viewed using the dmesg command. However, it is also possible to redirect printk messages to a serial console or to a remote machine over the network, by configuring the kernel's logging options.</text:p>
      <text:p text:style-name="P115"/>
      <text:p text:style-name="P115">It is important to note that excessive use of printk can have a negative impact on system performance, as it can slow down the kernel and consume valuable system resources. Therefore, it is generally recommended to use printk only for debugging purposes, and to disable or remove any unnecessary debug messages from production systems.</text:p>
      <text:p text:style-name="P54"/>
      <text:p text:style-name="P55"><text:span text:style-name="T46">14.5.</text:span><text:span text:style-name="T1">2. gdb</text:span></text:p>
      <text:p text:style-name="P142"/>
      <text:p text:style-name="P115">GDB (GNU Debugger) is a powerful command-line tool used for debugging and analyzing software. It is available on many platforms, including Linux, and can be used for debugging the Linux kernel.</text:p>
      <text:p text:style-name="P115"/>
      <text:p text:style-name="P115">To use GDB for kernel debugging, first, you need to build the kernel with debugging information enabled. This can be done by setting the CONFIG_DEBUG_INFO configuration option in the kernel configuration file.</text:p>
      <text:p text:style-name="P115"/>
      <text:p text:style-name="P115">Once the kernel is built with debugging information, you can start a debugging session by attaching GDB to the running kernel process. To do this, you will need to have the vmlinux file, which contains the debugging symbols for the kernel.</text:p>
      <text:p text:style-name="P115"/>
      <text:p text:style-name="P115">Here are the steps to start a debugging session with GDB:</text:p>
      <text:p text:style-name="P115"/>
      <text:p text:style-name="P115">1. Start the kernel with the <text:span text:style-name="T1">debug</text:span> kernel parameter. For example, you can add debug to the kernel command line in your boot loader configuration file.</text:p>
      <text:p text:style-name="P115"/>
      <text:p text:style-name="P115">2. Attach GDB to the running kernel process using the following command:</text:p>
      <text:p text:style-name="P115"/>
      <text:p text:style-name="Preformatted_20_Text">$ gdb vmlinux /proc/kcore</text:p>
      <text:p text:style-name="P115"/>
      <text:p text:style-name="P115">This will attach GDB to the running kernel process and load the debugging symbols from the <text:span text:style-name="T1">vmlinux</text:span> file.</text:p>
      <text:p text:style-name="P115"/>
      <text:p text:style-name="P115">3. Set a breakpoint in the kernel code using the break command. For example, you can set a breakpoint at the beginning of the do_fork() function using the following command:</text:p>
      <text:p text:style-name="P115"/>
      <text:p text:style-name="Preformatted_20_Text">(gdb) break do_fork</text:p>
      <text:p text:style-name="P115"/>
      <text:p text:style-name="P115">4. Continue the execution of the kernel using the continue command:</text:p>
      <text:p text:style-name="P115"/>
      <text:p text:style-name="Preformatted_20_Text">(gdb) continue</text:p>
      <text:p text:style-name="P115"/>
      <text:p text:style-name="P115">5. When the breakpoint is hit, you can use GDB commands to inspect the state of the kernel and debug the issue.</text:p>
      <text:p text:style-name="P115"/>
      <text:p text:style-name="P115">Some useful GDB commands for kernel debugging include:</text:p>
      <text:p text:style-name="P115"/>
      <text:p text:style-name="P115"><text:span text:style-name="T1">- list:</text:span> List the source code around the current line of execution.</text:p>
      <text:p text:style-name="P115"><text:span text:style-name="T1">- print:</text:span> Print the value of a variable or expression.</text:p>
      <text:p text:style-name="P115">-<text:span text:style-name="T1"> backtrace:</text:span> Print a stack trace of the current thread.</text:p>
      <text:p text:style-name="P115"><text:span text:style-name="T1">- info threads:</text:span> List the threads currently running in the kernel.</text:p>
      <text:p text:style-name="P115"><text:span text:style-name="T1">- step:</text:span> Single-step through the code.</text:p>
      <text:p text:style-name="P115"><text:span text:style-name="T1">- next:</text:span> Step over the current line of code.</text:p>
      <text:p text:style-name="P115"><text:span text:style-name="T1">- finish:</text:span> Finish execution of the current function and return to the caller.</text:p>
      <text:p text:style-name="P115"/>
      <text:p text:style-name="P115">Overall, GDB is a powerful tool for debugging the Linux kernel and can be used to debug a wide range of issues, including kernel crashes, memory corruption, and driver issues.</text:p>
      <text:p text:style-name="P54"/>
      <text:h text:style-name="Heading_20_3" text:outline-level="3"><text:bookmark-start text:name="__RefHeading___Toc19560_3246040053"/><text:soft-page-break/><text:span text:style-name="T113">14.5.</text:span>3. SystemTap<text:bookmark-end text:name="__RefHeading___Toc19560_3246040053"/></text:h>
      <text:p text:style-name="P142"/>
      <text:p text:style-name="P115">SystemTap is a powerful scripting language and toolset for tracing and probing Linux kernel and userspace code. It provides a high-level interface for writing custom probes and tracing code, as well as a set of pre-built probes that can be used to analyze system performance and behavior.</text:p>
      <text:p text:style-name="P115"/>
      <text:p text:style-name="P115">SystemTap can be used for debugging Linux kernel code by providing a way to trace the execution of kernel functions and system calls, as well as to monitor system resources such as memory usage and network activity. It can be used to identify performance bottlenecks, diagnose system crashes and hangs, and troubleshoot other issues related to kernel behavior.</text:p>
      <text:p text:style-name="P115"/>
      <text:p text:style-name="P115">To use SystemTap for kernel debugging, you will first need to install the SystemTap toolset and kernel module on your system. Once installed, you can write custom SystemTap scripts that define probes and actions to take when the probes are triggered. SystemTap scripts can be written in a high-level scripting language that is similar to C, making it easy to write custom probes and actions.</text:p>
      <text:p text:style-name="P115"/>
      <text:p text:style-name="P115">SystemTap provides a number of built-in probes and helper functions that can be used to trace the behavior of kernel functions, system calls, and other kernel events. These probes can be used to collect data on system performance and behavior, which can be analyzed to identify issues and bottlenecks.</text:p>
      <text:p text:style-name="P115"/>
      <text:p text:style-name="P115">One of the advantages of using SystemTap for kernel debugging is that it provides a non-intrusive way to trace and probe kernel code, which can be very useful for debugging complex issues. It is also highly customizable, allowing you to write custom probes and actions to fit your specific debugging needs. However, like any debugging tool, it requires a good understanding of kernel internals and low-level programming concepts, and may be challenging for beginners to use effectively.</text:p>
      <text:p text:style-name="P54"/>
      <text:h text:style-name="P174" text:outline-level="3"><text:bookmark-start text:name="__RefHeading___Toc19562_3246040053"/><text:span text:style-name="T46">14.5.</text:span><text:span text:style-name="T1">4. ftrace</text:span><text:bookmark-end text:name="__RefHeading___Toc19562_3246040053"/></text:h>
      <text:p text:style-name="P142"/>
      <text:p text:style-name="P115">Ftrace is a Linux kernel tracing framework that allows developers and system administrators to trace the execution of kernel functions, system calls, and other events in the kernel. It provides a simple, low-overhead way to collect data on kernel behavior that can be used for debugging, profiling, and performance analysis.</text:p>
      <text:p text:style-name="P115"/>
      <text:p text:style-name="P115">Ftrace is integrated directly into the Linux kernel, so it is always available and requires no additional tools or kernel modules to use. It can be accessed via the /sys/kernel/debug/tracing directory on most Linux systems.</text:p>
      <text:p text:style-name="P115"/>
      <text:p text:style-name="P115">To use Ftrace for kernel debugging, you will need to first enable it by setting the tracing_enabled flag in the /sys/kernel/debug/tracing directory. Once enabled, you can use the Ftrace interface to set up tracepoints, which are points in the kernel code where tracing information will be collected. Tracepoints can be set up using the trace-cmd tool or by writing directly to the Ftrace interface.</text:p>
      <text:p text:style-name="P115"/>
      <text:p text:style-name="P115">Ftrace provides a wide range of options for customizing tracing behavior, including the ability to filter events based on process ID, function name, or other criteria. You can also use Ftrace to generate graphical output of trace data using tools like trace-cmd-report or KernelShark.</text:p>
      <text:p text:style-name="P115"/>
      <text:p text:style-name="P115">One of the advantages of using Ftrace for kernel debugging is its low overhead and high performance. Ftrace is designed to be as lightweight as possible, so it has minimal impact on system performance even when tracing large amounts of data. It also provides a lot of flexibility and customization options, which can be very useful when debugging complex issues.</text:p>
      <text:p text:style-name="P115"/>
      <text:p text:style-name="P115">However, Ftrace does require some knowledge of kernel internals and low-level programming concepts, so it may be challenging for beginners to use effectively. Additionally, it may not be the best tool for debugging certain types of issues, such as those related to memory corruption or race conditions, which may require more specialized debugging tools or techniques.</text:p>
      <text:p text:style-name="P54"/>
      <text:h text:style-name="P174" text:outline-level="3"><text:bookmark-start text:name="__RefHeading___Toc19564_3246040053"/><text:span text:style-name="T46">14.5.</text:span><text:span text:style-name="T1">5. kprobes</text:span><text:bookmark-end text:name="__RefHeading___Toc19564_3246040053"/></text:h>
      <text:p text:style-name="P142"/>
      <text:p text:style-name="P115">Kprobes is a debugging feature in the Linux kernel that allows developers to dynamically insert breakpoint-like probes into kernel code. These probes can be used to trigger actions such as printing out variable values, tracing function calls, or even modifying code on-the-fly. Kprobes can be used for a variety of purposes including debugging kernel code, performance profiling, and security analysis.</text:p>
      <text:p text:style-name="P115"/>
      <text:p text:style-name="P115">To use kprobes, a developer first defines the probe point in the kernel code they want to target. This can be a specific function, a line of code, or even a variable. Once the probe point is defined, the developer can then insert a probe using a kprobe API. This will dynamically modify the kernel code and insert the probe at the specified location.</text:p>
      <text:p text:style-name="P115"/>
      <text:p text:style-name="P115">When the kernel code reaches the probe point, the probe will trigger and execute its associated action. This action can be a user-defined function, a printk statement, or any other action that the developer specifies. The output of the probe can be directed to a log file, a console, or even a remote system for analysis.</text:p>
      <text:p text:style-name="P115"/>
      <text:p text:style-name="P115">Kprobes is a powerful debugging tool that can be used to track down hard-to-find bugs and performance bottlenecks in the Linux kernel. However, care must be taken when using kprobes as it can potentially modify running code and cause instability in the system.</text:p>
      <text:h text:style-name="P170" text:outline-level="2"><text:bookmark-start text:name="__RefHeading___Toc172053_3177406469"/>14.6. Example Code<text:bookmark-end text:name="__RefHeading___Toc172053_3177406469"/></text:h>
      <text:p text:style-name="P2"/>
      <text:p text:style-name="P2">Here's an example of using the power management framework in the Linux kernel:</text:p>
      <text:p text:style-name="P2"/>
      <text:p text:style-name="P86"/>
      <table:table table:name="Table32" table:style-name="Table32">
        <table:table-column table:style-name="Table32.A"/>
        <table:table-column table:style-name="Table32.B"/>
        <table:table-row>
          <table:table-cell table:style-name="Table32.A1" office:value-type="string">
            <table:table table:name="Table33" table:style-name="Table33">
              <table:table-column table:style-name="Table33.A"/>
              <table:table-row>
                <table:table-cell table:style-name="Table33.A1" office:value-type="string">
                  <text:p text:style-name="Preformatted_20_Text">#include &lt;linux/module.h&gt;</text:p>
                  <text:p text:style-name="Preformatted_20_Text">#include &lt;linux/pm.h&gt;</text:p>
                  <text:p text:style-name="Preformatted_20_Text">#include &lt;linux/suspend.h&gt;</text:p>
                  <text:p text:style-name="Preformatted_20_Text"/>
                  <text:p text:style-name="Preformatted_20_Text">static int my_suspend(void)</text:p>
                  <text:p text:style-name="Preformatted_20_Text">{</text:p>
                  <text:p text:style-name="Preformatted_20_Text"><text:s text:c="4"/>// Handle system suspend</text:p>
                  <text:p text:style-name="Preformatted_20_Text"/>
                  <text:p text:style-name="Preformatted_20_Text"><text:s text:c="4"/>return 0;</text:p>
                  <text:p text:style-name="Preformatted_20_Text">}</text:p>
                  <text:p text:style-name="Preformatted_20_Text"/>
                  <text:p text:style-name="Preformatted_20_Text">static int my_resume(void)</text:p>
                  <text:p text:style-name="Preformatted_20_Text">{</text:p>
                  <text:p text:style-name="Preformatted_20_Text"><text:s text:c="4"/>// Handle system resume</text:p>
                  <text:p text:style-name="Preformatted_20_Text"/>
                  <text:p text:style-name="Preformatted_20_Text"><text:s text:c="4"/>return 0;</text:p>
                  <text:p text:style-name="Preformatted_20_Text">}</text:p>
                  <text:p text:style-name="Preformatted_20_Text"/>
                  <text:p text:style-name="Preformatted_20_Text">static const struct platform_suspend_ops my_suspend_ops = {</text:p>
                  <text:p text:style-name="Preformatted_20_Text"><text:s text:c="4"/>.suspend = my_suspend,</text:p>
                  <text:p text:style-name="Preformatted_20_Text"><text:s text:c="4"/>.resume = my_resume,</text:p>
                  <text:p text:style-name="Preformatted_20_Text">};</text:p>
                  <text:p text:style-name="Preformatted_20_Text"/>
                  <text:p text:style-name="Preformatted_20_Text">static int __init my_init(void)</text:p>
                  <text:p text:style-name="Preformatted_20_Text">{</text:p>
                  <text:p text:style-name="Preformatted_20_Text"><text:s text:c="4"/>int ret;</text:p>
                  <text:p text:style-name="Preformatted_20_Text"/>
                  <text:p text:style-name="Preformatted_20_Text"><text:s text:c="4"/>// Register suspend/resume callbacks</text:p>
                  <text:p text:style-name="Preformatted_20_Text"><text:s text:c="4"/>ret = platform_suspend_register(&amp;my_suspend_ops);</text:p>
                  <text:p text:style-name="Preformatted_20_Text"><text:s text:c="4"/>if (ret != 0) {</text:p>
                  <text:p text:style-name="Preformatted_20_Text"><text:s text:c="8"/>printk(KERN_ERR "Failed to register suspend/resume callbacks\n");</text:p>
                  <text:p text:style-name="Preformatted_20_Text"><text:s text:c="8"/>return ret;</text:p>
                  <text:p text:style-name="Preformatted_20_Text"><text:s text:c="4"/>}</text:p>
                  <text:p text:style-name="Preformatted_20_Text"/>
                  <text:p text:style-name="Preformatted_20_Text"><text:s text:c="4"/>printk(KERN_INFO "Power management callbacks registered\n");</text:p>
                  <text:p text:style-name="Preformatted_20_Text"/>
                  <text:p text:style-name="Preformatted_20_Text"><text:s text:c="4"/>return 0;</text:p>
                  <text:p text:style-name="Preformatted_20_Text">}</text:p>
                  <text:p text:style-name="Preformatted_20_Text"/>
                  <text:p text:style-name="Preformatted_20_Text">static void __exit my_exit(void)</text:p>
                  <text:p text:style-name="Preformatted_20_Text">{</text:p>
                  <text:p text:style-name="Preformatted_20_Text"><text:s text:c="4"/>// Unregister suspend/resume callbacks</text:p>
                  <text:p text:style-name="Preformatted_20_Text"><text:s text:c="4"/>platform_suspend_unregister(&amp;my_suspend_ops);</text:p>
                  <text:p text:style-name="Preformatted_20_Text"/>
                  <text:p text:style-name="Preformatted_20_Text"><text:s text:c="4"/>printk(KERN_INFO "Power management callbacks unregistered\n");</text:p>
                  <text:p text:style-name="Preformatted_20_Text">}</text:p>
                  <text:p text:style-name="Preformatted_20_Text"/>
                  <text:p text:style-name="Preformatted_20_Text">module_init(my_init);</text:p>
                  <text:p text:style-name="Preformatted_20_Text">module_exit(my_exit);</text:p>
                </table:table-cell>
              </table:table-row>
            </table:table>
            <text:p text:style-name="P26"/>
          </table:table-cell>
          <table:table-cell table:style-name="Table32.A1" office:value-type="string">
            <text:p text:style-name="P26"/>
          </table:table-cell>
        </table:table-row>
        <table:table-row>
          <table:table-cell table:style-name="Table32.A1" office:value-type="string">
            <text:p text:style-name="P26"/>
          </table:table-cell>
          <table:table-cell table:style-name="Table32.A1" office:value-type="string">
            <text:p text:style-name="P26"/>
          </table:table-cell>
        </table:table-row>
      </table:table>
      <text:p text:style-name="P25"/>
      <text:p text:style-name="P2"><text:soft-page-break/>In this example, the platform_suspend_register function is used to register suspend and resume callbacks. The my_suspend function is called when the system is being suspended, and the my_resume function is called when the system is being resumed.</text:p>
      <text:p text:style-name="P2"/>
      <text:p text:style-name="P2">The platform_suspend_ops structure is used to define the suspend and resume callbacks, which are then passed to the platform_suspend_register function.</text:p>
      <text:p text:style-name="P2"/>
      <text:p text:style-name="P2">The platform_suspend_unregister function is used to unregister the suspend and resume callbacks when they are no longer needed.</text:p>
      <text:p text:style-name="P2"/>
      <text:p text:style-name="P2">Note that this example is a simplified demonstration of power management in the Linux kernel and does not include the implementation of advanced power management features such as CPU frequency scaling, power-saving modes, or device power management. Power management can be a complex and challenging task in kernel programming and requires careful consideration of system architecture and hardware power management capabilities.</text:p>
      <text:p text:style-name="P2"/>
      <text:h text:style-name="P170" text:outline-level="2"><text:bookmark-start text:name="__RefHeading___Toc172055_3177406469"/>14.7. APIs<text:bookmark-end text:name="__RefHeading___Toc172055_3177406469"/></text:h>
      <text:p text:style-name="P2"/>
      <text:p text:style-name="P2">Here's a list of some of the important power management APIs in the Linux kernel:</text:p>
      <text:p text:style-name="P2"/>
      <text:p text:style-name="P2"><text:span text:style-name="T1">1. ACPI (Advanced Configuration and Power Interface) API:</text:span> It provides an interface between the operating system and the hardware, allowing the operating system to control the power management features of the hardware.</text:p>
      <text:p text:style-name="P2"/>
      <text:p text:style-name="P2"><text:span text:style-name="T1">2. PM (Power Management) API:</text:span> This API provides a framework for power management in the Linux kernel. It includes interfaces for suspending and resuming devices, as well as for managing power resources.</text:p>
      <text:p text:style-name="P2"/>
      <text:p text:style-name="P2"><text:span text:style-name="T1">3. CPUfreq (CPU Frequency Scaling) API:</text:span> This API provides an interface for changing the frequency of the CPU in order to save power. It allows the operating system to reduce the CPU frequency when the system is idle, and increase it when the system is under load.</text:p>
      <text:p text:style-name="P2"/>
      <text:p text:style-name="P2"><text:span text:style-name="T1">4. cpuidle API:</text:span> This API provides a framework for CPU idle states. It allows the CPU to enter different idle states depending on the level of idle time. This helps to reduce power consumption.</text:p>
      <text:p text:style-name="P2"/>
      <text:p text:style-name="P2"><text:span text:style-name="T1">5. Hibernation API:</text:span> This API provides an interface for hibernation, which is a power-saving state that saves the contents of RAM to disk and then powers off the system. When the system is powered on again, it can resume from the saved state.</text:p>
      <text:p text:style-name="P2"/>
      <text:p text:style-name="P2"><text:span text:style-name="T1">6. Power Supply Class API:</text:span> This API provides a framework for power supply management in the Linux kernel. It allows the kernel to monitor the battery level and charging status of a laptop or mobile device.</text:p>
      <text:p text:style-name="P2"/>
      <text:p text:style-name="P2"><text:span text:style-name="T1">7. LED Class API:</text:span> This API provides an interface for controlling LEDs on a device. LEDs can be used to indicate the power status of a device, as well as other system states.</text:p>
      <text:p text:style-name="P2"/>
      <text:p text:style-name="P2"><text:span text:style-name="T1">8. Thermal Management API:</text:span> This API provides a framework for thermal management in the Linux kernel. It includes interfaces for monitoring the temperature of the CPU and other components, as well as for controlling cooling fans and other cooling devices.</text:p>
      <text:p text:style-name="P2"/>
      <text:p text:style-name="P2"><text:span text:style-name="T1">9. Device Tree API:</text:span> This API provides a way to describe the hardware components of a device in a platform-independent way. It includes information about the power management capabilities of the hardware.</text:p>
      <text:p text:style-name="P2"/>
      <text:p text:style-name="P2"><text:span text:style-name="T1">10. Clock Framework API:</text:span> This API provides a framework for clock management in the Linux kernel. It allows the kernel to control the frequency and phase of clock signals to reduce power consumption.</text:p>
      <text:p text:style-name="P2"/>
      <text:p text:style-name="P2"/>
      <text:h text:style-name="P169" text:outline-level="1"><text:bookmark-start text:name="__RefHeading___Toc172057_3177406469"/>15. Future <text:span text:style-name="T82">D</text:span>irections <text:span text:style-name="T82">A</text:span>nd <text:span text:style-name="T82">E</text:span>merging <text:span text:style-name="T82">T</text:span>rends<text:bookmark-end text:name="__RefHeading___Toc172057_3177406469"/></text:h>
      <text:p text:style-name="Text_20_body"/>
      <text:p text:style-name="Text_20_body"><text:span text:style-name="T1">1. Emerging Technologies and Trends:</text:span> Linux is a rapidly evolving technology, and there are several emerging trends and technologies that are shaping its future</text:p>
      <text:p text:style-name="Text_20_body"><text:span text:style-name="T1">2. Future Directions Of Kernel Development:</text:span> The Linux kernel development community is constantly working on new features and improvements to make the operating system more efficient, secure, and scalable.</text:p>
      <text:p text:style-name="P158"><text:span text:style-name="T1">3. Impact </text:span><text:span text:style-name="T40">O</text:span><text:span text:style-name="T1">f </text:span><text:span text:style-name="T40">N</text:span><text:span text:style-name="T1">ew </text:span><text:span text:style-name="T40">D</text:span><text:span text:style-name="T1">evelopments </text:span><text:span text:style-name="T40">O</text:span><text:span text:style-name="T1">n Linux </text:span><text:span text:style-name="T40">K</text:span><text:span text:style-name="T1">ernel:</text:span> New developments can have a significant impact on the Linux kernel, both in terms of its functionality and its performance.</text:p>
      <text:p text:style-name="Text_20_body"/>
      <text:h text:style-name="P170" text:outline-level="2"><text:bookmark-start text:name="__RefHeading___Toc172059_3177406469"/>15.1. Emerging <text:span text:style-name="T82">T</text:span>echnologies <text:span text:style-name="T82">A</text:span>nd <text:span text:style-name="T82">T</text:span>rends<text:bookmark-end text:name="__RefHeading___Toc172059_3177406469"/></text:h>
      <text:p text:style-name="P2"/>
      <text:p text:style-name="P2">The Linux kernel is constantly evolving to incorporate new technologies and trends in the computing industry. Here are some emerging technologies and trends that are currently influencing the development of the Linux kernel:</text:p>
      <text:p text:style-name="P2"/>
      <text:p text:style-name="P2"><text:span text:style-name="T1">1. Cloud computing:</text:span> The rise of cloud computing has led to an increased demand for scalable and reliable operating systems. The Linux kernel provides a flexible and modular architecture that can be customized to meet the needs of cloud computing environments.</text:p>
      <text:p text:style-name="P2"/>
      <text:p text:style-name="P2"><text:span text:style-name="T1">2. Containerization:</text:span> Containerization technologies such as Docker and Kubernetes have become increasingly popular in recent years. The Linux kernel provides support for containerization through features such as cgroups and namespaces.</text:p>
      <text:p text:style-name="P2"/>
      <text:p text:style-name="P2"><text:span text:style-name="T1">3. Internet of Things (IoT):</text:span> The proliferation of IoT devices has created new challenges for operating system developers. The Linux kernel provides support for a wide range of hardware architectures and devices, making it well-suited for IoT environments.</text:p>
      <text:p text:style-name="P2"/>
      <text:p text:style-name="P2"><text:span text:style-name="T1">4. Artificial Intelligence (AI):</text:span> The rise of AI and machine learning has led to new demands for high-performance computing systems. The Linux kernel provides support for advanced CPU architectures such as ARM and RISC-V, which are well-suited for AI workloads.</text:p>
      <text:p text:style-name="P2"/>
      <text:p text:style-name="P2"><text:span text:style-name="T1">5. Security:</text:span> Security has become a major concern in the computing industry, and the Linux kernel has responded with a range of security mechanisms such as SELinux and AppArmor. The kernel is also incorporating new security features such as hardware-based encryption and secure boot.</text:p>
      <text:p text:style-name="P2"/>
      <text:p text:style-name="P2"><text:span text:style-name="T1">6. Real-time </text:span><text:span text:style-name="T38">C</text:span><text:span text:style-name="T1">omputing:</text:span> Real-time computing is becoming increasingly important in industries such as automotive and aerospace. The Linux kernel provides support for real-time scheduling and priority-based scheduling, which are essential for real-time computing environments.</text:p>
      <text:p text:style-name="P2"/>
      <text:p text:style-name="P2"><text:span text:style-name="T1">7. Hybrid </text:span><text:span text:style-name="T38">C</text:span><text:span text:style-name="T1">loud </text:span><text:span text:style-name="T38">C</text:span><text:span text:style-name="T1">omputing:</text:span> Hybrid cloud computing, which combines public and private cloud environments, is becoming increasingly popular. The Linux kernel provides support for hybrid cloud computing through features such as network virtualization and distributed storage systems.</text:p>
      <text:p text:style-name="P2"/>
      <text:p text:style-name="P2"><text:span text:style-name="T1">8. Edge </text:span><text:span text:style-name="T38">C</text:span><text:span text:style-name="T1">omputing:</text:span> Edge computing, which involves processing data at the edge of the network rather than in a centralized data center, is becoming increasingly important in industries such as manufacturing and healthcare. The Linux kernel provides support for edge computing through features such as real-time scheduling and low-power computing architectures.</text:p>
      <text:p text:style-name="P2"/>
      <text:p text:style-name="P2">Overall, the Linux kernel is evolving to meet the needs of a wide range of computing environments, from cloud computing to IoT to AI. The kernel's modular and extensible architecture allows it to adapt to new technologies and trends, making it a popular choice for operating system development.</text:p>
      <text:p text:style-name="P2"/>
      <text:h text:style-name="P170" text:outline-level="2"><text:bookmark-start text:name="__RefHeading___Toc172061_3177406469"/>15.2. Future <text:span text:style-name="T82">D</text:span>irections <text:span text:style-name="T82">O</text:span>f <text:span text:style-name="T82">K</text:span>ernel <text:span text:style-name="T82">D</text:span>evelopment<text:bookmark-end text:name="__RefHeading___Toc172061_3177406469"/></text:h>
      <text:p text:style-name="P2"/>
      <text:p text:style-name="P2">The Linux kernel development community is always working on improving and enhancing the kernel to meet the evolving needs of the computing industry. Here are some future directions of kernel development:</text:p>
      <text:p text:style-name="P2"/>
      <text:p text:style-name="P2"><text:span text:style-name="T1">1. Continued Emphasis on Security:</text:span> Security will remain a top priority for the Linux kernel community. This includes continued development of security mechanisms such as SELinux, as well as hardware-based encryption and secure boot.</text:p>
      <text:p text:style-name="P2"/>
      <text:p text:style-name="P2"><text:span text:style-name="T1">2. Improved Support for New Hardware:</text:span> The Linux kernel will continue to evolve to support new hardware architectures and devices, including emerging technologies such as quantum computing and neuromorphic computing.</text:p>
      <text:p text:style-name="P2"/>
      <text:p text:style-name="P2"><text:span text:style-name="T1">3. Enhanced Performance:</text:span> Improving the performance of the Linux kernel will remain a priority, particularly in areas such as networking and storage. This includes work on kernel bypass technologies such as DPDK and improved support for NVMe devices.</text:p>
      <text:p text:style-name="P2"/>
      <text:p text:style-name="P2"><text:span text:style-name="T1">4. Increased Support for Virtualization:</text:span> The Linux kernel will continue to enhance its support for virtualization, including support for containerization technologies such as Docker and Kubernetes, as well as virtualization technologies such as KVM and Xen.</text:p>
      <text:p text:style-name="P2"/>
      <text:p text:style-name="P2"><text:span text:style-name="T1">5. Continued Development of Real-Time Capabilities:</text:span> The Linux kernel community will continue to develop real-time capabilities, including improved support for high-speed networking and low-latency computing.</text:p>
      <text:p text:style-name="P2"/>
      <text:p text:style-name="P2"><text:span text:style-name="T1">6. Greater Emphasis on Energy Efficiency:</text:span> With the increasing demand for energy-efficient computing, the Linux kernel community will work on improving the energy efficiency of the kernel, including support for low-power CPU architectures and power management features.</text:p>
      <text:p text:style-name="P2"/>
      <text:p text:style-name="P2"><text:span text:style-name="T1">7. Support for New Workloads:</text:span> The Linux kernel will continue to evolve to support new types of workloads, including emerging technologies such as AI and machine learning, blockchain, and edge computing.</text:p>
      <text:p text:style-name="P2"/>
      <text:p text:style-name="P2"><text:span text:style-name="T1">8. Continued Emphasis on Modularity and Extensibility:</text:span> The Linux kernel will continue to prioritize modularity and extensibility, allowing developers to customize the kernel to meet the needs of specific computing environments.</text:p>
      <text:p text:style-name="P2"/>
      <text:p text:style-name="P2">Overall, the Linux kernel development community will continue to work on improving and enhancing the kernel to meet the evolving needs of the computing industry, including support for emerging technologies, improved performance and security, and greater energy efficiency.</text:p>
      <text:p text:style-name="P2"/>
      <text:h text:style-name="P170" text:outline-level="2"><text:bookmark-start text:name="__RefHeading___Toc172063_3177406469"/>15.3. Impact <text:span text:style-name="T82">O</text:span>f <text:span text:style-name="T82">N</text:span>ew <text:span text:style-name="T82">D</text:span>evelopments <text:span text:style-name="T82">O</text:span>n Linux <text:span text:style-name="T82">K</text:span>ernel<text:bookmark-end text:name="__RefHeading___Toc172063_3177406469"/></text:h>
      <text:p text:style-name="P2"/>
      <text:p text:style-name="P2">New developments in hardware, software, and computing technologies can have a significant impact on the Linux kernel in several ways. Here are some examples:</text:p>
      <text:p text:style-name="P2"/>
      <text:p text:style-name="P2"><text:span text:style-name="T1">1. New Hardware Architectures:</text:span> As new hardware architectures are developed, the Linux kernel must be updated to support them. For example, the introduction of ARM-based processors has led to significant work on the Linux kernel to support ARM architecture.</text:p>
      <text:p text:style-name="P2"/>
      <text:p text:style-name="P2"><text:span text:style-name="T1">2. Emerging Technologies:</text:span> Emerging technologies such as AI, blockchain, and edge computing require new features and capabilities from the Linux kernel. For example, the development of AI and machine learning applications may require enhancements to the kernel's memory management and performance capabilities.</text:p>
      <text:p text:style-name="P2"/>
      <text:p text:style-name="P2"><text:span text:style-name="T1">3. Security:</text:span> New security threats and vulnerabilities require constant attention from the Linux kernel development community. As new security threats emerge, the Linux kernel must be updated to address them. For example, the Spectre and Meltdown vulnerabilities required significant work on the Linux kernel to mitigate their impact.</text:p>
      <text:p text:style-name="P2"/>
      <text:p text:style-name="P2"><text:span text:style-name="T1">4. Performance:</text:span> Improvements in hardware performance can require updates to the Linux kernel to take full advantage of the new capabilities. For example, the introduction of NVMe solid-state drives required significant work on the Linux kernel to optimize performance for these devices.</text:p>
      <text:p text:style-name="P2"/>
      <text:p text:style-name="P2"><text:span text:style-name="T1">5. Virtualization:</text:span> Virtualization technologies are constantly evolving, and the Linux kernel must keep pace with these developments. For example, the rise of containerization technologies such as Docker and Kubernetes has led to significant work on the Linux kernel to support these platforms.</text:p>
      <text:p text:style-name="P2"/>
      <text:p text:style-name="P2"><text:span text:style-name="T1">6. </text:span><text:span text:style-name="T41">C</text:span><text:span text:style-name="T1">ontainerization:</text:span> The development of containerization technologies like Docker and Kubernetes has had a major impact on the Linux kernel, as they require new features and optimizations to support containerized workloads. As a result, the kernel has seen the development of features like cgroups and namespaces, which have become essential components of containerization.</text:p>
      <text:p text:style-name="P2"/>
      <text:p text:style-name="P2"><text:span text:style-name="T41">7. </text:span><text:span text:style-name="T1">Cloud </text:span><text:span text:style-name="T41">C</text:span><text:span text:style-name="T1">omputing:</text:span> Cloud computing is becoming increasingly important for businesses and organizations of all sizes, and the Linux kernel is a critical component of many cloud-based systems. The Linux community will need to continue to optimize the kernel for cloud computing and ensure that it can scale to meet the needs of large, distributed systems.</text:p>
      <text:p text:style-name="P2"/>
      <text:p text:style-name="P2">Overall, new developments can have a significant impact on the Linux kernel, requiring constant updates and improvements to keep pace with the evolving needs of the computing industry. The Linux kernel development community is highly active and responsive to these developments, working to ensure that the kernel remains robust, secure, and efficient.</text:p>
      <text:p text:style-name="P2"/>
      <text:h text:style-name="P169" text:outline-level="1"><text:bookmark-start text:name="__RefHeading___Toc172065_3177406469"/>16. Conclusion<text:bookmark-end text:name="__RefHeading___Toc172065_3177406469"/></text:h>
      <text:p text:style-name="P2"/>
      <text:p text:style-name="P2">In conclusion, the Linux kernel is the heart of the Linux operating system and plays a vital role in the computing world. It has a long and rich history, having been developed by a community of developers over the course of several decades. The Linux kernel is known for its reliability, stability, and scalability, making it a popular choice for a wide range of devices, from small embedded systems to large-scale data centers.</text:p>
      <text:p text:style-name="P2"/>
      <text:p text:style-name="P2">The Linux kernel is a complex piece of software, with a modular architecture that allows for the inclusion of additional features and functionality as needed. It is also highly customizable, allowing users and developers to modify its behavior and adapt it to their specific needs.</text:p>
      <text:p text:style-name="P2"/>
      <text:p text:style-name="P2">In addition to its technical features, the Linux kernel has also become a symbol of the open-source movement, embodying the ideals of collaboration, transparency, and community-driven development. The open-source nature of the Linux kernel has contributed to its popularity and success, as it has allowed for widespread adoption and contributed to the growth of a vibrant ecosystem of tools and applications built on top of it.</text:p>
      <text:p text:style-name="P2"/>
      <text:p text:style-name="P2">Throughout this book, we explored the key concepts of the Linux kernel, including its architecture, system calls, process management, memory management, file systems, device drivers, and network protocols. We also delved into advanced topics, such as kernel modules, performance monitoring, debugging, and tracing.</text:p>
      <text:p text:style-name="P2"/>
      <text:p text:style-name="P2">We discussed the importance of open-source development and the role of the Linux community in the ongoing development of the kernel. We also covered the history of the Linux kernel and its evolution over time, including the significant contributions of Linus Torvalds and other notable developers.</text:p>
      <text:p text:style-name="P2"/>
      <text:p text:style-name="P2">After a comprehensive journey through the world of Linux kernel, we can conclude that the kernel is the heart of the Linux operating system. It is responsible for providing a layer of abstraction between hardware and software, enabling programs to communicate with the hardware in a secure and reliable manner. The kernel is a complex and constantly evolving piece of software, developed and maintained by a large community of developers from around the world.</text:p>
      <text:p text:style-name="P2"/>
      <text:p text:style-name="P2">In comparing Linux to other kernels, we saw that the Linux kernel stands out for its modular design, scalability, and flexibility. It also has a large and active community of developers, which ensures that the kernel is constantly evolving and improving.</text:p>
      <text:p text:style-name="P2"/>
      <text:p text:style-name="P2">In conclusion, the Linux kernel is an essential component of the Linux operating system, and its importance cannot be overstated. The kernel's architecture and design have contributed to the success of Linux, making it one of the most widely used operating systems in the world. As the kernel continues to evolve, we can expect to see exciting new developments in the world of Linux and open-source software.</text:p>
      <text:p text:style-name="P2"/>
      <text:p text:style-name="P2">Overall, the Linux kernel is a testament to the power of collaboration and community-driven development, and it continues to evolve and adapt to meet the changing needs of the computing world. As such, it is likely to remain a critical component of the technology landscape for years to co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2</text:page-number></text:p>
      </style:footer>
    </style:master-page>
    <style:master-page style:name="First_20_Page" style:display-name="First Page" style:page-layout-name="Mpm1" draw:style-name="Mdp1" style:next-style-name="Standard">
      <style:footer>
        <text:p text:style-name="Footer"/>
      </style:footer>
    </style:master-page>
    <style:master-page style:name="Left_20_Page" style:display-name="Left Page" style:page-layout-name="Mpm2" draw:style-name="Mdp1" style:next-style-name="Right_20_Page">
      <style:footer>
        <text:p text:style-name="Footer"/>
      </style:footer>
    </style:master-page>
    <style:master-page style:name="Right_20_Page" style:display-name="Right Page" style:page-layout-name="Mpm3" draw:style-name="Mdp1" style:next-style-name="Left_20_Page">
      <style:footer>
        <text:p text:style-name="Footer"/>
      </style:footer>
    </style:master-page>
    <style:master-page style:name="Envelope" style:page-layout-name="Mpm4" draw:style-name="Mdp1">
      <style:footer>
        <text:p text:style-name="Footer"/>
      </style:footer>
    </style:master-page>
    <style:master-page style:name="Index" style:page-layout-name="Mpm1" draw:style-name="Mdp1">
      <style:footer>
        <text:p text:style-name="Footer"/>
      </style:footer>
    </style:master-page>
    <style:master-page style:name="HTML" style:page-layout-name="Mpm5" draw:style-name="Mdp1">
      <style:footer>
        <text:p text:style-name="Footer"/>
      </style:footer>
    </style:master-page>
    <style:master-page style:name="Footnote" style:page-layout-name="Mpm6" draw:style-name="Mdp1">
      <style:footer>
        <text:p text:style-name="Footer"/>
      </style:footer>
    </style:master-page>
    <style:master-page style:name="Endnote" style:page-layout-name="Mpm6" draw:style-name="Mdp1">
      <style:footer>
        <text:p text:style-name="Footer"/>
      </style:footer>
    </style:master-page>
    <style:master-page style:name="Landscape" style:page-layout-name="Mpm7"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4T12:08:30.533937122</meta:creation-date>
    <dc:date>2023-05-12T20:52:53.594568095</dc:date>
    <meta:editing-duration>P1DT4H7M8S</meta:editing-duration>
    <meta:editing-cycles>146</meta:editing-cycles>
    <meta:generator>LibreOffice/7.3.7.2$Linux_X86_64 LibreOffice_project/30$Build-2</meta:generator>
    <meta:document-statistic meta:table-count="33" meta:image-count="0" meta:object-count="0" meta:page-count="476" meta:paragraph-count="5162" meta:word-count="126714" meta:character-count="803252" meta:non-whitespace-character-count="679084"/>
  </office:meta>
</office:document-meta>
</file>